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16384" table:style-name="ce1">
            <text:p>1638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32768" table:formula="of:=[.$A$1]*(1/2)^((ROW()-2-32)/32)" table:style-name="ce1">
            <text:p>32768</text:p>
          </table:table-cell>
          <table:table-cell table:style-name="ce1"/>
          <table:table-cell office:value-type="float" office:value="32768" table:formula="of:=ROUND([.A2];0)" table:style-name="ce1">
            <text:p>32768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32768)" table:style-name="ce1">
            <text:p>0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065.84933048976" table:formula="of:=[.$A$1]*(1/2)^((ROW()-2-32)/32)" table:style-name="ce1">
            <text:p>32065.84933</text:p>
          </table:table-cell>
          <table:table-cell table:style-name="ce1"/>
          <table:table-cell office:value-type="float" office:value="32066" table:formula="of:=ROUND([.A3];0)" table:style-name="ce1">
            <text:p>32066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32768)" table:style-name="ce1">
            <text:p>0</text:p>
          </table:table-cell>
          <table:table-cell office:value-type="float" office:value="32066" table:formula="of:=MIN([.$C3]*(COLUMN()-6);32768)" table:style-name="ce1">
            <text:p>32066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378.744301930856" table:formula="of:=[.$A$1]*(1/2)^((ROW()-2-32)/32)" table:style-name="ce1">
            <text:p>31378.7443</text:p>
          </table:table-cell>
          <table:table-cell table:style-name="ce1"/>
          <table:table-cell office:value-type="float" office:value="31379" table:formula="of:=ROUND([.A4];0)" table:style-name="ce1">
            <text:p>31379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32768)" table:style-name="ce1">
            <text:p>0</text:p>
          </table:table-cell>
          <table:table-cell office:value-type="float" office:value="31379" table:formula="of:=MIN([.$C4]*(COLUMN()-6);32768)" table:style-name="ce1">
            <text:p>31379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706.362517263151" table:formula="of:=[.$A$1]*(1/2)^((ROW()-2-32)/32)" table:style-name="ce1">
            <text:p>30706.36252</text:p>
          </table:table-cell>
          <table:table-cell table:style-name="ce1"/>
          <table:table-cell office:value-type="float" office:value="30706" table:formula="of:=ROUND([.A5];0)" table:style-name="ce1">
            <text:p>30706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32768)" table:style-name="ce1">
            <text:p>0</text:p>
          </table:table-cell>
          <table:table-cell office:value-type="float" office:value="30706" table:formula="of:=MIN([.$C5]*(COLUMN()-6);32768)" table:style-name="ce1">
            <text:p>30706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048.388487730666" table:formula="of:=[.$A$1]*(1/2)^((ROW()-2-32)/32)" table:style-name="ce1">
            <text:p>30048.38849</text:p>
          </table:table-cell>
          <table:table-cell table:style-name="ce1"/>
          <table:table-cell office:value-type="float" office:value="30048" table:formula="of:=ROUND([.A6];0)" table:style-name="ce1">
            <text:p>30048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32768)" table:style-name="ce1">
            <text:p>0</text:p>
          </table:table-cell>
          <table:table-cell office:value-type="float" office:value="30048" table:formula="of:=MIN([.$C6]*(COLUMN()-6);32768)" table:style-name="ce1">
            <text:p>3004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404.513484850911" table:formula="of:=[.$A$1]*(1/2)^((ROW()-2-32)/32)" table:style-name="ce1">
            <text:p>29404.51348</text:p>
          </table:table-cell>
          <table:table-cell table:style-name="ce1"/>
          <table:table-cell office:value-type="float" office:value="29405" table:formula="of:=ROUND([.A7];0)" table:style-name="ce1">
            <text:p>29405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32768)" table:style-name="ce1">
            <text:p>0</text:p>
          </table:table-cell>
          <table:table-cell office:value-type="float" office:value="29405" table:formula="of:=MIN([.$C7]*(COLUMN()-6);32768)" table:style-name="ce1">
            <text:p>29405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774.435395556135" table:formula="of:=[.$A$1]*(1/2)^((ROW()-2-32)/32)" table:style-name="ce1">
            <text:p>28774.4354</text:p>
          </table:table-cell>
          <table:table-cell table:style-name="ce1"/>
          <table:table-cell office:value-type="float" office:value="28774" table:formula="of:=ROUND([.A8];0)" table:style-name="ce1">
            <text:p>28774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32768)" table:style-name="ce1">
            <text:p>0</text:p>
          </table:table-cell>
          <table:table-cell office:value-type="float" office:value="28774" table:formula="of:=MIN([.$C8]*(COLUMN()-6);32768)" table:style-name="ce1">
            <text:p>28774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157.858580438678" table:formula="of:=[.$A$1]*(1/2)^((ROW()-2-32)/32)" table:style-name="ce1">
            <text:p>28157.85858</text:p>
          </table:table-cell>
          <table:table-cell table:style-name="ce1"/>
          <table:table-cell office:value-type="float" office:value="28158" table:formula="of:=ROUND([.A9];0)" table:style-name="ce1">
            <text:p>28158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32768)" table:style-name="ce1">
            <text:p>0</text:p>
          </table:table-cell>
          <table:table-cell office:value-type="float" office:value="28158" table:formula="of:=MIN([.$C9]*(COLUMN()-6);32768)" table:style-name="ce1">
            <text:p>2815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554.49373503372" table:formula="of:=[.$A$1]*(1/2)^((ROW()-2-32)/32)" table:style-name="ce1">
            <text:p>27554.49374</text:p>
          </table:table-cell>
          <table:table-cell table:style-name="ce1"/>
          <table:table-cell office:value-type="float" office:value="27554" table:formula="of:=ROUND([.A10];0)" table:style-name="ce1">
            <text:p>27554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32768)" table:style-name="ce1">
            <text:p>0</text:p>
          </table:table-cell>
          <table:table-cell office:value-type="float" office:value="27554" table:formula="of:=MIN([.$C10]*(COLUMN()-6);32768)" table:style-name="ce1">
            <text:p>27554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964.057754074558" table:formula="of:=[.$A$1]*(1/2)^((ROW()-2-32)/32)" table:style-name="ce1">
            <text:p>26964.05775</text:p>
          </table:table-cell>
          <table:table-cell table:style-name="ce1"/>
          <table:table-cell office:value-type="float" office:value="26964" table:formula="of:=ROUND([.A11];0)" table:style-name="ce1">
            <text:p>26964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32768)" table:style-name="ce1">
            <text:p>0</text:p>
          </table:table-cell>
          <table:table-cell office:value-type="float" office:value="26964" table:formula="of:=MIN([.$C11]*(COLUMN()-6);32768)" table:style-name="ce1">
            <text:p>26964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386.273598656582" table:formula="of:=[.$A$1]*(1/2)^((ROW()-2-32)/32)" table:style-name="ce1">
            <text:p>26386.2736</text:p>
          </table:table-cell>
          <table:table-cell table:style-name="ce1"/>
          <table:table-cell office:value-type="float" office:value="26386" table:formula="of:=ROUND([.A12];0)" table:style-name="ce1">
            <text:p>26386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32768)" table:style-name="ce1">
            <text:p>0</text:p>
          </table:table-cell>
          <table:table-cell office:value-type="float" office:value="26386" table:formula="of:=MIN([.$C12]*(COLUMN()-6);32768)" table:style-name="ce1">
            <text:p>26386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820.870166247612" table:formula="of:=[.$A$1]*(1/2)^((ROW()-2-32)/32)" table:style-name="ce1">
            <text:p>25820.87017</text:p>
          </table:table-cell>
          <table:table-cell table:style-name="ce1"/>
          <table:table-cell office:value-type="float" office:value="25821" table:formula="of:=ROUND([.A13];0)" table:style-name="ce1">
            <text:p>25821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32768)" table:style-name="ce1">
            <text:p>0</text:p>
          </table:table-cell>
          <table:table-cell office:value-type="float" office:value="25821" table:formula="of:=MIN([.$C13]*(COLUMN()-6);32768)" table:style-name="ce1">
            <text:p>25821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267.582163483701" table:formula="of:=[.$A$1]*(1/2)^((ROW()-2-32)/32)" table:style-name="ce1">
            <text:p>25267.58216</text:p>
          </table:table-cell>
          <table:table-cell table:style-name="ce1"/>
          <table:table-cell office:value-type="float" office:value="25268" table:formula="of:=ROUND([.A14];0)" table:style-name="ce1">
            <text:p>25268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32768)" table:style-name="ce1">
            <text:p>0</text:p>
          </table:table-cell>
          <table:table-cell office:value-type="float" office:value="25268" table:formula="of:=MIN([.$C14]*(COLUMN()-6);32768)" table:style-name="ce1">
            <text:p>252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726.149981690636" table:formula="of:=[.$A$1]*(1/2)^((ROW()-2-32)/32)" table:style-name="ce1">
            <text:p>24726.14998</text:p>
          </table:table-cell>
          <table:table-cell table:style-name="ce1"/>
          <table:table-cell office:value-type="float" office:value="24726" table:formula="of:=ROUND([.A15];0)" table:style-name="ce1">
            <text:p>2472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32768)" table:style-name="ce1">
            <text:p>0</text:p>
          </table:table-cell>
          <table:table-cell office:value-type="float" office:value="24726" table:formula="of:=MIN([.$C15]*(COLUMN()-6);32768)" table:style-name="ce1">
            <text:p>24726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196.319575072757" table:formula="of:=[.$A$1]*(1/2)^((ROW()-2-32)/32)" table:style-name="ce1">
            <text:p>24196.31958</text:p>
          </table:table-cell>
          <table:table-cell table:style-name="ce1"/>
          <table:table-cell office:value-type="float" office:value="24196" table:formula="of:=ROUND([.A16];0)" table:style-name="ce1">
            <text:p>24196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32768)" table:style-name="ce1">
            <text:p>0</text:p>
          </table:table-cell>
          <table:table-cell office:value-type="float" office:value="24196" table:formula="of:=MIN([.$C16]*(COLUMN()-6);32768)" table:style-name="ce1">
            <text:p>24196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677.842341511932" table:formula="of:=[.$A$1]*(1/2)^((ROW()-2-32)/32)" table:style-name="ce1">
            <text:p>23677.84234</text:p>
          </table:table-cell>
          <table:table-cell table:style-name="ce1"/>
          <table:table-cell office:value-type="float" office:value="23678" table:formula="of:=ROUND([.A17];0)" table:style-name="ce1">
            <text:p>23678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32768)" table:style-name="ce1">
            <text:p>0</text:p>
          </table:table-cell>
          <table:table-cell office:value-type="float" office:value="23678" table:formula="of:=MIN([.$C17]*(COLUMN()-6);32768)" table:style-name="ce1">
            <text:p>2367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170.475005920787" table:formula="of:=[.$A$1]*(1/2)^((ROW()-2-32)/32)" table:style-name="ce1">
            <text:p>23170.47501</text:p>
          </table:table-cell>
          <table:table-cell table:style-name="ce1"/>
          <table:table-cell office:value-type="float" office:value="23170" table:formula="of:=ROUND([.A18];0)" table:style-name="ce1">
            <text:p>23170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32768)" table:style-name="ce1">
            <text:p>0</text:p>
          </table:table-cell>
          <table:table-cell office:value-type="float" office:value="23170" table:formula="of:=MIN([.$C18]*(COLUMN()-6);32768)" table:style-name="ce1">
            <text:p>23170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673.979506095424" table:formula="of:=[.$A$1]*(1/2)^((ROW()-2-32)/32)" table:style-name="ce1">
            <text:p>22673.97951</text:p>
          </table:table-cell>
          <table:table-cell table:style-name="ce1"/>
          <table:table-cell office:value-type="float" office:value="22674" table:formula="of:=ROUND([.A19];0)" table:style-name="ce1">
            <text:p>2267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32768)" table:style-name="ce1">
            <text:p>0</text:p>
          </table:table-cell>
          <table:table-cell office:value-type="float" office:value="22674" table:formula="of:=MIN([.$C19]*(COLUMN()-6);32768)" table:style-name="ce1">
            <text:p>22674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188.122881014049" table:formula="of:=[.$A$1]*(1/2)^((ROW()-2-32)/32)" table:style-name="ce1">
            <text:p>22188.12288</text:p>
          </table:table-cell>
          <table:table-cell table:style-name="ce1"/>
          <table:table-cell office:value-type="float" office:value="22188" table:formula="of:=ROUND([.A20];0)" table:style-name="ce1">
            <text:p>22188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32768)" table:style-name="ce1">
            <text:p>0</text:p>
          </table:table-cell>
          <table:table-cell office:value-type="float" office:value="22188" table:formula="of:=MIN([.$C20]*(COLUMN()-6);32768)" table:style-name="ce1">
            <text:p>2218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712.677161529198" table:formula="of:=[.$A$1]*(1/2)^((ROW()-2-32)/32)" table:style-name="ce1">
            <text:p>21712.67716</text:p>
          </table:table-cell>
          <table:table-cell table:style-name="ce1"/>
          <table:table-cell office:value-type="float" office:value="21713" table:formula="of:=ROUND([.A21];0)" table:style-name="ce1">
            <text:p>21713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32768)" table:style-name="ce1">
            <text:p>0</text:p>
          </table:table-cell>
          <table:table-cell office:value-type="float" office:value="21713" table:formula="of:=MIN([.$C21]*(COLUMN()-6);32768)" table:style-name="ce1">
            <text:p>21713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247.419263402142" table:formula="of:=[.$A$1]*(1/2)^((ROW()-2-32)/32)" table:style-name="ce1">
            <text:p>21247.41926</text:p>
          </table:table-cell>
          <table:table-cell table:style-name="ce1"/>
          <table:table-cell office:value-type="float" office:value="21247" table:formula="of:=ROUND([.A22];0)" table:style-name="ce1">
            <text:p>2124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32768)" table:style-name="ce1">
            <text:p>0</text:p>
          </table:table-cell>
          <table:table-cell office:value-type="float" office:value="21247" table:formula="of:=MIN([.$C22]*(COLUMN()-6);32768)" table:style-name="ce1">
            <text:p>21247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792.130882629357" table:formula="of:=[.$A$1]*(1/2)^((ROW()-2-32)/32)" table:style-name="ce1">
            <text:p>20792.13088</text:p>
          </table:table-cell>
          <table:table-cell table:style-name="ce1"/>
          <table:table-cell office:value-type="float" office:value="20792" table:formula="of:=ROUND([.A23];0)" table:style-name="ce1">
            <text:p>20792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32768)" table:style-name="ce1">
            <text:p>0</text:p>
          </table:table-cell>
          <table:table-cell office:value-type="float" office:value="20792" table:formula="of:=MIN([.$C23]*(COLUMN()-6);32768)" table:style-name="ce1">
            <text:p>20792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346.598393011962" table:formula="of:=[.$A$1]*(1/2)^((ROW()-2-32)/32)" table:style-name="ce1">
            <text:p>20346.59839</text:p>
          </table:table-cell>
          <table:table-cell table:style-name="ce1"/>
          <table:table-cell office:value-type="float" office:value="20347" table:formula="of:=ROUND([.A24];0)" table:style-name="ce1">
            <text:p>20347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32768)" table:style-name="ce1">
            <text:p>0</text:p>
          </table:table-cell>
          <table:table-cell office:value-type="float" office:value="20347" table:formula="of:=MIN([.$C24]*(COLUMN()-6);32768)" table:style-name="ce1">
            <text:p>20347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910.61274592" table:formula="of:=[.$A$1]*(1/2)^((ROW()-2-32)/32)" table:style-name="ce1">
            <text:p>19910.61275</text:p>
          </table:table-cell>
          <table:table-cell table:style-name="ce1"/>
          <table:table-cell office:value-type="float" office:value="19911" table:formula="of:=ROUND([.A25];0)" table:style-name="ce1">
            <text:p>19911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32768)" table:style-name="ce1">
            <text:p>0</text:p>
          </table:table-cell>
          <table:table-cell office:value-type="float" office:value="19911" table:formula="of:=MIN([.$C25]*(COLUMN()-6);32768)" table:style-name="ce1">
            <text:p>19911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483.969372204581" table:formula="of:=[.$A$1]*(1/2)^((ROW()-2-32)/32)" table:style-name="ce1">
            <text:p>19483.96937</text:p>
          </table:table-cell>
          <table:table-cell table:style-name="ce1"/>
          <table:table-cell office:value-type="float" office:value="19484" table:formula="of:=ROUND([.A26];0)" table:style-name="ce1">
            <text:p>19484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32768)" table:style-name="ce1">
            <text:p>0</text:p>
          </table:table-cell>
          <table:table-cell office:value-type="float" office:value="19484" table:formula="of:=MIN([.$C26]*(COLUMN()-6);32768)" table:style-name="ce1">
            <text:p>19484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066.468086211829" table:formula="of:=[.$A$1]*(1/2)^((ROW()-2-32)/32)" table:style-name="ce1">
            <text:p>19066.46809</text:p>
          </table:table-cell>
          <table:table-cell table:style-name="ce1"/>
          <table:table-cell office:value-type="float" office:value="19066" table:formula="of:=ROUND([.A27];0)" table:style-name="ce1">
            <text:p>19066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32768)" table:style-name="ce1">
            <text:p>0</text:p>
          </table:table-cell>
          <table:table-cell office:value-type="float" office:value="19066" table:formula="of:=MIN([.$C27]*(COLUMN()-6);32768)" table:style-name="ce1">
            <text:p>19066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657.912991853635" table:formula="of:=[.$A$1]*(1/2)^((ROW()-2-32)/32)" table:style-name="ce1">
            <text:p>18657.91299</text:p>
          </table:table-cell>
          <table:table-cell table:style-name="ce1"/>
          <table:table-cell office:value-type="float" office:value="18658" table:formula="of:=ROUND([.A28];0)" table:style-name="ce1">
            <text:p>18658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32768)" table:style-name="ce1">
            <text:p>0</text:p>
          </table:table-cell>
          <table:table-cell office:value-type="float" office:value="18658" table:formula="of:=MIN([.$C28]*(COLUMN()-6);32768)" table:style-name="ce1">
            <text:p>1865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258.112390691105" table:formula="of:=[.$A$1]*(1/2)^((ROW()-2-32)/32)" table:style-name="ce1">
            <text:p>18258.11239</text:p>
          </table:table-cell>
          <table:table-cell table:style-name="ce1"/>
          <table:table-cell office:value-type="float" office:value="18258" table:formula="of:=ROUND([.A29];0)" table:style-name="ce1">
            <text:p>18258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32768)" table:style-name="ce1">
            <text:p>0</text:p>
          </table:table-cell>
          <table:table-cell office:value-type="float" office:value="18258" table:formula="of:=MIN([.$C29]*(COLUMN()-6);32768)" table:style-name="ce1">
            <text:p>1825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866.878691987582" table:formula="of:=[.$A$1]*(1/2)^((ROW()-2-32)/32)" table:style-name="ce1">
            <text:p>17866.87869</text:p>
          </table:table-cell>
          <table:table-cell table:style-name="ce1"/>
          <table:table-cell office:value-type="float" office:value="17867" table:formula="of:=ROUND([.A30];0)" table:style-name="ce1">
            <text:p>17867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32768)" table:style-name="ce1">
            <text:p>0</text:p>
          </table:table-cell>
          <table:table-cell office:value-type="float" office:value="17867" table:formula="of:=MIN([.$C30]*(COLUMN()-6);32768)" table:style-name="ce1">
            <text:p>17867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484.028324689076" table:formula="of:=[.$A$1]*(1/2)^((ROW()-2-32)/32)" table:style-name="ce1">
            <text:p>17484.02832</text:p>
          </table:table-cell>
          <table:table-cell table:style-name="ce1"/>
          <table:table-cell office:value-type="float" office:value="17484" table:formula="of:=ROUND([.A31];0)" table:style-name="ce1">
            <text:p>174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32768)" table:style-name="ce1">
            <text:p>0</text:p>
          </table:table-cell>
          <table:table-cell office:value-type="float" office:value="17484" table:formula="of:=MIN([.$C31]*(COLUMN()-6);32768)" table:style-name="ce1">
            <text:p>17484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109.381651290747" table:formula="of:=[.$A$1]*(1/2)^((ROW()-2-32)/32)" table:style-name="ce1">
            <text:p>17109.38165</text:p>
          </table:table-cell>
          <table:table-cell table:style-name="ce1"/>
          <table:table-cell office:value-type="float" office:value="17109" table:formula="of:=ROUND([.A32];0)" table:style-name="ce1">
            <text:p>1710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32768)" table:style-name="ce1">
            <text:p>0</text:p>
          </table:table-cell>
          <table:table-cell office:value-type="float" office:value="17109" table:formula="of:=MIN([.$C32]*(COLUMN()-6);32768)" table:style-name="ce1">
            <text:p>17109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742.762883549047" table:formula="of:=[.$A$1]*(1/2)^((ROW()-2-32)/32)" table:style-name="ce1">
            <text:p>16742.76288</text:p>
          </table:table-cell>
          <table:table-cell table:style-name="ce1"/>
          <table:table-cell office:value-type="float" office:value="16743" table:formula="of:=ROUND([.A33];0)" table:style-name="ce1">
            <text:p>16743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32768)" table:style-name="ce1">
            <text:p>0</text:p>
          </table:table-cell>
          <table:table-cell office:value-type="float" office:value="16743" table:formula="of:=MIN([.$C33]*(COLUMN()-6);32768)" table:style-name="ce1">
            <text:p>16743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384" table:formula="of:=[.$A$1]*(1/2)^((ROW()-2-32)/32)" table:style-name="ce1">
            <text:p>16384</text:p>
          </table:table-cell>
          <table:table-cell table:style-name="ce1"/>
          <table:table-cell office:value-type="float" office:value="16384" table:formula="of:=ROUND([.A34];0)" table:style-name="ce1">
            <text:p>16384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32768)" table:style-name="ce1">
            <text:p>0</text:p>
          </table:table-cell>
          <table:table-cell office:value-type="float" office:value="16384" table:formula="of:=MIN([.$C34]*(COLUMN()-6);32768)" table:style-name="ce1">
            <text:p>16384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032.924665244878" table:formula="of:=[.$A$1]*(1/2)^((ROW()-2-32)/32)" table:style-name="ce1">
            <text:p>16032.92467</text:p>
          </table:table-cell>
          <table:table-cell table:style-name="ce1"/>
          <table:table-cell office:value-type="float" office:value="16033" table:formula="of:=ROUND([.A35];0)" table:style-name="ce1">
            <text:p>16033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32768)" table:style-name="ce1">
            <text:p>0</text:p>
          </table:table-cell>
          <table:table-cell office:value-type="float" office:value="16033" table:formula="of:=MIN([.$C35]*(COLUMN()-6);32768)" table:style-name="ce1">
            <text:p>16033</text:p>
          </table:table-cell>
          <table:table-cell office:value-type="float" office:value="32066" table:formula="of:=MIN([.$C35]*(COLUMN()-6);32768)" table:style-name="ce1">
            <text:p>32066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689.372150965432" table:formula="of:=[.$A$1]*(1/2)^((ROW()-2-32)/32)" table:style-name="ce1">
            <text:p>15689.37215</text:p>
          </table:table-cell>
          <table:table-cell table:style-name="ce1"/>
          <table:table-cell office:value-type="float" office:value="15689" table:formula="of:=ROUND([.A36];0)" table:style-name="ce1">
            <text:p>15689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32768)" table:style-name="ce1">
            <text:p>0</text:p>
          </table:table-cell>
          <table:table-cell office:value-type="float" office:value="15689" table:formula="of:=MIN([.$C36]*(COLUMN()-6);32768)" table:style-name="ce1">
            <text:p>15689</text:p>
          </table:table-cell>
          <table:table-cell office:value-type="float" office:value="31378" table:formula="of:=MIN([.$C36]*(COLUMN()-6);32768)" table:style-name="ce1">
            <text:p>3137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353.181258631577" table:formula="of:=[.$A$1]*(1/2)^((ROW()-2-32)/32)" table:style-name="ce1">
            <text:p>15353.18126</text:p>
          </table:table-cell>
          <table:table-cell table:style-name="ce1"/>
          <table:table-cell office:value-type="float" office:value="15353" table:formula="of:=ROUND([.A37];0)" table:style-name="ce1">
            <text:p>15353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32768)" table:style-name="ce1">
            <text:p>0</text:p>
          </table:table-cell>
          <table:table-cell office:value-type="float" office:value="15353" table:formula="of:=MIN([.$C37]*(COLUMN()-6);32768)" table:style-name="ce1">
            <text:p>15353</text:p>
          </table:table-cell>
          <table:table-cell office:value-type="float" office:value="30706" table:formula="of:=MIN([.$C37]*(COLUMN()-6);32768)" table:style-name="ce1">
            <text:p>30706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024.194243865333" table:formula="of:=[.$A$1]*(1/2)^((ROW()-2-32)/32)" table:style-name="ce1">
            <text:p>15024.19424</text:p>
          </table:table-cell>
          <table:table-cell table:style-name="ce1"/>
          <table:table-cell office:value-type="float" office:value="15024" table:formula="of:=ROUND([.A38];0)" table:style-name="ce1">
            <text:p>15024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32768)" table:style-name="ce1">
            <text:p>0</text:p>
          </table:table-cell>
          <table:table-cell office:value-type="float" office:value="15024" table:formula="of:=MIN([.$C38]*(COLUMN()-6);32768)" table:style-name="ce1">
            <text:p>15024</text:p>
          </table:table-cell>
          <table:table-cell office:value-type="float" office:value="30048" table:formula="of:=MIN([.$C38]*(COLUMN()-6);32768)" table:style-name="ce1">
            <text:p>3004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702.256742425454" table:formula="of:=[.$A$1]*(1/2)^((ROW()-2-32)/32)" table:style-name="ce1">
            <text:p>14702.25674</text:p>
          </table:table-cell>
          <table:table-cell table:style-name="ce1"/>
          <table:table-cell office:value-type="float" office:value="14702" table:formula="of:=ROUND([.A39];0)" table:style-name="ce1">
            <text:p>14702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32768)" table:style-name="ce1">
            <text:p>0</text:p>
          </table:table-cell>
          <table:table-cell office:value-type="float" office:value="14702" table:formula="of:=MIN([.$C39]*(COLUMN()-6);32768)" table:style-name="ce1">
            <text:p>14702</text:p>
          </table:table-cell>
          <table:table-cell office:value-type="float" office:value="29404" table:formula="of:=MIN([.$C39]*(COLUMN()-6);32768)" table:style-name="ce1">
            <text:p>29404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387.217697778069" table:formula="of:=[.$A$1]*(1/2)^((ROW()-2-32)/32)" table:style-name="ce1">
            <text:p>14387.2177</text:p>
          </table:table-cell>
          <table:table-cell table:style-name="ce1"/>
          <table:table-cell office:value-type="float" office:value="14387" table:formula="of:=ROUND([.A40];0)" table:style-name="ce1">
            <text:p>14387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32768)" table:style-name="ce1">
            <text:p>0</text:p>
          </table:table-cell>
          <table:table-cell office:value-type="float" office:value="14387" table:formula="of:=MIN([.$C40]*(COLUMN()-6);32768)" table:style-name="ce1">
            <text:p>14387</text:p>
          </table:table-cell>
          <table:table-cell office:value-type="float" office:value="28774" table:formula="of:=MIN([.$C40]*(COLUMN()-6);32768)" table:style-name="ce1">
            <text:p>28774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078.929290219339" table:formula="of:=[.$A$1]*(1/2)^((ROW()-2-32)/32)" table:style-name="ce1">
            <text:p>14078.92929</text:p>
          </table:table-cell>
          <table:table-cell table:style-name="ce1"/>
          <table:table-cell office:value-type="float" office:value="14079" table:formula="of:=ROUND([.A41];0)" table:style-name="ce1">
            <text:p>1407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32768)" table:style-name="ce1">
            <text:p>0</text:p>
          </table:table-cell>
          <table:table-cell office:value-type="float" office:value="14079" table:formula="of:=MIN([.$C41]*(COLUMN()-6);32768)" table:style-name="ce1">
            <text:p>14079</text:p>
          </table:table-cell>
          <table:table-cell office:value-type="float" office:value="28158" table:formula="of:=MIN([.$C41]*(COLUMN()-6);32768)" table:style-name="ce1">
            <text:p>2815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777.246867516858" table:formula="of:=[.$A$1]*(1/2)^((ROW()-2-32)/32)" table:style-name="ce1">
            <text:p>13777.24687</text:p>
          </table:table-cell>
          <table:table-cell table:style-name="ce1"/>
          <table:table-cell office:value-type="float" office:value="13777" table:formula="of:=ROUND([.A42];0)" table:style-name="ce1">
            <text:p>13777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32768)" table:style-name="ce1">
            <text:p>0</text:p>
          </table:table-cell>
          <table:table-cell office:value-type="float" office:value="13777" table:formula="of:=MIN([.$C42]*(COLUMN()-6);32768)" table:style-name="ce1">
            <text:p>13777</text:p>
          </table:table-cell>
          <table:table-cell office:value-type="float" office:value="27554" table:formula="of:=MIN([.$C42]*(COLUMN()-6);32768)" table:style-name="ce1">
            <text:p>27554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482.028877037281" table:formula="of:=[.$A$1]*(1/2)^((ROW()-2-32)/32)" table:style-name="ce1">
            <text:p>13482.02888</text:p>
          </table:table-cell>
          <table:table-cell table:style-name="ce1"/>
          <table:table-cell office:value-type="float" office:value="13482" table:formula="of:=ROUND([.A43];0)" table:style-name="ce1">
            <text:p>13482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32768)" table:style-name="ce1">
            <text:p>0</text:p>
          </table:table-cell>
          <table:table-cell office:value-type="float" office:value="13482" table:formula="of:=MIN([.$C43]*(COLUMN()-6);32768)" table:style-name="ce1">
            <text:p>13482</text:p>
          </table:table-cell>
          <table:table-cell office:value-type="float" office:value="26964" table:formula="of:=MIN([.$C43]*(COLUMN()-6);32768)" table:style-name="ce1">
            <text:p>26964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193.136799328291" table:formula="of:=[.$A$1]*(1/2)^((ROW()-2-32)/32)" table:style-name="ce1">
            <text:p>13193.1368</text:p>
          </table:table-cell>
          <table:table-cell table:style-name="ce1"/>
          <table:table-cell office:value-type="float" office:value="13193" table:formula="of:=ROUND([.A44];0)" table:style-name="ce1">
            <text:p>13193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32768)" table:style-name="ce1">
            <text:p>0</text:p>
          </table:table-cell>
          <table:table-cell office:value-type="float" office:value="13193" table:formula="of:=MIN([.$C44]*(COLUMN()-6);32768)" table:style-name="ce1">
            <text:p>13193</text:p>
          </table:table-cell>
          <table:table-cell office:value-type="float" office:value="26386" table:formula="of:=MIN([.$C44]*(COLUMN()-6);32768)" table:style-name="ce1">
            <text:p>26386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910.435083123806" table:formula="of:=[.$A$1]*(1/2)^((ROW()-2-32)/32)" table:style-name="ce1">
            <text:p>12910.43508</text:p>
          </table:table-cell>
          <table:table-cell table:style-name="ce1"/>
          <table:table-cell office:value-type="float" office:value="12910" table:formula="of:=ROUND([.A45];0)" table:style-name="ce1">
            <text:p>12910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32768)" table:style-name="ce1">
            <text:p>0</text:p>
          </table:table-cell>
          <table:table-cell office:value-type="float" office:value="12910" table:formula="of:=MIN([.$C45]*(COLUMN()-6);32768)" table:style-name="ce1">
            <text:p>12910</text:p>
          </table:table-cell>
          <table:table-cell office:value-type="float" office:value="25820" table:formula="of:=MIN([.$C45]*(COLUMN()-6);32768)" table:style-name="ce1">
            <text:p>25820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633.791081741852" table:formula="of:=[.$A$1]*(1/2)^((ROW()-2-32)/32)" table:style-name="ce1">
            <text:p>12633.79108</text:p>
          </table:table-cell>
          <table:table-cell table:style-name="ce1"/>
          <table:table-cell office:value-type="float" office:value="12634" table:formula="of:=ROUND([.A46];0)" table:style-name="ce1">
            <text:p>12634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32768)" table:style-name="ce1">
            <text:p>0</text:p>
          </table:table-cell>
          <table:table-cell office:value-type="float" office:value="12634" table:formula="of:=MIN([.$C46]*(COLUMN()-6);32768)" table:style-name="ce1">
            <text:p>12634</text:p>
          </table:table-cell>
          <table:table-cell office:value-type="float" office:value="25268" table:formula="of:=MIN([.$C46]*(COLUMN()-6);32768)" table:style-name="ce1">
            <text:p>252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363.07499084532" table:formula="of:=[.$A$1]*(1/2)^((ROW()-2-32)/32)" table:style-name="ce1">
            <text:p>12363.07499</text:p>
          </table:table-cell>
          <table:table-cell table:style-name="ce1"/>
          <table:table-cell office:value-type="float" office:value="12363" table:formula="of:=ROUND([.A47];0)" table:style-name="ce1">
            <text:p>12363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32768)" table:style-name="ce1">
            <text:p>0</text:p>
          </table:table-cell>
          <table:table-cell office:value-type="float" office:value="12363" table:formula="of:=MIN([.$C47]*(COLUMN()-6);32768)" table:style-name="ce1">
            <text:p>12363</text:p>
          </table:table-cell>
          <table:table-cell office:value-type="float" office:value="24726" table:formula="of:=MIN([.$C47]*(COLUMN()-6);32768)" table:style-name="ce1">
            <text:p>24726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098.159787536379" table:formula="of:=[.$A$1]*(1/2)^((ROW()-2-32)/32)" table:style-name="ce1">
            <text:p>12098.15979</text:p>
          </table:table-cell>
          <table:table-cell table:style-name="ce1"/>
          <table:table-cell office:value-type="float" office:value="12098" table:formula="of:=ROUND([.A48];0)" table:style-name="ce1">
            <text:p>1209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32768)" table:style-name="ce1">
            <text:p>0</text:p>
          </table:table-cell>
          <table:table-cell office:value-type="float" office:value="12098" table:formula="of:=MIN([.$C48]*(COLUMN()-6);32768)" table:style-name="ce1">
            <text:p>12098</text:p>
          </table:table-cell>
          <table:table-cell office:value-type="float" office:value="24196" table:formula="of:=MIN([.$C48]*(COLUMN()-6);32768)" table:style-name="ce1">
            <text:p>24196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838.921170755966" table:formula="of:=[.$A$1]*(1/2)^((ROW()-2-32)/32)" table:style-name="ce1">
            <text:p>11838.92117</text:p>
          </table:table-cell>
          <table:table-cell table:style-name="ce1"/>
          <table:table-cell office:value-type="float" office:value="11839" table:formula="of:=ROUND([.A49];0)" table:style-name="ce1">
            <text:p>11839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32768)" table:style-name="ce1">
            <text:p>0</text:p>
          </table:table-cell>
          <table:table-cell office:value-type="float" office:value="11839" table:formula="of:=MIN([.$C49]*(COLUMN()-6);32768)" table:style-name="ce1">
            <text:p>11839</text:p>
          </table:table-cell>
          <table:table-cell office:value-type="float" office:value="23678" table:formula="of:=MIN([.$C49]*(COLUMN()-6);32768)" table:style-name="ce1">
            <text:p>2367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585.237502960395" table:formula="of:=[.$A$1]*(1/2)^((ROW()-2-32)/32)" table:style-name="ce1">
            <text:p>11585.2375</text:p>
          </table:table-cell>
          <table:table-cell table:style-name="ce1"/>
          <table:table-cell office:value-type="float" office:value="11585" table:formula="of:=ROUND([.A50];0)" table:style-name="ce1">
            <text:p>11585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32768)" table:style-name="ce1">
            <text:p>0</text:p>
          </table:table-cell>
          <table:table-cell office:value-type="float" office:value="11585" table:formula="of:=MIN([.$C50]*(COLUMN()-6);32768)" table:style-name="ce1">
            <text:p>11585</text:p>
          </table:table-cell>
          <table:table-cell office:value-type="float" office:value="23170" table:formula="of:=MIN([.$C50]*(COLUMN()-6);32768)" table:style-name="ce1">
            <text:p>23170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336.989753047712" table:formula="of:=[.$A$1]*(1/2)^((ROW()-2-32)/32)" table:style-name="ce1">
            <text:p>11336.98975</text:p>
          </table:table-cell>
          <table:table-cell table:style-name="ce1"/>
          <table:table-cell office:value-type="float" office:value="11337" table:formula="of:=ROUND([.A51];0)" table:style-name="ce1">
            <text:p>11337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32768)" table:style-name="ce1">
            <text:p>0</text:p>
          </table:table-cell>
          <table:table-cell office:value-type="float" office:value="11337" table:formula="of:=MIN([.$C51]*(COLUMN()-6);32768)" table:style-name="ce1">
            <text:p>11337</text:p>
          </table:table-cell>
          <table:table-cell office:value-type="float" office:value="22674" table:formula="of:=MIN([.$C51]*(COLUMN()-6);32768)" table:style-name="ce1">
            <text:p>22674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094.061440507025" table:formula="of:=[.$A$1]*(1/2)^((ROW()-2-32)/32)" table:style-name="ce1">
            <text:p>11094.06144</text:p>
          </table:table-cell>
          <table:table-cell table:style-name="ce1"/>
          <table:table-cell office:value-type="float" office:value="11094" table:formula="of:=ROUND([.A52];0)" table:style-name="ce1">
            <text:p>11094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32768)" table:style-name="ce1">
            <text:p>0</text:p>
          </table:table-cell>
          <table:table-cell office:value-type="float" office:value="11094" table:formula="of:=MIN([.$C52]*(COLUMN()-6);32768)" table:style-name="ce1">
            <text:p>11094</text:p>
          </table:table-cell>
          <table:table-cell office:value-type="float" office:value="22188" table:formula="of:=MIN([.$C52]*(COLUMN()-6);32768)" table:style-name="ce1">
            <text:p>2218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856.338580764601" table:formula="of:=[.$A$1]*(1/2)^((ROW()-2-32)/32)" table:style-name="ce1">
            <text:p>10856.33858</text:p>
          </table:table-cell>
          <table:table-cell table:style-name="ce1"/>
          <table:table-cell office:value-type="float" office:value="10856" table:formula="of:=ROUND([.A53];0)" table:style-name="ce1">
            <text:p>10856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32768)" table:style-name="ce1">
            <text:p>0</text:p>
          </table:table-cell>
          <table:table-cell office:value-type="float" office:value="10856" table:formula="of:=MIN([.$C53]*(COLUMN()-6);32768)" table:style-name="ce1">
            <text:p>10856</text:p>
          </table:table-cell>
          <table:table-cell office:value-type="float" office:value="21712" table:formula="of:=MIN([.$C53]*(COLUMN()-6);32768)" table:style-name="ce1">
            <text:p>21712</text:p>
          </table:table-cell>
          <table:table-cell office:value-type="float" office:value="32568" table:formula="of:=MIN([.$C53]*(COLUMN()-6);32768)" table:style-name="ce1">
            <text:p>325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623.709631701071" table:formula="of:=[.$A$1]*(1/2)^((ROW()-2-32)/32)" table:style-name="ce1">
            <text:p>10623.70963</text:p>
          </table:table-cell>
          <table:table-cell table:style-name="ce1"/>
          <table:table-cell office:value-type="float" office:value="10624" table:formula="of:=ROUND([.A54];0)" table:style-name="ce1">
            <text:p>1062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32768)" table:style-name="ce1">
            <text:p>0</text:p>
          </table:table-cell>
          <table:table-cell office:value-type="float" office:value="10624" table:formula="of:=MIN([.$C54]*(COLUMN()-6);32768)" table:style-name="ce1">
            <text:p>10624</text:p>
          </table:table-cell>
          <table:table-cell office:value-type="float" office:value="21248" table:formula="of:=MIN([.$C54]*(COLUMN()-6);32768)" table:style-name="ce1">
            <text:p>21248</text:p>
          </table:table-cell>
          <table:table-cell office:value-type="float" office:value="31872" table:formula="of:=MIN([.$C54]*(COLUMN()-6);32768)" table:style-name="ce1">
            <text:p>31872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396.065441314679" table:formula="of:=[.$A$1]*(1/2)^((ROW()-2-32)/32)" table:style-name="ce1">
            <text:p>10396.06544</text:p>
          </table:table-cell>
          <table:table-cell table:style-name="ce1"/>
          <table:table-cell office:value-type="float" office:value="10396" table:formula="of:=ROUND([.A55];0)" table:style-name="ce1">
            <text:p>10396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32768)" table:style-name="ce1">
            <text:p>0</text:p>
          </table:table-cell>
          <table:table-cell office:value-type="float" office:value="10396" table:formula="of:=MIN([.$C55]*(COLUMN()-6);32768)" table:style-name="ce1">
            <text:p>10396</text:p>
          </table:table-cell>
          <table:table-cell office:value-type="float" office:value="20792" table:formula="of:=MIN([.$C55]*(COLUMN()-6);32768)" table:style-name="ce1">
            <text:p>20792</text:p>
          </table:table-cell>
          <table:table-cell office:value-type="float" office:value="31188" table:formula="of:=MIN([.$C55]*(COLUMN()-6);32768)" table:style-name="ce1">
            <text:p>3118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173.299196505981" table:formula="of:=[.$A$1]*(1/2)^((ROW()-2-32)/32)" table:style-name="ce1">
            <text:p>10173.2992</text:p>
          </table:table-cell>
          <table:table-cell table:style-name="ce1"/>
          <table:table-cell office:value-type="float" office:value="10173" table:formula="of:=ROUND([.A56];0)" table:style-name="ce1">
            <text:p>10173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32768)" table:style-name="ce1">
            <text:p>0</text:p>
          </table:table-cell>
          <table:table-cell office:value-type="float" office:value="10173" table:formula="of:=MIN([.$C56]*(COLUMN()-6);32768)" table:style-name="ce1">
            <text:p>10173</text:p>
          </table:table-cell>
          <table:table-cell office:value-type="float" office:value="20346" table:formula="of:=MIN([.$C56]*(COLUMN()-6);32768)" table:style-name="ce1">
            <text:p>20346</text:p>
          </table:table-cell>
          <table:table-cell office:value-type="float" office:value="30519" table:formula="of:=MIN([.$C56]*(COLUMN()-6);32768)" table:style-name="ce1">
            <text:p>30519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955.3063729600017" table:formula="of:=[.$A$1]*(1/2)^((ROW()-2-32)/32)" table:style-name="ce1">
            <text:p>9955.306373</text:p>
          </table:table-cell>
          <table:table-cell table:style-name="ce1"/>
          <table:table-cell office:value-type="float" office:value="9955" table:formula="of:=ROUND([.A57];0)" table:style-name="ce1">
            <text:p>995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32768)" table:style-name="ce1">
            <text:p>0</text:p>
          </table:table-cell>
          <table:table-cell office:value-type="float" office:value="9955" table:formula="of:=MIN([.$C57]*(COLUMN()-6);32768)" table:style-name="ce1">
            <text:p>9955</text:p>
          </table:table-cell>
          <table:table-cell office:value-type="float" office:value="19910" table:formula="of:=MIN([.$C57]*(COLUMN()-6);32768)" table:style-name="ce1">
            <text:p>19910</text:p>
          </table:table-cell>
          <table:table-cell office:value-type="float" office:value="29865" table:formula="of:=MIN([.$C57]*(COLUMN()-6);32768)" table:style-name="ce1">
            <text:p>29865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741.9846861022907" table:formula="of:=[.$A$1]*(1/2)^((ROW()-2-32)/32)" table:style-name="ce1">
            <text:p>9741.984686</text:p>
          </table:table-cell>
          <table:table-cell table:style-name="ce1"/>
          <table:table-cell office:value-type="float" office:value="9742" table:formula="of:=ROUND([.A58];0)" table:style-name="ce1">
            <text:p>9742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32768)" table:style-name="ce1">
            <text:p>0</text:p>
          </table:table-cell>
          <table:table-cell office:value-type="float" office:value="9742" table:formula="of:=MIN([.$C58]*(COLUMN()-6);32768)" table:style-name="ce1">
            <text:p>9742</text:p>
          </table:table-cell>
          <table:table-cell office:value-type="float" office:value="19484" table:formula="of:=MIN([.$C58]*(COLUMN()-6);32768)" table:style-name="ce1">
            <text:p>19484</text:p>
          </table:table-cell>
          <table:table-cell office:value-type="float" office:value="29226" table:formula="of:=MIN([.$C58]*(COLUMN()-6);32768)" table:style-name="ce1">
            <text:p>29226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533.2340431059147" table:formula="of:=[.$A$1]*(1/2)^((ROW()-2-32)/32)" table:style-name="ce1">
            <text:p>9533.234043</text:p>
          </table:table-cell>
          <table:table-cell table:style-name="ce1"/>
          <table:table-cell office:value-type="float" office:value="9533" table:formula="of:=ROUND([.A59];0)" table:style-name="ce1">
            <text:p>9533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32768)" table:style-name="ce1">
            <text:p>0</text:p>
          </table:table-cell>
          <table:table-cell office:value-type="float" office:value="9533" table:formula="of:=MIN([.$C59]*(COLUMN()-6);32768)" table:style-name="ce1">
            <text:p>9533</text:p>
          </table:table-cell>
          <table:table-cell office:value-type="float" office:value="19066" table:formula="of:=MIN([.$C59]*(COLUMN()-6);32768)" table:style-name="ce1">
            <text:p>19066</text:p>
          </table:table-cell>
          <table:table-cell office:value-type="float" office:value="28599" table:formula="of:=MIN([.$C59]*(COLUMN()-6);32768)" table:style-name="ce1">
            <text:p>28599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328.9564959268191" table:formula="of:=[.$A$1]*(1/2)^((ROW()-2-32)/32)" table:style-name="ce1">
            <text:p>9328.956496</text:p>
          </table:table-cell>
          <table:table-cell table:style-name="ce1"/>
          <table:table-cell office:value-type="float" office:value="9329" table:formula="of:=ROUND([.A60];0)" table:style-name="ce1">
            <text:p>9329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32768)" table:style-name="ce1">
            <text:p>0</text:p>
          </table:table-cell>
          <table:table-cell office:value-type="float" office:value="9329" table:formula="of:=MIN([.$C60]*(COLUMN()-6);32768)" table:style-name="ce1">
            <text:p>9329</text:p>
          </table:table-cell>
          <table:table-cell office:value-type="float" office:value="18658" table:formula="of:=MIN([.$C60]*(COLUMN()-6);32768)" table:style-name="ce1">
            <text:p>18658</text:p>
          </table:table-cell>
          <table:table-cell office:value-type="float" office:value="27987" table:formula="of:=MIN([.$C60]*(COLUMN()-6);32768)" table:style-name="ce1">
            <text:p>27987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129.0561953455508" table:formula="of:=[.$A$1]*(1/2)^((ROW()-2-32)/32)" table:style-name="ce1">
            <text:p>9129.056195</text:p>
          </table:table-cell>
          <table:table-cell table:style-name="ce1"/>
          <table:table-cell office:value-type="float" office:value="9129" table:formula="of:=ROUND([.A61];0)" table:style-name="ce1">
            <text:p>9129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32768)" table:style-name="ce1">
            <text:p>0</text:p>
          </table:table-cell>
          <table:table-cell office:value-type="float" office:value="9129" table:formula="of:=MIN([.$C61]*(COLUMN()-6);32768)" table:style-name="ce1">
            <text:p>9129</text:p>
          </table:table-cell>
          <table:table-cell office:value-type="float" office:value="18258" table:formula="of:=MIN([.$C61]*(COLUMN()-6);32768)" table:style-name="ce1">
            <text:p>18258</text:p>
          </table:table-cell>
          <table:table-cell office:value-type="float" office:value="27387" table:formula="of:=MIN([.$C61]*(COLUMN()-6);32768)" table:style-name="ce1">
            <text:p>27387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933.439345993791" table:formula="of:=[.$A$1]*(1/2)^((ROW()-2-32)/32)" table:style-name="ce1">
            <text:p>8933.439346</text:p>
          </table:table-cell>
          <table:table-cell table:style-name="ce1"/>
          <table:table-cell office:value-type="float" office:value="8933" table:formula="of:=ROUND([.A62];0)" table:style-name="ce1">
            <text:p>8933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32768)" table:style-name="ce1">
            <text:p>0</text:p>
          </table:table-cell>
          <table:table-cell office:value-type="float" office:value="8933" table:formula="of:=MIN([.$C62]*(COLUMN()-6);32768)" table:style-name="ce1">
            <text:p>8933</text:p>
          </table:table-cell>
          <table:table-cell office:value-type="float" office:value="17866" table:formula="of:=MIN([.$C62]*(COLUMN()-6);32768)" table:style-name="ce1">
            <text:p>17866</text:p>
          </table:table-cell>
          <table:table-cell office:value-type="float" office:value="26799" table:formula="of:=MIN([.$C62]*(COLUMN()-6);32768)" table:style-name="ce1">
            <text:p>26799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742.0141623445397" table:formula="of:=[.$A$1]*(1/2)^((ROW()-2-32)/32)" table:style-name="ce1">
            <text:p>8742.014162</text:p>
          </table:table-cell>
          <table:table-cell table:style-name="ce1"/>
          <table:table-cell office:value-type="float" office:value="8742" table:formula="of:=ROUND([.A63];0)" table:style-name="ce1">
            <text:p>8742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32768)" table:style-name="ce1">
            <text:p>0</text:p>
          </table:table-cell>
          <table:table-cell office:value-type="float" office:value="8742" table:formula="of:=MIN([.$C63]*(COLUMN()-6);32768)" table:style-name="ce1">
            <text:p>8742</text:p>
          </table:table-cell>
          <table:table-cell office:value-type="float" office:value="17484" table:formula="of:=MIN([.$C63]*(COLUMN()-6);32768)" table:style-name="ce1">
            <text:p>17484</text:p>
          </table:table-cell>
          <table:table-cell office:value-type="float" office:value="26226" table:formula="of:=MIN([.$C63]*(COLUMN()-6);32768)" table:style-name="ce1">
            <text:p>26226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554.6908256453753" table:formula="of:=[.$A$1]*(1/2)^((ROW()-2-32)/32)" table:style-name="ce1">
            <text:p>8554.690826</text:p>
          </table:table-cell>
          <table:table-cell table:style-name="ce1"/>
          <table:table-cell office:value-type="float" office:value="8555" table:formula="of:=ROUND([.A64];0)" table:style-name="ce1">
            <text:p>8555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32768)" table:style-name="ce1">
            <text:p>0</text:p>
          </table:table-cell>
          <table:table-cell office:value-type="float" office:value="8555" table:formula="of:=MIN([.$C64]*(COLUMN()-6);32768)" table:style-name="ce1">
            <text:p>8555</text:p>
          </table:table-cell>
          <table:table-cell office:value-type="float" office:value="17110" table:formula="of:=MIN([.$C64]*(COLUMN()-6);32768)" table:style-name="ce1">
            <text:p>17110</text:p>
          </table:table-cell>
          <table:table-cell office:value-type="float" office:value="25665" table:formula="of:=MIN([.$C64]*(COLUMN()-6);32768)" table:style-name="ce1">
            <text:p>25665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371.3814417745234" table:formula="of:=[.$A$1]*(1/2)^((ROW()-2-32)/32)" table:style-name="ce1">
            <text:p>8371.381442</text:p>
          </table:table-cell>
          <table:table-cell table:style-name="ce1"/>
          <table:table-cell office:value-type="float" office:value="8371" table:formula="of:=ROUND([.A65];0)" table:style-name="ce1">
            <text:p>837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32768)" table:style-name="ce1">
            <text:p>0</text:p>
          </table:table-cell>
          <table:table-cell office:value-type="float" office:value="8371" table:formula="of:=MIN([.$C65]*(COLUMN()-6);32768)" table:style-name="ce1">
            <text:p>8371</text:p>
          </table:table-cell>
          <table:table-cell office:value-type="float" office:value="16742" table:formula="of:=MIN([.$C65]*(COLUMN()-6);32768)" table:style-name="ce1">
            <text:p>16742</text:p>
          </table:table-cell>
          <table:table-cell office:value-type="float" office:value="25113" table:formula="of:=MIN([.$C65]*(COLUMN()-6);32768)" table:style-name="ce1">
            <text:p>25113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32)/32)" table:style-name="ce1">
            <text:p>8192</text:p>
          </table:table-cell>
          <table:table-cell table:style-name="ce1"/>
          <table:table-cell office:value-type="float" office:value="8192" table:formula="of:=ROUND([.A66];0)" table:style-name="ce1">
            <text:p>8192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32768)" table:style-name="ce1">
            <text:p>0</text:p>
          </table:table-cell>
          <table:table-cell office:value-type="float" office:value="8192" table:formula="of:=MIN([.$C66]*(COLUMN()-6);32768)" table:style-name="ce1">
            <text:p>8192</text:p>
          </table:table-cell>
          <table:table-cell office:value-type="float" office:value="16384" table:formula="of:=MIN([.$C66]*(COLUMN()-6);32768)" table:style-name="ce1">
            <text:p>16384</text:p>
          </table:table-cell>
          <table:table-cell office:value-type="float" office:value="24576" table:formula="of:=MIN([.$C66]*(COLUMN()-6);32768)" table:style-name="ce1">
            <text:p>24576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32)/32)" table:style-name="ce1">
            <text:p>8016.462333</text:p>
          </table:table-cell>
          <table:table-cell table:style-name="ce1"/>
          <table:table-cell office:value-type="float" office:value="8016" table:formula="of:=ROUND([.A67];0)" table:style-name="ce1">
            <text:p>8016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32768)" table:style-name="ce1">
            <text:p>0</text:p>
          </table:table-cell>
          <table:table-cell office:value-type="float" office:value="8016" table:formula="of:=MIN([.$C67]*(COLUMN()-6);32768)" table:style-name="ce1">
            <text:p>8016</text:p>
          </table:table-cell>
          <table:table-cell office:value-type="float" office:value="16032" table:formula="of:=MIN([.$C67]*(COLUMN()-6);32768)" table:style-name="ce1">
            <text:p>16032</text:p>
          </table:table-cell>
          <table:table-cell office:value-type="float" office:value="24048" table:formula="of:=MIN([.$C67]*(COLUMN()-6);32768)" table:style-name="ce1">
            <text:p>24048</text:p>
          </table:table-cell>
          <table:table-cell office:value-type="float" office:value="32064" table:formula="of:=MIN([.$C67]*(COLUMN()-6);32768)" table:style-name="ce1">
            <text:p>32064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58" table:formula="of:=[.$A$1]*(1/2)^((ROW()-2-32)/32)" table:style-name="ce1">
            <text:p>7844.686075</text:p>
          </table:table-cell>
          <table:table-cell table:style-name="ce1"/>
          <table:table-cell office:value-type="float" office:value="7845" table:formula="of:=ROUND([.A68];0)" table:style-name="ce1">
            <text:p>7845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32768)" table:style-name="ce1">
            <text:p>0</text:p>
          </table:table-cell>
          <table:table-cell office:value-type="float" office:value="7845" table:formula="of:=MIN([.$C68]*(COLUMN()-6);32768)" table:style-name="ce1">
            <text:p>7845</text:p>
          </table:table-cell>
          <table:table-cell office:value-type="float" office:value="15690" table:formula="of:=MIN([.$C68]*(COLUMN()-6);32768)" table:style-name="ce1">
            <text:p>15690</text:p>
          </table:table-cell>
          <table:table-cell office:value-type="float" office:value="23535" table:formula="of:=MIN([.$C68]*(COLUMN()-6);32768)" table:style-name="ce1">
            <text:p>23535</text:p>
          </table:table-cell>
          <table:table-cell office:value-type="float" office:value="31380" table:formula="of:=MIN([.$C68]*(COLUMN()-6);32768)" table:style-name="ce1">
            <text:p>31380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86" table:formula="of:=[.$A$1]*(1/2)^((ROW()-2-32)/32)" table:style-name="ce1">
            <text:p>7676.590629</text:p>
          </table:table-cell>
          <table:table-cell table:style-name="ce1"/>
          <table:table-cell office:value-type="float" office:value="7677" table:formula="of:=ROUND([.A69];0)" table:style-name="ce1">
            <text:p>7677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32768)" table:style-name="ce1">
            <text:p>0</text:p>
          </table:table-cell>
          <table:table-cell office:value-type="float" office:value="7677" table:formula="of:=MIN([.$C69]*(COLUMN()-6);32768)" table:style-name="ce1">
            <text:p>7677</text:p>
          </table:table-cell>
          <table:table-cell office:value-type="float" office:value="15354" table:formula="of:=MIN([.$C69]*(COLUMN()-6);32768)" table:style-name="ce1">
            <text:p>15354</text:p>
          </table:table-cell>
          <table:table-cell office:value-type="float" office:value="23031" table:formula="of:=MIN([.$C69]*(COLUMN()-6);32768)" table:style-name="ce1">
            <text:p>23031</text:p>
          </table:table-cell>
          <table:table-cell office:value-type="float" office:value="30708" table:formula="of:=MIN([.$C69]*(COLUMN()-6);32768)" table:style-name="ce1">
            <text:p>3070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32)/32)" table:style-name="ce1">
            <text:p>7512.097122</text:p>
          </table:table-cell>
          <table:table-cell table:style-name="ce1"/>
          <table:table-cell office:value-type="float" office:value="7512" table:formula="of:=ROUND([.A70];0)" table:style-name="ce1">
            <text:p>751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32768)" table:style-name="ce1">
            <text:p>0</text:p>
          </table:table-cell>
          <table:table-cell office:value-type="float" office:value="7512" table:formula="of:=MIN([.$C70]*(COLUMN()-6);32768)" table:style-name="ce1">
            <text:p>7512</text:p>
          </table:table-cell>
          <table:table-cell office:value-type="float" office:value="15024" table:formula="of:=MIN([.$C70]*(COLUMN()-6);32768)" table:style-name="ce1">
            <text:p>15024</text:p>
          </table:table-cell>
          <table:table-cell office:value-type="float" office:value="22536" table:formula="of:=MIN([.$C70]*(COLUMN()-6);32768)" table:style-name="ce1">
            <text:p>22536</text:p>
          </table:table-cell>
          <table:table-cell office:value-type="float" office:value="30048" table:formula="of:=MIN([.$C70]*(COLUMN()-6);32768)" table:style-name="ce1">
            <text:p>3004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32)/32)" table:style-name="ce1">
            <text:p>7351.128371</text:p>
          </table:table-cell>
          <table:table-cell table:style-name="ce1"/>
          <table:table-cell office:value-type="float" office:value="7351" table:formula="of:=ROUND([.A71];0)" table:style-name="ce1">
            <text:p>7351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32768)" table:style-name="ce1">
            <text:p>0</text:p>
          </table:table-cell>
          <table:table-cell office:value-type="float" office:value="7351" table:formula="of:=MIN([.$C71]*(COLUMN()-6);32768)" table:style-name="ce1">
            <text:p>7351</text:p>
          </table:table-cell>
          <table:table-cell office:value-type="float" office:value="14702" table:formula="of:=MIN([.$C71]*(COLUMN()-6);32768)" table:style-name="ce1">
            <text:p>14702</text:p>
          </table:table-cell>
          <table:table-cell office:value-type="float" office:value="22053" table:formula="of:=MIN([.$C71]*(COLUMN()-6);32768)" table:style-name="ce1">
            <text:p>22053</text:p>
          </table:table-cell>
          <table:table-cell office:value-type="float" office:value="29404" table:formula="of:=MIN([.$C71]*(COLUMN()-6);32768)" table:style-name="ce1">
            <text:p>29404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46" table:formula="of:=[.$A$1]*(1/2)^((ROW()-2-32)/32)" table:style-name="ce1">
            <text:p>7193.608849</text:p>
          </table:table-cell>
          <table:table-cell table:style-name="ce1"/>
          <table:table-cell office:value-type="float" office:value="7194" table:formula="of:=ROUND([.A72];0)" table:style-name="ce1">
            <text:p>7194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32768)" table:style-name="ce1">
            <text:p>0</text:p>
          </table:table-cell>
          <table:table-cell office:value-type="float" office:value="7194" table:formula="of:=MIN([.$C72]*(COLUMN()-6);32768)" table:style-name="ce1">
            <text:p>7194</text:p>
          </table:table-cell>
          <table:table-cell office:value-type="float" office:value="14388" table:formula="of:=MIN([.$C72]*(COLUMN()-6);32768)" table:style-name="ce1">
            <text:p>14388</text:p>
          </table:table-cell>
          <table:table-cell office:value-type="float" office:value="21582" table:formula="of:=MIN([.$C72]*(COLUMN()-6);32768)" table:style-name="ce1">
            <text:p>21582</text:p>
          </table:table-cell>
          <table:table-cell office:value-type="float" office:value="28776" table:formula="of:=MIN([.$C72]*(COLUMN()-6);32768)" table:style-name="ce1">
            <text:p>28776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32)/32)" table:style-name="ce1">
            <text:p>7039.464645</text:p>
          </table:table-cell>
          <table:table-cell table:style-name="ce1"/>
          <table:table-cell office:value-type="float" office:value="7039" table:formula="of:=ROUND([.A73];0)" table:style-name="ce1">
            <text:p>7039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32768)" table:style-name="ce1">
            <text:p>0</text:p>
          </table:table-cell>
          <table:table-cell office:value-type="float" office:value="7039" table:formula="of:=MIN([.$C73]*(COLUMN()-6);32768)" table:style-name="ce1">
            <text:p>7039</text:p>
          </table:table-cell>
          <table:table-cell office:value-type="float" office:value="14078" table:formula="of:=MIN([.$C73]*(COLUMN()-6);32768)" table:style-name="ce1">
            <text:p>14078</text:p>
          </table:table-cell>
          <table:table-cell office:value-type="float" office:value="21117" table:formula="of:=MIN([.$C73]*(COLUMN()-6);32768)" table:style-name="ce1">
            <text:p>21117</text:p>
          </table:table-cell>
          <table:table-cell office:value-type="float" office:value="28156" table:formula="of:=MIN([.$C73]*(COLUMN()-6);32768)" table:style-name="ce1">
            <text:p>28156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292" table:formula="of:=[.$A$1]*(1/2)^((ROW()-2-32)/32)" table:style-name="ce1">
            <text:p>6888.623434</text:p>
          </table:table-cell>
          <table:table-cell table:style-name="ce1"/>
          <table:table-cell office:value-type="float" office:value="6889" table:formula="of:=ROUND([.A74];0)" table:style-name="ce1">
            <text:p>6889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32768)" table:style-name="ce1">
            <text:p>0</text:p>
          </table:table-cell>
          <table:table-cell office:value-type="float" office:value="6889" table:formula="of:=MIN([.$C74]*(COLUMN()-6);32768)" table:style-name="ce1">
            <text:p>6889</text:p>
          </table:table-cell>
          <table:table-cell office:value-type="float" office:value="13778" table:formula="of:=MIN([.$C74]*(COLUMN()-6);32768)" table:style-name="ce1">
            <text:p>13778</text:p>
          </table:table-cell>
          <table:table-cell office:value-type="float" office:value="20667" table:formula="of:=MIN([.$C74]*(COLUMN()-6);32768)" table:style-name="ce1">
            <text:p>20667</text:p>
          </table:table-cell>
          <table:table-cell office:value-type="float" office:value="27556" table:formula="of:=MIN([.$C74]*(COLUMN()-6);32768)" table:style-name="ce1">
            <text:p>27556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404" table:formula="of:=[.$A$1]*(1/2)^((ROW()-2-32)/32)" table:style-name="ce1">
            <text:p>6741.014439</text:p>
          </table:table-cell>
          <table:table-cell table:style-name="ce1"/>
          <table:table-cell office:value-type="float" office:value="6741" table:formula="of:=ROUND([.A75];0)" table:style-name="ce1">
            <text:p>6741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32768)" table:style-name="ce1">
            <text:p>0</text:p>
          </table:table-cell>
          <table:table-cell office:value-type="float" office:value="6741" table:formula="of:=MIN([.$C75]*(COLUMN()-6);32768)" table:style-name="ce1">
            <text:p>6741</text:p>
          </table:table-cell>
          <table:table-cell office:value-type="float" office:value="13482" table:formula="of:=MIN([.$C75]*(COLUMN()-6);32768)" table:style-name="ce1">
            <text:p>13482</text:p>
          </table:table-cell>
          <table:table-cell office:value-type="float" office:value="20223" table:formula="of:=MIN([.$C75]*(COLUMN()-6);32768)" table:style-name="ce1">
            <text:p>20223</text:p>
          </table:table-cell>
          <table:table-cell office:value-type="float" office:value="26964" table:formula="of:=MIN([.$C75]*(COLUMN()-6);32768)" table:style-name="ce1">
            <text:p>26964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32)/32)" table:style-name="ce1">
            <text:p>6596.5684</text:p>
          </table:table-cell>
          <table:table-cell table:style-name="ce1"/>
          <table:table-cell office:value-type="float" office:value="6597" table:formula="of:=ROUND([.A76];0)" table:style-name="ce1">
            <text:p>6597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32768)" table:style-name="ce1">
            <text:p>0</text:p>
          </table:table-cell>
          <table:table-cell office:value-type="float" office:value="6597" table:formula="of:=MIN([.$C76]*(COLUMN()-6);32768)" table:style-name="ce1">
            <text:p>6597</text:p>
          </table:table-cell>
          <table:table-cell office:value-type="float" office:value="13194" table:formula="of:=MIN([.$C76]*(COLUMN()-6);32768)" table:style-name="ce1">
            <text:p>13194</text:p>
          </table:table-cell>
          <table:table-cell office:value-type="float" office:value="19791" table:formula="of:=MIN([.$C76]*(COLUMN()-6);32768)" table:style-name="ce1">
            <text:p>19791</text:p>
          </table:table-cell>
          <table:table-cell office:value-type="float" office:value="26388" table:formula="of:=MIN([.$C76]*(COLUMN()-6);32768)" table:style-name="ce1">
            <text:p>2638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32)/32)" table:style-name="ce1">
            <text:p>6455.217542</text:p>
          </table:table-cell>
          <table:table-cell table:style-name="ce1"/>
          <table:table-cell office:value-type="float" office:value="6455" table:formula="of:=ROUND([.A77];0)" table:style-name="ce1">
            <text:p>6455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32768)" table:style-name="ce1">
            <text:p>0</text:p>
          </table:table-cell>
          <table:table-cell office:value-type="float" office:value="6455" table:formula="of:=MIN([.$C77]*(COLUMN()-6);32768)" table:style-name="ce1">
            <text:p>6455</text:p>
          </table:table-cell>
          <table:table-cell office:value-type="float" office:value="12910" table:formula="of:=MIN([.$C77]*(COLUMN()-6);32768)" table:style-name="ce1">
            <text:p>12910</text:p>
          </table:table-cell>
          <table:table-cell office:value-type="float" office:value="19365" table:formula="of:=MIN([.$C77]*(COLUMN()-6);32768)" table:style-name="ce1">
            <text:p>19365</text:p>
          </table:table-cell>
          <table:table-cell office:value-type="float" office:value="25820" table:formula="of:=MIN([.$C77]*(COLUMN()-6);32768)" table:style-name="ce1">
            <text:p>25820</text:p>
          </table:table-cell>
          <table:table-cell office:value-type="float" office:value="32275" table:formula="of:=MIN([.$C77]*(COLUMN()-6);32768)" table:style-name="ce1">
            <text:p>32275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32)/32)" table:style-name="ce1">
            <text:p>6316.895541</text:p>
          </table:table-cell>
          <table:table-cell table:style-name="ce1"/>
          <table:table-cell office:value-type="float" office:value="6317" table:formula="of:=ROUND([.A78];0)" table:style-name="ce1">
            <text:p>631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32768)" table:style-name="ce1">
            <text:p>0</text:p>
          </table:table-cell>
          <table:table-cell office:value-type="float" office:value="6317" table:formula="of:=MIN([.$C78]*(COLUMN()-6);32768)" table:style-name="ce1">
            <text:p>6317</text:p>
          </table:table-cell>
          <table:table-cell office:value-type="float" office:value="12634" table:formula="of:=MIN([.$C78]*(COLUMN()-6);32768)" table:style-name="ce1">
            <text:p>12634</text:p>
          </table:table-cell>
          <table:table-cell office:value-type="float" office:value="18951" table:formula="of:=MIN([.$C78]*(COLUMN()-6);32768)" table:style-name="ce1">
            <text:p>18951</text:p>
          </table:table-cell>
          <table:table-cell office:value-type="float" office:value="25268" table:formula="of:=MIN([.$C78]*(COLUMN()-6);32768)" table:style-name="ce1">
            <text:p>25268</text:p>
          </table:table-cell>
          <table:table-cell office:value-type="float" office:value="31585" table:formula="of:=MIN([.$C78]*(COLUMN()-6);32768)" table:style-name="ce1">
            <text:p>31585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6" table:formula="of:=[.$A$1]*(1/2)^((ROW()-2-32)/32)" table:style-name="ce1">
            <text:p>6181.537495</text:p>
          </table:table-cell>
          <table:table-cell table:style-name="ce1"/>
          <table:table-cell office:value-type="float" office:value="6182" table:formula="of:=ROUND([.A79];0)" table:style-name="ce1">
            <text:p>6182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32768)" table:style-name="ce1">
            <text:p>0</text:p>
          </table:table-cell>
          <table:table-cell office:value-type="float" office:value="6182" table:formula="of:=MIN([.$C79]*(COLUMN()-6);32768)" table:style-name="ce1">
            <text:p>6182</text:p>
          </table:table-cell>
          <table:table-cell office:value-type="float" office:value="12364" table:formula="of:=MIN([.$C79]*(COLUMN()-6);32768)" table:style-name="ce1">
            <text:p>12364</text:p>
          </table:table-cell>
          <table:table-cell office:value-type="float" office:value="18546" table:formula="of:=MIN([.$C79]*(COLUMN()-6);32768)" table:style-name="ce1">
            <text:p>18546</text:p>
          </table:table-cell>
          <table:table-cell office:value-type="float" office:value="24728" table:formula="of:=MIN([.$C79]*(COLUMN()-6);32768)" table:style-name="ce1">
            <text:p>24728</text:p>
          </table:table-cell>
          <table:table-cell office:value-type="float" office:value="30910" table:formula="of:=MIN([.$C79]*(COLUMN()-6);32768)" table:style-name="ce1">
            <text:p>30910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32)/32)" table:style-name="ce1">
            <text:p>6049.079894</text:p>
          </table:table-cell>
          <table:table-cell table:style-name="ce1"/>
          <table:table-cell office:value-type="float" office:value="6049" table:formula="of:=ROUND([.A80];0)" table:style-name="ce1">
            <text:p>6049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32768)" table:style-name="ce1">
            <text:p>0</text:p>
          </table:table-cell>
          <table:table-cell office:value-type="float" office:value="6049" table:formula="of:=MIN([.$C80]*(COLUMN()-6);32768)" table:style-name="ce1">
            <text:p>6049</text:p>
          </table:table-cell>
          <table:table-cell office:value-type="float" office:value="12098" table:formula="of:=MIN([.$C80]*(COLUMN()-6);32768)" table:style-name="ce1">
            <text:p>12098</text:p>
          </table:table-cell>
          <table:table-cell office:value-type="float" office:value="18147" table:formula="of:=MIN([.$C80]*(COLUMN()-6);32768)" table:style-name="ce1">
            <text:p>18147</text:p>
          </table:table-cell>
          <table:table-cell office:value-type="float" office:value="24196" table:formula="of:=MIN([.$C80]*(COLUMN()-6);32768)" table:style-name="ce1">
            <text:p>24196</text:p>
          </table:table-cell>
          <table:table-cell office:value-type="float" office:value="30245" table:formula="of:=MIN([.$C80]*(COLUMN()-6);32768)" table:style-name="ce1">
            <text:p>30245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22" table:formula="of:=[.$A$1]*(1/2)^((ROW()-2-32)/32)" table:style-name="ce1">
            <text:p>5919.460585</text:p>
          </table:table-cell>
          <table:table-cell table:style-name="ce1"/>
          <table:table-cell office:value-type="float" office:value="5919" table:formula="of:=ROUND([.A81];0)" table:style-name="ce1">
            <text:p>5919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32768)" table:style-name="ce1">
            <text:p>0</text:p>
          </table:table-cell>
          <table:table-cell office:value-type="float" office:value="5919" table:formula="of:=MIN([.$C81]*(COLUMN()-6);32768)" table:style-name="ce1">
            <text:p>5919</text:p>
          </table:table-cell>
          <table:table-cell office:value-type="float" office:value="11838" table:formula="of:=MIN([.$C81]*(COLUMN()-6);32768)" table:style-name="ce1">
            <text:p>11838</text:p>
          </table:table-cell>
          <table:table-cell office:value-type="float" office:value="17757" table:formula="of:=MIN([.$C81]*(COLUMN()-6);32768)" table:style-name="ce1">
            <text:p>17757</text:p>
          </table:table-cell>
          <table:table-cell office:value-type="float" office:value="23676" table:formula="of:=MIN([.$C81]*(COLUMN()-6);32768)" table:style-name="ce1">
            <text:p>23676</text:p>
          </table:table-cell>
          <table:table-cell office:value-type="float" office:value="29595" table:formula="of:=MIN([.$C81]*(COLUMN()-6);32768)" table:style-name="ce1">
            <text:p>29595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77" table:formula="of:=[.$A$1]*(1/2)^((ROW()-2-32)/32)" table:style-name="ce1">
            <text:p>5792.618751</text:p>
          </table:table-cell>
          <table:table-cell table:style-name="ce1"/>
          <table:table-cell office:value-type="float" office:value="5793" table:formula="of:=ROUND([.A82];0)" table:style-name="ce1">
            <text:p>5793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32768)" table:style-name="ce1">
            <text:p>0</text:p>
          </table:table-cell>
          <table:table-cell office:value-type="float" office:value="5793" table:formula="of:=MIN([.$C82]*(COLUMN()-6);32768)" table:style-name="ce1">
            <text:p>5793</text:p>
          </table:table-cell>
          <table:table-cell office:value-type="float" office:value="11586" table:formula="of:=MIN([.$C82]*(COLUMN()-6);32768)" table:style-name="ce1">
            <text:p>11586</text:p>
          </table:table-cell>
          <table:table-cell office:value-type="float" office:value="17379" table:formula="of:=MIN([.$C82]*(COLUMN()-6);32768)" table:style-name="ce1">
            <text:p>17379</text:p>
          </table:table-cell>
          <table:table-cell office:value-type="float" office:value="23172" table:formula="of:=MIN([.$C82]*(COLUMN()-6);32768)" table:style-name="ce1">
            <text:p>23172</text:p>
          </table:table-cell>
          <table:table-cell office:value-type="float" office:value="28965" table:formula="of:=MIN([.$C82]*(COLUMN()-6);32768)" table:style-name="ce1">
            <text:p>28965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32)/32)" table:style-name="ce1">
            <text:p>5668.494877</text:p>
          </table:table-cell>
          <table:table-cell table:style-name="ce1"/>
          <table:table-cell office:value-type="float" office:value="5668" table:formula="of:=ROUND([.A83];0)" table:style-name="ce1">
            <text:p>5668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32768)" table:style-name="ce1">
            <text:p>0</text:p>
          </table:table-cell>
          <table:table-cell office:value-type="float" office:value="5668" table:formula="of:=MIN([.$C83]*(COLUMN()-6);32768)" table:style-name="ce1">
            <text:p>5668</text:p>
          </table:table-cell>
          <table:table-cell office:value-type="float" office:value="11336" table:formula="of:=MIN([.$C83]*(COLUMN()-6);32768)" table:style-name="ce1">
            <text:p>11336</text:p>
          </table:table-cell>
          <table:table-cell office:value-type="float" office:value="17004" table:formula="of:=MIN([.$C83]*(COLUMN()-6);32768)" table:style-name="ce1">
            <text:p>17004</text:p>
          </table:table-cell>
          <table:table-cell office:value-type="float" office:value="22672" table:formula="of:=MIN([.$C83]*(COLUMN()-6);32768)" table:style-name="ce1">
            <text:p>22672</text:p>
          </table:table-cell>
          <table:table-cell office:value-type="float" office:value="28340" table:formula="of:=MIN([.$C83]*(COLUMN()-6);32768)" table:style-name="ce1">
            <text:p>28340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32)/32)" table:style-name="ce1">
            <text:p>5547.03072</text:p>
          </table:table-cell>
          <table:table-cell table:style-name="ce1"/>
          <table:table-cell office:value-type="float" office:value="5547" table:formula="of:=ROUND([.A84];0)" table:style-name="ce1">
            <text:p>5547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32768)" table:style-name="ce1">
            <text:p>0</text:p>
          </table:table-cell>
          <table:table-cell office:value-type="float" office:value="5547" table:formula="of:=MIN([.$C84]*(COLUMN()-6);32768)" table:style-name="ce1">
            <text:p>5547</text:p>
          </table:table-cell>
          <table:table-cell office:value-type="float" office:value="11094" table:formula="of:=MIN([.$C84]*(COLUMN()-6);32768)" table:style-name="ce1">
            <text:p>11094</text:p>
          </table:table-cell>
          <table:table-cell office:value-type="float" office:value="16641" table:formula="of:=MIN([.$C84]*(COLUMN()-6);32768)" table:style-name="ce1">
            <text:p>16641</text:p>
          </table:table-cell>
          <table:table-cell office:value-type="float" office:value="22188" table:formula="of:=MIN([.$C84]*(COLUMN()-6);32768)" table:style-name="ce1">
            <text:p>22188</text:p>
          </table:table-cell>
          <table:table-cell office:value-type="float" office:value="27735" table:formula="of:=MIN([.$C84]*(COLUMN()-6);32768)" table:style-name="ce1">
            <text:p>27735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3014" table:formula="of:=[.$A$1]*(1/2)^((ROW()-2-32)/32)" table:style-name="ce1">
            <text:p>5428.16929</text:p>
          </table:table-cell>
          <table:table-cell table:style-name="ce1"/>
          <table:table-cell office:value-type="float" office:value="5428" table:formula="of:=ROUND([.A85];0)" table:style-name="ce1">
            <text:p>5428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32768)" table:style-name="ce1">
            <text:p>0</text:p>
          </table:table-cell>
          <table:table-cell office:value-type="float" office:value="5428" table:formula="of:=MIN([.$C85]*(COLUMN()-6);32768)" table:style-name="ce1">
            <text:p>5428</text:p>
          </table:table-cell>
          <table:table-cell office:value-type="float" office:value="10856" table:formula="of:=MIN([.$C85]*(COLUMN()-6);32768)" table:style-name="ce1">
            <text:p>10856</text:p>
          </table:table-cell>
          <table:table-cell office:value-type="float" office:value="16284" table:formula="of:=MIN([.$C85]*(COLUMN()-6);32768)" table:style-name="ce1">
            <text:p>16284</text:p>
          </table:table-cell>
          <table:table-cell office:value-type="float" office:value="21712" table:formula="of:=MIN([.$C85]*(COLUMN()-6);32768)" table:style-name="ce1">
            <text:p>21712</text:p>
          </table:table-cell>
          <table:table-cell office:value-type="float" office:value="27140" table:formula="of:=MIN([.$C85]*(COLUMN()-6);32768)" table:style-name="ce1">
            <text:p>27140</text:p>
          </table:table-cell>
          <table:table-cell office:value-type="float" office:value="32568" table:formula="of:=MIN([.$C85]*(COLUMN()-6);32768)" table:style-name="ce1">
            <text:p>325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64" table:formula="of:=[.$A$1]*(1/2)^((ROW()-2-32)/32)" table:style-name="ce1">
            <text:p>5311.854816</text:p>
          </table:table-cell>
          <table:table-cell table:style-name="ce1"/>
          <table:table-cell office:value-type="float" office:value="5312" table:formula="of:=ROUND([.A86];0)" table:style-name="ce1">
            <text:p>5312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32768)" table:style-name="ce1">
            <text:p>0</text:p>
          </table:table-cell>
          <table:table-cell office:value-type="float" office:value="5312" table:formula="of:=MIN([.$C86]*(COLUMN()-6);32768)" table:style-name="ce1">
            <text:p>5312</text:p>
          </table:table-cell>
          <table:table-cell office:value-type="float" office:value="10624" table:formula="of:=MIN([.$C86]*(COLUMN()-6);32768)" table:style-name="ce1">
            <text:p>10624</text:p>
          </table:table-cell>
          <table:table-cell office:value-type="float" office:value="15936" table:formula="of:=MIN([.$C86]*(COLUMN()-6);32768)" table:style-name="ce1">
            <text:p>15936</text:p>
          </table:table-cell>
          <table:table-cell office:value-type="float" office:value="21248" table:formula="of:=MIN([.$C86]*(COLUMN()-6);32768)" table:style-name="ce1">
            <text:p>21248</text:p>
          </table:table-cell>
          <table:table-cell office:value-type="float" office:value="26560" table:formula="of:=MIN([.$C86]*(COLUMN()-6);32768)" table:style-name="ce1">
            <text:p>26560</text:p>
          </table:table-cell>
          <table:table-cell office:value-type="float" office:value="31872" table:formula="of:=MIN([.$C86]*(COLUMN()-6);32768)" table:style-name="ce1">
            <text:p>31872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32)/32)" table:style-name="ce1">
            <text:p>5198.032721</text:p>
          </table:table-cell>
          <table:table-cell table:style-name="ce1"/>
          <table:table-cell office:value-type="float" office:value="5198" table:formula="of:=ROUND([.A87];0)" table:style-name="ce1">
            <text:p>5198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32768)" table:style-name="ce1">
            <text:p>0</text:p>
          </table:table-cell>
          <table:table-cell office:value-type="float" office:value="5198" table:formula="of:=MIN([.$C87]*(COLUMN()-6);32768)" table:style-name="ce1">
            <text:p>5198</text:p>
          </table:table-cell>
          <table:table-cell office:value-type="float" office:value="10396" table:formula="of:=MIN([.$C87]*(COLUMN()-6);32768)" table:style-name="ce1">
            <text:p>10396</text:p>
          </table:table-cell>
          <table:table-cell office:value-type="float" office:value="15594" table:formula="of:=MIN([.$C87]*(COLUMN()-6);32768)" table:style-name="ce1">
            <text:p>15594</text:p>
          </table:table-cell>
          <table:table-cell office:value-type="float" office:value="20792" table:formula="of:=MIN([.$C87]*(COLUMN()-6);32768)" table:style-name="ce1">
            <text:p>20792</text:p>
          </table:table-cell>
          <table:table-cell office:value-type="float" office:value="25990" table:formula="of:=MIN([.$C87]*(COLUMN()-6);32768)" table:style-name="ce1">
            <text:p>25990</text:p>
          </table:table-cell>
          <table:table-cell office:value-type="float" office:value="31188" table:formula="of:=MIN([.$C87]*(COLUMN()-6);32768)" table:style-name="ce1">
            <text:p>3118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32)/32)" table:style-name="ce1">
            <text:p>5086.649598</text:p>
          </table:table-cell>
          <table:table-cell table:style-name="ce1"/>
          <table:table-cell office:value-type="float" office:value="5087" table:formula="of:=ROUND([.A88];0)" table:style-name="ce1">
            <text:p>5087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32768)" table:style-name="ce1">
            <text:p>0</text:p>
          </table:table-cell>
          <table:table-cell office:value-type="float" office:value="5087" table:formula="of:=MIN([.$C88]*(COLUMN()-6);32768)" table:style-name="ce1">
            <text:p>5087</text:p>
          </table:table-cell>
          <table:table-cell office:value-type="float" office:value="10174" table:formula="of:=MIN([.$C88]*(COLUMN()-6);32768)" table:style-name="ce1">
            <text:p>10174</text:p>
          </table:table-cell>
          <table:table-cell office:value-type="float" office:value="15261" table:formula="of:=MIN([.$C88]*(COLUMN()-6);32768)" table:style-name="ce1">
            <text:p>15261</text:p>
          </table:table-cell>
          <table:table-cell office:value-type="float" office:value="20348" table:formula="of:=MIN([.$C88]*(COLUMN()-6);32768)" table:style-name="ce1">
            <text:p>20348</text:p>
          </table:table-cell>
          <table:table-cell office:value-type="float" office:value="25435" table:formula="of:=MIN([.$C88]*(COLUMN()-6);32768)" table:style-name="ce1">
            <text:p>25435</text:p>
          </table:table-cell>
          <table:table-cell office:value-type="float" office:value="30522" table:formula="of:=MIN([.$C88]*(COLUMN()-6);32768)" table:style-name="ce1">
            <text:p>30522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800008" table:formula="of:=[.$A$1]*(1/2)^((ROW()-2-32)/32)" table:style-name="ce1">
            <text:p>4977.653186</text:p>
          </table:table-cell>
          <table:table-cell table:style-name="ce1"/>
          <table:table-cell office:value-type="float" office:value="4978" table:formula="of:=ROUND([.A89];0)" table:style-name="ce1">
            <text:p>4978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32768)" table:style-name="ce1">
            <text:p>0</text:p>
          </table:table-cell>
          <table:table-cell office:value-type="float" office:value="4978" table:formula="of:=MIN([.$C89]*(COLUMN()-6);32768)" table:style-name="ce1">
            <text:p>4978</text:p>
          </table:table-cell>
          <table:table-cell office:value-type="float" office:value="9956" table:formula="of:=MIN([.$C89]*(COLUMN()-6);32768)" table:style-name="ce1">
            <text:p>9956</text:p>
          </table:table-cell>
          <table:table-cell office:value-type="float" office:value="14934" table:formula="of:=MIN([.$C89]*(COLUMN()-6);32768)" table:style-name="ce1">
            <text:p>14934</text:p>
          </table:table-cell>
          <table:table-cell office:value-type="float" office:value="19912" table:formula="of:=MIN([.$C89]*(COLUMN()-6);32768)" table:style-name="ce1">
            <text:p>19912</text:p>
          </table:table-cell>
          <table:table-cell office:value-type="float" office:value="24890" table:formula="of:=MIN([.$C89]*(COLUMN()-6);32768)" table:style-name="ce1">
            <text:p>24890</text:p>
          </table:table-cell>
          <table:table-cell office:value-type="float" office:value="29868" table:formula="of:=MIN([.$C89]*(COLUMN()-6);32768)" table:style-name="ce1">
            <text:p>298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62" table:formula="of:=[.$A$1]*(1/2)^((ROW()-2-32)/32)" table:style-name="ce1">
            <text:p>4870.992343</text:p>
          </table:table-cell>
          <table:table-cell table:style-name="ce1"/>
          <table:table-cell office:value-type="float" office:value="4871" table:formula="of:=ROUND([.A90];0)" table:style-name="ce1">
            <text:p>4871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32768)" table:style-name="ce1">
            <text:p>0</text:p>
          </table:table-cell>
          <table:table-cell office:value-type="float" office:value="4871" table:formula="of:=MIN([.$C90]*(COLUMN()-6);32768)" table:style-name="ce1">
            <text:p>4871</text:p>
          </table:table-cell>
          <table:table-cell office:value-type="float" office:value="9742" table:formula="of:=MIN([.$C90]*(COLUMN()-6);32768)" table:style-name="ce1">
            <text:p>9742</text:p>
          </table:table-cell>
          <table:table-cell office:value-type="float" office:value="14613" table:formula="of:=MIN([.$C90]*(COLUMN()-6);32768)" table:style-name="ce1">
            <text:p>14613</text:p>
          </table:table-cell>
          <table:table-cell office:value-type="float" office:value="19484" table:formula="of:=MIN([.$C90]*(COLUMN()-6);32768)" table:style-name="ce1">
            <text:p>19484</text:p>
          </table:table-cell>
          <table:table-cell office:value-type="float" office:value="24355" table:formula="of:=MIN([.$C90]*(COLUMN()-6);32768)" table:style-name="ce1">
            <text:p>24355</text:p>
          </table:table-cell>
          <table:table-cell office:value-type="float" office:value="29226" table:formula="of:=MIN([.$C90]*(COLUMN()-6);32768)" table:style-name="ce1">
            <text:p>29226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32)/32)" table:style-name="ce1">
            <text:p>4766.617022</text:p>
          </table:table-cell>
          <table:table-cell table:style-name="ce1"/>
          <table:table-cell office:value-type="float" office:value="4767" table:formula="of:=ROUND([.A91];0)" table:style-name="ce1">
            <text:p>4767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32768)" table:style-name="ce1">
            <text:p>0</text:p>
          </table:table-cell>
          <table:table-cell office:value-type="float" office:value="4767" table:formula="of:=MIN([.$C91]*(COLUMN()-6);32768)" table:style-name="ce1">
            <text:p>4767</text:p>
          </table:table-cell>
          <table:table-cell office:value-type="float" office:value="9534" table:formula="of:=MIN([.$C91]*(COLUMN()-6);32768)" table:style-name="ce1">
            <text:p>9534</text:p>
          </table:table-cell>
          <table:table-cell office:value-type="float" office:value="14301" table:formula="of:=MIN([.$C91]*(COLUMN()-6);32768)" table:style-name="ce1">
            <text:p>14301</text:p>
          </table:table-cell>
          <table:table-cell office:value-type="float" office:value="19068" table:formula="of:=MIN([.$C91]*(COLUMN()-6);32768)" table:style-name="ce1">
            <text:p>19068</text:p>
          </table:table-cell>
          <table:table-cell office:value-type="float" office:value="23835" table:formula="of:=MIN([.$C91]*(COLUMN()-6);32768)" table:style-name="ce1">
            <text:p>23835</text:p>
          </table:table-cell>
          <table:table-cell office:value-type="float" office:value="28602" table:formula="of:=MIN([.$C91]*(COLUMN()-6);32768)" table:style-name="ce1">
            <text:p>28602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32)/32)" table:style-name="ce1">
            <text:p>4664.478248</text:p>
          </table:table-cell>
          <table:table-cell table:style-name="ce1"/>
          <table:table-cell office:value-type="float" office:value="4664" table:formula="of:=ROUND([.A92];0)" table:style-name="ce1">
            <text:p>4664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32768)" table:style-name="ce1">
            <text:p>0</text:p>
          </table:table-cell>
          <table:table-cell office:value-type="float" office:value="4664" table:formula="of:=MIN([.$C92]*(COLUMN()-6);32768)" table:style-name="ce1">
            <text:p>4664</text:p>
          </table:table-cell>
          <table:table-cell office:value-type="float" office:value="9328" table:formula="of:=MIN([.$C92]*(COLUMN()-6);32768)" table:style-name="ce1">
            <text:p>9328</text:p>
          </table:table-cell>
          <table:table-cell office:value-type="float" office:value="13992" table:formula="of:=MIN([.$C92]*(COLUMN()-6);32768)" table:style-name="ce1">
            <text:p>13992</text:p>
          </table:table-cell>
          <table:table-cell office:value-type="float" office:value="18656" table:formula="of:=MIN([.$C92]*(COLUMN()-6);32768)" table:style-name="ce1">
            <text:p>18656</text:p>
          </table:table-cell>
          <table:table-cell office:value-type="float" office:value="23320" table:formula="of:=MIN([.$C92]*(COLUMN()-6);32768)" table:style-name="ce1">
            <text:p>23320</text:p>
          </table:table-cell>
          <table:table-cell office:value-type="float" office:value="27984" table:formula="of:=MIN([.$C92]*(COLUMN()-6);32768)" table:style-name="ce1">
            <text:p>27984</text:p>
          </table:table-cell>
          <table:table-cell office:value-type="float" office:value="32648" table:formula="of:=MIN([.$C92]*(COLUMN()-6);32768)" table:style-name="ce1">
            <text:p>3264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32)/32)" table:style-name="ce1">
            <text:p>4564.528098</text:p>
          </table:table-cell>
          <table:table-cell table:style-name="ce1"/>
          <table:table-cell office:value-type="float" office:value="4565" table:formula="of:=ROUND([.A93];0)" table:style-name="ce1">
            <text:p>4565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32768)" table:style-name="ce1">
            <text:p>0</text:p>
          </table:table-cell>
          <table:table-cell office:value-type="float" office:value="4565" table:formula="of:=MIN([.$C93]*(COLUMN()-6);32768)" table:style-name="ce1">
            <text:p>4565</text:p>
          </table:table-cell>
          <table:table-cell office:value-type="float" office:value="9130" table:formula="of:=MIN([.$C93]*(COLUMN()-6);32768)" table:style-name="ce1">
            <text:p>9130</text:p>
          </table:table-cell>
          <table:table-cell office:value-type="float" office:value="13695" table:formula="of:=MIN([.$C93]*(COLUMN()-6);32768)" table:style-name="ce1">
            <text:p>13695</text:p>
          </table:table-cell>
          <table:table-cell office:value-type="float" office:value="18260" table:formula="of:=MIN([.$C93]*(COLUMN()-6);32768)" table:style-name="ce1">
            <text:p>18260</text:p>
          </table:table-cell>
          <table:table-cell office:value-type="float" office:value="22825" table:formula="of:=MIN([.$C93]*(COLUMN()-6);32768)" table:style-name="ce1">
            <text:p>22825</text:p>
          </table:table-cell>
          <table:table-cell office:value-type="float" office:value="27390" table:formula="of:=MIN([.$C93]*(COLUMN()-6);32768)" table:style-name="ce1">
            <text:p>27390</text:p>
          </table:table-cell>
          <table:table-cell office:value-type="float" office:value="31955" table:formula="of:=MIN([.$C93]*(COLUMN()-6);32768)" table:style-name="ce1">
            <text:p>31955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32)/32)" table:style-name="ce1">
            <text:p>4466.719673</text:p>
          </table:table-cell>
          <table:table-cell table:style-name="ce1"/>
          <table:table-cell office:value-type="float" office:value="4467" table:formula="of:=ROUND([.A94];0)" table:style-name="ce1">
            <text:p>4467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32768)" table:style-name="ce1">
            <text:p>0</text:p>
          </table:table-cell>
          <table:table-cell office:value-type="float" office:value="4467" table:formula="of:=MIN([.$C94]*(COLUMN()-6);32768)" table:style-name="ce1">
            <text:p>4467</text:p>
          </table:table-cell>
          <table:table-cell office:value-type="float" office:value="8934" table:formula="of:=MIN([.$C94]*(COLUMN()-6);32768)" table:style-name="ce1">
            <text:p>8934</text:p>
          </table:table-cell>
          <table:table-cell office:value-type="float" office:value="13401" table:formula="of:=MIN([.$C94]*(COLUMN()-6);32768)" table:style-name="ce1">
            <text:p>13401</text:p>
          </table:table-cell>
          <table:table-cell office:value-type="float" office:value="17868" table:formula="of:=MIN([.$C94]*(COLUMN()-6);32768)" table:style-name="ce1">
            <text:p>17868</text:p>
          </table:table-cell>
          <table:table-cell office:value-type="float" office:value="22335" table:formula="of:=MIN([.$C94]*(COLUMN()-6);32768)" table:style-name="ce1">
            <text:p>22335</text:p>
          </table:table-cell>
          <table:table-cell office:value-type="float" office:value="26802" table:formula="of:=MIN([.$C94]*(COLUMN()-6);32768)" table:style-name="ce1">
            <text:p>26802</text:p>
          </table:table-cell>
          <table:table-cell office:value-type="float" office:value="31269" table:formula="of:=MIN([.$C94]*(COLUMN()-6);32768)" table:style-name="ce1">
            <text:p>31269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9" table:formula="of:=[.$A$1]*(1/2)^((ROW()-2-32)/32)" table:style-name="ce1">
            <text:p>4371.007081</text:p>
          </table:table-cell>
          <table:table-cell table:style-name="ce1"/>
          <table:table-cell office:value-type="float" office:value="4371" table:formula="of:=ROUND([.A95];0)" table:style-name="ce1">
            <text:p>4371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32768)" table:style-name="ce1">
            <text:p>0</text:p>
          </table:table-cell>
          <table:table-cell office:value-type="float" office:value="4371" table:formula="of:=MIN([.$C95]*(COLUMN()-6);32768)" table:style-name="ce1">
            <text:p>4371</text:p>
          </table:table-cell>
          <table:table-cell office:value-type="float" office:value="8742" table:formula="of:=MIN([.$C95]*(COLUMN()-6);32768)" table:style-name="ce1">
            <text:p>8742</text:p>
          </table:table-cell>
          <table:table-cell office:value-type="float" office:value="13113" table:formula="of:=MIN([.$C95]*(COLUMN()-6);32768)" table:style-name="ce1">
            <text:p>13113</text:p>
          </table:table-cell>
          <table:table-cell office:value-type="float" office:value="17484" table:formula="of:=MIN([.$C95]*(COLUMN()-6);32768)" table:style-name="ce1">
            <text:p>17484</text:p>
          </table:table-cell>
          <table:table-cell office:value-type="float" office:value="21855" table:formula="of:=MIN([.$C95]*(COLUMN()-6);32768)" table:style-name="ce1">
            <text:p>21855</text:p>
          </table:table-cell>
          <table:table-cell office:value-type="float" office:value="26226" table:formula="of:=MIN([.$C95]*(COLUMN()-6);32768)" table:style-name="ce1">
            <text:p>26226</text:p>
          </table:table-cell>
          <table:table-cell office:value-type="float" office:value="30597" table:formula="of:=MIN([.$C95]*(COLUMN()-6);32768)" table:style-name="ce1">
            <text:p>30597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32)/32)" table:style-name="ce1">
            <text:p>4277.345413</text:p>
          </table:table-cell>
          <table:table-cell table:style-name="ce1"/>
          <table:table-cell office:value-type="float" office:value="4277" table:formula="of:=ROUND([.A96];0)" table:style-name="ce1">
            <text:p>4277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32768)" table:style-name="ce1">
            <text:p>0</text:p>
          </table:table-cell>
          <table:table-cell office:value-type="float" office:value="4277" table:formula="of:=MIN([.$C96]*(COLUMN()-6);32768)" table:style-name="ce1">
            <text:p>4277</text:p>
          </table:table-cell>
          <table:table-cell office:value-type="float" office:value="8554" table:formula="of:=MIN([.$C96]*(COLUMN()-6);32768)" table:style-name="ce1">
            <text:p>8554</text:p>
          </table:table-cell>
          <table:table-cell office:value-type="float" office:value="12831" table:formula="of:=MIN([.$C96]*(COLUMN()-6);32768)" table:style-name="ce1">
            <text:p>12831</text:p>
          </table:table-cell>
          <table:table-cell office:value-type="float" office:value="17108" table:formula="of:=MIN([.$C96]*(COLUMN()-6);32768)" table:style-name="ce1">
            <text:p>17108</text:p>
          </table:table-cell>
          <table:table-cell office:value-type="float" office:value="21385" table:formula="of:=MIN([.$C96]*(COLUMN()-6);32768)" table:style-name="ce1">
            <text:p>21385</text:p>
          </table:table-cell>
          <table:table-cell office:value-type="float" office:value="25662" table:formula="of:=MIN([.$C96]*(COLUMN()-6);32768)" table:style-name="ce1">
            <text:p>25662</text:p>
          </table:table-cell>
          <table:table-cell office:value-type="float" office:value="29939" table:formula="of:=MIN([.$C96]*(COLUMN()-6);32768)" table:style-name="ce1">
            <text:p>29939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26" table:formula="of:=[.$A$1]*(1/2)^((ROW()-2-32)/32)" table:style-name="ce1">
            <text:p>4185.690721</text:p>
          </table:table-cell>
          <table:table-cell table:style-name="ce1"/>
          <table:table-cell office:value-type="float" office:value="4186" table:formula="of:=ROUND([.A97];0)" table:style-name="ce1">
            <text:p>4186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32768)" table:style-name="ce1">
            <text:p>0</text:p>
          </table:table-cell>
          <table:table-cell office:value-type="float" office:value="4186" table:formula="of:=MIN([.$C97]*(COLUMN()-6);32768)" table:style-name="ce1">
            <text:p>4186</text:p>
          </table:table-cell>
          <table:table-cell office:value-type="float" office:value="8372" table:formula="of:=MIN([.$C97]*(COLUMN()-6);32768)" table:style-name="ce1">
            <text:p>8372</text:p>
          </table:table-cell>
          <table:table-cell office:value-type="float" office:value="12558" table:formula="of:=MIN([.$C97]*(COLUMN()-6);32768)" table:style-name="ce1">
            <text:p>12558</text:p>
          </table:table-cell>
          <table:table-cell office:value-type="float" office:value="16744" table:formula="of:=MIN([.$C97]*(COLUMN()-6);32768)" table:style-name="ce1">
            <text:p>16744</text:p>
          </table:table-cell>
          <table:table-cell office:value-type="float" office:value="20930" table:formula="of:=MIN([.$C97]*(COLUMN()-6);32768)" table:style-name="ce1">
            <text:p>20930</text:p>
          </table:table-cell>
          <table:table-cell office:value-type="float" office:value="25116" table:formula="of:=MIN([.$C97]*(COLUMN()-6);32768)" table:style-name="ce1">
            <text:p>25116</text:p>
          </table:table-cell>
          <table:table-cell office:value-type="float" office:value="29302" table:formula="of:=MIN([.$C97]*(COLUMN()-6);32768)" table:style-name="ce1">
            <text:p>29302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32)/32)" table:style-name="ce1">
            <text:p>4096</text:p>
          </table:table-cell>
          <table:table-cell table:style-name="ce1"/>
          <table:table-cell office:value-type="float" office:value="4096" table:formula="of:=ROUND([.A98];0)" table:style-name="ce1">
            <text:p>40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32768)" table:style-name="ce1">
            <text:p>0</text:p>
          </table:table-cell>
          <table:table-cell office:value-type="float" office:value="4096" table:formula="of:=MIN([.$C98]*(COLUMN()-6);32768)" table:style-name="ce1">
            <text:p>4096</text:p>
          </table:table-cell>
          <table:table-cell office:value-type="float" office:value="8192" table:formula="of:=MIN([.$C98]*(COLUMN()-6);32768)" table:style-name="ce1">
            <text:p>8192</text:p>
          </table:table-cell>
          <table:table-cell office:value-type="float" office:value="12288" table:formula="of:=MIN([.$C98]*(COLUMN()-6);32768)" table:style-name="ce1">
            <text:p>12288</text:p>
          </table:table-cell>
          <table:table-cell office:value-type="float" office:value="16384" table:formula="of:=MIN([.$C98]*(COLUMN()-6);32768)" table:style-name="ce1">
            <text:p>16384</text:p>
          </table:table-cell>
          <table:table-cell office:value-type="float" office:value="20480" table:formula="of:=MIN([.$C98]*(COLUMN()-6);32768)" table:style-name="ce1">
            <text:p>20480</text:p>
          </table:table-cell>
          <table:table-cell office:value-type="float" office:value="24576" table:formula="of:=MIN([.$C98]*(COLUMN()-6);32768)" table:style-name="ce1">
            <text:p>24576</text:p>
          </table:table-cell>
          <table:table-cell office:value-type="float" office:value="28672" table:formula="of:=MIN([.$C98]*(COLUMN()-6);32768)" table:style-name="ce1">
            <text:p>28672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32)/32)" table:style-name="ce1">
            <text:p>4008.231166</text:p>
          </table:table-cell>
          <table:table-cell table:style-name="ce1"/>
          <table:table-cell office:value-type="float" office:value="4008" table:formula="of:=ROUND([.A99];0)" table:style-name="ce1">
            <text:p>4008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32768)" table:style-name="ce1">
            <text:p>0</text:p>
          </table:table-cell>
          <table:table-cell office:value-type="float" office:value="4008" table:formula="of:=MIN([.$C99]*(COLUMN()-6);32768)" table:style-name="ce1">
            <text:p>4008</text:p>
          </table:table-cell>
          <table:table-cell office:value-type="float" office:value="8016" table:formula="of:=MIN([.$C99]*(COLUMN()-6);32768)" table:style-name="ce1">
            <text:p>8016</text:p>
          </table:table-cell>
          <table:table-cell office:value-type="float" office:value="12024" table:formula="of:=MIN([.$C99]*(COLUMN()-6);32768)" table:style-name="ce1">
            <text:p>12024</text:p>
          </table:table-cell>
          <table:table-cell office:value-type="float" office:value="16032" table:formula="of:=MIN([.$C99]*(COLUMN()-6);32768)" table:style-name="ce1">
            <text:p>16032</text:p>
          </table:table-cell>
          <table:table-cell office:value-type="float" office:value="20040" table:formula="of:=MIN([.$C99]*(COLUMN()-6);32768)" table:style-name="ce1">
            <text:p>20040</text:p>
          </table:table-cell>
          <table:table-cell office:value-type="float" office:value="24048" table:formula="of:=MIN([.$C99]*(COLUMN()-6);32768)" table:style-name="ce1">
            <text:p>24048</text:p>
          </table:table-cell>
          <table:table-cell office:value-type="float" office:value="28056" table:formula="of:=MIN([.$C99]*(COLUMN()-6);32768)" table:style-name="ce1">
            <text:p>28056</text:p>
          </table:table-cell>
          <table:table-cell office:value-type="float" office:value="32064" table:formula="of:=MIN([.$C99]*(COLUMN()-6);32768)" table:style-name="ce1">
            <text:p>32064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83" table:formula="of:=[.$A$1]*(1/2)^((ROW()-2-32)/32)" table:style-name="ce1">
            <text:p>3922.343038</text:p>
          </table:table-cell>
          <table:table-cell table:style-name="ce1"/>
          <table:table-cell office:value-type="float" office:value="3922" table:formula="of:=ROUND([.A100];0)" table:style-name="ce1">
            <text:p>3922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32768)" table:style-name="ce1">
            <text:p>0</text:p>
          </table:table-cell>
          <table:table-cell office:value-type="float" office:value="3922" table:formula="of:=MIN([.$C100]*(COLUMN()-6);32768)" table:style-name="ce1">
            <text:p>3922</text:p>
          </table:table-cell>
          <table:table-cell office:value-type="float" office:value="7844" table:formula="of:=MIN([.$C100]*(COLUMN()-6);32768)" table:style-name="ce1">
            <text:p>7844</text:p>
          </table:table-cell>
          <table:table-cell office:value-type="float" office:value="11766" table:formula="of:=MIN([.$C100]*(COLUMN()-6);32768)" table:style-name="ce1">
            <text:p>11766</text:p>
          </table:table-cell>
          <table:table-cell office:value-type="float" office:value="15688" table:formula="of:=MIN([.$C100]*(COLUMN()-6);32768)" table:style-name="ce1">
            <text:p>15688</text:p>
          </table:table-cell>
          <table:table-cell office:value-type="float" office:value="19610" table:formula="of:=MIN([.$C100]*(COLUMN()-6);32768)" table:style-name="ce1">
            <text:p>19610</text:p>
          </table:table-cell>
          <table:table-cell office:value-type="float" office:value="23532" table:formula="of:=MIN([.$C100]*(COLUMN()-6);32768)" table:style-name="ce1">
            <text:p>23532</text:p>
          </table:table-cell>
          <table:table-cell office:value-type="float" office:value="27454" table:formula="of:=MIN([.$C100]*(COLUMN()-6);32768)" table:style-name="ce1">
            <text:p>27454</text:p>
          </table:table-cell>
          <table:table-cell office:value-type="float" office:value="31376" table:formula="of:=MIN([.$C100]*(COLUMN()-6);32768)" table:style-name="ce1">
            <text:p>31376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8" table:formula="of:=[.$A$1]*(1/2)^((ROW()-2-32)/32)" table:style-name="ce1">
            <text:p>3838.295315</text:p>
          </table:table-cell>
          <table:table-cell table:style-name="ce1"/>
          <table:table-cell office:value-type="float" office:value="3838" table:formula="of:=ROUND([.A101];0)" table:style-name="ce1">
            <text:p>3838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32768)" table:style-name="ce1">
            <text:p>0</text:p>
          </table:table-cell>
          <table:table-cell office:value-type="float" office:value="3838" table:formula="of:=MIN([.$C101]*(COLUMN()-6);32768)" table:style-name="ce1">
            <text:p>3838</text:p>
          </table:table-cell>
          <table:table-cell office:value-type="float" office:value="7676" table:formula="of:=MIN([.$C101]*(COLUMN()-6);32768)" table:style-name="ce1">
            <text:p>7676</text:p>
          </table:table-cell>
          <table:table-cell office:value-type="float" office:value="11514" table:formula="of:=MIN([.$C101]*(COLUMN()-6);32768)" table:style-name="ce1">
            <text:p>11514</text:p>
          </table:table-cell>
          <table:table-cell office:value-type="float" office:value="15352" table:formula="of:=MIN([.$C101]*(COLUMN()-6);32768)" table:style-name="ce1">
            <text:p>15352</text:p>
          </table:table-cell>
          <table:table-cell office:value-type="float" office:value="19190" table:formula="of:=MIN([.$C101]*(COLUMN()-6);32768)" table:style-name="ce1">
            <text:p>19190</text:p>
          </table:table-cell>
          <table:table-cell office:value-type="float" office:value="23028" table:formula="of:=MIN([.$C101]*(COLUMN()-6);32768)" table:style-name="ce1">
            <text:p>23028</text:p>
          </table:table-cell>
          <table:table-cell office:value-type="float" office:value="26866" table:formula="of:=MIN([.$C101]*(COLUMN()-6);32768)" table:style-name="ce1">
            <text:p>26866</text:p>
          </table:table-cell>
          <table:table-cell office:value-type="float" office:value="30704" table:formula="of:=MIN([.$C101]*(COLUMN()-6);32768)" table:style-name="ce1">
            <text:p>30704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32)/32)" table:style-name="ce1">
            <text:p>3756.048561</text:p>
          </table:table-cell>
          <table:table-cell table:style-name="ce1"/>
          <table:table-cell office:value-type="float" office:value="3756" table:formula="of:=ROUND([.A102];0)" table:style-name="ce1">
            <text:p>3756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32768)" table:style-name="ce1">
            <text:p>0</text:p>
          </table:table-cell>
          <table:table-cell office:value-type="float" office:value="3756" table:formula="of:=MIN([.$C102]*(COLUMN()-6);32768)" table:style-name="ce1">
            <text:p>3756</text:p>
          </table:table-cell>
          <table:table-cell office:value-type="float" office:value="7512" table:formula="of:=MIN([.$C102]*(COLUMN()-6);32768)" table:style-name="ce1">
            <text:p>7512</text:p>
          </table:table-cell>
          <table:table-cell office:value-type="float" office:value="11268" table:formula="of:=MIN([.$C102]*(COLUMN()-6);32768)" table:style-name="ce1">
            <text:p>11268</text:p>
          </table:table-cell>
          <table:table-cell office:value-type="float" office:value="15024" table:formula="of:=MIN([.$C102]*(COLUMN()-6);32768)" table:style-name="ce1">
            <text:p>15024</text:p>
          </table:table-cell>
          <table:table-cell office:value-type="float" office:value="18780" table:formula="of:=MIN([.$C102]*(COLUMN()-6);32768)" table:style-name="ce1">
            <text:p>18780</text:p>
          </table:table-cell>
          <table:table-cell office:value-type="float" office:value="22536" table:formula="of:=MIN([.$C102]*(COLUMN()-6);32768)" table:style-name="ce1">
            <text:p>22536</text:p>
          </table:table-cell>
          <table:table-cell office:value-type="float" office:value="26292" table:formula="of:=MIN([.$C102]*(COLUMN()-6);32768)" table:style-name="ce1">
            <text:p>26292</text:p>
          </table:table-cell>
          <table:table-cell office:value-type="float" office:value="30048" table:formula="of:=MIN([.$C102]*(COLUMN()-6);32768)" table:style-name="ce1">
            <text:p>3004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32)/32)" table:style-name="ce1">
            <text:p>3675.564186</text:p>
          </table:table-cell>
          <table:table-cell table:style-name="ce1"/>
          <table:table-cell office:value-type="float" office:value="3676" table:formula="of:=ROUND([.A103];0)" table:style-name="ce1">
            <text:p>3676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32768)" table:style-name="ce1">
            <text:p>0</text:p>
          </table:table-cell>
          <table:table-cell office:value-type="float" office:value="3676" table:formula="of:=MIN([.$C103]*(COLUMN()-6);32768)" table:style-name="ce1">
            <text:p>3676</text:p>
          </table:table-cell>
          <table:table-cell office:value-type="float" office:value="7352" table:formula="of:=MIN([.$C103]*(COLUMN()-6);32768)" table:style-name="ce1">
            <text:p>7352</text:p>
          </table:table-cell>
          <table:table-cell office:value-type="float" office:value="11028" table:formula="of:=MIN([.$C103]*(COLUMN()-6);32768)" table:style-name="ce1">
            <text:p>11028</text:p>
          </table:table-cell>
          <table:table-cell office:value-type="float" office:value="14704" table:formula="of:=MIN([.$C103]*(COLUMN()-6);32768)" table:style-name="ce1">
            <text:p>14704</text:p>
          </table:table-cell>
          <table:table-cell office:value-type="float" office:value="18380" table:formula="of:=MIN([.$C103]*(COLUMN()-6);32768)" table:style-name="ce1">
            <text:p>18380</text:p>
          </table:table-cell>
          <table:table-cell office:value-type="float" office:value="22056" table:formula="of:=MIN([.$C103]*(COLUMN()-6);32768)" table:style-name="ce1">
            <text:p>22056</text:p>
          </table:table-cell>
          <table:table-cell office:value-type="float" office:value="25732" table:formula="of:=MIN([.$C103]*(COLUMN()-6);32768)" table:style-name="ce1">
            <text:p>25732</text:p>
          </table:table-cell>
          <table:table-cell office:value-type="float" office:value="29408" table:formula="of:=MIN([.$C103]*(COLUMN()-6);32768)" table:style-name="ce1">
            <text:p>2940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7" table:formula="of:=[.$A$1]*(1/2)^((ROW()-2-32)/32)" table:style-name="ce1">
            <text:p>3596.804424</text:p>
          </table:table-cell>
          <table:table-cell table:style-name="ce1"/>
          <table:table-cell office:value-type="float" office:value="3597" table:formula="of:=ROUND([.A104];0)" table:style-name="ce1">
            <text:p>3597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32768)" table:style-name="ce1">
            <text:p>0</text:p>
          </table:table-cell>
          <table:table-cell office:value-type="float" office:value="3597" table:formula="of:=MIN([.$C104]*(COLUMN()-6);32768)" table:style-name="ce1">
            <text:p>3597</text:p>
          </table:table-cell>
          <table:table-cell office:value-type="float" office:value="7194" table:formula="of:=MIN([.$C104]*(COLUMN()-6);32768)" table:style-name="ce1">
            <text:p>7194</text:p>
          </table:table-cell>
          <table:table-cell office:value-type="float" office:value="10791" table:formula="of:=MIN([.$C104]*(COLUMN()-6);32768)" table:style-name="ce1">
            <text:p>10791</text:p>
          </table:table-cell>
          <table:table-cell office:value-type="float" office:value="14388" table:formula="of:=MIN([.$C104]*(COLUMN()-6);32768)" table:style-name="ce1">
            <text:p>14388</text:p>
          </table:table-cell>
          <table:table-cell office:value-type="float" office:value="17985" table:formula="of:=MIN([.$C104]*(COLUMN()-6);32768)" table:style-name="ce1">
            <text:p>17985</text:p>
          </table:table-cell>
          <table:table-cell office:value-type="float" office:value="21582" table:formula="of:=MIN([.$C104]*(COLUMN()-6);32768)" table:style-name="ce1">
            <text:p>21582</text:p>
          </table:table-cell>
          <table:table-cell office:value-type="float" office:value="25179" table:formula="of:=MIN([.$C104]*(COLUMN()-6);32768)" table:style-name="ce1">
            <text:p>25179</text:p>
          </table:table-cell>
          <table:table-cell office:value-type="float" office:value="28776" table:formula="of:=MIN([.$C104]*(COLUMN()-6);32768)" table:style-name="ce1">
            <text:p>28776</text:p>
          </table:table-cell>
          <table:table-cell office:value-type="float" office:value="32373" table:formula="of:=MIN([.$C104]*(COLUMN()-6);32768)" table:style-name="ce1">
            <text:p>32373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53" table:formula="of:=[.$A$1]*(1/2)^((ROW()-2-32)/32)" table:style-name="ce1">
            <text:p>3519.732323</text:p>
          </table:table-cell>
          <table:table-cell table:style-name="ce1"/>
          <table:table-cell office:value-type="float" office:value="3520" table:formula="of:=ROUND([.A105];0)" table:style-name="ce1">
            <text:p>3520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32768)" table:style-name="ce1">
            <text:p>0</text:p>
          </table:table-cell>
          <table:table-cell office:value-type="float" office:value="3520" table:formula="of:=MIN([.$C105]*(COLUMN()-6);32768)" table:style-name="ce1">
            <text:p>3520</text:p>
          </table:table-cell>
          <table:table-cell office:value-type="float" office:value="7040" table:formula="of:=MIN([.$C105]*(COLUMN()-6);32768)" table:style-name="ce1">
            <text:p>7040</text:p>
          </table:table-cell>
          <table:table-cell office:value-type="float" office:value="10560" table:formula="of:=MIN([.$C105]*(COLUMN()-6);32768)" table:style-name="ce1">
            <text:p>10560</text:p>
          </table:table-cell>
          <table:table-cell office:value-type="float" office:value="14080" table:formula="of:=MIN([.$C105]*(COLUMN()-6);32768)" table:style-name="ce1">
            <text:p>14080</text:p>
          </table:table-cell>
          <table:table-cell office:value-type="float" office:value="17600" table:formula="of:=MIN([.$C105]*(COLUMN()-6);32768)" table:style-name="ce1">
            <text:p>17600</text:p>
          </table:table-cell>
          <table:table-cell office:value-type="float" office:value="21120" table:formula="of:=MIN([.$C105]*(COLUMN()-6);32768)" table:style-name="ce1">
            <text:p>21120</text:p>
          </table:table-cell>
          <table:table-cell office:value-type="float" office:value="24640" table:formula="of:=MIN([.$C105]*(COLUMN()-6);32768)" table:style-name="ce1">
            <text:p>24640</text:p>
          </table:table-cell>
          <table:table-cell office:value-type="float" office:value="28160" table:formula="of:=MIN([.$C105]*(COLUMN()-6);32768)" table:style-name="ce1">
            <text:p>28160</text:p>
          </table:table-cell>
          <table:table-cell office:value-type="float" office:value="31680" table:formula="of:=MIN([.$C105]*(COLUMN()-6);32768)" table:style-name="ce1">
            <text:p>31680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51" table:formula="of:=[.$A$1]*(1/2)^((ROW()-2-32)/32)" table:style-name="ce1">
            <text:p>3444.311717</text:p>
          </table:table-cell>
          <table:table-cell table:style-name="ce1"/>
          <table:table-cell office:value-type="float" office:value="3444" table:formula="of:=ROUND([.A106];0)" table:style-name="ce1">
            <text:p>3444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32768)" table:style-name="ce1">
            <text:p>0</text:p>
          </table:table-cell>
          <table:table-cell office:value-type="float" office:value="3444" table:formula="of:=MIN([.$C106]*(COLUMN()-6);32768)" table:style-name="ce1">
            <text:p>3444</text:p>
          </table:table-cell>
          <table:table-cell office:value-type="float" office:value="6888" table:formula="of:=MIN([.$C106]*(COLUMN()-6);32768)" table:style-name="ce1">
            <text:p>6888</text:p>
          </table:table-cell>
          <table:table-cell office:value-type="float" office:value="10332" table:formula="of:=MIN([.$C106]*(COLUMN()-6);32768)" table:style-name="ce1">
            <text:p>10332</text:p>
          </table:table-cell>
          <table:table-cell office:value-type="float" office:value="13776" table:formula="of:=MIN([.$C106]*(COLUMN()-6);32768)" table:style-name="ce1">
            <text:p>13776</text:p>
          </table:table-cell>
          <table:table-cell office:value-type="float" office:value="17220" table:formula="of:=MIN([.$C106]*(COLUMN()-6);32768)" table:style-name="ce1">
            <text:p>17220</text:p>
          </table:table-cell>
          <table:table-cell office:value-type="float" office:value="20664" table:formula="of:=MIN([.$C106]*(COLUMN()-6);32768)" table:style-name="ce1">
            <text:p>20664</text:p>
          </table:table-cell>
          <table:table-cell office:value-type="float" office:value="24108" table:formula="of:=MIN([.$C106]*(COLUMN()-6);32768)" table:style-name="ce1">
            <text:p>24108</text:p>
          </table:table-cell>
          <table:table-cell office:value-type="float" office:value="27552" table:formula="of:=MIN([.$C106]*(COLUMN()-6);32768)" table:style-name="ce1">
            <text:p>27552</text:p>
          </table:table-cell>
          <table:table-cell office:value-type="float" office:value="30996" table:formula="of:=MIN([.$C106]*(COLUMN()-6);32768)" table:style-name="ce1">
            <text:p>30996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198" table:formula="of:=[.$A$1]*(1/2)^((ROW()-2-32)/32)" table:style-name="ce1">
            <text:p>3370.507219</text:p>
          </table:table-cell>
          <table:table-cell table:style-name="ce1"/>
          <table:table-cell office:value-type="float" office:value="3371" table:formula="of:=ROUND([.A107];0)" table:style-name="ce1">
            <text:p>3371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32768)" table:style-name="ce1">
            <text:p>0</text:p>
          </table:table-cell>
          <table:table-cell office:value-type="float" office:value="3371" table:formula="of:=MIN([.$C107]*(COLUMN()-6);32768)" table:style-name="ce1">
            <text:p>3371</text:p>
          </table:table-cell>
          <table:table-cell office:value-type="float" office:value="6742" table:formula="of:=MIN([.$C107]*(COLUMN()-6);32768)" table:style-name="ce1">
            <text:p>6742</text:p>
          </table:table-cell>
          <table:table-cell office:value-type="float" office:value="10113" table:formula="of:=MIN([.$C107]*(COLUMN()-6);32768)" table:style-name="ce1">
            <text:p>10113</text:p>
          </table:table-cell>
          <table:table-cell office:value-type="float" office:value="13484" table:formula="of:=MIN([.$C107]*(COLUMN()-6);32768)" table:style-name="ce1">
            <text:p>13484</text:p>
          </table:table-cell>
          <table:table-cell office:value-type="float" office:value="16855" table:formula="of:=MIN([.$C107]*(COLUMN()-6);32768)" table:style-name="ce1">
            <text:p>16855</text:p>
          </table:table-cell>
          <table:table-cell office:value-type="float" office:value="20226" table:formula="of:=MIN([.$C107]*(COLUMN()-6);32768)" table:style-name="ce1">
            <text:p>20226</text:p>
          </table:table-cell>
          <table:table-cell office:value-type="float" office:value="23597" table:formula="of:=MIN([.$C107]*(COLUMN()-6);32768)" table:style-name="ce1">
            <text:p>23597</text:p>
          </table:table-cell>
          <table:table-cell office:value-type="float" office:value="26968" table:formula="of:=MIN([.$C107]*(COLUMN()-6);32768)" table:style-name="ce1">
            <text:p>26968</text:p>
          </table:table-cell>
          <table:table-cell office:value-type="float" office:value="30339" table:formula="of:=MIN([.$C107]*(COLUMN()-6);32768)" table:style-name="ce1">
            <text:p>30339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32" table:formula="of:=[.$A$1]*(1/2)^((ROW()-2-32)/32)" table:style-name="ce1">
            <text:p>3298.2842</text:p>
          </table:table-cell>
          <table:table-cell table:style-name="ce1"/>
          <table:table-cell office:value-type="float" office:value="3298" table:formula="of:=ROUND([.A108];0)" table:style-name="ce1">
            <text:p>3298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32768)" table:style-name="ce1">
            <text:p>0</text:p>
          </table:table-cell>
          <table:table-cell office:value-type="float" office:value="3298" table:formula="of:=MIN([.$C108]*(COLUMN()-6);32768)" table:style-name="ce1">
            <text:p>3298</text:p>
          </table:table-cell>
          <table:table-cell office:value-type="float" office:value="6596" table:formula="of:=MIN([.$C108]*(COLUMN()-6);32768)" table:style-name="ce1">
            <text:p>6596</text:p>
          </table:table-cell>
          <table:table-cell office:value-type="float" office:value="9894" table:formula="of:=MIN([.$C108]*(COLUMN()-6);32768)" table:style-name="ce1">
            <text:p>9894</text:p>
          </table:table-cell>
          <table:table-cell office:value-type="float" office:value="13192" table:formula="of:=MIN([.$C108]*(COLUMN()-6);32768)" table:style-name="ce1">
            <text:p>13192</text:p>
          </table:table-cell>
          <table:table-cell office:value-type="float" office:value="16490" table:formula="of:=MIN([.$C108]*(COLUMN()-6);32768)" table:style-name="ce1">
            <text:p>16490</text:p>
          </table:table-cell>
          <table:table-cell office:value-type="float" office:value="19788" table:formula="of:=MIN([.$C108]*(COLUMN()-6);32768)" table:style-name="ce1">
            <text:p>19788</text:p>
          </table:table-cell>
          <table:table-cell office:value-type="float" office:value="23086" table:formula="of:=MIN([.$C108]*(COLUMN()-6);32768)" table:style-name="ce1">
            <text:p>23086</text:p>
          </table:table-cell>
          <table:table-cell office:value-type="float" office:value="26384" table:formula="of:=MIN([.$C108]*(COLUMN()-6);32768)" table:style-name="ce1">
            <text:p>26384</text:p>
          </table:table-cell>
          <table:table-cell office:value-type="float" office:value="29682" table:formula="of:=MIN([.$C108]*(COLUMN()-6);32768)" table:style-name="ce1">
            <text:p>29682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32)/32)" table:style-name="ce1">
            <text:p>3227.608771</text:p>
          </table:table-cell>
          <table:table-cell table:style-name="ce1"/>
          <table:table-cell office:value-type="float" office:value="3228" table:formula="of:=ROUND([.A109];0)" table:style-name="ce1">
            <text:p>3228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32768)" table:style-name="ce1">
            <text:p>0</text:p>
          </table:table-cell>
          <table:table-cell office:value-type="float" office:value="3228" table:formula="of:=MIN([.$C109]*(COLUMN()-6);32768)" table:style-name="ce1">
            <text:p>3228</text:p>
          </table:table-cell>
          <table:table-cell office:value-type="float" office:value="6456" table:formula="of:=MIN([.$C109]*(COLUMN()-6);32768)" table:style-name="ce1">
            <text:p>6456</text:p>
          </table:table-cell>
          <table:table-cell office:value-type="float" office:value="9684" table:formula="of:=MIN([.$C109]*(COLUMN()-6);32768)" table:style-name="ce1">
            <text:p>9684</text:p>
          </table:table-cell>
          <table:table-cell office:value-type="float" office:value="12912" table:formula="of:=MIN([.$C109]*(COLUMN()-6);32768)" table:style-name="ce1">
            <text:p>12912</text:p>
          </table:table-cell>
          <table:table-cell office:value-type="float" office:value="16140" table:formula="of:=MIN([.$C109]*(COLUMN()-6);32768)" table:style-name="ce1">
            <text:p>16140</text:p>
          </table:table-cell>
          <table:table-cell office:value-type="float" office:value="19368" table:formula="of:=MIN([.$C109]*(COLUMN()-6);32768)" table:style-name="ce1">
            <text:p>19368</text:p>
          </table:table-cell>
          <table:table-cell office:value-type="float" office:value="22596" table:formula="of:=MIN([.$C109]*(COLUMN()-6);32768)" table:style-name="ce1">
            <text:p>22596</text:p>
          </table:table-cell>
          <table:table-cell office:value-type="float" office:value="25824" table:formula="of:=MIN([.$C109]*(COLUMN()-6);32768)" table:style-name="ce1">
            <text:p>25824</text:p>
          </table:table-cell>
          <table:table-cell office:value-type="float" office:value="29052" table:formula="of:=MIN([.$C109]*(COLUMN()-6);32768)" table:style-name="ce1">
            <text:p>29052</text:p>
          </table:table-cell>
          <table:table-cell office:value-type="float" office:value="32280" table:formula="of:=MIN([.$C109]*(COLUMN()-6);32768)" table:style-name="ce1">
            <text:p>32280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26" table:formula="of:=[.$A$1]*(1/2)^((ROW()-2-32)/32)" table:style-name="ce1">
            <text:p>3158.44777</text:p>
          </table:table-cell>
          <table:table-cell table:style-name="ce1"/>
          <table:table-cell office:value-type="float" office:value="3158" table:formula="of:=ROUND([.A110];0)" table:style-name="ce1">
            <text:p>3158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32768)" table:style-name="ce1">
            <text:p>0</text:p>
          </table:table-cell>
          <table:table-cell office:value-type="float" office:value="3158" table:formula="of:=MIN([.$C110]*(COLUMN()-6);32768)" table:style-name="ce1">
            <text:p>3158</text:p>
          </table:table-cell>
          <table:table-cell office:value-type="float" office:value="6316" table:formula="of:=MIN([.$C110]*(COLUMN()-6);32768)" table:style-name="ce1">
            <text:p>6316</text:p>
          </table:table-cell>
          <table:table-cell office:value-type="float" office:value="9474" table:formula="of:=MIN([.$C110]*(COLUMN()-6);32768)" table:style-name="ce1">
            <text:p>9474</text:p>
          </table:table-cell>
          <table:table-cell office:value-type="float" office:value="12632" table:formula="of:=MIN([.$C110]*(COLUMN()-6);32768)" table:style-name="ce1">
            <text:p>12632</text:p>
          </table:table-cell>
          <table:table-cell office:value-type="float" office:value="15790" table:formula="of:=MIN([.$C110]*(COLUMN()-6);32768)" table:style-name="ce1">
            <text:p>15790</text:p>
          </table:table-cell>
          <table:table-cell office:value-type="float" office:value="18948" table:formula="of:=MIN([.$C110]*(COLUMN()-6);32768)" table:style-name="ce1">
            <text:p>18948</text:p>
          </table:table-cell>
          <table:table-cell office:value-type="float" office:value="22106" table:formula="of:=MIN([.$C110]*(COLUMN()-6);32768)" table:style-name="ce1">
            <text:p>22106</text:p>
          </table:table-cell>
          <table:table-cell office:value-type="float" office:value="25264" table:formula="of:=MIN([.$C110]*(COLUMN()-6);32768)" table:style-name="ce1">
            <text:p>25264</text:p>
          </table:table-cell>
          <table:table-cell office:value-type="float" office:value="28422" table:formula="of:=MIN([.$C110]*(COLUMN()-6);32768)" table:style-name="ce1">
            <text:p>28422</text:p>
          </table:table-cell>
          <table:table-cell office:value-type="float" office:value="31580" table:formula="of:=MIN([.$C110]*(COLUMN()-6);32768)" table:style-name="ce1">
            <text:p>31580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295" table:formula="of:=[.$A$1]*(1/2)^((ROW()-2-32)/32)" table:style-name="ce1">
            <text:p>3090.768748</text:p>
          </table:table-cell>
          <table:table-cell table:style-name="ce1"/>
          <table:table-cell office:value-type="float" office:value="3091" table:formula="of:=ROUND([.A111];0)" table:style-name="ce1">
            <text:p>3091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32768)" table:style-name="ce1">
            <text:p>0</text:p>
          </table:table-cell>
          <table:table-cell office:value-type="float" office:value="3091" table:formula="of:=MIN([.$C111]*(COLUMN()-6);32768)" table:style-name="ce1">
            <text:p>3091</text:p>
          </table:table-cell>
          <table:table-cell office:value-type="float" office:value="6182" table:formula="of:=MIN([.$C111]*(COLUMN()-6);32768)" table:style-name="ce1">
            <text:p>6182</text:p>
          </table:table-cell>
          <table:table-cell office:value-type="float" office:value="9273" table:formula="of:=MIN([.$C111]*(COLUMN()-6);32768)" table:style-name="ce1">
            <text:p>9273</text:p>
          </table:table-cell>
          <table:table-cell office:value-type="float" office:value="12364" table:formula="of:=MIN([.$C111]*(COLUMN()-6);32768)" table:style-name="ce1">
            <text:p>12364</text:p>
          </table:table-cell>
          <table:table-cell office:value-type="float" office:value="15455" table:formula="of:=MIN([.$C111]*(COLUMN()-6);32768)" table:style-name="ce1">
            <text:p>15455</text:p>
          </table:table-cell>
          <table:table-cell office:value-type="float" office:value="18546" table:formula="of:=MIN([.$C111]*(COLUMN()-6);32768)" table:style-name="ce1">
            <text:p>18546</text:p>
          </table:table-cell>
          <table:table-cell office:value-type="float" office:value="21637" table:formula="of:=MIN([.$C111]*(COLUMN()-6);32768)" table:style-name="ce1">
            <text:p>21637</text:p>
          </table:table-cell>
          <table:table-cell office:value-type="float" office:value="24728" table:formula="of:=MIN([.$C111]*(COLUMN()-6);32768)" table:style-name="ce1">
            <text:p>24728</text:p>
          </table:table-cell>
          <table:table-cell office:value-type="float" office:value="27819" table:formula="of:=MIN([.$C111]*(COLUMN()-6);32768)" table:style-name="ce1">
            <text:p>27819</text:p>
          </table:table-cell>
          <table:table-cell office:value-type="float" office:value="30910" table:formula="of:=MIN([.$C111]*(COLUMN()-6);32768)" table:style-name="ce1">
            <text:p>30910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51" table:formula="of:=[.$A$1]*(1/2)^((ROW()-2-32)/32)" table:style-name="ce1">
            <text:p>3024.539947</text:p>
          </table:table-cell>
          <table:table-cell table:style-name="ce1"/>
          <table:table-cell office:value-type="float" office:value="3025" table:formula="of:=ROUND([.A112];0)" table:style-name="ce1">
            <text:p>3025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32768)" table:style-name="ce1">
            <text:p>0</text:p>
          </table:table-cell>
          <table:table-cell office:value-type="float" office:value="3025" table:formula="of:=MIN([.$C112]*(COLUMN()-6);32768)" table:style-name="ce1">
            <text:p>3025</text:p>
          </table:table-cell>
          <table:table-cell office:value-type="float" office:value="6050" table:formula="of:=MIN([.$C112]*(COLUMN()-6);32768)" table:style-name="ce1">
            <text:p>6050</text:p>
          </table:table-cell>
          <table:table-cell office:value-type="float" office:value="9075" table:formula="of:=MIN([.$C112]*(COLUMN()-6);32768)" table:style-name="ce1">
            <text:p>9075</text:p>
          </table:table-cell>
          <table:table-cell office:value-type="float" office:value="12100" table:formula="of:=MIN([.$C112]*(COLUMN()-6);32768)" table:style-name="ce1">
            <text:p>12100</text:p>
          </table:table-cell>
          <table:table-cell office:value-type="float" office:value="15125" table:formula="of:=MIN([.$C112]*(COLUMN()-6);32768)" table:style-name="ce1">
            <text:p>15125</text:p>
          </table:table-cell>
          <table:table-cell office:value-type="float" office:value="18150" table:formula="of:=MIN([.$C112]*(COLUMN()-6);32768)" table:style-name="ce1">
            <text:p>18150</text:p>
          </table:table-cell>
          <table:table-cell office:value-type="float" office:value="21175" table:formula="of:=MIN([.$C112]*(COLUMN()-6);32768)" table:style-name="ce1">
            <text:p>21175</text:p>
          </table:table-cell>
          <table:table-cell office:value-type="float" office:value="24200" table:formula="of:=MIN([.$C112]*(COLUMN()-6);32768)" table:style-name="ce1">
            <text:p>24200</text:p>
          </table:table-cell>
          <table:table-cell office:value-type="float" office:value="27225" table:formula="of:=MIN([.$C112]*(COLUMN()-6);32768)" table:style-name="ce1">
            <text:p>27225</text:p>
          </table:table-cell>
          <table:table-cell office:value-type="float" office:value="30250" table:formula="of:=MIN([.$C112]*(COLUMN()-6);32768)" table:style-name="ce1">
            <text:p>30250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32)/32)" table:style-name="ce1">
            <text:p>2959.730293</text:p>
          </table:table-cell>
          <table:table-cell table:style-name="ce1"/>
          <table:table-cell office:value-type="float" office:value="2960" table:formula="of:=ROUND([.A113];0)" table:style-name="ce1">
            <text:p>2960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32768)" table:style-name="ce1">
            <text:p>0</text:p>
          </table:table-cell>
          <table:table-cell office:value-type="float" office:value="2960" table:formula="of:=MIN([.$C113]*(COLUMN()-6);32768)" table:style-name="ce1">
            <text:p>2960</text:p>
          </table:table-cell>
          <table:table-cell office:value-type="float" office:value="5920" table:formula="of:=MIN([.$C113]*(COLUMN()-6);32768)" table:style-name="ce1">
            <text:p>5920</text:p>
          </table:table-cell>
          <table:table-cell office:value-type="float" office:value="8880" table:formula="of:=MIN([.$C113]*(COLUMN()-6);32768)" table:style-name="ce1">
            <text:p>8880</text:p>
          </table:table-cell>
          <table:table-cell office:value-type="float" office:value="11840" table:formula="of:=MIN([.$C113]*(COLUMN()-6);32768)" table:style-name="ce1">
            <text:p>11840</text:p>
          </table:table-cell>
          <table:table-cell office:value-type="float" office:value="14800" table:formula="of:=MIN([.$C113]*(COLUMN()-6);32768)" table:style-name="ce1">
            <text:p>14800</text:p>
          </table:table-cell>
          <table:table-cell office:value-type="float" office:value="17760" table:formula="of:=MIN([.$C113]*(COLUMN()-6);32768)" table:style-name="ce1">
            <text:p>17760</text:p>
          </table:table-cell>
          <table:table-cell office:value-type="float" office:value="20720" table:formula="of:=MIN([.$C113]*(COLUMN()-6);32768)" table:style-name="ce1">
            <text:p>20720</text:p>
          </table:table-cell>
          <table:table-cell office:value-type="float" office:value="23680" table:formula="of:=MIN([.$C113]*(COLUMN()-6);32768)" table:style-name="ce1">
            <text:p>23680</text:p>
          </table:table-cell>
          <table:table-cell office:value-type="float" office:value="26640" table:formula="of:=MIN([.$C113]*(COLUMN()-6);32768)" table:style-name="ce1">
            <text:p>26640</text:p>
          </table:table-cell>
          <table:table-cell office:value-type="float" office:value="29600" table:formula="of:=MIN([.$C113]*(COLUMN()-6);32768)" table:style-name="ce1">
            <text:p>29600</text:p>
          </table:table-cell>
          <table:table-cell office:value-type="float" office:value="32560" table:formula="of:=MIN([.$C113]*(COLUMN()-6);32768)" table:style-name="ce1">
            <text:p>32560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32)/32)" table:style-name="ce1">
            <text:p>2896.309376</text:p>
          </table:table-cell>
          <table:table-cell table:style-name="ce1"/>
          <table:table-cell office:value-type="float" office:value="2896" table:formula="of:=ROUND([.A114];0)" table:style-name="ce1">
            <text:p>2896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32768)" table:style-name="ce1">
            <text:p>0</text:p>
          </table:table-cell>
          <table:table-cell office:value-type="float" office:value="2896" table:formula="of:=MIN([.$C114]*(COLUMN()-6);32768)" table:style-name="ce1">
            <text:p>2896</text:p>
          </table:table-cell>
          <table:table-cell office:value-type="float" office:value="5792" table:formula="of:=MIN([.$C114]*(COLUMN()-6);32768)" table:style-name="ce1">
            <text:p>5792</text:p>
          </table:table-cell>
          <table:table-cell office:value-type="float" office:value="8688" table:formula="of:=MIN([.$C114]*(COLUMN()-6);32768)" table:style-name="ce1">
            <text:p>8688</text:p>
          </table:table-cell>
          <table:table-cell office:value-type="float" office:value="11584" table:formula="of:=MIN([.$C114]*(COLUMN()-6);32768)" table:style-name="ce1">
            <text:p>11584</text:p>
          </table:table-cell>
          <table:table-cell office:value-type="float" office:value="14480" table:formula="of:=MIN([.$C114]*(COLUMN()-6);32768)" table:style-name="ce1">
            <text:p>14480</text:p>
          </table:table-cell>
          <table:table-cell office:value-type="float" office:value="17376" table:formula="of:=MIN([.$C114]*(COLUMN()-6);32768)" table:style-name="ce1">
            <text:p>17376</text:p>
          </table:table-cell>
          <table:table-cell office:value-type="float" office:value="20272" table:formula="of:=MIN([.$C114]*(COLUMN()-6);32768)" table:style-name="ce1">
            <text:p>20272</text:p>
          </table:table-cell>
          <table:table-cell office:value-type="float" office:value="23168" table:formula="of:=MIN([.$C114]*(COLUMN()-6);32768)" table:style-name="ce1">
            <text:p>23168</text:p>
          </table:table-cell>
          <table:table-cell office:value-type="float" office:value="26064" table:formula="of:=MIN([.$C114]*(COLUMN()-6);32768)" table:style-name="ce1">
            <text:p>26064</text:p>
          </table:table-cell>
          <table:table-cell office:value-type="float" office:value="28960" table:formula="of:=MIN([.$C114]*(COLUMN()-6);32768)" table:style-name="ce1">
            <text:p>28960</text:p>
          </table:table-cell>
          <table:table-cell office:value-type="float" office:value="31856" table:formula="of:=MIN([.$C114]*(COLUMN()-6);32768)" table:style-name="ce1">
            <text:p>31856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4" table:formula="of:=[.$A$1]*(1/2)^((ROW()-2-32)/32)" table:style-name="ce1">
            <text:p>2834.247438</text:p>
          </table:table-cell>
          <table:table-cell table:style-name="ce1"/>
          <table:table-cell office:value-type="float" office:value="2834" table:formula="of:=ROUND([.A115];0)" table:style-name="ce1">
            <text:p>2834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32768)" table:style-name="ce1">
            <text:p>0</text:p>
          </table:table-cell>
          <table:table-cell office:value-type="float" office:value="2834" table:formula="of:=MIN([.$C115]*(COLUMN()-6);32768)" table:style-name="ce1">
            <text:p>2834</text:p>
          </table:table-cell>
          <table:table-cell office:value-type="float" office:value="5668" table:formula="of:=MIN([.$C115]*(COLUMN()-6);32768)" table:style-name="ce1">
            <text:p>5668</text:p>
          </table:table-cell>
          <table:table-cell office:value-type="float" office:value="8502" table:formula="of:=MIN([.$C115]*(COLUMN()-6);32768)" table:style-name="ce1">
            <text:p>8502</text:p>
          </table:table-cell>
          <table:table-cell office:value-type="float" office:value="11336" table:formula="of:=MIN([.$C115]*(COLUMN()-6);32768)" table:style-name="ce1">
            <text:p>11336</text:p>
          </table:table-cell>
          <table:table-cell office:value-type="float" office:value="14170" table:formula="of:=MIN([.$C115]*(COLUMN()-6);32768)" table:style-name="ce1">
            <text:p>14170</text:p>
          </table:table-cell>
          <table:table-cell office:value-type="float" office:value="17004" table:formula="of:=MIN([.$C115]*(COLUMN()-6);32768)" table:style-name="ce1">
            <text:p>17004</text:p>
          </table:table-cell>
          <table:table-cell office:value-type="float" office:value="19838" table:formula="of:=MIN([.$C115]*(COLUMN()-6);32768)" table:style-name="ce1">
            <text:p>19838</text:p>
          </table:table-cell>
          <table:table-cell office:value-type="float" office:value="22672" table:formula="of:=MIN([.$C115]*(COLUMN()-6);32768)" table:style-name="ce1">
            <text:p>22672</text:p>
          </table:table-cell>
          <table:table-cell office:value-type="float" office:value="25506" table:formula="of:=MIN([.$C115]*(COLUMN()-6);32768)" table:style-name="ce1">
            <text:p>25506</text:p>
          </table:table-cell>
          <table:table-cell office:value-type="float" office:value="28340" table:formula="of:=MIN([.$C115]*(COLUMN()-6);32768)" table:style-name="ce1">
            <text:p>28340</text:p>
          </table:table-cell>
          <table:table-cell office:value-type="float" office:value="31174" table:formula="of:=MIN([.$C115]*(COLUMN()-6);32768)" table:style-name="ce1">
            <text:p>31174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6" table:formula="of:=[.$A$1]*(1/2)^((ROW()-2-32)/32)" table:style-name="ce1">
            <text:p>2773.51536</text:p>
          </table:table-cell>
          <table:table-cell table:style-name="ce1"/>
          <table:table-cell office:value-type="float" office:value="2774" table:formula="of:=ROUND([.A116];0)" table:style-name="ce1">
            <text:p>2774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32768)" table:style-name="ce1">
            <text:p>0</text:p>
          </table:table-cell>
          <table:table-cell office:value-type="float" office:value="2774" table:formula="of:=MIN([.$C116]*(COLUMN()-6);32768)" table:style-name="ce1">
            <text:p>2774</text:p>
          </table:table-cell>
          <table:table-cell office:value-type="float" office:value="5548" table:formula="of:=MIN([.$C116]*(COLUMN()-6);32768)" table:style-name="ce1">
            <text:p>5548</text:p>
          </table:table-cell>
          <table:table-cell office:value-type="float" office:value="8322" table:formula="of:=MIN([.$C116]*(COLUMN()-6);32768)" table:style-name="ce1">
            <text:p>8322</text:p>
          </table:table-cell>
          <table:table-cell office:value-type="float" office:value="11096" table:formula="of:=MIN([.$C116]*(COLUMN()-6);32768)" table:style-name="ce1">
            <text:p>11096</text:p>
          </table:table-cell>
          <table:table-cell office:value-type="float" office:value="13870" table:formula="of:=MIN([.$C116]*(COLUMN()-6);32768)" table:style-name="ce1">
            <text:p>13870</text:p>
          </table:table-cell>
          <table:table-cell office:value-type="float" office:value="16644" table:formula="of:=MIN([.$C116]*(COLUMN()-6);32768)" table:style-name="ce1">
            <text:p>16644</text:p>
          </table:table-cell>
          <table:table-cell office:value-type="float" office:value="19418" table:formula="of:=MIN([.$C116]*(COLUMN()-6);32768)" table:style-name="ce1">
            <text:p>19418</text:p>
          </table:table-cell>
          <table:table-cell office:value-type="float" office:value="22192" table:formula="of:=MIN([.$C116]*(COLUMN()-6);32768)" table:style-name="ce1">
            <text:p>22192</text:p>
          </table:table-cell>
          <table:table-cell office:value-type="float" office:value="24966" table:formula="of:=MIN([.$C116]*(COLUMN()-6);32768)" table:style-name="ce1">
            <text:p>24966</text:p>
          </table:table-cell>
          <table:table-cell office:value-type="float" office:value="27740" table:formula="of:=MIN([.$C116]*(COLUMN()-6);32768)" table:style-name="ce1">
            <text:p>27740</text:p>
          </table:table-cell>
          <table:table-cell office:value-type="float" office:value="30514" table:formula="of:=MIN([.$C116]*(COLUMN()-6);32768)" table:style-name="ce1">
            <text:p>30514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32)/32)" table:style-name="ce1">
            <text:p>2714.084645</text:p>
          </table:table-cell>
          <table:table-cell table:style-name="ce1"/>
          <table:table-cell office:value-type="float" office:value="2714" table:formula="of:=ROUND([.A117];0)" table:style-name="ce1">
            <text:p>2714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32768)" table:style-name="ce1">
            <text:p>0</text:p>
          </table:table-cell>
          <table:table-cell office:value-type="float" office:value="2714" table:formula="of:=MIN([.$C117]*(COLUMN()-6);32768)" table:style-name="ce1">
            <text:p>2714</text:p>
          </table:table-cell>
          <table:table-cell office:value-type="float" office:value="5428" table:formula="of:=MIN([.$C117]*(COLUMN()-6);32768)" table:style-name="ce1">
            <text:p>5428</text:p>
          </table:table-cell>
          <table:table-cell office:value-type="float" office:value="8142" table:formula="of:=MIN([.$C117]*(COLUMN()-6);32768)" table:style-name="ce1">
            <text:p>8142</text:p>
          </table:table-cell>
          <table:table-cell office:value-type="float" office:value="10856" table:formula="of:=MIN([.$C117]*(COLUMN()-6);32768)" table:style-name="ce1">
            <text:p>10856</text:p>
          </table:table-cell>
          <table:table-cell office:value-type="float" office:value="13570" table:formula="of:=MIN([.$C117]*(COLUMN()-6);32768)" table:style-name="ce1">
            <text:p>13570</text:p>
          </table:table-cell>
          <table:table-cell office:value-type="float" office:value="16284" table:formula="of:=MIN([.$C117]*(COLUMN()-6);32768)" table:style-name="ce1">
            <text:p>16284</text:p>
          </table:table-cell>
          <table:table-cell office:value-type="float" office:value="18998" table:formula="of:=MIN([.$C117]*(COLUMN()-6);32768)" table:style-name="ce1">
            <text:p>18998</text:p>
          </table:table-cell>
          <table:table-cell office:value-type="float" office:value="21712" table:formula="of:=MIN([.$C117]*(COLUMN()-6);32768)" table:style-name="ce1">
            <text:p>21712</text:p>
          </table:table-cell>
          <table:table-cell office:value-type="float" office:value="24426" table:formula="of:=MIN([.$C117]*(COLUMN()-6);32768)" table:style-name="ce1">
            <text:p>24426</text:p>
          </table:table-cell>
          <table:table-cell office:value-type="float" office:value="27140" table:formula="of:=MIN([.$C117]*(COLUMN()-6);32768)" table:style-name="ce1">
            <text:p>27140</text:p>
          </table:table-cell>
          <table:table-cell office:value-type="float" office:value="29854" table:formula="of:=MIN([.$C117]*(COLUMN()-6);32768)" table:style-name="ce1">
            <text:p>29854</text:p>
          </table:table-cell>
          <table:table-cell office:value-type="float" office:value="32568" table:formula="of:=MIN([.$C117]*(COLUMN()-6);32768)" table:style-name="ce1">
            <text:p>325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32)/32)" table:style-name="ce1">
            <text:p>2655.927408</text:p>
          </table:table-cell>
          <table:table-cell table:style-name="ce1"/>
          <table:table-cell office:value-type="float" office:value="2656" table:formula="of:=ROUND([.A118];0)" table:style-name="ce1">
            <text:p>2656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32768)" table:style-name="ce1">
            <text:p>0</text:p>
          </table:table-cell>
          <table:table-cell office:value-type="float" office:value="2656" table:formula="of:=MIN([.$C118]*(COLUMN()-6);32768)" table:style-name="ce1">
            <text:p>2656</text:p>
          </table:table-cell>
          <table:table-cell office:value-type="float" office:value="5312" table:formula="of:=MIN([.$C118]*(COLUMN()-6);32768)" table:style-name="ce1">
            <text:p>5312</text:p>
          </table:table-cell>
          <table:table-cell office:value-type="float" office:value="7968" table:formula="of:=MIN([.$C118]*(COLUMN()-6);32768)" table:style-name="ce1">
            <text:p>7968</text:p>
          </table:table-cell>
          <table:table-cell office:value-type="float" office:value="10624" table:formula="of:=MIN([.$C118]*(COLUMN()-6);32768)" table:style-name="ce1">
            <text:p>10624</text:p>
          </table:table-cell>
          <table:table-cell office:value-type="float" office:value="13280" table:formula="of:=MIN([.$C118]*(COLUMN()-6);32768)" table:style-name="ce1">
            <text:p>13280</text:p>
          </table:table-cell>
          <table:table-cell office:value-type="float" office:value="15936" table:formula="of:=MIN([.$C118]*(COLUMN()-6);32768)" table:style-name="ce1">
            <text:p>15936</text:p>
          </table:table-cell>
          <table:table-cell office:value-type="float" office:value="18592" table:formula="of:=MIN([.$C118]*(COLUMN()-6);32768)" table:style-name="ce1">
            <text:p>18592</text:p>
          </table:table-cell>
          <table:table-cell office:value-type="float" office:value="21248" table:formula="of:=MIN([.$C118]*(COLUMN()-6);32768)" table:style-name="ce1">
            <text:p>21248</text:p>
          </table:table-cell>
          <table:table-cell office:value-type="float" office:value="23904" table:formula="of:=MIN([.$C118]*(COLUMN()-6);32768)" table:style-name="ce1">
            <text:p>23904</text:p>
          </table:table-cell>
          <table:table-cell office:value-type="float" office:value="26560" table:formula="of:=MIN([.$C118]*(COLUMN()-6);32768)" table:style-name="ce1">
            <text:p>26560</text:p>
          </table:table-cell>
          <table:table-cell office:value-type="float" office:value="29216" table:formula="of:=MIN([.$C118]*(COLUMN()-6);32768)" table:style-name="ce1">
            <text:p>29216</text:p>
          </table:table-cell>
          <table:table-cell office:value-type="float" office:value="31872" table:formula="of:=MIN([.$C118]*(COLUMN()-6);32768)" table:style-name="ce1">
            <text:p>31872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701" table:formula="of:=[.$A$1]*(1/2)^((ROW()-2-32)/32)" table:style-name="ce1">
            <text:p>2599.01636</text:p>
          </table:table-cell>
          <table:table-cell table:style-name="ce1"/>
          <table:table-cell office:value-type="float" office:value="2599" table:formula="of:=ROUND([.A119];0)" table:style-name="ce1">
            <text:p>2599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32768)" table:style-name="ce1">
            <text:p>0</text:p>
          </table:table-cell>
          <table:table-cell office:value-type="float" office:value="2599" table:formula="of:=MIN([.$C119]*(COLUMN()-6);32768)" table:style-name="ce1">
            <text:p>2599</text:p>
          </table:table-cell>
          <table:table-cell office:value-type="float" office:value="5198" table:formula="of:=MIN([.$C119]*(COLUMN()-6);32768)" table:style-name="ce1">
            <text:p>5198</text:p>
          </table:table-cell>
          <table:table-cell office:value-type="float" office:value="7797" table:formula="of:=MIN([.$C119]*(COLUMN()-6);32768)" table:style-name="ce1">
            <text:p>7797</text:p>
          </table:table-cell>
          <table:table-cell office:value-type="float" office:value="10396" table:formula="of:=MIN([.$C119]*(COLUMN()-6);32768)" table:style-name="ce1">
            <text:p>10396</text:p>
          </table:table-cell>
          <table:table-cell office:value-type="float" office:value="12995" table:formula="of:=MIN([.$C119]*(COLUMN()-6);32768)" table:style-name="ce1">
            <text:p>12995</text:p>
          </table:table-cell>
          <table:table-cell office:value-type="float" office:value="15594" table:formula="of:=MIN([.$C119]*(COLUMN()-6);32768)" table:style-name="ce1">
            <text:p>15594</text:p>
          </table:table-cell>
          <table:table-cell office:value-type="float" office:value="18193" table:formula="of:=MIN([.$C119]*(COLUMN()-6);32768)" table:style-name="ce1">
            <text:p>18193</text:p>
          </table:table-cell>
          <table:table-cell office:value-type="float" office:value="20792" table:formula="of:=MIN([.$C119]*(COLUMN()-6);32768)" table:style-name="ce1">
            <text:p>20792</text:p>
          </table:table-cell>
          <table:table-cell office:value-type="float" office:value="23391" table:formula="of:=MIN([.$C119]*(COLUMN()-6);32768)" table:style-name="ce1">
            <text:p>23391</text:p>
          </table:table-cell>
          <table:table-cell office:value-type="float" office:value="25990" table:formula="of:=MIN([.$C119]*(COLUMN()-6);32768)" table:style-name="ce1">
            <text:p>25990</text:p>
          </table:table-cell>
          <table:table-cell office:value-type="float" office:value="28589" table:formula="of:=MIN([.$C119]*(COLUMN()-6);32768)" table:style-name="ce1">
            <text:p>28589</text:p>
          </table:table-cell>
          <table:table-cell office:value-type="float" office:value="31188" table:formula="of:=MIN([.$C119]*(COLUMN()-6);32768)" table:style-name="ce1">
            <text:p>3118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7" table:formula="of:=[.$A$1]*(1/2)^((ROW()-2-32)/32)" table:style-name="ce1">
            <text:p>2543.324799</text:p>
          </table:table-cell>
          <table:table-cell table:style-name="ce1"/>
          <table:table-cell office:value-type="float" office:value="2543" table:formula="of:=ROUND([.A120];0)" table:style-name="ce1">
            <text:p>2543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32768)" table:style-name="ce1">
            <text:p>0</text:p>
          </table:table-cell>
          <table:table-cell office:value-type="float" office:value="2543" table:formula="of:=MIN([.$C120]*(COLUMN()-6);32768)" table:style-name="ce1">
            <text:p>2543</text:p>
          </table:table-cell>
          <table:table-cell office:value-type="float" office:value="5086" table:formula="of:=MIN([.$C120]*(COLUMN()-6);32768)" table:style-name="ce1">
            <text:p>5086</text:p>
          </table:table-cell>
          <table:table-cell office:value-type="float" office:value="7629" table:formula="of:=MIN([.$C120]*(COLUMN()-6);32768)" table:style-name="ce1">
            <text:p>7629</text:p>
          </table:table-cell>
          <table:table-cell office:value-type="float" office:value="10172" table:formula="of:=MIN([.$C120]*(COLUMN()-6);32768)" table:style-name="ce1">
            <text:p>10172</text:p>
          </table:table-cell>
          <table:table-cell office:value-type="float" office:value="12715" table:formula="of:=MIN([.$C120]*(COLUMN()-6);32768)" table:style-name="ce1">
            <text:p>12715</text:p>
          </table:table-cell>
          <table:table-cell office:value-type="float" office:value="15258" table:formula="of:=MIN([.$C120]*(COLUMN()-6);32768)" table:style-name="ce1">
            <text:p>15258</text:p>
          </table:table-cell>
          <table:table-cell office:value-type="float" office:value="17801" table:formula="of:=MIN([.$C120]*(COLUMN()-6);32768)" table:style-name="ce1">
            <text:p>17801</text:p>
          </table:table-cell>
          <table:table-cell office:value-type="float" office:value="20344" table:formula="of:=MIN([.$C120]*(COLUMN()-6);32768)" table:style-name="ce1">
            <text:p>20344</text:p>
          </table:table-cell>
          <table:table-cell office:value-type="float" office:value="22887" table:formula="of:=MIN([.$C120]*(COLUMN()-6);32768)" table:style-name="ce1">
            <text:p>22887</text:p>
          </table:table-cell>
          <table:table-cell office:value-type="float" office:value="25430" table:formula="of:=MIN([.$C120]*(COLUMN()-6);32768)" table:style-name="ce1">
            <text:p>25430</text:p>
          </table:table-cell>
          <table:table-cell office:value-type="float" office:value="27973" table:formula="of:=MIN([.$C120]*(COLUMN()-6);32768)" table:style-name="ce1">
            <text:p>27973</text:p>
          </table:table-cell>
          <table:table-cell office:value-type="float" office:value="30516" table:formula="of:=MIN([.$C120]*(COLUMN()-6);32768)" table:style-name="ce1">
            <text:p>30516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32)/32)" table:style-name="ce1">
            <text:p>2488.826593</text:p>
          </table:table-cell>
          <table:table-cell table:style-name="ce1"/>
          <table:table-cell office:value-type="float" office:value="2489" table:formula="of:=ROUND([.A121];0)" table:style-name="ce1">
            <text:p>2489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32768)" table:style-name="ce1">
            <text:p>0</text:p>
          </table:table-cell>
          <table:table-cell office:value-type="float" office:value="2489" table:formula="of:=MIN([.$C121]*(COLUMN()-6);32768)" table:style-name="ce1">
            <text:p>2489</text:p>
          </table:table-cell>
          <table:table-cell office:value-type="float" office:value="4978" table:formula="of:=MIN([.$C121]*(COLUMN()-6);32768)" table:style-name="ce1">
            <text:p>4978</text:p>
          </table:table-cell>
          <table:table-cell office:value-type="float" office:value="7467" table:formula="of:=MIN([.$C121]*(COLUMN()-6);32768)" table:style-name="ce1">
            <text:p>7467</text:p>
          </table:table-cell>
          <table:table-cell office:value-type="float" office:value="9956" table:formula="of:=MIN([.$C121]*(COLUMN()-6);32768)" table:style-name="ce1">
            <text:p>9956</text:p>
          </table:table-cell>
          <table:table-cell office:value-type="float" office:value="12445" table:formula="of:=MIN([.$C121]*(COLUMN()-6);32768)" table:style-name="ce1">
            <text:p>12445</text:p>
          </table:table-cell>
          <table:table-cell office:value-type="float" office:value="14934" table:formula="of:=MIN([.$C121]*(COLUMN()-6);32768)" table:style-name="ce1">
            <text:p>14934</text:p>
          </table:table-cell>
          <table:table-cell office:value-type="float" office:value="17423" table:formula="of:=MIN([.$C121]*(COLUMN()-6);32768)" table:style-name="ce1">
            <text:p>17423</text:p>
          </table:table-cell>
          <table:table-cell office:value-type="float" office:value="19912" table:formula="of:=MIN([.$C121]*(COLUMN()-6);32768)" table:style-name="ce1">
            <text:p>19912</text:p>
          </table:table-cell>
          <table:table-cell office:value-type="float" office:value="22401" table:formula="of:=MIN([.$C121]*(COLUMN()-6);32768)" table:style-name="ce1">
            <text:p>22401</text:p>
          </table:table-cell>
          <table:table-cell office:value-type="float" office:value="24890" table:formula="of:=MIN([.$C121]*(COLUMN()-6);32768)" table:style-name="ce1">
            <text:p>24890</text:p>
          </table:table-cell>
          <table:table-cell office:value-type="float" office:value="27379" table:formula="of:=MIN([.$C121]*(COLUMN()-6);32768)" table:style-name="ce1">
            <text:p>27379</text:p>
          </table:table-cell>
          <table:table-cell office:value-type="float" office:value="29868" table:formula="of:=MIN([.$C121]*(COLUMN()-6);32768)" table:style-name="ce1">
            <text:p>29868</text:p>
          </table:table-cell>
          <table:table-cell office:value-type="float" office:value="32357" table:formula="of:=MIN([.$C121]*(COLUMN()-6);32768)" table:style-name="ce1">
            <text:p>32357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32)/32)" table:style-name="ce1">
            <text:p>2435.496172</text:p>
          </table:table-cell>
          <table:table-cell table:style-name="ce1"/>
          <table:table-cell office:value-type="float" office:value="2435" table:formula="of:=ROUND([.A122];0)" table:style-name="ce1">
            <text:p>2435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32768)" table:style-name="ce1">
            <text:p>0</text:p>
          </table:table-cell>
          <table:table-cell office:value-type="float" office:value="2435" table:formula="of:=MIN([.$C122]*(COLUMN()-6);32768)" table:style-name="ce1">
            <text:p>2435</text:p>
          </table:table-cell>
          <table:table-cell office:value-type="float" office:value="4870" table:formula="of:=MIN([.$C122]*(COLUMN()-6);32768)" table:style-name="ce1">
            <text:p>4870</text:p>
          </table:table-cell>
          <table:table-cell office:value-type="float" office:value="7305" table:formula="of:=MIN([.$C122]*(COLUMN()-6);32768)" table:style-name="ce1">
            <text:p>7305</text:p>
          </table:table-cell>
          <table:table-cell office:value-type="float" office:value="9740" table:formula="of:=MIN([.$C122]*(COLUMN()-6);32768)" table:style-name="ce1">
            <text:p>9740</text:p>
          </table:table-cell>
          <table:table-cell office:value-type="float" office:value="12175" table:formula="of:=MIN([.$C122]*(COLUMN()-6);32768)" table:style-name="ce1">
            <text:p>12175</text:p>
          </table:table-cell>
          <table:table-cell office:value-type="float" office:value="14610" table:formula="of:=MIN([.$C122]*(COLUMN()-6);32768)" table:style-name="ce1">
            <text:p>14610</text:p>
          </table:table-cell>
          <table:table-cell office:value-type="float" office:value="17045" table:formula="of:=MIN([.$C122]*(COLUMN()-6);32768)" table:style-name="ce1">
            <text:p>17045</text:p>
          </table:table-cell>
          <table:table-cell office:value-type="float" office:value="19480" table:formula="of:=MIN([.$C122]*(COLUMN()-6);32768)" table:style-name="ce1">
            <text:p>19480</text:p>
          </table:table-cell>
          <table:table-cell office:value-type="float" office:value="21915" table:formula="of:=MIN([.$C122]*(COLUMN()-6);32768)" table:style-name="ce1">
            <text:p>21915</text:p>
          </table:table-cell>
          <table:table-cell office:value-type="float" office:value="24350" table:formula="of:=MIN([.$C122]*(COLUMN()-6);32768)" table:style-name="ce1">
            <text:p>24350</text:p>
          </table:table-cell>
          <table:table-cell office:value-type="float" office:value="26785" table:formula="of:=MIN([.$C122]*(COLUMN()-6);32768)" table:style-name="ce1">
            <text:p>26785</text:p>
          </table:table-cell>
          <table:table-cell office:value-type="float" office:value="29220" table:formula="of:=MIN([.$C122]*(COLUMN()-6);32768)" table:style-name="ce1">
            <text:p>29220</text:p>
          </table:table-cell>
          <table:table-cell office:value-type="float" office:value="31655" table:formula="of:=MIN([.$C122]*(COLUMN()-6);32768)" table:style-name="ce1">
            <text:p>31655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83.3085107764791" table:formula="of:=[.$A$1]*(1/2)^((ROW()-2-32)/32)" table:style-name="ce1">
            <text:p>2383.308511</text:p>
          </table:table-cell>
          <table:table-cell table:style-name="ce1"/>
          <table:table-cell office:value-type="float" office:value="2383" table:formula="of:=ROUND([.A123];0)" table:style-name="ce1">
            <text:p>2383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32768)" table:style-name="ce1">
            <text:p>0</text:p>
          </table:table-cell>
          <table:table-cell office:value-type="float" office:value="2383" table:formula="of:=MIN([.$C123]*(COLUMN()-6);32768)" table:style-name="ce1">
            <text:p>2383</text:p>
          </table:table-cell>
          <table:table-cell office:value-type="float" office:value="4766" table:formula="of:=MIN([.$C123]*(COLUMN()-6);32768)" table:style-name="ce1">
            <text:p>4766</text:p>
          </table:table-cell>
          <table:table-cell office:value-type="float" office:value="7149" table:formula="of:=MIN([.$C123]*(COLUMN()-6);32768)" table:style-name="ce1">
            <text:p>7149</text:p>
          </table:table-cell>
          <table:table-cell office:value-type="float" office:value="9532" table:formula="of:=MIN([.$C123]*(COLUMN()-6);32768)" table:style-name="ce1">
            <text:p>9532</text:p>
          </table:table-cell>
          <table:table-cell office:value-type="float" office:value="11915" table:formula="of:=MIN([.$C123]*(COLUMN()-6);32768)" table:style-name="ce1">
            <text:p>11915</text:p>
          </table:table-cell>
          <table:table-cell office:value-type="float" office:value="14298" table:formula="of:=MIN([.$C123]*(COLUMN()-6);32768)" table:style-name="ce1">
            <text:p>14298</text:p>
          </table:table-cell>
          <table:table-cell office:value-type="float" office:value="16681" table:formula="of:=MIN([.$C123]*(COLUMN()-6);32768)" table:style-name="ce1">
            <text:p>16681</text:p>
          </table:table-cell>
          <table:table-cell office:value-type="float" office:value="19064" table:formula="of:=MIN([.$C123]*(COLUMN()-6);32768)" table:style-name="ce1">
            <text:p>19064</text:p>
          </table:table-cell>
          <table:table-cell office:value-type="float" office:value="21447" table:formula="of:=MIN([.$C123]*(COLUMN()-6);32768)" table:style-name="ce1">
            <text:p>21447</text:p>
          </table:table-cell>
          <table:table-cell office:value-type="float" office:value="23830" table:formula="of:=MIN([.$C123]*(COLUMN()-6);32768)" table:style-name="ce1">
            <text:p>23830</text:p>
          </table:table-cell>
          <table:table-cell office:value-type="float" office:value="26213" table:formula="of:=MIN([.$C123]*(COLUMN()-6);32768)" table:style-name="ce1">
            <text:p>26213</text:p>
          </table:table-cell>
          <table:table-cell office:value-type="float" office:value="28596" table:formula="of:=MIN([.$C123]*(COLUMN()-6);32768)" table:style-name="ce1">
            <text:p>28596</text:p>
          </table:table-cell>
          <table:table-cell office:value-type="float" office:value="30979" table:formula="of:=MIN([.$C123]*(COLUMN()-6);32768)" table:style-name="ce1">
            <text:p>30979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32)/32)" table:style-name="ce1">
            <text:p>2332.239124</text:p>
          </table:table-cell>
          <table:table-cell table:style-name="ce1"/>
          <table:table-cell office:value-type="float" office:value="2332" table:formula="of:=ROUND([.A124];0)" table:style-name="ce1">
            <text:p>2332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32768)" table:style-name="ce1">
            <text:p>0</text:p>
          </table:table-cell>
          <table:table-cell office:value-type="float" office:value="2332" table:formula="of:=MIN([.$C124]*(COLUMN()-6);32768)" table:style-name="ce1">
            <text:p>2332</text:p>
          </table:table-cell>
          <table:table-cell office:value-type="float" office:value="4664" table:formula="of:=MIN([.$C124]*(COLUMN()-6);32768)" table:style-name="ce1">
            <text:p>4664</text:p>
          </table:table-cell>
          <table:table-cell office:value-type="float" office:value="6996" table:formula="of:=MIN([.$C124]*(COLUMN()-6);32768)" table:style-name="ce1">
            <text:p>6996</text:p>
          </table:table-cell>
          <table:table-cell office:value-type="float" office:value="9328" table:formula="of:=MIN([.$C124]*(COLUMN()-6);32768)" table:style-name="ce1">
            <text:p>9328</text:p>
          </table:table-cell>
          <table:table-cell office:value-type="float" office:value="11660" table:formula="of:=MIN([.$C124]*(COLUMN()-6);32768)" table:style-name="ce1">
            <text:p>11660</text:p>
          </table:table-cell>
          <table:table-cell office:value-type="float" office:value="13992" table:formula="of:=MIN([.$C124]*(COLUMN()-6);32768)" table:style-name="ce1">
            <text:p>13992</text:p>
          </table:table-cell>
          <table:table-cell office:value-type="float" office:value="16324" table:formula="of:=MIN([.$C124]*(COLUMN()-6);32768)" table:style-name="ce1">
            <text:p>16324</text:p>
          </table:table-cell>
          <table:table-cell office:value-type="float" office:value="18656" table:formula="of:=MIN([.$C124]*(COLUMN()-6);32768)" table:style-name="ce1">
            <text:p>18656</text:p>
          </table:table-cell>
          <table:table-cell office:value-type="float" office:value="20988" table:formula="of:=MIN([.$C124]*(COLUMN()-6);32768)" table:style-name="ce1">
            <text:p>20988</text:p>
          </table:table-cell>
          <table:table-cell office:value-type="float" office:value="23320" table:formula="of:=MIN([.$C124]*(COLUMN()-6);32768)" table:style-name="ce1">
            <text:p>23320</text:p>
          </table:table-cell>
          <table:table-cell office:value-type="float" office:value="25652" table:formula="of:=MIN([.$C124]*(COLUMN()-6);32768)" table:style-name="ce1">
            <text:p>25652</text:p>
          </table:table-cell>
          <table:table-cell office:value-type="float" office:value="27984" table:formula="of:=MIN([.$C124]*(COLUMN()-6);32768)" table:style-name="ce1">
            <text:p>27984</text:p>
          </table:table-cell>
          <table:table-cell office:value-type="float" office:value="30316" table:formula="of:=MIN([.$C124]*(COLUMN()-6);32768)" table:style-name="ce1">
            <text:p>30316</text:p>
          </table:table-cell>
          <table:table-cell office:value-type="float" office:value="32648" table:formula="of:=MIN([.$C124]*(COLUMN()-6);32768)" table:style-name="ce1">
            <text:p>3264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82.2640488363882" table:formula="of:=[.$A$1]*(1/2)^((ROW()-2-32)/32)" table:style-name="ce1">
            <text:p>2282.264049</text:p>
          </table:table-cell>
          <table:table-cell table:style-name="ce1"/>
          <table:table-cell office:value-type="float" office:value="2282" table:formula="of:=ROUND([.A125];0)" table:style-name="ce1">
            <text:p>228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32768)" table:style-name="ce1">
            <text:p>0</text:p>
          </table:table-cell>
          <table:table-cell office:value-type="float" office:value="2282" table:formula="of:=MIN([.$C125]*(COLUMN()-6);32768)" table:style-name="ce1">
            <text:p>2282</text:p>
          </table:table-cell>
          <table:table-cell office:value-type="float" office:value="4564" table:formula="of:=MIN([.$C125]*(COLUMN()-6);32768)" table:style-name="ce1">
            <text:p>4564</text:p>
          </table:table-cell>
          <table:table-cell office:value-type="float" office:value="6846" table:formula="of:=MIN([.$C125]*(COLUMN()-6);32768)" table:style-name="ce1">
            <text:p>6846</text:p>
          </table:table-cell>
          <table:table-cell office:value-type="float" office:value="9128" table:formula="of:=MIN([.$C125]*(COLUMN()-6);32768)" table:style-name="ce1">
            <text:p>9128</text:p>
          </table:table-cell>
          <table:table-cell office:value-type="float" office:value="11410" table:formula="of:=MIN([.$C125]*(COLUMN()-6);32768)" table:style-name="ce1">
            <text:p>11410</text:p>
          </table:table-cell>
          <table:table-cell office:value-type="float" office:value="13692" table:formula="of:=MIN([.$C125]*(COLUMN()-6);32768)" table:style-name="ce1">
            <text:p>13692</text:p>
          </table:table-cell>
          <table:table-cell office:value-type="float" office:value="15974" table:formula="of:=MIN([.$C125]*(COLUMN()-6);32768)" table:style-name="ce1">
            <text:p>15974</text:p>
          </table:table-cell>
          <table:table-cell office:value-type="float" office:value="18256" table:formula="of:=MIN([.$C125]*(COLUMN()-6);32768)" table:style-name="ce1">
            <text:p>18256</text:p>
          </table:table-cell>
          <table:table-cell office:value-type="float" office:value="20538" table:formula="of:=MIN([.$C125]*(COLUMN()-6);32768)" table:style-name="ce1">
            <text:p>20538</text:p>
          </table:table-cell>
          <table:table-cell office:value-type="float" office:value="22820" table:formula="of:=MIN([.$C125]*(COLUMN()-6);32768)" table:style-name="ce1">
            <text:p>22820</text:p>
          </table:table-cell>
          <table:table-cell office:value-type="float" office:value="25102" table:formula="of:=MIN([.$C125]*(COLUMN()-6);32768)" table:style-name="ce1">
            <text:p>25102</text:p>
          </table:table-cell>
          <table:table-cell office:value-type="float" office:value="27384" table:formula="of:=MIN([.$C125]*(COLUMN()-6);32768)" table:style-name="ce1">
            <text:p>27384</text:p>
          </table:table-cell>
          <table:table-cell office:value-type="float" office:value="29666" table:formula="of:=MIN([.$C125]*(COLUMN()-6);32768)" table:style-name="ce1">
            <text:p>29666</text:p>
          </table:table-cell>
          <table:table-cell office:value-type="float" office:value="31948" table:formula="of:=MIN([.$C125]*(COLUMN()-6);32768)" table:style-name="ce1">
            <text:p>3194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32)/32)" table:style-name="ce1">
            <text:p>2233.359836</text:p>
          </table:table-cell>
          <table:table-cell table:style-name="ce1"/>
          <table:table-cell office:value-type="float" office:value="2233" table:formula="of:=ROUND([.A126];0)" table:style-name="ce1">
            <text:p>2233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32768)" table:style-name="ce1">
            <text:p>0</text:p>
          </table:table-cell>
          <table:table-cell office:value-type="float" office:value="2233" table:formula="of:=MIN([.$C126]*(COLUMN()-6);32768)" table:style-name="ce1">
            <text:p>2233</text:p>
          </table:table-cell>
          <table:table-cell office:value-type="float" office:value="4466" table:formula="of:=MIN([.$C126]*(COLUMN()-6);32768)" table:style-name="ce1">
            <text:p>4466</text:p>
          </table:table-cell>
          <table:table-cell office:value-type="float" office:value="6699" table:formula="of:=MIN([.$C126]*(COLUMN()-6);32768)" table:style-name="ce1">
            <text:p>6699</text:p>
          </table:table-cell>
          <table:table-cell office:value-type="float" office:value="8932" table:formula="of:=MIN([.$C126]*(COLUMN()-6);32768)" table:style-name="ce1">
            <text:p>8932</text:p>
          </table:table-cell>
          <table:table-cell office:value-type="float" office:value="11165" table:formula="of:=MIN([.$C126]*(COLUMN()-6);32768)" table:style-name="ce1">
            <text:p>11165</text:p>
          </table:table-cell>
          <table:table-cell office:value-type="float" office:value="13398" table:formula="of:=MIN([.$C126]*(COLUMN()-6);32768)" table:style-name="ce1">
            <text:p>13398</text:p>
          </table:table-cell>
          <table:table-cell office:value-type="float" office:value="15631" table:formula="of:=MIN([.$C126]*(COLUMN()-6);32768)" table:style-name="ce1">
            <text:p>15631</text:p>
          </table:table-cell>
          <table:table-cell office:value-type="float" office:value="17864" table:formula="of:=MIN([.$C126]*(COLUMN()-6);32768)" table:style-name="ce1">
            <text:p>17864</text:p>
          </table:table-cell>
          <table:table-cell office:value-type="float" office:value="20097" table:formula="of:=MIN([.$C126]*(COLUMN()-6);32768)" table:style-name="ce1">
            <text:p>20097</text:p>
          </table:table-cell>
          <table:table-cell office:value-type="float" office:value="22330" table:formula="of:=MIN([.$C126]*(COLUMN()-6);32768)" table:style-name="ce1">
            <text:p>22330</text:p>
          </table:table-cell>
          <table:table-cell office:value-type="float" office:value="24563" table:formula="of:=MIN([.$C126]*(COLUMN()-6);32768)" table:style-name="ce1">
            <text:p>24563</text:p>
          </table:table-cell>
          <table:table-cell office:value-type="float" office:value="26796" table:formula="of:=MIN([.$C126]*(COLUMN()-6);32768)" table:style-name="ce1">
            <text:p>26796</text:p>
          </table:table-cell>
          <table:table-cell office:value-type="float" office:value="29029" table:formula="of:=MIN([.$C126]*(COLUMN()-6);32768)" table:style-name="ce1">
            <text:p>29029</text:p>
          </table:table-cell>
          <table:table-cell office:value-type="float" office:value="31262" table:formula="of:=MIN([.$C126]*(COLUMN()-6);32768)" table:style-name="ce1">
            <text:p>31262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85.5035405861345" table:formula="of:=[.$A$1]*(1/2)^((ROW()-2-32)/32)" table:style-name="ce1">
            <text:p>2185.503541</text:p>
          </table:table-cell>
          <table:table-cell table:style-name="ce1"/>
          <table:table-cell office:value-type="float" office:value="2186" table:formula="of:=ROUND([.A127];0)" table:style-name="ce1">
            <text:p>218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32768)" table:style-name="ce1">
            <text:p>0</text:p>
          </table:table-cell>
          <table:table-cell office:value-type="float" office:value="2186" table:formula="of:=MIN([.$C127]*(COLUMN()-6);32768)" table:style-name="ce1">
            <text:p>2186</text:p>
          </table:table-cell>
          <table:table-cell office:value-type="float" office:value="4372" table:formula="of:=MIN([.$C127]*(COLUMN()-6);32768)" table:style-name="ce1">
            <text:p>4372</text:p>
          </table:table-cell>
          <table:table-cell office:value-type="float" office:value="6558" table:formula="of:=MIN([.$C127]*(COLUMN()-6);32768)" table:style-name="ce1">
            <text:p>6558</text:p>
          </table:table-cell>
          <table:table-cell office:value-type="float" office:value="8744" table:formula="of:=MIN([.$C127]*(COLUMN()-6);32768)" table:style-name="ce1">
            <text:p>8744</text:p>
          </table:table-cell>
          <table:table-cell office:value-type="float" office:value="10930" table:formula="of:=MIN([.$C127]*(COLUMN()-6);32768)" table:style-name="ce1">
            <text:p>10930</text:p>
          </table:table-cell>
          <table:table-cell office:value-type="float" office:value="13116" table:formula="of:=MIN([.$C127]*(COLUMN()-6);32768)" table:style-name="ce1">
            <text:p>13116</text:p>
          </table:table-cell>
          <table:table-cell office:value-type="float" office:value="15302" table:formula="of:=MIN([.$C127]*(COLUMN()-6);32768)" table:style-name="ce1">
            <text:p>15302</text:p>
          </table:table-cell>
          <table:table-cell office:value-type="float" office:value="17488" table:formula="of:=MIN([.$C127]*(COLUMN()-6);32768)" table:style-name="ce1">
            <text:p>17488</text:p>
          </table:table-cell>
          <table:table-cell office:value-type="float" office:value="19674" table:formula="of:=MIN([.$C127]*(COLUMN()-6);32768)" table:style-name="ce1">
            <text:p>19674</text:p>
          </table:table-cell>
          <table:table-cell office:value-type="float" office:value="21860" table:formula="of:=MIN([.$C127]*(COLUMN()-6);32768)" table:style-name="ce1">
            <text:p>21860</text:p>
          </table:table-cell>
          <table:table-cell office:value-type="float" office:value="24046" table:formula="of:=MIN([.$C127]*(COLUMN()-6);32768)" table:style-name="ce1">
            <text:p>24046</text:p>
          </table:table-cell>
          <table:table-cell office:value-type="float" office:value="26232" table:formula="of:=MIN([.$C127]*(COLUMN()-6);32768)" table:style-name="ce1">
            <text:p>26232</text:p>
          </table:table-cell>
          <table:table-cell office:value-type="float" office:value="28418" table:formula="of:=MIN([.$C127]*(COLUMN()-6);32768)" table:style-name="ce1">
            <text:p>28418</text:p>
          </table:table-cell>
          <table:table-cell office:value-type="float" office:value="30604" table:formula="of:=MIN([.$C127]*(COLUMN()-6);32768)" table:style-name="ce1">
            <text:p>30604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38.6727064113434" table:formula="of:=[.$A$1]*(1/2)^((ROW()-2-32)/32)" table:style-name="ce1">
            <text:p>2138.672706</text:p>
          </table:table-cell>
          <table:table-cell table:style-name="ce1"/>
          <table:table-cell office:value-type="float" office:value="2139" table:formula="of:=ROUND([.A128];0)" table:style-name="ce1">
            <text:p>2139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32768)" table:style-name="ce1">
            <text:p>0</text:p>
          </table:table-cell>
          <table:table-cell office:value-type="float" office:value="2139" table:formula="of:=MIN([.$C128]*(COLUMN()-6);32768)" table:style-name="ce1">
            <text:p>2139</text:p>
          </table:table-cell>
          <table:table-cell office:value-type="float" office:value="4278" table:formula="of:=MIN([.$C128]*(COLUMN()-6);32768)" table:style-name="ce1">
            <text:p>4278</text:p>
          </table:table-cell>
          <table:table-cell office:value-type="float" office:value="6417" table:formula="of:=MIN([.$C128]*(COLUMN()-6);32768)" table:style-name="ce1">
            <text:p>6417</text:p>
          </table:table-cell>
          <table:table-cell office:value-type="float" office:value="8556" table:formula="of:=MIN([.$C128]*(COLUMN()-6);32768)" table:style-name="ce1">
            <text:p>8556</text:p>
          </table:table-cell>
          <table:table-cell office:value-type="float" office:value="10695" table:formula="of:=MIN([.$C128]*(COLUMN()-6);32768)" table:style-name="ce1">
            <text:p>10695</text:p>
          </table:table-cell>
          <table:table-cell office:value-type="float" office:value="12834" table:formula="of:=MIN([.$C128]*(COLUMN()-6);32768)" table:style-name="ce1">
            <text:p>12834</text:p>
          </table:table-cell>
          <table:table-cell office:value-type="float" office:value="14973" table:formula="of:=MIN([.$C128]*(COLUMN()-6);32768)" table:style-name="ce1">
            <text:p>14973</text:p>
          </table:table-cell>
          <table:table-cell office:value-type="float" office:value="17112" table:formula="of:=MIN([.$C128]*(COLUMN()-6);32768)" table:style-name="ce1">
            <text:p>17112</text:p>
          </table:table-cell>
          <table:table-cell office:value-type="float" office:value="19251" table:formula="of:=MIN([.$C128]*(COLUMN()-6);32768)" table:style-name="ce1">
            <text:p>19251</text:p>
          </table:table-cell>
          <table:table-cell office:value-type="float" office:value="21390" table:formula="of:=MIN([.$C128]*(COLUMN()-6);32768)" table:style-name="ce1">
            <text:p>21390</text:p>
          </table:table-cell>
          <table:table-cell office:value-type="float" office:value="23529" table:formula="of:=MIN([.$C128]*(COLUMN()-6);32768)" table:style-name="ce1">
            <text:p>23529</text:p>
          </table:table-cell>
          <table:table-cell office:value-type="float" office:value="25668" table:formula="of:=MIN([.$C128]*(COLUMN()-6);32768)" table:style-name="ce1">
            <text:p>25668</text:p>
          </table:table-cell>
          <table:table-cell office:value-type="float" office:value="27807" table:formula="of:=MIN([.$C128]*(COLUMN()-6);32768)" table:style-name="ce1">
            <text:p>27807</text:p>
          </table:table-cell>
          <table:table-cell office:value-type="float" office:value="29946" table:formula="of:=MIN([.$C128]*(COLUMN()-6);32768)" table:style-name="ce1">
            <text:p>29946</text:p>
          </table:table-cell>
          <table:table-cell office:value-type="float" office:value="32085" table:formula="of:=MIN([.$C128]*(COLUMN()-6);32768)" table:style-name="ce1">
            <text:p>32085</text:p>
          </table:table-cell>
          <table:table-cell table:number-columns-repeated="16363"/>
        </table:table-row>
        <table:table-row table:style-name="ro1">
          <table:table-cell office:value-type="float" office:value="2092.8453604436313" table:formula="of:=[.$A$1]*(1/2)^((ROW()-2-32)/32)" table:style-name="ce1">
            <text:p>2092.84536</text:p>
          </table:table-cell>
          <table:table-cell table:style-name="ce1"/>
          <table:table-cell office:value-type="float" office:value="2093" table:formula="of:=ROUND([.A129];0)" table:style-name="ce1">
            <text:p>2093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32768)" table:style-name="ce1">
            <text:p>0</text:p>
          </table:table-cell>
          <table:table-cell office:value-type="float" office:value="2093" table:formula="of:=MIN([.$C129]*(COLUMN()-6);32768)" table:style-name="ce1">
            <text:p>2093</text:p>
          </table:table-cell>
          <table:table-cell office:value-type="float" office:value="4186" table:formula="of:=MIN([.$C129]*(COLUMN()-6);32768)" table:style-name="ce1">
            <text:p>4186</text:p>
          </table:table-cell>
          <table:table-cell office:value-type="float" office:value="6279" table:formula="of:=MIN([.$C129]*(COLUMN()-6);32768)" table:style-name="ce1">
            <text:p>6279</text:p>
          </table:table-cell>
          <table:table-cell office:value-type="float" office:value="8372" table:formula="of:=MIN([.$C129]*(COLUMN()-6);32768)" table:style-name="ce1">
            <text:p>8372</text:p>
          </table:table-cell>
          <table:table-cell office:value-type="float" office:value="10465" table:formula="of:=MIN([.$C129]*(COLUMN()-6);32768)" table:style-name="ce1">
            <text:p>10465</text:p>
          </table:table-cell>
          <table:table-cell office:value-type="float" office:value="12558" table:formula="of:=MIN([.$C129]*(COLUMN()-6);32768)" table:style-name="ce1">
            <text:p>12558</text:p>
          </table:table-cell>
          <table:table-cell office:value-type="float" office:value="14651" table:formula="of:=MIN([.$C129]*(COLUMN()-6);32768)" table:style-name="ce1">
            <text:p>14651</text:p>
          </table:table-cell>
          <table:table-cell office:value-type="float" office:value="16744" table:formula="of:=MIN([.$C129]*(COLUMN()-6);32768)" table:style-name="ce1">
            <text:p>16744</text:p>
          </table:table-cell>
          <table:table-cell office:value-type="float" office:value="18837" table:formula="of:=MIN([.$C129]*(COLUMN()-6);32768)" table:style-name="ce1">
            <text:p>18837</text:p>
          </table:table-cell>
          <table:table-cell office:value-type="float" office:value="20930" table:formula="of:=MIN([.$C129]*(COLUMN()-6);32768)" table:style-name="ce1">
            <text:p>20930</text:p>
          </table:table-cell>
          <table:table-cell office:value-type="float" office:value="23023" table:formula="of:=MIN([.$C129]*(COLUMN()-6);32768)" table:style-name="ce1">
            <text:p>23023</text:p>
          </table:table-cell>
          <table:table-cell office:value-type="float" office:value="25116" table:formula="of:=MIN([.$C129]*(COLUMN()-6);32768)" table:style-name="ce1">
            <text:p>25116</text:p>
          </table:table-cell>
          <table:table-cell office:value-type="float" office:value="27209" table:formula="of:=MIN([.$C129]*(COLUMN()-6);32768)" table:style-name="ce1">
            <text:p>27209</text:p>
          </table:table-cell>
          <table:table-cell office:value-type="float" office:value="29302" table:formula="of:=MIN([.$C129]*(COLUMN()-6);32768)" table:style-name="ce1">
            <text:p>29302</text:p>
          </table:table-cell>
          <table:table-cell office:value-type="float" office:value="31395" table:formula="of:=MIN([.$C129]*(COLUMN()-6);32768)" table:style-name="ce1">
            <text:p>31395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32)/32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32768)" table:style-name="ce1">
            <text:p>0</text:p>
          </table:table-cell>
          <table:table-cell office:value-type="float" office:value="2048" table:formula="of:=MIN([.$C130]*(COLUMN()-6);32768)" table:style-name="ce1">
            <text:p>2048</text:p>
          </table:table-cell>
          <table:table-cell office:value-type="float" office:value="4096" table:formula="of:=MIN([.$C130]*(COLUMN()-6);32768)" table:style-name="ce1">
            <text:p>4096</text:p>
          </table:table-cell>
          <table:table-cell office:value-type="float" office:value="6144" table:formula="of:=MIN([.$C130]*(COLUMN()-6);32768)" table:style-name="ce1">
            <text:p>6144</text:p>
          </table:table-cell>
          <table:table-cell office:value-type="float" office:value="8192" table:formula="of:=MIN([.$C130]*(COLUMN()-6);32768)" table:style-name="ce1">
            <text:p>8192</text:p>
          </table:table-cell>
          <table:table-cell office:value-type="float" office:value="10240" table:formula="of:=MIN([.$C130]*(COLUMN()-6);32768)" table:style-name="ce1">
            <text:p>10240</text:p>
          </table:table-cell>
          <table:table-cell office:value-type="float" office:value="12288" table:formula="of:=MIN([.$C130]*(COLUMN()-6);32768)" table:style-name="ce1">
            <text:p>12288</text:p>
          </table:table-cell>
          <table:table-cell office:value-type="float" office:value="14336" table:formula="of:=MIN([.$C130]*(COLUMN()-6);32768)" table:style-name="ce1">
            <text:p>14336</text:p>
          </table:table-cell>
          <table:table-cell office:value-type="float" office:value="16384" table:formula="of:=MIN([.$C130]*(COLUMN()-6);32768)" table:style-name="ce1">
            <text:p>16384</text:p>
          </table:table-cell>
          <table:table-cell office:value-type="float" office:value="18432" table:formula="of:=MIN([.$C130]*(COLUMN()-6);32768)" table:style-name="ce1">
            <text:p>18432</text:p>
          </table:table-cell>
          <table:table-cell office:value-type="float" office:value="20480" table:formula="of:=MIN([.$C130]*(COLUMN()-6);32768)" table:style-name="ce1">
            <text:p>20480</text:p>
          </table:table-cell>
          <table:table-cell office:value-type="float" office:value="22528" table:formula="of:=MIN([.$C130]*(COLUMN()-6);32768)" table:style-name="ce1">
            <text:p>22528</text:p>
          </table:table-cell>
          <table:table-cell office:value-type="float" office:value="24576" table:formula="of:=MIN([.$C130]*(COLUMN()-6);32768)" table:style-name="ce1">
            <text:p>24576</text:p>
          </table:table-cell>
          <table:table-cell office:value-type="float" office:value="26624" table:formula="of:=MIN([.$C130]*(COLUMN()-6);32768)" table:style-name="ce1">
            <text:p>26624</text:p>
          </table:table-cell>
          <table:table-cell office:value-type="float" office:value="28672" table:formula="of:=MIN([.$C130]*(COLUMN()-6);32768)" table:style-name="ce1">
            <text:p>28672</text:p>
          </table:table-cell>
          <table:table-cell office:value-type="float" office:value="30720" table:formula="of:=MIN([.$C130]*(COLUMN()-6)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0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92" table:style-name="ce2">
            <text:p>8192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128" table:formula="of:=INT([.G$2]+([.G$130]-[.G$2])*(ROW()-2)/128)" table:style-name="ce1">
            <text:p>8128</text:p>
          </table:table-cell>
          <table:table-cell office:value-type="float" office:value="16256" table:formula="of:=INT([.H$2]+([.H$130]-[.H$2])*(ROW()-2)/128)" table:style-name="ce1">
            <text:p>16256</text:p>
          </table:table-cell>
          <table:table-cell office:value-type="float" office:value="20320" table:formula="of:=INT([.I$2]+([.I$130]-[.I$2])*(ROW()-2)/128)" table:style-name="ce1">
            <text:p>20320</text:p>
          </table:table-cell>
          <table:table-cell office:value-type="float" office:value="24384" table:formula="of:=INT([.J$2]+([.J$130]-[.J$2])*(ROW()-2)/128)" table:style-name="ce1">
            <text:p>24384</text:p>
          </table:table-cell>
          <table:table-cell office:value-type="float" office:value="28448" table:formula="of:=INT([.K$2]+([.K$130]-[.K$2])*(ROW()-2)/128)" table:style-name="ce1">
            <text:p>28448</text:p>
          </table:table-cell>
          <table:table-cell office:value-type="float" office:value="32512" table:formula="of:=INT([.L$2]+([.L$130]-[.L$2])*(ROW()-2)/128)" table:style-name="ce1">
            <text:p>32512</text:p>
          </table:table-cell>
          <table:table-cell office:value-type="float" office:value="32544" table:formula="of:=INT([.M$2]+([.M$130]-[.M$2])*(ROW()-2)/128)" table:style-name="ce1">
            <text:p>32544</text:p>
          </table:table-cell>
          <table:table-cell office:value-type="float" office:value="32576" table:formula="of:=INT([.N$2]+([.N$130]-[.N$2])*(ROW()-2)/128)" table:style-name="ce1">
            <text:p>32576</text:p>
          </table:table-cell>
          <table:table-cell office:value-type="float" office:value="32608" table:formula="of:=INT([.O$2]+([.O$130]-[.O$2])*(ROW()-2)/128)" table:style-name="ce1">
            <text:p>32608</text:p>
          </table:table-cell>
          <table:table-cell office:value-type="float" office:value="32640" table:formula="of:=INT([.P$2]+([.P$130]-[.P$2])*(ROW()-2)/128)" table:style-name="ce1">
            <text:p>32640</text:p>
          </table:table-cell>
          <table:table-cell office:value-type="float" office:value="32672" table:formula="of:=INT([.Q$2]+([.Q$130]-[.Q$2])*(ROW()-2)/128)" table:style-name="ce1">
            <text:p>32672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64" table:formula="of:=INT([.G$2]+([.G$130]-[.G$2])*(ROW()-2)/128)" table:style-name="ce1">
            <text:p>8064</text:p>
          </table:table-cell>
          <table:table-cell office:value-type="float" office:value="16128" table:formula="of:=INT([.H$2]+([.H$130]-[.H$2])*(ROW()-2)/128)" table:style-name="ce1">
            <text:p>16128</text:p>
          </table:table-cell>
          <table:table-cell office:value-type="float" office:value="20160" table:formula="of:=INT([.I$2]+([.I$130]-[.I$2])*(ROW()-2)/128)" table:style-name="ce1">
            <text:p>20160</text:p>
          </table:table-cell>
          <table:table-cell office:value-type="float" office:value="24192" table:formula="of:=INT([.J$2]+([.J$130]-[.J$2])*(ROW()-2)/128)" table:style-name="ce1">
            <text:p>24192</text:p>
          </table:table-cell>
          <table:table-cell office:value-type="float" office:value="28224" table:formula="of:=INT([.K$2]+([.K$130]-[.K$2])*(ROW()-2)/128)" table:style-name="ce1">
            <text:p>28224</text:p>
          </table:table-cell>
          <table:table-cell office:value-type="float" office:value="32256" table:formula="of:=INT([.L$2]+([.L$130]-[.L$2])*(ROW()-2)/128)" table:style-name="ce1">
            <text:p>32256</text:p>
          </table:table-cell>
          <table:table-cell office:value-type="float" office:value="32320" table:formula="of:=INT([.M$2]+([.M$130]-[.M$2])*(ROW()-2)/128)" table:style-name="ce1">
            <text:p>32320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48" table:formula="of:=INT([.O$2]+([.O$130]-[.O$2])*(ROW()-2)/128)" table:style-name="ce1">
            <text:p>32448</text:p>
          </table:table-cell>
          <table:table-cell office:value-type="float" office:value="32512" table:formula="of:=INT([.P$2]+([.P$130]-[.P$2])*(ROW()-2)/128)" table:style-name="ce1">
            <text:p>32512</text:p>
          </table:table-cell>
          <table:table-cell office:value-type="float" office:value="32576" table:formula="of:=INT([.Q$2]+([.Q$130]-[.Q$2])*(ROW()-2)/128)" table:style-name="ce1">
            <text:p>32576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00" table:formula="of:=INT([.G$2]+([.G$130]-[.G$2])*(ROW()-2)/128)" table:style-name="ce1">
            <text:p>8000</text:p>
          </table:table-cell>
          <table:table-cell office:value-type="float" office:value="16000" table:formula="of:=INT([.H$2]+([.H$130]-[.H$2])*(ROW()-2)/128)" table:style-name="ce1">
            <text:p>16000</text:p>
          </table:table-cell>
          <table:table-cell office:value-type="float" office:value="20000" table:formula="of:=INT([.I$2]+([.I$130]-[.I$2])*(ROW()-2)/128)" table:style-name="ce1">
            <text:p>20000</text:p>
          </table:table-cell>
          <table:table-cell office:value-type="float" office:value="24000" table:formula="of:=INT([.J$2]+([.J$130]-[.J$2])*(ROW()-2)/128)" table:style-name="ce1">
            <text:p>24000</text:p>
          </table:table-cell>
          <table:table-cell office:value-type="float" office:value="28000" table:formula="of:=INT([.K$2]+([.K$130]-[.K$2])*(ROW()-2)/128)" table:style-name="ce1">
            <text:p>28000</text:p>
          </table:table-cell>
          <table:table-cell office:value-type="float" office:value="32000" table:formula="of:=INT([.L$2]+([.L$130]-[.L$2])*(ROW()-2)/128)" table:style-name="ce1">
            <text:p>32000</text:p>
          </table:table-cell>
          <table:table-cell office:value-type="float" office:value="32096" table:formula="of:=INT([.M$2]+([.M$130]-[.M$2])*(ROW()-2)/128)" table:style-name="ce1">
            <text:p>32096</text:p>
          </table:table-cell>
          <table:table-cell office:value-type="float" office:value="32192" table:formula="of:=INT([.N$2]+([.N$130]-[.N$2])*(ROW()-2)/128)" table:style-name="ce1">
            <text:p>32192</text:p>
          </table:table-cell>
          <table:table-cell office:value-type="float" office:value="32288" table:formula="of:=INT([.O$2]+([.O$130]-[.O$2])*(ROW()-2)/128)" table:style-name="ce1">
            <text:p>32288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80" table:formula="of:=INT([.Q$2]+([.Q$130]-[.Q$2])*(ROW()-2)/128)" table:style-name="ce1">
            <text:p>32480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936" table:formula="of:=INT([.G$2]+([.G$130]-[.G$2])*(ROW()-2)/128)" table:style-name="ce1">
            <text:p>7936</text:p>
          </table:table-cell>
          <table:table-cell office:value-type="float" office:value="15872" table:formula="of:=INT([.H$2]+([.H$130]-[.H$2])*(ROW()-2)/128)" table:style-name="ce1">
            <text:p>15872</text:p>
          </table:table-cell>
          <table:table-cell office:value-type="float" office:value="19840" table:formula="of:=INT([.I$2]+([.I$130]-[.I$2])*(ROW()-2)/128)" table:style-name="ce1">
            <text:p>19840</text:p>
          </table:table-cell>
          <table:table-cell office:value-type="float" office:value="23808" table:formula="of:=INT([.J$2]+([.J$130]-[.J$2])*(ROW()-2)/128)" table:style-name="ce1">
            <text:p>23808</text:p>
          </table:table-cell>
          <table:table-cell office:value-type="float" office:value="27776" table:formula="of:=INT([.K$2]+([.K$130]-[.K$2])*(ROW()-2)/128)" table:style-name="ce1">
            <text:p>27776</text:p>
          </table:table-cell>
          <table:table-cell office:value-type="float" office:value="31744" table:formula="of:=INT([.L$2]+([.L$130]-[.L$2])*(ROW()-2)/128)" table:style-name="ce1">
            <text:p>31744</text:p>
          </table:table-cell>
          <table:table-cell office:value-type="float" office:value="31872" table:formula="of:=INT([.M$2]+([.M$130]-[.M$2])*(ROW()-2)/128)" table:style-name="ce1">
            <text:p>31872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128" table:formula="of:=INT([.O$2]+([.O$130]-[.O$2])*(ROW()-2)/128)" table:style-name="ce1">
            <text:p>32128</text:p>
          </table:table-cell>
          <table:table-cell office:value-type="float" office:value="32256" table:formula="of:=INT([.P$2]+([.P$130]-[.P$2])*(ROW()-2)/128)" table:style-name="ce1">
            <text:p>32256</text:p>
          </table:table-cell>
          <table:table-cell office:value-type="float" office:value="32384" table:formula="of:=INT([.Q$2]+([.Q$130]-[.Q$2])*(ROW()-2)/128)" table:style-name="ce1">
            <text:p>32384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72" table:formula="of:=INT([.G$2]+([.G$130]-[.G$2])*(ROW()-2)/128)" table:style-name="ce1">
            <text:p>7872</text:p>
          </table:table-cell>
          <table:table-cell office:value-type="float" office:value="15744" table:formula="of:=INT([.H$2]+([.H$130]-[.H$2])*(ROW()-2)/128)" table:style-name="ce1">
            <text:p>15744</text:p>
          </table:table-cell>
          <table:table-cell office:value-type="float" office:value="19680" table:formula="of:=INT([.I$2]+([.I$130]-[.I$2])*(ROW()-2)/128)" table:style-name="ce1">
            <text:p>19680</text:p>
          </table:table-cell>
          <table:table-cell office:value-type="float" office:value="23616" table:formula="of:=INT([.J$2]+([.J$130]-[.J$2])*(ROW()-2)/128)" table:style-name="ce1">
            <text:p>23616</text:p>
          </table:table-cell>
          <table:table-cell office:value-type="float" office:value="27552" table:formula="of:=INT([.K$2]+([.K$130]-[.K$2])*(ROW()-2)/128)" table:style-name="ce1">
            <text:p>27552</text:p>
          </table:table-cell>
          <table:table-cell office:value-type="float" office:value="31488" table:formula="of:=INT([.L$2]+([.L$130]-[.L$2])*(ROW()-2)/128)" table:style-name="ce1">
            <text:p>31488</text:p>
          </table:table-cell>
          <table:table-cell office:value-type="float" office:value="31648" table:formula="of:=INT([.M$2]+([.M$130]-[.M$2])*(ROW()-2)/128)" table:style-name="ce1">
            <text:p>31648</text:p>
          </table:table-cell>
          <table:table-cell office:value-type="float" office:value="31808" table:formula="of:=INT([.N$2]+([.N$130]-[.N$2])*(ROW()-2)/128)" table:style-name="ce1">
            <text:p>31808</text:p>
          </table:table-cell>
          <table:table-cell office:value-type="float" office:value="31968" table:formula="of:=INT([.O$2]+([.O$130]-[.O$2])*(ROW()-2)/128)" table:style-name="ce1">
            <text:p>31968</text:p>
          </table:table-cell>
          <table:table-cell office:value-type="float" office:value="32128" table:formula="of:=INT([.P$2]+([.P$130]-[.P$2])*(ROW()-2)/128)" table:style-name="ce1">
            <text:p>32128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08" table:formula="of:=INT([.G$2]+([.G$130]-[.G$2])*(ROW()-2)/128)" table:style-name="ce1">
            <text:p>7808</text:p>
          </table:table-cell>
          <table:table-cell office:value-type="float" office:value="15616" table:formula="of:=INT([.H$2]+([.H$130]-[.H$2])*(ROW()-2)/128)" table:style-name="ce1">
            <text:p>15616</text:p>
          </table:table-cell>
          <table:table-cell office:value-type="float" office:value="19520" table:formula="of:=INT([.I$2]+([.I$130]-[.I$2])*(ROW()-2)/128)" table:style-name="ce1">
            <text:p>19520</text:p>
          </table:table-cell>
          <table:table-cell office:value-type="float" office:value="23424" table:formula="of:=INT([.J$2]+([.J$130]-[.J$2])*(ROW()-2)/128)" table:style-name="ce1">
            <text:p>23424</text:p>
          </table:table-cell>
          <table:table-cell office:value-type="float" office:value="27328" table:formula="of:=INT([.K$2]+([.K$130]-[.K$2])*(ROW()-2)/128)" table:style-name="ce1">
            <text:p>27328</text:p>
          </table:table-cell>
          <table:table-cell office:value-type="float" office:value="31232" table:formula="of:=INT([.L$2]+([.L$130]-[.L$2])*(ROW()-2)/128)" table:style-name="ce1">
            <text:p>31232</text:p>
          </table:table-cell>
          <table:table-cell office:value-type="float" office:value="31424" table:formula="of:=INT([.M$2]+([.M$130]-[.M$2])*(ROW()-2)/128)" table:style-name="ce1">
            <text:p>3142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808" table:formula="of:=INT([.O$2]+([.O$130]-[.O$2])*(ROW()-2)/128)" table:style-name="ce1">
            <text:p>31808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92" table:formula="of:=INT([.Q$2]+([.Q$130]-[.Q$2])*(ROW()-2)/128)" table:style-name="ce1">
            <text:p>32192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744" table:formula="of:=INT([.G$2]+([.G$130]-[.G$2])*(ROW()-2)/128)" table:style-name="ce1">
            <text:p>7744</text:p>
          </table:table-cell>
          <table:table-cell office:value-type="float" office:value="15488" table:formula="of:=INT([.H$2]+([.H$130]-[.H$2])*(ROW()-2)/128)" table:style-name="ce1">
            <text:p>15488</text:p>
          </table:table-cell>
          <table:table-cell office:value-type="float" office:value="19360" table:formula="of:=INT([.I$2]+([.I$130]-[.I$2])*(ROW()-2)/128)" table:style-name="ce1">
            <text:p>19360</text:p>
          </table:table-cell>
          <table:table-cell office:value-type="float" office:value="23232" table:formula="of:=INT([.J$2]+([.J$130]-[.J$2])*(ROW()-2)/128)" table:style-name="ce1">
            <text:p>23232</text:p>
          </table:table-cell>
          <table:table-cell office:value-type="float" office:value="27104" table:formula="of:=INT([.K$2]+([.K$130]-[.K$2])*(ROW()-2)/128)" table:style-name="ce1">
            <text:p>27104</text:p>
          </table:table-cell>
          <table:table-cell office:value-type="float" office:value="30976" table:formula="of:=INT([.L$2]+([.L$130]-[.L$2])*(ROW()-2)/128)" table:style-name="ce1">
            <text:p>30976</text:p>
          </table:table-cell>
          <table:table-cell office:value-type="float" office:value="31200" table:formula="of:=INT([.M$2]+([.M$130]-[.M$2])*(ROW()-2)/128)" table:style-name="ce1">
            <text:p>31200</text:p>
          </table:table-cell>
          <table:table-cell office:value-type="float" office:value="31424" table:formula="of:=INT([.N$2]+([.N$130]-[.N$2])*(ROW()-2)/128)" table:style-name="ce1">
            <text:p>31424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72" table:formula="of:=INT([.P$2]+([.P$130]-[.P$2])*(ROW()-2)/128)" table:style-name="ce1">
            <text:p>31872</text:p>
          </table:table-cell>
          <table:table-cell office:value-type="float" office:value="32096" table:formula="of:=INT([.Q$2]+([.Q$130]-[.Q$2])*(ROW()-2)/128)" table:style-name="ce1">
            <text:p>32096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0" table:formula="of:=INT([.G$2]+([.G$130]-[.G$2])*(ROW()-2)/128)" table:style-name="ce1">
            <text:p>7680</text:p>
          </table:table-cell>
          <table:table-cell office:value-type="float" office:value="15360" table:formula="of:=INT([.H$2]+([.H$130]-[.H$2])*(ROW()-2)/128)" table:style-name="ce1">
            <text:p>15360</text:p>
          </table:table-cell>
          <table:table-cell office:value-type="float" office:value="19200" table:formula="of:=INT([.I$2]+([.I$130]-[.I$2])*(ROW()-2)/128)" table:style-name="ce1">
            <text:p>19200</text:p>
          </table:table-cell>
          <table:table-cell office:value-type="float" office:value="23040" table:formula="of:=INT([.J$2]+([.J$130]-[.J$2])*(ROW()-2)/128)" table:style-name="ce1">
            <text:p>23040</text:p>
          </table:table-cell>
          <table:table-cell office:value-type="float" office:value="26880" table:formula="of:=INT([.K$2]+([.K$130]-[.K$2])*(ROW()-2)/128)" table:style-name="ce1">
            <text:p>26880</text:p>
          </table:table-cell>
          <table:table-cell office:value-type="float" office:value="30720" table:formula="of:=INT([.L$2]+([.L$130]-[.L$2])*(ROW()-2)/128)" table:style-name="ce1">
            <text:p>30720</text:p>
          </table:table-cell>
          <table:table-cell office:value-type="float" office:value="30976" table:formula="of:=INT([.M$2]+([.M$130]-[.M$2])*(ROW()-2)/128)" table:style-name="ce1">
            <text:p>30976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88" table:formula="of:=INT([.O$2]+([.O$130]-[.O$2])*(ROW()-2)/128)" table:style-name="ce1">
            <text:p>31488</text:p>
          </table:table-cell>
          <table:table-cell office:value-type="float" office:value="31744" table:formula="of:=INT([.P$2]+([.P$130]-[.P$2])*(ROW()-2)/128)" table:style-name="ce1">
            <text:p>31744</text:p>
          </table:table-cell>
          <table:table-cell office:value-type="float" office:value="32000" table:formula="of:=INT([.Q$2]+([.Q$130]-[.Q$2])*(ROW()-2)/128)" table:style-name="ce1">
            <text:p>32000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16" table:formula="of:=INT([.G$2]+([.G$130]-[.G$2])*(ROW()-2)/128)" table:style-name="ce1">
            <text:p>7616</text:p>
          </table:table-cell>
          <table:table-cell office:value-type="float" office:value="15232" table:formula="of:=INT([.H$2]+([.H$130]-[.H$2])*(ROW()-2)/128)" table:style-name="ce1">
            <text:p>15232</text:p>
          </table:table-cell>
          <table:table-cell office:value-type="float" office:value="19040" table:formula="of:=INT([.I$2]+([.I$130]-[.I$2])*(ROW()-2)/128)" table:style-name="ce1">
            <text:p>19040</text:p>
          </table:table-cell>
          <table:table-cell office:value-type="float" office:value="22848" table:formula="of:=INT([.J$2]+([.J$130]-[.J$2])*(ROW()-2)/128)" table:style-name="ce1">
            <text:p>22848</text:p>
          </table:table-cell>
          <table:table-cell office:value-type="float" office:value="26656" table:formula="of:=INT([.K$2]+([.K$130]-[.K$2])*(ROW()-2)/128)" table:style-name="ce1">
            <text:p>26656</text:p>
          </table:table-cell>
          <table:table-cell office:value-type="float" office:value="30464" table:formula="of:=INT([.L$2]+([.L$130]-[.L$2])*(ROW()-2)/128)" table:style-name="ce1">
            <text:p>30464</text:p>
          </table:table-cell>
          <table:table-cell office:value-type="float" office:value="30752" table:formula="of:=INT([.M$2]+([.M$130]-[.M$2])*(ROW()-2)/128)" table:style-name="ce1">
            <text:p>30752</text:p>
          </table:table-cell>
          <table:table-cell office:value-type="float" office:value="31040" table:formula="of:=INT([.N$2]+([.N$130]-[.N$2])*(ROW()-2)/128)" table:style-name="ce1">
            <text:p>31040</text:p>
          </table:table-cell>
          <table:table-cell office:value-type="float" office:value="31328" table:formula="of:=INT([.O$2]+([.O$130]-[.O$2])*(ROW()-2)/128)" table:style-name="ce1">
            <text:p>31328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904" table:formula="of:=INT([.Q$2]+([.Q$130]-[.Q$2])*(ROW()-2)/128)" table:style-name="ce1">
            <text:p>31904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552" table:formula="of:=INT([.G$2]+([.G$130]-[.G$2])*(ROW()-2)/128)" table:style-name="ce1">
            <text:p>7552</text:p>
          </table:table-cell>
          <table:table-cell office:value-type="float" office:value="15104" table:formula="of:=INT([.H$2]+([.H$130]-[.H$2])*(ROW()-2)/128)" table:style-name="ce1">
            <text:p>15104</text:p>
          </table:table-cell>
          <table:table-cell office:value-type="float" office:value="18880" table:formula="of:=INT([.I$2]+([.I$130]-[.I$2])*(ROW()-2)/128)" table:style-name="ce1">
            <text:p>18880</text:p>
          </table:table-cell>
          <table:table-cell office:value-type="float" office:value="22656" table:formula="of:=INT([.J$2]+([.J$130]-[.J$2])*(ROW()-2)/128)" table:style-name="ce1">
            <text:p>22656</text:p>
          </table:table-cell>
          <table:table-cell office:value-type="float" office:value="26432" table:formula="of:=INT([.K$2]+([.K$130]-[.K$2])*(ROW()-2)/128)" table:style-name="ce1">
            <text:p>26432</text:p>
          </table:table-cell>
          <table:table-cell office:value-type="float" office:value="30208" table:formula="of:=INT([.L$2]+([.L$130]-[.L$2])*(ROW()-2)/128)" table:style-name="ce1">
            <text:p>30208</text:p>
          </table:table-cell>
          <table:table-cell office:value-type="float" office:value="30528" table:formula="of:=INT([.M$2]+([.M$130]-[.M$2])*(ROW()-2)/128)" table:style-name="ce1">
            <text:p>30528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168" table:formula="of:=INT([.O$2]+([.O$130]-[.O$2])*(ROW()-2)/128)" table:style-name="ce1">
            <text:p>31168</text:p>
          </table:table-cell>
          <table:table-cell office:value-type="float" office:value="31488" table:formula="of:=INT([.P$2]+([.P$130]-[.P$2])*(ROW()-2)/128)" table:style-name="ce1">
            <text:p>31488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88" table:formula="of:=INT([.G$2]+([.G$130]-[.G$2])*(ROW()-2)/128)" table:style-name="ce1">
            <text:p>7488</text:p>
          </table:table-cell>
          <table:table-cell office:value-type="float" office:value="14976" table:formula="of:=INT([.H$2]+([.H$130]-[.H$2])*(ROW()-2)/128)" table:style-name="ce1">
            <text:p>14976</text:p>
          </table:table-cell>
          <table:table-cell office:value-type="float" office:value="18720" table:formula="of:=INT([.I$2]+([.I$130]-[.I$2])*(ROW()-2)/128)" table:style-name="ce1">
            <text:p>18720</text:p>
          </table:table-cell>
          <table:table-cell office:value-type="float" office:value="22464" table:formula="of:=INT([.J$2]+([.J$130]-[.J$2])*(ROW()-2)/128)" table:style-name="ce1">
            <text:p>22464</text:p>
          </table:table-cell>
          <table:table-cell office:value-type="float" office:value="26208" table:formula="of:=INT([.K$2]+([.K$130]-[.K$2])*(ROW()-2)/128)" table:style-name="ce1">
            <text:p>26208</text:p>
          </table:table-cell>
          <table:table-cell office:value-type="float" office:value="29952" table:formula="of:=INT([.L$2]+([.L$130]-[.L$2])*(ROW()-2)/128)" table:style-name="ce1">
            <text:p>29952</text:p>
          </table:table-cell>
          <table:table-cell office:value-type="float" office:value="30304" table:formula="of:=INT([.M$2]+([.M$130]-[.M$2])*(ROW()-2)/128)" table:style-name="ce1">
            <text:p>30304</text:p>
          </table:table-cell>
          <table:table-cell office:value-type="float" office:value="30656" table:formula="of:=INT([.N$2]+([.N$130]-[.N$2])*(ROW()-2)/128)" table:style-name="ce1">
            <text:p>30656</text:p>
          </table:table-cell>
          <table:table-cell office:value-type="float" office:value="31008" table:formula="of:=INT([.O$2]+([.O$130]-[.O$2])*(ROW()-2)/128)" table:style-name="ce1">
            <text:p>31008</text:p>
          </table:table-cell>
          <table:table-cell office:value-type="float" office:value="31360" table:formula="of:=INT([.P$2]+([.P$130]-[.P$2])*(ROW()-2)/128)" table:style-name="ce1">
            <text:p>31360</text:p>
          </table:table-cell>
          <table:table-cell office:value-type="float" office:value="31712" table:formula="of:=INT([.Q$2]+([.Q$130]-[.Q$2])*(ROW()-2)/128)" table:style-name="ce1">
            <text:p>31712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24" table:formula="of:=INT([.G$2]+([.G$130]-[.G$2])*(ROW()-2)/128)" table:style-name="ce1">
            <text:p>7424</text:p>
          </table:table-cell>
          <table:table-cell office:value-type="float" office:value="14848" table:formula="of:=INT([.H$2]+([.H$130]-[.H$2])*(ROW()-2)/128)" table:style-name="ce1">
            <text:p>14848</text:p>
          </table:table-cell>
          <table:table-cell office:value-type="float" office:value="18560" table:formula="of:=INT([.I$2]+([.I$130]-[.I$2])*(ROW()-2)/128)" table:style-name="ce1">
            <text:p>18560</text:p>
          </table:table-cell>
          <table:table-cell office:value-type="float" office:value="22272" table:formula="of:=INT([.J$2]+([.J$130]-[.J$2])*(ROW()-2)/128)" table:style-name="ce1">
            <text:p>22272</text:p>
          </table:table-cell>
          <table:table-cell office:value-type="float" office:value="25984" table:formula="of:=INT([.K$2]+([.K$130]-[.K$2])*(ROW()-2)/128)" table:style-name="ce1">
            <text:p>25984</text:p>
          </table:table-cell>
          <table:table-cell office:value-type="float" office:value="29696" table:formula="of:=INT([.L$2]+([.L$130]-[.L$2])*(ROW()-2)/128)" table:style-name="ce1">
            <text:p>29696</text:p>
          </table:table-cell>
          <table:table-cell office:value-type="float" office:value="30080" table:formula="of:=INT([.M$2]+([.M$130]-[.M$2])*(ROW()-2)/128)" table:style-name="ce1">
            <text:p>30080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848" table:formula="of:=INT([.O$2]+([.O$130]-[.O$2])*(ROW()-2)/128)" table:style-name="ce1">
            <text:p>30848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616" table:formula="of:=INT([.Q$2]+([.Q$130]-[.Q$2])*(ROW()-2)/128)" table:style-name="ce1">
            <text:p>31616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360" table:formula="of:=INT([.G$2]+([.G$130]-[.G$2])*(ROW()-2)/128)" table:style-name="ce1">
            <text:p>7360</text:p>
          </table:table-cell>
          <table:table-cell office:value-type="float" office:value="14720" table:formula="of:=INT([.H$2]+([.H$130]-[.H$2])*(ROW()-2)/128)" table:style-name="ce1">
            <text:p>14720</text:p>
          </table:table-cell>
          <table:table-cell office:value-type="float" office:value="18400" table:formula="of:=INT([.I$2]+([.I$130]-[.I$2])*(ROW()-2)/128)" table:style-name="ce1">
            <text:p>18400</text:p>
          </table:table-cell>
          <table:table-cell office:value-type="float" office:value="22080" table:formula="of:=INT([.J$2]+([.J$130]-[.J$2])*(ROW()-2)/128)" table:style-name="ce1">
            <text:p>22080</text:p>
          </table:table-cell>
          <table:table-cell office:value-type="float" office:value="25760" table:formula="of:=INT([.K$2]+([.K$130]-[.K$2])*(ROW()-2)/128)" table:style-name="ce1">
            <text:p>25760</text:p>
          </table:table-cell>
          <table:table-cell office:value-type="float" office:value="29440" table:formula="of:=INT([.L$2]+([.L$130]-[.L$2])*(ROW()-2)/128)" table:style-name="ce1">
            <text:p>29440</text:p>
          </table:table-cell>
          <table:table-cell office:value-type="float" office:value="29856" table:formula="of:=INT([.M$2]+([.M$130]-[.M$2])*(ROW()-2)/128)" table:style-name="ce1">
            <text:p>29856</text:p>
          </table:table-cell>
          <table:table-cell office:value-type="float" office:value="30272" table:formula="of:=INT([.N$2]+([.N$130]-[.N$2])*(ROW()-2)/128)" table:style-name="ce1">
            <text:p>30272</text:p>
          </table:table-cell>
          <table:table-cell office:value-type="float" office:value="30688" table:formula="of:=INT([.O$2]+([.O$130]-[.O$2])*(ROW()-2)/128)" table:style-name="ce1">
            <text:p>30688</text:p>
          </table:table-cell>
          <table:table-cell office:value-type="float" office:value="31104" table:formula="of:=INT([.P$2]+([.P$130]-[.P$2])*(ROW()-2)/128)" table:style-name="ce1">
            <text:p>31104</text:p>
          </table:table-cell>
          <table:table-cell office:value-type="float" office:value="31520" table:formula="of:=INT([.Q$2]+([.Q$130]-[.Q$2])*(ROW()-2)/128)" table:style-name="ce1">
            <text:p>31520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96" table:formula="of:=INT([.G$2]+([.G$130]-[.G$2])*(ROW()-2)/128)" table:style-name="ce1">
            <text:p>7296</text:p>
          </table:table-cell>
          <table:table-cell office:value-type="float" office:value="14592" table:formula="of:=INT([.H$2]+([.H$130]-[.H$2])*(ROW()-2)/128)" table:style-name="ce1">
            <text:p>14592</text:p>
          </table:table-cell>
          <table:table-cell office:value-type="float" office:value="18240" table:formula="of:=INT([.I$2]+([.I$130]-[.I$2])*(ROW()-2)/128)" table:style-name="ce1">
            <text:p>18240</text:p>
          </table:table-cell>
          <table:table-cell office:value-type="float" office:value="21888" table:formula="of:=INT([.J$2]+([.J$130]-[.J$2])*(ROW()-2)/128)" table:style-name="ce1">
            <text:p>21888</text:p>
          </table:table-cell>
          <table:table-cell office:value-type="float" office:value="25536" table:formula="of:=INT([.K$2]+([.K$130]-[.K$2])*(ROW()-2)/128)" table:style-name="ce1">
            <text:p>25536</text:p>
          </table:table-cell>
          <table:table-cell office:value-type="float" office:value="29184" table:formula="of:=INT([.L$2]+([.L$130]-[.L$2])*(ROW()-2)/128)" table:style-name="ce1">
            <text:p>29184</text:p>
          </table:table-cell>
          <table:table-cell office:value-type="float" office:value="29632" table:formula="of:=INT([.M$2]+([.M$130]-[.M$2])*(ROW()-2)/128)" table:style-name="ce1">
            <text:p>29632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976" table:formula="of:=INT([.P$2]+([.P$130]-[.P$2])*(ROW()-2)/128)" table:style-name="ce1">
            <text:p>30976</text:p>
          </table:table-cell>
          <table:table-cell office:value-type="float" office:value="31424" table:formula="of:=INT([.Q$2]+([.Q$130]-[.Q$2])*(ROW()-2)/128)" table:style-name="ce1">
            <text:p>31424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32" table:formula="of:=INT([.G$2]+([.G$130]-[.G$2])*(ROW()-2)/128)" table:style-name="ce1">
            <text:p>7232</text:p>
          </table:table-cell>
          <table:table-cell office:value-type="float" office:value="14464" table:formula="of:=INT([.H$2]+([.H$130]-[.H$2])*(ROW()-2)/128)" table:style-name="ce1">
            <text:p>14464</text:p>
          </table:table-cell>
          <table:table-cell office:value-type="float" office:value="18080" table:formula="of:=INT([.I$2]+([.I$130]-[.I$2])*(ROW()-2)/128)" table:style-name="ce1">
            <text:p>18080</text:p>
          </table:table-cell>
          <table:table-cell office:value-type="float" office:value="21696" table:formula="of:=INT([.J$2]+([.J$130]-[.J$2])*(ROW()-2)/128)" table:style-name="ce1">
            <text:p>21696</text:p>
          </table:table-cell>
          <table:table-cell office:value-type="float" office:value="25312" table:formula="of:=INT([.K$2]+([.K$130]-[.K$2])*(ROW()-2)/128)" table:style-name="ce1">
            <text:p>25312</text:p>
          </table:table-cell>
          <table:table-cell office:value-type="float" office:value="28928" table:formula="of:=INT([.L$2]+([.L$130]-[.L$2])*(ROW()-2)/128)" table:style-name="ce1">
            <text:p>28928</text:p>
          </table:table-cell>
          <table:table-cell office:value-type="float" office:value="29408" table:formula="of:=INT([.M$2]+([.M$130]-[.M$2])*(ROW()-2)/128)" table:style-name="ce1">
            <text:p>29408</text:p>
          </table:table-cell>
          <table:table-cell office:value-type="float" office:value="29888" table:formula="of:=INT([.N$2]+([.N$130]-[.N$2])*(ROW()-2)/128)" table:style-name="ce1">
            <text:p>29888</text:p>
          </table:table-cell>
          <table:table-cell office:value-type="float" office:value="30368" table:formula="of:=INT([.O$2]+([.O$130]-[.O$2])*(ROW()-2)/128)" table:style-name="ce1">
            <text:p>3036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68" table:formula="of:=INT([.G$2]+([.G$130]-[.G$2])*(ROW()-2)/128)" table:style-name="ce1">
            <text:p>7168</text:p>
          </table:table-cell>
          <table:table-cell office:value-type="float" office:value="14336" table:formula="of:=INT([.H$2]+([.H$130]-[.H$2])*(ROW()-2)/128)" table:style-name="ce1">
            <text:p>14336</text:p>
          </table:table-cell>
          <table:table-cell office:value-type="float" office:value="17920" table:formula="of:=INT([.I$2]+([.I$130]-[.I$2])*(ROW()-2)/128)" table:style-name="ce1">
            <text:p>17920</text:p>
          </table:table-cell>
          <table:table-cell office:value-type="float" office:value="21504" table:formula="of:=INT([.J$2]+([.J$130]-[.J$2])*(ROW()-2)/128)" table:style-name="ce1">
            <text:p>21504</text:p>
          </table:table-cell>
          <table:table-cell office:value-type="float" office:value="25088" table:formula="of:=INT([.K$2]+([.K$130]-[.K$2])*(ROW()-2)/128)" table:style-name="ce1">
            <text:p>25088</text:p>
          </table:table-cell>
          <table:table-cell office:value-type="float" office:value="28672" table:formula="of:=INT([.L$2]+([.L$130]-[.L$2])*(ROW()-2)/128)" table:style-name="ce1">
            <text:p>28672</text:p>
          </table:table-cell>
          <table:table-cell office:value-type="float" office:value="29184" table:formula="of:=INT([.M$2]+([.M$130]-[.M$2])*(ROW()-2)/128)" table:style-name="ce1">
            <text:p>291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208" table:formula="of:=INT([.O$2]+([.O$130]-[.O$2])*(ROW()-2)/128)" table:style-name="ce1">
            <text:p>30208</text:p>
          </table:table-cell>
          <table:table-cell office:value-type="float" office:value="30720" table:formula="of:=INT([.P$2]+([.P$130]-[.P$2])*(ROW()-2)/128)" table:style-name="ce1">
            <text:p>30720</text:p>
          </table:table-cell>
          <table:table-cell office:value-type="float" office:value="31232" table:formula="of:=INT([.Q$2]+([.Q$130]-[.Q$2])*(ROW()-2)/128)" table:style-name="ce1">
            <text:p>31232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04" table:formula="of:=INT([.G$2]+([.G$130]-[.G$2])*(ROW()-2)/128)" table:style-name="ce1">
            <text:p>7104</text:p>
          </table:table-cell>
          <table:table-cell office:value-type="float" office:value="14208" table:formula="of:=INT([.H$2]+([.H$130]-[.H$2])*(ROW()-2)/128)" table:style-name="ce1">
            <text:p>14208</text:p>
          </table:table-cell>
          <table:table-cell office:value-type="float" office:value="17760" table:formula="of:=INT([.I$2]+([.I$130]-[.I$2])*(ROW()-2)/128)" table:style-name="ce1">
            <text:p>17760</text:p>
          </table:table-cell>
          <table:table-cell office:value-type="float" office:value="21312" table:formula="of:=INT([.J$2]+([.J$130]-[.J$2])*(ROW()-2)/128)" table:style-name="ce1">
            <text:p>21312</text:p>
          </table:table-cell>
          <table:table-cell office:value-type="float" office:value="24864" table:formula="of:=INT([.K$2]+([.K$130]-[.K$2])*(ROW()-2)/128)" table:style-name="ce1">
            <text:p>24864</text:p>
          </table:table-cell>
          <table:table-cell office:value-type="float" office:value="28416" table:formula="of:=INT([.L$2]+([.L$130]-[.L$2])*(ROW()-2)/128)" table:style-name="ce1">
            <text:p>28416</text:p>
          </table:table-cell>
          <table:table-cell office:value-type="float" office:value="28960" table:formula="of:=INT([.M$2]+([.M$130]-[.M$2])*(ROW()-2)/128)" table:style-name="ce1">
            <text:p>28960</text:p>
          </table:table-cell>
          <table:table-cell office:value-type="float" office:value="29504" table:formula="of:=INT([.N$2]+([.N$130]-[.N$2])*(ROW()-2)/128)" table:style-name="ce1">
            <text:p>29504</text:p>
          </table:table-cell>
          <table:table-cell office:value-type="float" office:value="30048" table:formula="of:=INT([.O$2]+([.O$130]-[.O$2])*(ROW()-2)/128)" table:style-name="ce1">
            <text:p>30048</text:p>
          </table:table-cell>
          <table:table-cell office:value-type="float" office:value="30592" table:formula="of:=INT([.P$2]+([.P$130]-[.P$2])*(ROW()-2)/128)" table:style-name="ce1">
            <text:p>30592</text:p>
          </table:table-cell>
          <table:table-cell office:value-type="float" office:value="31136" table:formula="of:=INT([.Q$2]+([.Q$130]-[.Q$2])*(ROW()-2)/128)" table:style-name="ce1">
            <text:p>31136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0" table:formula="of:=INT([.G$2]+([.G$130]-[.G$2])*(ROW()-2)/128)" table:style-name="ce1">
            <text:p>7040</text:p>
          </table:table-cell>
          <table:table-cell office:value-type="float" office:value="14080" table:formula="of:=INT([.H$2]+([.H$130]-[.H$2])*(ROW()-2)/128)" table:style-name="ce1">
            <text:p>14080</text:p>
          </table:table-cell>
          <table:table-cell office:value-type="float" office:value="17600" table:formula="of:=INT([.I$2]+([.I$130]-[.I$2])*(ROW()-2)/128)" table:style-name="ce1">
            <text:p>17600</text:p>
          </table:table-cell>
          <table:table-cell office:value-type="float" office:value="21120" table:formula="of:=INT([.J$2]+([.J$130]-[.J$2])*(ROW()-2)/128)" table:style-name="ce1">
            <text:p>21120</text:p>
          </table:table-cell>
          <table:table-cell office:value-type="float" office:value="24640" table:formula="of:=INT([.K$2]+([.K$130]-[.K$2])*(ROW()-2)/128)" table:style-name="ce1">
            <text:p>24640</text:p>
          </table:table-cell>
          <table:table-cell office:value-type="float" office:value="28160" table:formula="of:=INT([.L$2]+([.L$130]-[.L$2])*(ROW()-2)/128)" table:style-name="ce1">
            <text:p>28160</text:p>
          </table:table-cell>
          <table:table-cell office:value-type="float" office:value="28736" table:formula="of:=INT([.M$2]+([.M$130]-[.M$2])*(ROW()-2)/128)" table:style-name="ce1">
            <text:p>28736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888" table:formula="of:=INT([.O$2]+([.O$130]-[.O$2])*(ROW()-2)/128)" table:style-name="ce1">
            <text:p>29888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1040" table:formula="of:=INT([.Q$2]+([.Q$130]-[.Q$2])*(ROW()-2)/128)" table:style-name="ce1">
            <text:p>31040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76" table:formula="of:=INT([.G$2]+([.G$130]-[.G$2])*(ROW()-2)/128)" table:style-name="ce1">
            <text:p>6976</text:p>
          </table:table-cell>
          <table:table-cell office:value-type="float" office:value="13952" table:formula="of:=INT([.H$2]+([.H$130]-[.H$2])*(ROW()-2)/128)" table:style-name="ce1">
            <text:p>13952</text:p>
          </table:table-cell>
          <table:table-cell office:value-type="float" office:value="17440" table:formula="of:=INT([.I$2]+([.I$130]-[.I$2])*(ROW()-2)/128)" table:style-name="ce1">
            <text:p>17440</text:p>
          </table:table-cell>
          <table:table-cell office:value-type="float" office:value="20928" table:formula="of:=INT([.J$2]+([.J$130]-[.J$2])*(ROW()-2)/128)" table:style-name="ce1">
            <text:p>20928</text:p>
          </table:table-cell>
          <table:table-cell office:value-type="float" office:value="24416" table:formula="of:=INT([.K$2]+([.K$130]-[.K$2])*(ROW()-2)/128)" table:style-name="ce1">
            <text:p>24416</text:p>
          </table:table-cell>
          <table:table-cell office:value-type="float" office:value="27904" table:formula="of:=INT([.L$2]+([.L$130]-[.L$2])*(ROW()-2)/128)" table:style-name="ce1">
            <text:p>27904</text:p>
          </table:table-cell>
          <table:table-cell office:value-type="float" office:value="28512" table:formula="of:=INT([.M$2]+([.M$130]-[.M$2])*(ROW()-2)/128)" table:style-name="ce1">
            <text:p>28512</text:p>
          </table:table-cell>
          <table:table-cell office:value-type="float" office:value="29120" table:formula="of:=INT([.N$2]+([.N$130]-[.N$2])*(ROW()-2)/128)" table:style-name="ce1">
            <text:p>29120</text:p>
          </table:table-cell>
          <table:table-cell office:value-type="float" office:value="29728" table:formula="of:=INT([.O$2]+([.O$130]-[.O$2])*(ROW()-2)/128)" table:style-name="ce1">
            <text:p>29728</text:p>
          </table:table-cell>
          <table:table-cell office:value-type="float" office:value="30336" table:formula="of:=INT([.P$2]+([.P$130]-[.P$2])*(ROW()-2)/128)" table:style-name="ce1">
            <text:p>30336</text:p>
          </table:table-cell>
          <table:table-cell office:value-type="float" office:value="30944" table:formula="of:=INT([.Q$2]+([.Q$130]-[.Q$2])*(ROW()-2)/128)" table:style-name="ce1">
            <text:p>30944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12" table:formula="of:=INT([.G$2]+([.G$130]-[.G$2])*(ROW()-2)/128)" table:style-name="ce1">
            <text:p>6912</text:p>
          </table:table-cell>
          <table:table-cell office:value-type="float" office:value="13824" table:formula="of:=INT([.H$2]+([.H$130]-[.H$2])*(ROW()-2)/128)" table:style-name="ce1">
            <text:p>13824</text:p>
          </table:table-cell>
          <table:table-cell office:value-type="float" office:value="17280" table:formula="of:=INT([.I$2]+([.I$130]-[.I$2])*(ROW()-2)/128)" table:style-name="ce1">
            <text:p>17280</text:p>
          </table:table-cell>
          <table:table-cell office:value-type="float" office:value="20736" table:formula="of:=INT([.J$2]+([.J$130]-[.J$2])*(ROW()-2)/128)" table:style-name="ce1">
            <text:p>20736</text:p>
          </table:table-cell>
          <table:table-cell office:value-type="float" office:value="24192" table:formula="of:=INT([.K$2]+([.K$130]-[.K$2])*(ROW()-2)/128)" table:style-name="ce1">
            <text:p>24192</text:p>
          </table:table-cell>
          <table:table-cell office:value-type="float" office:value="27648" table:formula="of:=INT([.L$2]+([.L$130]-[.L$2])*(ROW()-2)/128)" table:style-name="ce1">
            <text:p>27648</text:p>
          </table:table-cell>
          <table:table-cell office:value-type="float" office:value="28288" table:formula="of:=INT([.M$2]+([.M$130]-[.M$2])*(ROW()-2)/128)" table:style-name="ce1">
            <text:p>28288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568" table:formula="of:=INT([.O$2]+([.O$130]-[.O$2])*(ROW()-2)/128)" table:style-name="ce1">
            <text:p>29568</text:p>
          </table:table-cell>
          <table:table-cell office:value-type="float" office:value="30208" table:formula="of:=INT([.P$2]+([.P$130]-[.P$2])*(ROW()-2)/128)" table:style-name="ce1">
            <text:p>30208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848" table:formula="of:=INT([.G$2]+([.G$130]-[.G$2])*(ROW()-2)/128)" table:style-name="ce1">
            <text:p>6848</text:p>
          </table:table-cell>
          <table:table-cell office:value-type="float" office:value="13696" table:formula="of:=INT([.H$2]+([.H$130]-[.H$2])*(ROW()-2)/128)" table:style-name="ce1">
            <text:p>13696</text:p>
          </table:table-cell>
          <table:table-cell office:value-type="float" office:value="17120" table:formula="of:=INT([.I$2]+([.I$130]-[.I$2])*(ROW()-2)/128)" table:style-name="ce1">
            <text:p>17120</text:p>
          </table:table-cell>
          <table:table-cell office:value-type="float" office:value="20544" table:formula="of:=INT([.J$2]+([.J$130]-[.J$2])*(ROW()-2)/128)" table:style-name="ce1">
            <text:p>20544</text:p>
          </table:table-cell>
          <table:table-cell office:value-type="float" office:value="23968" table:formula="of:=INT([.K$2]+([.K$130]-[.K$2])*(ROW()-2)/128)" table:style-name="ce1">
            <text:p>23968</text:p>
          </table:table-cell>
          <table:table-cell office:value-type="float" office:value="27392" table:formula="of:=INT([.L$2]+([.L$130]-[.L$2])*(ROW()-2)/128)" table:style-name="ce1">
            <text:p>27392</text:p>
          </table:table-cell>
          <table:table-cell office:value-type="float" office:value="28064" table:formula="of:=INT([.M$2]+([.M$130]-[.M$2])*(ROW()-2)/128)" table:style-name="ce1">
            <text:p>28064</text:p>
          </table:table-cell>
          <table:table-cell office:value-type="float" office:value="28736" table:formula="of:=INT([.N$2]+([.N$130]-[.N$2])*(ROW()-2)/128)" table:style-name="ce1">
            <text:p>28736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752" table:formula="of:=INT([.Q$2]+([.Q$130]-[.Q$2])*(ROW()-2)/128)" table:style-name="ce1">
            <text:p>30752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84" table:formula="of:=INT([.G$2]+([.G$130]-[.G$2])*(ROW()-2)/128)" table:style-name="ce1">
            <text:p>6784</text:p>
          </table:table-cell>
          <table:table-cell office:value-type="float" office:value="13568" table:formula="of:=INT([.H$2]+([.H$130]-[.H$2])*(ROW()-2)/128)" table:style-name="ce1">
            <text:p>13568</text:p>
          </table:table-cell>
          <table:table-cell office:value-type="float" office:value="16960" table:formula="of:=INT([.I$2]+([.I$130]-[.I$2])*(ROW()-2)/128)" table:style-name="ce1">
            <text:p>16960</text:p>
          </table:table-cell>
          <table:table-cell office:value-type="float" office:value="20352" table:formula="of:=INT([.J$2]+([.J$130]-[.J$2])*(ROW()-2)/128)" table:style-name="ce1">
            <text:p>20352</text:p>
          </table:table-cell>
          <table:table-cell office:value-type="float" office:value="23744" table:formula="of:=INT([.K$2]+([.K$130]-[.K$2])*(ROW()-2)/128)" table:style-name="ce1">
            <text:p>23744</text:p>
          </table:table-cell>
          <table:table-cell office:value-type="float" office:value="27136" table:formula="of:=INT([.L$2]+([.L$130]-[.L$2])*(ROW()-2)/128)" table:style-name="ce1">
            <text:p>27136</text:p>
          </table:table-cell>
          <table:table-cell office:value-type="float" office:value="27840" table:formula="of:=INT([.M$2]+([.M$130]-[.M$2])*(ROW()-2)/128)" table:style-name="ce1">
            <text:p>27840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248" table:formula="of:=INT([.O$2]+([.O$130]-[.O$2])*(ROW()-2)/128)" table:style-name="ce1">
            <text:p>29248</text:p>
          </table:table-cell>
          <table:table-cell office:value-type="float" office:value="29952" table:formula="of:=INT([.P$2]+([.P$130]-[.P$2])*(ROW()-2)/128)" table:style-name="ce1">
            <text:p>29952</text:p>
          </table:table-cell>
          <table:table-cell office:value-type="float" office:value="30656" table:formula="of:=INT([.Q$2]+([.Q$130]-[.Q$2])*(ROW()-2)/128)" table:style-name="ce1">
            <text:p>30656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20" table:formula="of:=INT([.G$2]+([.G$130]-[.G$2])*(ROW()-2)/128)" table:style-name="ce1">
            <text:p>6720</text:p>
          </table:table-cell>
          <table:table-cell office:value-type="float" office:value="13440" table:formula="of:=INT([.H$2]+([.H$130]-[.H$2])*(ROW()-2)/128)" table:style-name="ce1">
            <text:p>13440</text:p>
          </table:table-cell>
          <table:table-cell office:value-type="float" office:value="16800" table:formula="of:=INT([.I$2]+([.I$130]-[.I$2])*(ROW()-2)/128)" table:style-name="ce1">
            <text:p>16800</text:p>
          </table:table-cell>
          <table:table-cell office:value-type="float" office:value="20160" table:formula="of:=INT([.J$2]+([.J$130]-[.J$2])*(ROW()-2)/128)" table:style-name="ce1">
            <text:p>20160</text:p>
          </table:table-cell>
          <table:table-cell office:value-type="float" office:value="23520" table:formula="of:=INT([.K$2]+([.K$130]-[.K$2])*(ROW()-2)/128)" table:style-name="ce1">
            <text:p>23520</text:p>
          </table:table-cell>
          <table:table-cell office:value-type="float" office:value="26880" table:formula="of:=INT([.L$2]+([.L$130]-[.L$2])*(ROW()-2)/128)" table:style-name="ce1">
            <text:p>26880</text:p>
          </table:table-cell>
          <table:table-cell office:value-type="float" office:value="27616" table:formula="of:=INT([.M$2]+([.M$130]-[.M$2])*(ROW()-2)/128)" table:style-name="ce1">
            <text:p>27616</text:p>
          </table:table-cell>
          <table:table-cell office:value-type="float" office:value="28352" table:formula="of:=INT([.N$2]+([.N$130]-[.N$2])*(ROW()-2)/128)" table:style-name="ce1">
            <text:p>28352</text:p>
          </table:table-cell>
          <table:table-cell office:value-type="float" office:value="29088" table:formula="of:=INT([.O$2]+([.O$130]-[.O$2])*(ROW()-2)/128)" table:style-name="ce1">
            <text:p>29088</text:p>
          </table:table-cell>
          <table:table-cell office:value-type="float" office:value="29824" table:formula="of:=INT([.P$2]+([.P$130]-[.P$2])*(ROW()-2)/128)" table:style-name="ce1">
            <text:p>29824</text:p>
          </table:table-cell>
          <table:table-cell office:value-type="float" office:value="30560" table:formula="of:=INT([.Q$2]+([.Q$130]-[.Q$2])*(ROW()-2)/128)" table:style-name="ce1">
            <text:p>30560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656" table:formula="of:=INT([.G$2]+([.G$130]-[.G$2])*(ROW()-2)/128)" table:style-name="ce1">
            <text:p>6656</text:p>
          </table:table-cell>
          <table:table-cell office:value-type="float" office:value="13312" table:formula="of:=INT([.H$2]+([.H$130]-[.H$2])*(ROW()-2)/128)" table:style-name="ce1">
            <text:p>13312</text:p>
          </table:table-cell>
          <table:table-cell office:value-type="float" office:value="16640" table:formula="of:=INT([.I$2]+([.I$130]-[.I$2])*(ROW()-2)/128)" table:style-name="ce1">
            <text:p>16640</text:p>
          </table:table-cell>
          <table:table-cell office:value-type="float" office:value="19968" table:formula="of:=INT([.J$2]+([.J$130]-[.J$2])*(ROW()-2)/128)" table:style-name="ce1">
            <text:p>19968</text:p>
          </table:table-cell>
          <table:table-cell office:value-type="float" office:value="23296" table:formula="of:=INT([.K$2]+([.K$130]-[.K$2])*(ROW()-2)/128)" table:style-name="ce1">
            <text:p>23296</text:p>
          </table:table-cell>
          <table:table-cell office:value-type="float" office:value="26624" table:formula="of:=INT([.L$2]+([.L$130]-[.L$2])*(ROW()-2)/128)" table:style-name="ce1">
            <text:p>26624</text:p>
          </table:table-cell>
          <table:table-cell office:value-type="float" office:value="27392" table:formula="of:=INT([.M$2]+([.M$130]-[.M$2])*(ROW()-2)/128)" table:style-name="ce1">
            <text:p>27392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928" table:formula="of:=INT([.O$2]+([.O$130]-[.O$2])*(ROW()-2)/128)" table:style-name="ce1">
            <text:p>28928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464" table:formula="of:=INT([.Q$2]+([.Q$130]-[.Q$2])*(ROW()-2)/128)" table:style-name="ce1">
            <text:p>30464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92" table:formula="of:=INT([.G$2]+([.G$130]-[.G$2])*(ROW()-2)/128)" table:style-name="ce1">
            <text:p>6592</text:p>
          </table:table-cell>
          <table:table-cell office:value-type="float" office:value="13184" table:formula="of:=INT([.H$2]+([.H$130]-[.H$2])*(ROW()-2)/128)" table:style-name="ce1">
            <text:p>13184</text:p>
          </table:table-cell>
          <table:table-cell office:value-type="float" office:value="16480" table:formula="of:=INT([.I$2]+([.I$130]-[.I$2])*(ROW()-2)/128)" table:style-name="ce1">
            <text:p>16480</text:p>
          </table:table-cell>
          <table:table-cell office:value-type="float" office:value="19776" table:formula="of:=INT([.J$2]+([.J$130]-[.J$2])*(ROW()-2)/128)" table:style-name="ce1">
            <text:p>19776</text:p>
          </table:table-cell>
          <table:table-cell office:value-type="float" office:value="23072" table:formula="of:=INT([.K$2]+([.K$130]-[.K$2])*(ROW()-2)/128)" table:style-name="ce1">
            <text:p>23072</text:p>
          </table:table-cell>
          <table:table-cell office:value-type="float" office:value="26368" table:formula="of:=INT([.L$2]+([.L$130]-[.L$2])*(ROW()-2)/128)" table:style-name="ce1">
            <text:p>26368</text:p>
          </table:table-cell>
          <table:table-cell office:value-type="float" office:value="27168" table:formula="of:=INT([.M$2]+([.M$130]-[.M$2])*(ROW()-2)/128)" table:style-name="ce1">
            <text:p>27168</text:p>
          </table:table-cell>
          <table:table-cell office:value-type="float" office:value="27968" table:formula="of:=INT([.N$2]+([.N$130]-[.N$2])*(ROW()-2)/128)" table:style-name="ce1">
            <text:p>27968</text:p>
          </table:table-cell>
          <table:table-cell office:value-type="float" office:value="28768" table:formula="of:=INT([.O$2]+([.O$130]-[.O$2])*(ROW()-2)/128)" table:style-name="ce1">
            <text:p>28768</text:p>
          </table:table-cell>
          <table:table-cell office:value-type="float" office:value="29568" table:formula="of:=INT([.P$2]+([.P$130]-[.P$2])*(ROW()-2)/128)" table:style-name="ce1">
            <text:p>2956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28" table:formula="of:=INT([.G$2]+([.G$130]-[.G$2])*(ROW()-2)/128)" table:style-name="ce1">
            <text:p>6528</text:p>
          </table:table-cell>
          <table:table-cell office:value-type="float" office:value="13056" table:formula="of:=INT([.H$2]+([.H$130]-[.H$2])*(ROW()-2)/128)" table:style-name="ce1">
            <text:p>13056</text:p>
          </table:table-cell>
          <table:table-cell office:value-type="float" office:value="16320" table:formula="of:=INT([.I$2]+([.I$130]-[.I$2])*(ROW()-2)/128)" table:style-name="ce1">
            <text:p>16320</text:p>
          </table:table-cell>
          <table:table-cell office:value-type="float" office:value="19584" table:formula="of:=INT([.J$2]+([.J$130]-[.J$2])*(ROW()-2)/128)" table:style-name="ce1">
            <text:p>19584</text:p>
          </table:table-cell>
          <table:table-cell office:value-type="float" office:value="22848" table:formula="of:=INT([.K$2]+([.K$130]-[.K$2])*(ROW()-2)/128)" table:style-name="ce1">
            <text:p>22848</text:p>
          </table:table-cell>
          <table:table-cell office:value-type="float" office:value="26112" table:formula="of:=INT([.L$2]+([.L$130]-[.L$2])*(ROW()-2)/128)" table:style-name="ce1">
            <text:p>26112</text:p>
          </table:table-cell>
          <table:table-cell office:value-type="float" office:value="26944" table:formula="of:=INT([.M$2]+([.M$130]-[.M$2])*(ROW()-2)/128)" table:style-name="ce1">
            <text:p>2694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608" table:formula="of:=INT([.O$2]+([.O$130]-[.O$2])*(ROW()-2)/128)" table:style-name="ce1">
            <text:p>28608</text:p>
          </table:table-cell>
          <table:table-cell office:value-type="float" office:value="29440" table:formula="of:=INT([.P$2]+([.P$130]-[.P$2])*(ROW()-2)/128)" table:style-name="ce1">
            <text:p>29440</text:p>
          </table:table-cell>
          <table:table-cell office:value-type="float" office:value="30272" table:formula="of:=INT([.Q$2]+([.Q$130]-[.Q$2])*(ROW()-2)/128)" table:style-name="ce1">
            <text:p>30272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64" table:formula="of:=INT([.G$2]+([.G$130]-[.G$2])*(ROW()-2)/128)" table:style-name="ce1">
            <text:p>6464</text:p>
          </table:table-cell>
          <table:table-cell office:value-type="float" office:value="12928" table:formula="of:=INT([.H$2]+([.H$130]-[.H$2])*(ROW()-2)/128)" table:style-name="ce1">
            <text:p>12928</text:p>
          </table:table-cell>
          <table:table-cell office:value-type="float" office:value="16160" table:formula="of:=INT([.I$2]+([.I$130]-[.I$2])*(ROW()-2)/128)" table:style-name="ce1">
            <text:p>16160</text:p>
          </table:table-cell>
          <table:table-cell office:value-type="float" office:value="19392" table:formula="of:=INT([.J$2]+([.J$130]-[.J$2])*(ROW()-2)/128)" table:style-name="ce1">
            <text:p>19392</text:p>
          </table:table-cell>
          <table:table-cell office:value-type="float" office:value="22624" table:formula="of:=INT([.K$2]+([.K$130]-[.K$2])*(ROW()-2)/128)" table:style-name="ce1">
            <text:p>22624</text:p>
          </table:table-cell>
          <table:table-cell office:value-type="float" office:value="25856" table:formula="of:=INT([.L$2]+([.L$130]-[.L$2])*(ROW()-2)/128)" table:style-name="ce1">
            <text:p>25856</text:p>
          </table:table-cell>
          <table:table-cell office:value-type="float" office:value="26720" table:formula="of:=INT([.M$2]+([.M$130]-[.M$2])*(ROW()-2)/128)" table:style-name="ce1">
            <text:p>26720</text:p>
          </table:table-cell>
          <table:table-cell office:value-type="float" office:value="27584" table:formula="of:=INT([.N$2]+([.N$130]-[.N$2])*(ROW()-2)/128)" table:style-name="ce1">
            <text:p>27584</text:p>
          </table:table-cell>
          <table:table-cell office:value-type="float" office:value="28448" table:formula="of:=INT([.O$2]+([.O$130]-[.O$2])*(ROW()-2)/128)" table:style-name="ce1">
            <text:p>28448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30176" table:formula="of:=INT([.Q$2]+([.Q$130]-[.Q$2])*(ROW()-2)/128)" table:style-name="ce1">
            <text:p>30176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0" table:formula="of:=INT([.G$2]+([.G$130]-[.G$2])*(ROW()-2)/128)" table:style-name="ce1">
            <text:p>6400</text:p>
          </table:table-cell>
          <table:table-cell office:value-type="float" office:value="12800" table:formula="of:=INT([.H$2]+([.H$130]-[.H$2])*(ROW()-2)/128)" table:style-name="ce1">
            <text:p>12800</text:p>
          </table:table-cell>
          <table:table-cell office:value-type="float" office:value="16000" table:formula="of:=INT([.I$2]+([.I$130]-[.I$2])*(ROW()-2)/128)" table:style-name="ce1">
            <text:p>16000</text:p>
          </table:table-cell>
          <table:table-cell office:value-type="float" office:value="19200" table:formula="of:=INT([.J$2]+([.J$130]-[.J$2])*(ROW()-2)/128)" table:style-name="ce1">
            <text:p>19200</text:p>
          </table:table-cell>
          <table:table-cell office:value-type="float" office:value="22400" table:formula="of:=INT([.K$2]+([.K$130]-[.K$2])*(ROW()-2)/128)" table:style-name="ce1">
            <text:p>22400</text:p>
          </table:table-cell>
          <table:table-cell office:value-type="float" office:value="25600" table:formula="of:=INT([.L$2]+([.L$130]-[.L$2])*(ROW()-2)/128)" table:style-name="ce1">
            <text:p>25600</text:p>
          </table:table-cell>
          <table:table-cell office:value-type="float" office:value="26496" table:formula="of:=INT([.M$2]+([.M$130]-[.M$2])*(ROW()-2)/128)" table:style-name="ce1">
            <text:p>26496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9184" table:formula="of:=INT([.P$2]+([.P$130]-[.P$2])*(ROW()-2)/128)" table:style-name="ce1">
            <text:p>29184</text:p>
          </table:table-cell>
          <table:table-cell office:value-type="float" office:value="30080" table:formula="of:=INT([.Q$2]+([.Q$130]-[.Q$2])*(ROW()-2)/128)" table:style-name="ce1">
            <text:p>30080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336" table:formula="of:=INT([.G$2]+([.G$130]-[.G$2])*(ROW()-2)/128)" table:style-name="ce1">
            <text:p>6336</text:p>
          </table:table-cell>
          <table:table-cell office:value-type="float" office:value="12672" table:formula="of:=INT([.H$2]+([.H$130]-[.H$2])*(ROW()-2)/128)" table:style-name="ce1">
            <text:p>12672</text:p>
          </table:table-cell>
          <table:table-cell office:value-type="float" office:value="15840" table:formula="of:=INT([.I$2]+([.I$130]-[.I$2])*(ROW()-2)/128)" table:style-name="ce1">
            <text:p>15840</text:p>
          </table:table-cell>
          <table:table-cell office:value-type="float" office:value="19008" table:formula="of:=INT([.J$2]+([.J$130]-[.J$2])*(ROW()-2)/128)" table:style-name="ce1">
            <text:p>19008</text:p>
          </table:table-cell>
          <table:table-cell office:value-type="float" office:value="22176" table:formula="of:=INT([.K$2]+([.K$130]-[.K$2])*(ROW()-2)/128)" table:style-name="ce1">
            <text:p>22176</text:p>
          </table:table-cell>
          <table:table-cell office:value-type="float" office:value="25344" table:formula="of:=INT([.L$2]+([.L$130]-[.L$2])*(ROW()-2)/128)" table:style-name="ce1">
            <text:p>25344</text:p>
          </table:table-cell>
          <table:table-cell office:value-type="float" office:value="26272" table:formula="of:=INT([.M$2]+([.M$130]-[.M$2])*(ROW()-2)/128)" table:style-name="ce1">
            <text:p>26272</text:p>
          </table:table-cell>
          <table:table-cell office:value-type="float" office:value="27200" table:formula="of:=INT([.N$2]+([.N$130]-[.N$2])*(ROW()-2)/128)" table:style-name="ce1">
            <text:p>27200</text:p>
          </table:table-cell>
          <table:table-cell office:value-type="float" office:value="28128" table:formula="of:=INT([.O$2]+([.O$130]-[.O$2])*(ROW()-2)/128)" table:style-name="ce1">
            <text:p>28128</text:p>
          </table:table-cell>
          <table:table-cell office:value-type="float" office:value="29056" table:formula="of:=INT([.P$2]+([.P$130]-[.P$2])*(ROW()-2)/128)" table:style-name="ce1">
            <text:p>29056</text:p>
          </table:table-cell>
          <table:table-cell office:value-type="float" office:value="29984" table:formula="of:=INT([.Q$2]+([.Q$130]-[.Q$2])*(ROW()-2)/128)" table:style-name="ce1">
            <text:p>29984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72" table:formula="of:=INT([.G$2]+([.G$130]-[.G$2])*(ROW()-2)/128)" table:style-name="ce1">
            <text:p>6272</text:p>
          </table:table-cell>
          <table:table-cell office:value-type="float" office:value="12544" table:formula="of:=INT([.H$2]+([.H$130]-[.H$2])*(ROW()-2)/128)" table:style-name="ce1">
            <text:p>12544</text:p>
          </table:table-cell>
          <table:table-cell office:value-type="float" office:value="15680" table:formula="of:=INT([.I$2]+([.I$130]-[.I$2])*(ROW()-2)/128)" table:style-name="ce1">
            <text:p>15680</text:p>
          </table:table-cell>
          <table:table-cell office:value-type="float" office:value="18816" table:formula="of:=INT([.J$2]+([.J$130]-[.J$2])*(ROW()-2)/128)" table:style-name="ce1">
            <text:p>18816</text:p>
          </table:table-cell>
          <table:table-cell office:value-type="float" office:value="21952" table:formula="of:=INT([.K$2]+([.K$130]-[.K$2])*(ROW()-2)/128)" table:style-name="ce1">
            <text:p>21952</text:p>
          </table:table-cell>
          <table:table-cell office:value-type="float" office:value="25088" table:formula="of:=INT([.L$2]+([.L$130]-[.L$2])*(ROW()-2)/128)" table:style-name="ce1">
            <text:p>25088</text:p>
          </table:table-cell>
          <table:table-cell office:value-type="float" office:value="26048" table:formula="of:=INT([.M$2]+([.M$130]-[.M$2])*(ROW()-2)/128)" table:style-name="ce1">
            <text:p>26048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968" table:formula="of:=INT([.O$2]+([.O$130]-[.O$2])*(ROW()-2)/128)" table:style-name="ce1">
            <text:p>2796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08" table:formula="of:=INT([.G$2]+([.G$130]-[.G$2])*(ROW()-2)/128)" table:style-name="ce1">
            <text:p>6208</text:p>
          </table:table-cell>
          <table:table-cell office:value-type="float" office:value="12416" table:formula="of:=INT([.H$2]+([.H$130]-[.H$2])*(ROW()-2)/128)" table:style-name="ce1">
            <text:p>12416</text:p>
          </table:table-cell>
          <table:table-cell office:value-type="float" office:value="15520" table:formula="of:=INT([.I$2]+([.I$130]-[.I$2])*(ROW()-2)/128)" table:style-name="ce1">
            <text:p>15520</text:p>
          </table:table-cell>
          <table:table-cell office:value-type="float" office:value="18624" table:formula="of:=INT([.J$2]+([.J$130]-[.J$2])*(ROW()-2)/128)" table:style-name="ce1">
            <text:p>18624</text:p>
          </table:table-cell>
          <table:table-cell office:value-type="float" office:value="21728" table:formula="of:=INT([.K$2]+([.K$130]-[.K$2])*(ROW()-2)/128)" table:style-name="ce1">
            <text:p>21728</text:p>
          </table:table-cell>
          <table:table-cell office:value-type="float" office:value="24832" table:formula="of:=INT([.L$2]+([.L$130]-[.L$2])*(ROW()-2)/128)" table:style-name="ce1">
            <text:p>24832</text:p>
          </table:table-cell>
          <table:table-cell office:value-type="float" office:value="25824" table:formula="of:=INT([.M$2]+([.M$130]-[.M$2])*(ROW()-2)/128)" table:style-name="ce1">
            <text:p>25824</text:p>
          </table:table-cell>
          <table:table-cell office:value-type="float" office:value="26816" table:formula="of:=INT([.N$2]+([.N$130]-[.N$2])*(ROW()-2)/128)" table:style-name="ce1">
            <text:p>26816</text:p>
          </table:table-cell>
          <table:table-cell office:value-type="float" office:value="27808" table:formula="of:=INT([.O$2]+([.O$130]-[.O$2])*(ROW()-2)/128)" table:style-name="ce1">
            <text:p>27808</text:p>
          </table:table-cell>
          <table:table-cell office:value-type="float" office:value="28800" table:formula="of:=INT([.P$2]+([.P$130]-[.P$2])*(ROW()-2)/128)" table:style-name="ce1">
            <text:p>28800</text:p>
          </table:table-cell>
          <table:table-cell office:value-type="float" office:value="29792" table:formula="of:=INT([.Q$2]+([.Q$130]-[.Q$2])*(ROW()-2)/128)" table:style-name="ce1">
            <text:p>29792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144" table:formula="of:=INT([.G$2]+([.G$130]-[.G$2])*(ROW()-2)/128)" table:style-name="ce1">
            <text:p>6144</text:p>
          </table:table-cell>
          <table:table-cell office:value-type="float" office:value="12288" table:formula="of:=INT([.H$2]+([.H$130]-[.H$2])*(ROW()-2)/128)" table:style-name="ce1">
            <text:p>12288</text:p>
          </table:table-cell>
          <table:table-cell office:value-type="float" office:value="15360" table:formula="of:=INT([.I$2]+([.I$130]-[.I$2])*(ROW()-2)/128)" table:style-name="ce1">
            <text:p>15360</text:p>
          </table:table-cell>
          <table:table-cell office:value-type="float" office:value="18432" table:formula="of:=INT([.J$2]+([.J$130]-[.J$2])*(ROW()-2)/128)" table:style-name="ce1">
            <text:p>18432</text:p>
          </table:table-cell>
          <table:table-cell office:value-type="float" office:value="21504" table:formula="of:=INT([.K$2]+([.K$130]-[.K$2])*(ROW()-2)/128)" table:style-name="ce1">
            <text:p>21504</text:p>
          </table:table-cell>
          <table:table-cell office:value-type="float" office:value="24576" table:formula="of:=INT([.L$2]+([.L$130]-[.L$2])*(ROW()-2)/128)" table:style-name="ce1">
            <text:p>24576</text:p>
          </table:table-cell>
          <table:table-cell office:value-type="float" office:value="25600" table:formula="of:=INT([.M$2]+([.M$130]-[.M$2])*(ROW()-2)/128)" table:style-name="ce1">
            <text:p>25600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648" table:formula="of:=INT([.O$2]+([.O$130]-[.O$2])*(ROW()-2)/128)" table:style-name="ce1">
            <text:p>27648</text:p>
          </table:table-cell>
          <table:table-cell office:value-type="float" office:value="28672" table:formula="of:=INT([.P$2]+([.P$130]-[.P$2])*(ROW()-2)/128)" table:style-name="ce1">
            <text:p>28672</text:p>
          </table:table-cell>
          <table:table-cell office:value-type="float" office:value="29696" table:formula="of:=INT([.Q$2]+([.Q$130]-[.Q$2])*(ROW()-2)/128)" table:style-name="ce1">
            <text:p>29696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80" table:formula="of:=INT([.G$2]+([.G$130]-[.G$2])*(ROW()-2)/128)" table:style-name="ce1">
            <text:p>6080</text:p>
          </table:table-cell>
          <table:table-cell office:value-type="float" office:value="12160" table:formula="of:=INT([.H$2]+([.H$130]-[.H$2])*(ROW()-2)/128)" table:style-name="ce1">
            <text:p>12160</text:p>
          </table:table-cell>
          <table:table-cell office:value-type="float" office:value="15200" table:formula="of:=INT([.I$2]+([.I$130]-[.I$2])*(ROW()-2)/128)" table:style-name="ce1">
            <text:p>15200</text:p>
          </table:table-cell>
          <table:table-cell office:value-type="float" office:value="18240" table:formula="of:=INT([.J$2]+([.J$130]-[.J$2])*(ROW()-2)/128)" table:style-name="ce1">
            <text:p>18240</text:p>
          </table:table-cell>
          <table:table-cell office:value-type="float" office:value="21280" table:formula="of:=INT([.K$2]+([.K$130]-[.K$2])*(ROW()-2)/128)" table:style-name="ce1">
            <text:p>21280</text:p>
          </table:table-cell>
          <table:table-cell office:value-type="float" office:value="24320" table:formula="of:=INT([.L$2]+([.L$130]-[.L$2])*(ROW()-2)/128)" table:style-name="ce1">
            <text:p>24320</text:p>
          </table:table-cell>
          <table:table-cell office:value-type="float" office:value="25376" table:formula="of:=INT([.M$2]+([.M$130]-[.M$2])*(ROW()-2)/128)" table:style-name="ce1">
            <text:p>25376</text:p>
          </table:table-cell>
          <table:table-cell office:value-type="float" office:value="26432" table:formula="of:=INT([.N$2]+([.N$130]-[.N$2])*(ROW()-2)/128)" table:style-name="ce1">
            <text:p>26432</text:p>
          </table:table-cell>
          <table:table-cell office:value-type="float" office:value="27488" table:formula="of:=INT([.O$2]+([.O$130]-[.O$2])*(ROW()-2)/128)" table:style-name="ce1">
            <text:p>27488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600" table:formula="of:=INT([.Q$2]+([.Q$130]-[.Q$2])*(ROW()-2)/128)" table:style-name="ce1">
            <text:p>29600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16" table:formula="of:=INT([.G$2]+([.G$130]-[.G$2])*(ROW()-2)/128)" table:style-name="ce1">
            <text:p>6016</text:p>
          </table:table-cell>
          <table:table-cell office:value-type="float" office:value="12032" table:formula="of:=INT([.H$2]+([.H$130]-[.H$2])*(ROW()-2)/128)" table:style-name="ce1">
            <text:p>12032</text:p>
          </table:table-cell>
          <table:table-cell office:value-type="float" office:value="15040" table:formula="of:=INT([.I$2]+([.I$130]-[.I$2])*(ROW()-2)/128)" table:style-name="ce1">
            <text:p>15040</text:p>
          </table:table-cell>
          <table:table-cell office:value-type="float" office:value="18048" table:formula="of:=INT([.J$2]+([.J$130]-[.J$2])*(ROW()-2)/128)" table:style-name="ce1">
            <text:p>18048</text:p>
          </table:table-cell>
          <table:table-cell office:value-type="float" office:value="21056" table:formula="of:=INT([.K$2]+([.K$130]-[.K$2])*(ROW()-2)/128)" table:style-name="ce1">
            <text:p>21056</text:p>
          </table:table-cell>
          <table:table-cell office:value-type="float" office:value="24064" table:formula="of:=INT([.L$2]+([.L$130]-[.L$2])*(ROW()-2)/128)" table:style-name="ce1">
            <text:p>24064</text:p>
          </table:table-cell>
          <table:table-cell office:value-type="float" office:value="25152" table:formula="of:=INT([.M$2]+([.M$130]-[.M$2])*(ROW()-2)/128)" table:style-name="ce1">
            <text:p>25152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328" table:formula="of:=INT([.O$2]+([.O$130]-[.O$2])*(ROW()-2)/128)" table:style-name="ce1">
            <text:p>27328</text:p>
          </table:table-cell>
          <table:table-cell office:value-type="float" office:value="28416" table:formula="of:=INT([.P$2]+([.P$130]-[.P$2])*(ROW()-2)/128)" table:style-name="ce1">
            <text:p>28416</text:p>
          </table:table-cell>
          <table:table-cell office:value-type="float" office:value="29504" table:formula="of:=INT([.Q$2]+([.Q$130]-[.Q$2])*(ROW()-2)/128)" table:style-name="ce1">
            <text:p>29504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952" table:formula="of:=INT([.G$2]+([.G$130]-[.G$2])*(ROW()-2)/128)" table:style-name="ce1">
            <text:p>5952</text:p>
          </table:table-cell>
          <table:table-cell office:value-type="float" office:value="11904" table:formula="of:=INT([.H$2]+([.H$130]-[.H$2])*(ROW()-2)/128)" table:style-name="ce1">
            <text:p>11904</text:p>
          </table:table-cell>
          <table:table-cell office:value-type="float" office:value="14880" table:formula="of:=INT([.I$2]+([.I$130]-[.I$2])*(ROW()-2)/128)" table:style-name="ce1">
            <text:p>14880</text:p>
          </table:table-cell>
          <table:table-cell office:value-type="float" office:value="17856" table:formula="of:=INT([.J$2]+([.J$130]-[.J$2])*(ROW()-2)/128)" table:style-name="ce1">
            <text:p>17856</text:p>
          </table:table-cell>
          <table:table-cell office:value-type="float" office:value="20832" table:formula="of:=INT([.K$2]+([.K$130]-[.K$2])*(ROW()-2)/128)" table:style-name="ce1">
            <text:p>20832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4928" table:formula="of:=INT([.M$2]+([.M$130]-[.M$2])*(ROW()-2)/128)" table:style-name="ce1">
            <text:p>24928</text:p>
          </table:table-cell>
          <table:table-cell office:value-type="float" office:value="26048" table:formula="of:=INT([.N$2]+([.N$130]-[.N$2])*(ROW()-2)/128)" table:style-name="ce1">
            <text:p>2604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8288" table:formula="of:=INT([.P$2]+([.P$130]-[.P$2])*(ROW()-2)/128)" table:style-name="ce1">
            <text:p>28288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88" table:formula="of:=INT([.G$2]+([.G$130]-[.G$2])*(ROW()-2)/128)" table:style-name="ce1">
            <text:p>5888</text:p>
          </table:table-cell>
          <table:table-cell office:value-type="float" office:value="11776" table:formula="of:=INT([.H$2]+([.H$130]-[.H$2])*(ROW()-2)/128)" table:style-name="ce1">
            <text:p>11776</text:p>
          </table:table-cell>
          <table:table-cell office:value-type="float" office:value="14720" table:formula="of:=INT([.I$2]+([.I$130]-[.I$2])*(ROW()-2)/128)" table:style-name="ce1">
            <text:p>14720</text:p>
          </table:table-cell>
          <table:table-cell office:value-type="float" office:value="17664" table:formula="of:=INT([.J$2]+([.J$130]-[.J$2])*(ROW()-2)/128)" table:style-name="ce1">
            <text:p>17664</text:p>
          </table:table-cell>
          <table:table-cell office:value-type="float" office:value="20608" table:formula="of:=INT([.K$2]+([.K$130]-[.K$2])*(ROW()-2)/128)" table:style-name="ce1">
            <text:p>20608</text:p>
          </table:table-cell>
          <table:table-cell office:value-type="float" office:value="23552" table:formula="of:=INT([.L$2]+([.L$130]-[.L$2])*(ROW()-2)/128)" table:style-name="ce1">
            <text:p>23552</text:p>
          </table:table-cell>
          <table:table-cell office:value-type="float" office:value="24704" table:formula="of:=INT([.M$2]+([.M$130]-[.M$2])*(ROW()-2)/128)" table:style-name="ce1">
            <text:p>2470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7008" table:formula="of:=INT([.O$2]+([.O$130]-[.O$2])*(ROW()-2)/128)" table:style-name="ce1">
            <text:p>27008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9312" table:formula="of:=INT([.Q$2]+([.Q$130]-[.Q$2])*(ROW()-2)/128)" table:style-name="ce1">
            <text:p>29312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24" table:formula="of:=INT([.G$2]+([.G$130]-[.G$2])*(ROW()-2)/128)" table:style-name="ce1">
            <text:p>5824</text:p>
          </table:table-cell>
          <table:table-cell office:value-type="float" office:value="11648" table:formula="of:=INT([.H$2]+([.H$130]-[.H$2])*(ROW()-2)/128)" table:style-name="ce1">
            <text:p>11648</text:p>
          </table:table-cell>
          <table:table-cell office:value-type="float" office:value="14560" table:formula="of:=INT([.I$2]+([.I$130]-[.I$2])*(ROW()-2)/128)" table:style-name="ce1">
            <text:p>14560</text:p>
          </table:table-cell>
          <table:table-cell office:value-type="float" office:value="17472" table:formula="of:=INT([.J$2]+([.J$130]-[.J$2])*(ROW()-2)/128)" table:style-name="ce1">
            <text:p>17472</text:p>
          </table:table-cell>
          <table:table-cell office:value-type="float" office:value="20384" table:formula="of:=INT([.K$2]+([.K$130]-[.K$2])*(ROW()-2)/128)" table:style-name="ce1">
            <text:p>20384</text:p>
          </table:table-cell>
          <table:table-cell office:value-type="float" office:value="23296" table:formula="of:=INT([.L$2]+([.L$130]-[.L$2])*(ROW()-2)/128)" table:style-name="ce1">
            <text:p>23296</text:p>
          </table:table-cell>
          <table:table-cell office:value-type="float" office:value="24480" table:formula="of:=INT([.M$2]+([.M$130]-[.M$2])*(ROW()-2)/128)" table:style-name="ce1">
            <text:p>24480</text:p>
          </table:table-cell>
          <table:table-cell office:value-type="float" office:value="25664" table:formula="of:=INT([.N$2]+([.N$130]-[.N$2])*(ROW()-2)/128)" table:style-name="ce1">
            <text:p>25664</text:p>
          </table:table-cell>
          <table:table-cell office:value-type="float" office:value="26848" table:formula="of:=INT([.O$2]+([.O$130]-[.O$2])*(ROW()-2)/128)" table:style-name="ce1">
            <text:p>26848</text:p>
          </table:table-cell>
          <table:table-cell office:value-type="float" office:value="28032" table:formula="of:=INT([.P$2]+([.P$130]-[.P$2])*(ROW()-2)/128)" table:style-name="ce1">
            <text:p>28032</text:p>
          </table:table-cell>
          <table:table-cell office:value-type="float" office:value="29216" table:formula="of:=INT([.Q$2]+([.Q$130]-[.Q$2])*(ROW()-2)/128)" table:style-name="ce1">
            <text:p>29216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0" table:formula="of:=INT([.G$2]+([.G$130]-[.G$2])*(ROW()-2)/128)" table:style-name="ce1">
            <text:p>5760</text:p>
          </table:table-cell>
          <table:table-cell office:value-type="float" office:value="11520" table:formula="of:=INT([.H$2]+([.H$130]-[.H$2])*(ROW()-2)/128)" table:style-name="ce1">
            <text:p>11520</text:p>
          </table:table-cell>
          <table:table-cell office:value-type="float" office:value="14400" table:formula="of:=INT([.I$2]+([.I$130]-[.I$2])*(ROW()-2)/128)" table:style-name="ce1">
            <text:p>14400</text:p>
          </table:table-cell>
          <table:table-cell office:value-type="float" office:value="17280" table:formula="of:=INT([.J$2]+([.J$130]-[.J$2])*(ROW()-2)/128)" table:style-name="ce1">
            <text:p>17280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4256" table:formula="of:=INT([.M$2]+([.M$130]-[.M$2])*(ROW()-2)/128)" table:style-name="ce1">
            <text:p>24256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688" table:formula="of:=INT([.O$2]+([.O$130]-[.O$2])*(ROW()-2)/128)" table:style-name="ce1">
            <text:p>26688</text:p>
          </table:table-cell>
          <table:table-cell office:value-type="float" office:value="27904" table:formula="of:=INT([.P$2]+([.P$130]-[.P$2])*(ROW()-2)/128)" table:style-name="ce1">
            <text:p>27904</text:p>
          </table:table-cell>
          <table:table-cell office:value-type="float" office:value="29120" table:formula="of:=INT([.Q$2]+([.Q$130]-[.Q$2])*(ROW()-2)/128)" table:style-name="ce1">
            <text:p>29120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96" table:formula="of:=INT([.G$2]+([.G$130]-[.G$2])*(ROW()-2)/128)" table:style-name="ce1">
            <text:p>5696</text:p>
          </table:table-cell>
          <table:table-cell office:value-type="float" office:value="11392" table:formula="of:=INT([.H$2]+([.H$130]-[.H$2])*(ROW()-2)/128)" table:style-name="ce1">
            <text:p>11392</text:p>
          </table:table-cell>
          <table:table-cell office:value-type="float" office:value="14240" table:formula="of:=INT([.I$2]+([.I$130]-[.I$2])*(ROW()-2)/128)" table:style-name="ce1">
            <text:p>14240</text:p>
          </table:table-cell>
          <table:table-cell office:value-type="float" office:value="17088" table:formula="of:=INT([.J$2]+([.J$130]-[.J$2])*(ROW()-2)/128)" table:style-name="ce1">
            <text:p>17088</text:p>
          </table:table-cell>
          <table:table-cell office:value-type="float" office:value="19936" table:formula="of:=INT([.K$2]+([.K$130]-[.K$2])*(ROW()-2)/128)" table:style-name="ce1">
            <text:p>19936</text:p>
          </table:table-cell>
          <table:table-cell office:value-type="float" office:value="22784" table:formula="of:=INT([.L$2]+([.L$130]-[.L$2])*(ROW()-2)/128)" table:style-name="ce1">
            <text:p>22784</text:p>
          </table:table-cell>
          <table:table-cell office:value-type="float" office:value="24032" table:formula="of:=INT([.M$2]+([.M$130]-[.M$2])*(ROW()-2)/128)" table:style-name="ce1">
            <text:p>24032</text:p>
          </table:table-cell>
          <table:table-cell office:value-type="float" office:value="25280" table:formula="of:=INT([.N$2]+([.N$130]-[.N$2])*(ROW()-2)/128)" table:style-name="ce1">
            <text:p>25280</text:p>
          </table:table-cell>
          <table:table-cell office:value-type="float" office:value="26528" table:formula="of:=INT([.O$2]+([.O$130]-[.O$2])*(ROW()-2)/128)" table:style-name="ce1">
            <text:p>26528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9024" table:formula="of:=INT([.Q$2]+([.Q$130]-[.Q$2])*(ROW()-2)/128)" table:style-name="ce1">
            <text:p>29024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32" table:formula="of:=INT([.G$2]+([.G$130]-[.G$2])*(ROW()-2)/128)" table:style-name="ce1">
            <text:p>5632</text:p>
          </table:table-cell>
          <table:table-cell office:value-type="float" office:value="11264" table:formula="of:=INT([.H$2]+([.H$130]-[.H$2])*(ROW()-2)/128)" table:style-name="ce1">
            <text:p>11264</text:p>
          </table:table-cell>
          <table:table-cell office:value-type="float" office:value="14080" table:formula="of:=INT([.I$2]+([.I$130]-[.I$2])*(ROW()-2)/128)" table:style-name="ce1">
            <text:p>14080</text:p>
          </table:table-cell>
          <table:table-cell office:value-type="float" office:value="16896" table:formula="of:=INT([.J$2]+([.J$130]-[.J$2])*(ROW()-2)/128)" table:style-name="ce1">
            <text:p>16896</text:p>
          </table:table-cell>
          <table:table-cell office:value-type="float" office:value="19712" table:formula="of:=INT([.K$2]+([.K$130]-[.K$2])*(ROW()-2)/128)" table:style-name="ce1">
            <text:p>19712</text:p>
          </table:table-cell>
          <table:table-cell office:value-type="float" office:value="22528" table:formula="of:=INT([.L$2]+([.L$130]-[.L$2])*(ROW()-2)/128)" table:style-name="ce1">
            <text:p>22528</text:p>
          </table:table-cell>
          <table:table-cell office:value-type="float" office:value="23808" table:formula="of:=INT([.M$2]+([.M$130]-[.M$2])*(ROW()-2)/128)" table:style-name="ce1">
            <text:p>23808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368" table:formula="of:=INT([.O$2]+([.O$130]-[.O$2])*(ROW()-2)/128)" table:style-name="ce1">
            <text:p>26368</text:p>
          </table:table-cell>
          <table:table-cell office:value-type="float" office:value="27648" table:formula="of:=INT([.P$2]+([.P$130]-[.P$2])*(ROW()-2)/128)" table:style-name="ce1">
            <text:p>27648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68" table:formula="of:=INT([.G$2]+([.G$130]-[.G$2])*(ROW()-2)/128)" table:style-name="ce1">
            <text:p>5568</text:p>
          </table:table-cell>
          <table:table-cell office:value-type="float" office:value="11136" table:formula="of:=INT([.H$2]+([.H$130]-[.H$2])*(ROW()-2)/128)" table:style-name="ce1">
            <text:p>11136</text:p>
          </table:table-cell>
          <table:table-cell office:value-type="float" office:value="13920" table:formula="of:=INT([.I$2]+([.I$130]-[.I$2])*(ROW()-2)/128)" table:style-name="ce1">
            <text:p>13920</text:p>
          </table:table-cell>
          <table:table-cell office:value-type="float" office:value="16704" table:formula="of:=INT([.J$2]+([.J$130]-[.J$2])*(ROW()-2)/128)" table:style-name="ce1">
            <text:p>16704</text:p>
          </table:table-cell>
          <table:table-cell office:value-type="float" office:value="19488" table:formula="of:=INT([.K$2]+([.K$130]-[.K$2])*(ROW()-2)/128)" table:style-name="ce1">
            <text:p>19488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3584" table:formula="of:=INT([.M$2]+([.M$130]-[.M$2])*(ROW()-2)/128)" table:style-name="ce1">
            <text:p>23584</text:p>
          </table:table-cell>
          <table:table-cell office:value-type="float" office:value="24896" table:formula="of:=INT([.N$2]+([.N$130]-[.N$2])*(ROW()-2)/128)" table:style-name="ce1">
            <text:p>24896</text:p>
          </table:table-cell>
          <table:table-cell office:value-type="float" office:value="26208" table:formula="of:=INT([.O$2]+([.O$130]-[.O$2])*(ROW()-2)/128)" table:style-name="ce1">
            <text:p>26208</text:p>
          </table:table-cell>
          <table:table-cell office:value-type="float" office:value="27520" table:formula="of:=INT([.P$2]+([.P$130]-[.P$2])*(ROW()-2)/128)" table:style-name="ce1">
            <text:p>27520</text:p>
          </table:table-cell>
          <table:table-cell office:value-type="float" office:value="28832" table:formula="of:=INT([.Q$2]+([.Q$130]-[.Q$2])*(ROW()-2)/128)" table:style-name="ce1">
            <text:p>28832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04" table:formula="of:=INT([.G$2]+([.G$130]-[.G$2])*(ROW()-2)/128)" table:style-name="ce1">
            <text:p>5504</text:p>
          </table:table-cell>
          <table:table-cell office:value-type="float" office:value="11008" table:formula="of:=INT([.H$2]+([.H$130]-[.H$2])*(ROW()-2)/128)" table:style-name="ce1">
            <text:p>11008</text:p>
          </table:table-cell>
          <table:table-cell office:value-type="float" office:value="13760" table:formula="of:=INT([.I$2]+([.I$130]-[.I$2])*(ROW()-2)/128)" table:style-name="ce1">
            <text:p>13760</text:p>
          </table:table-cell>
          <table:table-cell office:value-type="float" office:value="16512" table:formula="of:=INT([.J$2]+([.J$130]-[.J$2])*(ROW()-2)/128)" table:style-name="ce1">
            <text:p>16512</text:p>
          </table:table-cell>
          <table:table-cell office:value-type="float" office:value="19264" table:formula="of:=INT([.K$2]+([.K$130]-[.K$2])*(ROW()-2)/128)" table:style-name="ce1">
            <text:p>19264</text:p>
          </table:table-cell>
          <table:table-cell office:value-type="float" office:value="22016" table:formula="of:=INT([.L$2]+([.L$130]-[.L$2])*(ROW()-2)/128)" table:style-name="ce1">
            <text:p>22016</text:p>
          </table:table-cell>
          <table:table-cell office:value-type="float" office:value="23360" table:formula="of:=INT([.M$2]+([.M$130]-[.M$2])*(ROW()-2)/128)" table:style-name="ce1">
            <text:p>23360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736" table:formula="of:=INT([.Q$2]+([.Q$130]-[.Q$2])*(ROW()-2)/128)" table:style-name="ce1">
            <text:p>28736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440" table:formula="of:=INT([.G$2]+([.G$130]-[.G$2])*(ROW()-2)/128)" table:style-name="ce1">
            <text:p>5440</text:p>
          </table:table-cell>
          <table:table-cell office:value-type="float" office:value="10880" table:formula="of:=INT([.H$2]+([.H$130]-[.H$2])*(ROW()-2)/128)" table:style-name="ce1">
            <text:p>10880</text:p>
          </table:table-cell>
          <table:table-cell office:value-type="float" office:value="13600" table:formula="of:=INT([.I$2]+([.I$130]-[.I$2])*(ROW()-2)/128)" table:style-name="ce1">
            <text:p>1360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1760" table:formula="of:=INT([.L$2]+([.L$130]-[.L$2])*(ROW()-2)/128)" table:style-name="ce1">
            <text:p>21760</text:p>
          </table:table-cell>
          <table:table-cell office:value-type="float" office:value="23136" table:formula="of:=INT([.M$2]+([.M$130]-[.M$2])*(ROW()-2)/128)" table:style-name="ce1">
            <text:p>23136</text:p>
          </table:table-cell>
          <table:table-cell office:value-type="float" office:value="24512" table:formula="of:=INT([.N$2]+([.N$130]-[.N$2])*(ROW()-2)/128)" table:style-name="ce1">
            <text:p>24512</text:p>
          </table:table-cell>
          <table:table-cell office:value-type="float" office:value="25888" table:formula="of:=INT([.O$2]+([.O$130]-[.O$2])*(ROW()-2)/128)" table:style-name="ce1">
            <text:p>25888</text:p>
          </table:table-cell>
          <table:table-cell office:value-type="float" office:value="27264" table:formula="of:=INT([.P$2]+([.P$130]-[.P$2])*(ROW()-2)/128)" table:style-name="ce1">
            <text:p>27264</text:p>
          </table:table-cell>
          <table:table-cell office:value-type="float" office:value="28640" table:formula="of:=INT([.Q$2]+([.Q$130]-[.Q$2])*(ROW()-2)/128)" table:style-name="ce1">
            <text:p>28640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76" table:formula="of:=INT([.G$2]+([.G$130]-[.G$2])*(ROW()-2)/128)" table:style-name="ce1">
            <text:p>5376</text:p>
          </table:table-cell>
          <table:table-cell office:value-type="float" office:value="10752" table:formula="of:=INT([.H$2]+([.H$130]-[.H$2])*(ROW()-2)/128)" table:style-name="ce1">
            <text:p>10752</text:p>
          </table:table-cell>
          <table:table-cell office:value-type="float" office:value="13440" table:formula="of:=INT([.I$2]+([.I$130]-[.I$2])*(ROW()-2)/128)" table:style-name="ce1">
            <text:p>13440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18816" table:formula="of:=INT([.K$2]+([.K$130]-[.K$2])*(ROW()-2)/128)" table:style-name="ce1">
            <text:p>18816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2912" table:formula="of:=INT([.M$2]+([.M$130]-[.M$2])*(ROW()-2)/128)" table:style-name="ce1">
            <text:p>22912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728" table:formula="of:=INT([.O$2]+([.O$130]-[.O$2])*(ROW()-2)/128)" table:style-name="ce1">
            <text:p>25728</text:p>
          </table:table-cell>
          <table:table-cell office:value-type="float" office:value="27136" table:formula="of:=INT([.P$2]+([.P$130]-[.P$2])*(ROW()-2)/128)" table:style-name="ce1">
            <text:p>27136</text:p>
          </table:table-cell>
          <table:table-cell office:value-type="float" office:value="28544" table:formula="of:=INT([.Q$2]+([.Q$130]-[.Q$2])*(ROW()-2)/128)" table:style-name="ce1">
            <text:p>28544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12" table:formula="of:=INT([.G$2]+([.G$130]-[.G$2])*(ROW()-2)/128)" table:style-name="ce1">
            <text:p>5312</text:p>
          </table:table-cell>
          <table:table-cell office:value-type="float" office:value="10624" table:formula="of:=INT([.H$2]+([.H$130]-[.H$2])*(ROW()-2)/128)" table:style-name="ce1">
            <text:p>10624</text:p>
          </table:table-cell>
          <table:table-cell office:value-type="float" office:value="13280" table:formula="of:=INT([.I$2]+([.I$130]-[.I$2])*(ROW()-2)/128)" table:style-name="ce1">
            <text:p>13280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8592" table:formula="of:=INT([.K$2]+([.K$130]-[.K$2])*(ROW()-2)/128)" table:style-name="ce1">
            <text:p>18592</text:p>
          </table:table-cell>
          <table:table-cell office:value-type="float" office:value="21248" table:formula="of:=INT([.L$2]+([.L$130]-[.L$2])*(ROW()-2)/128)" table:style-name="ce1">
            <text:p>21248</text:p>
          </table:table-cell>
          <table:table-cell office:value-type="float" office:value="22688" table:formula="of:=INT([.M$2]+([.M$130]-[.M$2])*(ROW()-2)/128)" table:style-name="ce1">
            <text:p>22688</text:p>
          </table:table-cell>
          <table:table-cell office:value-type="float" office:value="24128" table:formula="of:=INT([.N$2]+([.N$130]-[.N$2])*(ROW()-2)/128)" table:style-name="ce1">
            <text:p>24128</text:p>
          </table:table-cell>
          <table:table-cell office:value-type="float" office:value="25568" table:formula="of:=INT([.O$2]+([.O$130]-[.O$2])*(ROW()-2)/128)" table:style-name="ce1">
            <text:p>2556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248" table:formula="of:=INT([.G$2]+([.G$130]-[.G$2])*(ROW()-2)/128)" table:style-name="ce1">
            <text:p>5248</text:p>
          </table:table-cell>
          <table:table-cell office:value-type="float" office:value="10496" table:formula="of:=INT([.H$2]+([.H$130]-[.H$2])*(ROW()-2)/128)" table:style-name="ce1">
            <text:p>10496</text:p>
          </table:table-cell>
          <table:table-cell office:value-type="float" office:value="13120" table:formula="of:=INT([.I$2]+([.I$130]-[.I$2])*(ROW()-2)/128)" table:style-name="ce1">
            <text:p>13120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8368" table:formula="of:=INT([.K$2]+([.K$130]-[.K$2])*(ROW()-2)/128)" table:style-name="ce1">
            <text:p>18368</text:p>
          </table:table-cell>
          <table:table-cell office:value-type="float" office:value="20992" table:formula="of:=INT([.L$2]+([.L$130]-[.L$2])*(ROW()-2)/128)" table:style-name="ce1">
            <text:p>20992</text:p>
          </table:table-cell>
          <table:table-cell office:value-type="float" office:value="22464" table:formula="of:=INT([.M$2]+([.M$130]-[.M$2])*(ROW()-2)/128)" table:style-name="ce1">
            <text:p>2246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408" table:formula="of:=INT([.O$2]+([.O$130]-[.O$2])*(ROW()-2)/128)" table:style-name="ce1">
            <text:p>25408</text:p>
          </table:table-cell>
          <table:table-cell office:value-type="float" office:value="26880" table:formula="of:=INT([.P$2]+([.P$130]-[.P$2])*(ROW()-2)/128)" table:style-name="ce1">
            <text:p>26880</text:p>
          </table:table-cell>
          <table:table-cell office:value-type="float" office:value="28352" table:formula="of:=INT([.Q$2]+([.Q$130]-[.Q$2])*(ROW()-2)/128)" table:style-name="ce1">
            <text:p>28352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84" table:formula="of:=INT([.G$2]+([.G$130]-[.G$2])*(ROW()-2)/128)" table:style-name="ce1">
            <text:p>5184</text:p>
          </table:table-cell>
          <table:table-cell office:value-type="float" office:value="10368" table:formula="of:=INT([.H$2]+([.H$130]-[.H$2])*(ROW()-2)/128)" table:style-name="ce1">
            <text:p>10368</text:p>
          </table:table-cell>
          <table:table-cell office:value-type="float" office:value="12960" table:formula="of:=INT([.I$2]+([.I$130]-[.I$2])*(ROW()-2)/128)" table:style-name="ce1">
            <text:p>12960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8144" table:formula="of:=INT([.K$2]+([.K$130]-[.K$2])*(ROW()-2)/128)" table:style-name="ce1">
            <text:p>18144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2240" table:formula="of:=INT([.M$2]+([.M$130]-[.M$2])*(ROW()-2)/128)" table:style-name="ce1">
            <text:p>22240</text:p>
          </table:table-cell>
          <table:table-cell office:value-type="float" office:value="23744" table:formula="of:=INT([.N$2]+([.N$130]-[.N$2])*(ROW()-2)/128)" table:style-name="ce1">
            <text:p>23744</text:p>
          </table:table-cell>
          <table:table-cell office:value-type="float" office:value="25248" table:formula="of:=INT([.O$2]+([.O$130]-[.O$2])*(ROW()-2)/128)" table:style-name="ce1">
            <text:p>25248</text:p>
          </table:table-cell>
          <table:table-cell office:value-type="float" office:value="26752" table:formula="of:=INT([.P$2]+([.P$130]-[.P$2])*(ROW()-2)/128)" table:style-name="ce1">
            <text:p>26752</text:p>
          </table:table-cell>
          <table:table-cell office:value-type="float" office:value="28256" table:formula="of:=INT([.Q$2]+([.Q$130]-[.Q$2])*(ROW()-2)/128)" table:style-name="ce1">
            <text:p>28256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0" table:formula="of:=INT([.G$2]+([.G$130]-[.G$2])*(ROW()-2)/128)" table:style-name="ce1">
            <text:p>5120</text:p>
          </table:table-cell>
          <table:table-cell office:value-type="float" office:value="10240" table:formula="of:=INT([.H$2]+([.H$130]-[.H$2])*(ROW()-2)/128)" table:style-name="ce1">
            <text:p>10240</text:p>
          </table:table-cell>
          <table:table-cell office:value-type="float" office:value="12800" table:formula="of:=INT([.I$2]+([.I$130]-[.I$2])*(ROW()-2)/128)" table:style-name="ce1">
            <text:p>1280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0480" table:formula="of:=INT([.L$2]+([.L$130]-[.L$2])*(ROW()-2)/128)" table:style-name="ce1">
            <text:p>20480</text:p>
          </table:table-cell>
          <table:table-cell office:value-type="float" office:value="22016" table:formula="of:=INT([.M$2]+([.M$130]-[.M$2])*(ROW()-2)/128)" table:style-name="ce1">
            <text:p>22016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5088" table:formula="of:=INT([.O$2]+([.O$130]-[.O$2])*(ROW()-2)/128)" table:style-name="ce1">
            <text:p>25088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8160" table:formula="of:=INT([.Q$2]+([.Q$130]-[.Q$2])*(ROW()-2)/128)" table:style-name="ce1">
            <text:p>28160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056" table:formula="of:=INT([.G$2]+([.G$130]-[.G$2])*(ROW()-2)/128)" table:style-name="ce1">
            <text:p>5056</text:p>
          </table:table-cell>
          <table:table-cell office:value-type="float" office:value="10112" table:formula="of:=INT([.H$2]+([.H$130]-[.H$2])*(ROW()-2)/128)" table:style-name="ce1">
            <text:p>10112</text:p>
          </table:table-cell>
          <table:table-cell office:value-type="float" office:value="12640" table:formula="of:=INT([.I$2]+([.I$130]-[.I$2])*(ROW()-2)/128)" table:style-name="ce1">
            <text:p>12640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7696" table:formula="of:=INT([.K$2]+([.K$130]-[.K$2])*(ROW()-2)/128)" table:style-name="ce1">
            <text:p>17696</text:p>
          </table:table-cell>
          <table:table-cell office:value-type="float" office:value="20224" table:formula="of:=INT([.L$2]+([.L$130]-[.L$2])*(ROW()-2)/128)" table:style-name="ce1">
            <text:p>20224</text:p>
          </table:table-cell>
          <table:table-cell office:value-type="float" office:value="21792" table:formula="of:=INT([.M$2]+([.M$130]-[.M$2])*(ROW()-2)/128)" table:style-name="ce1">
            <text:p>21792</text:p>
          </table:table-cell>
          <table:table-cell office:value-type="float" office:value="23360" table:formula="of:=INT([.N$2]+([.N$130]-[.N$2])*(ROW()-2)/128)" table:style-name="ce1">
            <text:p>23360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496" table:formula="of:=INT([.P$2]+([.P$130]-[.P$2])*(ROW()-2)/128)" table:style-name="ce1">
            <text:p>26496</text:p>
          </table:table-cell>
          <table:table-cell office:value-type="float" office:value="28064" table:formula="of:=INT([.Q$2]+([.Q$130]-[.Q$2])*(ROW()-2)/128)" table:style-name="ce1">
            <text:p>28064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92" table:formula="of:=INT([.G$2]+([.G$130]-[.G$2])*(ROW()-2)/128)" table:style-name="ce1">
            <text:p>4992</text:p>
          </table:table-cell>
          <table:table-cell office:value-type="float" office:value="9984" table:formula="of:=INT([.H$2]+([.H$130]-[.H$2])*(ROW()-2)/128)" table:style-name="ce1">
            <text:p>9984</text:p>
          </table:table-cell>
          <table:table-cell office:value-type="float" office:value="12480" table:formula="of:=INT([.I$2]+([.I$130]-[.I$2])*(ROW()-2)/128)" table:style-name="ce1">
            <text:p>12480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7472" table:formula="of:=INT([.K$2]+([.K$130]-[.K$2])*(ROW()-2)/128)" table:style-name="ce1">
            <text:p>17472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1568" table:formula="of:=INT([.M$2]+([.M$130]-[.M$2])*(ROW()-2)/128)" table:style-name="ce1">
            <text:p>21568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768" table:formula="of:=INT([.O$2]+([.O$130]-[.O$2])*(ROW()-2)/128)" table:style-name="ce1">
            <text:p>24768</text:p>
          </table:table-cell>
          <table:table-cell office:value-type="float" office:value="26368" table:formula="of:=INT([.P$2]+([.P$130]-[.P$2])*(ROW()-2)/128)" table:style-name="ce1">
            <text:p>2636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28" table:formula="of:=INT([.G$2]+([.G$130]-[.G$2])*(ROW()-2)/128)" table:style-name="ce1">
            <text:p>4928</text:p>
          </table:table-cell>
          <table:table-cell office:value-type="float" office:value="9856" table:formula="of:=INT([.H$2]+([.H$130]-[.H$2])*(ROW()-2)/128)" table:style-name="ce1">
            <text:p>9856</text:p>
          </table:table-cell>
          <table:table-cell office:value-type="float" office:value="12320" table:formula="of:=INT([.I$2]+([.I$130]-[.I$2])*(ROW()-2)/128)" table:style-name="ce1">
            <text:p>12320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7248" table:formula="of:=INT([.K$2]+([.K$130]-[.K$2])*(ROW()-2)/128)" table:style-name="ce1">
            <text:p>17248</text:p>
          </table:table-cell>
          <table:table-cell office:value-type="float" office:value="19712" table:formula="of:=INT([.L$2]+([.L$130]-[.L$2])*(ROW()-2)/128)" table:style-name="ce1">
            <text:p>19712</text:p>
          </table:table-cell>
          <table:table-cell office:value-type="float" office:value="21344" table:formula="of:=INT([.M$2]+([.M$130]-[.M$2])*(ROW()-2)/128)" table:style-name="ce1">
            <text:p>21344</text:p>
          </table:table-cell>
          <table:table-cell office:value-type="float" office:value="22976" table:formula="of:=INT([.N$2]+([.N$130]-[.N$2])*(ROW()-2)/128)" table:style-name="ce1">
            <text:p>22976</text:p>
          </table:table-cell>
          <table:table-cell office:value-type="float" office:value="24608" table:formula="of:=INT([.O$2]+([.O$130]-[.O$2])*(ROW()-2)/128)" table:style-name="ce1">
            <text:p>24608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872" table:formula="of:=INT([.Q$2]+([.Q$130]-[.Q$2])*(ROW()-2)/128)" table:style-name="ce1">
            <text:p>27872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64" table:formula="of:=INT([.G$2]+([.G$130]-[.G$2])*(ROW()-2)/128)" table:style-name="ce1">
            <text:p>4864</text:p>
          </table:table-cell>
          <table:table-cell office:value-type="float" office:value="9728" table:formula="of:=INT([.H$2]+([.H$130]-[.H$2])*(ROW()-2)/128)" table:style-name="ce1">
            <text:p>9728</text:p>
          </table:table-cell>
          <table:table-cell office:value-type="float" office:value="12160" table:formula="of:=INT([.I$2]+([.I$130]-[.I$2])*(ROW()-2)/128)" table:style-name="ce1">
            <text:p>12160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7024" table:formula="of:=INT([.K$2]+([.K$130]-[.K$2])*(ROW()-2)/128)" table:style-name="ce1">
            <text:p>17024</text:p>
          </table:table-cell>
          <table:table-cell office:value-type="float" office:value="19456" table:formula="of:=INT([.L$2]+([.L$130]-[.L$2])*(ROW()-2)/128)" table:style-name="ce1">
            <text:p>19456</text:p>
          </table:table-cell>
          <table:table-cell office:value-type="float" office:value="21120" table:formula="of:=INT([.M$2]+([.M$130]-[.M$2])*(ROW()-2)/128)" table:style-name="ce1">
            <text:p>21120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448" table:formula="of:=INT([.O$2]+([.O$130]-[.O$2])*(ROW()-2)/128)" table:style-name="ce1">
            <text:p>24448</text:p>
          </table:table-cell>
          <table:table-cell office:value-type="float" office:value="26112" table:formula="of:=INT([.P$2]+([.P$130]-[.P$2])*(ROW()-2)/128)" table:style-name="ce1">
            <text:p>26112</text:p>
          </table:table-cell>
          <table:table-cell office:value-type="float" office:value="27776" table:formula="of:=INT([.Q$2]+([.Q$130]-[.Q$2])*(ROW()-2)/128)" table:style-name="ce1">
            <text:p>27776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00" table:formula="of:=INT([.G$2]+([.G$130]-[.G$2])*(ROW()-2)/128)" table:style-name="ce1">
            <text:p>4800</text:p>
          </table:table-cell>
          <table:table-cell office:value-type="float" office:value="9600" table:formula="of:=INT([.H$2]+([.H$130]-[.H$2])*(ROW()-2)/128)" table:style-name="ce1">
            <text:p>96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0896" table:formula="of:=INT([.M$2]+([.M$130]-[.M$2])*(ROW()-2)/128)" table:style-name="ce1">
            <text:p>20896</text:p>
          </table:table-cell>
          <table:table-cell office:value-type="float" office:value="22592" table:formula="of:=INT([.N$2]+([.N$130]-[.N$2])*(ROW()-2)/128)" table:style-name="ce1">
            <text:p>22592</text:p>
          </table:table-cell>
          <table:table-cell office:value-type="float" office:value="24288" table:formula="of:=INT([.O$2]+([.O$130]-[.O$2])*(ROW()-2)/128)" table:style-name="ce1">
            <text:p>24288</text:p>
          </table:table-cell>
          <table:table-cell office:value-type="float" office:value="25984" table:formula="of:=INT([.P$2]+([.P$130]-[.P$2])*(ROW()-2)/128)" table:style-name="ce1">
            <text:p>25984</text:p>
          </table:table-cell>
          <table:table-cell office:value-type="float" office:value="27680" table:formula="of:=INT([.Q$2]+([.Q$130]-[.Q$2])*(ROW()-2)/128)" table:style-name="ce1">
            <text:p>27680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736" table:formula="of:=INT([.G$2]+([.G$130]-[.G$2])*(ROW()-2)/128)" table:style-name="ce1">
            <text:p>4736</text:p>
          </table:table-cell>
          <table:table-cell office:value-type="float" office:value="9472" table:formula="of:=INT([.H$2]+([.H$130]-[.H$2])*(ROW()-2)/128)" table:style-name="ce1">
            <text:p>9472</text:p>
          </table:table-cell>
          <table:table-cell office:value-type="float" office:value="11840" table:formula="of:=INT([.I$2]+([.I$130]-[.I$2])*(ROW()-2)/128)" table:style-name="ce1">
            <text:p>11840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6576" table:formula="of:=INT([.K$2]+([.K$130]-[.K$2])*(ROW()-2)/128)" table:style-name="ce1">
            <text:p>16576</text:p>
          </table:table-cell>
          <table:table-cell office:value-type="float" office:value="18944" table:formula="of:=INT([.L$2]+([.L$130]-[.L$2])*(ROW()-2)/128)" table:style-name="ce1">
            <text:p>18944</text:p>
          </table:table-cell>
          <table:table-cell office:value-type="float" office:value="20672" table:formula="of:=INT([.M$2]+([.M$130]-[.M$2])*(ROW()-2)/128)" table:style-name="ce1">
            <text:p>20672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4128" table:formula="of:=INT([.O$2]+([.O$130]-[.O$2])*(ROW()-2)/128)" table:style-name="ce1">
            <text:p>24128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584" table:formula="of:=INT([.Q$2]+([.Q$130]-[.Q$2])*(ROW()-2)/128)" table:style-name="ce1">
            <text:p>27584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72" table:formula="of:=INT([.G$2]+([.G$130]-[.G$2])*(ROW()-2)/128)" table:style-name="ce1">
            <text:p>4672</text:p>
          </table:table-cell>
          <table:table-cell office:value-type="float" office:value="9344" table:formula="of:=INT([.H$2]+([.H$130]-[.H$2])*(ROW()-2)/128)" table:style-name="ce1">
            <text:p>9344</text:p>
          </table:table-cell>
          <table:table-cell office:value-type="float" office:value="11680" table:formula="of:=INT([.I$2]+([.I$130]-[.I$2])*(ROW()-2)/128)" table:style-name="ce1">
            <text:p>11680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6352" table:formula="of:=INT([.K$2]+([.K$130]-[.K$2])*(ROW()-2)/128)" table:style-name="ce1">
            <text:p>16352</text:p>
          </table:table-cell>
          <table:table-cell office:value-type="float" office:value="18688" table:formula="of:=INT([.L$2]+([.L$130]-[.L$2])*(ROW()-2)/128)" table:style-name="ce1">
            <text:p>18688</text:p>
          </table:table-cell>
          <table:table-cell office:value-type="float" office:value="20448" table:formula="of:=INT([.M$2]+([.M$130]-[.M$2])*(ROW()-2)/128)" table:style-name="ce1">
            <text:p>20448</text:p>
          </table:table-cell>
          <table:table-cell office:value-type="float" office:value="22208" table:formula="of:=INT([.N$2]+([.N$130]-[.N$2])*(ROW()-2)/128)" table:style-name="ce1">
            <text:p>22208</text:p>
          </table:table-cell>
          <table:table-cell office:value-type="float" office:value="23968" table:formula="of:=INT([.O$2]+([.O$130]-[.O$2])*(ROW()-2)/128)" table:style-name="ce1">
            <text:p>23968</text:p>
          </table:table-cell>
          <table:table-cell office:value-type="float" office:value="25728" table:formula="of:=INT([.P$2]+([.P$130]-[.P$2])*(ROW()-2)/128)" table:style-name="ce1">
            <text:p>25728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08" table:formula="of:=INT([.G$2]+([.G$130]-[.G$2])*(ROW()-2)/128)" table:style-name="ce1">
            <text:p>4608</text:p>
          </table:table-cell>
          <table:table-cell office:value-type="float" office:value="9216" table:formula="of:=INT([.H$2]+([.H$130]-[.H$2])*(ROW()-2)/128)" table:style-name="ce1">
            <text:p>9216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6128" table:formula="of:=INT([.K$2]+([.K$130]-[.K$2])*(ROW()-2)/128)" table:style-name="ce1">
            <text:p>16128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0224" table:formula="of:=INT([.M$2]+([.M$130]-[.M$2])*(ROW()-2)/128)" table:style-name="ce1">
            <text:p>2022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600" table:formula="of:=INT([.P$2]+([.P$130]-[.P$2])*(ROW()-2)/128)" table:style-name="ce1">
            <text:p>25600</text:p>
          </table:table-cell>
          <table:table-cell office:value-type="float" office:value="27392" table:formula="of:=INT([.Q$2]+([.Q$130]-[.Q$2])*(ROW()-2)/128)" table:style-name="ce1">
            <text:p>27392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544" table:formula="of:=INT([.G$2]+([.G$130]-[.G$2])*(ROW()-2)/128)" table:style-name="ce1">
            <text:p>4544</text:p>
          </table:table-cell>
          <table:table-cell office:value-type="float" office:value="9088" table:formula="of:=INT([.H$2]+([.H$130]-[.H$2])*(ROW()-2)/128)" table:style-name="ce1">
            <text:p>9088</text:p>
          </table:table-cell>
          <table:table-cell office:value-type="float" office:value="11360" table:formula="of:=INT([.I$2]+([.I$130]-[.I$2])*(ROW()-2)/128)" table:style-name="ce1">
            <text:p>11360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5904" table:formula="of:=INT([.K$2]+([.K$130]-[.K$2])*(ROW()-2)/128)" table:style-name="ce1">
            <text:p>15904</text:p>
          </table:table-cell>
          <table:table-cell office:value-type="float" office:value="18176" table:formula="of:=INT([.L$2]+([.L$130]-[.L$2])*(ROW()-2)/128)" table:style-name="ce1">
            <text:p>18176</text:p>
          </table:table-cell>
          <table:table-cell office:value-type="float" office:value="20000" table:formula="of:=INT([.M$2]+([.M$130]-[.M$2])*(ROW()-2)/128)" table:style-name="ce1">
            <text:p>20000</text:p>
          </table:table-cell>
          <table:table-cell office:value-type="float" office:value="21824" table:formula="of:=INT([.N$2]+([.N$130]-[.N$2])*(ROW()-2)/128)" table:style-name="ce1">
            <text:p>21824</text:p>
          </table:table-cell>
          <table:table-cell office:value-type="float" office:value="23648" table:formula="of:=INT([.O$2]+([.O$130]-[.O$2])*(ROW()-2)/128)" table:style-name="ce1">
            <text:p>23648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7296" table:formula="of:=INT([.Q$2]+([.Q$130]-[.Q$2])*(ROW()-2)/128)" table:style-name="ce1">
            <text:p>27296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0" table:formula="of:=INT([.G$2]+([.G$130]-[.G$2])*(ROW()-2)/128)" table:style-name="ce1">
            <text:p>4480</text:p>
          </table:table-cell>
          <table:table-cell office:value-type="float" office:value="8960" table:formula="of:=INT([.H$2]+([.H$130]-[.H$2])*(ROW()-2)/128)" table:style-name="ce1">
            <text:p>8960</text:p>
          </table:table-cell>
          <table:table-cell office:value-type="float" office:value="11200" table:formula="of:=INT([.I$2]+([.I$130]-[.I$2])*(ROW()-2)/128)" table:style-name="ce1">
            <text:p>1120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7920" table:formula="of:=INT([.L$2]+([.L$130]-[.L$2])*(ROW()-2)/128)" table:style-name="ce1">
            <text:p>17920</text:p>
          </table:table-cell>
          <table:table-cell office:value-type="float" office:value="19776" table:formula="of:=INT([.M$2]+([.M$130]-[.M$2])*(ROW()-2)/128)" table:style-name="ce1">
            <text:p>19776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488" table:formula="of:=INT([.O$2]+([.O$130]-[.O$2])*(ROW()-2)/128)" table:style-name="ce1">
            <text:p>23488</text:p>
          </table:table-cell>
          <table:table-cell office:value-type="float" office:value="25344" table:formula="of:=INT([.P$2]+([.P$130]-[.P$2])*(ROW()-2)/128)" table:style-name="ce1">
            <text:p>25344</text:p>
          </table:table-cell>
          <table:table-cell office:value-type="float" office:value="27200" table:formula="of:=INT([.Q$2]+([.Q$130]-[.Q$2])*(ROW()-2)/128)" table:style-name="ce1">
            <text:p>27200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16" table:formula="of:=INT([.G$2]+([.G$130]-[.G$2])*(ROW()-2)/128)" table:style-name="ce1">
            <text:p>4416</text:p>
          </table:table-cell>
          <table:table-cell office:value-type="float" office:value="8832" table:formula="of:=INT([.H$2]+([.H$130]-[.H$2])*(ROW()-2)/128)" table:style-name="ce1">
            <text:p>8832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5456" table:formula="of:=INT([.K$2]+([.K$130]-[.K$2])*(ROW()-2)/128)" table:style-name="ce1">
            <text:p>15456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19552" table:formula="of:=INT([.M$2]+([.M$130]-[.M$2])*(ROW()-2)/128)" table:style-name="ce1">
            <text:p>19552</text:p>
          </table:table-cell>
          <table:table-cell office:value-type="float" office:value="21440" table:formula="of:=INT([.N$2]+([.N$130]-[.N$2])*(ROW()-2)/128)" table:style-name="ce1">
            <text:p>21440</text:p>
          </table:table-cell>
          <table:table-cell office:value-type="float" office:value="23328" table:formula="of:=INT([.O$2]+([.O$130]-[.O$2])*(ROW()-2)/128)" table:style-name="ce1">
            <text:p>23328</text:p>
          </table:table-cell>
          <table:table-cell office:value-type="float" office:value="25216" table:formula="of:=INT([.P$2]+([.P$130]-[.P$2])*(ROW()-2)/128)" table:style-name="ce1">
            <text:p>25216</text:p>
          </table:table-cell>
          <table:table-cell office:value-type="float" office:value="27104" table:formula="of:=INT([.Q$2]+([.Q$130]-[.Q$2])*(ROW()-2)/128)" table:style-name="ce1">
            <text:p>27104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352" table:formula="of:=INT([.G$2]+([.G$130]-[.G$2])*(ROW()-2)/128)" table:style-name="ce1">
            <text:p>4352</text:p>
          </table:table-cell>
          <table:table-cell office:value-type="float" office:value="8704" table:formula="of:=INT([.H$2]+([.H$130]-[.H$2])*(ROW()-2)/128)" table:style-name="ce1">
            <text:p>8704</text:p>
          </table:table-cell>
          <table:table-cell office:value-type="float" office:value="10880" table:formula="of:=INT([.I$2]+([.I$130]-[.I$2])*(ROW()-2)/128)" table:style-name="ce1">
            <text:p>10880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5232" table:formula="of:=INT([.K$2]+([.K$130]-[.K$2])*(ROW()-2)/128)" table:style-name="ce1">
            <text:p>15232</text:p>
          </table:table-cell>
          <table:table-cell office:value-type="float" office:value="17408" table:formula="of:=INT([.L$2]+([.L$130]-[.L$2])*(ROW()-2)/128)" table:style-name="ce1">
            <text:p>17408</text:p>
          </table:table-cell>
          <table:table-cell office:value-type="float" office:value="19328" table:formula="of:=INT([.M$2]+([.M$130]-[.M$2])*(ROW()-2)/128)" table:style-name="ce1">
            <text:p>19328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3168" table:formula="of:=INT([.O$2]+([.O$130]-[.O$2])*(ROW()-2)/128)" table:style-name="ce1">
            <text:p>2316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88" table:formula="of:=INT([.G$2]+([.G$130]-[.G$2])*(ROW()-2)/128)" table:style-name="ce1">
            <text:p>4288</text:p>
          </table:table-cell>
          <table:table-cell office:value-type="float" office:value="8576" table:formula="of:=INT([.H$2]+([.H$130]-[.H$2])*(ROW()-2)/128)" table:style-name="ce1">
            <text:p>8576</text:p>
          </table:table-cell>
          <table:table-cell office:value-type="float" office:value="10720" table:formula="of:=INT([.I$2]+([.I$130]-[.I$2])*(ROW()-2)/128)" table:style-name="ce1">
            <text:p>10720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5008" table:formula="of:=INT([.K$2]+([.K$130]-[.K$2])*(ROW()-2)/128)" table:style-name="ce1">
            <text:p>15008</text:p>
          </table:table-cell>
          <table:table-cell office:value-type="float" office:value="17152" table:formula="of:=INT([.L$2]+([.L$130]-[.L$2])*(ROW()-2)/128)" table:style-name="ce1">
            <text:p>17152</text:p>
          </table:table-cell>
          <table:table-cell office:value-type="float" office:value="19104" table:formula="of:=INT([.M$2]+([.M$130]-[.M$2])*(ROW()-2)/128)" table:style-name="ce1">
            <text:p>19104</text:p>
          </table:table-cell>
          <table:table-cell office:value-type="float" office:value="21056" table:formula="of:=INT([.N$2]+([.N$130]-[.N$2])*(ROW()-2)/128)" table:style-name="ce1">
            <text:p>21056</text:p>
          </table:table-cell>
          <table:table-cell office:value-type="float" office:value="23008" table:formula="of:=INT([.O$2]+([.O$130]-[.O$2])*(ROW()-2)/128)" table:style-name="ce1">
            <text:p>23008</text:p>
          </table:table-cell>
          <table:table-cell office:value-type="float" office:value="24960" table:formula="of:=INT([.P$2]+([.P$130]-[.P$2])*(ROW()-2)/128)" table:style-name="ce1">
            <text:p>24960</text:p>
          </table:table-cell>
          <table:table-cell office:value-type="float" office:value="26912" table:formula="of:=INT([.Q$2]+([.Q$130]-[.Q$2])*(ROW()-2)/128)" table:style-name="ce1">
            <text:p>26912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24" table:formula="of:=INT([.G$2]+([.G$130]-[.G$2])*(ROW()-2)/128)" table:style-name="ce1">
            <text:p>4224</text:p>
          </table:table-cell>
          <table:table-cell office:value-type="float" office:value="8448" table:formula="of:=INT([.H$2]+([.H$130]-[.H$2])*(ROW()-2)/128)" table:style-name="ce1">
            <text:p>8448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4784" table:formula="of:=INT([.K$2]+([.K$130]-[.K$2])*(ROW()-2)/128)" table:style-name="ce1">
            <text:p>14784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8880" table:formula="of:=INT([.M$2]+([.M$130]-[.M$2])*(ROW()-2)/128)" table:style-name="ce1">
            <text:p>18880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848" table:formula="of:=INT([.O$2]+([.O$130]-[.O$2])*(ROW()-2)/128)" table:style-name="ce1">
            <text:p>22848</text:p>
          </table:table-cell>
          <table:table-cell office:value-type="float" office:value="24832" table:formula="of:=INT([.P$2]+([.P$130]-[.P$2])*(ROW()-2)/128)" table:style-name="ce1">
            <text:p>24832</text:p>
          </table:table-cell>
          <table:table-cell office:value-type="float" office:value="26816" table:formula="of:=INT([.Q$2]+([.Q$130]-[.Q$2])*(ROW()-2)/128)" table:style-name="ce1">
            <text:p>26816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160" table:formula="of:=INT([.G$2]+([.G$130]-[.G$2])*(ROW()-2)/128)" table:style-name="ce1">
            <text:p>4160</text:p>
          </table:table-cell>
          <table:table-cell office:value-type="float" office:value="8320" table:formula="of:=INT([.H$2]+([.H$130]-[.H$2])*(ROW()-2)/128)" table:style-name="ce1">
            <text:p>8320</text:p>
          </table:table-cell>
          <table:table-cell office:value-type="float" office:value="10400" table:formula="of:=INT([.I$2]+([.I$130]-[.I$2])*(ROW()-2)/128)" table:style-name="ce1">
            <text:p>1040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6640" table:formula="of:=INT([.L$2]+([.L$130]-[.L$2])*(ROW()-2)/128)" table:style-name="ce1">
            <text:p>16640</text:p>
          </table:table-cell>
          <table:table-cell office:value-type="float" office:value="18656" table:formula="of:=INT([.M$2]+([.M$130]-[.M$2])*(ROW()-2)/128)" table:style-name="ce1">
            <text:p>18656</text:p>
          </table:table-cell>
          <table:table-cell office:value-type="float" office:value="20672" table:formula="of:=INT([.N$2]+([.N$130]-[.N$2])*(ROW()-2)/128)" table:style-name="ce1">
            <text:p>20672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720" table:formula="of:=INT([.Q$2]+([.Q$130]-[.Q$2])*(ROW()-2)/128)" table:style-name="ce1">
            <text:p>26720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96" table:formula="of:=INT([.G$2]+([.G$130]-[.G$2])*(ROW()-2)/128)" table:style-name="ce1">
            <text:p>4096</text:p>
          </table:table-cell>
          <table:table-cell office:value-type="float" office:value="8192" table:formula="of:=INT([.H$2]+([.H$130]-[.H$2])*(ROW()-2)/128)" table:style-name="ce1">
            <text:p>8192</text:p>
          </table:table-cell>
          <table:table-cell office:value-type="float" office:value="10240" table:formula="of:=INT([.I$2]+([.I$130]-[.I$2])*(ROW()-2)/128)" table:style-name="ce1">
            <text:p>10240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4336" table:formula="of:=INT([.K$2]+([.K$130]-[.K$2])*(ROW()-2)/128)" table:style-name="ce1">
            <text:p>14336</text:p>
          </table:table-cell>
          <table:table-cell office:value-type="float" office:value="16384" table:formula="of:=INT([.L$2]+([.L$130]-[.L$2])*(ROW()-2)/128)" table:style-name="ce1">
            <text:p>16384</text:p>
          </table:table-cell>
          <table:table-cell office:value-type="float" office:value="18432" table:formula="of:=INT([.M$2]+([.M$130]-[.M$2])*(ROW()-2)/128)" table:style-name="ce1">
            <text:p>18432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528" table:formula="of:=INT([.O$2]+([.O$130]-[.O$2])*(ROW()-2)/128)" table:style-name="ce1">
            <text:p>22528</text:p>
          </table:table-cell>
          <table:table-cell office:value-type="float" office:value="24576" table:formula="of:=INT([.P$2]+([.P$130]-[.P$2])*(ROW()-2)/128)" table:style-name="ce1">
            <text:p>24576</text:p>
          </table:table-cell>
          <table:table-cell office:value-type="float" office:value="26624" table:formula="of:=INT([.Q$2]+([.Q$130]-[.Q$2])*(ROW()-2)/128)" table:style-name="ce1">
            <text:p>26624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4112" table:formula="of:=INT([.K$2]+([.K$130]-[.K$2])*(ROW()-2)/128)" table:style-name="ce1">
            <text:p>14112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208" table:formula="of:=INT([.M$2]+([.M$130]-[.M$2])*(ROW()-2)/128)" table:style-name="ce1">
            <text:p>18208</text:p>
          </table:table-cell>
          <table:table-cell office:value-type="float" office:value="20288" table:formula="of:=INT([.N$2]+([.N$130]-[.N$2])*(ROW()-2)/128)" table:style-name="ce1">
            <text:p>20288</text:p>
          </table:table-cell>
          <table:table-cell office:value-type="float" office:value="22368" table:formula="of:=INT([.O$2]+([.O$130]-[.O$2])*(ROW()-2)/128)" table:style-name="ce1">
            <text:p>22368</text:p>
          </table:table-cell>
          <table:table-cell office:value-type="float" office:value="24448" table:formula="of:=INT([.P$2]+([.P$130]-[.P$2])*(ROW()-2)/128)" table:style-name="ce1">
            <text:p>24448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9920" table:formula="of:=INT([.I$2]+([.I$130]-[.I$2])*(ROW()-2)/128)" table:style-name="ce1">
            <text:p>9920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3888" table:formula="of:=INT([.K$2]+([.K$130]-[.K$2])*(ROW()-2)/128)" table:style-name="ce1">
            <text:p>13888</text:p>
          </table:table-cell>
          <table:table-cell office:value-type="float" office:value="15872" table:formula="of:=INT([.L$2]+([.L$130]-[.L$2])*(ROW()-2)/128)" table:style-name="ce1">
            <text:p>15872</text:p>
          </table:table-cell>
          <table:table-cell office:value-type="float" office:value="17984" table:formula="of:=INT([.M$2]+([.M$130]-[.M$2])*(ROW()-2)/128)" table:style-name="ce1">
            <text:p>179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2208" table:formula="of:=INT([.O$2]+([.O$130]-[.O$2])*(ROW()-2)/128)" table:style-name="ce1">
            <text:p>22208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6432" table:formula="of:=INT([.Q$2]+([.Q$130]-[.Q$2])*(ROW()-2)/128)" table:style-name="ce1">
            <text:p>26432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9760" table:formula="of:=INT([.I$2]+([.I$130]-[.I$2])*(ROW()-2)/128)" table:style-name="ce1">
            <text:p>9760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3664" table:formula="of:=INT([.K$2]+([.K$130]-[.K$2])*(ROW()-2)/128)" table:style-name="ce1">
            <text:p>13664</text:p>
          </table:table-cell>
          <table:table-cell office:value-type="float" office:value="15616" table:formula="of:=INT([.L$2]+([.L$130]-[.L$2])*(ROW()-2)/128)" table:style-name="ce1">
            <text:p>15616</text:p>
          </table:table-cell>
          <table:table-cell office:value-type="float" office:value="17760" table:formula="of:=INT([.M$2]+([.M$130]-[.M$2])*(ROW()-2)/128)" table:style-name="ce1">
            <text:p>17760</text:p>
          </table:table-cell>
          <table:table-cell office:value-type="float" office:value="19904" table:formula="of:=INT([.N$2]+([.N$130]-[.N$2])*(ROW()-2)/128)" table:style-name="ce1">
            <text:p>19904</text:p>
          </table:table-cell>
          <table:table-cell office:value-type="float" office:value="22048" table:formula="of:=INT([.O$2]+([.O$130]-[.O$2])*(ROW()-2)/128)" table:style-name="ce1">
            <text:p>22048</text:p>
          </table:table-cell>
          <table:table-cell office:value-type="float" office:value="24192" table:formula="of:=INT([.P$2]+([.P$130]-[.P$2])*(ROW()-2)/128)" table:style-name="ce1">
            <text:p>24192</text:p>
          </table:table-cell>
          <table:table-cell office:value-type="float" office:value="26336" table:formula="of:=INT([.Q$2]+([.Q$130]-[.Q$2])*(ROW()-2)/128)" table:style-name="ce1">
            <text:p>26336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536" table:formula="of:=INT([.M$2]+([.M$130]-[.M$2])*(ROW()-2)/128)" table:style-name="ce1">
            <text:p>17536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888" table:formula="of:=INT([.O$2]+([.O$130]-[.O$2])*(ROW()-2)/128)" table:style-name="ce1">
            <text:p>21888</text:p>
          </table:table-cell>
          <table:table-cell office:value-type="float" office:value="24064" table:formula="of:=INT([.P$2]+([.P$130]-[.P$2])*(ROW()-2)/128)" table:style-name="ce1">
            <text:p>24064</text:p>
          </table:table-cell>
          <table:table-cell office:value-type="float" office:value="26240" table:formula="of:=INT([.Q$2]+([.Q$130]-[.Q$2])*(ROW()-2)/128)" table:style-name="ce1">
            <text:p>26240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9440" table:formula="of:=INT([.I$2]+([.I$130]-[.I$2])*(ROW()-2)/128)" table:style-name="ce1">
            <text:p>9440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3216" table:formula="of:=INT([.K$2]+([.K$130]-[.K$2])*(ROW()-2)/128)" table:style-name="ce1">
            <text:p>13216</text:p>
          </table:table-cell>
          <table:table-cell office:value-type="float" office:value="15104" table:formula="of:=INT([.L$2]+([.L$130]-[.L$2])*(ROW()-2)/128)" table:style-name="ce1">
            <text:p>15104</text:p>
          </table:table-cell>
          <table:table-cell office:value-type="float" office:value="17312" table:formula="of:=INT([.M$2]+([.M$130]-[.M$2])*(ROW()-2)/128)" table:style-name="ce1">
            <text:p>17312</text:p>
          </table:table-cell>
          <table:table-cell office:value-type="float" office:value="19520" table:formula="of:=INT([.N$2]+([.N$130]-[.N$2])*(ROW()-2)/128)" table:style-name="ce1">
            <text:p>19520</text:p>
          </table:table-cell>
          <table:table-cell office:value-type="float" office:value="21728" table:formula="of:=INT([.O$2]+([.O$130]-[.O$2])*(ROW()-2)/128)" table:style-name="ce1">
            <text:p>21728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6144" table:formula="of:=INT([.Q$2]+([.Q$130]-[.Q$2])*(ROW()-2)/128)" table:style-name="ce1">
            <text:p>26144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9280" table:formula="of:=INT([.I$2]+([.I$130]-[.I$2])*(ROW()-2)/128)" table:style-name="ce1">
            <text:p>9280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2992" table:formula="of:=INT([.K$2]+([.K$130]-[.K$2])*(ROW()-2)/128)" table:style-name="ce1">
            <text:p>12992</text:p>
          </table:table-cell>
          <table:table-cell office:value-type="float" office:value="14848" table:formula="of:=INT([.L$2]+([.L$130]-[.L$2])*(ROW()-2)/128)" table:style-name="ce1">
            <text:p>14848</text:p>
          </table:table-cell>
          <table:table-cell office:value-type="float" office:value="17088" table:formula="of:=INT([.M$2]+([.M$130]-[.M$2])*(ROW()-2)/128)" table:style-name="ce1">
            <text:p>17088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808" table:formula="of:=INT([.P$2]+([.P$130]-[.P$2])*(ROW()-2)/128)" table:style-name="ce1">
            <text:p>23808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2768" table:formula="of:=INT([.K$2]+([.K$130]-[.K$2])*(ROW()-2)/128)" table:style-name="ce1">
            <text:p>12768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6864" table:formula="of:=INT([.M$2]+([.M$130]-[.M$2])*(ROW()-2)/128)" table:style-name="ce1">
            <text:p>16864</text:p>
          </table:table-cell>
          <table:table-cell office:value-type="float" office:value="19136" table:formula="of:=INT([.N$2]+([.N$130]-[.N$2])*(ROW()-2)/128)" table:style-name="ce1">
            <text:p>19136</text:p>
          </table:table-cell>
          <table:table-cell office:value-type="float" office:value="21408" table:formula="of:=INT([.O$2]+([.O$130]-[.O$2])*(ROW()-2)/128)" table:style-name="ce1">
            <text:p>21408</text:p>
          </table:table-cell>
          <table:table-cell office:value-type="float" office:value="23680" table:formula="of:=INT([.P$2]+([.P$130]-[.P$2])*(ROW()-2)/128)" table:style-name="ce1">
            <text:p>23680</text:p>
          </table:table-cell>
          <table:table-cell office:value-type="float" office:value="25952" table:formula="of:=INT([.Q$2]+([.Q$130]-[.Q$2])*(ROW()-2)/128)" table:style-name="ce1">
            <text:p>25952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8960" table:formula="of:=INT([.I$2]+([.I$130]-[.I$2])*(ROW()-2)/128)" table:style-name="ce1">
            <text:p>8960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2544" table:formula="of:=INT([.K$2]+([.K$130]-[.K$2])*(ROW()-2)/128)" table:style-name="ce1">
            <text:p>12544</text:p>
          </table:table-cell>
          <table:table-cell office:value-type="float" office:value="14336" table:formula="of:=INT([.L$2]+([.L$130]-[.L$2])*(ROW()-2)/128)" table:style-name="ce1">
            <text:p>14336</text:p>
          </table:table-cell>
          <table:table-cell office:value-type="float" office:value="16640" table:formula="of:=INT([.M$2]+([.M$130]-[.M$2])*(ROW()-2)/128)" table:style-name="ce1">
            <text:p>16640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1248" table:formula="of:=INT([.O$2]+([.O$130]-[.O$2])*(ROW()-2)/128)" table:style-name="ce1">
            <text:p>21248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856" table:formula="of:=INT([.Q$2]+([.Q$130]-[.Q$2])*(ROW()-2)/128)" table:style-name="ce1">
            <text:p>25856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8800" table:formula="of:=INT([.I$2]+([.I$130]-[.I$2])*(ROW()-2)/128)" table:style-name="ce1">
            <text:p>880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080" table:formula="of:=INT([.L$2]+([.L$130]-[.L$2])*(ROW()-2)/128)" table:style-name="ce1">
            <text:p>14080</text:p>
          </table:table-cell>
          <table:table-cell office:value-type="float" office:value="16416" table:formula="of:=INT([.M$2]+([.M$130]-[.M$2])*(ROW()-2)/128)" table:style-name="ce1">
            <text:p>16416</text:p>
          </table:table-cell>
          <table:table-cell office:value-type="float" office:value="18752" table:formula="of:=INT([.N$2]+([.N$130]-[.N$2])*(ROW()-2)/128)" table:style-name="ce1">
            <text:p>18752</text:p>
          </table:table-cell>
          <table:table-cell office:value-type="float" office:value="21088" table:formula="of:=INT([.O$2]+([.O$130]-[.O$2])*(ROW()-2)/128)" table:style-name="ce1">
            <text:p>21088</text:p>
          </table:table-cell>
          <table:table-cell office:value-type="float" office:value="23424" table:formula="of:=INT([.P$2]+([.P$130]-[.P$2])*(ROW()-2)/128)" table:style-name="ce1">
            <text:p>23424</text:p>
          </table:table-cell>
          <table:table-cell office:value-type="float" office:value="25760" table:formula="of:=INT([.Q$2]+([.Q$130]-[.Q$2])*(ROW()-2)/128)" table:style-name="ce1">
            <text:p>25760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096" table:formula="of:=INT([.K$2]+([.K$130]-[.K$2])*(ROW()-2)/128)" table:style-name="ce1">
            <text:p>12096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92" table:formula="of:=INT([.M$2]+([.M$130]-[.M$2])*(ROW()-2)/128)" table:style-name="ce1">
            <text:p>16192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928" table:formula="of:=INT([.O$2]+([.O$130]-[.O$2])*(ROW()-2)/128)" table:style-name="ce1">
            <text:p>20928</text:p>
          </table:table-cell>
          <table:table-cell office:value-type="float" office:value="23296" table:formula="of:=INT([.P$2]+([.P$130]-[.P$2])*(ROW()-2)/128)" table:style-name="ce1">
            <text:p>23296</text:p>
          </table:table-cell>
          <table:table-cell office:value-type="float" office:value="25664" table:formula="of:=INT([.Q$2]+([.Q$130]-[.Q$2])*(ROW()-2)/128)" table:style-name="ce1">
            <text:p>25664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8480" table:formula="of:=INT([.I$2]+([.I$130]-[.I$2])*(ROW()-2)/128)" table:style-name="ce1">
            <text:p>8480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1872" table:formula="of:=INT([.K$2]+([.K$130]-[.K$2])*(ROW()-2)/128)" table:style-name="ce1">
            <text:p>11872</text:p>
          </table:table-cell>
          <table:table-cell office:value-type="float" office:value="13568" table:formula="of:=INT([.L$2]+([.L$130]-[.L$2])*(ROW()-2)/128)" table:style-name="ce1">
            <text:p>13568</text:p>
          </table:table-cell>
          <table:table-cell office:value-type="float" office:value="15968" table:formula="of:=INT([.M$2]+([.M$130]-[.M$2])*(ROW()-2)/128)" table:style-name="ce1">
            <text:p>15968</text:p>
          </table:table-cell>
          <table:table-cell office:value-type="float" office:value="18368" table:formula="of:=INT([.N$2]+([.N$130]-[.N$2])*(ROW()-2)/128)" table:style-name="ce1">
            <text:p>18368</text:p>
          </table:table-cell>
          <table:table-cell office:value-type="float" office:value="20768" table:formula="of:=INT([.O$2]+([.O$130]-[.O$2])*(ROW()-2)/128)" table:style-name="ce1">
            <text:p>207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8320" table:formula="of:=INT([.I$2]+([.I$130]-[.I$2])*(ROW()-2)/128)" table:style-name="ce1">
            <text:p>8320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1648" table:formula="of:=INT([.K$2]+([.K$130]-[.K$2])*(ROW()-2)/128)" table:style-name="ce1">
            <text:p>11648</text:p>
          </table:table-cell>
          <table:table-cell office:value-type="float" office:value="13312" table:formula="of:=INT([.L$2]+([.L$130]-[.L$2])*(ROW()-2)/128)" table:style-name="ce1">
            <text:p>13312</text:p>
          </table:table-cell>
          <table:table-cell office:value-type="float" office:value="15744" table:formula="of:=INT([.M$2]+([.M$130]-[.M$2])*(ROW()-2)/128)" table:style-name="ce1">
            <text:p>1574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608" table:formula="of:=INT([.O$2]+([.O$130]-[.O$2])*(ROW()-2)/128)" table:style-name="ce1">
            <text:p>20608</text:p>
          </table:table-cell>
          <table:table-cell office:value-type="float" office:value="23040" table:formula="of:=INT([.P$2]+([.P$130]-[.P$2])*(ROW()-2)/128)" table:style-name="ce1">
            <text:p>23040</text:p>
          </table:table-cell>
          <table:table-cell office:value-type="float" office:value="25472" table:formula="of:=INT([.Q$2]+([.Q$130]-[.Q$2])*(ROW()-2)/128)" table:style-name="ce1">
            <text:p>25472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1424" table:formula="of:=INT([.K$2]+([.K$130]-[.K$2])*(ROW()-2)/128)" table:style-name="ce1">
            <text:p>11424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520" table:formula="of:=INT([.M$2]+([.M$130]-[.M$2])*(ROW()-2)/128)" table:style-name="ce1">
            <text:p>15520</text:p>
          </table:table-cell>
          <table:table-cell office:value-type="float" office:value="17984" table:formula="of:=INT([.N$2]+([.N$130]-[.N$2])*(ROW()-2)/128)" table:style-name="ce1">
            <text:p>17984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912" table:formula="of:=INT([.P$2]+([.P$130]-[.P$2])*(ROW()-2)/128)" table:style-name="ce1">
            <text:p>22912</text:p>
          </table:table-cell>
          <table:table-cell office:value-type="float" office:value="25376" table:formula="of:=INT([.Q$2]+([.Q$130]-[.Q$2])*(ROW()-2)/128)" table:style-name="ce1">
            <text:p>25376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8000" table:formula="of:=INT([.I$2]+([.I$130]-[.I$2])*(ROW()-2)/128)" table:style-name="ce1">
            <text:p>80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2800" table:formula="of:=INT([.L$2]+([.L$130]-[.L$2])*(ROW()-2)/128)" table:style-name="ce1">
            <text:p>12800</text:p>
          </table:table-cell>
          <table:table-cell office:value-type="float" office:value="15296" table:formula="of:=INT([.M$2]+([.M$130]-[.M$2])*(ROW()-2)/128)" table:style-name="ce1">
            <text:p>15296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20288" table:formula="of:=INT([.O$2]+([.O$130]-[.O$2])*(ROW()-2)/128)" table:style-name="ce1">
            <text:p>20288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5280" table:formula="of:=INT([.Q$2]+([.Q$130]-[.Q$2])*(ROW()-2)/128)" table:style-name="ce1">
            <text:p>25280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7840" table:formula="of:=INT([.I$2]+([.I$130]-[.I$2])*(ROW()-2)/128)" table:style-name="ce1">
            <text:p>7840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0976" table:formula="of:=INT([.K$2]+([.K$130]-[.K$2])*(ROW()-2)/128)" table:style-name="ce1">
            <text:p>10976</text:p>
          </table:table-cell>
          <table:table-cell office:value-type="float" office:value="12544" table:formula="of:=INT([.L$2]+([.L$130]-[.L$2])*(ROW()-2)/128)" table:style-name="ce1">
            <text:p>12544</text:p>
          </table:table-cell>
          <table:table-cell office:value-type="float" office:value="15072" table:formula="of:=INT([.M$2]+([.M$130]-[.M$2])*(ROW()-2)/128)" table:style-name="ce1">
            <text:p>15072</text:p>
          </table:table-cell>
          <table:table-cell office:value-type="float" office:value="17600" table:formula="of:=INT([.N$2]+([.N$130]-[.N$2])*(ROW()-2)/128)" table:style-name="ce1">
            <text:p>17600</text:p>
          </table:table-cell>
          <table:table-cell office:value-type="float" office:value="20128" table:formula="of:=INT([.O$2]+([.O$130]-[.O$2])*(ROW()-2)/128)" table:style-name="ce1">
            <text:p>20128</text:p>
          </table:table-cell>
          <table:table-cell office:value-type="float" office:value="22656" table:formula="of:=INT([.P$2]+([.P$130]-[.P$2])*(ROW()-2)/128)" table:style-name="ce1">
            <text:p>22656</text:p>
          </table:table-cell>
          <table:table-cell office:value-type="float" office:value="25184" table:formula="of:=INT([.Q$2]+([.Q$130]-[.Q$2])*(ROW()-2)/128)" table:style-name="ce1">
            <text:p>25184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0752" table:formula="of:=INT([.K$2]+([.K$130]-[.K$2])*(ROW()-2)/128)" table:style-name="ce1">
            <text:p>10752</text:p>
          </table:table-cell>
          <table:table-cell office:value-type="float" office:value="12288" table:formula="of:=INT([.L$2]+([.L$130]-[.L$2])*(ROW()-2)/128)" table:style-name="ce1">
            <text:p>12288</text:p>
          </table:table-cell>
          <table:table-cell office:value-type="float" office:value="14848" table:formula="of:=INT([.M$2]+([.M$130]-[.M$2])*(ROW()-2)/128)" table:style-name="ce1">
            <text:p>14848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968" table:formula="of:=INT([.O$2]+([.O$130]-[.O$2])*(ROW()-2)/128)" table:style-name="ce1">
            <text:p>19968</text:p>
          </table:table-cell>
          <table:table-cell office:value-type="float" office:value="22528" table:formula="of:=INT([.P$2]+([.P$130]-[.P$2])*(ROW()-2)/128)" table:style-name="ce1">
            <text:p>22528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7520" table:formula="of:=INT([.I$2]+([.I$130]-[.I$2])*(ROW()-2)/128)" table:style-name="ce1">
            <text:p>7520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0528" table:formula="of:=INT([.K$2]+([.K$130]-[.K$2])*(ROW()-2)/128)" table:style-name="ce1">
            <text:p>10528</text:p>
          </table:table-cell>
          <table:table-cell office:value-type="float" office:value="12032" table:formula="of:=INT([.L$2]+([.L$130]-[.L$2])*(ROW()-2)/128)" table:style-name="ce1">
            <text:p>12032</text:p>
          </table:table-cell>
          <table:table-cell office:value-type="float" office:value="14624" table:formula="of:=INT([.M$2]+([.M$130]-[.M$2])*(ROW()-2)/128)" table:style-name="ce1">
            <text:p>14624</text:p>
          </table:table-cell>
          <table:table-cell office:value-type="float" office:value="17216" table:formula="of:=INT([.N$2]+([.N$130]-[.N$2])*(ROW()-2)/128)" table:style-name="ce1">
            <text:p>17216</text:p>
          </table:table-cell>
          <table:table-cell office:value-type="float" office:value="19808" table:formula="of:=INT([.O$2]+([.O$130]-[.O$2])*(ROW()-2)/128)" table:style-name="ce1">
            <text:p>19808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992" table:formula="of:=INT([.Q$2]+([.Q$130]-[.Q$2])*(ROW()-2)/128)" table:style-name="ce1">
            <text:p>24992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7360" table:formula="of:=INT([.I$2]+([.I$130]-[.I$2])*(ROW()-2)/128)" table:style-name="ce1">
            <text:p>7360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0304" table:formula="of:=INT([.K$2]+([.K$130]-[.K$2])*(ROW()-2)/128)" table:style-name="ce1">
            <text:p>10304</text:p>
          </table:table-cell>
          <table:table-cell office:value-type="float" office:value="11776" table:formula="of:=INT([.L$2]+([.L$130]-[.L$2])*(ROW()-2)/128)" table:style-name="ce1">
            <text:p>11776</text:p>
          </table:table-cell>
          <table:table-cell office:value-type="float" office:value="14400" table:formula="of:=INT([.M$2]+([.M$130]-[.M$2])*(ROW()-2)/128)" table:style-name="ce1">
            <text:p>14400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9648" table:formula="of:=INT([.O$2]+([.O$130]-[.O$2])*(ROW()-2)/128)" table:style-name="ce1">
            <text:p>19648</text:p>
          </table:table-cell>
          <table:table-cell office:value-type="float" office:value="22272" table:formula="of:=INT([.P$2]+([.P$130]-[.P$2])*(ROW()-2)/128)" table:style-name="ce1">
            <text:p>22272</text:p>
          </table:table-cell>
          <table:table-cell office:value-type="float" office:value="24896" table:formula="of:=INT([.Q$2]+([.Q$130]-[.Q$2])*(ROW()-2)/128)" table:style-name="ce1">
            <text:p>24896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080" table:formula="of:=INT([.K$2]+([.K$130]-[.K$2])*(ROW()-2)/128)" table:style-name="ce1">
            <text:p>10080</text:p>
          </table:table-cell>
          <table:table-cell office:value-type="float" office:value="11520" table:formula="of:=INT([.L$2]+([.L$130]-[.L$2])*(ROW()-2)/128)" table:style-name="ce1">
            <text:p>11520</text:p>
          </table:table-cell>
          <table:table-cell office:value-type="float" office:value="14176" table:formula="of:=INT([.M$2]+([.M$130]-[.M$2])*(ROW()-2)/128)" table:style-name="ce1">
            <text:p>14176</text:p>
          </table:table-cell>
          <table:table-cell office:value-type="float" office:value="16832" table:formula="of:=INT([.N$2]+([.N$130]-[.N$2])*(ROW()-2)/128)" table:style-name="ce1">
            <text:p>16832</text:p>
          </table:table-cell>
          <table:table-cell office:value-type="float" office:value="19488" table:formula="of:=INT([.O$2]+([.O$130]-[.O$2])*(ROW()-2)/128)" table:style-name="ce1">
            <text:p>19488</text:p>
          </table:table-cell>
          <table:table-cell office:value-type="float" office:value="22144" table:formula="of:=INT([.P$2]+([.P$130]-[.P$2])*(ROW()-2)/128)" table:style-name="ce1">
            <text:p>22144</text:p>
          </table:table-cell>
          <table:table-cell office:value-type="float" office:value="24800" table:formula="of:=INT([.Q$2]+([.Q$130]-[.Q$2])*(ROW()-2)/128)" table:style-name="ce1">
            <text:p>24800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7040" table:formula="of:=INT([.I$2]+([.I$130]-[.I$2])*(ROW()-2)/128)" table:style-name="ce1">
            <text:p>7040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9856" table:formula="of:=INT([.K$2]+([.K$130]-[.K$2])*(ROW()-2)/128)" table:style-name="ce1">
            <text:p>9856</text:p>
          </table:table-cell>
          <table:table-cell office:value-type="float" office:value="11264" table:formula="of:=INT([.L$2]+([.L$130]-[.L$2])*(ROW()-2)/128)" table:style-name="ce1">
            <text:p>11264</text:p>
          </table:table-cell>
          <table:table-cell office:value-type="float" office:value="13952" table:formula="of:=INT([.M$2]+([.M$130]-[.M$2])*(ROW()-2)/128)" table:style-name="ce1">
            <text:p>13952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4704" table:formula="of:=INT([.Q$2]+([.Q$130]-[.Q$2])*(ROW()-2)/128)" table:style-name="ce1">
            <text:p>24704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6880" table:formula="of:=INT([.I$2]+([.I$130]-[.I$2])*(ROW()-2)/128)" table:style-name="ce1">
            <text:p>6880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9632" table:formula="of:=INT([.K$2]+([.K$130]-[.K$2])*(ROW()-2)/128)" table:style-name="ce1">
            <text:p>9632</text:p>
          </table:table-cell>
          <table:table-cell office:value-type="float" office:value="11008" table:formula="of:=INT([.L$2]+([.L$130]-[.L$2])*(ROW()-2)/128)" table:style-name="ce1">
            <text:p>11008</text:p>
          </table:table-cell>
          <table:table-cell office:value-type="float" office:value="13728" table:formula="of:=INT([.M$2]+([.M$130]-[.M$2])*(ROW()-2)/128)" table:style-name="ce1">
            <text:p>13728</text:p>
          </table:table-cell>
          <table:table-cell office:value-type="float" office:value="16448" table:formula="of:=INT([.N$2]+([.N$130]-[.N$2])*(ROW()-2)/128)" table:style-name="ce1">
            <text:p>16448</text:p>
          </table:table-cell>
          <table:table-cell office:value-type="float" office:value="19168" table:formula="of:=INT([.O$2]+([.O$130]-[.O$2])*(ROW()-2)/128)" table:style-name="ce1">
            <text:p>19168</text:p>
          </table:table-cell>
          <table:table-cell office:value-type="float" office:value="21888" table:formula="of:=INT([.P$2]+([.P$130]-[.P$2])*(ROW()-2)/128)" table:style-name="ce1">
            <text:p>21888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064" table:formula="of:=INT([.J$2]+([.J$130]-[.J$2])*(ROW()-2)/128)" table:style-name="ce1">
            <text:p>8064</text:p>
          </table:table-cell>
          <table:table-cell office:value-type="float" office:value="9408" table:formula="of:=INT([.K$2]+([.K$130]-[.K$2])*(ROW()-2)/128)" table:style-name="ce1">
            <text:p>9408</text:p>
          </table:table-cell>
          <table:table-cell office:value-type="float" office:value="10752" table:formula="of:=INT([.L$2]+([.L$130]-[.L$2])*(ROW()-2)/128)" table:style-name="ce1">
            <text:p>10752</text:p>
          </table:table-cell>
          <table:table-cell office:value-type="float" office:value="13504" table:formula="of:=INT([.M$2]+([.M$130]-[.M$2])*(ROW()-2)/128)" table:style-name="ce1">
            <text:p>13504</text:p>
          </table:table-cell>
          <table:table-cell office:value-type="float" office:value="16256" table:formula="of:=INT([.N$2]+([.N$130]-[.N$2])*(ROW()-2)/128)" table:style-name="ce1">
            <text:p>16256</text:p>
          </table:table-cell>
          <table:table-cell office:value-type="float" office:value="19008" table:formula="of:=INT([.O$2]+([.O$130]-[.O$2])*(ROW()-2)/128)" table:style-name="ce1">
            <text:p>19008</text:p>
          </table:table-cell>
          <table:table-cell office:value-type="float" office:value="21760" table:formula="of:=INT([.P$2]+([.P$130]-[.P$2])*(ROW()-2)/128)" table:style-name="ce1">
            <text:p>21760</text:p>
          </table:table-cell>
          <table:table-cell office:value-type="float" office:value="24512" table:formula="of:=INT([.Q$2]+([.Q$130]-[.Q$2])*(ROW()-2)/128)" table:style-name="ce1">
            <text:p>24512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6560" table:formula="of:=INT([.I$2]+([.I$130]-[.I$2])*(ROW()-2)/128)" table:style-name="ce1">
            <text:p>6560</text:p>
          </table:table-cell>
          <table:table-cell office:value-type="float" office:value="7872" table:formula="of:=INT([.J$2]+([.J$130]-[.J$2])*(ROW()-2)/128)" table:style-name="ce1">
            <text:p>7872</text:p>
          </table:table-cell>
          <table:table-cell office:value-type="float" office:value="9184" table:formula="of:=INT([.K$2]+([.K$130]-[.K$2])*(ROW()-2)/128)" table:style-name="ce1">
            <text:p>9184</text:p>
          </table:table-cell>
          <table:table-cell office:value-type="float" office:value="10496" table:formula="of:=INT([.L$2]+([.L$130]-[.L$2])*(ROW()-2)/128)" table:style-name="ce1">
            <text:p>10496</text:p>
          </table:table-cell>
          <table:table-cell office:value-type="float" office:value="13280" table:formula="of:=INT([.M$2]+([.M$130]-[.M$2])*(ROW()-2)/128)" table:style-name="ce1">
            <text:p>13280</text:p>
          </table:table-cell>
          <table:table-cell office:value-type="float" office:value="16064" table:formula="of:=INT([.N$2]+([.N$130]-[.N$2])*(ROW()-2)/128)" table:style-name="ce1">
            <text:p>16064</text:p>
          </table:table-cell>
          <table:table-cell office:value-type="float" office:value="18848" table:formula="of:=INT([.O$2]+([.O$130]-[.O$2])*(ROW()-2)/128)" table:style-name="ce1">
            <text:p>18848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4416" table:formula="of:=INT([.Q$2]+([.Q$130]-[.Q$2])*(ROW()-2)/128)" table:style-name="ce1">
            <text:p>24416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6400" table:formula="of:=INT([.I$2]+([.I$130]-[.I$2])*(ROW()-2)/128)" table:style-name="ce1">
            <text:p>6400</text:p>
          </table:table-cell>
          <table:table-cell office:value-type="float" office:value="7680" table:formula="of:=INT([.J$2]+([.J$130]-[.J$2])*(ROW()-2)/128)" table:style-name="ce1">
            <text:p>7680</text:p>
          </table:table-cell>
          <table:table-cell office:value-type="float" office:value="8960" table:formula="of:=INT([.K$2]+([.K$130]-[.K$2])*(ROW()-2)/128)" table:style-name="ce1">
            <text:p>8960</text:p>
          </table:table-cell>
          <table:table-cell office:value-type="float" office:value="10240" table:formula="of:=INT([.L$2]+([.L$130]-[.L$2])*(ROW()-2)/128)" table:style-name="ce1">
            <text:p>10240</text:p>
          </table:table-cell>
          <table:table-cell office:value-type="float" office:value="13056" table:formula="of:=INT([.M$2]+([.M$130]-[.M$2])*(ROW()-2)/128)" table:style-name="ce1">
            <text:p>13056</text:p>
          </table:table-cell>
          <table:table-cell office:value-type="float" office:value="15872" table:formula="of:=INT([.N$2]+([.N$130]-[.N$2])*(ROW()-2)/128)" table:style-name="ce1">
            <text:p>15872</text:p>
          </table:table-cell>
          <table:table-cell office:value-type="float" office:value="18688" table:formula="of:=INT([.O$2]+([.O$130]-[.O$2])*(ROW()-2)/128)" table:style-name="ce1">
            <text:p>18688</text:p>
          </table:table-cell>
          <table:table-cell office:value-type="float" office:value="21504" table:formula="of:=INT([.P$2]+([.P$130]-[.P$2])*(ROW()-2)/128)" table:style-name="ce1">
            <text:p>21504</text:p>
          </table:table-cell>
          <table:table-cell office:value-type="float" office:value="24320" table:formula="of:=INT([.Q$2]+([.Q$130]-[.Q$2])*(ROW()-2)/128)" table:style-name="ce1">
            <text:p>24320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7488" table:formula="of:=INT([.J$2]+([.J$130]-[.J$2])*(ROW()-2)/128)" table:style-name="ce1">
            <text:p>7488</text:p>
          </table:table-cell>
          <table:table-cell office:value-type="float" office:value="8736" table:formula="of:=INT([.K$2]+([.K$130]-[.K$2])*(ROW()-2)/128)" table:style-name="ce1">
            <text:p>8736</text:p>
          </table:table-cell>
          <table:table-cell office:value-type="float" office:value="9984" table:formula="of:=INT([.L$2]+([.L$130]-[.L$2])*(ROW()-2)/128)" table:style-name="ce1">
            <text:p>9984</text:p>
          </table:table-cell>
          <table:table-cell office:value-type="float" office:value="12832" table:formula="of:=INT([.M$2]+([.M$130]-[.M$2])*(ROW()-2)/128)" table:style-name="ce1">
            <text:p>12832</text:p>
          </table:table-cell>
          <table:table-cell office:value-type="float" office:value="15680" table:formula="of:=INT([.N$2]+([.N$130]-[.N$2])*(ROW()-2)/128)" table:style-name="ce1">
            <text:p>15680</text:p>
          </table:table-cell>
          <table:table-cell office:value-type="float" office:value="18528" table:formula="of:=INT([.O$2]+([.O$130]-[.O$2])*(ROW()-2)/128)" table:style-name="ce1">
            <text:p>18528</text:p>
          </table:table-cell>
          <table:table-cell office:value-type="float" office:value="21376" table:formula="of:=INT([.P$2]+([.P$130]-[.P$2])*(ROW()-2)/128)" table:style-name="ce1">
            <text:p>21376</text:p>
          </table:table-cell>
          <table:table-cell office:value-type="float" office:value="24224" table:formula="of:=INT([.Q$2]+([.Q$130]-[.Q$2])*(ROW()-2)/128)" table:style-name="ce1">
            <text:p>24224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6080" table:formula="of:=INT([.I$2]+([.I$130]-[.I$2])*(ROW()-2)/128)" table:style-name="ce1">
            <text:p>6080</text:p>
          </table:table-cell>
          <table:table-cell office:value-type="float" office:value="7296" table:formula="of:=INT([.J$2]+([.J$130]-[.J$2])*(ROW()-2)/128)" table:style-name="ce1">
            <text:p>7296</text:p>
          </table:table-cell>
          <table:table-cell office:value-type="float" office:value="8512" table:formula="of:=INT([.K$2]+([.K$130]-[.K$2])*(ROW()-2)/128)" table:style-name="ce1">
            <text:p>8512</text:p>
          </table:table-cell>
          <table:table-cell office:value-type="float" office:value="9728" table:formula="of:=INT([.L$2]+([.L$130]-[.L$2])*(ROW()-2)/128)" table:style-name="ce1">
            <text:p>9728</text:p>
          </table:table-cell>
          <table:table-cell office:value-type="float" office:value="12608" table:formula="of:=INT([.M$2]+([.M$130]-[.M$2])*(ROW()-2)/128)" table:style-name="ce1">
            <text:p>12608</text:p>
          </table:table-cell>
          <table:table-cell office:value-type="float" office:value="15488" table:formula="of:=INT([.N$2]+([.N$130]-[.N$2])*(ROW()-2)/128)" table:style-name="ce1">
            <text:p>15488</text:p>
          </table:table-cell>
          <table:table-cell office:value-type="float" office:value="18368" table:formula="of:=INT([.O$2]+([.O$130]-[.O$2])*(ROW()-2)/128)" table:style-name="ce1">
            <text:p>1836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5920" table:formula="of:=INT([.I$2]+([.I$130]-[.I$2])*(ROW()-2)/128)" table:style-name="ce1">
            <text:p>5920</text:p>
          </table:table-cell>
          <table:table-cell office:value-type="float" office:value="7104" table:formula="of:=INT([.J$2]+([.J$130]-[.J$2])*(ROW()-2)/128)" table:style-name="ce1">
            <text:p>7104</text:p>
          </table:table-cell>
          <table:table-cell office:value-type="float" office:value="8288" table:formula="of:=INT([.K$2]+([.K$130]-[.K$2])*(ROW()-2)/128)" table:style-name="ce1">
            <text:p>8288</text:p>
          </table:table-cell>
          <table:table-cell office:value-type="float" office:value="9472" table:formula="of:=INT([.L$2]+([.L$130]-[.L$2])*(ROW()-2)/128)" table:style-name="ce1">
            <text:p>9472</text:p>
          </table:table-cell>
          <table:table-cell office:value-type="float" office:value="12384" table:formula="of:=INT([.M$2]+([.M$130]-[.M$2])*(ROW()-2)/128)" table:style-name="ce1">
            <text:p>12384</text:p>
          </table:table-cell>
          <table:table-cell office:value-type="float" office:value="15296" table:formula="of:=INT([.N$2]+([.N$130]-[.N$2])*(ROW()-2)/128)" table:style-name="ce1">
            <text:p>15296</text:p>
          </table:table-cell>
          <table:table-cell office:value-type="float" office:value="18208" table:formula="of:=INT([.O$2]+([.O$130]-[.O$2])*(ROW()-2)/128)" table:style-name="ce1">
            <text:p>18208</text:p>
          </table:table-cell>
          <table:table-cell office:value-type="float" office:value="21120" table:formula="of:=INT([.P$2]+([.P$130]-[.P$2])*(ROW()-2)/128)" table:style-name="ce1">
            <text:p>21120</text:p>
          </table:table-cell>
          <table:table-cell office:value-type="float" office:value="24032" table:formula="of:=INT([.Q$2]+([.Q$130]-[.Q$2])*(ROW()-2)/128)" table:style-name="ce1">
            <text:p>24032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5760" table:formula="of:=INT([.I$2]+([.I$130]-[.I$2])*(ROW()-2)/128)" table:style-name="ce1">
            <text:p>5760</text:p>
          </table:table-cell>
          <table:table-cell office:value-type="float" office:value="6912" table:formula="of:=INT([.J$2]+([.J$130]-[.J$2])*(ROW()-2)/128)" table:style-name="ce1">
            <text:p>6912</text:p>
          </table:table-cell>
          <table:table-cell office:value-type="float" office:value="8064" table:formula="of:=INT([.K$2]+([.K$130]-[.K$2])*(ROW()-2)/128)" table:style-name="ce1">
            <text:p>8064</text:p>
          </table:table-cell>
          <table:table-cell office:value-type="float" office:value="9216" table:formula="of:=INT([.L$2]+([.L$130]-[.L$2])*(ROW()-2)/128)" table:style-name="ce1">
            <text:p>9216</text:p>
          </table:table-cell>
          <table:table-cell office:value-type="float" office:value="12160" table:formula="of:=INT([.M$2]+([.M$130]-[.M$2])*(ROW()-2)/128)" table:style-name="ce1">
            <text:p>12160</text:p>
          </table:table-cell>
          <table:table-cell office:value-type="float" office:value="15104" table:formula="of:=INT([.N$2]+([.N$130]-[.N$2])*(ROW()-2)/128)" table:style-name="ce1">
            <text:p>15104</text:p>
          </table:table-cell>
          <table:table-cell office:value-type="float" office:value="18048" table:formula="of:=INT([.O$2]+([.O$130]-[.O$2])*(ROW()-2)/128)" table:style-name="ce1">
            <text:p>18048</text:p>
          </table:table-cell>
          <table:table-cell office:value-type="float" office:value="20992" table:formula="of:=INT([.P$2]+([.P$130]-[.P$2])*(ROW()-2)/128)" table:style-name="ce1">
            <text:p>20992</text:p>
          </table:table-cell>
          <table:table-cell office:value-type="float" office:value="23936" table:formula="of:=INT([.Q$2]+([.Q$130]-[.Q$2])*(ROW()-2)/128)" table:style-name="ce1">
            <text:p>23936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5600" table:formula="of:=INT([.I$2]+([.I$130]-[.I$2])*(ROW()-2)/128)" table:style-name="ce1">
            <text:p>5600</text:p>
          </table:table-cell>
          <table:table-cell office:value-type="float" office:value="6720" table:formula="of:=INT([.J$2]+([.J$130]-[.J$2])*(ROW()-2)/128)" table:style-name="ce1">
            <text:p>6720</text:p>
          </table:table-cell>
          <table:table-cell office:value-type="float" office:value="7840" table:formula="of:=INT([.K$2]+([.K$130]-[.K$2])*(ROW()-2)/128)" table:style-name="ce1">
            <text:p>7840</text:p>
          </table:table-cell>
          <table:table-cell office:value-type="float" office:value="8960" table:formula="of:=INT([.L$2]+([.L$130]-[.L$2])*(ROW()-2)/128)" table:style-name="ce1">
            <text:p>8960</text:p>
          </table:table-cell>
          <table:table-cell office:value-type="float" office:value="11936" table:formula="of:=INT([.M$2]+([.M$130]-[.M$2])*(ROW()-2)/128)" table:style-name="ce1">
            <text:p>11936</text:p>
          </table:table-cell>
          <table:table-cell office:value-type="float" office:value="14912" table:formula="of:=INT([.N$2]+([.N$130]-[.N$2])*(ROW()-2)/128)" table:style-name="ce1">
            <text:p>14912</text:p>
          </table:table-cell>
          <table:table-cell office:value-type="float" office:value="17888" table:formula="of:=INT([.O$2]+([.O$130]-[.O$2])*(ROW()-2)/128)" table:style-name="ce1">
            <text:p>17888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3840" table:formula="of:=INT([.Q$2]+([.Q$130]-[.Q$2])*(ROW()-2)/128)" table:style-name="ce1">
            <text:p>23840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5440" table:formula="of:=INT([.I$2]+([.I$130]-[.I$2])*(ROW()-2)/128)" table:style-name="ce1">
            <text:p>5440</text:p>
          </table:table-cell>
          <table:table-cell office:value-type="float" office:value="6528" table:formula="of:=INT([.J$2]+([.J$130]-[.J$2])*(ROW()-2)/128)" table:style-name="ce1">
            <text:p>6528</text:p>
          </table:table-cell>
          <table:table-cell office:value-type="float" office:value="7616" table:formula="of:=INT([.K$2]+([.K$130]-[.K$2])*(ROW()-2)/128)" table:style-name="ce1">
            <text:p>7616</text:p>
          </table:table-cell>
          <table:table-cell office:value-type="float" office:value="8704" table:formula="of:=INT([.L$2]+([.L$130]-[.L$2])*(ROW()-2)/128)" table:style-name="ce1">
            <text:p>8704</text:p>
          </table:table-cell>
          <table:table-cell office:value-type="float" office:value="11712" table:formula="of:=INT([.M$2]+([.M$130]-[.M$2])*(ROW()-2)/128)" table:style-name="ce1">
            <text:p>11712</text:p>
          </table:table-cell>
          <table:table-cell office:value-type="float" office:value="14720" table:formula="of:=INT([.N$2]+([.N$130]-[.N$2])*(ROW()-2)/128)" table:style-name="ce1">
            <text:p>14720</text:p>
          </table:table-cell>
          <table:table-cell office:value-type="float" office:value="17728" table:formula="of:=INT([.O$2]+([.O$130]-[.O$2])*(ROW()-2)/128)" table:style-name="ce1">
            <text:p>17728</text:p>
          </table:table-cell>
          <table:table-cell office:value-type="float" office:value="20736" table:formula="of:=INT([.P$2]+([.P$130]-[.P$2])*(ROW()-2)/128)" table:style-name="ce1">
            <text:p>20736</text:p>
          </table:table-cell>
          <table:table-cell office:value-type="float" office:value="23744" table:formula="of:=INT([.Q$2]+([.Q$130]-[.Q$2])*(ROW()-2)/128)" table:style-name="ce1">
            <text:p>23744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5280" table:formula="of:=INT([.I$2]+([.I$130]-[.I$2])*(ROW()-2)/128)" table:style-name="ce1">
            <text:p>5280</text:p>
          </table:table-cell>
          <table:table-cell office:value-type="float" office:value="6336" table:formula="of:=INT([.J$2]+([.J$130]-[.J$2])*(ROW()-2)/128)" table:style-name="ce1">
            <text:p>6336</text:p>
          </table:table-cell>
          <table:table-cell office:value-type="float" office:value="7392" table:formula="of:=INT([.K$2]+([.K$130]-[.K$2])*(ROW()-2)/128)" table:style-name="ce1">
            <text:p>7392</text:p>
          </table:table-cell>
          <table:table-cell office:value-type="float" office:value="8448" table:formula="of:=INT([.L$2]+([.L$130]-[.L$2])*(ROW()-2)/128)" table:style-name="ce1">
            <text:p>8448</text:p>
          </table:table-cell>
          <table:table-cell office:value-type="float" office:value="11488" table:formula="of:=INT([.M$2]+([.M$130]-[.M$2])*(ROW()-2)/128)" table:style-name="ce1">
            <text:p>11488</text:p>
          </table:table-cell>
          <table:table-cell office:value-type="float" office:value="14528" table:formula="of:=INT([.N$2]+([.N$130]-[.N$2])*(ROW()-2)/128)" table:style-name="ce1">
            <text:p>14528</text:p>
          </table:table-cell>
          <table:table-cell office:value-type="float" office:value="17568" table:formula="of:=INT([.O$2]+([.O$130]-[.O$2])*(ROW()-2)/128)" table:style-name="ce1">
            <text:p>17568</text:p>
          </table:table-cell>
          <table:table-cell office:value-type="float" office:value="20608" table:formula="of:=INT([.P$2]+([.P$130]-[.P$2])*(ROW()-2)/128)" table:style-name="ce1">
            <text:p>20608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48" table:formula="of:=INT([.G$2]+([.G$130]-[.G$2])*(ROW()-2)/128)" table:style-name="ce1">
            <text:p>2048</text:p>
          </table:table-cell>
          <table:table-cell office:value-type="float" office:value="4096" table:formula="of:=INT([.H$2]+([.H$130]-[.H$2])*(ROW()-2)/128)" table:style-name="ce1">
            <text:p>4096</text:p>
          </table:table-cell>
          <table:table-cell office:value-type="float" office:value="5120" table:formula="of:=INT([.I$2]+([.I$130]-[.I$2])*(ROW()-2)/128)" table:style-name="ce1">
            <text:p>5120</text:p>
          </table:table-cell>
          <table:table-cell office:value-type="float" office:value="6144" table:formula="of:=INT([.J$2]+([.J$130]-[.J$2])*(ROW()-2)/128)" table:style-name="ce1">
            <text:p>6144</text:p>
          </table:table-cell>
          <table:table-cell office:value-type="float" office:value="7168" table:formula="of:=INT([.K$2]+([.K$130]-[.K$2])*(ROW()-2)/128)" table:style-name="ce1">
            <text:p>7168</text:p>
          </table:table-cell>
          <table:table-cell office:value-type="float" office:value="8192" table:formula="of:=INT([.L$2]+([.L$130]-[.L$2])*(ROW()-2)/128)" table:style-name="ce1">
            <text:p>8192</text:p>
          </table:table-cell>
          <table:table-cell office:value-type="float" office:value="11264" table:formula="of:=INT([.M$2]+([.M$130]-[.M$2])*(ROW()-2)/128)" table:style-name="ce1">
            <text:p>11264</text:p>
          </table:table-cell>
          <table:table-cell office:value-type="float" office:value="14336" table:formula="of:=INT([.N$2]+([.N$130]-[.N$2])*(ROW()-2)/128)" table:style-name="ce1">
            <text:p>14336</text:p>
          </table:table-cell>
          <table:table-cell office:value-type="float" office:value="17408" table:formula="of:=INT([.O$2]+([.O$130]-[.O$2])*(ROW()-2)/128)" table:style-name="ce1">
            <text:p>17408</text:p>
          </table:table-cell>
          <table:table-cell office:value-type="float" office:value="20480" table:formula="of:=INT([.P$2]+([.P$130]-[.P$2])*(ROW()-2)/128)" table:style-name="ce1">
            <text:p>20480</text:p>
          </table:table-cell>
          <table:table-cell office:value-type="float" office:value="23552" table:formula="of:=INT([.Q$2]+([.Q$130]-[.Q$2])*(ROW()-2)/128)" table:style-name="ce1">
            <text:p>23552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84" table:formula="of:=INT([.G$2]+([.G$130]-[.G$2])*(ROW()-2)/128)" table:style-name="ce1">
            <text:p>1984</text:p>
          </table:table-cell>
          <table:table-cell office:value-type="float" office:value="3968" table:formula="of:=INT([.H$2]+([.H$130]-[.H$2])*(ROW()-2)/128)" table:style-name="ce1">
            <text:p>3968</text:p>
          </table:table-cell>
          <table:table-cell office:value-type="float" office:value="4960" table:formula="of:=INT([.I$2]+([.I$130]-[.I$2])*(ROW()-2)/128)" table:style-name="ce1">
            <text:p>4960</text:p>
          </table:table-cell>
          <table:table-cell office:value-type="float" office:value="5952" table:formula="of:=INT([.J$2]+([.J$130]-[.J$2])*(ROW()-2)/128)" table:style-name="ce1">
            <text:p>5952</text:p>
          </table:table-cell>
          <table:table-cell office:value-type="float" office:value="6944" table:formula="of:=INT([.K$2]+([.K$130]-[.K$2])*(ROW()-2)/128)" table:style-name="ce1">
            <text:p>6944</text:p>
          </table:table-cell>
          <table:table-cell office:value-type="float" office:value="7936" table:formula="of:=INT([.L$2]+([.L$130]-[.L$2])*(ROW()-2)/128)" table:style-name="ce1">
            <text:p>7936</text:p>
          </table:table-cell>
          <table:table-cell office:value-type="float" office:value="11040" table:formula="of:=INT([.M$2]+([.M$130]-[.M$2])*(ROW()-2)/128)" table:style-name="ce1">
            <text:p>11040</text:p>
          </table:table-cell>
          <table:table-cell office:value-type="float" office:value="14144" table:formula="of:=INT([.N$2]+([.N$130]-[.N$2])*(ROW()-2)/128)" table:style-name="ce1">
            <text:p>14144</text:p>
          </table:table-cell>
          <table:table-cell office:value-type="float" office:value="17248" table:formula="of:=INT([.O$2]+([.O$130]-[.O$2])*(ROW()-2)/128)" table:style-name="ce1">
            <text:p>17248</text:p>
          </table:table-cell>
          <table:table-cell office:value-type="float" office:value="20352" table:formula="of:=INT([.P$2]+([.P$130]-[.P$2])*(ROW()-2)/128)" table:style-name="ce1">
            <text:p>20352</text:p>
          </table:table-cell>
          <table:table-cell office:value-type="float" office:value="23456" table:formula="of:=INT([.Q$2]+([.Q$130]-[.Q$2])*(ROW()-2)/128)" table:style-name="ce1">
            <text:p>23456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0" table:formula="of:=INT([.G$2]+([.G$130]-[.G$2])*(ROW()-2)/128)" table:style-name="ce1">
            <text:p>1920</text:p>
          </table:table-cell>
          <table:table-cell office:value-type="float" office:value="3840" table:formula="of:=INT([.H$2]+([.H$130]-[.H$2])*(ROW()-2)/128)" table:style-name="ce1">
            <text:p>3840</text:p>
          </table:table-cell>
          <table:table-cell office:value-type="float" office:value="4800" table:formula="of:=INT([.I$2]+([.I$130]-[.I$2])*(ROW()-2)/128)" table:style-name="ce1">
            <text:p>4800</text:p>
          </table:table-cell>
          <table:table-cell office:value-type="float" office:value="5760" table:formula="of:=INT([.J$2]+([.J$130]-[.J$2])*(ROW()-2)/128)" table:style-name="ce1">
            <text:p>5760</text:p>
          </table:table-cell>
          <table:table-cell office:value-type="float" office:value="6720" table:formula="of:=INT([.K$2]+([.K$130]-[.K$2])*(ROW()-2)/128)" table:style-name="ce1">
            <text:p>6720</text:p>
          </table:table-cell>
          <table:table-cell office:value-type="float" office:value="7680" table:formula="of:=INT([.L$2]+([.L$130]-[.L$2])*(ROW()-2)/128)" table:style-name="ce1">
            <text:p>7680</text:p>
          </table:table-cell>
          <table:table-cell office:value-type="float" office:value="10816" table:formula="of:=INT([.M$2]+([.M$130]-[.M$2])*(ROW()-2)/128)" table:style-name="ce1">
            <text:p>10816</text:p>
          </table:table-cell>
          <table:table-cell office:value-type="float" office:value="13952" table:formula="of:=INT([.N$2]+([.N$130]-[.N$2])*(ROW()-2)/128)" table:style-name="ce1">
            <text:p>13952</text:p>
          </table:table-cell>
          <table:table-cell office:value-type="float" office:value="17088" table:formula="of:=INT([.O$2]+([.O$130]-[.O$2])*(ROW()-2)/128)" table:style-name="ce1">
            <text:p>17088</text:p>
          </table:table-cell>
          <table:table-cell office:value-type="float" office:value="20224" table:formula="of:=INT([.P$2]+([.P$130]-[.P$2])*(ROW()-2)/128)" table:style-name="ce1">
            <text:p>20224</text:p>
          </table:table-cell>
          <table:table-cell office:value-type="float" office:value="23360" table:formula="of:=INT([.Q$2]+([.Q$130]-[.Q$2])*(ROW()-2)/128)" table:style-name="ce1">
            <text:p>23360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856" table:formula="of:=INT([.G$2]+([.G$130]-[.G$2])*(ROW()-2)/128)" table:style-name="ce1">
            <text:p>1856</text:p>
          </table:table-cell>
          <table:table-cell office:value-type="float" office:value="3712" table:formula="of:=INT([.H$2]+([.H$130]-[.H$2])*(ROW()-2)/128)" table:style-name="ce1">
            <text:p>3712</text:p>
          </table:table-cell>
          <table:table-cell office:value-type="float" office:value="4640" table:formula="of:=INT([.I$2]+([.I$130]-[.I$2])*(ROW()-2)/128)" table:style-name="ce1">
            <text:p>4640</text:p>
          </table:table-cell>
          <table:table-cell office:value-type="float" office:value="5568" table:formula="of:=INT([.J$2]+([.J$130]-[.J$2])*(ROW()-2)/128)" table:style-name="ce1">
            <text:p>5568</text:p>
          </table:table-cell>
          <table:table-cell office:value-type="float" office:value="6496" table:formula="of:=INT([.K$2]+([.K$130]-[.K$2])*(ROW()-2)/128)" table:style-name="ce1">
            <text:p>6496</text:p>
          </table:table-cell>
          <table:table-cell office:value-type="float" office:value="7424" table:formula="of:=INT([.L$2]+([.L$130]-[.L$2])*(ROW()-2)/128)" table:style-name="ce1">
            <text:p>7424</text:p>
          </table:table-cell>
          <table:table-cell office:value-type="float" office:value="10592" table:formula="of:=INT([.M$2]+([.M$130]-[.M$2])*(ROW()-2)/128)" table:style-name="ce1">
            <text:p>10592</text:p>
          </table:table-cell>
          <table:table-cell office:value-type="float" office:value="13760" table:formula="of:=INT([.N$2]+([.N$130]-[.N$2])*(ROW()-2)/128)" table:style-name="ce1">
            <text:p>13760</text:p>
          </table:table-cell>
          <table:table-cell office:value-type="float" office:value="16928" table:formula="of:=INT([.O$2]+([.O$130]-[.O$2])*(ROW()-2)/128)" table:style-name="ce1">
            <text:p>16928</text:p>
          </table:table-cell>
          <table:table-cell office:value-type="float" office:value="20096" table:formula="of:=INT([.P$2]+([.P$130]-[.P$2])*(ROW()-2)/128)" table:style-name="ce1">
            <text:p>20096</text:p>
          </table:table-cell>
          <table:table-cell office:value-type="float" office:value="23264" table:formula="of:=INT([.Q$2]+([.Q$130]-[.Q$2])*(ROW()-2)/128)" table:style-name="ce1">
            <text:p>23264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92" table:formula="of:=INT([.G$2]+([.G$130]-[.G$2])*(ROW()-2)/128)" table:style-name="ce1">
            <text:p>1792</text:p>
          </table:table-cell>
          <table:table-cell office:value-type="float" office:value="3584" table:formula="of:=INT([.H$2]+([.H$130]-[.H$2])*(ROW()-2)/128)" table:style-name="ce1">
            <text:p>3584</text:p>
          </table:table-cell>
          <table:table-cell office:value-type="float" office:value="4480" table:formula="of:=INT([.I$2]+([.I$130]-[.I$2])*(ROW()-2)/128)" table:style-name="ce1">
            <text:p>4480</text:p>
          </table:table-cell>
          <table:table-cell office:value-type="float" office:value="5376" table:formula="of:=INT([.J$2]+([.J$130]-[.J$2])*(ROW()-2)/128)" table:style-name="ce1">
            <text:p>5376</text:p>
          </table:table-cell>
          <table:table-cell office:value-type="float" office:value="6272" table:formula="of:=INT([.K$2]+([.K$130]-[.K$2])*(ROW()-2)/128)" table:style-name="ce1">
            <text:p>6272</text:p>
          </table:table-cell>
          <table:table-cell office:value-type="float" office:value="7168" table:formula="of:=INT([.L$2]+([.L$130]-[.L$2])*(ROW()-2)/128)" table:style-name="ce1">
            <text:p>7168</text:p>
          </table:table-cell>
          <table:table-cell office:value-type="float" office:value="10368" table:formula="of:=INT([.M$2]+([.M$130]-[.M$2])*(ROW()-2)/128)" table:style-name="ce1">
            <text:p>10368</text:p>
          </table:table-cell>
          <table:table-cell office:value-type="float" office:value="13568" table:formula="of:=INT([.N$2]+([.N$130]-[.N$2])*(ROW()-2)/128)" table:style-name="ce1">
            <text:p>13568</text:p>
          </table:table-cell>
          <table:table-cell office:value-type="float" office:value="16768" table:formula="of:=INT([.O$2]+([.O$130]-[.O$2])*(ROW()-2)/128)" table:style-name="ce1">
            <text:p>16768</text:p>
          </table:table-cell>
          <table:table-cell office:value-type="float" office:value="19968" table:formula="of:=INT([.P$2]+([.P$130]-[.P$2])*(ROW()-2)/128)" table:style-name="ce1">
            <text:p>1996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28" table:formula="of:=INT([.G$2]+([.G$130]-[.G$2])*(ROW()-2)/128)" table:style-name="ce1">
            <text:p>1728</text:p>
          </table:table-cell>
          <table:table-cell office:value-type="float" office:value="3456" table:formula="of:=INT([.H$2]+([.H$130]-[.H$2])*(ROW()-2)/128)" table:style-name="ce1">
            <text:p>3456</text:p>
          </table:table-cell>
          <table:table-cell office:value-type="float" office:value="4320" table:formula="of:=INT([.I$2]+([.I$130]-[.I$2])*(ROW()-2)/128)" table:style-name="ce1">
            <text:p>4320</text:p>
          </table:table-cell>
          <table:table-cell office:value-type="float" office:value="5184" table:formula="of:=INT([.J$2]+([.J$130]-[.J$2])*(ROW()-2)/128)" table:style-name="ce1">
            <text:p>5184</text:p>
          </table:table-cell>
          <table:table-cell office:value-type="float" office:value="6048" table:formula="of:=INT([.K$2]+([.K$130]-[.K$2])*(ROW()-2)/128)" table:style-name="ce1">
            <text:p>6048</text:p>
          </table:table-cell>
          <table:table-cell office:value-type="float" office:value="6912" table:formula="of:=INT([.L$2]+([.L$130]-[.L$2])*(ROW()-2)/128)" table:style-name="ce1">
            <text:p>6912</text:p>
          </table:table-cell>
          <table:table-cell office:value-type="float" office:value="10144" table:formula="of:=INT([.M$2]+([.M$130]-[.M$2])*(ROW()-2)/128)" table:style-name="ce1">
            <text:p>10144</text:p>
          </table:table-cell>
          <table:table-cell office:value-type="float" office:value="13376" table:formula="of:=INT([.N$2]+([.N$130]-[.N$2])*(ROW()-2)/128)" table:style-name="ce1">
            <text:p>13376</text:p>
          </table:table-cell>
          <table:table-cell office:value-type="float" office:value="16608" table:formula="of:=INT([.O$2]+([.O$130]-[.O$2])*(ROW()-2)/128)" table:style-name="ce1">
            <text:p>16608</text:p>
          </table:table-cell>
          <table:table-cell office:value-type="float" office:value="19840" table:formula="of:=INT([.P$2]+([.P$130]-[.P$2])*(ROW()-2)/128)" table:style-name="ce1">
            <text:p>19840</text:p>
          </table:table-cell>
          <table:table-cell office:value-type="float" office:value="23072" table:formula="of:=INT([.Q$2]+([.Q$130]-[.Q$2])*(ROW()-2)/128)" table:style-name="ce1">
            <text:p>23072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64" table:formula="of:=INT([.G$2]+([.G$130]-[.G$2])*(ROW()-2)/128)" table:style-name="ce1">
            <text:p>1664</text:p>
          </table:table-cell>
          <table:table-cell office:value-type="float" office:value="3328" table:formula="of:=INT([.H$2]+([.H$130]-[.H$2])*(ROW()-2)/128)" table:style-name="ce1">
            <text:p>3328</text:p>
          </table:table-cell>
          <table:table-cell office:value-type="float" office:value="4160" table:formula="of:=INT([.I$2]+([.I$130]-[.I$2])*(ROW()-2)/128)" table:style-name="ce1">
            <text:p>4160</text:p>
          </table:table-cell>
          <table:table-cell office:value-type="float" office:value="4992" table:formula="of:=INT([.J$2]+([.J$130]-[.J$2])*(ROW()-2)/128)" table:style-name="ce1">
            <text:p>4992</text:p>
          </table:table-cell>
          <table:table-cell office:value-type="float" office:value="5824" table:formula="of:=INT([.K$2]+([.K$130]-[.K$2])*(ROW()-2)/128)" table:style-name="ce1">
            <text:p>5824</text:p>
          </table:table-cell>
          <table:table-cell office:value-type="float" office:value="6656" table:formula="of:=INT([.L$2]+([.L$130]-[.L$2])*(ROW()-2)/128)" table:style-name="ce1">
            <text:p>6656</text:p>
          </table:table-cell>
          <table:table-cell office:value-type="float" office:value="9920" table:formula="of:=INT([.M$2]+([.M$130]-[.M$2])*(ROW()-2)/128)" table:style-name="ce1">
            <text:p>9920</text:p>
          </table:table-cell>
          <table:table-cell office:value-type="float" office:value="13184" table:formula="of:=INT([.N$2]+([.N$130]-[.N$2])*(ROW()-2)/128)" table:style-name="ce1">
            <text:p>13184</text:p>
          </table:table-cell>
          <table:table-cell office:value-type="float" office:value="16448" table:formula="of:=INT([.O$2]+([.O$130]-[.O$2])*(ROW()-2)/128)" table:style-name="ce1">
            <text:p>16448</text:p>
          </table:table-cell>
          <table:table-cell office:value-type="float" office:value="19712" table:formula="of:=INT([.P$2]+([.P$130]-[.P$2])*(ROW()-2)/128)" table:style-name="ce1">
            <text:p>19712</text:p>
          </table:table-cell>
          <table:table-cell office:value-type="float" office:value="22976" table:formula="of:=INT([.Q$2]+([.Q$130]-[.Q$2])*(ROW()-2)/128)" table:style-name="ce1">
            <text:p>22976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00" table:formula="of:=INT([.G$2]+([.G$130]-[.G$2])*(ROW()-2)/128)" table:style-name="ce1">
            <text:p>1600</text:p>
          </table:table-cell>
          <table:table-cell office:value-type="float" office:value="3200" table:formula="of:=INT([.H$2]+([.H$130]-[.H$2])*(ROW()-2)/128)" table:style-name="ce1">
            <text:p>3200</text:p>
          </table:table-cell>
          <table:table-cell office:value-type="float" office:value="4000" table:formula="of:=INT([.I$2]+([.I$130]-[.I$2])*(ROW()-2)/128)" table:style-name="ce1">
            <text:p>4000</text:p>
          </table:table-cell>
          <table:table-cell office:value-type="float" office:value="4800" table:formula="of:=INT([.J$2]+([.J$130]-[.J$2])*(ROW()-2)/128)" table:style-name="ce1">
            <text:p>4800</text:p>
          </table:table-cell>
          <table:table-cell office:value-type="float" office:value="5600" table:formula="of:=INT([.K$2]+([.K$130]-[.K$2])*(ROW()-2)/128)" table:style-name="ce1">
            <text:p>5600</text:p>
          </table:table-cell>
          <table:table-cell office:value-type="float" office:value="6400" table:formula="of:=INT([.L$2]+([.L$130]-[.L$2])*(ROW()-2)/128)" table:style-name="ce1">
            <text:p>6400</text:p>
          </table:table-cell>
          <table:table-cell office:value-type="float" office:value="9696" table:formula="of:=INT([.M$2]+([.M$130]-[.M$2])*(ROW()-2)/128)" table:style-name="ce1">
            <text:p>9696</text:p>
          </table:table-cell>
          <table:table-cell office:value-type="float" office:value="12992" table:formula="of:=INT([.N$2]+([.N$130]-[.N$2])*(ROW()-2)/128)" table:style-name="ce1">
            <text:p>12992</text:p>
          </table:table-cell>
          <table:table-cell office:value-type="float" office:value="16288" table:formula="of:=INT([.O$2]+([.O$130]-[.O$2])*(ROW()-2)/128)" table:style-name="ce1">
            <text:p>16288</text:p>
          </table:table-cell>
          <table:table-cell office:value-type="float" office:value="19584" table:formula="of:=INT([.P$2]+([.P$130]-[.P$2])*(ROW()-2)/128)" table:style-name="ce1">
            <text:p>19584</text:p>
          </table:table-cell>
          <table:table-cell office:value-type="float" office:value="22880" table:formula="of:=INT([.Q$2]+([.Q$130]-[.Q$2])*(ROW()-2)/128)" table:style-name="ce1">
            <text:p>22880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536" table:formula="of:=INT([.G$2]+([.G$130]-[.G$2])*(ROW()-2)/128)" table:style-name="ce1">
            <text:p>1536</text:p>
          </table:table-cell>
          <table:table-cell office:value-type="float" office:value="3072" table:formula="of:=INT([.H$2]+([.H$130]-[.H$2])*(ROW()-2)/128)" table:style-name="ce1">
            <text:p>3072</text:p>
          </table:table-cell>
          <table:table-cell office:value-type="float" office:value="3840" table:formula="of:=INT([.I$2]+([.I$130]-[.I$2])*(ROW()-2)/128)" table:style-name="ce1">
            <text:p>3840</text:p>
          </table:table-cell>
          <table:table-cell office:value-type="float" office:value="4608" table:formula="of:=INT([.J$2]+([.J$130]-[.J$2])*(ROW()-2)/128)" table:style-name="ce1">
            <text:p>4608</text:p>
          </table:table-cell>
          <table:table-cell office:value-type="float" office:value="5376" table:formula="of:=INT([.K$2]+([.K$130]-[.K$2])*(ROW()-2)/128)" table:style-name="ce1">
            <text:p>5376</text:p>
          </table:table-cell>
          <table:table-cell office:value-type="float" office:value="6144" table:formula="of:=INT([.L$2]+([.L$130]-[.L$2])*(ROW()-2)/128)" table:style-name="ce1">
            <text:p>6144</text:p>
          </table:table-cell>
          <table:table-cell office:value-type="float" office:value="9472" table:formula="of:=INT([.M$2]+([.M$130]-[.M$2])*(ROW()-2)/128)" table:style-name="ce1">
            <text:p>9472</text:p>
          </table:table-cell>
          <table:table-cell office:value-type="float" office:value="12800" table:formula="of:=INT([.N$2]+([.N$130]-[.N$2])*(ROW()-2)/128)" table:style-name="ce1">
            <text:p>12800</text:p>
          </table:table-cell>
          <table:table-cell office:value-type="float" office:value="16128" table:formula="of:=INT([.O$2]+([.O$130]-[.O$2])*(ROW()-2)/128)" table:style-name="ce1">
            <text:p>16128</text:p>
          </table:table-cell>
          <table:table-cell office:value-type="float" office:value="19456" table:formula="of:=INT([.P$2]+([.P$130]-[.P$2])*(ROW()-2)/128)" table:style-name="ce1">
            <text:p>19456</text:p>
          </table:table-cell>
          <table:table-cell office:value-type="float" office:value="22784" table:formula="of:=INT([.Q$2]+([.Q$130]-[.Q$2])*(ROW()-2)/128)" table:style-name="ce1">
            <text:p>22784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72" table:formula="of:=INT([.G$2]+([.G$130]-[.G$2])*(ROW()-2)/128)" table:style-name="ce1">
            <text:p>1472</text:p>
          </table:table-cell>
          <table:table-cell office:value-type="float" office:value="2944" table:formula="of:=INT([.H$2]+([.H$130]-[.H$2])*(ROW()-2)/128)" table:style-name="ce1">
            <text:p>2944</text:p>
          </table:table-cell>
          <table:table-cell office:value-type="float" office:value="3680" table:formula="of:=INT([.I$2]+([.I$130]-[.I$2])*(ROW()-2)/128)" table:style-name="ce1">
            <text:p>3680</text:p>
          </table:table-cell>
          <table:table-cell office:value-type="float" office:value="4416" table:formula="of:=INT([.J$2]+([.J$130]-[.J$2])*(ROW()-2)/128)" table:style-name="ce1">
            <text:p>4416</text:p>
          </table:table-cell>
          <table:table-cell office:value-type="float" office:value="5152" table:formula="of:=INT([.K$2]+([.K$130]-[.K$2])*(ROW()-2)/128)" table:style-name="ce1">
            <text:p>5152</text:p>
          </table:table-cell>
          <table:table-cell office:value-type="float" office:value="5888" table:formula="of:=INT([.L$2]+([.L$130]-[.L$2])*(ROW()-2)/128)" table:style-name="ce1">
            <text:p>5888</text:p>
          </table:table-cell>
          <table:table-cell office:value-type="float" office:value="9248" table:formula="of:=INT([.M$2]+([.M$130]-[.M$2])*(ROW()-2)/128)" table:style-name="ce1">
            <text:p>9248</text:p>
          </table:table-cell>
          <table:table-cell office:value-type="float" office:value="12608" table:formula="of:=INT([.N$2]+([.N$130]-[.N$2])*(ROW()-2)/128)" table:style-name="ce1">
            <text:p>12608</text:p>
          </table:table-cell>
          <table:table-cell office:value-type="float" office:value="15968" table:formula="of:=INT([.O$2]+([.O$130]-[.O$2])*(ROW()-2)/128)" table:style-name="ce1">
            <text:p>15968</text:p>
          </table:table-cell>
          <table:table-cell office:value-type="float" office:value="19328" table:formula="of:=INT([.P$2]+([.P$130]-[.P$2])*(ROW()-2)/128)" table:style-name="ce1">
            <text:p>19328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08" table:formula="of:=INT([.G$2]+([.G$130]-[.G$2])*(ROW()-2)/128)" table:style-name="ce1">
            <text:p>1408</text:p>
          </table:table-cell>
          <table:table-cell office:value-type="float" office:value="2816" table:formula="of:=INT([.H$2]+([.H$130]-[.H$2])*(ROW()-2)/128)" table:style-name="ce1">
            <text:p>2816</text:p>
          </table:table-cell>
          <table:table-cell office:value-type="float" office:value="3520" table:formula="of:=INT([.I$2]+([.I$130]-[.I$2])*(ROW()-2)/128)" table:style-name="ce1">
            <text:p>3520</text:p>
          </table:table-cell>
          <table:table-cell office:value-type="float" office:value="4224" table:formula="of:=INT([.J$2]+([.J$130]-[.J$2])*(ROW()-2)/128)" table:style-name="ce1">
            <text:p>4224</text:p>
          </table:table-cell>
          <table:table-cell office:value-type="float" office:value="4928" table:formula="of:=INT([.K$2]+([.K$130]-[.K$2])*(ROW()-2)/128)" table:style-name="ce1">
            <text:p>4928</text:p>
          </table:table-cell>
          <table:table-cell office:value-type="float" office:value="5632" table:formula="of:=INT([.L$2]+([.L$130]-[.L$2])*(ROW()-2)/128)" table:style-name="ce1">
            <text:p>5632</text:p>
          </table:table-cell>
          <table:table-cell office:value-type="float" office:value="9024" table:formula="of:=INT([.M$2]+([.M$130]-[.M$2])*(ROW()-2)/128)" table:style-name="ce1">
            <text:p>9024</text:p>
          </table:table-cell>
          <table:table-cell office:value-type="float" office:value="12416" table:formula="of:=INT([.N$2]+([.N$130]-[.N$2])*(ROW()-2)/128)" table:style-name="ce1">
            <text:p>12416</text:p>
          </table:table-cell>
          <table:table-cell office:value-type="float" office:value="15808" table:formula="of:=INT([.O$2]+([.O$130]-[.O$2])*(ROW()-2)/128)" table:style-name="ce1">
            <text:p>15808</text:p>
          </table:table-cell>
          <table:table-cell office:value-type="float" office:value="19200" table:formula="of:=INT([.P$2]+([.P$130]-[.P$2])*(ROW()-2)/128)" table:style-name="ce1">
            <text:p>19200</text:p>
          </table:table-cell>
          <table:table-cell office:value-type="float" office:value="22592" table:formula="of:=INT([.Q$2]+([.Q$130]-[.Q$2])*(ROW()-2)/128)" table:style-name="ce1">
            <text:p>22592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344" table:formula="of:=INT([.G$2]+([.G$130]-[.G$2])*(ROW()-2)/128)" table:style-name="ce1">
            <text:p>1344</text:p>
          </table:table-cell>
          <table:table-cell office:value-type="float" office:value="2688" table:formula="of:=INT([.H$2]+([.H$130]-[.H$2])*(ROW()-2)/128)" table:style-name="ce1">
            <text:p>2688</text:p>
          </table:table-cell>
          <table:table-cell office:value-type="float" office:value="3360" table:formula="of:=INT([.I$2]+([.I$130]-[.I$2])*(ROW()-2)/128)" table:style-name="ce1">
            <text:p>3360</text:p>
          </table:table-cell>
          <table:table-cell office:value-type="float" office:value="4032" table:formula="of:=INT([.J$2]+([.J$130]-[.J$2])*(ROW()-2)/128)" table:style-name="ce1">
            <text:p>4032</text:p>
          </table:table-cell>
          <table:table-cell office:value-type="float" office:value="4704" table:formula="of:=INT([.K$2]+([.K$130]-[.K$2])*(ROW()-2)/128)" table:style-name="ce1">
            <text:p>4704</text:p>
          </table:table-cell>
          <table:table-cell office:value-type="float" office:value="5376" table:formula="of:=INT([.L$2]+([.L$130]-[.L$2])*(ROW()-2)/128)" table:style-name="ce1">
            <text:p>5376</text:p>
          </table:table-cell>
          <table:table-cell office:value-type="float" office:value="8800" table:formula="of:=INT([.M$2]+([.M$130]-[.M$2])*(ROW()-2)/128)" table:style-name="ce1">
            <text:p>8800</text:p>
          </table:table-cell>
          <table:table-cell office:value-type="float" office:value="12224" table:formula="of:=INT([.N$2]+([.N$130]-[.N$2])*(ROW()-2)/128)" table:style-name="ce1">
            <text:p>12224</text:p>
          </table:table-cell>
          <table:table-cell office:value-type="float" office:value="15648" table:formula="of:=INT([.O$2]+([.O$130]-[.O$2])*(ROW()-2)/128)" table:style-name="ce1">
            <text:p>15648</text:p>
          </table:table-cell>
          <table:table-cell office:value-type="float" office:value="19072" table:formula="of:=INT([.P$2]+([.P$130]-[.P$2])*(ROW()-2)/128)" table:style-name="ce1">
            <text:p>19072</text:p>
          </table:table-cell>
          <table:table-cell office:value-type="float" office:value="22496" table:formula="of:=INT([.Q$2]+([.Q$130]-[.Q$2])*(ROW()-2)/128)" table:style-name="ce1">
            <text:p>22496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0" table:formula="of:=INT([.G$2]+([.G$130]-[.G$2])*(ROW()-2)/128)" table:style-name="ce1">
            <text:p>1280</text:p>
          </table:table-cell>
          <table:table-cell office:value-type="float" office:value="2560" table:formula="of:=INT([.H$2]+([.H$130]-[.H$2])*(ROW()-2)/128)" table:style-name="ce1">
            <text:p>2560</text:p>
          </table:table-cell>
          <table:table-cell office:value-type="float" office:value="3200" table:formula="of:=INT([.I$2]+([.I$130]-[.I$2])*(ROW()-2)/128)" table:style-name="ce1">
            <text:p>3200</text:p>
          </table:table-cell>
          <table:table-cell office:value-type="float" office:value="3840" table:formula="of:=INT([.J$2]+([.J$130]-[.J$2])*(ROW()-2)/128)" table:style-name="ce1">
            <text:p>3840</text:p>
          </table:table-cell>
          <table:table-cell office:value-type="float" office:value="4480" table:formula="of:=INT([.K$2]+([.K$130]-[.K$2])*(ROW()-2)/128)" table:style-name="ce1">
            <text:p>4480</text:p>
          </table:table-cell>
          <table:table-cell office:value-type="float" office:value="5120" table:formula="of:=INT([.L$2]+([.L$130]-[.L$2])*(ROW()-2)/128)" table:style-name="ce1">
            <text:p>5120</text:p>
          </table:table-cell>
          <table:table-cell office:value-type="float" office:value="8576" table:formula="of:=INT([.M$2]+([.M$130]-[.M$2])*(ROW()-2)/128)" table:style-name="ce1">
            <text:p>8576</text:p>
          </table:table-cell>
          <table:table-cell office:value-type="float" office:value="12032" table:formula="of:=INT([.N$2]+([.N$130]-[.N$2])*(ROW()-2)/128)" table:style-name="ce1">
            <text:p>12032</text:p>
          </table:table-cell>
          <table:table-cell office:value-type="float" office:value="15488" table:formula="of:=INT([.O$2]+([.O$130]-[.O$2])*(ROW()-2)/128)" table:style-name="ce1">
            <text:p>15488</text:p>
          </table:table-cell>
          <table:table-cell office:value-type="float" office:value="18944" table:formula="of:=INT([.P$2]+([.P$130]-[.P$2])*(ROW()-2)/128)" table:style-name="ce1">
            <text:p>18944</text:p>
          </table:table-cell>
          <table:table-cell office:value-type="float" office:value="22400" table:formula="of:=INT([.Q$2]+([.Q$130]-[.Q$2])*(ROW()-2)/128)" table:style-name="ce1">
            <text:p>22400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16" table:formula="of:=INT([.G$2]+([.G$130]-[.G$2])*(ROW()-2)/128)" table:style-name="ce1">
            <text:p>1216</text:p>
          </table:table-cell>
          <table:table-cell office:value-type="float" office:value="2432" table:formula="of:=INT([.H$2]+([.H$130]-[.H$2])*(ROW()-2)/128)" table:style-name="ce1">
            <text:p>2432</text:p>
          </table:table-cell>
          <table:table-cell office:value-type="float" office:value="3040" table:formula="of:=INT([.I$2]+([.I$130]-[.I$2])*(ROW()-2)/128)" table:style-name="ce1">
            <text:p>3040</text:p>
          </table:table-cell>
          <table:table-cell office:value-type="float" office:value="3648" table:formula="of:=INT([.J$2]+([.J$130]-[.J$2])*(ROW()-2)/128)" table:style-name="ce1">
            <text:p>3648</text:p>
          </table:table-cell>
          <table:table-cell office:value-type="float" office:value="4256" table:formula="of:=INT([.K$2]+([.K$130]-[.K$2])*(ROW()-2)/128)" table:style-name="ce1">
            <text:p>4256</text:p>
          </table:table-cell>
          <table:table-cell office:value-type="float" office:value="4864" table:formula="of:=INT([.L$2]+([.L$130]-[.L$2])*(ROW()-2)/128)" table:style-name="ce1">
            <text:p>4864</text:p>
          </table:table-cell>
          <table:table-cell office:value-type="float" office:value="8352" table:formula="of:=INT([.M$2]+([.M$130]-[.M$2])*(ROW()-2)/128)" table:style-name="ce1">
            <text:p>8352</text:p>
          </table:table-cell>
          <table:table-cell office:value-type="float" office:value="11840" table:formula="of:=INT([.N$2]+([.N$130]-[.N$2])*(ROW()-2)/128)" table:style-name="ce1">
            <text:p>11840</text:p>
          </table:table-cell>
          <table:table-cell office:value-type="float" office:value="15328" table:formula="of:=INT([.O$2]+([.O$130]-[.O$2])*(ROW()-2)/128)" table:style-name="ce1">
            <text:p>15328</text:p>
          </table:table-cell>
          <table:table-cell office:value-type="float" office:value="18816" table:formula="of:=INT([.P$2]+([.P$130]-[.P$2])*(ROW()-2)/128)" table:style-name="ce1">
            <text:p>18816</text:p>
          </table:table-cell>
          <table:table-cell office:value-type="float" office:value="22304" table:formula="of:=INT([.Q$2]+([.Q$130]-[.Q$2])*(ROW()-2)/128)" table:style-name="ce1">
            <text:p>22304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152" table:formula="of:=INT([.G$2]+([.G$130]-[.G$2])*(ROW()-2)/128)" table:style-name="ce1">
            <text:p>1152</text:p>
          </table:table-cell>
          <table:table-cell office:value-type="float" office:value="2304" table:formula="of:=INT([.H$2]+([.H$130]-[.H$2])*(ROW()-2)/128)" table:style-name="ce1">
            <text:p>2304</text:p>
          </table:table-cell>
          <table:table-cell office:value-type="float" office:value="2880" table:formula="of:=INT([.I$2]+([.I$130]-[.I$2])*(ROW()-2)/128)" table:style-name="ce1">
            <text:p>2880</text:p>
          </table:table-cell>
          <table:table-cell office:value-type="float" office:value="3456" table:formula="of:=INT([.J$2]+([.J$130]-[.J$2])*(ROW()-2)/128)" table:style-name="ce1">
            <text:p>3456</text:p>
          </table:table-cell>
          <table:table-cell office:value-type="float" office:value="4032" table:formula="of:=INT([.K$2]+([.K$130]-[.K$2])*(ROW()-2)/128)" table:style-name="ce1">
            <text:p>4032</text:p>
          </table:table-cell>
          <table:table-cell office:value-type="float" office:value="4608" table:formula="of:=INT([.L$2]+([.L$130]-[.L$2])*(ROW()-2)/128)" table:style-name="ce1">
            <text:p>4608</text:p>
          </table:table-cell>
          <table:table-cell office:value-type="float" office:value="8128" table:formula="of:=INT([.M$2]+([.M$130]-[.M$2])*(ROW()-2)/128)" table:style-name="ce1">
            <text:p>8128</text:p>
          </table:table-cell>
          <table:table-cell office:value-type="float" office:value="11648" table:formula="of:=INT([.N$2]+([.N$130]-[.N$2])*(ROW()-2)/128)" table:style-name="ce1">
            <text:p>11648</text:p>
          </table:table-cell>
          <table:table-cell office:value-type="float" office:value="15168" table:formula="of:=INT([.O$2]+([.O$130]-[.O$2])*(ROW()-2)/128)" table:style-name="ce1">
            <text:p>15168</text:p>
          </table:table-cell>
          <table:table-cell office:value-type="float" office:value="18688" table:formula="of:=INT([.P$2]+([.P$130]-[.P$2])*(ROW()-2)/128)" table:style-name="ce1">
            <text:p>18688</text:p>
          </table:table-cell>
          <table:table-cell office:value-type="float" office:value="22208" table:formula="of:=INT([.Q$2]+([.Q$130]-[.Q$2])*(ROW()-2)/128)" table:style-name="ce1">
            <text:p>2220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88" table:formula="of:=INT([.G$2]+([.G$130]-[.G$2])*(ROW()-2)/128)" table:style-name="ce1">
            <text:p>1088</text:p>
          </table:table-cell>
          <table:table-cell office:value-type="float" office:value="2176" table:formula="of:=INT([.H$2]+([.H$130]-[.H$2])*(ROW()-2)/128)" table:style-name="ce1">
            <text:p>2176</text:p>
          </table:table-cell>
          <table:table-cell office:value-type="float" office:value="2720" table:formula="of:=INT([.I$2]+([.I$130]-[.I$2])*(ROW()-2)/128)" table:style-name="ce1">
            <text:p>2720</text:p>
          </table:table-cell>
          <table:table-cell office:value-type="float" office:value="3264" table:formula="of:=INT([.J$2]+([.J$130]-[.J$2])*(ROW()-2)/128)" table:style-name="ce1">
            <text:p>3264</text:p>
          </table:table-cell>
          <table:table-cell office:value-type="float" office:value="3808" table:formula="of:=INT([.K$2]+([.K$130]-[.K$2])*(ROW()-2)/128)" table:style-name="ce1">
            <text:p>3808</text:p>
          </table:table-cell>
          <table:table-cell office:value-type="float" office:value="4352" table:formula="of:=INT([.L$2]+([.L$130]-[.L$2])*(ROW()-2)/128)" table:style-name="ce1">
            <text:p>4352</text:p>
          </table:table-cell>
          <table:table-cell office:value-type="float" office:value="7904" table:formula="of:=INT([.M$2]+([.M$130]-[.M$2])*(ROW()-2)/128)" table:style-name="ce1">
            <text:p>7904</text:p>
          </table:table-cell>
          <table:table-cell office:value-type="float" office:value="11456" table:formula="of:=INT([.N$2]+([.N$130]-[.N$2])*(ROW()-2)/128)" table:style-name="ce1">
            <text:p>11456</text:p>
          </table:table-cell>
          <table:table-cell office:value-type="float" office:value="15008" table:formula="of:=INT([.O$2]+([.O$130]-[.O$2])*(ROW()-2)/128)" table:style-name="ce1">
            <text:p>15008</text:p>
          </table:table-cell>
          <table:table-cell office:value-type="float" office:value="18560" table:formula="of:=INT([.P$2]+([.P$130]-[.P$2])*(ROW()-2)/128)" table:style-name="ce1">
            <text:p>18560</text:p>
          </table:table-cell>
          <table:table-cell office:value-type="float" office:value="22112" table:formula="of:=INT([.Q$2]+([.Q$130]-[.Q$2])*(ROW()-2)/128)" table:style-name="ce1">
            <text:p>22112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24" table:formula="of:=INT([.G$2]+([.G$130]-[.G$2])*(ROW()-2)/128)" table:style-name="ce1">
            <text:p>1024</text:p>
          </table:table-cell>
          <table:table-cell office:value-type="float" office:value="2048" table:formula="of:=INT([.H$2]+([.H$130]-[.H$2])*(ROW()-2)/128)" table:style-name="ce1">
            <text:p>2048</text:p>
          </table:table-cell>
          <table:table-cell office:value-type="float" office:value="2560" table:formula="of:=INT([.I$2]+([.I$130]-[.I$2])*(ROW()-2)/128)" table:style-name="ce1">
            <text:p>2560</text:p>
          </table:table-cell>
          <table:table-cell office:value-type="float" office:value="3072" table:formula="of:=INT([.J$2]+([.J$130]-[.J$2])*(ROW()-2)/128)" table:style-name="ce1">
            <text:p>3072</text:p>
          </table:table-cell>
          <table:table-cell office:value-type="float" office:value="3584" table:formula="of:=INT([.K$2]+([.K$130]-[.K$2])*(ROW()-2)/128)" table:style-name="ce1">
            <text:p>3584</text:p>
          </table:table-cell>
          <table:table-cell office:value-type="float" office:value="4096" table:formula="of:=INT([.L$2]+([.L$130]-[.L$2])*(ROW()-2)/128)" table:style-name="ce1">
            <text:p>4096</text:p>
          </table:table-cell>
          <table:table-cell office:value-type="float" office:value="7680" table:formula="of:=INT([.M$2]+([.M$130]-[.M$2])*(ROW()-2)/128)" table:style-name="ce1">
            <text:p>7680</text:p>
          </table:table-cell>
          <table:table-cell office:value-type="float" office:value="11264" table:formula="of:=INT([.N$2]+([.N$130]-[.N$2])*(ROW()-2)/128)" table:style-name="ce1">
            <text:p>11264</text:p>
          </table:table-cell>
          <table:table-cell office:value-type="float" office:value="14848" table:formula="of:=INT([.O$2]+([.O$130]-[.O$2])*(ROW()-2)/128)" table:style-name="ce1">
            <text:p>14848</text:p>
          </table:table-cell>
          <table:table-cell office:value-type="float" office:value="18432" table:formula="of:=INT([.P$2]+([.P$130]-[.P$2])*(ROW()-2)/128)" table:style-name="ce1">
            <text:p>18432</text:p>
          </table:table-cell>
          <table:table-cell office:value-type="float" office:value="22016" table:formula="of:=INT([.Q$2]+([.Q$130]-[.Q$2])*(ROW()-2)/128)" table:style-name="ce1">
            <text:p>22016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960" table:formula="of:=INT([.G$2]+([.G$130]-[.G$2])*(ROW()-2)/128)" table:style-name="ce1">
            <text:p>960</text:p>
          </table:table-cell>
          <table:table-cell office:value-type="float" office:value="1920" table:formula="of:=INT([.H$2]+([.H$130]-[.H$2])*(ROW()-2)/128)" table:style-name="ce1">
            <text:p>1920</text:p>
          </table:table-cell>
          <table:table-cell office:value-type="float" office:value="2400" table:formula="of:=INT([.I$2]+([.I$130]-[.I$2])*(ROW()-2)/128)" table:style-name="ce1">
            <text:p>2400</text:p>
          </table:table-cell>
          <table:table-cell office:value-type="float" office:value="2880" table:formula="of:=INT([.J$2]+([.J$130]-[.J$2])*(ROW()-2)/128)" table:style-name="ce1">
            <text:p>2880</text:p>
          </table:table-cell>
          <table:table-cell office:value-type="float" office:value="3360" table:formula="of:=INT([.K$2]+([.K$130]-[.K$2])*(ROW()-2)/128)" table:style-name="ce1">
            <text:p>3360</text:p>
          </table:table-cell>
          <table:table-cell office:value-type="float" office:value="3840" table:formula="of:=INT([.L$2]+([.L$130]-[.L$2])*(ROW()-2)/128)" table:style-name="ce1">
            <text:p>3840</text:p>
          </table:table-cell>
          <table:table-cell office:value-type="float" office:value="7456" table:formula="of:=INT([.M$2]+([.M$130]-[.M$2])*(ROW()-2)/128)" table:style-name="ce1">
            <text:p>7456</text:p>
          </table:table-cell>
          <table:table-cell office:value-type="float" office:value="11072" table:formula="of:=INT([.N$2]+([.N$130]-[.N$2])*(ROW()-2)/128)" table:style-name="ce1">
            <text:p>11072</text:p>
          </table:table-cell>
          <table:table-cell office:value-type="float" office:value="14688" table:formula="of:=INT([.O$2]+([.O$130]-[.O$2])*(ROW()-2)/128)" table:style-name="ce1">
            <text:p>14688</text:p>
          </table:table-cell>
          <table:table-cell office:value-type="float" office:value="18304" table:formula="of:=INT([.P$2]+([.P$130]-[.P$2])*(ROW()-2)/128)" table:style-name="ce1">
            <text:p>18304</text:p>
          </table:table-cell>
          <table:table-cell office:value-type="float" office:value="21920" table:formula="of:=INT([.Q$2]+([.Q$130]-[.Q$2])*(ROW()-2)/128)" table:style-name="ce1">
            <text:p>21920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96" table:formula="of:=INT([.G$2]+([.G$130]-[.G$2])*(ROW()-2)/128)" table:style-name="ce1">
            <text:p>896</text:p>
          </table:table-cell>
          <table:table-cell office:value-type="float" office:value="1792" table:formula="of:=INT([.H$2]+([.H$130]-[.H$2])*(ROW()-2)/128)" table:style-name="ce1">
            <text:p>1792</text:p>
          </table:table-cell>
          <table:table-cell office:value-type="float" office:value="2240" table:formula="of:=INT([.I$2]+([.I$130]-[.I$2])*(ROW()-2)/128)" table:style-name="ce1">
            <text:p>2240</text:p>
          </table:table-cell>
          <table:table-cell office:value-type="float" office:value="2688" table:formula="of:=INT([.J$2]+([.J$130]-[.J$2])*(ROW()-2)/128)" table:style-name="ce1">
            <text:p>2688</text:p>
          </table:table-cell>
          <table:table-cell office:value-type="float" office:value="3136" table:formula="of:=INT([.K$2]+([.K$130]-[.K$2])*(ROW()-2)/128)" table:style-name="ce1">
            <text:p>3136</text:p>
          </table:table-cell>
          <table:table-cell office:value-type="float" office:value="3584" table:formula="of:=INT([.L$2]+([.L$130]-[.L$2])*(ROW()-2)/128)" table:style-name="ce1">
            <text:p>3584</text:p>
          </table:table-cell>
          <table:table-cell office:value-type="float" office:value="7232" table:formula="of:=INT([.M$2]+([.M$130]-[.M$2])*(ROW()-2)/128)" table:style-name="ce1">
            <text:p>7232</text:p>
          </table:table-cell>
          <table:table-cell office:value-type="float" office:value="10880" table:formula="of:=INT([.N$2]+([.N$130]-[.N$2])*(ROW()-2)/128)" table:style-name="ce1">
            <text:p>10880</text:p>
          </table:table-cell>
          <table:table-cell office:value-type="float" office:value="14528" table:formula="of:=INT([.O$2]+([.O$130]-[.O$2])*(ROW()-2)/128)" table:style-name="ce1">
            <text:p>14528</text:p>
          </table:table-cell>
          <table:table-cell office:value-type="float" office:value="18176" table:formula="of:=INT([.P$2]+([.P$130]-[.P$2])*(ROW()-2)/128)" table:style-name="ce1">
            <text:p>18176</text:p>
          </table:table-cell>
          <table:table-cell office:value-type="float" office:value="21824" table:formula="of:=INT([.Q$2]+([.Q$130]-[.Q$2])*(ROW()-2)/128)" table:style-name="ce1">
            <text:p>21824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32" table:formula="of:=INT([.G$2]+([.G$130]-[.G$2])*(ROW()-2)/128)" table:style-name="ce1">
            <text:p>832</text:p>
          </table:table-cell>
          <table:table-cell office:value-type="float" office:value="1664" table:formula="of:=INT([.H$2]+([.H$130]-[.H$2])*(ROW()-2)/128)" table:style-name="ce1">
            <text:p>1664</text:p>
          </table:table-cell>
          <table:table-cell office:value-type="float" office:value="2080" table:formula="of:=INT([.I$2]+([.I$130]-[.I$2])*(ROW()-2)/128)" table:style-name="ce1">
            <text:p>2080</text:p>
          </table:table-cell>
          <table:table-cell office:value-type="float" office:value="2496" table:formula="of:=INT([.J$2]+([.J$130]-[.J$2])*(ROW()-2)/128)" table:style-name="ce1">
            <text:p>2496</text:p>
          </table:table-cell>
          <table:table-cell office:value-type="float" office:value="2912" table:formula="of:=INT([.K$2]+([.K$130]-[.K$2])*(ROW()-2)/128)" table:style-name="ce1">
            <text:p>2912</text:p>
          </table:table-cell>
          <table:table-cell office:value-type="float" office:value="3328" table:formula="of:=INT([.L$2]+([.L$130]-[.L$2])*(ROW()-2)/128)" table:style-name="ce1">
            <text:p>3328</text:p>
          </table:table-cell>
          <table:table-cell office:value-type="float" office:value="7008" table:formula="of:=INT([.M$2]+([.M$130]-[.M$2])*(ROW()-2)/128)" table:style-name="ce1">
            <text:p>7008</text:p>
          </table:table-cell>
          <table:table-cell office:value-type="float" office:value="10688" table:formula="of:=INT([.N$2]+([.N$130]-[.N$2])*(ROW()-2)/128)" table:style-name="ce1">
            <text:p>10688</text:p>
          </table:table-cell>
          <table:table-cell office:value-type="float" office:value="14368" table:formula="of:=INT([.O$2]+([.O$130]-[.O$2])*(ROW()-2)/128)" table:style-name="ce1">
            <text:p>14368</text:p>
          </table:table-cell>
          <table:table-cell office:value-type="float" office:value="18048" table:formula="of:=INT([.P$2]+([.P$130]-[.P$2])*(ROW()-2)/128)" table:style-name="ce1">
            <text:p>18048</text:p>
          </table:table-cell>
          <table:table-cell office:value-type="float" office:value="21728" table:formula="of:=INT([.Q$2]+([.Q$130]-[.Q$2])*(ROW()-2)/128)" table:style-name="ce1">
            <text:p>2172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" table:formula="of:=INT([.G$2]+([.G$130]-[.G$2])*(ROW()-2)/128)" table:style-name="ce1">
            <text:p>768</text:p>
          </table:table-cell>
          <table:table-cell office:value-type="float" office:value="1536" table:formula="of:=INT([.H$2]+([.H$130]-[.H$2])*(ROW()-2)/128)" table:style-name="ce1">
            <text:p>1536</text:p>
          </table:table-cell>
          <table:table-cell office:value-type="float" office:value="1920" table:formula="of:=INT([.I$2]+([.I$130]-[.I$2])*(ROW()-2)/128)" table:style-name="ce1">
            <text:p>1920</text:p>
          </table:table-cell>
          <table:table-cell office:value-type="float" office:value="2304" table:formula="of:=INT([.J$2]+([.J$130]-[.J$2])*(ROW()-2)/128)" table:style-name="ce1">
            <text:p>2304</text:p>
          </table:table-cell>
          <table:table-cell office:value-type="float" office:value="2688" table:formula="of:=INT([.K$2]+([.K$130]-[.K$2])*(ROW()-2)/128)" table:style-name="ce1">
            <text:p>2688</text:p>
          </table:table-cell>
          <table:table-cell office:value-type="float" office:value="3072" table:formula="of:=INT([.L$2]+([.L$130]-[.L$2])*(ROW()-2)/128)" table:style-name="ce1">
            <text:p>3072</text:p>
          </table:table-cell>
          <table:table-cell office:value-type="float" office:value="6784" table:formula="of:=INT([.M$2]+([.M$130]-[.M$2])*(ROW()-2)/128)" table:style-name="ce1">
            <text:p>6784</text:p>
          </table:table-cell>
          <table:table-cell office:value-type="float" office:value="10496" table:formula="of:=INT([.N$2]+([.N$130]-[.N$2])*(ROW()-2)/128)" table:style-name="ce1">
            <text:p>10496</text:p>
          </table:table-cell>
          <table:table-cell office:value-type="float" office:value="14208" table:formula="of:=INT([.O$2]+([.O$130]-[.O$2])*(ROW()-2)/128)" table:style-name="ce1">
            <text:p>14208</text:p>
          </table:table-cell>
          <table:table-cell office:value-type="float" office:value="17920" table:formula="of:=INT([.P$2]+([.P$130]-[.P$2])*(ROW()-2)/128)" table:style-name="ce1">
            <text:p>17920</text:p>
          </table:table-cell>
          <table:table-cell office:value-type="float" office:value="21632" table:formula="of:=INT([.Q$2]+([.Q$130]-[.Q$2])*(ROW()-2)/128)" table:style-name="ce1">
            <text:p>21632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" table:formula="of:=INT([.G$2]+([.G$130]-[.G$2])*(ROW()-2)/128)" table:style-name="ce1">
            <text:p>704</text:p>
          </table:table-cell>
          <table:table-cell office:value-type="float" office:value="1408" table:formula="of:=INT([.H$2]+([.H$130]-[.H$2])*(ROW()-2)/128)" table:style-name="ce1">
            <text:p>1408</text:p>
          </table:table-cell>
          <table:table-cell office:value-type="float" office:value="1760" table:formula="of:=INT([.I$2]+([.I$130]-[.I$2])*(ROW()-2)/128)" table:style-name="ce1">
            <text:p>1760</text:p>
          </table:table-cell>
          <table:table-cell office:value-type="float" office:value="2112" table:formula="of:=INT([.J$2]+([.J$130]-[.J$2])*(ROW()-2)/128)" table:style-name="ce1">
            <text:p>2112</text:p>
          </table:table-cell>
          <table:table-cell office:value-type="float" office:value="2464" table:formula="of:=INT([.K$2]+([.K$130]-[.K$2])*(ROW()-2)/128)" table:style-name="ce1">
            <text:p>2464</text:p>
          </table:table-cell>
          <table:table-cell office:value-type="float" office:value="2816" table:formula="of:=INT([.L$2]+([.L$130]-[.L$2])*(ROW()-2)/128)" table:style-name="ce1">
            <text:p>2816</text:p>
          </table:table-cell>
          <table:table-cell office:value-type="float" office:value="6560" table:formula="of:=INT([.M$2]+([.M$130]-[.M$2])*(ROW()-2)/128)" table:style-name="ce1">
            <text:p>6560</text:p>
          </table:table-cell>
          <table:table-cell office:value-type="float" office:value="10304" table:formula="of:=INT([.N$2]+([.N$130]-[.N$2])*(ROW()-2)/128)" table:style-name="ce1">
            <text:p>10304</text:p>
          </table:table-cell>
          <table:table-cell office:value-type="float" office:value="14048" table:formula="of:=INT([.O$2]+([.O$130]-[.O$2])*(ROW()-2)/128)" table:style-name="ce1">
            <text:p>14048</text:p>
          </table:table-cell>
          <table:table-cell office:value-type="float" office:value="17792" table:formula="of:=INT([.P$2]+([.P$130]-[.P$2])*(ROW()-2)/128)" table:style-name="ce1">
            <text:p>17792</text:p>
          </table:table-cell>
          <table:table-cell office:value-type="float" office:value="21536" table:formula="of:=INT([.Q$2]+([.Q$130]-[.Q$2])*(ROW()-2)/128)" table:style-name="ce1">
            <text:p>21536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1280" table:formula="of:=INT([.H$2]+([.H$130]-[.H$2])*(ROW()-2)/128)" table:style-name="ce1">
            <text:p>1280</text:p>
          </table:table-cell>
          <table:table-cell office:value-type="float" office:value="1600" table:formula="of:=INT([.I$2]+([.I$130]-[.I$2])*(ROW()-2)/128)" table:style-name="ce1">
            <text:p>1600</text:p>
          </table:table-cell>
          <table:table-cell office:value-type="float" office:value="1920" table:formula="of:=INT([.J$2]+([.J$130]-[.J$2])*(ROW()-2)/128)" table:style-name="ce1">
            <text:p>1920</text:p>
          </table:table-cell>
          <table:table-cell office:value-type="float" office:value="2240" table:formula="of:=INT([.K$2]+([.K$130]-[.K$2])*(ROW()-2)/128)" table:style-name="ce1">
            <text:p>2240</text:p>
          </table:table-cell>
          <table:table-cell office:value-type="float" office:value="2560" table:formula="of:=INT([.L$2]+([.L$130]-[.L$2])*(ROW()-2)/128)" table:style-name="ce1">
            <text:p>2560</text:p>
          </table:table-cell>
          <table:table-cell office:value-type="float" office:value="6336" table:formula="of:=INT([.M$2]+([.M$130]-[.M$2])*(ROW()-2)/128)" table:style-name="ce1">
            <text:p>6336</text:p>
          </table:table-cell>
          <table:table-cell office:value-type="float" office:value="10112" table:formula="of:=INT([.N$2]+([.N$130]-[.N$2])*(ROW()-2)/128)" table:style-name="ce1">
            <text:p>10112</text:p>
          </table:table-cell>
          <table:table-cell office:value-type="float" office:value="13888" table:formula="of:=INT([.O$2]+([.O$130]-[.O$2])*(ROW()-2)/128)" table:style-name="ce1">
            <text:p>13888</text:p>
          </table:table-cell>
          <table:table-cell office:value-type="float" office:value="17664" table:formula="of:=INT([.P$2]+([.P$130]-[.P$2])*(ROW()-2)/128)" table:style-name="ce1">
            <text:p>17664</text:p>
          </table:table-cell>
          <table:table-cell office:value-type="float" office:value="21440" table:formula="of:=INT([.Q$2]+([.Q$130]-[.Q$2])*(ROW()-2)/128)" table:style-name="ce1">
            <text:p>21440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" table:formula="of:=INT([.G$2]+([.G$130]-[.G$2])*(ROW()-2)/128)" table:style-name="ce1">
            <text:p>576</text:p>
          </table:table-cell>
          <table:table-cell office:value-type="float" office:value="1152" table:formula="of:=INT([.H$2]+([.H$130]-[.H$2])*(ROW()-2)/128)" table:style-name="ce1">
            <text:p>1152</text:p>
          </table:table-cell>
          <table:table-cell office:value-type="float" office:value="1440" table:formula="of:=INT([.I$2]+([.I$130]-[.I$2])*(ROW()-2)/128)" table:style-name="ce1">
            <text:p>1440</text:p>
          </table:table-cell>
          <table:table-cell office:value-type="float" office:value="1728" table:formula="of:=INT([.J$2]+([.J$130]-[.J$2])*(ROW()-2)/128)" table:style-name="ce1">
            <text:p>1728</text:p>
          </table:table-cell>
          <table:table-cell office:value-type="float" office:value="2016" table:formula="of:=INT([.K$2]+([.K$130]-[.K$2])*(ROW()-2)/128)" table:style-name="ce1">
            <text:p>2016</text:p>
          </table:table-cell>
          <table:table-cell office:value-type="float" office:value="2304" table:formula="of:=INT([.L$2]+([.L$130]-[.L$2])*(ROW()-2)/128)" table:style-name="ce1">
            <text:p>2304</text:p>
          </table:table-cell>
          <table:table-cell office:value-type="float" office:value="6112" table:formula="of:=INT([.M$2]+([.M$130]-[.M$2])*(ROW()-2)/128)" table:style-name="ce1">
            <text:p>6112</text:p>
          </table:table-cell>
          <table:table-cell office:value-type="float" office:value="9920" table:formula="of:=INT([.N$2]+([.N$130]-[.N$2])*(ROW()-2)/128)" table:style-name="ce1">
            <text:p>9920</text:p>
          </table:table-cell>
          <table:table-cell office:value-type="float" office:value="13728" table:formula="of:=INT([.O$2]+([.O$130]-[.O$2])*(ROW()-2)/128)" table:style-name="ce1">
            <text:p>13728</text:p>
          </table:table-cell>
          <table:table-cell office:value-type="float" office:value="17536" table:formula="of:=INT([.P$2]+([.P$130]-[.P$2])*(ROW()-2)/128)" table:style-name="ce1">
            <text:p>17536</text:p>
          </table:table-cell>
          <table:table-cell office:value-type="float" office:value="21344" table:formula="of:=INT([.Q$2]+([.Q$130]-[.Q$2])*(ROW()-2)/128)" table:style-name="ce1">
            <text:p>21344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1024" table:formula="of:=INT([.H$2]+([.H$130]-[.H$2])*(ROW()-2)/128)" table:style-name="ce1">
            <text:p>1024</text:p>
          </table:table-cell>
          <table:table-cell office:value-type="float" office:value="1280" table:formula="of:=INT([.I$2]+([.I$130]-[.I$2])*(ROW()-2)/128)" table:style-name="ce1">
            <text:p>1280</text:p>
          </table:table-cell>
          <table:table-cell office:value-type="float" office:value="1536" table:formula="of:=INT([.J$2]+([.J$130]-[.J$2])*(ROW()-2)/128)" table:style-name="ce1">
            <text:p>1536</text:p>
          </table:table-cell>
          <table:table-cell office:value-type="float" office:value="1792" table:formula="of:=INT([.K$2]+([.K$130]-[.K$2])*(ROW()-2)/128)" table:style-name="ce1">
            <text:p>1792</text:p>
          </table:table-cell>
          <table:table-cell office:value-type="float" office:value="2048" table:formula="of:=INT([.L$2]+([.L$130]-[.L$2])*(ROW()-2)/128)" table:style-name="ce1">
            <text:p>2048</text:p>
          </table:table-cell>
          <table:table-cell office:value-type="float" office:value="5888" table:formula="of:=INT([.M$2]+([.M$130]-[.M$2])*(ROW()-2)/128)" table:style-name="ce1">
            <text:p>5888</text:p>
          </table:table-cell>
          <table:table-cell office:value-type="float" office:value="9728" table:formula="of:=INT([.N$2]+([.N$130]-[.N$2])*(ROW()-2)/128)" table:style-name="ce1">
            <text:p>9728</text:p>
          </table:table-cell>
          <table:table-cell office:value-type="float" office:value="13568" table:formula="of:=INT([.O$2]+([.O$130]-[.O$2])*(ROW()-2)/128)" table:style-name="ce1">
            <text:p>13568</text:p>
          </table:table-cell>
          <table:table-cell office:value-type="float" office:value="17408" table:formula="of:=INT([.P$2]+([.P$130]-[.P$2])*(ROW()-2)/128)" table:style-name="ce1">
            <text:p>17408</text:p>
          </table:table-cell>
          <table:table-cell office:value-type="float" office:value="21248" table:formula="of:=INT([.Q$2]+([.Q$130]-[.Q$2])*(ROW()-2)/128)" table:style-name="ce1">
            <text:p>2124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" table:formula="of:=INT([.G$2]+([.G$130]-[.G$2])*(ROW()-2)/128)" table:style-name="ce1">
            <text:p>448</text:p>
          </table:table-cell>
          <table:table-cell office:value-type="float" office:value="896" table:formula="of:=INT([.H$2]+([.H$130]-[.H$2])*(ROW()-2)/128)" table:style-name="ce1">
            <text:p>896</text:p>
          </table:table-cell>
          <table:table-cell office:value-type="float" office:value="1120" table:formula="of:=INT([.I$2]+([.I$130]-[.I$2])*(ROW()-2)/128)" table:style-name="ce1">
            <text:p>1120</text:p>
          </table:table-cell>
          <table:table-cell office:value-type="float" office:value="1344" table:formula="of:=INT([.J$2]+([.J$130]-[.J$2])*(ROW()-2)/128)" table:style-name="ce1">
            <text:p>1344</text:p>
          </table:table-cell>
          <table:table-cell office:value-type="float" office:value="1568" table:formula="of:=INT([.K$2]+([.K$130]-[.K$2])*(ROW()-2)/128)" table:style-name="ce1">
            <text:p>1568</text:p>
          </table:table-cell>
          <table:table-cell office:value-type="float" office:value="1792" table:formula="of:=INT([.L$2]+([.L$130]-[.L$2])*(ROW()-2)/128)" table:style-name="ce1">
            <text:p>1792</text:p>
          </table:table-cell>
          <table:table-cell office:value-type="float" office:value="5664" table:formula="of:=INT([.M$2]+([.M$130]-[.M$2])*(ROW()-2)/128)" table:style-name="ce1">
            <text:p>5664</text:p>
          </table:table-cell>
          <table:table-cell office:value-type="float" office:value="9536" table:formula="of:=INT([.N$2]+([.N$130]-[.N$2])*(ROW()-2)/128)" table:style-name="ce1">
            <text:p>9536</text:p>
          </table:table-cell>
          <table:table-cell office:value-type="float" office:value="13408" table:formula="of:=INT([.O$2]+([.O$130]-[.O$2])*(ROW()-2)/128)" table:style-name="ce1">
            <text:p>13408</text:p>
          </table:table-cell>
          <table:table-cell office:value-type="float" office:value="17280" table:formula="of:=INT([.P$2]+([.P$130]-[.P$2])*(ROW()-2)/128)" table:style-name="ce1">
            <text:p>17280</text:p>
          </table:table-cell>
          <table:table-cell office:value-type="float" office:value="21152" table:formula="of:=INT([.Q$2]+([.Q$130]-[.Q$2])*(ROW()-2)/128)" table:style-name="ce1">
            <text:p>21152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768" table:formula="of:=INT([.H$2]+([.H$130]-[.H$2])*(ROW()-2)/128)" table:style-name="ce1">
            <text:p>768</text:p>
          </table:table-cell>
          <table:table-cell office:value-type="float" office:value="960" table:formula="of:=INT([.I$2]+([.I$130]-[.I$2])*(ROW()-2)/128)" table:style-name="ce1">
            <text:p>960</text:p>
          </table:table-cell>
          <table:table-cell office:value-type="float" office:value="1152" table:formula="of:=INT([.J$2]+([.J$130]-[.J$2])*(ROW()-2)/128)" table:style-name="ce1">
            <text:p>1152</text:p>
          </table:table-cell>
          <table:table-cell office:value-type="float" office:value="1344" table:formula="of:=INT([.K$2]+([.K$130]-[.K$2])*(ROW()-2)/128)" table:style-name="ce1">
            <text:p>1344</text:p>
          </table:table-cell>
          <table:table-cell office:value-type="float" office:value="1536" table:formula="of:=INT([.L$2]+([.L$130]-[.L$2])*(ROW()-2)/128)" table:style-name="ce1">
            <text:p>1536</text:p>
          </table:table-cell>
          <table:table-cell office:value-type="float" office:value="5440" table:formula="of:=INT([.M$2]+([.M$130]-[.M$2])*(ROW()-2)/128)" table:style-name="ce1">
            <text:p>5440</text:p>
          </table:table-cell>
          <table:table-cell office:value-type="float" office:value="9344" table:formula="of:=INT([.N$2]+([.N$130]-[.N$2])*(ROW()-2)/128)" table:style-name="ce1">
            <text:p>9344</text:p>
          </table:table-cell>
          <table:table-cell office:value-type="float" office:value="13248" table:formula="of:=INT([.O$2]+([.O$130]-[.O$2])*(ROW()-2)/128)" table:style-name="ce1">
            <text:p>13248</text:p>
          </table:table-cell>
          <table:table-cell office:value-type="float" office:value="17152" table:formula="of:=INT([.P$2]+([.P$130]-[.P$2])*(ROW()-2)/128)" table:style-name="ce1">
            <text:p>17152</text:p>
          </table:table-cell>
          <table:table-cell office:value-type="float" office:value="21056" table:formula="of:=INT([.Q$2]+([.Q$130]-[.Q$2])*(ROW()-2)/128)" table:style-name="ce1">
            <text:p>21056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" table:formula="of:=INT([.G$2]+([.G$130]-[.G$2])*(ROW()-2)/128)" table:style-name="ce1">
            <text:p>320</text:p>
          </table:table-cell>
          <table:table-cell office:value-type="float" office:value="640" table:formula="of:=INT([.H$2]+([.H$130]-[.H$2])*(ROW()-2)/128)" table:style-name="ce1">
            <text:p>640</text:p>
          </table:table-cell>
          <table:table-cell office:value-type="float" office:value="800" table:formula="of:=INT([.I$2]+([.I$130]-[.I$2])*(ROW()-2)/128)" table:style-name="ce1">
            <text:p>800</text:p>
          </table:table-cell>
          <table:table-cell office:value-type="float" office:value="960" table:formula="of:=INT([.J$2]+([.J$130]-[.J$2])*(ROW()-2)/128)" table:style-name="ce1">
            <text:p>960</text:p>
          </table:table-cell>
          <table:table-cell office:value-type="float" office:value="1120" table:formula="of:=INT([.K$2]+([.K$130]-[.K$2])*(ROW()-2)/128)" table:style-name="ce1">
            <text:p>1120</text:p>
          </table:table-cell>
          <table:table-cell office:value-type="float" office:value="1280" table:formula="of:=INT([.L$2]+([.L$130]-[.L$2])*(ROW()-2)/128)" table:style-name="ce1">
            <text:p>1280</text:p>
          </table:table-cell>
          <table:table-cell office:value-type="float" office:value="5216" table:formula="of:=INT([.M$2]+([.M$130]-[.M$2])*(ROW()-2)/128)" table:style-name="ce1">
            <text:p>5216</text:p>
          </table:table-cell>
          <table:table-cell office:value-type="float" office:value="9152" table:formula="of:=INT([.N$2]+([.N$130]-[.N$2])*(ROW()-2)/128)" table:style-name="ce1">
            <text:p>9152</text:p>
          </table:table-cell>
          <table:table-cell office:value-type="float" office:value="13088" table:formula="of:=INT([.O$2]+([.O$130]-[.O$2])*(ROW()-2)/128)" table:style-name="ce1">
            <text:p>13088</text:p>
          </table:table-cell>
          <table:table-cell office:value-type="float" office:value="17024" table:formula="of:=INT([.P$2]+([.P$130]-[.P$2])*(ROW()-2)/128)" table:style-name="ce1">
            <text:p>17024</text:p>
          </table:table-cell>
          <table:table-cell office:value-type="float" office:value="20960" table:formula="of:=INT([.Q$2]+([.Q$130]-[.Q$2])*(ROW()-2)/128)" table:style-name="ce1">
            <text:p>20960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512" table:formula="of:=INT([.H$2]+([.H$130]-[.H$2])*(ROW()-2)/128)" table:style-name="ce1">
            <text:p>512</text:p>
          </table:table-cell>
          <table:table-cell office:value-type="float" office:value="640" table:formula="of:=INT([.I$2]+([.I$130]-[.I$2])*(ROW()-2)/128)" table:style-name="ce1">
            <text:p>640</text:p>
          </table:table-cell>
          <table:table-cell office:value-type="float" office:value="768" table:formula="of:=INT([.J$2]+([.J$130]-[.J$2])*(ROW()-2)/128)" table:style-name="ce1">
            <text:p>768</text:p>
          </table:table-cell>
          <table:table-cell office:value-type="float" office:value="896" table:formula="of:=INT([.K$2]+([.K$130]-[.K$2])*(ROW()-2)/128)" table:style-name="ce1">
            <text:p>896</text:p>
          </table:table-cell>
          <table:table-cell office:value-type="float" office:value="1024" table:formula="of:=INT([.L$2]+([.L$130]-[.L$2])*(ROW()-2)/128)" table:style-name="ce1">
            <text:p>1024</text:p>
          </table:table-cell>
          <table:table-cell office:value-type="float" office:value="4992" table:formula="of:=INT([.M$2]+([.M$130]-[.M$2])*(ROW()-2)/128)" table:style-name="ce1">
            <text:p>4992</text:p>
          </table:table-cell>
          <table:table-cell office:value-type="float" office:value="8960" table:formula="of:=INT([.N$2]+([.N$130]-[.N$2])*(ROW()-2)/128)" table:style-name="ce1">
            <text:p>8960</text:p>
          </table:table-cell>
          <table:table-cell office:value-type="float" office:value="12928" table:formula="of:=INT([.O$2]+([.O$130]-[.O$2])*(ROW()-2)/128)" table:style-name="ce1">
            <text:p>12928</text:p>
          </table:table-cell>
          <table:table-cell office:value-type="float" office:value="16896" table:formula="of:=INT([.P$2]+([.P$130]-[.P$2])*(ROW()-2)/128)" table:style-name="ce1">
            <text:p>16896</text:p>
          </table:table-cell>
          <table:table-cell office:value-type="float" office:value="20864" table:formula="of:=INT([.Q$2]+([.Q$130]-[.Q$2])*(ROW()-2)/128)" table:style-name="ce1">
            <text:p>20864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" table:formula="of:=INT([.G$2]+([.G$130]-[.G$2])*(ROW()-2)/128)" table:style-name="ce1">
            <text:p>192</text:p>
          </table:table-cell>
          <table:table-cell office:value-type="float" office:value="384" table:formula="of:=INT([.H$2]+([.H$130]-[.H$2])*(ROW()-2)/128)" table:style-name="ce1">
            <text:p>384</text:p>
          </table:table-cell>
          <table:table-cell office:value-type="float" office:value="480" table:formula="of:=INT([.I$2]+([.I$130]-[.I$2])*(ROW()-2)/128)" table:style-name="ce1">
            <text:p>480</text:p>
          </table:table-cell>
          <table:table-cell office:value-type="float" office:value="576" table:formula="of:=INT([.J$2]+([.J$130]-[.J$2])*(ROW()-2)/128)" table:style-name="ce1">
            <text:p>576</text:p>
          </table:table-cell>
          <table:table-cell office:value-type="float" office:value="672" table:formula="of:=INT([.K$2]+([.K$130]-[.K$2])*(ROW()-2)/128)" table:style-name="ce1">
            <text:p>672</text:p>
          </table:table-cell>
          <table:table-cell office:value-type="float" office:value="768" table:formula="of:=INT([.L$2]+([.L$130]-[.L$2])*(ROW()-2)/128)" table:style-name="ce1">
            <text:p>768</text:p>
          </table:table-cell>
          <table:table-cell office:value-type="float" office:value="4768" table:formula="of:=INT([.M$2]+([.M$130]-[.M$2])*(ROW()-2)/128)" table:style-name="ce1">
            <text:p>4768</text:p>
          </table:table-cell>
          <table:table-cell office:value-type="float" office:value="8768" table:formula="of:=INT([.N$2]+([.N$130]-[.N$2])*(ROW()-2)/128)" table:style-name="ce1">
            <text:p>8768</text:p>
          </table:table-cell>
          <table:table-cell office:value-type="float" office:value="12768" table:formula="of:=INT([.O$2]+([.O$130]-[.O$2])*(ROW()-2)/128)" table:style-name="ce1">
            <text:p>12768</text:p>
          </table:table-cell>
          <table:table-cell office:value-type="float" office:value="16768" table:formula="of:=INT([.P$2]+([.P$130]-[.P$2])*(ROW()-2)/128)" table:style-name="ce1">
            <text:p>16768</text:p>
          </table:table-cell>
          <table:table-cell office:value-type="float" office:value="20768" table:formula="of:=INT([.Q$2]+([.Q$130]-[.Q$2])*(ROW()-2)/128)" table:style-name="ce1">
            <text:p>20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256" table:formula="of:=INT([.H$2]+([.H$130]-[.H$2])*(ROW()-2)/128)" table:style-name="ce1">
            <text:p>256</text:p>
          </table:table-cell>
          <table:table-cell office:value-type="float" office:value="320" table:formula="of:=INT([.I$2]+([.I$130]-[.I$2])*(ROW()-2)/128)" table:style-name="ce1">
            <text:p>320</text:p>
          </table:table-cell>
          <table:table-cell office:value-type="float" office:value="384" table:formula="of:=INT([.J$2]+([.J$130]-[.J$2])*(ROW()-2)/128)" table:style-name="ce1">
            <text:p>384</text:p>
          </table:table-cell>
          <table:table-cell office:value-type="float" office:value="448" table:formula="of:=INT([.K$2]+([.K$130]-[.K$2])*(ROW()-2)/128)" table:style-name="ce1">
            <text:p>448</text:p>
          </table:table-cell>
          <table:table-cell office:value-type="float" office:value="512" table:formula="of:=INT([.L$2]+([.L$130]-[.L$2])*(ROW()-2)/128)" table:style-name="ce1">
            <text:p>512</text:p>
          </table:table-cell>
          <table:table-cell office:value-type="float" office:value="4544" table:formula="of:=INT([.M$2]+([.M$130]-[.M$2])*(ROW()-2)/128)" table:style-name="ce1">
            <text:p>4544</text:p>
          </table:table-cell>
          <table:table-cell office:value-type="float" office:value="8576" table:formula="of:=INT([.N$2]+([.N$130]-[.N$2])*(ROW()-2)/128)" table:style-name="ce1">
            <text:p>8576</text:p>
          </table:table-cell>
          <table:table-cell office:value-type="float" office:value="12608" table:formula="of:=INT([.O$2]+([.O$130]-[.O$2])*(ROW()-2)/128)" table:style-name="ce1">
            <text:p>12608</text:p>
          </table:table-cell>
          <table:table-cell office:value-type="float" office:value="16640" table:formula="of:=INT([.P$2]+([.P$130]-[.P$2])*(ROW()-2)/128)" table:style-name="ce1">
            <text:p>16640</text:p>
          </table:table-cell>
          <table:table-cell office:value-type="float" office:value="20672" table:formula="of:=INT([.Q$2]+([.Q$130]-[.Q$2])*(ROW()-2)/128)" table:style-name="ce1">
            <text:p>20672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" table:formula="of:=INT([.G$2]+([.G$130]-[.G$2])*(ROW()-2)/128)" table:style-name="ce1">
            <text:p>64</text:p>
          </table:table-cell>
          <table:table-cell office:value-type="float" office:value="128" table:formula="of:=INT([.H$2]+([.H$130]-[.H$2])*(ROW()-2)/128)" table:style-name="ce1">
            <text:p>128</text:p>
          </table:table-cell>
          <table:table-cell office:value-type="float" office:value="160" table:formula="of:=INT([.I$2]+([.I$130]-[.I$2])*(ROW()-2)/128)" table:style-name="ce1">
            <text:p>160</text:p>
          </table:table-cell>
          <table:table-cell office:value-type="float" office:value="192" table:formula="of:=INT([.J$2]+([.J$130]-[.J$2])*(ROW()-2)/128)" table:style-name="ce1">
            <text:p>192</text:p>
          </table:table-cell>
          <table:table-cell office:value-type="float" office:value="224" table:formula="of:=INT([.K$2]+([.K$130]-[.K$2])*(ROW()-2)/128)" table:style-name="ce1">
            <text:p>224</text:p>
          </table:table-cell>
          <table:table-cell office:value-type="float" office:value="256" table:formula="of:=INT([.L$2]+([.L$130]-[.L$2])*(ROW()-2)/128)" table:style-name="ce1">
            <text:p>256</text:p>
          </table:table-cell>
          <table:table-cell office:value-type="float" office:value="4320" table:formula="of:=INT([.M$2]+([.M$130]-[.M$2])*(ROW()-2)/128)" table:style-name="ce1">
            <text:p>4320</text:p>
          </table:table-cell>
          <table:table-cell office:value-type="float" office:value="8384" table:formula="of:=INT([.N$2]+([.N$130]-[.N$2])*(ROW()-2)/128)" table:style-name="ce1">
            <text:p>8384</text:p>
          </table:table-cell>
          <table:table-cell office:value-type="float" office:value="12448" table:formula="of:=INT([.O$2]+([.O$130]-[.O$2])*(ROW()-2)/128)" table:style-name="ce1">
            <text:p>12448</text:p>
          </table:table-cell>
          <table:table-cell office:value-type="float" office:value="16512" table:formula="of:=INT([.P$2]+([.P$130]-[.P$2])*(ROW()-2)/128)" table:style-name="ce1">
            <text:p>16512</text:p>
          </table:table-cell>
          <table:table-cell office:value-type="float" office:value="20576" table:formula="of:=INT([.Q$2]+([.Q$130]-[.Q$2])*(ROW()-2)/128)" table:style-name="ce1">
            <text:p>20576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3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48" table:style-name="ce2">
            <text:p>2048</text:p>
          </table:table-cell>
          <table:table-cell office:value-type="float" office:value="4096" table:style-name="ce2">
            <text:p>4096</text:p>
          </table:table-cell>
          <table:table-cell office:value-type="float" office:value="6144" table:style-name="ce2">
            <text:p>6144</text:p>
          </table:table-cell>
          <table:table-cell office:value-type="float" office:value="8192" table:style-name="ce2">
            <text:p>8192</text:p>
          </table:table-cell>
          <table:table-cell office:value-type="float" office:value="10240" table:style-name="ce2">
            <text:p>10240</text:p>
          </table:table-cell>
          <table:table-cell office:value-type="float" office:value="12288" table:style-name="ce2">
            <text:p>12288</text:p>
          </table:table-cell>
          <table:table-cell office:value-type="float" office:value="14336" table:style-name="ce2">
            <text:p>14336</text:p>
          </table:table-cell>
          <table:table-cell office:value-type="float" office:value="16384" table:style-name="ce2">
            <text:p>16384</text:p>
          </table:table-cell>
          <table:table-cell office:value-type="float" office:value="18432" table:style-name="ce2">
            <text:p>18432</text:p>
          </table:table-cell>
          <table:table-cell office:value-type="float" office:value="20480" table:style-name="ce2">
            <text:p>20480</text:p>
          </table:table-cell>
          <table:table-cell office:value-type="float" office:value="22528" table:style-name="ce2">
            <text:p>22528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64" table:formula="of:=INT([.G$2]+([.G$130]-[.G$2])*(ROW()-2)/128)" table:style-name="ce1">
            <text:p>2064</text:p>
          </table:table-cell>
          <table:table-cell office:value-type="float" office:value="4128" table:formula="of:=INT([.H$2]+([.H$130]-[.H$2])*(ROW()-2)/128)" table:style-name="ce1">
            <text:p>4128</text:p>
          </table:table-cell>
          <table:table-cell office:value-type="float" office:value="6192" table:formula="of:=INT([.I$2]+([.I$130]-[.I$2])*(ROW()-2)/128)" table:style-name="ce1">
            <text:p>6192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10320" table:formula="of:=INT([.K$2]+([.K$130]-[.K$2])*(ROW()-2)/128)" table:style-name="ce1">
            <text:p>10320</text:p>
          </table:table-cell>
          <table:table-cell office:value-type="float" office:value="12384" table:formula="of:=INT([.L$2]+([.L$130]-[.L$2])*(ROW()-2)/128)" table:style-name="ce1">
            <text:p>12384</text:p>
          </table:table-cell>
          <table:table-cell office:value-type="float" office:value="14448" table:formula="of:=INT([.M$2]+([.M$130]-[.M$2])*(ROW()-2)/128)" table:style-name="ce1">
            <text:p>14448</text:p>
          </table:table-cell>
          <table:table-cell office:value-type="float" office:value="16512" table:formula="of:=INT([.N$2]+([.N$130]-[.N$2])*(ROW()-2)/128)" table:style-name="ce1">
            <text:p>16512</text:p>
          </table:table-cell>
          <table:table-cell office:value-type="float" office:value="18544" table:formula="of:=INT([.O$2]+([.O$130]-[.O$2])*(ROW()-2)/128)" table:style-name="ce1">
            <text:p>18544</text:p>
          </table:table-cell>
          <table:table-cell office:value-type="float" office:value="20576" table:formula="of:=INT([.P$2]+([.P$130]-[.P$2])*(ROW()-2)/128)" table:style-name="ce1">
            <text:p>20576</text:p>
          </table:table-cell>
          <table:table-cell office:value-type="float" office:value="22608" table:formula="of:=INT([.Q$2]+([.Q$130]-[.Q$2])*(ROW()-2)/128)" table:style-name="ce1">
            <text:p>22608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80" table:formula="of:=INT([.G$2]+([.G$130]-[.G$2])*(ROW()-2)/128)" table:style-name="ce1">
            <text:p>2080</text:p>
          </table:table-cell>
          <table:table-cell office:value-type="float" office:value="4160" table:formula="of:=INT([.H$2]+([.H$130]-[.H$2])*(ROW()-2)/128)" table:style-name="ce1">
            <text:p>4160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8320" table:formula="of:=INT([.J$2]+([.J$130]-[.J$2])*(ROW()-2)/128)" table:style-name="ce1">
            <text:p>8320</text:p>
          </table:table-cell>
          <table:table-cell office:value-type="float" office:value="10400" table:formula="of:=INT([.K$2]+([.K$130]-[.K$2])*(ROW()-2)/128)" table:style-name="ce1">
            <text:p>10400</text:p>
          </table:table-cell>
          <table:table-cell office:value-type="float" office:value="12480" table:formula="of:=INT([.L$2]+([.L$130]-[.L$2])*(ROW()-2)/128)" table:style-name="ce1">
            <text:p>12480</text:p>
          </table:table-cell>
          <table:table-cell office:value-type="float" office:value="14560" table:formula="of:=INT([.M$2]+([.M$130]-[.M$2])*(ROW()-2)/128)" table:style-name="ce1">
            <text:p>14560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8656" table:formula="of:=INT([.O$2]+([.O$130]-[.O$2])*(ROW()-2)/128)" table:style-name="ce1">
            <text:p>18656</text:p>
          </table:table-cell>
          <table:table-cell office:value-type="float" office:value="20672" table:formula="of:=INT([.P$2]+([.P$130]-[.P$2])*(ROW()-2)/128)" table:style-name="ce1">
            <text:p>20672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96" table:formula="of:=INT([.G$2]+([.G$130]-[.G$2])*(ROW()-2)/128)" table:style-name="ce1">
            <text:p>2096</text:p>
          </table:table-cell>
          <table:table-cell office:value-type="float" office:value="4192" table:formula="of:=INT([.H$2]+([.H$130]-[.H$2])*(ROW()-2)/128)" table:style-name="ce1">
            <text:p>4192</text:p>
          </table:table-cell>
          <table:table-cell office:value-type="float" office:value="6288" table:formula="of:=INT([.I$2]+([.I$130]-[.I$2])*(ROW()-2)/128)" table:style-name="ce1">
            <text:p>6288</text:p>
          </table:table-cell>
          <table:table-cell office:value-type="float" office:value="8384" table:formula="of:=INT([.J$2]+([.J$130]-[.J$2])*(ROW()-2)/128)" table:style-name="ce1">
            <text:p>8384</text:p>
          </table:table-cell>
          <table:table-cell office:value-type="float" office:value="10480" table:formula="of:=INT([.K$2]+([.K$130]-[.K$2])*(ROW()-2)/128)" table:style-name="ce1">
            <text:p>10480</text:p>
          </table:table-cell>
          <table:table-cell office:value-type="float" office:value="12576" table:formula="of:=INT([.L$2]+([.L$130]-[.L$2])*(ROW()-2)/128)" table:style-name="ce1">
            <text:p>12576</text:p>
          </table:table-cell>
          <table:table-cell office:value-type="float" office:value="14672" table:formula="of:=INT([.M$2]+([.M$130]-[.M$2])*(ROW()-2)/128)" table:style-name="ce1">
            <text:p>14672</text:p>
          </table:table-cell>
          <table:table-cell office:value-type="float" office:value="16768" table:formula="of:=INT([.N$2]+([.N$130]-[.N$2])*(ROW()-2)/128)" table:style-name="ce1">
            <text:p>16768</text:p>
          </table:table-cell>
          <table:table-cell office:value-type="float" office:value="18768" table:formula="of:=INT([.O$2]+([.O$130]-[.O$2])*(ROW()-2)/128)" table:style-name="ce1">
            <text:p>18768</text:p>
          </table:table-cell>
          <table:table-cell office:value-type="float" office:value="20768" table:formula="of:=INT([.P$2]+([.P$130]-[.P$2])*(ROW()-2)/128)" table:style-name="ce1">
            <text:p>20768</text:p>
          </table:table-cell>
          <table:table-cell office:value-type="float" office:value="22768" table:formula="of:=INT([.Q$2]+([.Q$130]-[.Q$2])*(ROW()-2)/128)" table:style-name="ce1">
            <text:p>22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6336" table:formula="of:=INT([.I$2]+([.I$130]-[.I$2])*(ROW()-2)/128)" table:style-name="ce1">
            <text:p>6336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10560" table:formula="of:=INT([.K$2]+([.K$130]-[.K$2])*(ROW()-2)/128)" table:style-name="ce1">
            <text:p>10560</text:p>
          </table:table-cell>
          <table:table-cell office:value-type="float" office:value="12672" table:formula="of:=INT([.L$2]+([.L$130]-[.L$2])*(ROW()-2)/128)" table:style-name="ce1">
            <text:p>12672</text:p>
          </table:table-cell>
          <table:table-cell office:value-type="float" office:value="14784" table:formula="of:=INT([.M$2]+([.M$130]-[.M$2])*(ROW()-2)/128)" table:style-name="ce1">
            <text:p>14784</text:p>
          </table:table-cell>
          <table:table-cell office:value-type="float" office:value="16896" table:formula="of:=INT([.N$2]+([.N$130]-[.N$2])*(ROW()-2)/128)" table:style-name="ce1">
            <text:p>16896</text:p>
          </table:table-cell>
          <table:table-cell office:value-type="float" office:value="18880" table:formula="of:=INT([.O$2]+([.O$130]-[.O$2])*(ROW()-2)/128)" table:style-name="ce1">
            <text:p>18880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2848" table:formula="of:=INT([.Q$2]+([.Q$130]-[.Q$2])*(ROW()-2)/128)" table:style-name="ce1">
            <text:p>22848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28" table:formula="of:=INT([.G$2]+([.G$130]-[.G$2])*(ROW()-2)/128)" table:style-name="ce1">
            <text:p>2128</text:p>
          </table:table-cell>
          <table:table-cell office:value-type="float" office:value="4256" table:formula="of:=INT([.H$2]+([.H$130]-[.H$2])*(ROW()-2)/128)" table:style-name="ce1">
            <text:p>4256</text:p>
          </table:table-cell>
          <table:table-cell office:value-type="float" office:value="6384" table:formula="of:=INT([.I$2]+([.I$130]-[.I$2])*(ROW()-2)/128)" table:style-name="ce1">
            <text:p>6384</text:p>
          </table:table-cell>
          <table:table-cell office:value-type="float" office:value="8512" table:formula="of:=INT([.J$2]+([.J$130]-[.J$2])*(ROW()-2)/128)" table:style-name="ce1">
            <text:p>8512</text:p>
          </table:table-cell>
          <table:table-cell office:value-type="float" office:value="10640" table:formula="of:=INT([.K$2]+([.K$130]-[.K$2])*(ROW()-2)/128)" table:style-name="ce1">
            <text:p>10640</text:p>
          </table:table-cell>
          <table:table-cell office:value-type="float" office:value="12768" table:formula="of:=INT([.L$2]+([.L$130]-[.L$2])*(ROW()-2)/128)" table:style-name="ce1">
            <text:p>12768</text:p>
          </table:table-cell>
          <table:table-cell office:value-type="float" office:value="14896" table:formula="of:=INT([.M$2]+([.M$130]-[.M$2])*(ROW()-2)/128)" table:style-name="ce1">
            <text:p>14896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8992" table:formula="of:=INT([.O$2]+([.O$130]-[.O$2])*(ROW()-2)/128)" table:style-name="ce1">
            <text:p>18992</text:p>
          </table:table-cell>
          <table:table-cell office:value-type="float" office:value="20960" table:formula="of:=INT([.P$2]+([.P$130]-[.P$2])*(ROW()-2)/128)" table:style-name="ce1">
            <text:p>20960</text:p>
          </table:table-cell>
          <table:table-cell office:value-type="float" office:value="22928" table:formula="of:=INT([.Q$2]+([.Q$130]-[.Q$2])*(ROW()-2)/128)" table:style-name="ce1">
            <text:p>22928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44" table:formula="of:=INT([.G$2]+([.G$130]-[.G$2])*(ROW()-2)/128)" table:style-name="ce1">
            <text:p>2144</text:p>
          </table:table-cell>
          <table:table-cell office:value-type="float" office:value="4288" table:formula="of:=INT([.H$2]+([.H$130]-[.H$2])*(ROW()-2)/128)" table:style-name="ce1">
            <text:p>4288</text:p>
          </table:table-cell>
          <table:table-cell office:value-type="float" office:value="6432" table:formula="of:=INT([.I$2]+([.I$130]-[.I$2])*(ROW()-2)/128)" table:style-name="ce1">
            <text:p>6432</text:p>
          </table:table-cell>
          <table:table-cell office:value-type="float" office:value="8576" table:formula="of:=INT([.J$2]+([.J$130]-[.J$2])*(ROW()-2)/128)" table:style-name="ce1">
            <text:p>8576</text:p>
          </table:table-cell>
          <table:table-cell office:value-type="float" office:value="10720" table:formula="of:=INT([.K$2]+([.K$130]-[.K$2])*(ROW()-2)/128)" table:style-name="ce1">
            <text:p>10720</text:p>
          </table:table-cell>
          <table:table-cell office:value-type="float" office:value="12864" table:formula="of:=INT([.L$2]+([.L$130]-[.L$2])*(ROW()-2)/128)" table:style-name="ce1">
            <text:p>12864</text:p>
          </table:table-cell>
          <table:table-cell office:value-type="float" office:value="15008" table:formula="of:=INT([.M$2]+([.M$130]-[.M$2])*(ROW()-2)/128)" table:style-name="ce1">
            <text:p>15008</text:p>
          </table:table-cell>
          <table:table-cell office:value-type="float" office:value="17152" table:formula="of:=INT([.N$2]+([.N$130]-[.N$2])*(ROW()-2)/128)" table:style-name="ce1">
            <text:p>17152</text:p>
          </table:table-cell>
          <table:table-cell office:value-type="float" office:value="19104" table:formula="of:=INT([.O$2]+([.O$130]-[.O$2])*(ROW()-2)/128)" table:style-name="ce1">
            <text:p>19104</text:p>
          </table:table-cell>
          <table:table-cell office:value-type="float" office:value="21056" table:formula="of:=INT([.P$2]+([.P$130]-[.P$2])*(ROW()-2)/128)" table:style-name="ce1">
            <text:p>21056</text:p>
          </table:table-cell>
          <table:table-cell office:value-type="float" office:value="23008" table:formula="of:=INT([.Q$2]+([.Q$130]-[.Q$2])*(ROW()-2)/128)" table:style-name="ce1">
            <text:p>23008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60" table:formula="of:=INT([.G$2]+([.G$130]-[.G$2])*(ROW()-2)/128)" table:style-name="ce1">
            <text:p>2160</text:p>
          </table:table-cell>
          <table:table-cell office:value-type="float" office:value="4320" table:formula="of:=INT([.H$2]+([.H$130]-[.H$2])*(ROW()-2)/128)" table:style-name="ce1">
            <text:p>4320</text:p>
          </table:table-cell>
          <table:table-cell office:value-type="float" office:value="6480" table:formula="of:=INT([.I$2]+([.I$130]-[.I$2])*(ROW()-2)/128)" table:style-name="ce1">
            <text:p>648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800" table:formula="of:=INT([.K$2]+([.K$130]-[.K$2])*(ROW()-2)/128)" table:style-name="ce1">
            <text:p>10800</text:p>
          </table:table-cell>
          <table:table-cell office:value-type="float" office:value="12960" table:formula="of:=INT([.L$2]+([.L$130]-[.L$2])*(ROW()-2)/128)" table:style-name="ce1">
            <text:p>12960</text:p>
          </table:table-cell>
          <table:table-cell office:value-type="float" office:value="15120" table:formula="of:=INT([.M$2]+([.M$130]-[.M$2])*(ROW()-2)/128)" table:style-name="ce1">
            <text:p>15120</text:p>
          </table:table-cell>
          <table:table-cell office:value-type="float" office:value="17280" table:formula="of:=INT([.N$2]+([.N$130]-[.N$2])*(ROW()-2)/128)" table:style-name="ce1">
            <text:p>17280</text:p>
          </table:table-cell>
          <table:table-cell office:value-type="float" office:value="19216" table:formula="of:=INT([.O$2]+([.O$130]-[.O$2])*(ROW()-2)/128)" table:style-name="ce1">
            <text:p>19216</text:p>
          </table:table-cell>
          <table:table-cell office:value-type="float" office:value="21152" table:formula="of:=INT([.P$2]+([.P$130]-[.P$2])*(ROW()-2)/128)" table:style-name="ce1">
            <text:p>21152</text:p>
          </table:table-cell>
          <table:table-cell office:value-type="float" office:value="23088" table:formula="of:=INT([.Q$2]+([.Q$130]-[.Q$2])*(ROW()-2)/128)" table:style-name="ce1">
            <text:p>23088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6528" table:formula="of:=INT([.I$2]+([.I$130]-[.I$2])*(ROW()-2)/128)" table:style-name="ce1">
            <text:p>6528</text:p>
          </table:table-cell>
          <table:table-cell office:value-type="float" office:value="8704" table:formula="of:=INT([.J$2]+([.J$130]-[.J$2])*(ROW()-2)/128)" table:style-name="ce1">
            <text:p>8704</text:p>
          </table:table-cell>
          <table:table-cell office:value-type="float" office:value="10880" table:formula="of:=INT([.K$2]+([.K$130]-[.K$2])*(ROW()-2)/128)" table:style-name="ce1">
            <text:p>10880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232" table:formula="of:=INT([.M$2]+([.M$130]-[.M$2])*(ROW()-2)/128)" table:style-name="ce1">
            <text:p>15232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92" table:formula="of:=INT([.G$2]+([.G$130]-[.G$2])*(ROW()-2)/128)" table:style-name="ce1">
            <text:p>2192</text:p>
          </table:table-cell>
          <table:table-cell office:value-type="float" office:value="4384" table:formula="of:=INT([.H$2]+([.H$130]-[.H$2])*(ROW()-2)/128)" table:style-name="ce1">
            <text:p>4384</text:p>
          </table:table-cell>
          <table:table-cell office:value-type="float" office:value="6576" table:formula="of:=INT([.I$2]+([.I$130]-[.I$2])*(ROW()-2)/128)" table:style-name="ce1">
            <text:p>6576</text:p>
          </table:table-cell>
          <table:table-cell office:value-type="float" office:value="8768" table:formula="of:=INT([.J$2]+([.J$130]-[.J$2])*(ROW()-2)/128)" table:style-name="ce1">
            <text:p>8768</text:p>
          </table:table-cell>
          <table:table-cell office:value-type="float" office:value="10960" table:formula="of:=INT([.K$2]+([.K$130]-[.K$2])*(ROW()-2)/128)" table:style-name="ce1">
            <text:p>10960</text:p>
          </table:table-cell>
          <table:table-cell office:value-type="float" office:value="13152" table:formula="of:=INT([.L$2]+([.L$130]-[.L$2])*(ROW()-2)/128)" table:style-name="ce1">
            <text:p>13152</text:p>
          </table:table-cell>
          <table:table-cell office:value-type="float" office:value="15344" table:formula="of:=INT([.M$2]+([.M$130]-[.M$2])*(ROW()-2)/128)" table:style-name="ce1">
            <text:p>15344</text:p>
          </table:table-cell>
          <table:table-cell office:value-type="float" office:value="17536" table:formula="of:=INT([.N$2]+([.N$130]-[.N$2])*(ROW()-2)/128)" table:style-name="ce1">
            <text:p>17536</text:p>
          </table:table-cell>
          <table:table-cell office:value-type="float" office:value="19440" table:formula="of:=INT([.O$2]+([.O$130]-[.O$2])*(ROW()-2)/128)" table:style-name="ce1">
            <text:p>19440</text:p>
          </table:table-cell>
          <table:table-cell office:value-type="float" office:value="21344" table:formula="of:=INT([.P$2]+([.P$130]-[.P$2])*(ROW()-2)/128)" table:style-name="ce1">
            <text:p>21344</text:p>
          </table:table-cell>
          <table:table-cell office:value-type="float" office:value="23248" table:formula="of:=INT([.Q$2]+([.Q$130]-[.Q$2])*(ROW()-2)/128)" table:style-name="ce1">
            <text:p>23248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08" table:formula="of:=INT([.G$2]+([.G$130]-[.G$2])*(ROW()-2)/128)" table:style-name="ce1">
            <text:p>2208</text:p>
          </table:table-cell>
          <table:table-cell office:value-type="float" office:value="4416" table:formula="of:=INT([.H$2]+([.H$130]-[.H$2])*(ROW()-2)/128)" table:style-name="ce1">
            <text:p>4416</text:p>
          </table:table-cell>
          <table:table-cell office:value-type="float" office:value="6624" table:formula="of:=INT([.I$2]+([.I$130]-[.I$2])*(ROW()-2)/128)" table:style-name="ce1">
            <text:p>6624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1040" table:formula="of:=INT([.K$2]+([.K$130]-[.K$2])*(ROW()-2)/128)" table:style-name="ce1">
            <text:p>11040</text:p>
          </table:table-cell>
          <table:table-cell office:value-type="float" office:value="13248" table:formula="of:=INT([.L$2]+([.L$130]-[.L$2])*(ROW()-2)/128)" table:style-name="ce1">
            <text:p>13248</text:p>
          </table:table-cell>
          <table:table-cell office:value-type="float" office:value="15456" table:formula="of:=INT([.M$2]+([.M$130]-[.M$2])*(ROW()-2)/128)" table:style-name="ce1">
            <text:p>15456</text:p>
          </table:table-cell>
          <table:table-cell office:value-type="float" office:value="17664" table:formula="of:=INT([.N$2]+([.N$130]-[.N$2])*(ROW()-2)/128)" table:style-name="ce1">
            <text:p>17664</text:p>
          </table:table-cell>
          <table:table-cell office:value-type="float" office:value="19552" table:formula="of:=INT([.O$2]+([.O$130]-[.O$2])*(ROW()-2)/128)" table:style-name="ce1">
            <text:p>19552</text:p>
          </table:table-cell>
          <table:table-cell office:value-type="float" office:value="21440" table:formula="of:=INT([.P$2]+([.P$130]-[.P$2])*(ROW()-2)/128)" table:style-name="ce1">
            <text:p>21440</text:p>
          </table:table-cell>
          <table:table-cell office:value-type="float" office:value="23328" table:formula="of:=INT([.Q$2]+([.Q$130]-[.Q$2])*(ROW()-2)/128)" table:style-name="ce1">
            <text:p>23328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24" table:formula="of:=INT([.G$2]+([.G$130]-[.G$2])*(ROW()-2)/128)" table:style-name="ce1">
            <text:p>2224</text:p>
          </table:table-cell>
          <table:table-cell office:value-type="float" office:value="4448" table:formula="of:=INT([.H$2]+([.H$130]-[.H$2])*(ROW()-2)/128)" table:style-name="ce1">
            <text:p>4448</text:p>
          </table:table-cell>
          <table:table-cell office:value-type="float" office:value="6672" table:formula="of:=INT([.I$2]+([.I$130]-[.I$2])*(ROW()-2)/128)" table:style-name="ce1">
            <text:p>6672</text:p>
          </table:table-cell>
          <table:table-cell office:value-type="float" office:value="8896" table:formula="of:=INT([.J$2]+([.J$130]-[.J$2])*(ROW()-2)/128)" table:style-name="ce1">
            <text:p>8896</text:p>
          </table:table-cell>
          <table:table-cell office:value-type="float" office:value="11120" table:formula="of:=INT([.K$2]+([.K$130]-[.K$2])*(ROW()-2)/128)" table:style-name="ce1">
            <text:p>11120</text:p>
          </table:table-cell>
          <table:table-cell office:value-type="float" office:value="13344" table:formula="of:=INT([.L$2]+([.L$130]-[.L$2])*(ROW()-2)/128)" table:style-name="ce1">
            <text:p>13344</text:p>
          </table:table-cell>
          <table:table-cell office:value-type="float" office:value="15568" table:formula="of:=INT([.M$2]+([.M$130]-[.M$2])*(ROW()-2)/128)" table:style-name="ce1">
            <text:p>15568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19664" table:formula="of:=INT([.O$2]+([.O$130]-[.O$2])*(ROW()-2)/128)" table:style-name="ce1">
            <text:p>19664</text:p>
          </table:table-cell>
          <table:table-cell office:value-type="float" office:value="21536" table:formula="of:=INT([.P$2]+([.P$130]-[.P$2])*(ROW()-2)/128)" table:style-name="ce1">
            <text:p>21536</text:p>
          </table:table-cell>
          <table:table-cell office:value-type="float" office:value="23408" table:formula="of:=INT([.Q$2]+([.Q$130]-[.Q$2])*(ROW()-2)/128)" table:style-name="ce1">
            <text:p>23408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960" table:formula="of:=INT([.J$2]+([.J$130]-[.J$2])*(ROW()-2)/128)" table:style-name="ce1">
            <text:p>896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3440" table:formula="of:=INT([.L$2]+([.L$130]-[.L$2])*(ROW()-2)/128)" table:style-name="ce1">
            <text:p>13440</text:p>
          </table:table-cell>
          <table:table-cell office:value-type="float" office:value="15680" table:formula="of:=INT([.M$2]+([.M$130]-[.M$2])*(ROW()-2)/128)" table:style-name="ce1">
            <text:p>15680</text:p>
          </table:table-cell>
          <table:table-cell office:value-type="float" office:value="17920" table:formula="of:=INT([.N$2]+([.N$130]-[.N$2])*(ROW()-2)/128)" table:style-name="ce1">
            <text:p>17920</text:p>
          </table:table-cell>
          <table:table-cell office:value-type="float" office:value="19776" table:formula="of:=INT([.O$2]+([.O$130]-[.O$2])*(ROW()-2)/128)" table:style-name="ce1">
            <text:p>19776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3488" table:formula="of:=INT([.Q$2]+([.Q$130]-[.Q$2])*(ROW()-2)/128)" table:style-name="ce1">
            <text:p>23488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56" table:formula="of:=INT([.G$2]+([.G$130]-[.G$2])*(ROW()-2)/128)" table:style-name="ce1">
            <text:p>2256</text:p>
          </table:table-cell>
          <table:table-cell office:value-type="float" office:value="4512" table:formula="of:=INT([.H$2]+([.H$130]-[.H$2])*(ROW()-2)/128)" table:style-name="ce1">
            <text:p>4512</text:p>
          </table:table-cell>
          <table:table-cell office:value-type="float" office:value="6768" table:formula="of:=INT([.I$2]+([.I$130]-[.I$2])*(ROW()-2)/128)" table:style-name="ce1">
            <text:p>6768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1280" table:formula="of:=INT([.K$2]+([.K$130]-[.K$2])*(ROW()-2)/128)" table:style-name="ce1">
            <text:p>11280</text:p>
          </table:table-cell>
          <table:table-cell office:value-type="float" office:value="13536" table:formula="of:=INT([.L$2]+([.L$130]-[.L$2])*(ROW()-2)/128)" table:style-name="ce1">
            <text:p>13536</text:p>
          </table:table-cell>
          <table:table-cell office:value-type="float" office:value="15792" table:formula="of:=INT([.M$2]+([.M$130]-[.M$2])*(ROW()-2)/128)" table:style-name="ce1">
            <text:p>15792</text:p>
          </table:table-cell>
          <table:table-cell office:value-type="float" office:value="18048" table:formula="of:=INT([.N$2]+([.N$130]-[.N$2])*(ROW()-2)/128)" table:style-name="ce1">
            <text:p>18048</text:p>
          </table:table-cell>
          <table:table-cell office:value-type="float" office:value="19888" table:formula="of:=INT([.O$2]+([.O$130]-[.O$2])*(ROW()-2)/128)" table:style-name="ce1">
            <text:p>19888</text:p>
          </table:table-cell>
          <table:table-cell office:value-type="float" office:value="21728" table:formula="of:=INT([.P$2]+([.P$130]-[.P$2])*(ROW()-2)/128)" table:style-name="ce1">
            <text:p>21728</text:p>
          </table:table-cell>
          <table:table-cell office:value-type="float" office:value="23568" table:formula="of:=INT([.Q$2]+([.Q$130]-[.Q$2])*(ROW()-2)/128)" table:style-name="ce1">
            <text:p>2356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72" table:formula="of:=INT([.G$2]+([.G$130]-[.G$2])*(ROW()-2)/128)" table:style-name="ce1">
            <text:p>2272</text:p>
          </table:table-cell>
          <table:table-cell office:value-type="float" office:value="4544" table:formula="of:=INT([.H$2]+([.H$130]-[.H$2])*(ROW()-2)/128)" table:style-name="ce1">
            <text:p>4544</text:p>
          </table:table-cell>
          <table:table-cell office:value-type="float" office:value="6816" table:formula="of:=INT([.I$2]+([.I$130]-[.I$2])*(ROW()-2)/128)" table:style-name="ce1">
            <text:p>6816</text:p>
          </table:table-cell>
          <table:table-cell office:value-type="float" office:value="9088" table:formula="of:=INT([.J$2]+([.J$130]-[.J$2])*(ROW()-2)/128)" table:style-name="ce1">
            <text:p>9088</text:p>
          </table:table-cell>
          <table:table-cell office:value-type="float" office:value="11360" table:formula="of:=INT([.K$2]+([.K$130]-[.K$2])*(ROW()-2)/128)" table:style-name="ce1">
            <text:p>11360</text:p>
          </table:table-cell>
          <table:table-cell office:value-type="float" office:value="13632" table:formula="of:=INT([.L$2]+([.L$130]-[.L$2])*(ROW()-2)/128)" table:style-name="ce1">
            <text:p>13632</text:p>
          </table:table-cell>
          <table:table-cell office:value-type="float" office:value="15904" table:formula="of:=INT([.M$2]+([.M$130]-[.M$2])*(ROW()-2)/128)" table:style-name="ce1">
            <text:p>1590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000" table:formula="of:=INT([.O$2]+([.O$130]-[.O$2])*(ROW()-2)/128)" table:style-name="ce1">
            <text:p>20000</text:p>
          </table:table-cell>
          <table:table-cell office:value-type="float" office:value="21824" table:formula="of:=INT([.P$2]+([.P$130]-[.P$2])*(ROW()-2)/128)" table:style-name="ce1">
            <text:p>21824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88" table:formula="of:=INT([.G$2]+([.G$130]-[.G$2])*(ROW()-2)/128)" table:style-name="ce1">
            <text:p>2288</text:p>
          </table:table-cell>
          <table:table-cell office:value-type="float" office:value="4576" table:formula="of:=INT([.H$2]+([.H$130]-[.H$2])*(ROW()-2)/128)" table:style-name="ce1">
            <text:p>4576</text:p>
          </table:table-cell>
          <table:table-cell office:value-type="float" office:value="6864" table:formula="of:=INT([.I$2]+([.I$130]-[.I$2])*(ROW()-2)/128)" table:style-name="ce1">
            <text:p>6864</text:p>
          </table:table-cell>
          <table:table-cell office:value-type="float" office:value="9152" table:formula="of:=INT([.J$2]+([.J$130]-[.J$2])*(ROW()-2)/128)" table:style-name="ce1">
            <text:p>9152</text:p>
          </table:table-cell>
          <table:table-cell office:value-type="float" office:value="11440" table:formula="of:=INT([.K$2]+([.K$130]-[.K$2])*(ROW()-2)/128)" table:style-name="ce1">
            <text:p>11440</text:p>
          </table:table-cell>
          <table:table-cell office:value-type="float" office:value="13728" table:formula="of:=INT([.L$2]+([.L$130]-[.L$2])*(ROW()-2)/128)" table:style-name="ce1">
            <text:p>13728</text:p>
          </table:table-cell>
          <table:table-cell office:value-type="float" office:value="16016" table:formula="of:=INT([.M$2]+([.M$130]-[.M$2])*(ROW()-2)/128)" table:style-name="ce1">
            <text:p>16016</text:p>
          </table:table-cell>
          <table:table-cell office:value-type="float" office:value="18304" table:formula="of:=INT([.N$2]+([.N$130]-[.N$2])*(ROW()-2)/128)" table:style-name="ce1">
            <text:p>18304</text:p>
          </table:table-cell>
          <table:table-cell office:value-type="float" office:value="20112" table:formula="of:=INT([.O$2]+([.O$130]-[.O$2])*(ROW()-2)/128)" table:style-name="ce1">
            <text:p>20112</text:p>
          </table:table-cell>
          <table:table-cell office:value-type="float" office:value="21920" table:formula="of:=INT([.P$2]+([.P$130]-[.P$2])*(ROW()-2)/128)" table:style-name="ce1">
            <text:p>21920</text:p>
          </table:table-cell>
          <table:table-cell office:value-type="float" office:value="23728" table:formula="of:=INT([.Q$2]+([.Q$130]-[.Q$2])*(ROW()-2)/128)" table:style-name="ce1">
            <text:p>23728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6912" table:formula="of:=INT([.I$2]+([.I$130]-[.I$2])*(ROW()-2)/128)" table:style-name="ce1">
            <text:p>6912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1520" table:formula="of:=INT([.K$2]+([.K$130]-[.K$2])*(ROW()-2)/128)" table:style-name="ce1">
            <text:p>11520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28" table:formula="of:=INT([.M$2]+([.M$130]-[.M$2])*(ROW()-2)/128)" table:style-name="ce1">
            <text:p>16128</text:p>
          </table:table-cell>
          <table:table-cell office:value-type="float" office:value="18432" table:formula="of:=INT([.N$2]+([.N$130]-[.N$2])*(ROW()-2)/128)" table:style-name="ce1">
            <text:p>18432</text:p>
          </table:table-cell>
          <table:table-cell office:value-type="float" office:value="20224" table:formula="of:=INT([.O$2]+([.O$130]-[.O$2])*(ROW()-2)/128)" table:style-name="ce1">
            <text:p>20224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3808" table:formula="of:=INT([.Q$2]+([.Q$130]-[.Q$2])*(ROW()-2)/128)" table:style-name="ce1">
            <text:p>23808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20" table:formula="of:=INT([.G$2]+([.G$130]-[.G$2])*(ROW()-2)/128)" table:style-name="ce1">
            <text:p>2320</text:p>
          </table:table-cell>
          <table:table-cell office:value-type="float" office:value="4640" table:formula="of:=INT([.H$2]+([.H$130]-[.H$2])*(ROW()-2)/128)" table:style-name="ce1">
            <text:p>4640</text:p>
          </table:table-cell>
          <table:table-cell office:value-type="float" office:value="6960" table:formula="of:=INT([.I$2]+([.I$130]-[.I$2])*(ROW()-2)/128)" table:style-name="ce1">
            <text:p>6960</text:p>
          </table:table-cell>
          <table:table-cell office:value-type="float" office:value="9280" table:formula="of:=INT([.J$2]+([.J$130]-[.J$2])*(ROW()-2)/128)" table:style-name="ce1">
            <text:p>9280</text:p>
          </table:table-cell>
          <table:table-cell office:value-type="float" office:value="11600" table:formula="of:=INT([.K$2]+([.K$130]-[.K$2])*(ROW()-2)/128)" table:style-name="ce1">
            <text:p>11600</text:p>
          </table:table-cell>
          <table:table-cell office:value-type="float" office:value="13920" table:formula="of:=INT([.L$2]+([.L$130]-[.L$2])*(ROW()-2)/128)" table:style-name="ce1">
            <text:p>13920</text:p>
          </table:table-cell>
          <table:table-cell office:value-type="float" office:value="16240" table:formula="of:=INT([.M$2]+([.M$130]-[.M$2])*(ROW()-2)/128)" table:style-name="ce1">
            <text:p>16240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336" table:formula="of:=INT([.O$2]+([.O$130]-[.O$2])*(ROW()-2)/128)" table:style-name="ce1">
            <text:p>20336</text:p>
          </table:table-cell>
          <table:table-cell office:value-type="float" office:value="22112" table:formula="of:=INT([.P$2]+([.P$130]-[.P$2])*(ROW()-2)/128)" table:style-name="ce1">
            <text:p>22112</text:p>
          </table:table-cell>
          <table:table-cell office:value-type="float" office:value="23888" table:formula="of:=INT([.Q$2]+([.Q$130]-[.Q$2])*(ROW()-2)/128)" table:style-name="ce1">
            <text:p>23888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36" table:formula="of:=INT([.G$2]+([.G$130]-[.G$2])*(ROW()-2)/128)" table:style-name="ce1">
            <text:p>2336</text:p>
          </table:table-cell>
          <table:table-cell office:value-type="float" office:value="4672" table:formula="of:=INT([.H$2]+([.H$130]-[.H$2])*(ROW()-2)/128)" table:style-name="ce1">
            <text:p>4672</text:p>
          </table:table-cell>
          <table:table-cell office:value-type="float" office:value="7008" table:formula="of:=INT([.I$2]+([.I$130]-[.I$2])*(ROW()-2)/128)" table:style-name="ce1">
            <text:p>7008</text:p>
          </table:table-cell>
          <table:table-cell office:value-type="float" office:value="9344" table:formula="of:=INT([.J$2]+([.J$130]-[.J$2])*(ROW()-2)/128)" table:style-name="ce1">
            <text:p>9344</text:p>
          </table:table-cell>
          <table:table-cell office:value-type="float" office:value="11680" table:formula="of:=INT([.K$2]+([.K$130]-[.K$2])*(ROW()-2)/128)" table:style-name="ce1">
            <text:p>11680</text:p>
          </table:table-cell>
          <table:table-cell office:value-type="float" office:value="14016" table:formula="of:=INT([.L$2]+([.L$130]-[.L$2])*(ROW()-2)/128)" table:style-name="ce1">
            <text:p>14016</text:p>
          </table:table-cell>
          <table:table-cell office:value-type="float" office:value="16352" table:formula="of:=INT([.M$2]+([.M$130]-[.M$2])*(ROW()-2)/128)" table:style-name="ce1">
            <text:p>16352</text:p>
          </table:table-cell>
          <table:table-cell office:value-type="float" office:value="18688" table:formula="of:=INT([.N$2]+([.N$130]-[.N$2])*(ROW()-2)/128)" table:style-name="ce1">
            <text:p>18688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208" table:formula="of:=INT([.P$2]+([.P$130]-[.P$2])*(ROW()-2)/128)" table:style-name="ce1">
            <text:p>22208</text:p>
          </table:table-cell>
          <table:table-cell office:value-type="float" office:value="23968" table:formula="of:=INT([.Q$2]+([.Q$130]-[.Q$2])*(ROW()-2)/128)" table:style-name="ce1">
            <text:p>2396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52" table:formula="of:=INT([.G$2]+([.G$130]-[.G$2])*(ROW()-2)/128)" table:style-name="ce1">
            <text:p>2352</text:p>
          </table:table-cell>
          <table:table-cell office:value-type="float" office:value="4704" table:formula="of:=INT([.H$2]+([.H$130]-[.H$2])*(ROW()-2)/128)" table:style-name="ce1">
            <text:p>4704</text:p>
          </table:table-cell>
          <table:table-cell office:value-type="float" office:value="7056" table:formula="of:=INT([.I$2]+([.I$130]-[.I$2])*(ROW()-2)/128)" table:style-name="ce1">
            <text:p>7056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1760" table:formula="of:=INT([.K$2]+([.K$130]-[.K$2])*(ROW()-2)/128)" table:style-name="ce1">
            <text:p>11760</text:p>
          </table:table-cell>
          <table:table-cell office:value-type="float" office:value="14112" table:formula="of:=INT([.L$2]+([.L$130]-[.L$2])*(ROW()-2)/128)" table:style-name="ce1">
            <text:p>14112</text:p>
          </table:table-cell>
          <table:table-cell office:value-type="float" office:value="16464" table:formula="of:=INT([.M$2]+([.M$130]-[.M$2])*(ROW()-2)/128)" table:style-name="ce1">
            <text:p>16464</text:p>
          </table:table-cell>
          <table:table-cell office:value-type="float" office:value="18816" table:formula="of:=INT([.N$2]+([.N$130]-[.N$2])*(ROW()-2)/128)" table:style-name="ce1">
            <text:p>18816</text:p>
          </table:table-cell>
          <table:table-cell office:value-type="float" office:value="20560" table:formula="of:=INT([.O$2]+([.O$130]-[.O$2])*(ROW()-2)/128)" table:style-name="ce1">
            <text:p>20560</text:p>
          </table:table-cell>
          <table:table-cell office:value-type="float" office:value="22304" table:formula="of:=INT([.P$2]+([.P$130]-[.P$2])*(ROW()-2)/128)" table:style-name="ce1">
            <text:p>22304</text:p>
          </table:table-cell>
          <table:table-cell office:value-type="float" office:value="24048" table:formula="of:=INT([.Q$2]+([.Q$130]-[.Q$2])*(ROW()-2)/128)" table:style-name="ce1">
            <text:p>24048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7104" table:formula="of:=INT([.I$2]+([.I$130]-[.I$2])*(ROW()-2)/128)" table:style-name="ce1">
            <text:p>7104</text:p>
          </table:table-cell>
          <table:table-cell office:value-type="float" office:value="9472" table:formula="of:=INT([.J$2]+([.J$130]-[.J$2])*(ROW()-2)/128)" table:style-name="ce1">
            <text:p>9472</text:p>
          </table:table-cell>
          <table:table-cell office:value-type="float" office:value="11840" table:formula="of:=INT([.K$2]+([.K$130]-[.K$2])*(ROW()-2)/128)" table:style-name="ce1">
            <text:p>11840</text:p>
          </table:table-cell>
          <table:table-cell office:value-type="float" office:value="14208" table:formula="of:=INT([.L$2]+([.L$130]-[.L$2])*(ROW()-2)/128)" table:style-name="ce1">
            <text:p>14208</text:p>
          </table:table-cell>
          <table:table-cell office:value-type="float" office:value="16576" table:formula="of:=INT([.M$2]+([.M$130]-[.M$2])*(ROW()-2)/128)" table:style-name="ce1">
            <text:p>16576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0672" table:formula="of:=INT([.O$2]+([.O$130]-[.O$2])*(ROW()-2)/128)" table:style-name="ce1">
            <text:p>20672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84" table:formula="of:=INT([.G$2]+([.G$130]-[.G$2])*(ROW()-2)/128)" table:style-name="ce1">
            <text:p>2384</text:p>
          </table:table-cell>
          <table:table-cell office:value-type="float" office:value="4768" table:formula="of:=INT([.H$2]+([.H$130]-[.H$2])*(ROW()-2)/128)" table:style-name="ce1">
            <text:p>4768</text:p>
          </table:table-cell>
          <table:table-cell office:value-type="float" office:value="7152" table:formula="of:=INT([.I$2]+([.I$130]-[.I$2])*(ROW()-2)/128)" table:style-name="ce1">
            <text:p>7152</text:p>
          </table:table-cell>
          <table:table-cell office:value-type="float" office:value="9536" table:formula="of:=INT([.J$2]+([.J$130]-[.J$2])*(ROW()-2)/128)" table:style-name="ce1">
            <text:p>9536</text:p>
          </table:table-cell>
          <table:table-cell office:value-type="float" office:value="11920" table:formula="of:=INT([.K$2]+([.K$130]-[.K$2])*(ROW()-2)/128)" table:style-name="ce1">
            <text:p>11920</text:p>
          </table:table-cell>
          <table:table-cell office:value-type="float" office:value="14304" table:formula="of:=INT([.L$2]+([.L$130]-[.L$2])*(ROW()-2)/128)" table:style-name="ce1">
            <text:p>14304</text:p>
          </table:table-cell>
          <table:table-cell office:value-type="float" office:value="16688" table:formula="of:=INT([.M$2]+([.M$130]-[.M$2])*(ROW()-2)/128)" table:style-name="ce1">
            <text:p>16688</text:p>
          </table:table-cell>
          <table:table-cell office:value-type="float" office:value="19072" table:formula="of:=INT([.N$2]+([.N$130]-[.N$2])*(ROW()-2)/128)" table:style-name="ce1">
            <text:p>19072</text:p>
          </table:table-cell>
          <table:table-cell office:value-type="float" office:value="20784" table:formula="of:=INT([.O$2]+([.O$130]-[.O$2])*(ROW()-2)/128)" table:style-name="ce1">
            <text:p>20784</text:p>
          </table:table-cell>
          <table:table-cell office:value-type="float" office:value="22496" table:formula="of:=INT([.P$2]+([.P$130]-[.P$2])*(ROW()-2)/128)" table:style-name="ce1">
            <text:p>22496</text:p>
          </table:table-cell>
          <table:table-cell office:value-type="float" office:value="24208" table:formula="of:=INT([.Q$2]+([.Q$130]-[.Q$2])*(ROW()-2)/128)" table:style-name="ce1">
            <text:p>24208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00" table:formula="of:=INT([.G$2]+([.G$130]-[.G$2])*(ROW()-2)/128)" table:style-name="ce1">
            <text:p>2400</text:p>
          </table:table-cell>
          <table:table-cell office:value-type="float" office:value="4800" table:formula="of:=INT([.H$2]+([.H$130]-[.H$2])*(ROW()-2)/128)" table:style-name="ce1">
            <text:p>480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2000" table:formula="of:=INT([.K$2]+([.K$130]-[.K$2])*(ROW()-2)/128)" table:style-name="ce1">
            <text:p>12000</text:p>
          </table:table-cell>
          <table:table-cell office:value-type="float" office:value="14400" table:formula="of:=INT([.L$2]+([.L$130]-[.L$2])*(ROW()-2)/128)" table:style-name="ce1">
            <text:p>14400</text:p>
          </table:table-cell>
          <table:table-cell office:value-type="float" office:value="16800" table:formula="of:=INT([.M$2]+([.M$130]-[.M$2])*(ROW()-2)/128)" table:style-name="ce1">
            <text:p>16800</text:p>
          </table:table-cell>
          <table:table-cell office:value-type="float" office:value="19200" table:formula="of:=INT([.N$2]+([.N$130]-[.N$2])*(ROW()-2)/128)" table:style-name="ce1">
            <text:p>19200</text:p>
          </table:table-cell>
          <table:table-cell office:value-type="float" office:value="20896" table:formula="of:=INT([.O$2]+([.O$130]-[.O$2])*(ROW()-2)/128)" table:style-name="ce1">
            <text:p>20896</text:p>
          </table:table-cell>
          <table:table-cell office:value-type="float" office:value="22592" table:formula="of:=INT([.P$2]+([.P$130]-[.P$2])*(ROW()-2)/128)" table:style-name="ce1">
            <text:p>22592</text:p>
          </table:table-cell>
          <table:table-cell office:value-type="float" office:value="24288" table:formula="of:=INT([.Q$2]+([.Q$130]-[.Q$2])*(ROW()-2)/128)" table:style-name="ce1">
            <text:p>24288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16" table:formula="of:=INT([.G$2]+([.G$130]-[.G$2])*(ROW()-2)/128)" table:style-name="ce1">
            <text:p>2416</text:p>
          </table:table-cell>
          <table:table-cell office:value-type="float" office:value="4832" table:formula="of:=INT([.H$2]+([.H$130]-[.H$2])*(ROW()-2)/128)" table:style-name="ce1">
            <text:p>4832</text:p>
          </table:table-cell>
          <table:table-cell office:value-type="float" office:value="7248" table:formula="of:=INT([.I$2]+([.I$130]-[.I$2])*(ROW()-2)/128)" table:style-name="ce1">
            <text:p>7248</text:p>
          </table:table-cell>
          <table:table-cell office:value-type="float" office:value="9664" table:formula="of:=INT([.J$2]+([.J$130]-[.J$2])*(ROW()-2)/128)" table:style-name="ce1">
            <text:p>9664</text:p>
          </table:table-cell>
          <table:table-cell office:value-type="float" office:value="12080" table:formula="of:=INT([.K$2]+([.K$130]-[.K$2])*(ROW()-2)/128)" table:style-name="ce1">
            <text:p>12080</text:p>
          </table:table-cell>
          <table:table-cell office:value-type="float" office:value="14496" table:formula="of:=INT([.L$2]+([.L$130]-[.L$2])*(ROW()-2)/128)" table:style-name="ce1">
            <text:p>14496</text:p>
          </table:table-cell>
          <table:table-cell office:value-type="float" office:value="16912" table:formula="of:=INT([.M$2]+([.M$130]-[.M$2])*(ROW()-2)/128)" table:style-name="ce1">
            <text:p>16912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008" table:formula="of:=INT([.O$2]+([.O$130]-[.O$2])*(ROW()-2)/128)" table:style-name="ce1">
            <text:p>21008</text:p>
          </table:table-cell>
          <table:table-cell office:value-type="float" office:value="22688" table:formula="of:=INT([.P$2]+([.P$130]-[.P$2])*(ROW()-2)/128)" table:style-name="ce1">
            <text:p>22688</text:p>
          </table:table-cell>
          <table:table-cell office:value-type="float" office:value="24368" table:formula="of:=INT([.Q$2]+([.Q$130]-[.Q$2])*(ROW()-2)/128)" table:style-name="ce1">
            <text:p>2436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7296" table:formula="of:=INT([.I$2]+([.I$130]-[.I$2])*(ROW()-2)/128)" table:style-name="ce1">
            <text:p>7296</text:p>
          </table:table-cell>
          <table:table-cell office:value-type="float" office:value="9728" table:formula="of:=INT([.J$2]+([.J$130]-[.J$2])*(ROW()-2)/128)" table:style-name="ce1">
            <text:p>9728</text:p>
          </table:table-cell>
          <table:table-cell office:value-type="float" office:value="12160" table:formula="of:=INT([.K$2]+([.K$130]-[.K$2])*(ROW()-2)/128)" table:style-name="ce1">
            <text:p>12160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7024" table:formula="of:=INT([.M$2]+([.M$130]-[.M$2])*(ROW()-2)/128)" table:style-name="ce1">
            <text:p>17024</text:p>
          </table:table-cell>
          <table:table-cell office:value-type="float" office:value="19456" table:formula="of:=INT([.N$2]+([.N$130]-[.N$2])*(ROW()-2)/128)" table:style-name="ce1">
            <text:p>19456</text:p>
          </table:table-cell>
          <table:table-cell office:value-type="float" office:value="21120" table:formula="of:=INT([.O$2]+([.O$130]-[.O$2])*(ROW()-2)/128)" table:style-name="ce1">
            <text:p>21120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4448" table:formula="of:=INT([.Q$2]+([.Q$130]-[.Q$2])*(ROW()-2)/128)" table:style-name="ce1">
            <text:p>24448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48" table:formula="of:=INT([.G$2]+([.G$130]-[.G$2])*(ROW()-2)/128)" table:style-name="ce1">
            <text:p>2448</text:p>
          </table:table-cell>
          <table:table-cell office:value-type="float" office:value="4896" table:formula="of:=INT([.H$2]+([.H$130]-[.H$2])*(ROW()-2)/128)" table:style-name="ce1">
            <text:p>4896</text:p>
          </table:table-cell>
          <table:table-cell office:value-type="float" office:value="7344" table:formula="of:=INT([.I$2]+([.I$130]-[.I$2])*(ROW()-2)/128)" table:style-name="ce1">
            <text:p>7344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2240" table:formula="of:=INT([.K$2]+([.K$130]-[.K$2])*(ROW()-2)/128)" table:style-name="ce1">
            <text:p>12240</text:p>
          </table:table-cell>
          <table:table-cell office:value-type="float" office:value="14688" table:formula="of:=INT([.L$2]+([.L$130]-[.L$2])*(ROW()-2)/128)" table:style-name="ce1">
            <text:p>14688</text:p>
          </table:table-cell>
          <table:table-cell office:value-type="float" office:value="17136" table:formula="of:=INT([.M$2]+([.M$130]-[.M$2])*(ROW()-2)/128)" table:style-name="ce1">
            <text:p>17136</text:p>
          </table:table-cell>
          <table:table-cell office:value-type="float" office:value="19584" table:formula="of:=INT([.N$2]+([.N$130]-[.N$2])*(ROW()-2)/128)" table:style-name="ce1">
            <text:p>19584</text:p>
          </table:table-cell>
          <table:table-cell office:value-type="float" office:value="21232" table:formula="of:=INT([.O$2]+([.O$130]-[.O$2])*(ROW()-2)/128)" table:style-name="ce1">
            <text:p>21232</text:p>
          </table:table-cell>
          <table:table-cell office:value-type="float" office:value="22880" table:formula="of:=INT([.P$2]+([.P$130]-[.P$2])*(ROW()-2)/128)" table:style-name="ce1">
            <text:p>22880</text:p>
          </table:table-cell>
          <table:table-cell office:value-type="float" office:value="24528" table:formula="of:=INT([.Q$2]+([.Q$130]-[.Q$2])*(ROW()-2)/128)" table:style-name="ce1">
            <text:p>24528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64" table:formula="of:=INT([.G$2]+([.G$130]-[.G$2])*(ROW()-2)/128)" table:style-name="ce1">
            <text:p>2464</text:p>
          </table:table-cell>
          <table:table-cell office:value-type="float" office:value="4928" table:formula="of:=INT([.H$2]+([.H$130]-[.H$2])*(ROW()-2)/128)" table:style-name="ce1">
            <text:p>4928</text:p>
          </table:table-cell>
          <table:table-cell office:value-type="float" office:value="7392" table:formula="of:=INT([.I$2]+([.I$130]-[.I$2])*(ROW()-2)/128)" table:style-name="ce1">
            <text:p>7392</text:p>
          </table:table-cell>
          <table:table-cell office:value-type="float" office:value="9856" table:formula="of:=INT([.J$2]+([.J$130]-[.J$2])*(ROW()-2)/128)" table:style-name="ce1">
            <text:p>9856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784" table:formula="of:=INT([.L$2]+([.L$130]-[.L$2])*(ROW()-2)/128)" table:style-name="ce1">
            <text:p>14784</text:p>
          </table:table-cell>
          <table:table-cell office:value-type="float" office:value="17248" table:formula="of:=INT([.M$2]+([.M$130]-[.M$2])*(ROW()-2)/128)" table:style-name="ce1">
            <text:p>17248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344" table:formula="of:=INT([.O$2]+([.O$130]-[.O$2])*(ROW()-2)/128)" table:style-name="ce1">
            <text:p>21344</text:p>
          </table:table-cell>
          <table:table-cell office:value-type="float" office:value="22976" table:formula="of:=INT([.P$2]+([.P$130]-[.P$2])*(ROW()-2)/128)" table:style-name="ce1">
            <text:p>22976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80" table:formula="of:=INT([.G$2]+([.G$130]-[.G$2])*(ROW()-2)/128)" table:style-name="ce1">
            <text:p>2480</text:p>
          </table:table-cell>
          <table:table-cell office:value-type="float" office:value="4960" table:formula="of:=INT([.H$2]+([.H$130]-[.H$2])*(ROW()-2)/128)" table:style-name="ce1">
            <text:p>4960</text:p>
          </table:table-cell>
          <table:table-cell office:value-type="float" office:value="7440" table:formula="of:=INT([.I$2]+([.I$130]-[.I$2])*(ROW()-2)/128)" table:style-name="ce1">
            <text:p>7440</text:p>
          </table:table-cell>
          <table:table-cell office:value-type="float" office:value="9920" table:formula="of:=INT([.J$2]+([.J$130]-[.J$2])*(ROW()-2)/128)" table:style-name="ce1">
            <text:p>9920</text:p>
          </table:table-cell>
          <table:table-cell office:value-type="float" office:value="12400" table:formula="of:=INT([.K$2]+([.K$130]-[.K$2])*(ROW()-2)/128)" table:style-name="ce1">
            <text:p>12400</text:p>
          </table:table-cell>
          <table:table-cell office:value-type="float" office:value="14880" table:formula="of:=INT([.L$2]+([.L$130]-[.L$2])*(ROW()-2)/128)" table:style-name="ce1">
            <text:p>14880</text:p>
          </table:table-cell>
          <table:table-cell office:value-type="float" office:value="17360" table:formula="of:=INT([.M$2]+([.M$130]-[.M$2])*(ROW()-2)/128)" table:style-name="ce1">
            <text:p>17360</text:p>
          </table:table-cell>
          <table:table-cell office:value-type="float" office:value="19840" table:formula="of:=INT([.N$2]+([.N$130]-[.N$2])*(ROW()-2)/128)" table:style-name="ce1">
            <text:p>19840</text:p>
          </table:table-cell>
          <table:table-cell office:value-type="float" office:value="21456" table:formula="of:=INT([.O$2]+([.O$130]-[.O$2])*(ROW()-2)/128)" table:style-name="ce1">
            <text:p>21456</text:p>
          </table:table-cell>
          <table:table-cell office:value-type="float" office:value="23072" table:formula="of:=INT([.P$2]+([.P$130]-[.P$2])*(ROW()-2)/128)" table:style-name="ce1">
            <text:p>23072</text:p>
          </table:table-cell>
          <table:table-cell office:value-type="float" office:value="24688" table:formula="of:=INT([.Q$2]+([.Q$130]-[.Q$2])*(ROW()-2)/128)" table:style-name="ce1">
            <text:p>24688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7488" table:formula="of:=INT([.I$2]+([.I$130]-[.I$2])*(ROW()-2)/128)" table:style-name="ce1">
            <text:p>7488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2480" table:formula="of:=INT([.K$2]+([.K$130]-[.K$2])*(ROW()-2)/128)" table:style-name="ce1">
            <text:p>12480</text:p>
          </table:table-cell>
          <table:table-cell office:value-type="float" office:value="14976" table:formula="of:=INT([.L$2]+([.L$130]-[.L$2])*(ROW()-2)/128)" table:style-name="ce1">
            <text:p>14976</text:p>
          </table:table-cell>
          <table:table-cell office:value-type="float" office:value="17472" table:formula="of:=INT([.M$2]+([.M$130]-[.M$2])*(ROW()-2)/128)" table:style-name="ce1">
            <text:p>17472</text:p>
          </table:table-cell>
          <table:table-cell office:value-type="float" office:value="19968" table:formula="of:=INT([.N$2]+([.N$130]-[.N$2])*(ROW()-2)/128)" table:style-name="ce1">
            <text:p>1996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4768" table:formula="of:=INT([.Q$2]+([.Q$130]-[.Q$2])*(ROW()-2)/128)" table:style-name="ce1">
            <text:p>247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12" table:formula="of:=INT([.G$2]+([.G$130]-[.G$2])*(ROW()-2)/128)" table:style-name="ce1">
            <text:p>2512</text:p>
          </table:table-cell>
          <table:table-cell office:value-type="float" office:value="5024" table:formula="of:=INT([.H$2]+([.H$130]-[.H$2])*(ROW()-2)/128)" table:style-name="ce1">
            <text:p>5024</text:p>
          </table:table-cell>
          <table:table-cell office:value-type="float" office:value="7536" table:formula="of:=INT([.I$2]+([.I$130]-[.I$2])*(ROW()-2)/128)" table:style-name="ce1">
            <text:p>7536</text:p>
          </table:table-cell>
          <table:table-cell office:value-type="float" office:value="10048" table:formula="of:=INT([.J$2]+([.J$130]-[.J$2])*(ROW()-2)/128)" table:style-name="ce1">
            <text:p>10048</text:p>
          </table:table-cell>
          <table:table-cell office:value-type="float" office:value="12560" table:formula="of:=INT([.K$2]+([.K$130]-[.K$2])*(ROW()-2)/128)" table:style-name="ce1">
            <text:p>12560</text:p>
          </table:table-cell>
          <table:table-cell office:value-type="float" office:value="15072" table:formula="of:=INT([.L$2]+([.L$130]-[.L$2])*(ROW()-2)/128)" table:style-name="ce1">
            <text:p>15072</text:p>
          </table:table-cell>
          <table:table-cell office:value-type="float" office:value="17584" table:formula="of:=INT([.M$2]+([.M$130]-[.M$2])*(ROW()-2)/128)" table:style-name="ce1">
            <text:p>175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1680" table:formula="of:=INT([.O$2]+([.O$130]-[.O$2])*(ROW()-2)/128)" table:style-name="ce1">
            <text:p>21680</text:p>
          </table:table-cell>
          <table:table-cell office:value-type="float" office:value="23264" table:formula="of:=INT([.P$2]+([.P$130]-[.P$2])*(ROW()-2)/128)" table:style-name="ce1">
            <text:p>23264</text:p>
          </table:table-cell>
          <table:table-cell office:value-type="float" office:value="24848" table:formula="of:=INT([.Q$2]+([.Q$130]-[.Q$2])*(ROW()-2)/128)" table:style-name="ce1">
            <text:p>24848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28" table:formula="of:=INT([.G$2]+([.G$130]-[.G$2])*(ROW()-2)/128)" table:style-name="ce1">
            <text:p>2528</text:p>
          </table:table-cell>
          <table:table-cell office:value-type="float" office:value="5056" table:formula="of:=INT([.H$2]+([.H$130]-[.H$2])*(ROW()-2)/128)" table:style-name="ce1">
            <text:p>5056</text:p>
          </table:table-cell>
          <table:table-cell office:value-type="float" office:value="7584" table:formula="of:=INT([.I$2]+([.I$130]-[.I$2])*(ROW()-2)/128)" table:style-name="ce1">
            <text:p>7584</text:p>
          </table:table-cell>
          <table:table-cell office:value-type="float" office:value="10112" table:formula="of:=INT([.J$2]+([.J$130]-[.J$2])*(ROW()-2)/128)" table:style-name="ce1">
            <text:p>10112</text:p>
          </table:table-cell>
          <table:table-cell office:value-type="float" office:value="12640" table:formula="of:=INT([.K$2]+([.K$130]-[.K$2])*(ROW()-2)/128)" table:style-name="ce1">
            <text:p>12640</text:p>
          </table:table-cell>
          <table:table-cell office:value-type="float" office:value="15168" table:formula="of:=INT([.L$2]+([.L$130]-[.L$2])*(ROW()-2)/128)" table:style-name="ce1">
            <text:p>15168</text:p>
          </table:table-cell>
          <table:table-cell office:value-type="float" office:value="17696" table:formula="of:=INT([.M$2]+([.M$130]-[.M$2])*(ROW()-2)/128)" table:style-name="ce1">
            <text:p>17696</text:p>
          </table:table-cell>
          <table:table-cell office:value-type="float" office:value="20224" table:formula="of:=INT([.N$2]+([.N$130]-[.N$2])*(ROW()-2)/128)" table:style-name="ce1">
            <text:p>20224</text:p>
          </table:table-cell>
          <table:table-cell office:value-type="float" office:value="21792" table:formula="of:=INT([.O$2]+([.O$130]-[.O$2])*(ROW()-2)/128)" table:style-name="ce1">
            <text:p>21792</text:p>
          </table:table-cell>
          <table:table-cell office:value-type="float" office:value="23360" table:formula="of:=INT([.P$2]+([.P$130]-[.P$2])*(ROW()-2)/128)" table:style-name="ce1">
            <text:p>23360</text:p>
          </table:table-cell>
          <table:table-cell office:value-type="float" office:value="24928" table:formula="of:=INT([.Q$2]+([.Q$130]-[.Q$2])*(ROW()-2)/128)" table:style-name="ce1">
            <text:p>24928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44" table:formula="of:=INT([.G$2]+([.G$130]-[.G$2])*(ROW()-2)/128)" table:style-name="ce1">
            <text:p>2544</text:p>
          </table:table-cell>
          <table:table-cell office:value-type="float" office:value="5088" table:formula="of:=INT([.H$2]+([.H$130]-[.H$2])*(ROW()-2)/128)" table:style-name="ce1">
            <text:p>5088</text:p>
          </table:table-cell>
          <table:table-cell office:value-type="float" office:value="7632" table:formula="of:=INT([.I$2]+([.I$130]-[.I$2])*(ROW()-2)/128)" table:style-name="ce1">
            <text:p>7632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2720" table:formula="of:=INT([.K$2]+([.K$130]-[.K$2])*(ROW()-2)/128)" table:style-name="ce1">
            <text:p>12720</text:p>
          </table:table-cell>
          <table:table-cell office:value-type="float" office:value="15264" table:formula="of:=INT([.L$2]+([.L$130]-[.L$2])*(ROW()-2)/128)" table:style-name="ce1">
            <text:p>15264</text:p>
          </table:table-cell>
          <table:table-cell office:value-type="float" office:value="17808" table:formula="of:=INT([.M$2]+([.M$130]-[.M$2])*(ROW()-2)/128)" table:style-name="ce1">
            <text:p>17808</text:p>
          </table:table-cell>
          <table:table-cell office:value-type="float" office:value="20352" table:formula="of:=INT([.N$2]+([.N$130]-[.N$2])*(ROW()-2)/128)" table:style-name="ce1">
            <text:p>20352</text:p>
          </table:table-cell>
          <table:table-cell office:value-type="float" office:value="21904" table:formula="of:=INT([.O$2]+([.O$130]-[.O$2])*(ROW()-2)/128)" table:style-name="ce1">
            <text:p>21904</text:p>
          </table:table-cell>
          <table:table-cell office:value-type="float" office:value="23456" table:formula="of:=INT([.P$2]+([.P$130]-[.P$2])*(ROW()-2)/128)" table:style-name="ce1">
            <text:p>23456</text:p>
          </table:table-cell>
          <table:table-cell office:value-type="float" office:value="25008" table:formula="of:=INT([.Q$2]+([.Q$130]-[.Q$2])*(ROW()-2)/128)" table:style-name="ce1">
            <text:p>25008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10240" table:formula="of:=INT([.J$2]+([.J$130]-[.J$2])*(ROW()-2)/128)" table:style-name="ce1">
            <text:p>10240</text:p>
          </table:table-cell>
          <table:table-cell office:value-type="float" office:value="12800" table:formula="of:=INT([.K$2]+([.K$130]-[.K$2])*(ROW()-2)/128)" table:style-name="ce1">
            <text:p>1280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920" table:formula="of:=INT([.M$2]+([.M$130]-[.M$2])*(ROW()-2)/128)" table:style-name="ce1">
            <text:p>17920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016" table:formula="of:=INT([.O$2]+([.O$130]-[.O$2])*(ROW()-2)/128)" table:style-name="ce1">
            <text:p>22016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76" table:formula="of:=INT([.G$2]+([.G$130]-[.G$2])*(ROW()-2)/128)" table:style-name="ce1">
            <text:p>2576</text:p>
          </table:table-cell>
          <table:table-cell office:value-type="float" office:value="5152" table:formula="of:=INT([.H$2]+([.H$130]-[.H$2])*(ROW()-2)/128)" table:style-name="ce1">
            <text:p>5152</text:p>
          </table:table-cell>
          <table:table-cell office:value-type="float" office:value="7728" table:formula="of:=INT([.I$2]+([.I$130]-[.I$2])*(ROW()-2)/128)" table:style-name="ce1">
            <text:p>7728</text:p>
          </table:table-cell>
          <table:table-cell office:value-type="float" office:value="10304" table:formula="of:=INT([.J$2]+([.J$130]-[.J$2])*(ROW()-2)/128)" table:style-name="ce1">
            <text:p>10304</text:p>
          </table:table-cell>
          <table:table-cell office:value-type="float" office:value="12880" table:formula="of:=INT([.K$2]+([.K$130]-[.K$2])*(ROW()-2)/128)" table:style-name="ce1">
            <text:p>12880</text:p>
          </table:table-cell>
          <table:table-cell office:value-type="float" office:value="15456" table:formula="of:=INT([.L$2]+([.L$130]-[.L$2])*(ROW()-2)/128)" table:style-name="ce1">
            <text:p>15456</text:p>
          </table:table-cell>
          <table:table-cell office:value-type="float" office:value="18032" table:formula="of:=INT([.M$2]+([.M$130]-[.M$2])*(ROW()-2)/128)" table:style-name="ce1">
            <text:p>18032</text:p>
          </table:table-cell>
          <table:table-cell office:value-type="float" office:value="20608" table:formula="of:=INT([.N$2]+([.N$130]-[.N$2])*(ROW()-2)/128)" table:style-name="ce1">
            <text:p>20608</text:p>
          </table:table-cell>
          <table:table-cell office:value-type="float" office:value="22128" table:formula="of:=INT([.O$2]+([.O$130]-[.O$2])*(ROW()-2)/128)" table:style-name="ce1">
            <text:p>22128</text:p>
          </table:table-cell>
          <table:table-cell office:value-type="float" office:value="23648" table:formula="of:=INT([.P$2]+([.P$130]-[.P$2])*(ROW()-2)/128)" table:style-name="ce1">
            <text:p>23648</text:p>
          </table:table-cell>
          <table:table-cell office:value-type="float" office:value="25168" table:formula="of:=INT([.Q$2]+([.Q$130]-[.Q$2])*(ROW()-2)/128)" table:style-name="ce1">
            <text:p>2516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92" table:formula="of:=INT([.G$2]+([.G$130]-[.G$2])*(ROW()-2)/128)" table:style-name="ce1">
            <text:p>2592</text:p>
          </table:table-cell>
          <table:table-cell office:value-type="float" office:value="5184" table:formula="of:=INT([.H$2]+([.H$130]-[.H$2])*(ROW()-2)/128)" table:style-name="ce1">
            <text:p>5184</text:p>
          </table:table-cell>
          <table:table-cell office:value-type="float" office:value="7776" table:formula="of:=INT([.I$2]+([.I$130]-[.I$2])*(ROW()-2)/128)" table:style-name="ce1">
            <text:p>7776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960" table:formula="of:=INT([.K$2]+([.K$130]-[.K$2])*(ROW()-2)/128)" table:style-name="ce1">
            <text:p>12960</text:p>
          </table:table-cell>
          <table:table-cell office:value-type="float" office:value="15552" table:formula="of:=INT([.L$2]+([.L$130]-[.L$2])*(ROW()-2)/128)" table:style-name="ce1">
            <text:p>15552</text:p>
          </table:table-cell>
          <table:table-cell office:value-type="float" office:value="18144" table:formula="of:=INT([.M$2]+([.M$130]-[.M$2])*(ROW()-2)/128)" table:style-name="ce1">
            <text:p>18144</text:p>
          </table:table-cell>
          <table:table-cell office:value-type="float" office:value="20736" table:formula="of:=INT([.N$2]+([.N$130]-[.N$2])*(ROW()-2)/128)" table:style-name="ce1">
            <text:p>20736</text:p>
          </table:table-cell>
          <table:table-cell office:value-type="float" office:value="22240" table:formula="of:=INT([.O$2]+([.O$130]-[.O$2])*(ROW()-2)/128)" table:style-name="ce1">
            <text:p>22240</text:p>
          </table:table-cell>
          <table:table-cell office:value-type="float" office:value="23744" table:formula="of:=INT([.P$2]+([.P$130]-[.P$2])*(ROW()-2)/128)" table:style-name="ce1">
            <text:p>23744</text:p>
          </table:table-cell>
          <table:table-cell office:value-type="float" office:value="25248" table:formula="of:=INT([.Q$2]+([.Q$130]-[.Q$2])*(ROW()-2)/128)" table:style-name="ce1">
            <text:p>25248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08" table:formula="of:=INT([.G$2]+([.G$130]-[.G$2])*(ROW()-2)/128)" table:style-name="ce1">
            <text:p>2608</text:p>
          </table:table-cell>
          <table:table-cell office:value-type="float" office:value="5216" table:formula="of:=INT([.H$2]+([.H$130]-[.H$2])*(ROW()-2)/128)" table:style-name="ce1">
            <text:p>5216</text:p>
          </table:table-cell>
          <table:table-cell office:value-type="float" office:value="7824" table:formula="of:=INT([.I$2]+([.I$130]-[.I$2])*(ROW()-2)/128)" table:style-name="ce1">
            <text:p>7824</text:p>
          </table:table-cell>
          <table:table-cell office:value-type="float" office:value="10432" table:formula="of:=INT([.J$2]+([.J$130]-[.J$2])*(ROW()-2)/128)" table:style-name="ce1">
            <text:p>10432</text:p>
          </table:table-cell>
          <table:table-cell office:value-type="float" office:value="13040" table:formula="of:=INT([.K$2]+([.K$130]-[.K$2])*(ROW()-2)/128)" table:style-name="ce1">
            <text:p>13040</text:p>
          </table:table-cell>
          <table:table-cell office:value-type="float" office:value="15648" table:formula="of:=INT([.L$2]+([.L$130]-[.L$2])*(ROW()-2)/128)" table:style-name="ce1">
            <text:p>15648</text:p>
          </table:table-cell>
          <table:table-cell office:value-type="float" office:value="18256" table:formula="of:=INT([.M$2]+([.M$130]-[.M$2])*(ROW()-2)/128)" table:style-name="ce1">
            <text:p>18256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352" table:formula="of:=INT([.O$2]+([.O$130]-[.O$2])*(ROW()-2)/128)" table:style-name="ce1">
            <text:p>22352</text:p>
          </table:table-cell>
          <table:table-cell office:value-type="float" office:value="23840" table:formula="of:=INT([.P$2]+([.P$130]-[.P$2])*(ROW()-2)/128)" table:style-name="ce1">
            <text:p>23840</text:p>
          </table:table-cell>
          <table:table-cell office:value-type="float" office:value="25328" table:formula="of:=INT([.Q$2]+([.Q$130]-[.Q$2])*(ROW()-2)/128)" table:style-name="ce1">
            <text:p>25328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7872" table:formula="of:=INT([.I$2]+([.I$130]-[.I$2])*(ROW()-2)/128)" table:style-name="ce1">
            <text:p>7872</text:p>
          </table:table-cell>
          <table:table-cell office:value-type="float" office:value="10496" table:formula="of:=INT([.J$2]+([.J$130]-[.J$2])*(ROW()-2)/128)" table:style-name="ce1">
            <text:p>10496</text:p>
          </table:table-cell>
          <table:table-cell office:value-type="float" office:value="13120" table:formula="of:=INT([.K$2]+([.K$130]-[.K$2])*(ROW()-2)/128)" table:style-name="ce1">
            <text:p>13120</text:p>
          </table:table-cell>
          <table:table-cell office:value-type="float" office:value="15744" table:formula="of:=INT([.L$2]+([.L$130]-[.L$2])*(ROW()-2)/128)" table:style-name="ce1">
            <text:p>15744</text:p>
          </table:table-cell>
          <table:table-cell office:value-type="float" office:value="18368" table:formula="of:=INT([.M$2]+([.M$130]-[.M$2])*(ROW()-2)/128)" table:style-name="ce1">
            <text:p>18368</text:p>
          </table:table-cell>
          <table:table-cell office:value-type="float" office:value="20992" table:formula="of:=INT([.N$2]+([.N$130]-[.N$2])*(ROW()-2)/128)" table:style-name="ce1">
            <text:p>20992</text:p>
          </table:table-cell>
          <table:table-cell office:value-type="float" office:value="22464" table:formula="of:=INT([.O$2]+([.O$130]-[.O$2])*(ROW()-2)/128)" table:style-name="ce1">
            <text:p>22464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5408" table:formula="of:=INT([.Q$2]+([.Q$130]-[.Q$2])*(ROW()-2)/128)" table:style-name="ce1">
            <text:p>25408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40" table:formula="of:=INT([.G$2]+([.G$130]-[.G$2])*(ROW()-2)/128)" table:style-name="ce1">
            <text:p>2640</text:p>
          </table:table-cell>
          <table:table-cell office:value-type="float" office:value="5280" table:formula="of:=INT([.H$2]+([.H$130]-[.H$2])*(ROW()-2)/128)" table:style-name="ce1">
            <text:p>5280</text:p>
          </table:table-cell>
          <table:table-cell office:value-type="float" office:value="7920" table:formula="of:=INT([.I$2]+([.I$130]-[.I$2])*(ROW()-2)/128)" table:style-name="ce1">
            <text:p>792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3200" table:formula="of:=INT([.K$2]+([.K$130]-[.K$2])*(ROW()-2)/128)" table:style-name="ce1">
            <text:p>13200</text:p>
          </table:table-cell>
          <table:table-cell office:value-type="float" office:value="15840" table:formula="of:=INT([.L$2]+([.L$130]-[.L$2])*(ROW()-2)/128)" table:style-name="ce1">
            <text:p>15840</text:p>
          </table:table-cell>
          <table:table-cell office:value-type="float" office:value="18480" table:formula="of:=INT([.M$2]+([.M$130]-[.M$2])*(ROW()-2)/128)" table:style-name="ce1">
            <text:p>18480</text:p>
          </table:table-cell>
          <table:table-cell office:value-type="float" office:value="21120" table:formula="of:=INT([.N$2]+([.N$130]-[.N$2])*(ROW()-2)/128)" table:style-name="ce1">
            <text:p>21120</text:p>
          </table:table-cell>
          <table:table-cell office:value-type="float" office:value="22576" table:formula="of:=INT([.O$2]+([.O$130]-[.O$2])*(ROW()-2)/128)" table:style-name="ce1">
            <text:p>22576</text:p>
          </table:table-cell>
          <table:table-cell office:value-type="float" office:value="24032" table:formula="of:=INT([.P$2]+([.P$130]-[.P$2])*(ROW()-2)/128)" table:style-name="ce1">
            <text:p>24032</text:p>
          </table:table-cell>
          <table:table-cell office:value-type="float" office:value="25488" table:formula="of:=INT([.Q$2]+([.Q$130]-[.Q$2])*(ROW()-2)/128)" table:style-name="ce1">
            <text:p>25488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56" table:formula="of:=INT([.G$2]+([.G$130]-[.G$2])*(ROW()-2)/128)" table:style-name="ce1">
            <text:p>2656</text:p>
          </table:table-cell>
          <table:table-cell office:value-type="float" office:value="5312" table:formula="of:=INT([.H$2]+([.H$130]-[.H$2])*(ROW()-2)/128)" table:style-name="ce1">
            <text:p>5312</text:p>
          </table:table-cell>
          <table:table-cell office:value-type="float" office:value="7968" table:formula="of:=INT([.I$2]+([.I$130]-[.I$2])*(ROW()-2)/128)" table:style-name="ce1">
            <text:p>7968</text:p>
          </table:table-cell>
          <table:table-cell office:value-type="float" office:value="10624" table:formula="of:=INT([.J$2]+([.J$130]-[.J$2])*(ROW()-2)/128)" table:style-name="ce1">
            <text:p>10624</text:p>
          </table:table-cell>
          <table:table-cell office:value-type="float" office:value="13280" table:formula="of:=INT([.K$2]+([.K$130]-[.K$2])*(ROW()-2)/128)" table:style-name="ce1">
            <text:p>13280</text:p>
          </table:table-cell>
          <table:table-cell office:value-type="float" office:value="15936" table:formula="of:=INT([.L$2]+([.L$130]-[.L$2])*(ROW()-2)/128)" table:style-name="ce1">
            <text:p>15936</text:p>
          </table:table-cell>
          <table:table-cell office:value-type="float" office:value="18592" table:formula="of:=INT([.M$2]+([.M$130]-[.M$2])*(ROW()-2)/128)" table:style-name="ce1">
            <text:p>18592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128" table:formula="of:=INT([.P$2]+([.P$130]-[.P$2])*(ROW()-2)/128)" table:style-name="ce1">
            <text:p>2412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72" table:formula="of:=INT([.G$2]+([.G$130]-[.G$2])*(ROW()-2)/128)" table:style-name="ce1">
            <text:p>2672</text:p>
          </table:table-cell>
          <table:table-cell office:value-type="float" office:value="5344" table:formula="of:=INT([.H$2]+([.H$130]-[.H$2])*(ROW()-2)/128)" table:style-name="ce1">
            <text:p>5344</text:p>
          </table:table-cell>
          <table:table-cell office:value-type="float" office:value="8016" table:formula="of:=INT([.I$2]+([.I$130]-[.I$2])*(ROW()-2)/128)" table:style-name="ce1">
            <text:p>8016</text:p>
          </table:table-cell>
          <table:table-cell office:value-type="float" office:value="10688" table:formula="of:=INT([.J$2]+([.J$130]-[.J$2])*(ROW()-2)/128)" table:style-name="ce1">
            <text:p>10688</text:p>
          </table:table-cell>
          <table:table-cell office:value-type="float" office:value="13360" table:formula="of:=INT([.K$2]+([.K$130]-[.K$2])*(ROW()-2)/128)" table:style-name="ce1">
            <text:p>13360</text:p>
          </table:table-cell>
          <table:table-cell office:value-type="float" office:value="16032" table:formula="of:=INT([.L$2]+([.L$130]-[.L$2])*(ROW()-2)/128)" table:style-name="ce1">
            <text:p>16032</text:p>
          </table:table-cell>
          <table:table-cell office:value-type="float" office:value="18704" table:formula="of:=INT([.M$2]+([.M$130]-[.M$2])*(ROW()-2)/128)" table:style-name="ce1">
            <text:p>18704</text:p>
          </table:table-cell>
          <table:table-cell office:value-type="float" office:value="21376" table:formula="of:=INT([.N$2]+([.N$130]-[.N$2])*(ROW()-2)/128)" table:style-name="ce1">
            <text:p>21376</text:p>
          </table:table-cell>
          <table:table-cell office:value-type="float" office:value="22800" table:formula="of:=INT([.O$2]+([.O$130]-[.O$2])*(ROW()-2)/128)" table:style-name="ce1">
            <text:p>22800</text:p>
          </table:table-cell>
          <table:table-cell office:value-type="float" office:value="24224" table:formula="of:=INT([.P$2]+([.P$130]-[.P$2])*(ROW()-2)/128)" table:style-name="ce1">
            <text:p>24224</text:p>
          </table:table-cell>
          <table:table-cell office:value-type="float" office:value="25648" table:formula="of:=INT([.Q$2]+([.Q$130]-[.Q$2])*(ROW()-2)/128)" table:style-name="ce1">
            <text:p>25648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8064" table:formula="of:=INT([.I$2]+([.I$130]-[.I$2])*(ROW()-2)/128)" table:style-name="ce1">
            <text:p>8064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816" table:formula="of:=INT([.M$2]+([.M$130]-[.M$2])*(ROW()-2)/128)" table:style-name="ce1">
            <text:p>18816</text:p>
          </table:table-cell>
          <table:table-cell office:value-type="float" office:value="21504" table:formula="of:=INT([.N$2]+([.N$130]-[.N$2])*(ROW()-2)/128)" table:style-name="ce1">
            <text:p>21504</text:p>
          </table:table-cell>
          <table:table-cell office:value-type="float" office:value="22912" table:formula="of:=INT([.O$2]+([.O$130]-[.O$2])*(ROW()-2)/128)" table:style-name="ce1">
            <text:p>22912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5728" table:formula="of:=INT([.Q$2]+([.Q$130]-[.Q$2])*(ROW()-2)/128)" table:style-name="ce1">
            <text:p>25728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04" table:formula="of:=INT([.G$2]+([.G$130]-[.G$2])*(ROW()-2)/128)" table:style-name="ce1">
            <text:p>2704</text:p>
          </table:table-cell>
          <table:table-cell office:value-type="float" office:value="5408" table:formula="of:=INT([.H$2]+([.H$130]-[.H$2])*(ROW()-2)/128)" table:style-name="ce1">
            <text:p>5408</text:p>
          </table:table-cell>
          <table:table-cell office:value-type="float" office:value="8112" table:formula="of:=INT([.I$2]+([.I$130]-[.I$2])*(ROW()-2)/128)" table:style-name="ce1">
            <text:p>8112</text:p>
          </table:table-cell>
          <table:table-cell office:value-type="float" office:value="10816" table:formula="of:=INT([.J$2]+([.J$130]-[.J$2])*(ROW()-2)/128)" table:style-name="ce1">
            <text:p>10816</text:p>
          </table:table-cell>
          <table:table-cell office:value-type="float" office:value="13520" table:formula="of:=INT([.K$2]+([.K$130]-[.K$2])*(ROW()-2)/128)" table:style-name="ce1">
            <text:p>13520</text:p>
          </table:table-cell>
          <table:table-cell office:value-type="float" office:value="16224" table:formula="of:=INT([.L$2]+([.L$130]-[.L$2])*(ROW()-2)/128)" table:style-name="ce1">
            <text:p>16224</text:p>
          </table:table-cell>
          <table:table-cell office:value-type="float" office:value="18928" table:formula="of:=INT([.M$2]+([.M$130]-[.M$2])*(ROW()-2)/128)" table:style-name="ce1">
            <text:p>18928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024" table:formula="of:=INT([.O$2]+([.O$130]-[.O$2])*(ROW()-2)/128)" table:style-name="ce1">
            <text:p>23024</text:p>
          </table:table-cell>
          <table:table-cell office:value-type="float" office:value="24416" table:formula="of:=INT([.P$2]+([.P$130]-[.P$2])*(ROW()-2)/128)" table:style-name="ce1">
            <text:p>24416</text:p>
          </table:table-cell>
          <table:table-cell office:value-type="float" office:value="25808" table:formula="of:=INT([.Q$2]+([.Q$130]-[.Q$2])*(ROW()-2)/128)" table:style-name="ce1">
            <text:p>25808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20" table:formula="of:=INT([.G$2]+([.G$130]-[.G$2])*(ROW()-2)/128)" table:style-name="ce1">
            <text:p>2720</text:p>
          </table:table-cell>
          <table:table-cell office:value-type="float" office:value="5440" table:formula="of:=INT([.H$2]+([.H$130]-[.H$2])*(ROW()-2)/128)" table:style-name="ce1">
            <text:p>5440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10880" table:formula="of:=INT([.J$2]+([.J$130]-[.J$2])*(ROW()-2)/128)" table:style-name="ce1">
            <text:p>10880</text:p>
          </table:table-cell>
          <table:table-cell office:value-type="float" office:value="13600" table:formula="of:=INT([.K$2]+([.K$130]-[.K$2])*(ROW()-2)/128)" table:style-name="ce1">
            <text:p>13600</text:p>
          </table:table-cell>
          <table:table-cell office:value-type="float" office:value="16320" table:formula="of:=INT([.L$2]+([.L$130]-[.L$2])*(ROW()-2)/128)" table:style-name="ce1">
            <text:p>16320</text:p>
          </table:table-cell>
          <table:table-cell office:value-type="float" office:value="19040" table:formula="of:=INT([.M$2]+([.M$130]-[.M$2])*(ROW()-2)/128)" table:style-name="ce1">
            <text:p>19040</text:p>
          </table:table-cell>
          <table:table-cell office:value-type="float" office:value="21760" table:formula="of:=INT([.N$2]+([.N$130]-[.N$2])*(ROW()-2)/128)" table:style-name="ce1">
            <text:p>21760</text:p>
          </table:table-cell>
          <table:table-cell office:value-type="float" office:value="23136" table:formula="of:=INT([.O$2]+([.O$130]-[.O$2])*(ROW()-2)/128)" table:style-name="ce1">
            <text:p>23136</text:p>
          </table:table-cell>
          <table:table-cell office:value-type="float" office:value="24512" table:formula="of:=INT([.P$2]+([.P$130]-[.P$2])*(ROW()-2)/128)" table:style-name="ce1">
            <text:p>24512</text:p>
          </table:table-cell>
          <table:table-cell office:value-type="float" office:value="25888" table:formula="of:=INT([.Q$2]+([.Q$130]-[.Q$2])*(ROW()-2)/128)" table:style-name="ce1">
            <text:p>25888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36" table:formula="of:=INT([.G$2]+([.G$130]-[.G$2])*(ROW()-2)/128)" table:style-name="ce1">
            <text:p>2736</text:p>
          </table:table-cell>
          <table:table-cell office:value-type="float" office:value="5472" table:formula="of:=INT([.H$2]+([.H$130]-[.H$2])*(ROW()-2)/128)" table:style-name="ce1">
            <text:p>5472</text:p>
          </table:table-cell>
          <table:table-cell office:value-type="float" office:value="8208" table:formula="of:=INT([.I$2]+([.I$130]-[.I$2])*(ROW()-2)/128)" table:style-name="ce1">
            <text:p>8208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3680" table:formula="of:=INT([.K$2]+([.K$130]-[.K$2])*(ROW()-2)/128)" table:style-name="ce1">
            <text:p>13680</text:p>
          </table:table-cell>
          <table:table-cell office:value-type="float" office:value="16416" table:formula="of:=INT([.L$2]+([.L$130]-[.L$2])*(ROW()-2)/128)" table:style-name="ce1">
            <text:p>16416</text:p>
          </table:table-cell>
          <table:table-cell office:value-type="float" office:value="19152" table:formula="of:=INT([.M$2]+([.M$130]-[.M$2])*(ROW()-2)/128)" table:style-name="ce1">
            <text:p>19152</text:p>
          </table:table-cell>
          <table:table-cell office:value-type="float" office:value="21888" table:formula="of:=INT([.N$2]+([.N$130]-[.N$2])*(ROW()-2)/128)" table:style-name="ce1">
            <text:p>21888</text:p>
          </table:table-cell>
          <table:table-cell office:value-type="float" office:value="23248" table:formula="of:=INT([.O$2]+([.O$130]-[.O$2])*(ROW()-2)/128)" table:style-name="ce1">
            <text:p>23248</text:p>
          </table:table-cell>
          <table:table-cell office:value-type="float" office:value="24608" table:formula="of:=INT([.P$2]+([.P$130]-[.P$2])*(ROW()-2)/128)" table:style-name="ce1">
            <text:p>24608</text:p>
          </table:table-cell>
          <table:table-cell office:value-type="float" office:value="25968" table:formula="of:=INT([.Q$2]+([.Q$130]-[.Q$2])*(ROW()-2)/128)" table:style-name="ce1">
            <text:p>2596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8256" table:formula="of:=INT([.I$2]+([.I$130]-[.I$2])*(ROW()-2)/128)" table:style-name="ce1">
            <text:p>8256</text:p>
          </table:table-cell>
          <table:table-cell office:value-type="float" office:value="11008" table:formula="of:=INT([.J$2]+([.J$130]-[.J$2])*(ROW()-2)/128)" table:style-name="ce1">
            <text:p>11008</text:p>
          </table:table-cell>
          <table:table-cell office:value-type="float" office:value="13760" table:formula="of:=INT([.K$2]+([.K$130]-[.K$2])*(ROW()-2)/128)" table:style-name="ce1">
            <text:p>13760</text:p>
          </table:table-cell>
          <table:table-cell office:value-type="float" office:value="16512" table:formula="of:=INT([.L$2]+([.L$130]-[.L$2])*(ROW()-2)/128)" table:style-name="ce1">
            <text:p>16512</text:p>
          </table:table-cell>
          <table:table-cell office:value-type="float" office:value="19264" table:formula="of:=INT([.M$2]+([.M$130]-[.M$2])*(ROW()-2)/128)" table:style-name="ce1">
            <text:p>1926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360" table:formula="of:=INT([.O$2]+([.O$130]-[.O$2])*(ROW()-2)/128)" table:style-name="ce1">
            <text:p>23360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68" table:formula="of:=INT([.G$2]+([.G$130]-[.G$2])*(ROW()-2)/128)" table:style-name="ce1">
            <text:p>2768</text:p>
          </table:table-cell>
          <table:table-cell office:value-type="float" office:value="5536" table:formula="of:=INT([.H$2]+([.H$130]-[.H$2])*(ROW()-2)/128)" table:style-name="ce1">
            <text:p>5536</text:p>
          </table:table-cell>
          <table:table-cell office:value-type="float" office:value="8304" table:formula="of:=INT([.I$2]+([.I$130]-[.I$2])*(ROW()-2)/128)" table:style-name="ce1">
            <text:p>8304</text:p>
          </table:table-cell>
          <table:table-cell office:value-type="float" office:value="11072" table:formula="of:=INT([.J$2]+([.J$130]-[.J$2])*(ROW()-2)/128)" table:style-name="ce1">
            <text:p>11072</text:p>
          </table:table-cell>
          <table:table-cell office:value-type="float" office:value="13840" table:formula="of:=INT([.K$2]+([.K$130]-[.K$2])*(ROW()-2)/128)" table:style-name="ce1">
            <text:p>13840</text:p>
          </table:table-cell>
          <table:table-cell office:value-type="float" office:value="16608" table:formula="of:=INT([.L$2]+([.L$130]-[.L$2])*(ROW()-2)/128)" table:style-name="ce1">
            <text:p>16608</text:p>
          </table:table-cell>
          <table:table-cell office:value-type="float" office:value="19376" table:formula="of:=INT([.M$2]+([.M$130]-[.M$2])*(ROW()-2)/128)" table:style-name="ce1">
            <text:p>19376</text:p>
          </table:table-cell>
          <table:table-cell office:value-type="float" office:value="22144" table:formula="of:=INT([.N$2]+([.N$130]-[.N$2])*(ROW()-2)/128)" table:style-name="ce1">
            <text:p>22144</text:p>
          </table:table-cell>
          <table:table-cell office:value-type="float" office:value="23472" table:formula="of:=INT([.O$2]+([.O$130]-[.O$2])*(ROW()-2)/128)" table:style-name="ce1">
            <text:p>23472</text:p>
          </table:table-cell>
          <table:table-cell office:value-type="float" office:value="24800" table:formula="of:=INT([.P$2]+([.P$130]-[.P$2])*(ROW()-2)/128)" table:style-name="ce1">
            <text:p>24800</text:p>
          </table:table-cell>
          <table:table-cell office:value-type="float" office:value="26128" table:formula="of:=INT([.Q$2]+([.Q$130]-[.Q$2])*(ROW()-2)/128)" table:style-name="ce1">
            <text:p>26128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84" table:formula="of:=INT([.G$2]+([.G$130]-[.G$2])*(ROW()-2)/128)" table:style-name="ce1">
            <text:p>2784</text:p>
          </table:table-cell>
          <table:table-cell office:value-type="float" office:value="5568" table:formula="of:=INT([.H$2]+([.H$130]-[.H$2])*(ROW()-2)/128)" table:style-name="ce1">
            <text:p>5568</text:p>
          </table:table-cell>
          <table:table-cell office:value-type="float" office:value="8352" table:formula="of:=INT([.I$2]+([.I$130]-[.I$2])*(ROW()-2)/128)" table:style-name="ce1">
            <text:p>8352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3920" table:formula="of:=INT([.K$2]+([.K$130]-[.K$2])*(ROW()-2)/128)" table:style-name="ce1">
            <text:p>13920</text:p>
          </table:table-cell>
          <table:table-cell office:value-type="float" office:value="16704" table:formula="of:=INT([.L$2]+([.L$130]-[.L$2])*(ROW()-2)/128)" table:style-name="ce1">
            <text:p>16704</text:p>
          </table:table-cell>
          <table:table-cell office:value-type="float" office:value="19488" table:formula="of:=INT([.M$2]+([.M$130]-[.M$2])*(ROW()-2)/128)" table:style-name="ce1">
            <text:p>19488</text:p>
          </table:table-cell>
          <table:table-cell office:value-type="float" office:value="22272" table:formula="of:=INT([.N$2]+([.N$130]-[.N$2])*(ROW()-2)/128)" table:style-name="ce1">
            <text:p>22272</text:p>
          </table:table-cell>
          <table:table-cell office:value-type="float" office:value="23584" table:formula="of:=INT([.O$2]+([.O$130]-[.O$2])*(ROW()-2)/128)" table:style-name="ce1">
            <text:p>23584</text:p>
          </table:table-cell>
          <table:table-cell office:value-type="float" office:value="24896" table:formula="of:=INT([.P$2]+([.P$130]-[.P$2])*(ROW()-2)/128)" table:style-name="ce1">
            <text:p>24896</text:p>
          </table:table-cell>
          <table:table-cell office:value-type="float" office:value="26208" table:formula="of:=INT([.Q$2]+([.Q$130]-[.Q$2])*(ROW()-2)/128)" table:style-name="ce1">
            <text:p>26208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00" table:formula="of:=INT([.G$2]+([.G$130]-[.G$2])*(ROW()-2)/128)" table:style-name="ce1">
            <text:p>2800</text:p>
          </table:table-cell>
          <table:table-cell office:value-type="float" office:value="5600" table:formula="of:=INT([.H$2]+([.H$130]-[.H$2])*(ROW()-2)/128)" table:style-name="ce1">
            <text:p>5600</text:p>
          </table:table-cell>
          <table:table-cell office:value-type="float" office:value="8400" table:formula="of:=INT([.I$2]+([.I$130]-[.I$2])*(ROW()-2)/128)" table:style-name="ce1">
            <text:p>8400</text:p>
          </table:table-cell>
          <table:table-cell office:value-type="float" office:value="11200" table:formula="of:=INT([.J$2]+([.J$130]-[.J$2])*(ROW()-2)/128)" table:style-name="ce1">
            <text:p>11200</text:p>
          </table:table-cell>
          <table:table-cell office:value-type="float" office:value="14000" table:formula="of:=INT([.K$2]+([.K$130]-[.K$2])*(ROW()-2)/128)" table:style-name="ce1">
            <text:p>14000</text:p>
          </table:table-cell>
          <table:table-cell office:value-type="float" office:value="16800" table:formula="of:=INT([.L$2]+([.L$130]-[.L$2])*(ROW()-2)/128)" table:style-name="ce1">
            <text:p>16800</text:p>
          </table:table-cell>
          <table:table-cell office:value-type="float" office:value="19600" table:formula="of:=INT([.M$2]+([.M$130]-[.M$2])*(ROW()-2)/128)" table:style-name="ce1">
            <text:p>19600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3696" table:formula="of:=INT([.O$2]+([.O$130]-[.O$2])*(ROW()-2)/128)" table:style-name="ce1">
            <text:p>23696</text:p>
          </table:table-cell>
          <table:table-cell office:value-type="float" office:value="24992" table:formula="of:=INT([.P$2]+([.P$130]-[.P$2])*(ROW()-2)/128)" table:style-name="ce1">
            <text:p>24992</text:p>
          </table:table-cell>
          <table:table-cell office:value-type="float" office:value="26288" table:formula="of:=INT([.Q$2]+([.Q$130]-[.Q$2])*(ROW()-2)/128)" table:style-name="ce1">
            <text:p>26288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8448" table:formula="of:=INT([.I$2]+([.I$130]-[.I$2])*(ROW()-2)/128)" table:style-name="ce1">
            <text:p>8448</text:p>
          </table:table-cell>
          <table:table-cell office:value-type="float" office:value="11264" table:formula="of:=INT([.J$2]+([.J$130]-[.J$2])*(ROW()-2)/128)" table:style-name="ce1">
            <text:p>11264</text:p>
          </table:table-cell>
          <table:table-cell office:value-type="float" office:value="14080" table:formula="of:=INT([.K$2]+([.K$130]-[.K$2])*(ROW()-2)/128)" table:style-name="ce1">
            <text:p>14080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9712" table:formula="of:=INT([.M$2]+([.M$130]-[.M$2])*(ROW()-2)/128)" table:style-name="ce1">
            <text:p>19712</text:p>
          </table:table-cell>
          <table:table-cell office:value-type="float" office:value="22528" table:formula="of:=INT([.N$2]+([.N$130]-[.N$2])*(ROW()-2)/128)" table:style-name="ce1">
            <text:p>22528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6368" table:formula="of:=INT([.Q$2]+([.Q$130]-[.Q$2])*(ROW()-2)/128)" table:style-name="ce1">
            <text:p>2636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32" table:formula="of:=INT([.G$2]+([.G$130]-[.G$2])*(ROW()-2)/128)" table:style-name="ce1">
            <text:p>2832</text:p>
          </table:table-cell>
          <table:table-cell office:value-type="float" office:value="5664" table:formula="of:=INT([.H$2]+([.H$130]-[.H$2])*(ROW()-2)/128)" table:style-name="ce1">
            <text:p>5664</text:p>
          </table:table-cell>
          <table:table-cell office:value-type="float" office:value="8496" table:formula="of:=INT([.I$2]+([.I$130]-[.I$2])*(ROW()-2)/128)" table:style-name="ce1">
            <text:p>8496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4160" table:formula="of:=INT([.K$2]+([.K$130]-[.K$2])*(ROW()-2)/128)" table:style-name="ce1">
            <text:p>14160</text:p>
          </table:table-cell>
          <table:table-cell office:value-type="float" office:value="16992" table:formula="of:=INT([.L$2]+([.L$130]-[.L$2])*(ROW()-2)/128)" table:style-name="ce1">
            <text:p>16992</text:p>
          </table:table-cell>
          <table:table-cell office:value-type="float" office:value="19824" table:formula="of:=INT([.M$2]+([.M$130]-[.M$2])*(ROW()-2)/128)" table:style-name="ce1">
            <text:p>19824</text:p>
          </table:table-cell>
          <table:table-cell office:value-type="float" office:value="22656" table:formula="of:=INT([.N$2]+([.N$130]-[.N$2])*(ROW()-2)/128)" table:style-name="ce1">
            <text:p>22656</text:p>
          </table:table-cell>
          <table:table-cell office:value-type="float" office:value="23920" table:formula="of:=INT([.O$2]+([.O$130]-[.O$2])*(ROW()-2)/128)" table:style-name="ce1">
            <text:p>23920</text:p>
          </table:table-cell>
          <table:table-cell office:value-type="float" office:value="25184" table:formula="of:=INT([.P$2]+([.P$130]-[.P$2])*(ROW()-2)/128)" table:style-name="ce1">
            <text:p>25184</text:p>
          </table:table-cell>
          <table:table-cell office:value-type="float" office:value="26448" table:formula="of:=INT([.Q$2]+([.Q$130]-[.Q$2])*(ROW()-2)/128)" table:style-name="ce1">
            <text:p>26448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48" table:formula="of:=INT([.G$2]+([.G$130]-[.G$2])*(ROW()-2)/128)" table:style-name="ce1">
            <text:p>2848</text:p>
          </table:table-cell>
          <table:table-cell office:value-type="float" office:value="5696" table:formula="of:=INT([.H$2]+([.H$130]-[.H$2])*(ROW()-2)/128)" table:style-name="ce1">
            <text:p>5696</text:p>
          </table:table-cell>
          <table:table-cell office:value-type="float" office:value="8544" table:formula="of:=INT([.I$2]+([.I$130]-[.I$2])*(ROW()-2)/128)" table:style-name="ce1">
            <text:p>8544</text:p>
          </table:table-cell>
          <table:table-cell office:value-type="float" office:value="11392" table:formula="of:=INT([.J$2]+([.J$130]-[.J$2])*(ROW()-2)/128)" table:style-name="ce1">
            <text:p>11392</text:p>
          </table:table-cell>
          <table:table-cell office:value-type="float" office:value="14240" table:formula="of:=INT([.K$2]+([.K$130]-[.K$2])*(ROW()-2)/128)" table:style-name="ce1">
            <text:p>14240</text:p>
          </table:table-cell>
          <table:table-cell office:value-type="float" office:value="17088" table:formula="of:=INT([.L$2]+([.L$130]-[.L$2])*(ROW()-2)/128)" table:style-name="ce1">
            <text:p>17088</text:p>
          </table:table-cell>
          <table:table-cell office:value-type="float" office:value="19936" table:formula="of:=INT([.M$2]+([.M$130]-[.M$2])*(ROW()-2)/128)" table:style-name="ce1">
            <text:p>19936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032" table:formula="of:=INT([.O$2]+([.O$130]-[.O$2])*(ROW()-2)/128)" table:style-name="ce1">
            <text:p>24032</text:p>
          </table:table-cell>
          <table:table-cell office:value-type="float" office:value="25280" table:formula="of:=INT([.P$2]+([.P$130]-[.P$2])*(ROW()-2)/128)" table:style-name="ce1">
            <text:p>25280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64" table:formula="of:=INT([.G$2]+([.G$130]-[.G$2])*(ROW()-2)/128)" table:style-name="ce1">
            <text:p>2864</text:p>
          </table:table-cell>
          <table:table-cell office:value-type="float" office:value="5728" table:formula="of:=INT([.H$2]+([.H$130]-[.H$2])*(ROW()-2)/128)" table:style-name="ce1">
            <text:p>5728</text:p>
          </table:table-cell>
          <table:table-cell office:value-type="float" office:value="8592" table:formula="of:=INT([.I$2]+([.I$130]-[.I$2])*(ROW()-2)/128)" table:style-name="ce1">
            <text:p>8592</text:p>
          </table:table-cell>
          <table:table-cell office:value-type="float" office:value="11456" table:formula="of:=INT([.J$2]+([.J$130]-[.J$2])*(ROW()-2)/128)" table:style-name="ce1">
            <text:p>11456</text:p>
          </table:table-cell>
          <table:table-cell office:value-type="float" office:value="14320" table:formula="of:=INT([.K$2]+([.K$130]-[.K$2])*(ROW()-2)/128)" table:style-name="ce1">
            <text:p>14320</text:p>
          </table:table-cell>
          <table:table-cell office:value-type="float" office:value="17184" table:formula="of:=INT([.L$2]+([.L$130]-[.L$2])*(ROW()-2)/128)" table:style-name="ce1">
            <text:p>17184</text:p>
          </table:table-cell>
          <table:table-cell office:value-type="float" office:value="20048" table:formula="of:=INT([.M$2]+([.M$130]-[.M$2])*(ROW()-2)/128)" table:style-name="ce1">
            <text:p>20048</text:p>
          </table:table-cell>
          <table:table-cell office:value-type="float" office:value="22912" table:formula="of:=INT([.N$2]+([.N$130]-[.N$2])*(ROW()-2)/128)" table:style-name="ce1">
            <text:p>22912</text:p>
          </table:table-cell>
          <table:table-cell office:value-type="float" office:value="24144" table:formula="of:=INT([.O$2]+([.O$130]-[.O$2])*(ROW()-2)/128)" table:style-name="ce1">
            <text:p>24144</text:p>
          </table:table-cell>
          <table:table-cell office:value-type="float" office:value="25376" table:formula="of:=INT([.P$2]+([.P$130]-[.P$2])*(ROW()-2)/128)" table:style-name="ce1">
            <text:p>25376</text:p>
          </table:table-cell>
          <table:table-cell office:value-type="float" office:value="26608" table:formula="of:=INT([.Q$2]+([.Q$130]-[.Q$2])*(ROW()-2)/128)" table:style-name="ce1">
            <text:p>26608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4400" table:formula="of:=INT([.K$2]+([.K$130]-[.K$2])*(ROW()-2)/128)" table:style-name="ce1">
            <text:p>14400</text:p>
          </table:table-cell>
          <table:table-cell office:value-type="float" office:value="17280" table:formula="of:=INT([.L$2]+([.L$130]-[.L$2])*(ROW()-2)/128)" table:style-name="ce1">
            <text:p>17280</text:p>
          </table:table-cell>
          <table:table-cell office:value-type="float" office:value="20160" table:formula="of:=INT([.M$2]+([.M$130]-[.M$2])*(ROW()-2)/128)" table:style-name="ce1">
            <text:p>20160</text:p>
          </table:table-cell>
          <table:table-cell office:value-type="float" office:value="23040" table:formula="of:=INT([.N$2]+([.N$130]-[.N$2])*(ROW()-2)/128)" table:style-name="ce1">
            <text:p>23040</text:p>
          </table:table-cell>
          <table:table-cell office:value-type="float" office:value="24256" table:formula="of:=INT([.O$2]+([.O$130]-[.O$2])*(ROW()-2)/128)" table:style-name="ce1">
            <text:p>24256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6688" table:formula="of:=INT([.Q$2]+([.Q$130]-[.Q$2])*(ROW()-2)/128)" table:style-name="ce1">
            <text:p>26688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96" table:formula="of:=INT([.G$2]+([.G$130]-[.G$2])*(ROW()-2)/128)" table:style-name="ce1">
            <text:p>2896</text:p>
          </table:table-cell>
          <table:table-cell office:value-type="float" office:value="5792" table:formula="of:=INT([.H$2]+([.H$130]-[.H$2])*(ROW()-2)/128)" table:style-name="ce1">
            <text:p>5792</text:p>
          </table:table-cell>
          <table:table-cell office:value-type="float" office:value="8688" table:formula="of:=INT([.I$2]+([.I$130]-[.I$2])*(ROW()-2)/128)" table:style-name="ce1">
            <text:p>8688</text:p>
          </table:table-cell>
          <table:table-cell office:value-type="float" office:value="11584" table:formula="of:=INT([.J$2]+([.J$130]-[.J$2])*(ROW()-2)/128)" table:style-name="ce1">
            <text:p>11584</text:p>
          </table:table-cell>
          <table:table-cell office:value-type="float" office:value="14480" table:formula="of:=INT([.K$2]+([.K$130]-[.K$2])*(ROW()-2)/128)" table:style-name="ce1">
            <text:p>14480</text:p>
          </table:table-cell>
          <table:table-cell office:value-type="float" office:value="17376" table:formula="of:=INT([.L$2]+([.L$130]-[.L$2])*(ROW()-2)/128)" table:style-name="ce1">
            <text:p>17376</text:p>
          </table:table-cell>
          <table:table-cell office:value-type="float" office:value="20272" table:formula="of:=INT([.M$2]+([.M$130]-[.M$2])*(ROW()-2)/128)" table:style-name="ce1">
            <text:p>20272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368" table:formula="of:=INT([.O$2]+([.O$130]-[.O$2])*(ROW()-2)/128)" table:style-name="ce1">
            <text:p>24368</text:p>
          </table:table-cell>
          <table:table-cell office:value-type="float" office:value="25568" table:formula="of:=INT([.P$2]+([.P$130]-[.P$2])*(ROW()-2)/128)" table:style-name="ce1">
            <text:p>25568</text:p>
          </table:table-cell>
          <table:table-cell office:value-type="float" office:value="26768" table:formula="of:=INT([.Q$2]+([.Q$130]-[.Q$2])*(ROW()-2)/128)" table:style-name="ce1">
            <text:p>267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12" table:formula="of:=INT([.G$2]+([.G$130]-[.G$2])*(ROW()-2)/128)" table:style-name="ce1">
            <text:p>2912</text:p>
          </table:table-cell>
          <table:table-cell office:value-type="float" office:value="5824" table:formula="of:=INT([.H$2]+([.H$130]-[.H$2])*(ROW()-2)/128)" table:style-name="ce1">
            <text:p>5824</text:p>
          </table:table-cell>
          <table:table-cell office:value-type="float" office:value="8736" table:formula="of:=INT([.I$2]+([.I$130]-[.I$2])*(ROW()-2)/128)" table:style-name="ce1">
            <text:p>8736</text:p>
          </table:table-cell>
          <table:table-cell office:value-type="float" office:value="11648" table:formula="of:=INT([.J$2]+([.J$130]-[.J$2])*(ROW()-2)/128)" table:style-name="ce1">
            <text:p>11648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7472" table:formula="of:=INT([.L$2]+([.L$130]-[.L$2])*(ROW()-2)/128)" table:style-name="ce1">
            <text:p>17472</text:p>
          </table:table-cell>
          <table:table-cell office:value-type="float" office:value="20384" table:formula="of:=INT([.M$2]+([.M$130]-[.M$2])*(ROW()-2)/128)" table:style-name="ce1">
            <text:p>20384</text:p>
          </table:table-cell>
          <table:table-cell office:value-type="float" office:value="23296" table:formula="of:=INT([.N$2]+([.N$130]-[.N$2])*(ROW()-2)/128)" table:style-name="ce1">
            <text:p>23296</text:p>
          </table:table-cell>
          <table:table-cell office:value-type="float" office:value="24480" table:formula="of:=INT([.O$2]+([.O$130]-[.O$2])*(ROW()-2)/128)" table:style-name="ce1">
            <text:p>24480</text:p>
          </table:table-cell>
          <table:table-cell office:value-type="float" office:value="25664" table:formula="of:=INT([.P$2]+([.P$130]-[.P$2])*(ROW()-2)/128)" table:style-name="ce1">
            <text:p>25664</text:p>
          </table:table-cell>
          <table:table-cell office:value-type="float" office:value="26848" table:formula="of:=INT([.Q$2]+([.Q$130]-[.Q$2])*(ROW()-2)/128)" table:style-name="ce1">
            <text:p>26848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28" table:formula="of:=INT([.G$2]+([.G$130]-[.G$2])*(ROW()-2)/128)" table:style-name="ce1">
            <text:p>2928</text:p>
          </table:table-cell>
          <table:table-cell office:value-type="float" office:value="5856" table:formula="of:=INT([.H$2]+([.H$130]-[.H$2])*(ROW()-2)/128)" table:style-name="ce1">
            <text:p>5856</text:p>
          </table:table-cell>
          <table:table-cell office:value-type="float" office:value="8784" table:formula="of:=INT([.I$2]+([.I$130]-[.I$2])*(ROW()-2)/128)" table:style-name="ce1">
            <text:p>8784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4640" table:formula="of:=INT([.K$2]+([.K$130]-[.K$2])*(ROW()-2)/128)" table:style-name="ce1">
            <text:p>14640</text:p>
          </table:table-cell>
          <table:table-cell office:value-type="float" office:value="17568" table:formula="of:=INT([.L$2]+([.L$130]-[.L$2])*(ROW()-2)/128)" table:style-name="ce1">
            <text:p>17568</text:p>
          </table:table-cell>
          <table:table-cell office:value-type="float" office:value="20496" table:formula="of:=INT([.M$2]+([.M$130]-[.M$2])*(ROW()-2)/128)" table:style-name="ce1">
            <text:p>20496</text:p>
          </table:table-cell>
          <table:table-cell office:value-type="float" office:value="23424" table:formula="of:=INT([.N$2]+([.N$130]-[.N$2])*(ROW()-2)/128)" table:style-name="ce1">
            <text:p>23424</text:p>
          </table:table-cell>
          <table:table-cell office:value-type="float" office:value="24592" table:formula="of:=INT([.O$2]+([.O$130]-[.O$2])*(ROW()-2)/128)" table:style-name="ce1">
            <text:p>24592</text:p>
          </table:table-cell>
          <table:table-cell office:value-type="float" office:value="25760" table:formula="of:=INT([.P$2]+([.P$130]-[.P$2])*(ROW()-2)/128)" table:style-name="ce1">
            <text:p>25760</text:p>
          </table:table-cell>
          <table:table-cell office:value-type="float" office:value="26928" table:formula="of:=INT([.Q$2]+([.Q$130]-[.Q$2])*(ROW()-2)/128)" table:style-name="ce1">
            <text:p>26928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8832" table:formula="of:=INT([.I$2]+([.I$130]-[.I$2])*(ROW()-2)/128)" table:style-name="ce1">
            <text:p>8832</text:p>
          </table:table-cell>
          <table:table-cell office:value-type="float" office:value="11776" table:formula="of:=INT([.J$2]+([.J$130]-[.J$2])*(ROW()-2)/128)" table:style-name="ce1">
            <text:p>11776</text:p>
          </table:table-cell>
          <table:table-cell office:value-type="float" office:value="14720" table:formula="of:=INT([.K$2]+([.K$130]-[.K$2])*(ROW()-2)/128)" table:style-name="ce1">
            <text:p>14720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20608" table:formula="of:=INT([.M$2]+([.M$130]-[.M$2])*(ROW()-2)/128)" table:style-name="ce1">
            <text:p>20608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4704" table:formula="of:=INT([.O$2]+([.O$130]-[.O$2])*(ROW()-2)/128)" table:style-name="ce1">
            <text:p>24704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60" table:formula="of:=INT([.G$2]+([.G$130]-[.G$2])*(ROW()-2)/128)" table:style-name="ce1">
            <text:p>2960</text:p>
          </table:table-cell>
          <table:table-cell office:value-type="float" office:value="5920" table:formula="of:=INT([.H$2]+([.H$130]-[.H$2])*(ROW()-2)/128)" table:style-name="ce1">
            <text:p>5920</text:p>
          </table:table-cell>
          <table:table-cell office:value-type="float" office:value="8880" table:formula="of:=INT([.I$2]+([.I$130]-[.I$2])*(ROW()-2)/128)" table:style-name="ce1">
            <text:p>8880</text:p>
          </table:table-cell>
          <table:table-cell office:value-type="float" office:value="11840" table:formula="of:=INT([.J$2]+([.J$130]-[.J$2])*(ROW()-2)/128)" table:style-name="ce1">
            <text:p>11840</text:p>
          </table:table-cell>
          <table:table-cell office:value-type="float" office:value="14800" table:formula="of:=INT([.K$2]+([.K$130]-[.K$2])*(ROW()-2)/128)" table:style-name="ce1">
            <text:p>14800</text:p>
          </table:table-cell>
          <table:table-cell office:value-type="float" office:value="17760" table:formula="of:=INT([.L$2]+([.L$130]-[.L$2])*(ROW()-2)/128)" table:style-name="ce1">
            <text:p>17760</text:p>
          </table:table-cell>
          <table:table-cell office:value-type="float" office:value="20720" table:formula="of:=INT([.M$2]+([.M$130]-[.M$2])*(ROW()-2)/128)" table:style-name="ce1">
            <text:p>20720</text:p>
          </table:table-cell>
          <table:table-cell office:value-type="float" office:value="23680" table:formula="of:=INT([.N$2]+([.N$130]-[.N$2])*(ROW()-2)/128)" table:style-name="ce1">
            <text:p>23680</text:p>
          </table:table-cell>
          <table:table-cell office:value-type="float" office:value="24816" table:formula="of:=INT([.O$2]+([.O$130]-[.O$2])*(ROW()-2)/128)" table:style-name="ce1">
            <text:p>24816</text:p>
          </table:table-cell>
          <table:table-cell office:value-type="float" office:value="25952" table:formula="of:=INT([.P$2]+([.P$130]-[.P$2])*(ROW()-2)/128)" table:style-name="ce1">
            <text:p>25952</text:p>
          </table:table-cell>
          <table:table-cell office:value-type="float" office:value="27088" table:formula="of:=INT([.Q$2]+([.Q$130]-[.Q$2])*(ROW()-2)/128)" table:style-name="ce1">
            <text:p>27088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76" table:formula="of:=INT([.G$2]+([.G$130]-[.G$2])*(ROW()-2)/128)" table:style-name="ce1">
            <text:p>2976</text:p>
          </table:table-cell>
          <table:table-cell office:value-type="float" office:value="5952" table:formula="of:=INT([.H$2]+([.H$130]-[.H$2])*(ROW()-2)/128)" table:style-name="ce1">
            <text:p>5952</text:p>
          </table:table-cell>
          <table:table-cell office:value-type="float" office:value="8928" table:formula="of:=INT([.I$2]+([.I$130]-[.I$2])*(ROW()-2)/128)" table:style-name="ce1">
            <text:p>8928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4880" table:formula="of:=INT([.K$2]+([.K$130]-[.K$2])*(ROW()-2)/128)" table:style-name="ce1">
            <text:p>14880</text:p>
          </table:table-cell>
          <table:table-cell office:value-type="float" office:value="17856" table:formula="of:=INT([.L$2]+([.L$130]-[.L$2])*(ROW()-2)/128)" table:style-name="ce1">
            <text:p>17856</text:p>
          </table:table-cell>
          <table:table-cell office:value-type="float" office:value="20832" table:formula="of:=INT([.M$2]+([.M$130]-[.M$2])*(ROW()-2)/128)" table:style-name="ce1">
            <text:p>20832</text:p>
          </table:table-cell>
          <table:table-cell office:value-type="float" office:value="23808" table:formula="of:=INT([.N$2]+([.N$130]-[.N$2])*(ROW()-2)/128)" table:style-name="ce1">
            <text:p>23808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048" table:formula="of:=INT([.P$2]+([.P$130]-[.P$2])*(ROW()-2)/128)" table:style-name="ce1">
            <text:p>26048</text:p>
          </table:table-cell>
          <table:table-cell office:value-type="float" office:value="27168" table:formula="of:=INT([.Q$2]+([.Q$130]-[.Q$2])*(ROW()-2)/128)" table:style-name="ce1">
            <text:p>2716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92" table:formula="of:=INT([.G$2]+([.G$130]-[.G$2])*(ROW()-2)/128)" table:style-name="ce1">
            <text:p>2992</text:p>
          </table:table-cell>
          <table:table-cell office:value-type="float" office:value="5984" table:formula="of:=INT([.H$2]+([.H$130]-[.H$2])*(ROW()-2)/128)" table:style-name="ce1">
            <text:p>5984</text:p>
          </table:table-cell>
          <table:table-cell office:value-type="float" office:value="8976" table:formula="of:=INT([.I$2]+([.I$130]-[.I$2])*(ROW()-2)/128)" table:style-name="ce1">
            <text:p>8976</text:p>
          </table:table-cell>
          <table:table-cell office:value-type="float" office:value="11968" table:formula="of:=INT([.J$2]+([.J$130]-[.J$2])*(ROW()-2)/128)" table:style-name="ce1">
            <text:p>11968</text:p>
          </table:table-cell>
          <table:table-cell office:value-type="float" office:value="14960" table:formula="of:=INT([.K$2]+([.K$130]-[.K$2])*(ROW()-2)/128)" table:style-name="ce1">
            <text:p>14960</text:p>
          </table:table-cell>
          <table:table-cell office:value-type="float" office:value="17952" table:formula="of:=INT([.L$2]+([.L$130]-[.L$2])*(ROW()-2)/128)" table:style-name="ce1">
            <text:p>17952</text:p>
          </table:table-cell>
          <table:table-cell office:value-type="float" office:value="20944" table:formula="of:=INT([.M$2]+([.M$130]-[.M$2])*(ROW()-2)/128)" table:style-name="ce1">
            <text:p>2094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040" table:formula="of:=INT([.O$2]+([.O$130]-[.O$2])*(ROW()-2)/128)" table:style-name="ce1">
            <text:p>25040</text:p>
          </table:table-cell>
          <table:table-cell office:value-type="float" office:value="26144" table:formula="of:=INT([.P$2]+([.P$130]-[.P$2])*(ROW()-2)/128)" table:style-name="ce1">
            <text:p>26144</text:p>
          </table:table-cell>
          <table:table-cell office:value-type="float" office:value="27248" table:formula="of:=INT([.Q$2]+([.Q$130]-[.Q$2])*(ROW()-2)/128)" table:style-name="ce1">
            <text:p>27248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9024" table:formula="of:=INT([.I$2]+([.I$130]-[.I$2])*(ROW()-2)/128)" table:style-name="ce1">
            <text:p>9024</text:p>
          </table:table-cell>
          <table:table-cell office:value-type="float" office:value="12032" table:formula="of:=INT([.J$2]+([.J$130]-[.J$2])*(ROW()-2)/128)" table:style-name="ce1">
            <text:p>12032</text:p>
          </table:table-cell>
          <table:table-cell office:value-type="float" office:value="15040" table:formula="of:=INT([.K$2]+([.K$130]-[.K$2])*(ROW()-2)/128)" table:style-name="ce1">
            <text:p>15040</text:p>
          </table:table-cell>
          <table:table-cell office:value-type="float" office:value="18048" table:formula="of:=INT([.L$2]+([.L$130]-[.L$2])*(ROW()-2)/128)" table:style-name="ce1">
            <text:p>18048</text:p>
          </table:table-cell>
          <table:table-cell office:value-type="float" office:value="21056" table:formula="of:=INT([.M$2]+([.M$130]-[.M$2])*(ROW()-2)/128)" table:style-name="ce1">
            <text:p>21056</text:p>
          </table:table-cell>
          <table:table-cell office:value-type="float" office:value="24064" table:formula="of:=INT([.N$2]+([.N$130]-[.N$2])*(ROW()-2)/128)" table:style-name="ce1">
            <text:p>24064</text:p>
          </table:table-cell>
          <table:table-cell office:value-type="float" office:value="25152" table:formula="of:=INT([.O$2]+([.O$130]-[.O$2])*(ROW()-2)/128)" table:style-name="ce1">
            <text:p>25152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328" table:formula="of:=INT([.Q$2]+([.Q$130]-[.Q$2])*(ROW()-2)/128)" table:style-name="ce1">
            <text:p>27328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24" table:formula="of:=INT([.G$2]+([.G$130]-[.G$2])*(ROW()-2)/128)" table:style-name="ce1">
            <text:p>3024</text:p>
          </table:table-cell>
          <table:table-cell office:value-type="float" office:value="6048" table:formula="of:=INT([.H$2]+([.H$130]-[.H$2])*(ROW()-2)/128)" table:style-name="ce1">
            <text:p>6048</text:p>
          </table:table-cell>
          <table:table-cell office:value-type="float" office:value="9072" table:formula="of:=INT([.I$2]+([.I$130]-[.I$2])*(ROW()-2)/128)" table:style-name="ce1">
            <text:p>9072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5120" table:formula="of:=INT([.K$2]+([.K$130]-[.K$2])*(ROW()-2)/128)" table:style-name="ce1">
            <text:p>15120</text:p>
          </table:table-cell>
          <table:table-cell office:value-type="float" office:value="18144" table:formula="of:=INT([.L$2]+([.L$130]-[.L$2])*(ROW()-2)/128)" table:style-name="ce1">
            <text:p>18144</text:p>
          </table:table-cell>
          <table:table-cell office:value-type="float" office:value="21168" table:formula="of:=INT([.M$2]+([.M$130]-[.M$2])*(ROW()-2)/128)" table:style-name="ce1">
            <text:p>21168</text:p>
          </table:table-cell>
          <table:table-cell office:value-type="float" office:value="24192" table:formula="of:=INT([.N$2]+([.N$130]-[.N$2])*(ROW()-2)/128)" table:style-name="ce1">
            <text:p>24192</text:p>
          </table:table-cell>
          <table:table-cell office:value-type="float" office:value="25264" table:formula="of:=INT([.O$2]+([.O$130]-[.O$2])*(ROW()-2)/128)" table:style-name="ce1">
            <text:p>25264</text:p>
          </table:table-cell>
          <table:table-cell office:value-type="float" office:value="26336" table:formula="of:=INT([.P$2]+([.P$130]-[.P$2])*(ROW()-2)/128)" table:style-name="ce1">
            <text:p>26336</text:p>
          </table:table-cell>
          <table:table-cell office:value-type="float" office:value="27408" table:formula="of:=INT([.Q$2]+([.Q$130]-[.Q$2])*(ROW()-2)/128)" table:style-name="ce1">
            <text:p>27408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40" table:formula="of:=INT([.G$2]+([.G$130]-[.G$2])*(ROW()-2)/128)" table:style-name="ce1">
            <text:p>3040</text:p>
          </table:table-cell>
          <table:table-cell office:value-type="float" office:value="6080" table:formula="of:=INT([.H$2]+([.H$130]-[.H$2])*(ROW()-2)/128)" table:style-name="ce1">
            <text:p>6080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2160" table:formula="of:=INT([.J$2]+([.J$130]-[.J$2])*(ROW()-2)/128)" table:style-name="ce1">
            <text:p>12160</text:p>
          </table:table-cell>
          <table:table-cell office:value-type="float" office:value="15200" table:formula="of:=INT([.K$2]+([.K$130]-[.K$2])*(ROW()-2)/128)" table:style-name="ce1">
            <text:p>15200</text:p>
          </table:table-cell>
          <table:table-cell office:value-type="float" office:value="18240" table:formula="of:=INT([.L$2]+([.L$130]-[.L$2])*(ROW()-2)/128)" table:style-name="ce1">
            <text:p>18240</text:p>
          </table:table-cell>
          <table:table-cell office:value-type="float" office:value="21280" table:formula="of:=INT([.M$2]+([.M$130]-[.M$2])*(ROW()-2)/128)" table:style-name="ce1">
            <text:p>21280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376" table:formula="of:=INT([.O$2]+([.O$130]-[.O$2])*(ROW()-2)/128)" table:style-name="ce1">
            <text:p>25376</text:p>
          </table:table-cell>
          <table:table-cell office:value-type="float" office:value="26432" table:formula="of:=INT([.P$2]+([.P$130]-[.P$2])*(ROW()-2)/128)" table:style-name="ce1">
            <text:p>26432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56" table:formula="of:=INT([.G$2]+([.G$130]-[.G$2])*(ROW()-2)/128)" table:style-name="ce1">
            <text:p>3056</text:p>
          </table:table-cell>
          <table:table-cell office:value-type="float" office:value="6112" table:formula="of:=INT([.H$2]+([.H$130]-[.H$2])*(ROW()-2)/128)" table:style-name="ce1">
            <text:p>6112</text:p>
          </table:table-cell>
          <table:table-cell office:value-type="float" office:value="9168" table:formula="of:=INT([.I$2]+([.I$130]-[.I$2])*(ROW()-2)/128)" table:style-name="ce1">
            <text:p>9168</text:p>
          </table:table-cell>
          <table:table-cell office:value-type="float" office:value="12224" table:formula="of:=INT([.J$2]+([.J$130]-[.J$2])*(ROW()-2)/128)" table:style-name="ce1">
            <text:p>12224</text:p>
          </table:table-cell>
          <table:table-cell office:value-type="float" office:value="15280" table:formula="of:=INT([.K$2]+([.K$130]-[.K$2])*(ROW()-2)/128)" table:style-name="ce1">
            <text:p>15280</text:p>
          </table:table-cell>
          <table:table-cell office:value-type="float" office:value="18336" table:formula="of:=INT([.L$2]+([.L$130]-[.L$2])*(ROW()-2)/128)" table:style-name="ce1">
            <text:p>18336</text:p>
          </table:table-cell>
          <table:table-cell office:value-type="float" office:value="21392" table:formula="of:=INT([.M$2]+([.M$130]-[.M$2])*(ROW()-2)/128)" table:style-name="ce1">
            <text:p>21392</text:p>
          </table:table-cell>
          <table:table-cell office:value-type="float" office:value="24448" table:formula="of:=INT([.N$2]+([.N$130]-[.N$2])*(ROW()-2)/128)" table:style-name="ce1">
            <text:p>24448</text:p>
          </table:table-cell>
          <table:table-cell office:value-type="float" office:value="25488" table:formula="of:=INT([.O$2]+([.O$130]-[.O$2])*(ROW()-2)/128)" table:style-name="ce1">
            <text:p>25488</text:p>
          </table:table-cell>
          <table:table-cell office:value-type="float" office:value="26528" table:formula="of:=INT([.P$2]+([.P$130]-[.P$2])*(ROW()-2)/128)" table:style-name="ce1">
            <text:p>26528</text:p>
          </table:table-cell>
          <table:table-cell office:value-type="float" office:value="27568" table:formula="of:=INT([.Q$2]+([.Q$130]-[.Q$2])*(ROW()-2)/128)" table:style-name="ce1">
            <text:p>2756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9216" table:formula="of:=INT([.I$2]+([.I$130]-[.I$2])*(ROW()-2)/128)" table:style-name="ce1">
            <text:p>9216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5360" table:formula="of:=INT([.K$2]+([.K$130]-[.K$2])*(ROW()-2)/128)" table:style-name="ce1">
            <text:p>15360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1504" table:formula="of:=INT([.M$2]+([.M$130]-[.M$2])*(ROW()-2)/128)" table:style-name="ce1">
            <text:p>21504</text:p>
          </table:table-cell>
          <table:table-cell office:value-type="float" office:value="24576" table:formula="of:=INT([.N$2]+([.N$130]-[.N$2])*(ROW()-2)/128)" table:style-name="ce1">
            <text:p>24576</text:p>
          </table:table-cell>
          <table:table-cell office:value-type="float" office:value="25600" table:formula="of:=INT([.O$2]+([.O$130]-[.O$2])*(ROW()-2)/128)" table:style-name="ce1">
            <text:p>25600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7648" table:formula="of:=INT([.Q$2]+([.Q$130]-[.Q$2])*(ROW()-2)/128)" table:style-name="ce1">
            <text:p>27648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88" table:formula="of:=INT([.G$2]+([.G$130]-[.G$2])*(ROW()-2)/128)" table:style-name="ce1">
            <text:p>3088</text:p>
          </table:table-cell>
          <table:table-cell office:value-type="float" office:value="6176" table:formula="of:=INT([.H$2]+([.H$130]-[.H$2])*(ROW()-2)/128)" table:style-name="ce1">
            <text:p>6176</text:p>
          </table:table-cell>
          <table:table-cell office:value-type="float" office:value="9264" table:formula="of:=INT([.I$2]+([.I$130]-[.I$2])*(ROW()-2)/128)" table:style-name="ce1">
            <text:p>9264</text:p>
          </table:table-cell>
          <table:table-cell office:value-type="float" office:value="12352" table:formula="of:=INT([.J$2]+([.J$130]-[.J$2])*(ROW()-2)/128)" table:style-name="ce1">
            <text:p>12352</text:p>
          </table:table-cell>
          <table:table-cell office:value-type="float" office:value="15440" table:formula="of:=INT([.K$2]+([.K$130]-[.K$2])*(ROW()-2)/128)" table:style-name="ce1">
            <text:p>15440</text:p>
          </table:table-cell>
          <table:table-cell office:value-type="float" office:value="18528" table:formula="of:=INT([.L$2]+([.L$130]-[.L$2])*(ROW()-2)/128)" table:style-name="ce1">
            <text:p>18528</text:p>
          </table:table-cell>
          <table:table-cell office:value-type="float" office:value="21616" table:formula="of:=INT([.M$2]+([.M$130]-[.M$2])*(ROW()-2)/128)" table:style-name="ce1">
            <text:p>21616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5712" table:formula="of:=INT([.O$2]+([.O$130]-[.O$2])*(ROW()-2)/128)" table:style-name="ce1">
            <text:p>25712</text:p>
          </table:table-cell>
          <table:table-cell office:value-type="float" office:value="26720" table:formula="of:=INT([.P$2]+([.P$130]-[.P$2])*(ROW()-2)/128)" table:style-name="ce1">
            <text:p>26720</text:p>
          </table:table-cell>
          <table:table-cell office:value-type="float" office:value="27728" table:formula="of:=INT([.Q$2]+([.Q$130]-[.Q$2])*(ROW()-2)/128)" table:style-name="ce1">
            <text:p>27728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04" table:formula="of:=INT([.G$2]+([.G$130]-[.G$2])*(ROW()-2)/128)" table:style-name="ce1">
            <text:p>3104</text:p>
          </table:table-cell>
          <table:table-cell office:value-type="float" office:value="6208" table:formula="of:=INT([.H$2]+([.H$130]-[.H$2])*(ROW()-2)/128)" table:style-name="ce1">
            <text:p>6208</text:p>
          </table:table-cell>
          <table:table-cell office:value-type="float" office:value="9312" table:formula="of:=INT([.I$2]+([.I$130]-[.I$2])*(ROW()-2)/128)" table:style-name="ce1">
            <text:p>9312</text:p>
          </table:table-cell>
          <table:table-cell office:value-type="float" office:value="12416" table:formula="of:=INT([.J$2]+([.J$130]-[.J$2])*(ROW()-2)/128)" table:style-name="ce1">
            <text:p>12416</text:p>
          </table:table-cell>
          <table:table-cell office:value-type="float" office:value="15520" table:formula="of:=INT([.K$2]+([.K$130]-[.K$2])*(ROW()-2)/128)" table:style-name="ce1">
            <text:p>15520</text:p>
          </table:table-cell>
          <table:table-cell office:value-type="float" office:value="18624" table:formula="of:=INT([.L$2]+([.L$130]-[.L$2])*(ROW()-2)/128)" table:style-name="ce1">
            <text:p>18624</text:p>
          </table:table-cell>
          <table:table-cell office:value-type="float" office:value="21728" table:formula="of:=INT([.M$2]+([.M$130]-[.M$2])*(ROW()-2)/128)" table:style-name="ce1">
            <text:p>21728</text:p>
          </table:table-cell>
          <table:table-cell office:value-type="float" office:value="24832" table:formula="of:=INT([.N$2]+([.N$130]-[.N$2])*(ROW()-2)/128)" table:style-name="ce1">
            <text:p>24832</text:p>
          </table:table-cell>
          <table:table-cell office:value-type="float" office:value="25824" table:formula="of:=INT([.O$2]+([.O$130]-[.O$2])*(ROW()-2)/128)" table:style-name="ce1">
            <text:p>25824</text:p>
          </table:table-cell>
          <table:table-cell office:value-type="float" office:value="26816" table:formula="of:=INT([.P$2]+([.P$130]-[.P$2])*(ROW()-2)/128)" table:style-name="ce1">
            <text:p>26816</text:p>
          </table:table-cell>
          <table:table-cell office:value-type="float" office:value="27808" table:formula="of:=INT([.Q$2]+([.Q$130]-[.Q$2])*(ROW()-2)/128)" table:style-name="ce1">
            <text:p>27808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20" table:formula="of:=INT([.G$2]+([.G$130]-[.G$2])*(ROW()-2)/128)" table:style-name="ce1">
            <text:p>3120</text:p>
          </table:table-cell>
          <table:table-cell office:value-type="float" office:value="6240" table:formula="of:=INT([.H$2]+([.H$130]-[.H$2])*(ROW()-2)/128)" table:style-name="ce1">
            <text:p>6240</text:p>
          </table:table-cell>
          <table:table-cell office:value-type="float" office:value="9360" table:formula="of:=INT([.I$2]+([.I$130]-[.I$2])*(ROW()-2)/128)" table:style-name="ce1">
            <text:p>936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5600" table:formula="of:=INT([.K$2]+([.K$130]-[.K$2])*(ROW()-2)/128)" table:style-name="ce1">
            <text:p>15600</text:p>
          </table:table-cell>
          <table:table-cell office:value-type="float" office:value="18720" table:formula="of:=INT([.L$2]+([.L$130]-[.L$2])*(ROW()-2)/128)" table:style-name="ce1">
            <text:p>18720</text:p>
          </table:table-cell>
          <table:table-cell office:value-type="float" office:value="21840" table:formula="of:=INT([.M$2]+([.M$130]-[.M$2])*(ROW()-2)/128)" table:style-name="ce1">
            <text:p>21840</text:p>
          </table:table-cell>
          <table:table-cell office:value-type="float" office:value="24960" table:formula="of:=INT([.N$2]+([.N$130]-[.N$2])*(ROW()-2)/128)" table:style-name="ce1">
            <text:p>24960</text:p>
          </table:table-cell>
          <table:table-cell office:value-type="float" office:value="25936" table:formula="of:=INT([.O$2]+([.O$130]-[.O$2])*(ROW()-2)/128)" table:style-name="ce1">
            <text:p>25936</text:p>
          </table:table-cell>
          <table:table-cell office:value-type="float" office:value="26912" table:formula="of:=INT([.P$2]+([.P$130]-[.P$2])*(ROW()-2)/128)" table:style-name="ce1">
            <text:p>26912</text:p>
          </table:table-cell>
          <table:table-cell office:value-type="float" office:value="27888" table:formula="of:=INT([.Q$2]+([.Q$130]-[.Q$2])*(ROW()-2)/128)" table:style-name="ce1">
            <text:p>27888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9408" table:formula="of:=INT([.I$2]+([.I$130]-[.I$2])*(ROW()-2)/128)" table:style-name="ce1">
            <text:p>9408</text:p>
          </table:table-cell>
          <table:table-cell office:value-type="float" office:value="12544" table:formula="of:=INT([.J$2]+([.J$130]-[.J$2])*(ROW()-2)/128)" table:style-name="ce1">
            <text:p>12544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8816" table:formula="of:=INT([.L$2]+([.L$130]-[.L$2])*(ROW()-2)/128)" table:style-name="ce1">
            <text:p>18816</text:p>
          </table:table-cell>
          <table:table-cell office:value-type="float" office:value="21952" table:formula="of:=INT([.M$2]+([.M$130]-[.M$2])*(ROW()-2)/128)" table:style-name="ce1">
            <text:p>21952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52" table:formula="of:=INT([.G$2]+([.G$130]-[.G$2])*(ROW()-2)/128)" table:style-name="ce1">
            <text:p>3152</text:p>
          </table:table-cell>
          <table:table-cell office:value-type="float" office:value="6304" table:formula="of:=INT([.H$2]+([.H$130]-[.H$2])*(ROW()-2)/128)" table:style-name="ce1">
            <text:p>6304</text:p>
          </table:table-cell>
          <table:table-cell office:value-type="float" office:value="9456" table:formula="of:=INT([.I$2]+([.I$130]-[.I$2])*(ROW()-2)/128)" table:style-name="ce1">
            <text:p>9456</text:p>
          </table:table-cell>
          <table:table-cell office:value-type="float" office:value="12608" table:formula="of:=INT([.J$2]+([.J$130]-[.J$2])*(ROW()-2)/128)" table:style-name="ce1">
            <text:p>12608</text:p>
          </table:table-cell>
          <table:table-cell office:value-type="float" office:value="15760" table:formula="of:=INT([.K$2]+([.K$130]-[.K$2])*(ROW()-2)/128)" table:style-name="ce1">
            <text:p>15760</text:p>
          </table:table-cell>
          <table:table-cell office:value-type="float" office:value="18912" table:formula="of:=INT([.L$2]+([.L$130]-[.L$2])*(ROW()-2)/128)" table:style-name="ce1">
            <text:p>18912</text:p>
          </table:table-cell>
          <table:table-cell office:value-type="float" office:value="22064" table:formula="of:=INT([.M$2]+([.M$130]-[.M$2])*(ROW()-2)/128)" table:style-name="ce1">
            <text:p>22064</text:p>
          </table:table-cell>
          <table:table-cell office:value-type="float" office:value="25216" table:formula="of:=INT([.N$2]+([.N$130]-[.N$2])*(ROW()-2)/128)" table:style-name="ce1">
            <text:p>25216</text:p>
          </table:table-cell>
          <table:table-cell office:value-type="float" office:value="26160" table:formula="of:=INT([.O$2]+([.O$130]-[.O$2])*(ROW()-2)/128)" table:style-name="ce1">
            <text:p>26160</text:p>
          </table:table-cell>
          <table:table-cell office:value-type="float" office:value="27104" table:formula="of:=INT([.P$2]+([.P$130]-[.P$2])*(ROW()-2)/128)" table:style-name="ce1">
            <text:p>27104</text:p>
          </table:table-cell>
          <table:table-cell office:value-type="float" office:value="28048" table:formula="of:=INT([.Q$2]+([.Q$130]-[.Q$2])*(ROW()-2)/128)" table:style-name="ce1">
            <text:p>28048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68" table:formula="of:=INT([.G$2]+([.G$130]-[.G$2])*(ROW()-2)/128)" table:style-name="ce1">
            <text:p>3168</text:p>
          </table:table-cell>
          <table:table-cell office:value-type="float" office:value="6336" table:formula="of:=INT([.H$2]+([.H$130]-[.H$2])*(ROW()-2)/128)" table:style-name="ce1">
            <text:p>6336</text:p>
          </table:table-cell>
          <table:table-cell office:value-type="float" office:value="9504" table:formula="of:=INT([.I$2]+([.I$130]-[.I$2])*(ROW()-2)/128)" table:style-name="ce1">
            <text:p>9504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5840" table:formula="of:=INT([.K$2]+([.K$130]-[.K$2])*(ROW()-2)/128)" table:style-name="ce1">
            <text:p>15840</text:p>
          </table:table-cell>
          <table:table-cell office:value-type="float" office:value="19008" table:formula="of:=INT([.L$2]+([.L$130]-[.L$2])*(ROW()-2)/128)" table:style-name="ce1">
            <text:p>19008</text:p>
          </table:table-cell>
          <table:table-cell office:value-type="float" office:value="22176" table:formula="of:=INT([.M$2]+([.M$130]-[.M$2])*(ROW()-2)/128)" table:style-name="ce1">
            <text:p>22176</text:p>
          </table:table-cell>
          <table:table-cell office:value-type="float" office:value="25344" table:formula="of:=INT([.N$2]+([.N$130]-[.N$2])*(ROW()-2)/128)" table:style-name="ce1">
            <text:p>25344</text:p>
          </table:table-cell>
          <table:table-cell office:value-type="float" office:value="26272" table:formula="of:=INT([.O$2]+([.O$130]-[.O$2])*(ROW()-2)/128)" table:style-name="ce1">
            <text:p>26272</text:p>
          </table:table-cell>
          <table:table-cell office:value-type="float" office:value="27200" table:formula="of:=INT([.P$2]+([.P$130]-[.P$2])*(ROW()-2)/128)" table:style-name="ce1">
            <text:p>27200</text:p>
          </table:table-cell>
          <table:table-cell office:value-type="float" office:value="28128" table:formula="of:=INT([.Q$2]+([.Q$130]-[.Q$2])*(ROW()-2)/128)" table:style-name="ce1">
            <text:p>28128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84" table:formula="of:=INT([.G$2]+([.G$130]-[.G$2])*(ROW()-2)/128)" table:style-name="ce1">
            <text:p>3184</text:p>
          </table:table-cell>
          <table:table-cell office:value-type="float" office:value="6368" table:formula="of:=INT([.H$2]+([.H$130]-[.H$2])*(ROW()-2)/128)" table:style-name="ce1">
            <text:p>6368</text:p>
          </table:table-cell>
          <table:table-cell office:value-type="float" office:value="9552" table:formula="of:=INT([.I$2]+([.I$130]-[.I$2])*(ROW()-2)/128)" table:style-name="ce1">
            <text:p>9552</text:p>
          </table:table-cell>
          <table:table-cell office:value-type="float" office:value="12736" table:formula="of:=INT([.J$2]+([.J$130]-[.J$2])*(ROW()-2)/128)" table:style-name="ce1">
            <text:p>12736</text:p>
          </table:table-cell>
          <table:table-cell office:value-type="float" office:value="15920" table:formula="of:=INT([.K$2]+([.K$130]-[.K$2])*(ROW()-2)/128)" table:style-name="ce1">
            <text:p>15920</text:p>
          </table:table-cell>
          <table:table-cell office:value-type="float" office:value="19104" table:formula="of:=INT([.L$2]+([.L$130]-[.L$2])*(ROW()-2)/128)" table:style-name="ce1">
            <text:p>19104</text:p>
          </table:table-cell>
          <table:table-cell office:value-type="float" office:value="22288" table:formula="of:=INT([.M$2]+([.M$130]-[.M$2])*(ROW()-2)/128)" table:style-name="ce1">
            <text:p>22288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384" table:formula="of:=INT([.O$2]+([.O$130]-[.O$2])*(ROW()-2)/128)" table:style-name="ce1">
            <text:p>26384</text:p>
          </table:table-cell>
          <table:table-cell office:value-type="float" office:value="27296" table:formula="of:=INT([.P$2]+([.P$130]-[.P$2])*(ROW()-2)/128)" table:style-name="ce1">
            <text:p>27296</text:p>
          </table:table-cell>
          <table:table-cell office:value-type="float" office:value="28208" table:formula="of:=INT([.Q$2]+([.Q$130]-[.Q$2])*(ROW()-2)/128)" table:style-name="ce1">
            <text:p>28208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2800" table:formula="of:=INT([.J$2]+([.J$130]-[.J$2])*(ROW()-2)/128)" table:style-name="ce1">
            <text:p>12800</text:p>
          </table:table-cell>
          <table:table-cell office:value-type="float" office:value="16000" table:formula="of:=INT([.K$2]+([.K$130]-[.K$2])*(ROW()-2)/128)" table:style-name="ce1">
            <text:p>160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2400" table:formula="of:=INT([.M$2]+([.M$130]-[.M$2])*(ROW()-2)/128)" table:style-name="ce1">
            <text:p>22400</text:p>
          </table:table-cell>
          <table:table-cell office:value-type="float" office:value="25600" table:formula="of:=INT([.N$2]+([.N$130]-[.N$2])*(ROW()-2)/128)" table:style-name="ce1">
            <text:p>25600</text:p>
          </table:table-cell>
          <table:table-cell office:value-type="float" office:value="26496" table:formula="of:=INT([.O$2]+([.O$130]-[.O$2])*(ROW()-2)/128)" table:style-name="ce1">
            <text:p>26496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288" table:formula="of:=INT([.Q$2]+([.Q$130]-[.Q$2])*(ROW()-2)/128)" table:style-name="ce1">
            <text:p>28288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16" table:formula="of:=INT([.G$2]+([.G$130]-[.G$2])*(ROW()-2)/128)" table:style-name="ce1">
            <text:p>3216</text:p>
          </table:table-cell>
          <table:table-cell office:value-type="float" office:value="6432" table:formula="of:=INT([.H$2]+([.H$130]-[.H$2])*(ROW()-2)/128)" table:style-name="ce1">
            <text:p>6432</text:p>
          </table:table-cell>
          <table:table-cell office:value-type="float" office:value="9648" table:formula="of:=INT([.I$2]+([.I$130]-[.I$2])*(ROW()-2)/128)" table:style-name="ce1">
            <text:p>9648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6080" table:formula="of:=INT([.K$2]+([.K$130]-[.K$2])*(ROW()-2)/128)" table:style-name="ce1">
            <text:p>16080</text:p>
          </table:table-cell>
          <table:table-cell office:value-type="float" office:value="19296" table:formula="of:=INT([.L$2]+([.L$130]-[.L$2])*(ROW()-2)/128)" table:style-name="ce1">
            <text:p>19296</text:p>
          </table:table-cell>
          <table:table-cell office:value-type="float" office:value="22512" table:formula="of:=INT([.M$2]+([.M$130]-[.M$2])*(ROW()-2)/128)" table:style-name="ce1">
            <text:p>22512</text:p>
          </table:table-cell>
          <table:table-cell office:value-type="float" office:value="25728" table:formula="of:=INT([.N$2]+([.N$130]-[.N$2])*(ROW()-2)/128)" table:style-name="ce1">
            <text:p>25728</text:p>
          </table:table-cell>
          <table:table-cell office:value-type="float" office:value="26608" table:formula="of:=INT([.O$2]+([.O$130]-[.O$2])*(ROW()-2)/128)" table:style-name="ce1">
            <text:p>26608</text:p>
          </table:table-cell>
          <table:table-cell office:value-type="float" office:value="27488" table:formula="of:=INT([.P$2]+([.P$130]-[.P$2])*(ROW()-2)/128)" table:style-name="ce1">
            <text:p>27488</text:p>
          </table:table-cell>
          <table:table-cell office:value-type="float" office:value="28368" table:formula="of:=INT([.Q$2]+([.Q$130]-[.Q$2])*(ROW()-2)/128)" table:style-name="ce1">
            <text:p>2836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32" table:formula="of:=INT([.G$2]+([.G$130]-[.G$2])*(ROW()-2)/128)" table:style-name="ce1">
            <text:p>3232</text:p>
          </table:table-cell>
          <table:table-cell office:value-type="float" office:value="6464" table:formula="of:=INT([.H$2]+([.H$130]-[.H$2])*(ROW()-2)/128)" table:style-name="ce1">
            <text:p>6464</text:p>
          </table:table-cell>
          <table:table-cell office:value-type="float" office:value="9696" table:formula="of:=INT([.I$2]+([.I$130]-[.I$2])*(ROW()-2)/128)" table:style-name="ce1">
            <text:p>9696</text:p>
          </table:table-cell>
          <table:table-cell office:value-type="float" office:value="12928" table:formula="of:=INT([.J$2]+([.J$130]-[.J$2])*(ROW()-2)/128)" table:style-name="ce1">
            <text:p>12928</text:p>
          </table:table-cell>
          <table:table-cell office:value-type="float" office:value="16160" table:formula="of:=INT([.K$2]+([.K$130]-[.K$2])*(ROW()-2)/128)" table:style-name="ce1">
            <text:p>16160</text:p>
          </table:table-cell>
          <table:table-cell office:value-type="float" office:value="19392" table:formula="of:=INT([.L$2]+([.L$130]-[.L$2])*(ROW()-2)/128)" table:style-name="ce1">
            <text:p>19392</text:p>
          </table:table-cell>
          <table:table-cell office:value-type="float" office:value="22624" table:formula="of:=INT([.M$2]+([.M$130]-[.M$2])*(ROW()-2)/128)" table:style-name="ce1">
            <text:p>2262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6720" table:formula="of:=INT([.O$2]+([.O$130]-[.O$2])*(ROW()-2)/128)" table:style-name="ce1">
            <text:p>26720</text:p>
          </table:table-cell>
          <table:table-cell office:value-type="float" office:value="27584" table:formula="of:=INT([.P$2]+([.P$130]-[.P$2])*(ROW()-2)/128)" table:style-name="ce1">
            <text:p>27584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48" table:formula="of:=INT([.G$2]+([.G$130]-[.G$2])*(ROW()-2)/128)" table:style-name="ce1">
            <text:p>3248</text:p>
          </table:table-cell>
          <table:table-cell office:value-type="float" office:value="6496" table:formula="of:=INT([.H$2]+([.H$130]-[.H$2])*(ROW()-2)/128)" table:style-name="ce1">
            <text:p>6496</text:p>
          </table:table-cell>
          <table:table-cell office:value-type="float" office:value="9744" table:formula="of:=INT([.I$2]+([.I$130]-[.I$2])*(ROW()-2)/128)" table:style-name="ce1">
            <text:p>9744</text:p>
          </table:table-cell>
          <table:table-cell office:value-type="float" office:value="12992" table:formula="of:=INT([.J$2]+([.J$130]-[.J$2])*(ROW()-2)/128)" table:style-name="ce1">
            <text:p>12992</text:p>
          </table:table-cell>
          <table:table-cell office:value-type="float" office:value="16240" table:formula="of:=INT([.K$2]+([.K$130]-[.K$2])*(ROW()-2)/128)" table:style-name="ce1">
            <text:p>16240</text:p>
          </table:table-cell>
          <table:table-cell office:value-type="float" office:value="19488" table:formula="of:=INT([.L$2]+([.L$130]-[.L$2])*(ROW()-2)/128)" table:style-name="ce1">
            <text:p>19488</text:p>
          </table:table-cell>
          <table:table-cell office:value-type="float" office:value="22736" table:formula="of:=INT([.M$2]+([.M$130]-[.M$2])*(ROW()-2)/128)" table:style-name="ce1">
            <text:p>22736</text:p>
          </table:table-cell>
          <table:table-cell office:value-type="float" office:value="25984" table:formula="of:=INT([.N$2]+([.N$130]-[.N$2])*(ROW()-2)/128)" table:style-name="ce1">
            <text:p>25984</text:p>
          </table:table-cell>
          <table:table-cell office:value-type="float" office:value="26832" table:formula="of:=INT([.O$2]+([.O$130]-[.O$2])*(ROW()-2)/128)" table:style-name="ce1">
            <text:p>26832</text:p>
          </table:table-cell>
          <table:table-cell office:value-type="float" office:value="27680" table:formula="of:=INT([.P$2]+([.P$130]-[.P$2])*(ROW()-2)/128)" table:style-name="ce1">
            <text:p>27680</text:p>
          </table:table-cell>
          <table:table-cell office:value-type="float" office:value="28528" table:formula="of:=INT([.Q$2]+([.Q$130]-[.Q$2])*(ROW()-2)/128)" table:style-name="ce1">
            <text:p>28528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9792" table:formula="of:=INT([.I$2]+([.I$130]-[.I$2])*(ROW()-2)/128)" table:style-name="ce1">
            <text:p>9792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6320" table:formula="of:=INT([.K$2]+([.K$130]-[.K$2])*(ROW()-2)/128)" table:style-name="ce1">
            <text:p>16320</text:p>
          </table:table-cell>
          <table:table-cell office:value-type="float" office:value="19584" table:formula="of:=INT([.L$2]+([.L$130]-[.L$2])*(ROW()-2)/128)" table:style-name="ce1">
            <text:p>19584</text:p>
          </table:table-cell>
          <table:table-cell office:value-type="float" office:value="22848" table:formula="of:=INT([.M$2]+([.M$130]-[.M$2])*(ROW()-2)/128)" table:style-name="ce1">
            <text:p>22848</text:p>
          </table:table-cell>
          <table:table-cell office:value-type="float" office:value="26112" table:formula="of:=INT([.N$2]+([.N$130]-[.N$2])*(ROW()-2)/128)" table:style-name="ce1">
            <text:p>26112</text:p>
          </table:table-cell>
          <table:table-cell office:value-type="float" office:value="26944" table:formula="of:=INT([.O$2]+([.O$130]-[.O$2])*(ROW()-2)/128)" table:style-name="ce1">
            <text:p>26944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8608" table:formula="of:=INT([.Q$2]+([.Q$130]-[.Q$2])*(ROW()-2)/128)" table:style-name="ce1">
            <text:p>28608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80" table:formula="of:=INT([.G$2]+([.G$130]-[.G$2])*(ROW()-2)/128)" table:style-name="ce1">
            <text:p>3280</text:p>
          </table:table-cell>
          <table:table-cell office:value-type="float" office:value="6560" table:formula="of:=INT([.H$2]+([.H$130]-[.H$2])*(ROW()-2)/128)" table:style-name="ce1">
            <text:p>6560</text:p>
          </table:table-cell>
          <table:table-cell office:value-type="float" office:value="9840" table:formula="of:=INT([.I$2]+([.I$130]-[.I$2])*(ROW()-2)/128)" table:style-name="ce1">
            <text:p>9840</text:p>
          </table:table-cell>
          <table:table-cell office:value-type="float" office:value="13120" table:formula="of:=INT([.J$2]+([.J$130]-[.J$2])*(ROW()-2)/128)" table:style-name="ce1">
            <text:p>13120</text:p>
          </table:table-cell>
          <table:table-cell office:value-type="float" office:value="16400" table:formula="of:=INT([.K$2]+([.K$130]-[.K$2])*(ROW()-2)/128)" table:style-name="ce1">
            <text:p>16400</text:p>
          </table:table-cell>
          <table:table-cell office:value-type="float" office:value="19680" table:formula="of:=INT([.L$2]+([.L$130]-[.L$2])*(ROW()-2)/128)" table:style-name="ce1">
            <text:p>19680</text:p>
          </table:table-cell>
          <table:table-cell office:value-type="float" office:value="22960" table:formula="of:=INT([.M$2]+([.M$130]-[.M$2])*(ROW()-2)/128)" table:style-name="ce1">
            <text:p>22960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056" table:formula="of:=INT([.O$2]+([.O$130]-[.O$2])*(ROW()-2)/128)" table:style-name="ce1">
            <text:p>27056</text:p>
          </table:table-cell>
          <table:table-cell office:value-type="float" office:value="27872" table:formula="of:=INT([.P$2]+([.P$130]-[.P$2])*(ROW()-2)/128)" table:style-name="ce1">
            <text:p>27872</text:p>
          </table:table-cell>
          <table:table-cell office:value-type="float" office:value="28688" table:formula="of:=INT([.Q$2]+([.Q$130]-[.Q$2])*(ROW()-2)/128)" table:style-name="ce1">
            <text:p>28688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96" table:formula="of:=INT([.G$2]+([.G$130]-[.G$2])*(ROW()-2)/128)" table:style-name="ce1">
            <text:p>3296</text:p>
          </table:table-cell>
          <table:table-cell office:value-type="float" office:value="6592" table:formula="of:=INT([.H$2]+([.H$130]-[.H$2])*(ROW()-2)/128)" table:style-name="ce1">
            <text:p>6592</text:p>
          </table:table-cell>
          <table:table-cell office:value-type="float" office:value="9888" table:formula="of:=INT([.I$2]+([.I$130]-[.I$2])*(ROW()-2)/128)" table:style-name="ce1">
            <text:p>9888</text:p>
          </table:table-cell>
          <table:table-cell office:value-type="float" office:value="13184" table:formula="of:=INT([.J$2]+([.J$130]-[.J$2])*(ROW()-2)/128)" table:style-name="ce1">
            <text:p>13184</text:p>
          </table:table-cell>
          <table:table-cell office:value-type="float" office:value="16480" table:formula="of:=INT([.K$2]+([.K$130]-[.K$2])*(ROW()-2)/128)" table:style-name="ce1">
            <text:p>16480</text:p>
          </table:table-cell>
          <table:table-cell office:value-type="float" office:value="19776" table:formula="of:=INT([.L$2]+([.L$130]-[.L$2])*(ROW()-2)/128)" table:style-name="ce1">
            <text:p>19776</text:p>
          </table:table-cell>
          <table:table-cell office:value-type="float" office:value="23072" table:formula="of:=INT([.M$2]+([.M$130]-[.M$2])*(ROW()-2)/128)" table:style-name="ce1">
            <text:p>23072</text:p>
          </table:table-cell>
          <table:table-cell office:value-type="float" office:value="26368" table:formula="of:=INT([.N$2]+([.N$130]-[.N$2])*(ROW()-2)/128)" table:style-name="ce1">
            <text:p>2636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7968" table:formula="of:=INT([.P$2]+([.P$130]-[.P$2])*(ROW()-2)/128)" table:style-name="ce1">
            <text:p>27968</text:p>
          </table:table-cell>
          <table:table-cell office:value-type="float" office:value="28768" table:formula="of:=INT([.Q$2]+([.Q$130]-[.Q$2])*(ROW()-2)/128)" table:style-name="ce1">
            <text:p>287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12" table:formula="of:=INT([.G$2]+([.G$130]-[.G$2])*(ROW()-2)/128)" table:style-name="ce1">
            <text:p>3312</text:p>
          </table:table-cell>
          <table:table-cell office:value-type="float" office:value="6624" table:formula="of:=INT([.H$2]+([.H$130]-[.H$2])*(ROW()-2)/128)" table:style-name="ce1">
            <text:p>6624</text:p>
          </table:table-cell>
          <table:table-cell office:value-type="float" office:value="9936" table:formula="of:=INT([.I$2]+([.I$130]-[.I$2])*(ROW()-2)/128)" table:style-name="ce1">
            <text:p>9936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6560" table:formula="of:=INT([.K$2]+([.K$130]-[.K$2])*(ROW()-2)/128)" table:style-name="ce1">
            <text:p>16560</text:p>
          </table:table-cell>
          <table:table-cell office:value-type="float" office:value="19872" table:formula="of:=INT([.L$2]+([.L$130]-[.L$2])*(ROW()-2)/128)" table:style-name="ce1">
            <text:p>19872</text:p>
          </table:table-cell>
          <table:table-cell office:value-type="float" office:value="23184" table:formula="of:=INT([.M$2]+([.M$130]-[.M$2])*(ROW()-2)/128)" table:style-name="ce1">
            <text:p>23184</text:p>
          </table:table-cell>
          <table:table-cell office:value-type="float" office:value="26496" table:formula="of:=INT([.N$2]+([.N$130]-[.N$2])*(ROW()-2)/128)" table:style-name="ce1">
            <text:p>26496</text:p>
          </table:table-cell>
          <table:table-cell office:value-type="float" office:value="27280" table:formula="of:=INT([.O$2]+([.O$130]-[.O$2])*(ROW()-2)/128)" table:style-name="ce1">
            <text:p>27280</text:p>
          </table:table-cell>
          <table:table-cell office:value-type="float" office:value="28064" table:formula="of:=INT([.P$2]+([.P$130]-[.P$2])*(ROW()-2)/128)" table:style-name="ce1">
            <text:p>28064</text:p>
          </table:table-cell>
          <table:table-cell office:value-type="float" office:value="28848" table:formula="of:=INT([.Q$2]+([.Q$130]-[.Q$2])*(ROW()-2)/128)" table:style-name="ce1">
            <text:p>28848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9984" table:formula="of:=INT([.I$2]+([.I$130]-[.I$2])*(ROW()-2)/128)" table:style-name="ce1">
            <text:p>9984</text:p>
          </table:table-cell>
          <table:table-cell office:value-type="float" office:value="13312" table:formula="of:=INT([.J$2]+([.J$130]-[.J$2])*(ROW()-2)/128)" table:style-name="ce1">
            <text:p>13312</text:p>
          </table:table-cell>
          <table:table-cell office:value-type="float" office:value="16640" table:formula="of:=INT([.K$2]+([.K$130]-[.K$2])*(ROW()-2)/128)" table:style-name="ce1">
            <text:p>16640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3296" table:formula="of:=INT([.M$2]+([.M$130]-[.M$2])*(ROW()-2)/128)" table:style-name="ce1">
            <text:p>23296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392" table:formula="of:=INT([.O$2]+([.O$130]-[.O$2])*(ROW()-2)/128)" table:style-name="ce1">
            <text:p>27392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44" table:formula="of:=INT([.G$2]+([.G$130]-[.G$2])*(ROW()-2)/128)" table:style-name="ce1">
            <text:p>3344</text:p>
          </table:table-cell>
          <table:table-cell office:value-type="float" office:value="6688" table:formula="of:=INT([.H$2]+([.H$130]-[.H$2])*(ROW()-2)/128)" table:style-name="ce1">
            <text:p>6688</text:p>
          </table:table-cell>
          <table:table-cell office:value-type="float" office:value="10032" table:formula="of:=INT([.I$2]+([.I$130]-[.I$2])*(ROW()-2)/128)" table:style-name="ce1">
            <text:p>10032</text:p>
          </table:table-cell>
          <table:table-cell office:value-type="float" office:value="13376" table:formula="of:=INT([.J$2]+([.J$130]-[.J$2])*(ROW()-2)/128)" table:style-name="ce1">
            <text:p>13376</text:p>
          </table:table-cell>
          <table:table-cell office:value-type="float" office:value="16720" table:formula="of:=INT([.K$2]+([.K$130]-[.K$2])*(ROW()-2)/128)" table:style-name="ce1">
            <text:p>16720</text:p>
          </table:table-cell>
          <table:table-cell office:value-type="float" office:value="20064" table:formula="of:=INT([.L$2]+([.L$130]-[.L$2])*(ROW()-2)/128)" table:style-name="ce1">
            <text:p>20064</text:p>
          </table:table-cell>
          <table:table-cell office:value-type="float" office:value="23408" table:formula="of:=INT([.M$2]+([.M$130]-[.M$2])*(ROW()-2)/128)" table:style-name="ce1">
            <text:p>23408</text:p>
          </table:table-cell>
          <table:table-cell office:value-type="float" office:value="26752" table:formula="of:=INT([.N$2]+([.N$130]-[.N$2])*(ROW()-2)/128)" table:style-name="ce1">
            <text:p>26752</text:p>
          </table:table-cell>
          <table:table-cell office:value-type="float" office:value="27504" table:formula="of:=INT([.O$2]+([.O$130]-[.O$2])*(ROW()-2)/128)" table:style-name="ce1">
            <text:p>27504</text:p>
          </table:table-cell>
          <table:table-cell office:value-type="float" office:value="28256" table:formula="of:=INT([.P$2]+([.P$130]-[.P$2])*(ROW()-2)/128)" table:style-name="ce1">
            <text:p>28256</text:p>
          </table:table-cell>
          <table:table-cell office:value-type="float" office:value="29008" table:formula="of:=INT([.Q$2]+([.Q$130]-[.Q$2])*(ROW()-2)/128)" table:style-name="ce1">
            <text:p>29008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60" table:formula="of:=INT([.G$2]+([.G$130]-[.G$2])*(ROW()-2)/128)" table:style-name="ce1">
            <text:p>3360</text:p>
          </table:table-cell>
          <table:table-cell office:value-type="float" office:value="6720" table:formula="of:=INT([.H$2]+([.H$130]-[.H$2])*(ROW()-2)/128)" table:style-name="ce1">
            <text:p>6720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20160" table:formula="of:=INT([.L$2]+([.L$130]-[.L$2])*(ROW()-2)/128)" table:style-name="ce1">
            <text:p>20160</text:p>
          </table:table-cell>
          <table:table-cell office:value-type="float" office:value="23520" table:formula="of:=INT([.M$2]+([.M$130]-[.M$2])*(ROW()-2)/128)" table:style-name="ce1">
            <text:p>23520</text:p>
          </table:table-cell>
          <table:table-cell office:value-type="float" office:value="26880" table:formula="of:=INT([.N$2]+([.N$130]-[.N$2])*(ROW()-2)/128)" table:style-name="ce1">
            <text:p>26880</text:p>
          </table:table-cell>
          <table:table-cell office:value-type="float" office:value="27616" table:formula="of:=INT([.O$2]+([.O$130]-[.O$2])*(ROW()-2)/128)" table:style-name="ce1">
            <text:p>27616</text:p>
          </table:table-cell>
          <table:table-cell office:value-type="float" office:value="28352" table:formula="of:=INT([.P$2]+([.P$130]-[.P$2])*(ROW()-2)/128)" table:style-name="ce1">
            <text:p>28352</text:p>
          </table:table-cell>
          <table:table-cell office:value-type="float" office:value="29088" table:formula="of:=INT([.Q$2]+([.Q$130]-[.Q$2])*(ROW()-2)/128)" table:style-name="ce1">
            <text:p>29088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76" table:formula="of:=INT([.G$2]+([.G$130]-[.G$2])*(ROW()-2)/128)" table:style-name="ce1">
            <text:p>3376</text:p>
          </table:table-cell>
          <table:table-cell office:value-type="float" office:value="6752" table:formula="of:=INT([.H$2]+([.H$130]-[.H$2])*(ROW()-2)/128)" table:style-name="ce1">
            <text:p>6752</text:p>
          </table:table-cell>
          <table:table-cell office:value-type="float" office:value="10128" table:formula="of:=INT([.I$2]+([.I$130]-[.I$2])*(ROW()-2)/128)" table:style-name="ce1">
            <text:p>10128</text:p>
          </table:table-cell>
          <table:table-cell office:value-type="float" office:value="13504" table:formula="of:=INT([.J$2]+([.J$130]-[.J$2])*(ROW()-2)/128)" table:style-name="ce1">
            <text:p>13504</text:p>
          </table:table-cell>
          <table:table-cell office:value-type="float" office:value="16880" table:formula="of:=INT([.K$2]+([.K$130]-[.K$2])*(ROW()-2)/128)" table:style-name="ce1">
            <text:p>16880</text:p>
          </table:table-cell>
          <table:table-cell office:value-type="float" office:value="20256" table:formula="of:=INT([.L$2]+([.L$130]-[.L$2])*(ROW()-2)/128)" table:style-name="ce1">
            <text:p>20256</text:p>
          </table:table-cell>
          <table:table-cell office:value-type="float" office:value="23632" table:formula="of:=INT([.M$2]+([.M$130]-[.M$2])*(ROW()-2)/128)" table:style-name="ce1">
            <text:p>23632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728" table:formula="of:=INT([.O$2]+([.O$130]-[.O$2])*(ROW()-2)/128)" table:style-name="ce1">
            <text:p>27728</text:p>
          </table:table-cell>
          <table:table-cell office:value-type="float" office:value="28448" table:formula="of:=INT([.P$2]+([.P$130]-[.P$2])*(ROW()-2)/128)" table:style-name="ce1">
            <text:p>28448</text:p>
          </table:table-cell>
          <table:table-cell office:value-type="float" office:value="29168" table:formula="of:=INT([.Q$2]+([.Q$130]-[.Q$2])*(ROW()-2)/128)" table:style-name="ce1">
            <text:p>2916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10176" table:formula="of:=INT([.I$2]+([.I$130]-[.I$2])*(ROW()-2)/128)" table:style-name="ce1">
            <text:p>10176</text:p>
          </table:table-cell>
          <table:table-cell office:value-type="float" office:value="13568" table:formula="of:=INT([.J$2]+([.J$130]-[.J$2])*(ROW()-2)/128)" table:style-name="ce1">
            <text:p>13568</text:p>
          </table:table-cell>
          <table:table-cell office:value-type="float" office:value="16960" table:formula="of:=INT([.K$2]+([.K$130]-[.K$2])*(ROW()-2)/128)" table:style-name="ce1">
            <text:p>16960</text:p>
          </table:table-cell>
          <table:table-cell office:value-type="float" office:value="20352" table:formula="of:=INT([.L$2]+([.L$130]-[.L$2])*(ROW()-2)/128)" table:style-name="ce1">
            <text:p>20352</text:p>
          </table:table-cell>
          <table:table-cell office:value-type="float" office:value="23744" table:formula="of:=INT([.M$2]+([.M$130]-[.M$2])*(ROW()-2)/128)" table:style-name="ce1">
            <text:p>23744</text:p>
          </table:table-cell>
          <table:table-cell office:value-type="float" office:value="27136" table:formula="of:=INT([.N$2]+([.N$130]-[.N$2])*(ROW()-2)/128)" table:style-name="ce1">
            <text:p>27136</text:p>
          </table:table-cell>
          <table:table-cell office:value-type="float" office:value="27840" table:formula="of:=INT([.O$2]+([.O$130]-[.O$2])*(ROW()-2)/128)" table:style-name="ce1">
            <text:p>27840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248" table:formula="of:=INT([.Q$2]+([.Q$130]-[.Q$2])*(ROW()-2)/128)" table:style-name="ce1">
            <text:p>29248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08" table:formula="of:=INT([.G$2]+([.G$130]-[.G$2])*(ROW()-2)/128)" table:style-name="ce1">
            <text:p>3408</text:p>
          </table:table-cell>
          <table:table-cell office:value-type="float" office:value="6816" table:formula="of:=INT([.H$2]+([.H$130]-[.H$2])*(ROW()-2)/128)" table:style-name="ce1">
            <text:p>6816</text:p>
          </table:table-cell>
          <table:table-cell office:value-type="float" office:value="10224" table:formula="of:=INT([.I$2]+([.I$130]-[.I$2])*(ROW()-2)/128)" table:style-name="ce1">
            <text:p>10224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7040" table:formula="of:=INT([.K$2]+([.K$130]-[.K$2])*(ROW()-2)/128)" table:style-name="ce1">
            <text:p>17040</text:p>
          </table:table-cell>
          <table:table-cell office:value-type="float" office:value="20448" table:formula="of:=INT([.L$2]+([.L$130]-[.L$2])*(ROW()-2)/128)" table:style-name="ce1">
            <text:p>20448</text:p>
          </table:table-cell>
          <table:table-cell office:value-type="float" office:value="23856" table:formula="of:=INT([.M$2]+([.M$130]-[.M$2])*(ROW()-2)/128)" table:style-name="ce1">
            <text:p>23856</text:p>
          </table:table-cell>
          <table:table-cell office:value-type="float" office:value="27264" table:formula="of:=INT([.N$2]+([.N$130]-[.N$2])*(ROW()-2)/128)" table:style-name="ce1">
            <text:p>27264</text:p>
          </table:table-cell>
          <table:table-cell office:value-type="float" office:value="27952" table:formula="of:=INT([.O$2]+([.O$130]-[.O$2])*(ROW()-2)/128)" table:style-name="ce1">
            <text:p>27952</text:p>
          </table:table-cell>
          <table:table-cell office:value-type="float" office:value="28640" table:formula="of:=INT([.P$2]+([.P$130]-[.P$2])*(ROW()-2)/128)" table:style-name="ce1">
            <text:p>28640</text:p>
          </table:table-cell>
          <table:table-cell office:value-type="float" office:value="29328" table:formula="of:=INT([.Q$2]+([.Q$130]-[.Q$2])*(ROW()-2)/128)" table:style-name="ce1">
            <text:p>29328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24" table:formula="of:=INT([.G$2]+([.G$130]-[.G$2])*(ROW()-2)/128)" table:style-name="ce1">
            <text:p>3424</text:p>
          </table:table-cell>
          <table:table-cell office:value-type="float" office:value="6848" table:formula="of:=INT([.H$2]+([.H$130]-[.H$2])*(ROW()-2)/128)" table:style-name="ce1">
            <text:p>6848</text:p>
          </table:table-cell>
          <table:table-cell office:value-type="float" office:value="10272" table:formula="of:=INT([.I$2]+([.I$130]-[.I$2])*(ROW()-2)/128)" table:style-name="ce1">
            <text:p>10272</text:p>
          </table:table-cell>
          <table:table-cell office:value-type="float" office:value="13696" table:formula="of:=INT([.J$2]+([.J$130]-[.J$2])*(ROW()-2)/128)" table:style-name="ce1">
            <text:p>13696</text:p>
          </table:table-cell>
          <table:table-cell office:value-type="float" office:value="17120" table:formula="of:=INT([.K$2]+([.K$130]-[.K$2])*(ROW()-2)/128)" table:style-name="ce1">
            <text:p>17120</text:p>
          </table:table-cell>
          <table:table-cell office:value-type="float" office:value="20544" table:formula="of:=INT([.L$2]+([.L$130]-[.L$2])*(ROW()-2)/128)" table:style-name="ce1">
            <text:p>20544</text:p>
          </table:table-cell>
          <table:table-cell office:value-type="float" office:value="23968" table:formula="of:=INT([.M$2]+([.M$130]-[.M$2])*(ROW()-2)/128)" table:style-name="ce1">
            <text:p>23968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064" table:formula="of:=INT([.O$2]+([.O$130]-[.O$2])*(ROW()-2)/128)" table:style-name="ce1">
            <text:p>28064</text:p>
          </table:table-cell>
          <table:table-cell office:value-type="float" office:value="28736" table:formula="of:=INT([.P$2]+([.P$130]-[.P$2])*(ROW()-2)/128)" table:style-name="ce1">
            <text:p>28736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40" table:formula="of:=INT([.G$2]+([.G$130]-[.G$2])*(ROW()-2)/128)" table:style-name="ce1">
            <text:p>3440</text:p>
          </table:table-cell>
          <table:table-cell office:value-type="float" office:value="6880" table:formula="of:=INT([.H$2]+([.H$130]-[.H$2])*(ROW()-2)/128)" table:style-name="ce1">
            <text:p>6880</text:p>
          </table:table-cell>
          <table:table-cell office:value-type="float" office:value="10320" table:formula="of:=INT([.I$2]+([.I$130]-[.I$2])*(ROW()-2)/128)" table:style-name="ce1">
            <text:p>10320</text:p>
          </table:table-cell>
          <table:table-cell office:value-type="float" office:value="13760" table:formula="of:=INT([.J$2]+([.J$130]-[.J$2])*(ROW()-2)/128)" table:style-name="ce1">
            <text:p>13760</text:p>
          </table:table-cell>
          <table:table-cell office:value-type="float" office:value="17200" table:formula="of:=INT([.K$2]+([.K$130]-[.K$2])*(ROW()-2)/128)" table:style-name="ce1">
            <text:p>17200</text:p>
          </table:table-cell>
          <table:table-cell office:value-type="float" office:value="20640" table:formula="of:=INT([.L$2]+([.L$130]-[.L$2])*(ROW()-2)/128)" table:style-name="ce1">
            <text:p>20640</text:p>
          </table:table-cell>
          <table:table-cell office:value-type="float" office:value="24080" table:formula="of:=INT([.M$2]+([.M$130]-[.M$2])*(ROW()-2)/128)" table:style-name="ce1">
            <text:p>24080</text:p>
          </table:table-cell>
          <table:table-cell office:value-type="float" office:value="27520" table:formula="of:=INT([.N$2]+([.N$130]-[.N$2])*(ROW()-2)/128)" table:style-name="ce1">
            <text:p>27520</text:p>
          </table:table-cell>
          <table:table-cell office:value-type="float" office:value="28176" table:formula="of:=INT([.O$2]+([.O$130]-[.O$2])*(ROW()-2)/128)" table:style-name="ce1">
            <text:p>28176</text:p>
          </table:table-cell>
          <table:table-cell office:value-type="float" office:value="28832" table:formula="of:=INT([.P$2]+([.P$130]-[.P$2])*(ROW()-2)/128)" table:style-name="ce1">
            <text:p>28832</text:p>
          </table:table-cell>
          <table:table-cell office:value-type="float" office:value="29488" table:formula="of:=INT([.Q$2]+([.Q$130]-[.Q$2])*(ROW()-2)/128)" table:style-name="ce1">
            <text:p>29488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10368" table:formula="of:=INT([.I$2]+([.I$130]-[.I$2])*(ROW()-2)/128)" table:style-name="ce1">
            <text:p>10368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7280" table:formula="of:=INT([.K$2]+([.K$130]-[.K$2])*(ROW()-2)/128)" table:style-name="ce1">
            <text:p>17280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4192" table:formula="of:=INT([.M$2]+([.M$130]-[.M$2])*(ROW()-2)/128)" table:style-name="ce1">
            <text:p>24192</text:p>
          </table:table-cell>
          <table:table-cell office:value-type="float" office:value="27648" table:formula="of:=INT([.N$2]+([.N$130]-[.N$2])*(ROW()-2)/128)" table:style-name="ce1">
            <text:p>27648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568" table:formula="of:=INT([.Q$2]+([.Q$130]-[.Q$2])*(ROW()-2)/128)" table:style-name="ce1">
            <text:p>2956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72" table:formula="of:=INT([.G$2]+([.G$130]-[.G$2])*(ROW()-2)/128)" table:style-name="ce1">
            <text:p>3472</text:p>
          </table:table-cell>
          <table:table-cell office:value-type="float" office:value="6944" table:formula="of:=INT([.H$2]+([.H$130]-[.H$2])*(ROW()-2)/128)" table:style-name="ce1">
            <text:p>6944</text:p>
          </table:table-cell>
          <table:table-cell office:value-type="float" office:value="10416" table:formula="of:=INT([.I$2]+([.I$130]-[.I$2])*(ROW()-2)/128)" table:style-name="ce1">
            <text:p>10416</text:p>
          </table:table-cell>
          <table:table-cell office:value-type="float" office:value="13888" table:formula="of:=INT([.J$2]+([.J$130]-[.J$2])*(ROW()-2)/128)" table:style-name="ce1">
            <text:p>13888</text:p>
          </table:table-cell>
          <table:table-cell office:value-type="float" office:value="17360" table:formula="of:=INT([.K$2]+([.K$130]-[.K$2])*(ROW()-2)/128)" table:style-name="ce1">
            <text:p>17360</text:p>
          </table:table-cell>
          <table:table-cell office:value-type="float" office:value="20832" table:formula="of:=INT([.L$2]+([.L$130]-[.L$2])*(ROW()-2)/128)" table:style-name="ce1">
            <text:p>20832</text:p>
          </table:table-cell>
          <table:table-cell office:value-type="float" office:value="24304" table:formula="of:=INT([.M$2]+([.M$130]-[.M$2])*(ROW()-2)/128)" table:style-name="ce1">
            <text:p>2430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400" table:formula="of:=INT([.O$2]+([.O$130]-[.O$2])*(ROW()-2)/128)" table:style-name="ce1">
            <text:p>28400</text:p>
          </table:table-cell>
          <table:table-cell office:value-type="float" office:value="29024" table:formula="of:=INT([.P$2]+([.P$130]-[.P$2])*(ROW()-2)/128)" table:style-name="ce1">
            <text:p>29024</text:p>
          </table:table-cell>
          <table:table-cell office:value-type="float" office:value="29648" table:formula="of:=INT([.Q$2]+([.Q$130]-[.Q$2])*(ROW()-2)/128)" table:style-name="ce1">
            <text:p>29648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88" table:formula="of:=INT([.G$2]+([.G$130]-[.G$2])*(ROW()-2)/128)" table:style-name="ce1">
            <text:p>3488</text:p>
          </table:table-cell>
          <table:table-cell office:value-type="float" office:value="6976" table:formula="of:=INT([.H$2]+([.H$130]-[.H$2])*(ROW()-2)/128)" table:style-name="ce1">
            <text:p>6976</text:p>
          </table:table-cell>
          <table:table-cell office:value-type="float" office:value="10464" table:formula="of:=INT([.I$2]+([.I$130]-[.I$2])*(ROW()-2)/128)" table:style-name="ce1">
            <text:p>10464</text:p>
          </table:table-cell>
          <table:table-cell office:value-type="float" office:value="13952" table:formula="of:=INT([.J$2]+([.J$130]-[.J$2])*(ROW()-2)/128)" table:style-name="ce1">
            <text:p>13952</text:p>
          </table:table-cell>
          <table:table-cell office:value-type="float" office:value="17440" table:formula="of:=INT([.K$2]+([.K$130]-[.K$2])*(ROW()-2)/128)" table:style-name="ce1">
            <text:p>17440</text:p>
          </table:table-cell>
          <table:table-cell office:value-type="float" office:value="20928" table:formula="of:=INT([.L$2]+([.L$130]-[.L$2])*(ROW()-2)/128)" table:style-name="ce1">
            <text:p>20928</text:p>
          </table:table-cell>
          <table:table-cell office:value-type="float" office:value="24416" table:formula="of:=INT([.M$2]+([.M$130]-[.M$2])*(ROW()-2)/128)" table:style-name="ce1">
            <text:p>24416</text:p>
          </table:table-cell>
          <table:table-cell office:value-type="float" office:value="27904" table:formula="of:=INT([.N$2]+([.N$130]-[.N$2])*(ROW()-2)/128)" table:style-name="ce1">
            <text:p>27904</text:p>
          </table:table-cell>
          <table:table-cell office:value-type="float" office:value="28512" table:formula="of:=INT([.O$2]+([.O$130]-[.O$2])*(ROW()-2)/128)" table:style-name="ce1">
            <text:p>28512</text:p>
          </table:table-cell>
          <table:table-cell office:value-type="float" office:value="29120" table:formula="of:=INT([.P$2]+([.P$130]-[.P$2])*(ROW()-2)/128)" table:style-name="ce1">
            <text:p>29120</text:p>
          </table:table-cell>
          <table:table-cell office:value-type="float" office:value="29728" table:formula="of:=INT([.Q$2]+([.Q$130]-[.Q$2])*(ROW()-2)/128)" table:style-name="ce1">
            <text:p>29728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04" table:formula="of:=INT([.G$2]+([.G$130]-[.G$2])*(ROW()-2)/128)" table:style-name="ce1">
            <text:p>3504</text:p>
          </table:table-cell>
          <table:table-cell office:value-type="float" office:value="7008" table:formula="of:=INT([.H$2]+([.H$130]-[.H$2])*(ROW()-2)/128)" table:style-name="ce1">
            <text:p>7008</text:p>
          </table:table-cell>
          <table:table-cell office:value-type="float" office:value="10512" table:formula="of:=INT([.I$2]+([.I$130]-[.I$2])*(ROW()-2)/128)" table:style-name="ce1">
            <text:p>10512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7520" table:formula="of:=INT([.K$2]+([.K$130]-[.K$2])*(ROW()-2)/128)" table:style-name="ce1">
            <text:p>17520</text:p>
          </table:table-cell>
          <table:table-cell office:value-type="float" office:value="21024" table:formula="of:=INT([.L$2]+([.L$130]-[.L$2])*(ROW()-2)/128)" table:style-name="ce1">
            <text:p>21024</text:p>
          </table:table-cell>
          <table:table-cell office:value-type="float" office:value="24528" table:formula="of:=INT([.M$2]+([.M$130]-[.M$2])*(ROW()-2)/128)" table:style-name="ce1">
            <text:p>24528</text:p>
          </table:table-cell>
          <table:table-cell office:value-type="float" office:value="28032" table:formula="of:=INT([.N$2]+([.N$130]-[.N$2])*(ROW()-2)/128)" table:style-name="ce1">
            <text:p>28032</text:p>
          </table:table-cell>
          <table:table-cell office:value-type="float" office:value="28624" table:formula="of:=INT([.O$2]+([.O$130]-[.O$2])*(ROW()-2)/128)" table:style-name="ce1">
            <text:p>28624</text:p>
          </table:table-cell>
          <table:table-cell office:value-type="float" office:value="29216" table:formula="of:=INT([.P$2]+([.P$130]-[.P$2])*(ROW()-2)/128)" table:style-name="ce1">
            <text:p>29216</text:p>
          </table:table-cell>
          <table:table-cell office:value-type="float" office:value="29808" table:formula="of:=INT([.Q$2]+([.Q$130]-[.Q$2])*(ROW()-2)/128)" table:style-name="ce1">
            <text:p>29808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4080" table:formula="of:=INT([.J$2]+([.J$130]-[.J$2])*(ROW()-2)/128)" table:style-name="ce1">
            <text:p>14080</text:p>
          </table:table-cell>
          <table:table-cell office:value-type="float" office:value="17600" table:formula="of:=INT([.K$2]+([.K$130]-[.K$2])*(ROW()-2)/128)" table:style-name="ce1">
            <text:p>17600</text:p>
          </table:table-cell>
          <table:table-cell office:value-type="float" office:value="21120" table:formula="of:=INT([.L$2]+([.L$130]-[.L$2])*(ROW()-2)/128)" table:style-name="ce1">
            <text:p>21120</text:p>
          </table:table-cell>
          <table:table-cell office:value-type="float" office:value="24640" table:formula="of:=INT([.M$2]+([.M$130]-[.M$2])*(ROW()-2)/128)" table:style-name="ce1">
            <text:p>24640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736" table:formula="of:=INT([.O$2]+([.O$130]-[.O$2])*(ROW()-2)/128)" table:style-name="ce1">
            <text:p>28736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36" table:formula="of:=INT([.G$2]+([.G$130]-[.G$2])*(ROW()-2)/128)" table:style-name="ce1">
            <text:p>3536</text:p>
          </table:table-cell>
          <table:table-cell office:value-type="float" office:value="7072" table:formula="of:=INT([.H$2]+([.H$130]-[.H$2])*(ROW()-2)/128)" table:style-name="ce1">
            <text:p>7072</text:p>
          </table:table-cell>
          <table:table-cell office:value-type="float" office:value="10608" table:formula="of:=INT([.I$2]+([.I$130]-[.I$2])*(ROW()-2)/128)" table:style-name="ce1">
            <text:p>10608</text:p>
          </table:table-cell>
          <table:table-cell office:value-type="float" office:value="14144" table:formula="of:=INT([.J$2]+([.J$130]-[.J$2])*(ROW()-2)/128)" table:style-name="ce1">
            <text:p>14144</text:p>
          </table:table-cell>
          <table:table-cell office:value-type="float" office:value="17680" table:formula="of:=INT([.K$2]+([.K$130]-[.K$2])*(ROW()-2)/128)" table:style-name="ce1">
            <text:p>17680</text:p>
          </table:table-cell>
          <table:table-cell office:value-type="float" office:value="21216" table:formula="of:=INT([.L$2]+([.L$130]-[.L$2])*(ROW()-2)/128)" table:style-name="ce1">
            <text:p>21216</text:p>
          </table:table-cell>
          <table:table-cell office:value-type="float" office:value="24752" table:formula="of:=INT([.M$2]+([.M$130]-[.M$2])*(ROW()-2)/128)" table:style-name="ce1">
            <text:p>24752</text:p>
          </table:table-cell>
          <table:table-cell office:value-type="float" office:value="28288" table:formula="of:=INT([.N$2]+([.N$130]-[.N$2])*(ROW()-2)/128)" table:style-name="ce1">
            <text:p>28288</text:p>
          </table:table-cell>
          <table:table-cell office:value-type="float" office:value="28848" table:formula="of:=INT([.O$2]+([.O$130]-[.O$2])*(ROW()-2)/128)" table:style-name="ce1">
            <text:p>28848</text:p>
          </table:table-cell>
          <table:table-cell office:value-type="float" office:value="29408" table:formula="of:=INT([.P$2]+([.P$130]-[.P$2])*(ROW()-2)/128)" table:style-name="ce1">
            <text:p>29408</text:p>
          </table:table-cell>
          <table:table-cell office:value-type="float" office:value="29968" table:formula="of:=INT([.Q$2]+([.Q$130]-[.Q$2])*(ROW()-2)/128)" table:style-name="ce1">
            <text:p>2996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52" table:formula="of:=INT([.G$2]+([.G$130]-[.G$2])*(ROW()-2)/128)" table:style-name="ce1">
            <text:p>3552</text:p>
          </table:table-cell>
          <table:table-cell office:value-type="float" office:value="7104" table:formula="of:=INT([.H$2]+([.H$130]-[.H$2])*(ROW()-2)/128)" table:style-name="ce1">
            <text:p>7104</text:p>
          </table:table-cell>
          <table:table-cell office:value-type="float" office:value="10656" table:formula="of:=INT([.I$2]+([.I$130]-[.I$2])*(ROW()-2)/128)" table:style-name="ce1">
            <text:p>10656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7760" table:formula="of:=INT([.K$2]+([.K$130]-[.K$2])*(ROW()-2)/128)" table:style-name="ce1">
            <text:p>17760</text:p>
          </table:table-cell>
          <table:table-cell office:value-type="float" office:value="21312" table:formula="of:=INT([.L$2]+([.L$130]-[.L$2])*(ROW()-2)/128)" table:style-name="ce1">
            <text:p>21312</text:p>
          </table:table-cell>
          <table:table-cell office:value-type="float" office:value="24864" table:formula="of:=INT([.M$2]+([.M$130]-[.M$2])*(ROW()-2)/128)" table:style-name="ce1">
            <text:p>24864</text:p>
          </table:table-cell>
          <table:table-cell office:value-type="float" office:value="28416" table:formula="of:=INT([.N$2]+([.N$130]-[.N$2])*(ROW()-2)/128)" table:style-name="ce1">
            <text:p>28416</text:p>
          </table:table-cell>
          <table:table-cell office:value-type="float" office:value="28960" table:formula="of:=INT([.O$2]+([.O$130]-[.O$2])*(ROW()-2)/128)" table:style-name="ce1">
            <text:p>28960</text:p>
          </table:table-cell>
          <table:table-cell office:value-type="float" office:value="29504" table:formula="of:=INT([.P$2]+([.P$130]-[.P$2])*(ROW()-2)/128)" table:style-name="ce1">
            <text:p>29504</text:p>
          </table:table-cell>
          <table:table-cell office:value-type="float" office:value="30048" table:formula="of:=INT([.Q$2]+([.Q$130]-[.Q$2])*(ROW()-2)/128)" table:style-name="ce1">
            <text:p>30048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68" table:formula="of:=INT([.G$2]+([.G$130]-[.G$2])*(ROW()-2)/128)" table:style-name="ce1">
            <text:p>3568</text:p>
          </table:table-cell>
          <table:table-cell office:value-type="float" office:value="7136" table:formula="of:=INT([.H$2]+([.H$130]-[.H$2])*(ROW()-2)/128)" table:style-name="ce1">
            <text:p>7136</text:p>
          </table:table-cell>
          <table:table-cell office:value-type="float" office:value="10704" table:formula="of:=INT([.I$2]+([.I$130]-[.I$2])*(ROW()-2)/128)" table:style-name="ce1">
            <text:p>10704</text:p>
          </table:table-cell>
          <table:table-cell office:value-type="float" office:value="14272" table:formula="of:=INT([.J$2]+([.J$130]-[.J$2])*(ROW()-2)/128)" table:style-name="ce1">
            <text:p>14272</text:p>
          </table:table-cell>
          <table:table-cell office:value-type="float" office:value="17840" table:formula="of:=INT([.K$2]+([.K$130]-[.K$2])*(ROW()-2)/128)" table:style-name="ce1">
            <text:p>17840</text:p>
          </table:table-cell>
          <table:table-cell office:value-type="float" office:value="21408" table:formula="of:=INT([.L$2]+([.L$130]-[.L$2])*(ROW()-2)/128)" table:style-name="ce1">
            <text:p>21408</text:p>
          </table:table-cell>
          <table:table-cell office:value-type="float" office:value="24976" table:formula="of:=INT([.M$2]+([.M$130]-[.M$2])*(ROW()-2)/128)" table:style-name="ce1">
            <text:p>24976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072" table:formula="of:=INT([.O$2]+([.O$130]-[.O$2])*(ROW()-2)/128)" table:style-name="ce1">
            <text:p>29072</text:p>
          </table:table-cell>
          <table:table-cell office:value-type="float" office:value="29600" table:formula="of:=INT([.P$2]+([.P$130]-[.P$2])*(ROW()-2)/128)" table:style-name="ce1">
            <text:p>29600</text:p>
          </table:table-cell>
          <table:table-cell office:value-type="float" office:value="30128" table:formula="of:=INT([.Q$2]+([.Q$130]-[.Q$2])*(ROW()-2)/128)" table:style-name="ce1">
            <text:p>30128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10752" table:formula="of:=INT([.I$2]+([.I$130]-[.I$2])*(ROW()-2)/128)" table:style-name="ce1">
            <text:p>10752</text:p>
          </table:table-cell>
          <table:table-cell office:value-type="float" office:value="14336" table:formula="of:=INT([.J$2]+([.J$130]-[.J$2])*(ROW()-2)/128)" table:style-name="ce1">
            <text:p>14336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5088" table:formula="of:=INT([.M$2]+([.M$130]-[.M$2])*(ROW()-2)/128)" table:style-name="ce1">
            <text:p>25088</text:p>
          </table:table-cell>
          <table:table-cell office:value-type="float" office:value="28672" table:formula="of:=INT([.N$2]+([.N$130]-[.N$2])*(ROW()-2)/128)" table:style-name="ce1">
            <text:p>28672</text:p>
          </table:table-cell>
          <table:table-cell office:value-type="float" office:value="29184" table:formula="of:=INT([.O$2]+([.O$130]-[.O$2])*(ROW()-2)/128)" table:style-name="ce1">
            <text:p>29184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208" table:formula="of:=INT([.Q$2]+([.Q$130]-[.Q$2])*(ROW()-2)/128)" table:style-name="ce1">
            <text:p>30208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00" table:formula="of:=INT([.G$2]+([.G$130]-[.G$2])*(ROW()-2)/128)" table:style-name="ce1">
            <text:p>3600</text:p>
          </table:table-cell>
          <table:table-cell office:value-type="float" office:value="7200" table:formula="of:=INT([.H$2]+([.H$130]-[.H$2])*(ROW()-2)/128)" table:style-name="ce1">
            <text:p>7200</text:p>
          </table:table-cell>
          <table:table-cell office:value-type="float" office:value="10800" table:formula="of:=INT([.I$2]+([.I$130]-[.I$2])*(ROW()-2)/128)" table:style-name="ce1">
            <text:p>108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8000" table:formula="of:=INT([.K$2]+([.K$130]-[.K$2])*(ROW()-2)/128)" table:style-name="ce1">
            <text:p>18000</text:p>
          </table:table-cell>
          <table:table-cell office:value-type="float" office:value="21600" table:formula="of:=INT([.L$2]+([.L$130]-[.L$2])*(ROW()-2)/128)" table:style-name="ce1">
            <text:p>21600</text:p>
          </table:table-cell>
          <table:table-cell office:value-type="float" office:value="25200" table:formula="of:=INT([.M$2]+([.M$130]-[.M$2])*(ROW()-2)/128)" table:style-name="ce1">
            <text:p>25200</text:p>
          </table:table-cell>
          <table:table-cell office:value-type="float" office:value="28800" table:formula="of:=INT([.N$2]+([.N$130]-[.N$2])*(ROW()-2)/128)" table:style-name="ce1">
            <text:p>28800</text:p>
          </table:table-cell>
          <table:table-cell office:value-type="float" office:value="29296" table:formula="of:=INT([.O$2]+([.O$130]-[.O$2])*(ROW()-2)/128)" table:style-name="ce1">
            <text:p>29296</text:p>
          </table:table-cell>
          <table:table-cell office:value-type="float" office:value="29792" table:formula="of:=INT([.P$2]+([.P$130]-[.P$2])*(ROW()-2)/128)" table:style-name="ce1">
            <text:p>29792</text:p>
          </table:table-cell>
          <table:table-cell office:value-type="float" office:value="30288" table:formula="of:=INT([.Q$2]+([.Q$130]-[.Q$2])*(ROW()-2)/128)" table:style-name="ce1">
            <text:p>30288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16" table:formula="of:=INT([.G$2]+([.G$130]-[.G$2])*(ROW()-2)/128)" table:style-name="ce1">
            <text:p>3616</text:p>
          </table:table-cell>
          <table:table-cell office:value-type="float" office:value="7232" table:formula="of:=INT([.H$2]+([.H$130]-[.H$2])*(ROW()-2)/128)" table:style-name="ce1">
            <text:p>7232</text:p>
          </table:table-cell>
          <table:table-cell office:value-type="float" office:value="10848" table:formula="of:=INT([.I$2]+([.I$130]-[.I$2])*(ROW()-2)/128)" table:style-name="ce1">
            <text:p>10848</text:p>
          </table:table-cell>
          <table:table-cell office:value-type="float" office:value="14464" table:formula="of:=INT([.J$2]+([.J$130]-[.J$2])*(ROW()-2)/128)" table:style-name="ce1">
            <text:p>14464</text:p>
          </table:table-cell>
          <table:table-cell office:value-type="float" office:value="18080" table:formula="of:=INT([.K$2]+([.K$130]-[.K$2])*(ROW()-2)/128)" table:style-name="ce1">
            <text:p>18080</text:p>
          </table:table-cell>
          <table:table-cell office:value-type="float" office:value="21696" table:formula="of:=INT([.L$2]+([.L$130]-[.L$2])*(ROW()-2)/128)" table:style-name="ce1">
            <text:p>21696</text:p>
          </table:table-cell>
          <table:table-cell office:value-type="float" office:value="25312" table:formula="of:=INT([.M$2]+([.M$130]-[.M$2])*(ROW()-2)/128)" table:style-name="ce1">
            <text:p>25312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29888" table:formula="of:=INT([.P$2]+([.P$130]-[.P$2])*(ROW()-2)/128)" table:style-name="ce1">
            <text:p>2988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32" table:formula="of:=INT([.G$2]+([.G$130]-[.G$2])*(ROW()-2)/128)" table:style-name="ce1">
            <text:p>3632</text:p>
          </table:table-cell>
          <table:table-cell office:value-type="float" office:value="7264" table:formula="of:=INT([.H$2]+([.H$130]-[.H$2])*(ROW()-2)/128)" table:style-name="ce1">
            <text:p>7264</text:p>
          </table:table-cell>
          <table:table-cell office:value-type="float" office:value="10896" table:formula="of:=INT([.I$2]+([.I$130]-[.I$2])*(ROW()-2)/128)" table:style-name="ce1">
            <text:p>10896</text:p>
          </table:table-cell>
          <table:table-cell office:value-type="float" office:value="14528" table:formula="of:=INT([.J$2]+([.J$130]-[.J$2])*(ROW()-2)/128)" table:style-name="ce1">
            <text:p>14528</text:p>
          </table:table-cell>
          <table:table-cell office:value-type="float" office:value="18160" table:formula="of:=INT([.K$2]+([.K$130]-[.K$2])*(ROW()-2)/128)" table:style-name="ce1">
            <text:p>18160</text:p>
          </table:table-cell>
          <table:table-cell office:value-type="float" office:value="21792" table:formula="of:=INT([.L$2]+([.L$130]-[.L$2])*(ROW()-2)/128)" table:style-name="ce1">
            <text:p>21792</text:p>
          </table:table-cell>
          <table:table-cell office:value-type="float" office:value="25424" table:formula="of:=INT([.M$2]+([.M$130]-[.M$2])*(ROW()-2)/128)" table:style-name="ce1">
            <text:p>25424</text:p>
          </table:table-cell>
          <table:table-cell office:value-type="float" office:value="29056" table:formula="of:=INT([.N$2]+([.N$130]-[.N$2])*(ROW()-2)/128)" table:style-name="ce1">
            <text:p>29056</text:p>
          </table:table-cell>
          <table:table-cell office:value-type="float" office:value="29520" table:formula="of:=INT([.O$2]+([.O$130]-[.O$2])*(ROW()-2)/128)" table:style-name="ce1">
            <text:p>29520</text:p>
          </table:table-cell>
          <table:table-cell office:value-type="float" office:value="29984" table:formula="of:=INT([.P$2]+([.P$130]-[.P$2])*(ROW()-2)/128)" table:style-name="ce1">
            <text:p>29984</text:p>
          </table:table-cell>
          <table:table-cell office:value-type="float" office:value="30448" table:formula="of:=INT([.Q$2]+([.Q$130]-[.Q$2])*(ROW()-2)/128)" table:style-name="ce1">
            <text:p>30448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10944" table:formula="of:=INT([.I$2]+([.I$130]-[.I$2])*(ROW()-2)/128)" table:style-name="ce1">
            <text:p>10944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8240" table:formula="of:=INT([.K$2]+([.K$130]-[.K$2])*(ROW()-2)/128)" table:style-name="ce1">
            <text:p>18240</text:p>
          </table:table-cell>
          <table:table-cell office:value-type="float" office:value="21888" table:formula="of:=INT([.L$2]+([.L$130]-[.L$2])*(ROW()-2)/128)" table:style-name="ce1">
            <text:p>21888</text:p>
          </table:table-cell>
          <table:table-cell office:value-type="float" office:value="25536" table:formula="of:=INT([.M$2]+([.M$130]-[.M$2])*(ROW()-2)/128)" table:style-name="ce1">
            <text:p>25536</text:p>
          </table:table-cell>
          <table:table-cell office:value-type="float" office:value="29184" table:formula="of:=INT([.N$2]+([.N$130]-[.N$2])*(ROW()-2)/128)" table:style-name="ce1">
            <text:p>29184</text:p>
          </table:table-cell>
          <table:table-cell office:value-type="float" office:value="29632" table:formula="of:=INT([.O$2]+([.O$130]-[.O$2])*(ROW()-2)/128)" table:style-name="ce1">
            <text:p>29632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528" table:formula="of:=INT([.Q$2]+([.Q$130]-[.Q$2])*(ROW()-2)/128)" table:style-name="ce1">
            <text:p>30528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64" table:formula="of:=INT([.G$2]+([.G$130]-[.G$2])*(ROW()-2)/128)" table:style-name="ce1">
            <text:p>3664</text:p>
          </table:table-cell>
          <table:table-cell office:value-type="float" office:value="7328" table:formula="of:=INT([.H$2]+([.H$130]-[.H$2])*(ROW()-2)/128)" table:style-name="ce1">
            <text:p>7328</text:p>
          </table:table-cell>
          <table:table-cell office:value-type="float" office:value="10992" table:formula="of:=INT([.I$2]+([.I$130]-[.I$2])*(ROW()-2)/128)" table:style-name="ce1">
            <text:p>10992</text:p>
          </table:table-cell>
          <table:table-cell office:value-type="float" office:value="14656" table:formula="of:=INT([.J$2]+([.J$130]-[.J$2])*(ROW()-2)/128)" table:style-name="ce1">
            <text:p>14656</text:p>
          </table:table-cell>
          <table:table-cell office:value-type="float" office:value="18320" table:formula="of:=INT([.K$2]+([.K$130]-[.K$2])*(ROW()-2)/128)" table:style-name="ce1">
            <text:p>18320</text:p>
          </table:table-cell>
          <table:table-cell office:value-type="float" office:value="21984" table:formula="of:=INT([.L$2]+([.L$130]-[.L$2])*(ROW()-2)/128)" table:style-name="ce1">
            <text:p>21984</text:p>
          </table:table-cell>
          <table:table-cell office:value-type="float" office:value="25648" table:formula="of:=INT([.M$2]+([.M$130]-[.M$2])*(ROW()-2)/128)" table:style-name="ce1">
            <text:p>25648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744" table:formula="of:=INT([.O$2]+([.O$130]-[.O$2])*(ROW()-2)/128)" table:style-name="ce1">
            <text:p>29744</text:p>
          </table:table-cell>
          <table:table-cell office:value-type="float" office:value="30176" table:formula="of:=INT([.P$2]+([.P$130]-[.P$2])*(ROW()-2)/128)" table:style-name="ce1">
            <text:p>30176</text:p>
          </table:table-cell>
          <table:table-cell office:value-type="float" office:value="30608" table:formula="of:=INT([.Q$2]+([.Q$130]-[.Q$2])*(ROW()-2)/128)" table:style-name="ce1">
            <text:p>30608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80" table:formula="of:=INT([.G$2]+([.G$130]-[.G$2])*(ROW()-2)/128)" table:style-name="ce1">
            <text:p>3680</text:p>
          </table:table-cell>
          <table:table-cell office:value-type="float" office:value="7360" table:formula="of:=INT([.H$2]+([.H$130]-[.H$2])*(ROW()-2)/128)" table:style-name="ce1">
            <text:p>7360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4720" table:formula="of:=INT([.J$2]+([.J$130]-[.J$2])*(ROW()-2)/128)" table:style-name="ce1">
            <text:p>14720</text:p>
          </table:table-cell>
          <table:table-cell office:value-type="float" office:value="18400" table:formula="of:=INT([.K$2]+([.K$130]-[.K$2])*(ROW()-2)/128)" table:style-name="ce1">
            <text:p>18400</text:p>
          </table:table-cell>
          <table:table-cell office:value-type="float" office:value="22080" table:formula="of:=INT([.L$2]+([.L$130]-[.L$2])*(ROW()-2)/128)" table:style-name="ce1">
            <text:p>22080</text:p>
          </table:table-cell>
          <table:table-cell office:value-type="float" office:value="25760" table:formula="of:=INT([.M$2]+([.M$130]-[.M$2])*(ROW()-2)/128)" table:style-name="ce1">
            <text:p>25760</text:p>
          </table:table-cell>
          <table:table-cell office:value-type="float" office:value="29440" table:formula="of:=INT([.N$2]+([.N$130]-[.N$2])*(ROW()-2)/128)" table:style-name="ce1">
            <text:p>29440</text:p>
          </table:table-cell>
          <table:table-cell office:value-type="float" office:value="29856" table:formula="of:=INT([.O$2]+([.O$130]-[.O$2])*(ROW()-2)/128)" table:style-name="ce1">
            <text:p>29856</text:p>
          </table:table-cell>
          <table:table-cell office:value-type="float" office:value="30272" table:formula="of:=INT([.P$2]+([.P$130]-[.P$2])*(ROW()-2)/128)" table:style-name="ce1">
            <text:p>30272</text:p>
          </table:table-cell>
          <table:table-cell office:value-type="float" office:value="30688" table:formula="of:=INT([.Q$2]+([.Q$130]-[.Q$2])*(ROW()-2)/128)" table:style-name="ce1">
            <text:p>30688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96" table:formula="of:=INT([.G$2]+([.G$130]-[.G$2])*(ROW()-2)/128)" table:style-name="ce1">
            <text:p>3696</text:p>
          </table:table-cell>
          <table:table-cell office:value-type="float" office:value="7392" table:formula="of:=INT([.H$2]+([.H$130]-[.H$2])*(ROW()-2)/128)" table:style-name="ce1">
            <text:p>7392</text:p>
          </table:table-cell>
          <table:table-cell office:value-type="float" office:value="11088" table:formula="of:=INT([.I$2]+([.I$130]-[.I$2])*(ROW()-2)/128)" table:style-name="ce1">
            <text:p>11088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8480" table:formula="of:=INT([.K$2]+([.K$130]-[.K$2])*(ROW()-2)/128)" table:style-name="ce1">
            <text:p>18480</text:p>
          </table:table-cell>
          <table:table-cell office:value-type="float" office:value="22176" table:formula="of:=INT([.L$2]+([.L$130]-[.L$2])*(ROW()-2)/128)" table:style-name="ce1">
            <text:p>22176</text:p>
          </table:table-cell>
          <table:table-cell office:value-type="float" office:value="25872" table:formula="of:=INT([.M$2]+([.M$130]-[.M$2])*(ROW()-2)/128)" table:style-name="ce1">
            <text:p>25872</text:p>
          </table:table-cell>
          <table:table-cell office:value-type="float" office:value="29568" table:formula="of:=INT([.N$2]+([.N$130]-[.N$2])*(ROW()-2)/128)" table:style-name="ce1">
            <text:p>29568</text:p>
          </table:table-cell>
          <table:table-cell office:value-type="float" office:value="29968" table:formula="of:=INT([.O$2]+([.O$130]-[.O$2])*(ROW()-2)/128)" table:style-name="ce1">
            <text:p>29968</text:p>
          </table:table-cell>
          <table:table-cell office:value-type="float" office:value="30368" table:formula="of:=INT([.P$2]+([.P$130]-[.P$2])*(ROW()-2)/128)" table:style-name="ce1">
            <text:p>30368</text:p>
          </table:table-cell>
          <table:table-cell office:value-type="float" office:value="30768" table:formula="of:=INT([.Q$2]+([.Q$130]-[.Q$2])*(ROW()-2)/128)" table:style-name="ce1">
            <text:p>307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11136" table:formula="of:=INT([.I$2]+([.I$130]-[.I$2])*(ROW()-2)/128)" table:style-name="ce1">
            <text:p>11136</text:p>
          </table:table-cell>
          <table:table-cell office:value-type="float" office:value="14848" table:formula="of:=INT([.J$2]+([.J$130]-[.J$2])*(ROW()-2)/128)" table:style-name="ce1">
            <text:p>14848</text:p>
          </table:table-cell>
          <table:table-cell office:value-type="float" office:value="18560" table:formula="of:=INT([.K$2]+([.K$130]-[.K$2])*(ROW()-2)/128)" table:style-name="ce1">
            <text:p>18560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5984" table:formula="of:=INT([.M$2]+([.M$130]-[.M$2])*(ROW()-2)/128)" table:style-name="ce1">
            <text:p>259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080" table:formula="of:=INT([.O$2]+([.O$130]-[.O$2])*(ROW()-2)/128)" table:style-name="ce1">
            <text:p>30080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28" table:formula="of:=INT([.G$2]+([.G$130]-[.G$2])*(ROW()-2)/128)" table:style-name="ce1">
            <text:p>3728</text:p>
          </table:table-cell>
          <table:table-cell office:value-type="float" office:value="7456" table:formula="of:=INT([.H$2]+([.H$130]-[.H$2])*(ROW()-2)/128)" table:style-name="ce1">
            <text:p>7456</text:p>
          </table:table-cell>
          <table:table-cell office:value-type="float" office:value="11184" table:formula="of:=INT([.I$2]+([.I$130]-[.I$2])*(ROW()-2)/128)" table:style-name="ce1">
            <text:p>11184</text:p>
          </table:table-cell>
          <table:table-cell office:value-type="float" office:value="14912" table:formula="of:=INT([.J$2]+([.J$130]-[.J$2])*(ROW()-2)/128)" table:style-name="ce1">
            <text:p>14912</text:p>
          </table:table-cell>
          <table:table-cell office:value-type="float" office:value="18640" table:formula="of:=INT([.K$2]+([.K$130]-[.K$2])*(ROW()-2)/128)" table:style-name="ce1">
            <text:p>18640</text:p>
          </table:table-cell>
          <table:table-cell office:value-type="float" office:value="22368" table:formula="of:=INT([.L$2]+([.L$130]-[.L$2])*(ROW()-2)/128)" table:style-name="ce1">
            <text:p>22368</text:p>
          </table:table-cell>
          <table:table-cell office:value-type="float" office:value="26096" table:formula="of:=INT([.M$2]+([.M$130]-[.M$2])*(ROW()-2)/128)" table:style-name="ce1">
            <text:p>26096</text:p>
          </table:table-cell>
          <table:table-cell office:value-type="float" office:value="29824" table:formula="of:=INT([.N$2]+([.N$130]-[.N$2])*(ROW()-2)/128)" table:style-name="ce1">
            <text:p>29824</text:p>
          </table:table-cell>
          <table:table-cell office:value-type="float" office:value="30192" table:formula="of:=INT([.O$2]+([.O$130]-[.O$2])*(ROW()-2)/128)" table:style-name="ce1">
            <text:p>30192</text:p>
          </table:table-cell>
          <table:table-cell office:value-type="float" office:value="30560" table:formula="of:=INT([.P$2]+([.P$130]-[.P$2])*(ROW()-2)/128)" table:style-name="ce1">
            <text:p>30560</text:p>
          </table:table-cell>
          <table:table-cell office:value-type="float" office:value="30928" table:formula="of:=INT([.Q$2]+([.Q$130]-[.Q$2])*(ROW()-2)/128)" table:style-name="ce1">
            <text:p>30928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44" table:formula="of:=INT([.G$2]+([.G$130]-[.G$2])*(ROW()-2)/128)" table:style-name="ce1">
            <text:p>3744</text:p>
          </table:table-cell>
          <table:table-cell office:value-type="float" office:value="7488" table:formula="of:=INT([.H$2]+([.H$130]-[.H$2])*(ROW()-2)/128)" table:style-name="ce1">
            <text:p>7488</text:p>
          </table:table-cell>
          <table:table-cell office:value-type="float" office:value="11232" table:formula="of:=INT([.I$2]+([.I$130]-[.I$2])*(ROW()-2)/128)" table:style-name="ce1">
            <text:p>11232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8720" table:formula="of:=INT([.K$2]+([.K$130]-[.K$2])*(ROW()-2)/128)" table:style-name="ce1">
            <text:p>18720</text:p>
          </table:table-cell>
          <table:table-cell office:value-type="float" office:value="22464" table:formula="of:=INT([.L$2]+([.L$130]-[.L$2])*(ROW()-2)/128)" table:style-name="ce1">
            <text:p>22464</text:p>
          </table:table-cell>
          <table:table-cell office:value-type="float" office:value="26208" table:formula="of:=INT([.M$2]+([.M$130]-[.M$2])*(ROW()-2)/128)" table:style-name="ce1">
            <text:p>26208</text:p>
          </table:table-cell>
          <table:table-cell office:value-type="float" office:value="29952" table:formula="of:=INT([.N$2]+([.N$130]-[.N$2])*(ROW()-2)/128)" table:style-name="ce1">
            <text:p>29952</text:p>
          </table:table-cell>
          <table:table-cell office:value-type="float" office:value="30304" table:formula="of:=INT([.O$2]+([.O$130]-[.O$2])*(ROW()-2)/128)" table:style-name="ce1">
            <text:p>30304</text:p>
          </table:table-cell>
          <table:table-cell office:value-type="float" office:value="30656" table:formula="of:=INT([.P$2]+([.P$130]-[.P$2])*(ROW()-2)/128)" table:style-name="ce1">
            <text:p>30656</text:p>
          </table:table-cell>
          <table:table-cell office:value-type="float" office:value="31008" table:formula="of:=INT([.Q$2]+([.Q$130]-[.Q$2])*(ROW()-2)/128)" table:style-name="ce1">
            <text:p>31008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60" table:formula="of:=INT([.G$2]+([.G$130]-[.G$2])*(ROW()-2)/128)" table:style-name="ce1">
            <text:p>3760</text:p>
          </table:table-cell>
          <table:table-cell office:value-type="float" office:value="7520" table:formula="of:=INT([.H$2]+([.H$130]-[.H$2])*(ROW()-2)/128)" table:style-name="ce1">
            <text:p>7520</text:p>
          </table:table-cell>
          <table:table-cell office:value-type="float" office:value="11280" table:formula="of:=INT([.I$2]+([.I$130]-[.I$2])*(ROW()-2)/128)" table:style-name="ce1">
            <text:p>11280</text:p>
          </table:table-cell>
          <table:table-cell office:value-type="float" office:value="15040" table:formula="of:=INT([.J$2]+([.J$130]-[.J$2])*(ROW()-2)/128)" table:style-name="ce1">
            <text:p>15040</text:p>
          </table:table-cell>
          <table:table-cell office:value-type="float" office:value="18800" table:formula="of:=INT([.K$2]+([.K$130]-[.K$2])*(ROW()-2)/128)" table:style-name="ce1">
            <text:p>18800</text:p>
          </table:table-cell>
          <table:table-cell office:value-type="float" office:value="22560" table:formula="of:=INT([.L$2]+([.L$130]-[.L$2])*(ROW()-2)/128)" table:style-name="ce1">
            <text:p>22560</text:p>
          </table:table-cell>
          <table:table-cell office:value-type="float" office:value="26320" table:formula="of:=INT([.M$2]+([.M$130]-[.M$2])*(ROW()-2)/128)" table:style-name="ce1">
            <text:p>26320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416" table:formula="of:=INT([.O$2]+([.O$130]-[.O$2])*(ROW()-2)/128)" table:style-name="ce1">
            <text:p>30416</text:p>
          </table:table-cell>
          <table:table-cell office:value-type="float" office:value="30752" table:formula="of:=INT([.P$2]+([.P$130]-[.P$2])*(ROW()-2)/128)" table:style-name="ce1">
            <text:p>30752</text:p>
          </table:table-cell>
          <table:table-cell office:value-type="float" office:value="31088" table:formula="of:=INT([.Q$2]+([.Q$130]-[.Q$2])*(ROW()-2)/128)" table:style-name="ce1">
            <text:p>31088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11328" table:formula="of:=INT([.I$2]+([.I$130]-[.I$2])*(ROW()-2)/128)" table:style-name="ce1">
            <text:p>11328</text:p>
          </table:table-cell>
          <table:table-cell office:value-type="float" office:value="15104" table:formula="of:=INT([.J$2]+([.J$130]-[.J$2])*(ROW()-2)/128)" table:style-name="ce1">
            <text:p>15104</text:p>
          </table:table-cell>
          <table:table-cell office:value-type="float" office:value="18880" table:formula="of:=INT([.K$2]+([.K$130]-[.K$2])*(ROW()-2)/128)" table:style-name="ce1">
            <text:p>18880</text:p>
          </table:table-cell>
          <table:table-cell office:value-type="float" office:value="22656" table:formula="of:=INT([.L$2]+([.L$130]-[.L$2])*(ROW()-2)/128)" table:style-name="ce1">
            <text:p>22656</text:p>
          </table:table-cell>
          <table:table-cell office:value-type="float" office:value="26432" table:formula="of:=INT([.M$2]+([.M$130]-[.M$2])*(ROW()-2)/128)" table:style-name="ce1">
            <text:p>26432</text:p>
          </table:table-cell>
          <table:table-cell office:value-type="float" office:value="30208" table:formula="of:=INT([.N$2]+([.N$130]-[.N$2])*(ROW()-2)/128)" table:style-name="ce1">
            <text:p>30208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168" table:formula="of:=INT([.Q$2]+([.Q$130]-[.Q$2])*(ROW()-2)/128)" table:style-name="ce1">
            <text:p>3116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92" table:formula="of:=INT([.G$2]+([.G$130]-[.G$2])*(ROW()-2)/128)" table:style-name="ce1">
            <text:p>3792</text:p>
          </table:table-cell>
          <table:table-cell office:value-type="float" office:value="7584" table:formula="of:=INT([.H$2]+([.H$130]-[.H$2])*(ROW()-2)/128)" table:style-name="ce1">
            <text:p>7584</text:p>
          </table:table-cell>
          <table:table-cell office:value-type="float" office:value="11376" table:formula="of:=INT([.I$2]+([.I$130]-[.I$2])*(ROW()-2)/128)" table:style-name="ce1">
            <text:p>11376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8960" table:formula="of:=INT([.K$2]+([.K$130]-[.K$2])*(ROW()-2)/128)" table:style-name="ce1">
            <text:p>18960</text:p>
          </table:table-cell>
          <table:table-cell office:value-type="float" office:value="22752" table:formula="of:=INT([.L$2]+([.L$130]-[.L$2])*(ROW()-2)/128)" table:style-name="ce1">
            <text:p>22752</text:p>
          </table:table-cell>
          <table:table-cell office:value-type="float" office:value="26544" table:formula="of:=INT([.M$2]+([.M$130]-[.M$2])*(ROW()-2)/128)" table:style-name="ce1">
            <text:p>26544</text:p>
          </table:table-cell>
          <table:table-cell office:value-type="float" office:value="30336" table:formula="of:=INT([.N$2]+([.N$130]-[.N$2])*(ROW()-2)/128)" table:style-name="ce1">
            <text:p>30336</text:p>
          </table:table-cell>
          <table:table-cell office:value-type="float" office:value="30640" table:formula="of:=INT([.O$2]+([.O$130]-[.O$2])*(ROW()-2)/128)" table:style-name="ce1">
            <text:p>30640</text:p>
          </table:table-cell>
          <table:table-cell office:value-type="float" office:value="30944" table:formula="of:=INT([.P$2]+([.P$130]-[.P$2])*(ROW()-2)/128)" table:style-name="ce1">
            <text:p>30944</text:p>
          </table:table-cell>
          <table:table-cell office:value-type="float" office:value="31248" table:formula="of:=INT([.Q$2]+([.Q$130]-[.Q$2])*(ROW()-2)/128)" table:style-name="ce1">
            <text:p>31248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08" table:formula="of:=INT([.G$2]+([.G$130]-[.G$2])*(ROW()-2)/128)" table:style-name="ce1">
            <text:p>3808</text:p>
          </table:table-cell>
          <table:table-cell office:value-type="float" office:value="7616" table:formula="of:=INT([.H$2]+([.H$130]-[.H$2])*(ROW()-2)/128)" table:style-name="ce1">
            <text:p>7616</text:p>
          </table:table-cell>
          <table:table-cell office:value-type="float" office:value="11424" table:formula="of:=INT([.I$2]+([.I$130]-[.I$2])*(ROW()-2)/128)" table:style-name="ce1">
            <text:p>11424</text:p>
          </table:table-cell>
          <table:table-cell office:value-type="float" office:value="15232" table:formula="of:=INT([.J$2]+([.J$130]-[.J$2])*(ROW()-2)/128)" table:style-name="ce1">
            <text:p>15232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2848" table:formula="of:=INT([.L$2]+([.L$130]-[.L$2])*(ROW()-2)/128)" table:style-name="ce1">
            <text:p>22848</text:p>
          </table:table-cell>
          <table:table-cell office:value-type="float" office:value="26656" table:formula="of:=INT([.M$2]+([.M$130]-[.M$2])*(ROW()-2)/128)" table:style-name="ce1">
            <text:p>26656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752" table:formula="of:=INT([.O$2]+([.O$130]-[.O$2])*(ROW()-2)/128)" table:style-name="ce1">
            <text:p>30752</text:p>
          </table:table-cell>
          <table:table-cell office:value-type="float" office:value="31040" table:formula="of:=INT([.P$2]+([.P$130]-[.P$2])*(ROW()-2)/128)" table:style-name="ce1">
            <text:p>31040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24" table:formula="of:=INT([.G$2]+([.G$130]-[.G$2])*(ROW()-2)/128)" table:style-name="ce1">
            <text:p>3824</text:p>
          </table:table-cell>
          <table:table-cell office:value-type="float" office:value="7648" table:formula="of:=INT([.H$2]+([.H$130]-[.H$2])*(ROW()-2)/128)" table:style-name="ce1">
            <text:p>7648</text:p>
          </table:table-cell>
          <table:table-cell office:value-type="float" office:value="11472" table:formula="of:=INT([.I$2]+([.I$130]-[.I$2])*(ROW()-2)/128)" table:style-name="ce1">
            <text:p>11472</text:p>
          </table:table-cell>
          <table:table-cell office:value-type="float" office:value="15296" table:formula="of:=INT([.J$2]+([.J$130]-[.J$2])*(ROW()-2)/128)" table:style-name="ce1">
            <text:p>15296</text:p>
          </table:table-cell>
          <table:table-cell office:value-type="float" office:value="19120" table:formula="of:=INT([.K$2]+([.K$130]-[.K$2])*(ROW()-2)/128)" table:style-name="ce1">
            <text:p>19120</text:p>
          </table:table-cell>
          <table:table-cell office:value-type="float" office:value="22944" table:formula="of:=INT([.L$2]+([.L$130]-[.L$2])*(ROW()-2)/128)" table:style-name="ce1">
            <text:p>22944</text:p>
          </table:table-cell>
          <table:table-cell office:value-type="float" office:value="26768" table:formula="of:=INT([.M$2]+([.M$130]-[.M$2])*(ROW()-2)/128)" table:style-name="ce1">
            <text:p>26768</text:p>
          </table:table-cell>
          <table:table-cell office:value-type="float" office:value="30592" table:formula="of:=INT([.N$2]+([.N$130]-[.N$2])*(ROW()-2)/128)" table:style-name="ce1">
            <text:p>30592</text:p>
          </table:table-cell>
          <table:table-cell office:value-type="float" office:value="30864" table:formula="of:=INT([.O$2]+([.O$130]-[.O$2])*(ROW()-2)/128)" table:style-name="ce1">
            <text:p>30864</text:p>
          </table:table-cell>
          <table:table-cell office:value-type="float" office:value="31136" table:formula="of:=INT([.P$2]+([.P$130]-[.P$2])*(ROW()-2)/128)" table:style-name="ce1">
            <text:p>31136</text:p>
          </table:table-cell>
          <table:table-cell office:value-type="float" office:value="31408" table:formula="of:=INT([.Q$2]+([.Q$130]-[.Q$2])*(ROW()-2)/128)" table:style-name="ce1">
            <text:p>31408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9200" table:formula="of:=INT([.K$2]+([.K$130]-[.K$2])*(ROW()-2)/128)" table:style-name="ce1">
            <text:p>1920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6880" table:formula="of:=INT([.M$2]+([.M$130]-[.M$2])*(ROW()-2)/128)" table:style-name="ce1">
            <text:p>26880</text:p>
          </table:table-cell>
          <table:table-cell office:value-type="float" office:value="30720" table:formula="of:=INT([.N$2]+([.N$130]-[.N$2])*(ROW()-2)/128)" table:style-name="ce1">
            <text:p>30720</text:p>
          </table:table-cell>
          <table:table-cell office:value-type="float" office:value="30976" table:formula="of:=INT([.O$2]+([.O$130]-[.O$2])*(ROW()-2)/128)" table:style-name="ce1">
            <text:p>30976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488" table:formula="of:=INT([.Q$2]+([.Q$130]-[.Q$2])*(ROW()-2)/128)" table:style-name="ce1">
            <text:p>31488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56" table:formula="of:=INT([.G$2]+([.G$130]-[.G$2])*(ROW()-2)/128)" table:style-name="ce1">
            <text:p>3856</text:p>
          </table:table-cell>
          <table:table-cell office:value-type="float" office:value="7712" table:formula="of:=INT([.H$2]+([.H$130]-[.H$2])*(ROW()-2)/128)" table:style-name="ce1">
            <text:p>7712</text:p>
          </table:table-cell>
          <table:table-cell office:value-type="float" office:value="11568" table:formula="of:=INT([.I$2]+([.I$130]-[.I$2])*(ROW()-2)/128)" table:style-name="ce1">
            <text:p>11568</text:p>
          </table:table-cell>
          <table:table-cell office:value-type="float" office:value="15424" table:formula="of:=INT([.J$2]+([.J$130]-[.J$2])*(ROW()-2)/128)" table:style-name="ce1">
            <text:p>15424</text:p>
          </table:table-cell>
          <table:table-cell office:value-type="float" office:value="19280" table:formula="of:=INT([.K$2]+([.K$130]-[.K$2])*(ROW()-2)/128)" table:style-name="ce1">
            <text:p>19280</text:p>
          </table:table-cell>
          <table:table-cell office:value-type="float" office:value="23136" table:formula="of:=INT([.L$2]+([.L$130]-[.L$2])*(ROW()-2)/128)" table:style-name="ce1">
            <text:p>23136</text:p>
          </table:table-cell>
          <table:table-cell office:value-type="float" office:value="26992" table:formula="of:=INT([.M$2]+([.M$130]-[.M$2])*(ROW()-2)/128)" table:style-name="ce1">
            <text:p>26992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088" table:formula="of:=INT([.O$2]+([.O$130]-[.O$2])*(ROW()-2)/128)" table:style-name="ce1">
            <text:p>31088</text:p>
          </table:table-cell>
          <table:table-cell office:value-type="float" office:value="31328" table:formula="of:=INT([.P$2]+([.P$130]-[.P$2])*(ROW()-2)/128)" table:style-name="ce1">
            <text:p>31328</text:p>
          </table:table-cell>
          <table:table-cell office:value-type="float" office:value="31568" table:formula="of:=INT([.Q$2]+([.Q$130]-[.Q$2])*(ROW()-2)/128)" table:style-name="ce1">
            <text:p>3156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72" table:formula="of:=INT([.G$2]+([.G$130]-[.G$2])*(ROW()-2)/128)" table:style-name="ce1">
            <text:p>3872</text:p>
          </table:table-cell>
          <table:table-cell office:value-type="float" office:value="7744" table:formula="of:=INT([.H$2]+([.H$130]-[.H$2])*(ROW()-2)/128)" table:style-name="ce1">
            <text:p>7744</text:p>
          </table:table-cell>
          <table:table-cell office:value-type="float" office:value="11616" table:formula="of:=INT([.I$2]+([.I$130]-[.I$2])*(ROW()-2)/128)" table:style-name="ce1">
            <text:p>11616</text:p>
          </table:table-cell>
          <table:table-cell office:value-type="float" office:value="15488" table:formula="of:=INT([.J$2]+([.J$130]-[.J$2])*(ROW()-2)/128)" table:style-name="ce1">
            <text:p>15488</text:p>
          </table:table-cell>
          <table:table-cell office:value-type="float" office:value="19360" table:formula="of:=INT([.K$2]+([.K$130]-[.K$2])*(ROW()-2)/128)" table:style-name="ce1">
            <text:p>19360</text:p>
          </table:table-cell>
          <table:table-cell office:value-type="float" office:value="23232" table:formula="of:=INT([.L$2]+([.L$130]-[.L$2])*(ROW()-2)/128)" table:style-name="ce1">
            <text:p>23232</text:p>
          </table:table-cell>
          <table:table-cell office:value-type="float" office:value="27104" table:formula="of:=INT([.M$2]+([.M$130]-[.M$2])*(ROW()-2)/128)" table:style-name="ce1">
            <text:p>27104</text:p>
          </table:table-cell>
          <table:table-cell office:value-type="float" office:value="30976" table:formula="of:=INT([.N$2]+([.N$130]-[.N$2])*(ROW()-2)/128)" table:style-name="ce1">
            <text:p>30976</text:p>
          </table:table-cell>
          <table:table-cell office:value-type="float" office:value="31200" table:formula="of:=INT([.O$2]+([.O$130]-[.O$2])*(ROW()-2)/128)" table:style-name="ce1">
            <text:p>31200</text:p>
          </table:table-cell>
          <table:table-cell office:value-type="float" office:value="31424" table:formula="of:=INT([.P$2]+([.P$130]-[.P$2])*(ROW()-2)/128)" table:style-name="ce1">
            <text:p>31424</text:p>
          </table:table-cell>
          <table:table-cell office:value-type="float" office:value="31648" table:formula="of:=INT([.Q$2]+([.Q$130]-[.Q$2])*(ROW()-2)/128)" table:style-name="ce1">
            <text:p>31648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88" table:formula="of:=INT([.G$2]+([.G$130]-[.G$2])*(ROW()-2)/128)" table:style-name="ce1">
            <text:p>3888</text:p>
          </table:table-cell>
          <table:table-cell office:value-type="float" office:value="7776" table:formula="of:=INT([.H$2]+([.H$130]-[.H$2])*(ROW()-2)/128)" table:style-name="ce1">
            <text:p>7776</text:p>
          </table:table-cell>
          <table:table-cell office:value-type="float" office:value="11664" table:formula="of:=INT([.I$2]+([.I$130]-[.I$2])*(ROW()-2)/128)" table:style-name="ce1">
            <text:p>11664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9440" table:formula="of:=INT([.K$2]+([.K$130]-[.K$2])*(ROW()-2)/128)" table:style-name="ce1">
            <text:p>19440</text:p>
          </table:table-cell>
          <table:table-cell office:value-type="float" office:value="23328" table:formula="of:=INT([.L$2]+([.L$130]-[.L$2])*(ROW()-2)/128)" table:style-name="ce1">
            <text:p>23328</text:p>
          </table:table-cell>
          <table:table-cell office:value-type="float" office:value="27216" table:formula="of:=INT([.M$2]+([.M$130]-[.M$2])*(ROW()-2)/128)" table:style-name="ce1">
            <text:p>27216</text:p>
          </table:table-cell>
          <table:table-cell office:value-type="float" office:value="31104" table:formula="of:=INT([.N$2]+([.N$130]-[.N$2])*(ROW()-2)/128)" table:style-name="ce1">
            <text:p>31104</text:p>
          </table:table-cell>
          <table:table-cell office:value-type="float" office:value="31312" table:formula="of:=INT([.O$2]+([.O$130]-[.O$2])*(ROW()-2)/128)" table:style-name="ce1">
            <text:p>31312</text:p>
          </table:table-cell>
          <table:table-cell office:value-type="float" office:value="31520" table:formula="of:=INT([.P$2]+([.P$130]-[.P$2])*(ROW()-2)/128)" table:style-name="ce1">
            <text:p>31520</text:p>
          </table:table-cell>
          <table:table-cell office:value-type="float" office:value="31728" table:formula="of:=INT([.Q$2]+([.Q$130]-[.Q$2])*(ROW()-2)/128)" table:style-name="ce1">
            <text:p>31728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11712" table:formula="of:=INT([.I$2]+([.I$130]-[.I$2])*(ROW()-2)/128)" table:style-name="ce1">
            <text:p>11712</text:p>
          </table:table-cell>
          <table:table-cell office:value-type="float" office:value="15616" table:formula="of:=INT([.J$2]+([.J$130]-[.J$2])*(ROW()-2)/128)" table:style-name="ce1">
            <text:p>15616</text:p>
          </table:table-cell>
          <table:table-cell office:value-type="float" office:value="19520" table:formula="of:=INT([.K$2]+([.K$130]-[.K$2])*(ROW()-2)/128)" table:style-name="ce1">
            <text:p>19520</text:p>
          </table:table-cell>
          <table:table-cell office:value-type="float" office:value="23424" table:formula="of:=INT([.L$2]+([.L$130]-[.L$2])*(ROW()-2)/128)" table:style-name="ce1">
            <text:p>23424</text:p>
          </table:table-cell>
          <table:table-cell office:value-type="float" office:value="27328" table:formula="of:=INT([.M$2]+([.M$130]-[.M$2])*(ROW()-2)/128)" table:style-name="ce1">
            <text:p>27328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24" table:formula="of:=INT([.O$2]+([.O$130]-[.O$2])*(ROW()-2)/128)" table:style-name="ce1">
            <text:p>31424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20" table:formula="of:=INT([.G$2]+([.G$130]-[.G$2])*(ROW()-2)/128)" table:style-name="ce1">
            <text:p>3920</text:p>
          </table:table-cell>
          <table:table-cell office:value-type="float" office:value="7840" table:formula="of:=INT([.H$2]+([.H$130]-[.H$2])*(ROW()-2)/128)" table:style-name="ce1">
            <text:p>7840</text:p>
          </table:table-cell>
          <table:table-cell office:value-type="float" office:value="11760" table:formula="of:=INT([.I$2]+([.I$130]-[.I$2])*(ROW()-2)/128)" table:style-name="ce1">
            <text:p>11760</text:p>
          </table:table-cell>
          <table:table-cell office:value-type="float" office:value="15680" table:formula="of:=INT([.J$2]+([.J$130]-[.J$2])*(ROW()-2)/128)" table:style-name="ce1">
            <text:p>15680</text:p>
          </table:table-cell>
          <table:table-cell office:value-type="float" office:value="19600" table:formula="of:=INT([.K$2]+([.K$130]-[.K$2])*(ROW()-2)/128)" table:style-name="ce1">
            <text:p>19600</text:p>
          </table:table-cell>
          <table:table-cell office:value-type="float" office:value="23520" table:formula="of:=INT([.L$2]+([.L$130]-[.L$2])*(ROW()-2)/128)" table:style-name="ce1">
            <text:p>23520</text:p>
          </table:table-cell>
          <table:table-cell office:value-type="float" office:value="27440" table:formula="of:=INT([.M$2]+([.M$130]-[.M$2])*(ROW()-2)/128)" table:style-name="ce1">
            <text:p>27440</text:p>
          </table:table-cell>
          <table:table-cell office:value-type="float" office:value="31360" table:formula="of:=INT([.N$2]+([.N$130]-[.N$2])*(ROW()-2)/128)" table:style-name="ce1">
            <text:p>31360</text:p>
          </table:table-cell>
          <table:table-cell office:value-type="float" office:value="31536" table:formula="of:=INT([.O$2]+([.O$130]-[.O$2])*(ROW()-2)/128)" table:style-name="ce1">
            <text:p>31536</text:p>
          </table:table-cell>
          <table:table-cell office:value-type="float" office:value="31712" table:formula="of:=INT([.P$2]+([.P$130]-[.P$2])*(ROW()-2)/128)" table:style-name="ce1">
            <text:p>31712</text:p>
          </table:table-cell>
          <table:table-cell office:value-type="float" office:value="31888" table:formula="of:=INT([.Q$2]+([.Q$130]-[.Q$2])*(ROW()-2)/128)" table:style-name="ce1">
            <text:p>31888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36" table:formula="of:=INT([.G$2]+([.G$130]-[.G$2])*(ROW()-2)/128)" table:style-name="ce1">
            <text:p>3936</text:p>
          </table:table-cell>
          <table:table-cell office:value-type="float" office:value="7872" table:formula="of:=INT([.H$2]+([.H$130]-[.H$2])*(ROW()-2)/128)" table:style-name="ce1">
            <text:p>7872</text:p>
          </table:table-cell>
          <table:table-cell office:value-type="float" office:value="11808" table:formula="of:=INT([.I$2]+([.I$130]-[.I$2])*(ROW()-2)/128)" table:style-name="ce1">
            <text:p>11808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9680" table:formula="of:=INT([.K$2]+([.K$130]-[.K$2])*(ROW()-2)/128)" table:style-name="ce1">
            <text:p>19680</text:p>
          </table:table-cell>
          <table:table-cell office:value-type="float" office:value="23616" table:formula="of:=INT([.L$2]+([.L$130]-[.L$2])*(ROW()-2)/128)" table:style-name="ce1">
            <text:p>23616</text:p>
          </table:table-cell>
          <table:table-cell office:value-type="float" office:value="27552" table:formula="of:=INT([.M$2]+([.M$130]-[.M$2])*(ROW()-2)/128)" table:style-name="ce1">
            <text:p>27552</text:p>
          </table:table-cell>
          <table:table-cell office:value-type="float" office:value="31488" table:formula="of:=INT([.N$2]+([.N$130]-[.N$2])*(ROW()-2)/128)" table:style-name="ce1">
            <text:p>31488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08" table:formula="of:=INT([.P$2]+([.P$130]-[.P$2])*(ROW()-2)/128)" table:style-name="ce1">
            <text:p>31808</text:p>
          </table:table-cell>
          <table:table-cell office:value-type="float" office:value="31968" table:formula="of:=INT([.Q$2]+([.Q$130]-[.Q$2])*(ROW()-2)/128)" table:style-name="ce1">
            <text:p>3196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52" table:formula="of:=INT([.G$2]+([.G$130]-[.G$2])*(ROW()-2)/128)" table:style-name="ce1">
            <text:p>3952</text:p>
          </table:table-cell>
          <table:table-cell office:value-type="float" office:value="7904" table:formula="of:=INT([.H$2]+([.H$130]-[.H$2])*(ROW()-2)/128)" table:style-name="ce1">
            <text:p>7904</text:p>
          </table:table-cell>
          <table:table-cell office:value-type="float" office:value="11856" table:formula="of:=INT([.I$2]+([.I$130]-[.I$2])*(ROW()-2)/128)" table:style-name="ce1">
            <text:p>11856</text:p>
          </table:table-cell>
          <table:table-cell office:value-type="float" office:value="15808" table:formula="of:=INT([.J$2]+([.J$130]-[.J$2])*(ROW()-2)/128)" table:style-name="ce1">
            <text:p>15808</text:p>
          </table:table-cell>
          <table:table-cell office:value-type="float" office:value="19760" table:formula="of:=INT([.K$2]+([.K$130]-[.K$2])*(ROW()-2)/128)" table:style-name="ce1">
            <text:p>19760</text:p>
          </table:table-cell>
          <table:table-cell office:value-type="float" office:value="23712" table:formula="of:=INT([.L$2]+([.L$130]-[.L$2])*(ROW()-2)/128)" table:style-name="ce1">
            <text:p>23712</text:p>
          </table:table-cell>
          <table:table-cell office:value-type="float" office:value="27664" table:formula="of:=INT([.M$2]+([.M$130]-[.M$2])*(ROW()-2)/128)" table:style-name="ce1">
            <text:p>2766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760" table:formula="of:=INT([.O$2]+([.O$130]-[.O$2])*(ROW()-2)/128)" table:style-name="ce1">
            <text:p>31760</text:p>
          </table:table-cell>
          <table:table-cell office:value-type="float" office:value="31904" table:formula="of:=INT([.P$2]+([.P$130]-[.P$2])*(ROW()-2)/128)" table:style-name="ce1">
            <text:p>31904</text:p>
          </table:table-cell>
          <table:table-cell office:value-type="float" office:value="32048" table:formula="of:=INT([.Q$2]+([.Q$130]-[.Q$2])*(ROW()-2)/128)" table:style-name="ce1">
            <text:p>32048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11904" table:formula="of:=INT([.I$2]+([.I$130]-[.I$2])*(ROW()-2)/128)" table:style-name="ce1">
            <text:p>11904</text:p>
          </table:table-cell>
          <table:table-cell office:value-type="float" office:value="15872" table:formula="of:=INT([.J$2]+([.J$130]-[.J$2])*(ROW()-2)/128)" table:style-name="ce1">
            <text:p>15872</text:p>
          </table:table-cell>
          <table:table-cell office:value-type="float" office:value="19840" table:formula="of:=INT([.K$2]+([.K$130]-[.K$2])*(ROW()-2)/128)" table:style-name="ce1">
            <text:p>19840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7776" table:formula="of:=INT([.M$2]+([.M$130]-[.M$2])*(ROW()-2)/128)" table:style-name="ce1">
            <text:p>27776</text:p>
          </table:table-cell>
          <table:table-cell office:value-type="float" office:value="31744" table:formula="of:=INT([.N$2]+([.N$130]-[.N$2])*(ROW()-2)/128)" table:style-name="ce1">
            <text:p>31744</text:p>
          </table:table-cell>
          <table:table-cell office:value-type="float" office:value="31872" table:formula="of:=INT([.O$2]+([.O$130]-[.O$2])*(ROW()-2)/128)" table:style-name="ce1">
            <text:p>31872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28" table:formula="of:=INT([.Q$2]+([.Q$130]-[.Q$2])*(ROW()-2)/128)" table:style-name="ce1">
            <text:p>32128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84" table:formula="of:=INT([.G$2]+([.G$130]-[.G$2])*(ROW()-2)/128)" table:style-name="ce1">
            <text:p>3984</text:p>
          </table:table-cell>
          <table:table-cell office:value-type="float" office:value="7968" table:formula="of:=INT([.H$2]+([.H$130]-[.H$2])*(ROW()-2)/128)" table:style-name="ce1">
            <text:p>7968</text:p>
          </table:table-cell>
          <table:table-cell office:value-type="float" office:value="11952" table:formula="of:=INT([.I$2]+([.I$130]-[.I$2])*(ROW()-2)/128)" table:style-name="ce1">
            <text:p>11952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9920" table:formula="of:=INT([.K$2]+([.K$130]-[.K$2])*(ROW()-2)/128)" table:style-name="ce1">
            <text:p>19920</text:p>
          </table:table-cell>
          <table:table-cell office:value-type="float" office:value="23904" table:formula="of:=INT([.L$2]+([.L$130]-[.L$2])*(ROW()-2)/128)" table:style-name="ce1">
            <text:p>23904</text:p>
          </table:table-cell>
          <table:table-cell office:value-type="float" office:value="27888" table:formula="of:=INT([.M$2]+([.M$130]-[.M$2])*(ROW()-2)/128)" table:style-name="ce1">
            <text:p>27888</text:p>
          </table:table-cell>
          <table:table-cell office:value-type="float" office:value="31872" table:formula="of:=INT([.N$2]+([.N$130]-[.N$2])*(ROW()-2)/128)" table:style-name="ce1">
            <text:p>31872</text:p>
          </table:table-cell>
          <table:table-cell office:value-type="float" office:value="31984" table:formula="of:=INT([.O$2]+([.O$130]-[.O$2])*(ROW()-2)/128)" table:style-name="ce1">
            <text:p>31984</text:p>
          </table:table-cell>
          <table:table-cell office:value-type="float" office:value="32096" table:formula="of:=INT([.P$2]+([.P$130]-[.P$2])*(ROW()-2)/128)" table:style-name="ce1">
            <text:p>32096</text:p>
          </table:table-cell>
          <table:table-cell office:value-type="float" office:value="32208" table:formula="of:=INT([.Q$2]+([.Q$130]-[.Q$2])*(ROW()-2)/128)" table:style-name="ce1">
            <text:p>32208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00" table:formula="of:=INT([.G$2]+([.G$130]-[.G$2])*(ROW()-2)/128)" table:style-name="ce1">
            <text:p>4000</text:p>
          </table:table-cell>
          <table:table-cell office:value-type="float" office:value="8000" table:formula="of:=INT([.H$2]+([.H$130]-[.H$2])*(ROW()-2)/128)" table:style-name="ce1">
            <text:p>80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6000" table:formula="of:=INT([.J$2]+([.J$130]-[.J$2])*(ROW()-2)/128)" table:style-name="ce1">
            <text:p>16000</text:p>
          </table:table-cell>
          <table:table-cell office:value-type="float" office:value="20000" table:formula="of:=INT([.K$2]+([.K$130]-[.K$2])*(ROW()-2)/128)" table:style-name="ce1">
            <text:p>20000</text:p>
          </table:table-cell>
          <table:table-cell office:value-type="float" office:value="24000" table:formula="of:=INT([.L$2]+([.L$130]-[.L$2])*(ROW()-2)/128)" table:style-name="ce1">
            <text:p>24000</text:p>
          </table:table-cell>
          <table:table-cell office:value-type="float" office:value="28000" table:formula="of:=INT([.M$2]+([.M$130]-[.M$2])*(ROW()-2)/128)" table:style-name="ce1">
            <text:p>28000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096" table:formula="of:=INT([.O$2]+([.O$130]-[.O$2])*(ROW()-2)/128)" table:style-name="ce1">
            <text:p>32096</text:p>
          </table:table-cell>
          <table:table-cell office:value-type="float" office:value="32192" table:formula="of:=INT([.P$2]+([.P$130]-[.P$2])*(ROW()-2)/128)" table:style-name="ce1">
            <text:p>32192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16" table:formula="of:=INT([.G$2]+([.G$130]-[.G$2])*(ROW()-2)/128)" table:style-name="ce1">
            <text:p>4016</text:p>
          </table:table-cell>
          <table:table-cell office:value-type="float" office:value="8032" table:formula="of:=INT([.H$2]+([.H$130]-[.H$2])*(ROW()-2)/128)" table:style-name="ce1">
            <text:p>8032</text:p>
          </table:table-cell>
          <table:table-cell office:value-type="float" office:value="12048" table:formula="of:=INT([.I$2]+([.I$130]-[.I$2])*(ROW()-2)/128)" table:style-name="ce1">
            <text:p>12048</text:p>
          </table:table-cell>
          <table:table-cell office:value-type="float" office:value="16064" table:formula="of:=INT([.J$2]+([.J$130]-[.J$2])*(ROW()-2)/128)" table:style-name="ce1">
            <text:p>16064</text:p>
          </table:table-cell>
          <table:table-cell office:value-type="float" office:value="20080" table:formula="of:=INT([.K$2]+([.K$130]-[.K$2])*(ROW()-2)/128)" table:style-name="ce1">
            <text:p>20080</text:p>
          </table:table-cell>
          <table:table-cell office:value-type="float" office:value="24096" table:formula="of:=INT([.L$2]+([.L$130]-[.L$2])*(ROW()-2)/128)" table:style-name="ce1">
            <text:p>24096</text:p>
          </table:table-cell>
          <table:table-cell office:value-type="float" office:value="28112" table:formula="of:=INT([.M$2]+([.M$130]-[.M$2])*(ROW()-2)/128)" table:style-name="ce1">
            <text:p>28112</text:p>
          </table:table-cell>
          <table:table-cell office:value-type="float" office:value="32128" table:formula="of:=INT([.N$2]+([.N$130]-[.N$2])*(ROW()-2)/128)" table:style-name="ce1">
            <text:p>32128</text:p>
          </table:table-cell>
          <table:table-cell office:value-type="float" office:value="32208" table:formula="of:=INT([.O$2]+([.O$130]-[.O$2])*(ROW()-2)/128)" table:style-name="ce1">
            <text:p>32208</text:p>
          </table:table-cell>
          <table:table-cell office:value-type="float" office:value="32288" table:formula="of:=INT([.P$2]+([.P$130]-[.P$2])*(ROW()-2)/128)" table:style-name="ce1">
            <text:p>32288</text:p>
          </table:table-cell>
          <table:table-cell office:value-type="float" office:value="32368" table:formula="of:=INT([.Q$2]+([.Q$130]-[.Q$2])*(ROW()-2)/128)" table:style-name="ce1">
            <text:p>3236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2096" table:formula="of:=INT([.I$2]+([.I$130]-[.I$2])*(ROW()-2)/128)" table:style-name="ce1">
            <text:p>12096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4192" table:formula="of:=INT([.L$2]+([.L$130]-[.L$2])*(ROW()-2)/128)" table:style-name="ce1">
            <text:p>24192</text:p>
          </table:table-cell>
          <table:table-cell office:value-type="float" office:value="28224" table:formula="of:=INT([.M$2]+([.M$130]-[.M$2])*(ROW()-2)/128)" table:style-name="ce1">
            <text:p>28224</text:p>
          </table:table-cell>
          <table:table-cell office:value-type="float" office:value="32256" table:formula="of:=INT([.N$2]+([.N$130]-[.N$2])*(ROW()-2)/128)" table:style-name="ce1">
            <text:p>32256</text:p>
          </table:table-cell>
          <table:table-cell office:value-type="float" office:value="32320" table:formula="of:=INT([.O$2]+([.O$130]-[.O$2])*(ROW()-2)/128)" table:style-name="ce1">
            <text:p>32320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48" table:formula="of:=INT([.Q$2]+([.Q$130]-[.Q$2])*(ROW()-2)/128)" table:style-name="ce1">
            <text:p>32448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48" table:formula="of:=INT([.G$2]+([.G$130]-[.G$2])*(ROW()-2)/128)" table:style-name="ce1">
            <text:p>4048</text:p>
          </table:table-cell>
          <table:table-cell office:value-type="float" office:value="8096" table:formula="of:=INT([.H$2]+([.H$130]-[.H$2])*(ROW()-2)/128)" table:style-name="ce1">
            <text:p>8096</text:p>
          </table:table-cell>
          <table:table-cell office:value-type="float" office:value="12144" table:formula="of:=INT([.I$2]+([.I$130]-[.I$2])*(ROW()-2)/128)" table:style-name="ce1">
            <text:p>12144</text:p>
          </table:table-cell>
          <table:table-cell office:value-type="float" office:value="16192" table:formula="of:=INT([.J$2]+([.J$130]-[.J$2])*(ROW()-2)/128)" table:style-name="ce1">
            <text:p>16192</text:p>
          </table:table-cell>
          <table:table-cell office:value-type="float" office:value="20240" table:formula="of:=INT([.K$2]+([.K$130]-[.K$2])*(ROW()-2)/128)" table:style-name="ce1">
            <text:p>20240</text:p>
          </table:table-cell>
          <table:table-cell office:value-type="float" office:value="24288" table:formula="of:=INT([.L$2]+([.L$130]-[.L$2])*(ROW()-2)/128)" table:style-name="ce1">
            <text:p>24288</text:p>
          </table:table-cell>
          <table:table-cell office:value-type="float" office:value="28336" table:formula="of:=INT([.M$2]+([.M$130]-[.M$2])*(ROW()-2)/128)" table:style-name="ce1">
            <text:p>28336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32" table:formula="of:=INT([.O$2]+([.O$130]-[.O$2])*(ROW()-2)/128)" table:style-name="ce1">
            <text:p>32432</text:p>
          </table:table-cell>
          <table:table-cell office:value-type="float" office:value="32480" table:formula="of:=INT([.P$2]+([.P$130]-[.P$2])*(ROW()-2)/128)" table:style-name="ce1">
            <text:p>32480</text:p>
          </table:table-cell>
          <table:table-cell office:value-type="float" office:value="32528" table:formula="of:=INT([.Q$2]+([.Q$130]-[.Q$2])*(ROW()-2)/128)" table:style-name="ce1">
            <text:p>32528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64" table:formula="of:=INT([.G$2]+([.G$130]-[.G$2])*(ROW()-2)/128)" table:style-name="ce1">
            <text:p>4064</text:p>
          </table:table-cell>
          <table:table-cell office:value-type="float" office:value="8128" table:formula="of:=INT([.H$2]+([.H$130]-[.H$2])*(ROW()-2)/128)" table:style-name="ce1">
            <text:p>8128</text:p>
          </table:table-cell>
          <table:table-cell office:value-type="float" office:value="12192" table:formula="of:=INT([.I$2]+([.I$130]-[.I$2])*(ROW()-2)/128)" table:style-name="ce1">
            <text:p>12192</text:p>
          </table:table-cell>
          <table:table-cell office:value-type="float" office:value="16256" table:formula="of:=INT([.J$2]+([.J$130]-[.J$2])*(ROW()-2)/128)" table:style-name="ce1">
            <text:p>16256</text:p>
          </table:table-cell>
          <table:table-cell office:value-type="float" office:value="20320" table:formula="of:=INT([.K$2]+([.K$130]-[.K$2])*(ROW()-2)/128)" table:style-name="ce1">
            <text:p>20320</text:p>
          </table:table-cell>
          <table:table-cell office:value-type="float" office:value="24384" table:formula="of:=INT([.L$2]+([.L$130]-[.L$2])*(ROW()-2)/128)" table:style-name="ce1">
            <text:p>24384</text:p>
          </table:table-cell>
          <table:table-cell office:value-type="float" office:value="28448" table:formula="of:=INT([.M$2]+([.M$130]-[.M$2])*(ROW()-2)/128)" table:style-name="ce1">
            <text:p>28448</text:p>
          </table:table-cell>
          <table:table-cell office:value-type="float" office:value="32512" table:formula="of:=INT([.N$2]+([.N$130]-[.N$2])*(ROW()-2)/128)" table:style-name="ce1">
            <text:p>32512</text:p>
          </table:table-cell>
          <table:table-cell office:value-type="float" office:value="32544" table:formula="of:=INT([.O$2]+([.O$130]-[.O$2])*(ROW()-2)/128)" table:style-name="ce1">
            <text:p>32544</text:p>
          </table:table-cell>
          <table:table-cell office:value-type="float" office:value="32576" table:formula="of:=INT([.P$2]+([.P$130]-[.P$2])*(ROW()-2)/128)" table:style-name="ce1">
            <text:p>32576</text:p>
          </table:table-cell>
          <table:table-cell office:value-type="float" office:value="32608" table:formula="of:=INT([.Q$2]+([.Q$130]-[.Q$2])*(ROW()-2)/128)" table:style-name="ce1">
            <text:p>32608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80" table:formula="of:=INT([.G$2]+([.G$130]-[.G$2])*(ROW()-2)/128)" table:style-name="ce1">
            <text:p>4080</text:p>
          </table:table-cell>
          <table:table-cell office:value-type="float" office:value="8160" table:formula="of:=INT([.H$2]+([.H$130]-[.H$2])*(ROW()-2)/128)" table:style-name="ce1">
            <text:p>8160</text:p>
          </table:table-cell>
          <table:table-cell office:value-type="float" office:value="12240" table:formula="of:=INT([.I$2]+([.I$130]-[.I$2])*(ROW()-2)/128)" table:style-name="ce1">
            <text:p>1224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20400" table:formula="of:=INT([.K$2]+([.K$130]-[.K$2])*(ROW()-2)/128)" table:style-name="ce1">
            <text:p>20400</text:p>
          </table:table-cell>
          <table:table-cell office:value-type="float" office:value="24480" table:formula="of:=INT([.L$2]+([.L$130]-[.L$2])*(ROW()-2)/128)" table:style-name="ce1">
            <text:p>24480</text:p>
          </table:table-cell>
          <table:table-cell office:value-type="float" office:value="28560" table:formula="of:=INT([.M$2]+([.M$130]-[.M$2])*(ROW()-2)/128)" table:style-name="ce1">
            <text:p>28560</text:p>
          </table:table-cell>
          <table:table-cell office:value-type="float" office:value="32640" table:formula="of:=INT([.N$2]+([.N$130]-[.N$2])*(ROW()-2)/128)" table:style-name="ce1">
            <text:p>32640</text:p>
          </table:table-cell>
          <table:table-cell office:value-type="float" office:value="32656" table:formula="of:=INT([.O$2]+([.O$130]-[.O$2])*(ROW()-2)/128)" table:style-name="ce1">
            <text:p>32656</text:p>
          </table:table-cell>
          <table:table-cell office:value-type="float" office:value="32672" table:formula="of:=INT([.P$2]+([.P$130]-[.P$2])*(ROW()-2)/128)" table:style-name="ce1">
            <text:p>32672</text:p>
          </table:table-cell>
          <table:table-cell office:value-type="float" office:value="32688" table:formula="of:=INT([.Q$2]+([.Q$130]-[.Q$2])*(ROW()-2)/128)" table:style-name="ce1">
            <text:p>32688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5" table:style-name="ta1">
        <table:table-column table:style-name="co1" table:number-columns-repeated="16384" table:default-cell-style-name="ce1"/>
        <table:table-row table:style-name="ro1">
          <table:table-cell office:value-type="float" office:value="4096" table:style-name="ce1">
            <text:p>4096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64)/64)" table:style-name="ce1">
            <text:p>8192</text:p>
          </table:table-cell>
          <table:table-cell table:style-name="ce1"/>
          <table:table-cell office:value-type="float" office:value="8192" table:formula="of:=ROUND([.A2];0)" table:style-name="ce1">
            <text:p>8192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12288)" table:style-name="ce1">
            <text:p>0</text:p>
          </table:table-cell>
          <table:table-cell office:value-type="float" office:value="8192" table:formula="of:=MIN([.$C2]*(COLUMN()-6);12288)" table:style-name="ce1">
            <text:p>8192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12)+12288;12288*2)" table:style-name="ce1">
            <text:p>12288</text:p>
          </table:table-cell>
          <table:table-cell office:value-type="float" office:value="20480" table:formula="of:=MIN([.$C2]*(COLUMN()-12)+12288;12288*2)" table:style-name="ce1">
            <text:p>20480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8)+12288*2;32768)" table:style-name="ce1">
            <text:p>24576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03.755884085047" table:formula="of:=[.$A$1]*(1/2)^((ROW()-2-64)/64)" table:style-name="ce1">
            <text:p>8103.755884</text:p>
          </table:table-cell>
          <table:table-cell table:style-name="ce1"/>
          <table:table-cell office:value-type="float" office:value="8104" table:formula="of:=ROUND([.A3];0)" table:style-name="ce1">
            <text:p>8104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12288)" table:style-name="ce1">
            <text:p>0</text:p>
          </table:table-cell>
          <table:table-cell office:value-type="float" office:value="8104" table:formula="of:=MIN([.$C3]*(COLUMN()-6);12288)" table:style-name="ce1">
            <text:p>8104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12)+12288;12288*2)" table:style-name="ce1">
            <text:p>12288</text:p>
          </table:table-cell>
          <table:table-cell office:value-type="float" office:value="20392" table:formula="of:=MIN([.$C3]*(COLUMN()-12)+12288;12288*2)" table:style-name="ce1">
            <text:p>20392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8)+12288*2;32768)" table:style-name="ce1">
            <text:p>24576</text:p>
          </table:table-cell>
          <table:table-cell office:value-type="float" office:value="32680" table:formula="of:=MIN([.$C3]*(COLUMN()-18)+12288*2;32768)" table:style-name="ce1">
            <text:p>32680</text:p>
          </table:table-cell>
          <table:table-cell office:value-type="float" office:value="32768" table:formula="of:=MIN([.$C3]*(COLUMN()-18)+12288*2;32768)" table:style-name="ce1">
            <text:p>32768</text:p>
          </table:table-cell>
          <table:table-cell office:value-type="float" office:value="32768" table:formula="of:=MIN([.$C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64)/64)" table:style-name="ce1">
            <text:p>8016.462333</text:p>
          </table:table-cell>
          <table:table-cell table:style-name="ce1"/>
          <table:table-cell office:value-type="float" office:value="8016" table:formula="of:=ROUND([.A4];0)" table:style-name="ce1">
            <text:p>8016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12288)" table:style-name="ce1">
            <text:p>0</text:p>
          </table:table-cell>
          <table:table-cell office:value-type="float" office:value="8016" table:formula="of:=MIN([.$C4]*(COLUMN()-6);12288)" table:style-name="ce1">
            <text:p>8016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12)+12288;12288*2)" table:style-name="ce1">
            <text:p>12288</text:p>
          </table:table-cell>
          <table:table-cell office:value-type="float" office:value="20304" table:formula="of:=MIN([.$C4]*(COLUMN()-12)+12288;12288*2)" table:style-name="ce1">
            <text:p>20304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8)+12288*2;32768)" table:style-name="ce1">
            <text:p>24576</text:p>
          </table:table-cell>
          <table:table-cell office:value-type="float" office:value="32592" table:formula="of:=MIN([.$C4]*(COLUMN()-18)+12288*2;32768)" table:style-name="ce1">
            <text:p>32592</text:p>
          </table:table-cell>
          <table:table-cell office:value-type="float" office:value="32768" table:formula="of:=MIN([.$C4]*(COLUMN()-18)+12288*2;32768)" table:style-name="ce1">
            <text:p>32768</text:p>
          </table:table-cell>
          <table:table-cell office:value-type="float" office:value="32768" table:formula="of:=MIN([.$C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930.1091061444386" table:formula="of:=[.$A$1]*(1/2)^((ROW()-2-64)/64)" table:style-name="ce1">
            <text:p>7930.109106</text:p>
          </table:table-cell>
          <table:table-cell table:style-name="ce1"/>
          <table:table-cell office:value-type="float" office:value="7930" table:formula="of:=ROUND([.A5];0)" table:style-name="ce1">
            <text:p>7930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12288)" table:style-name="ce1">
            <text:p>0</text:p>
          </table:table-cell>
          <table:table-cell office:value-type="float" office:value="7930" table:formula="of:=MIN([.$C5]*(COLUMN()-6);12288)" table:style-name="ce1">
            <text:p>7930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12)+12288;12288*2)" table:style-name="ce1">
            <text:p>12288</text:p>
          </table:table-cell>
          <table:table-cell office:value-type="float" office:value="20218" table:formula="of:=MIN([.$C5]*(COLUMN()-12)+12288;12288*2)" table:style-name="ce1">
            <text:p>20218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8)+12288*2;32768)" table:style-name="ce1">
            <text:p>24576</text:p>
          </table:table-cell>
          <table:table-cell office:value-type="float" office:value="32506" table:formula="of:=MIN([.$C5]*(COLUMN()-18)+12288*2;32768)" table:style-name="ce1">
            <text:p>32506</text:p>
          </table:table-cell>
          <table:table-cell office:value-type="float" office:value="32768" table:formula="of:=MIN([.$C5]*(COLUMN()-18)+12288*2;32768)" table:style-name="ce1">
            <text:p>32768</text:p>
          </table:table-cell>
          <table:table-cell office:value-type="float" office:value="32768" table:formula="of:=MIN([.$C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39" table:formula="of:=[.$A$1]*(1/2)^((ROW()-2-64)/64)" table:style-name="ce1">
            <text:p>7844.686075</text:p>
          </table:table-cell>
          <table:table-cell table:style-name="ce1"/>
          <table:table-cell office:value-type="float" office:value="7845" table:formula="of:=ROUND([.A6];0)" table:style-name="ce1">
            <text:p>7845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12288)" table:style-name="ce1">
            <text:p>0</text:p>
          </table:table-cell>
          <table:table-cell office:value-type="float" office:value="7845" table:formula="of:=MIN([.$C6]*(COLUMN()-6);12288)" table:style-name="ce1">
            <text:p>7845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12)+12288;12288*2)" table:style-name="ce1">
            <text:p>12288</text:p>
          </table:table-cell>
          <table:table-cell office:value-type="float" office:value="20133" table:formula="of:=MIN([.$C6]*(COLUMN()-12)+12288;12288*2)" table:style-name="ce1">
            <text:p>20133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8)+12288*2;32768)" table:style-name="ce1">
            <text:p>24576</text:p>
          </table:table-cell>
          <table:table-cell office:value-type="float" office:value="32421" table:formula="of:=MIN([.$C6]*(COLUMN()-18)+12288*2;32768)" table:style-name="ce1">
            <text:p>32421</text:p>
          </table:table-cell>
          <table:table-cell office:value-type="float" office:value="32768" table:formula="of:=MIN([.$C6]*(COLUMN()-18)+12288*2;32768)" table:style-name="ce1">
            <text:p>32768</text:p>
          </table:table-cell>
          <table:table-cell office:value-type="float" office:value="32768" table:formula="of:=MIN([.$C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760.1832205802111" table:formula="of:=[.$A$1]*(1/2)^((ROW()-2-64)/64)" table:style-name="ce1">
            <text:p>7760.183221</text:p>
          </table:table-cell>
          <table:table-cell table:style-name="ce1"/>
          <table:table-cell office:value-type="float" office:value="7760" table:formula="of:=ROUND([.A7];0)" table:style-name="ce1">
            <text:p>7760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12288)" table:style-name="ce1">
            <text:p>0</text:p>
          </table:table-cell>
          <table:table-cell office:value-type="float" office:value="7760" table:formula="of:=MIN([.$C7]*(COLUMN()-6);12288)" table:style-name="ce1">
            <text:p>7760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12)+12288;12288*2)" table:style-name="ce1">
            <text:p>12288</text:p>
          </table:table-cell>
          <table:table-cell office:value-type="float" office:value="20048" table:formula="of:=MIN([.$C7]*(COLUMN()-12)+12288;12288*2)" table:style-name="ce1">
            <text:p>20048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8)+12288*2;32768)" table:style-name="ce1">
            <text:p>24576</text:p>
          </table:table-cell>
          <table:table-cell office:value-type="float" office:value="32336" table:formula="of:=MIN([.$C7]*(COLUMN()-18)+12288*2;32768)" table:style-name="ce1">
            <text:p>32336</text:p>
          </table:table-cell>
          <table:table-cell office:value-type="float" office:value="32768" table:formula="of:=MIN([.$C7]*(COLUMN()-18)+12288*2;32768)" table:style-name="ce1">
            <text:p>32768</text:p>
          </table:table-cell>
          <table:table-cell office:value-type="float" office:value="32768" table:formula="of:=MIN([.$C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77" table:formula="of:=[.$A$1]*(1/2)^((ROW()-2-64)/64)" table:style-name="ce1">
            <text:p>7676.590629</text:p>
          </table:table-cell>
          <table:table-cell table:style-name="ce1"/>
          <table:table-cell office:value-type="float" office:value="7677" table:formula="of:=ROUND([.A8];0)" table:style-name="ce1">
            <text:p>7677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12288)" table:style-name="ce1">
            <text:p>0</text:p>
          </table:table-cell>
          <table:table-cell office:value-type="float" office:value="7677" table:formula="of:=MIN([.$C8]*(COLUMN()-6);12288)" table:style-name="ce1">
            <text:p>7677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12)+12288;12288*2)" table:style-name="ce1">
            <text:p>12288</text:p>
          </table:table-cell>
          <table:table-cell office:value-type="float" office:value="19965" table:formula="of:=MIN([.$C8]*(COLUMN()-12)+12288;12288*2)" table:style-name="ce1">
            <text:p>19965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8)+12288*2;32768)" table:style-name="ce1">
            <text:p>24576</text:p>
          </table:table-cell>
          <table:table-cell office:value-type="float" office:value="32253" table:formula="of:=MIN([.$C8]*(COLUMN()-18)+12288*2;32768)" table:style-name="ce1">
            <text:p>32253</text:p>
          </table:table-cell>
          <table:table-cell office:value-type="float" office:value="32768" table:formula="of:=MIN([.$C8]*(COLUMN()-18)+12288*2;32768)" table:style-name="ce1">
            <text:p>32768</text:p>
          </table:table-cell>
          <table:table-cell office:value-type="float" office:value="32768" table:formula="of:=MIN([.$C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93.8984963415469" table:formula="of:=[.$A$1]*(1/2)^((ROW()-2-64)/64)" table:style-name="ce1">
            <text:p>7593.898496</text:p>
          </table:table-cell>
          <table:table-cell table:style-name="ce1"/>
          <table:table-cell office:value-type="float" office:value="7594" table:formula="of:=ROUND([.A9];0)" table:style-name="ce1">
            <text:p>7594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12288)" table:style-name="ce1">
            <text:p>0</text:p>
          </table:table-cell>
          <table:table-cell office:value-type="float" office:value="7594" table:formula="of:=MIN([.$C9]*(COLUMN()-6);12288)" table:style-name="ce1">
            <text:p>7594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12)+12288;12288*2)" table:style-name="ce1">
            <text:p>12288</text:p>
          </table:table-cell>
          <table:table-cell office:value-type="float" office:value="19882" table:formula="of:=MIN([.$C9]*(COLUMN()-12)+12288;12288*2)" table:style-name="ce1">
            <text:p>19882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8)+12288*2;32768)" table:style-name="ce1">
            <text:p>24576</text:p>
          </table:table-cell>
          <table:table-cell office:value-type="float" office:value="32170" table:formula="of:=MIN([.$C9]*(COLUMN()-18)+12288*2;32768)" table:style-name="ce1">
            <text:p>32170</text:p>
          </table:table-cell>
          <table:table-cell office:value-type="float" office:value="32768" table:formula="of:=MIN([.$C9]*(COLUMN()-18)+12288*2;32768)" table:style-name="ce1">
            <text:p>32768</text:p>
          </table:table-cell>
          <table:table-cell office:value-type="float" office:value="32768" table:formula="of:=MIN([.$C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64)/64)" table:style-name="ce1">
            <text:p>7512.097122</text:p>
          </table:table-cell>
          <table:table-cell table:style-name="ce1"/>
          <table:table-cell office:value-type="float" office:value="7512" table:formula="of:=ROUND([.A10];0)" table:style-name="ce1">
            <text:p>7512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12288)" table:style-name="ce1">
            <text:p>0</text:p>
          </table:table-cell>
          <table:table-cell office:value-type="float" office:value="7512" table:formula="of:=MIN([.$C10]*(COLUMN()-6);12288)" table:style-name="ce1">
            <text:p>7512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12)+12288;12288*2)" table:style-name="ce1">
            <text:p>12288</text:p>
          </table:table-cell>
          <table:table-cell office:value-type="float" office:value="19800" table:formula="of:=MIN([.$C10]*(COLUMN()-12)+12288;12288*2)" table:style-name="ce1">
            <text:p>19800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8)+12288*2;32768)" table:style-name="ce1">
            <text:p>24576</text:p>
          </table:table-cell>
          <table:table-cell office:value-type="float" office:value="32088" table:formula="of:=MIN([.$C10]*(COLUMN()-18)+12288*2;32768)" table:style-name="ce1">
            <text:p>32088</text:p>
          </table:table-cell>
          <table:table-cell office:value-type="float" office:value="32768" table:formula="of:=MIN([.$C10]*(COLUMN()-18)+12288*2;32768)" table:style-name="ce1">
            <text:p>32768</text:p>
          </table:table-cell>
          <table:table-cell office:value-type="float" office:value="32768" table:formula="of:=MIN([.$C1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431.1769108496319" table:formula="of:=[.$A$1]*(1/2)^((ROW()-2-64)/64)" table:style-name="ce1">
            <text:p>7431.176911</text:p>
          </table:table-cell>
          <table:table-cell table:style-name="ce1"/>
          <table:table-cell office:value-type="float" office:value="7431" table:formula="of:=ROUND([.A11];0)" table:style-name="ce1">
            <text:p>7431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12288)" table:style-name="ce1">
            <text:p>0</text:p>
          </table:table-cell>
          <table:table-cell office:value-type="float" office:value="7431" table:formula="of:=MIN([.$C11]*(COLUMN()-6);12288)" table:style-name="ce1">
            <text:p>7431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12)+12288;12288*2)" table:style-name="ce1">
            <text:p>12288</text:p>
          </table:table-cell>
          <table:table-cell office:value-type="float" office:value="19719" table:formula="of:=MIN([.$C11]*(COLUMN()-12)+12288;12288*2)" table:style-name="ce1">
            <text:p>19719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8)+12288*2;32768)" table:style-name="ce1">
            <text:p>24576</text:p>
          </table:table-cell>
          <table:table-cell office:value-type="float" office:value="32007" table:formula="of:=MIN([.$C11]*(COLUMN()-18)+12288*2;32768)" table:style-name="ce1">
            <text:p>32007</text:p>
          </table:table-cell>
          <table:table-cell office:value-type="float" office:value="32768" table:formula="of:=MIN([.$C11]*(COLUMN()-18)+12288*2;32768)" table:style-name="ce1">
            <text:p>32768</text:p>
          </table:table-cell>
          <table:table-cell office:value-type="float" office:value="32768" table:formula="of:=MIN([.$C1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64)/64)" table:style-name="ce1">
            <text:p>7351.128371</text:p>
          </table:table-cell>
          <table:table-cell table:style-name="ce1"/>
          <table:table-cell office:value-type="float" office:value="7351" table:formula="of:=ROUND([.A12];0)" table:style-name="ce1">
            <text:p>7351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12288)" table:style-name="ce1">
            <text:p>0</text:p>
          </table:table-cell>
          <table:table-cell office:value-type="float" office:value="7351" table:formula="of:=MIN([.$C12]*(COLUMN()-6);12288)" table:style-name="ce1">
            <text:p>7351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12)+12288;12288*2)" table:style-name="ce1">
            <text:p>12288</text:p>
          </table:table-cell>
          <table:table-cell office:value-type="float" office:value="19639" table:formula="of:=MIN([.$C12]*(COLUMN()-12)+12288;12288*2)" table:style-name="ce1">
            <text:p>19639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8)+12288*2;32768)" table:style-name="ce1">
            <text:p>24576</text:p>
          </table:table-cell>
          <table:table-cell office:value-type="float" office:value="31927" table:formula="of:=MIN([.$C12]*(COLUMN()-18)+12288*2;32768)" table:style-name="ce1">
            <text:p>31927</text:p>
          </table:table-cell>
          <table:table-cell office:value-type="float" office:value="32768" table:formula="of:=MIN([.$C12]*(COLUMN()-18)+12288*2;32768)" table:style-name="ce1">
            <text:p>32768</text:p>
          </table:table-cell>
          <table:table-cell office:value-type="float" office:value="32768" table:formula="of:=MIN([.$C1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271.9421133886317" table:formula="of:=[.$A$1]*(1/2)^((ROW()-2-64)/64)" table:style-name="ce1">
            <text:p>7271.942113</text:p>
          </table:table-cell>
          <table:table-cell table:style-name="ce1"/>
          <table:table-cell office:value-type="float" office:value="7272" table:formula="of:=ROUND([.A13];0)" table:style-name="ce1">
            <text:p>7272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12288)" table:style-name="ce1">
            <text:p>0</text:p>
          </table:table-cell>
          <table:table-cell office:value-type="float" office:value="7272" table:formula="of:=MIN([.$C13]*(COLUMN()-6);12288)" table:style-name="ce1">
            <text:p>7272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12)+12288;12288*2)" table:style-name="ce1">
            <text:p>12288</text:p>
          </table:table-cell>
          <table:table-cell office:value-type="float" office:value="19560" table:formula="of:=MIN([.$C13]*(COLUMN()-12)+12288;12288*2)" table:style-name="ce1">
            <text:p>19560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8)+12288*2;32768)" table:style-name="ce1">
            <text:p>24576</text:p>
          </table:table-cell>
          <table:table-cell office:value-type="float" office:value="31848" table:formula="of:=MIN([.$C13]*(COLUMN()-18)+12288*2;32768)" table:style-name="ce1">
            <text:p>31848</text:p>
          </table:table-cell>
          <table:table-cell office:value-type="float" office:value="32768" table:formula="of:=MIN([.$C13]*(COLUMN()-18)+12288*2;32768)" table:style-name="ce1">
            <text:p>32768</text:p>
          </table:table-cell>
          <table:table-cell office:value-type="float" office:value="32768" table:formula="of:=MIN([.$C1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37" table:formula="of:=[.$A$1]*(1/2)^((ROW()-2-64)/64)" table:style-name="ce1">
            <text:p>7193.608849</text:p>
          </table:table-cell>
          <table:table-cell table:style-name="ce1"/>
          <table:table-cell office:value-type="float" office:value="7194" table:formula="of:=ROUND([.A14];0)" table:style-name="ce1">
            <text:p>7194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12288)" table:style-name="ce1">
            <text:p>0</text:p>
          </table:table-cell>
          <table:table-cell office:value-type="float" office:value="7194" table:formula="of:=MIN([.$C14]*(COLUMN()-6);12288)" table:style-name="ce1">
            <text:p>7194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12)+12288;12288*2)" table:style-name="ce1">
            <text:p>12288</text:p>
          </table:table-cell>
          <table:table-cell office:value-type="float" office:value="19482" table:formula="of:=MIN([.$C14]*(COLUMN()-12)+12288;12288*2)" table:style-name="ce1">
            <text:p>19482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8)+12288*2;32768)" table:style-name="ce1">
            <text:p>24576</text:p>
          </table:table-cell>
          <table:table-cell office:value-type="float" office:value="31770" table:formula="of:=MIN([.$C14]*(COLUMN()-18)+12288*2;32768)" table:style-name="ce1">
            <text:p>31770</text:p>
          </table:table-cell>
          <table:table-cell office:value-type="float" office:value="32768" table:formula="of:=MIN([.$C14]*(COLUMN()-18)+12288*2;32768)" table:style-name="ce1">
            <text:p>32768</text:p>
          </table:table-cell>
          <table:table-cell office:value-type="float" office:value="32768" table:formula="of:=MIN([.$C1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16.1193892810998" table:formula="of:=[.$A$1]*(1/2)^((ROW()-2-64)/64)" table:style-name="ce1">
            <text:p>7116.119389</text:p>
          </table:table-cell>
          <table:table-cell table:style-name="ce1"/>
          <table:table-cell office:value-type="float" office:value="7116" table:formula="of:=ROUND([.A15];0)" table:style-name="ce1">
            <text:p>711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12288)" table:style-name="ce1">
            <text:p>0</text:p>
          </table:table-cell>
          <table:table-cell office:value-type="float" office:value="7116" table:formula="of:=MIN([.$C15]*(COLUMN()-6);12288)" table:style-name="ce1">
            <text:p>7116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12)+12288;12288*2)" table:style-name="ce1">
            <text:p>12288</text:p>
          </table:table-cell>
          <table:table-cell office:value-type="float" office:value="19404" table:formula="of:=MIN([.$C15]*(COLUMN()-12)+12288;12288*2)" table:style-name="ce1">
            <text:p>19404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8)+12288*2;32768)" table:style-name="ce1">
            <text:p>24576</text:p>
          </table:table-cell>
          <table:table-cell office:value-type="float" office:value="31692" table:formula="of:=MIN([.$C15]*(COLUMN()-18)+12288*2;32768)" table:style-name="ce1">
            <text:p>31692</text:p>
          </table:table-cell>
          <table:table-cell office:value-type="float" office:value="32768" table:formula="of:=MIN([.$C15]*(COLUMN()-18)+12288*2;32768)" table:style-name="ce1">
            <text:p>32768</text:p>
          </table:table-cell>
          <table:table-cell office:value-type="float" office:value="32768" table:formula="of:=MIN([.$C1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64)/64)" table:style-name="ce1">
            <text:p>7039.464645</text:p>
          </table:table-cell>
          <table:table-cell table:style-name="ce1"/>
          <table:table-cell office:value-type="float" office:value="7039" table:formula="of:=ROUND([.A16];0)" table:style-name="ce1">
            <text:p>7039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12288)" table:style-name="ce1">
            <text:p>0</text:p>
          </table:table-cell>
          <table:table-cell office:value-type="float" office:value="7039" table:formula="of:=MIN([.$C16]*(COLUMN()-6);12288)" table:style-name="ce1">
            <text:p>7039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12)+12288;12288*2)" table:style-name="ce1">
            <text:p>12288</text:p>
          </table:table-cell>
          <table:table-cell office:value-type="float" office:value="19327" table:formula="of:=MIN([.$C16]*(COLUMN()-12)+12288;12288*2)" table:style-name="ce1">
            <text:p>19327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8)+12288*2;32768)" table:style-name="ce1">
            <text:p>24576</text:p>
          </table:table-cell>
          <table:table-cell office:value-type="float" office:value="31615" table:formula="of:=MIN([.$C16]*(COLUMN()-18)+12288*2;32768)" table:style-name="ce1">
            <text:p>31615</text:p>
          </table:table-cell>
          <table:table-cell office:value-type="float" office:value="32768" table:formula="of:=MIN([.$C16]*(COLUMN()-18)+12288*2;32768)" table:style-name="ce1">
            <text:p>32768</text:p>
          </table:table-cell>
          <table:table-cell office:value-type="float" office:value="32768" table:formula="of:=MIN([.$C1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963.6356248310722" table:formula="of:=[.$A$1]*(1/2)^((ROW()-2-64)/64)" table:style-name="ce1">
            <text:p>6963.635625</text:p>
          </table:table-cell>
          <table:table-cell table:style-name="ce1"/>
          <table:table-cell office:value-type="float" office:value="6964" table:formula="of:=ROUND([.A17];0)" table:style-name="ce1">
            <text:p>6964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12288)" table:style-name="ce1">
            <text:p>0</text:p>
          </table:table-cell>
          <table:table-cell office:value-type="float" office:value="6964" table:formula="of:=MIN([.$C17]*(COLUMN()-6);12288)" table:style-name="ce1">
            <text:p>6964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12)+12288;12288*2)" table:style-name="ce1">
            <text:p>12288</text:p>
          </table:table-cell>
          <table:table-cell office:value-type="float" office:value="19252" table:formula="of:=MIN([.$C17]*(COLUMN()-12)+12288;12288*2)" table:style-name="ce1">
            <text:p>19252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8)+12288*2;32768)" table:style-name="ce1">
            <text:p>24576</text:p>
          </table:table-cell>
          <table:table-cell office:value-type="float" office:value="31540" table:formula="of:=MIN([.$C17]*(COLUMN()-18)+12288*2;32768)" table:style-name="ce1">
            <text:p>31540</text:p>
          </table:table-cell>
          <table:table-cell office:value-type="float" office:value="32768" table:formula="of:=MIN([.$C17]*(COLUMN()-18)+12288*2;32768)" table:style-name="ce1">
            <text:p>32768</text:p>
          </table:table-cell>
          <table:table-cell office:value-type="float" office:value="32768" table:formula="of:=MIN([.$C1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301" table:formula="of:=[.$A$1]*(1/2)^((ROW()-2-64)/64)" table:style-name="ce1">
            <text:p>6888.623434</text:p>
          </table:table-cell>
          <table:table-cell table:style-name="ce1"/>
          <table:table-cell office:value-type="float" office:value="6889" table:formula="of:=ROUND([.A18];0)" table:style-name="ce1">
            <text:p>6889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12288)" table:style-name="ce1">
            <text:p>0</text:p>
          </table:table-cell>
          <table:table-cell office:value-type="float" office:value="6889" table:formula="of:=MIN([.$C18]*(COLUMN()-6);12288)" table:style-name="ce1">
            <text:p>6889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12)+12288;12288*2)" table:style-name="ce1">
            <text:p>12288</text:p>
          </table:table-cell>
          <table:table-cell office:value-type="float" office:value="19177" table:formula="of:=MIN([.$C18]*(COLUMN()-12)+12288;12288*2)" table:style-name="ce1">
            <text:p>19177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8)+12288*2;32768)" table:style-name="ce1">
            <text:p>24576</text:p>
          </table:table-cell>
          <table:table-cell office:value-type="float" office:value="31465" table:formula="of:=MIN([.$C18]*(COLUMN()-18)+12288*2;32768)" table:style-name="ce1">
            <text:p>31465</text:p>
          </table:table-cell>
          <table:table-cell office:value-type="float" office:value="32768" table:formula="of:=MIN([.$C18]*(COLUMN()-18)+12288*2;32768)" table:style-name="ce1">
            <text:p>32768</text:p>
          </table:table-cell>
          <table:table-cell office:value-type="float" office:value="32768" table:formula="of:=MIN([.$C1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14.4192730183131" table:formula="of:=[.$A$1]*(1/2)^((ROW()-2-64)/64)" table:style-name="ce1">
            <text:p>6814.419273</text:p>
          </table:table-cell>
          <table:table-cell table:style-name="ce1"/>
          <table:table-cell office:value-type="float" office:value="6814" table:formula="of:=ROUND([.A19];0)" table:style-name="ce1">
            <text:p>681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12288)" table:style-name="ce1">
            <text:p>0</text:p>
          </table:table-cell>
          <table:table-cell office:value-type="float" office:value="6814" table:formula="of:=MIN([.$C19]*(COLUMN()-6);12288)" table:style-name="ce1">
            <text:p>6814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12)+12288;12288*2)" table:style-name="ce1">
            <text:p>12288</text:p>
          </table:table-cell>
          <table:table-cell office:value-type="float" office:value="19102" table:formula="of:=MIN([.$C19]*(COLUMN()-12)+12288;12288*2)" table:style-name="ce1">
            <text:p>19102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8)+12288*2;32768)" table:style-name="ce1">
            <text:p>24576</text:p>
          </table:table-cell>
          <table:table-cell office:value-type="float" office:value="31390" table:formula="of:=MIN([.$C19]*(COLUMN()-18)+12288*2;32768)" table:style-name="ce1">
            <text:p>31390</text:p>
          </table:table-cell>
          <table:table-cell office:value-type="float" office:value="32768" table:formula="of:=MIN([.$C19]*(COLUMN()-18)+12288*2;32768)" table:style-name="ce1">
            <text:p>32768</text:p>
          </table:table-cell>
          <table:table-cell office:value-type="float" office:value="32768" table:formula="of:=MIN([.$C1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395" table:formula="of:=[.$A$1]*(1/2)^((ROW()-2-64)/64)" table:style-name="ce1">
            <text:p>6741.014439</text:p>
          </table:table-cell>
          <table:table-cell table:style-name="ce1"/>
          <table:table-cell office:value-type="float" office:value="6741" table:formula="of:=ROUND([.A20];0)" table:style-name="ce1">
            <text:p>6741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12288)" table:style-name="ce1">
            <text:p>0</text:p>
          </table:table-cell>
          <table:table-cell office:value-type="float" office:value="6741" table:formula="of:=MIN([.$C20]*(COLUMN()-6);12288)" table:style-name="ce1">
            <text:p>6741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12)+12288;12288*2)" table:style-name="ce1">
            <text:p>12288</text:p>
          </table:table-cell>
          <table:table-cell office:value-type="float" office:value="19029" table:formula="of:=MIN([.$C20]*(COLUMN()-12)+12288;12288*2)" table:style-name="ce1">
            <text:p>19029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8)+12288*2;32768)" table:style-name="ce1">
            <text:p>24576</text:p>
          </table:table-cell>
          <table:table-cell office:value-type="float" office:value="31317" table:formula="of:=MIN([.$C20]*(COLUMN()-18)+12288*2;32768)" table:style-name="ce1">
            <text:p>31317</text:p>
          </table:table-cell>
          <table:table-cell office:value-type="float" office:value="32768" table:formula="of:=MIN([.$C20]*(COLUMN()-18)+12288*2;32768)" table:style-name="ce1">
            <text:p>32768</text:p>
          </table:table-cell>
          <table:table-cell office:value-type="float" office:value="32768" table:formula="of:=MIN([.$C2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668.4003199276967" table:formula="of:=[.$A$1]*(1/2)^((ROW()-2-64)/64)" table:style-name="ce1">
            <text:p>6668.40032</text:p>
          </table:table-cell>
          <table:table-cell table:style-name="ce1"/>
          <table:table-cell office:value-type="float" office:value="6668" table:formula="of:=ROUND([.A21];0)" table:style-name="ce1">
            <text:p>6668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12288)" table:style-name="ce1">
            <text:p>0</text:p>
          </table:table-cell>
          <table:table-cell office:value-type="float" office:value="6668" table:formula="of:=MIN([.$C21]*(COLUMN()-6);12288)" table:style-name="ce1">
            <text:p>666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12)+12288;12288*2)" table:style-name="ce1">
            <text:p>12288</text:p>
          </table:table-cell>
          <table:table-cell office:value-type="float" office:value="18956" table:formula="of:=MIN([.$C21]*(COLUMN()-12)+12288;12288*2)" table:style-name="ce1">
            <text:p>1895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8)+12288*2;32768)" table:style-name="ce1">
            <text:p>24576</text:p>
          </table:table-cell>
          <table:table-cell office:value-type="float" office:value="31244" table:formula="of:=MIN([.$C21]*(COLUMN()-18)+12288*2;32768)" table:style-name="ce1">
            <text:p>31244</text:p>
          </table:table-cell>
          <table:table-cell office:value-type="float" office:value="32768" table:formula="of:=MIN([.$C21]*(COLUMN()-18)+12288*2;32768)" table:style-name="ce1">
            <text:p>32768</text:p>
          </table:table-cell>
          <table:table-cell office:value-type="float" office:value="32768" table:formula="of:=MIN([.$C2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64)/64)" table:style-name="ce1">
            <text:p>6596.5684</text:p>
          </table:table-cell>
          <table:table-cell table:style-name="ce1"/>
          <table:table-cell office:value-type="float" office:value="6597" table:formula="of:=ROUND([.A22];0)" table:style-name="ce1">
            <text:p>659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12288)" table:style-name="ce1">
            <text:p>0</text:p>
          </table:table-cell>
          <table:table-cell office:value-type="float" office:value="6597" table:formula="of:=MIN([.$C22]*(COLUMN()-6);12288)" table:style-name="ce1">
            <text:p>6597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12)+12288;12288*2)" table:style-name="ce1">
            <text:p>12288</text:p>
          </table:table-cell>
          <table:table-cell office:value-type="float" office:value="18885" table:formula="of:=MIN([.$C22]*(COLUMN()-12)+12288;12288*2)" table:style-name="ce1">
            <text:p>18885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8)+12288*2;32768)" table:style-name="ce1">
            <text:p>24576</text:p>
          </table:table-cell>
          <table:table-cell office:value-type="float" office:value="31173" table:formula="of:=MIN([.$C22]*(COLUMN()-18)+12288*2;32768)" table:style-name="ce1">
            <text:p>31173</text:p>
          </table:table-cell>
          <table:table-cell office:value-type="float" office:value="32768" table:formula="of:=MIN([.$C22]*(COLUMN()-18)+12288*2;32768)" table:style-name="ce1">
            <text:p>32768</text:p>
          </table:table-cell>
          <table:table-cell office:value-type="float" office:value="32768" table:formula="of:=MIN([.$C2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25.5102518979256" table:formula="of:=[.$A$1]*(1/2)^((ROW()-2-64)/64)" table:style-name="ce1">
            <text:p>6525.510252</text:p>
          </table:table-cell>
          <table:table-cell table:style-name="ce1"/>
          <table:table-cell office:value-type="float" office:value="6526" table:formula="of:=ROUND([.A23];0)" table:style-name="ce1">
            <text:p>6526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12288)" table:style-name="ce1">
            <text:p>0</text:p>
          </table:table-cell>
          <table:table-cell office:value-type="float" office:value="6526" table:formula="of:=MIN([.$C23]*(COLUMN()-6);12288)" table:style-name="ce1">
            <text:p>6526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12)+12288;12288*2)" table:style-name="ce1">
            <text:p>12288</text:p>
          </table:table-cell>
          <table:table-cell office:value-type="float" office:value="18814" table:formula="of:=MIN([.$C23]*(COLUMN()-12)+12288;12288*2)" table:style-name="ce1">
            <text:p>18814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8)+12288*2;32768)" table:style-name="ce1">
            <text:p>24576</text:p>
          </table:table-cell>
          <table:table-cell office:value-type="float" office:value="31102" table:formula="of:=MIN([.$C23]*(COLUMN()-18)+12288*2;32768)" table:style-name="ce1">
            <text:p>31102</text:p>
          </table:table-cell>
          <table:table-cell office:value-type="float" office:value="32768" table:formula="of:=MIN([.$C23]*(COLUMN()-18)+12288*2;32768)" table:style-name="ce1">
            <text:p>32768</text:p>
          </table:table-cell>
          <table:table-cell office:value-type="float" office:value="32768" table:formula="of:=MIN([.$C2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64)/64)" table:style-name="ce1">
            <text:p>6455.217542</text:p>
          </table:table-cell>
          <table:table-cell table:style-name="ce1"/>
          <table:table-cell office:value-type="float" office:value="6455" table:formula="of:=ROUND([.A24];0)" table:style-name="ce1">
            <text:p>6455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12288)" table:style-name="ce1">
            <text:p>0</text:p>
          </table:table-cell>
          <table:table-cell office:value-type="float" office:value="6455" table:formula="of:=MIN([.$C24]*(COLUMN()-6);12288)" table:style-name="ce1">
            <text:p>6455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12)+12288;12288*2)" table:style-name="ce1">
            <text:p>12288</text:p>
          </table:table-cell>
          <table:table-cell office:value-type="float" office:value="18743" table:formula="of:=MIN([.$C24]*(COLUMN()-12)+12288;12288*2)" table:style-name="ce1">
            <text:p>18743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8)+12288*2;32768)" table:style-name="ce1">
            <text:p>24576</text:p>
          </table:table-cell>
          <table:table-cell office:value-type="float" office:value="31031" table:formula="of:=MIN([.$C24]*(COLUMN()-18)+12288*2;32768)" table:style-name="ce1">
            <text:p>31031</text:p>
          </table:table-cell>
          <table:table-cell office:value-type="float" office:value="32768" table:formula="of:=MIN([.$C24]*(COLUMN()-18)+12288*2;32768)" table:style-name="ce1">
            <text:p>32768</text:p>
          </table:table-cell>
          <table:table-cell office:value-type="float" office:value="32768" table:formula="of:=MIN([.$C2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85.6820233741801" table:formula="of:=[.$A$1]*(1/2)^((ROW()-2-64)/64)" table:style-name="ce1">
            <text:p>6385.682023</text:p>
          </table:table-cell>
          <table:table-cell table:style-name="ce1"/>
          <table:table-cell office:value-type="float" office:value="6386" table:formula="of:=ROUND([.A25];0)" table:style-name="ce1">
            <text:p>6386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12288)" table:style-name="ce1">
            <text:p>0</text:p>
          </table:table-cell>
          <table:table-cell office:value-type="float" office:value="6386" table:formula="of:=MIN([.$C25]*(COLUMN()-6);12288)" table:style-name="ce1">
            <text:p>6386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12)+12288;12288*2)" table:style-name="ce1">
            <text:p>12288</text:p>
          </table:table-cell>
          <table:table-cell office:value-type="float" office:value="18674" table:formula="of:=MIN([.$C25]*(COLUMN()-12)+12288;12288*2)" table:style-name="ce1">
            <text:p>18674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8)+12288*2;32768)" table:style-name="ce1">
            <text:p>24576</text:p>
          </table:table-cell>
          <table:table-cell office:value-type="float" office:value="30962" table:formula="of:=MIN([.$C25]*(COLUMN()-18)+12288*2;32768)" table:style-name="ce1">
            <text:p>30962</text:p>
          </table:table-cell>
          <table:table-cell office:value-type="float" office:value="32768" table:formula="of:=MIN([.$C25]*(COLUMN()-18)+12288*2;32768)" table:style-name="ce1">
            <text:p>32768</text:p>
          </table:table-cell>
          <table:table-cell office:value-type="float" office:value="32768" table:formula="of:=MIN([.$C2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64)/64)" table:style-name="ce1">
            <text:p>6316.895541</text:p>
          </table:table-cell>
          <table:table-cell table:style-name="ce1"/>
          <table:table-cell office:value-type="float" office:value="6317" table:formula="of:=ROUND([.A26];0)" table:style-name="ce1">
            <text:p>6317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12288)" table:style-name="ce1">
            <text:p>0</text:p>
          </table:table-cell>
          <table:table-cell office:value-type="float" office:value="6317" table:formula="of:=MIN([.$C26]*(COLUMN()-6);12288)" table:style-name="ce1">
            <text:p>6317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12)+12288;12288*2)" table:style-name="ce1">
            <text:p>12288</text:p>
          </table:table-cell>
          <table:table-cell office:value-type="float" office:value="18605" table:formula="of:=MIN([.$C26]*(COLUMN()-12)+12288;12288*2)" table:style-name="ce1">
            <text:p>18605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8)+12288*2;32768)" table:style-name="ce1">
            <text:p>24576</text:p>
          </table:table-cell>
          <table:table-cell office:value-type="float" office:value="30893" table:formula="of:=MIN([.$C26]*(COLUMN()-18)+12288*2;32768)" table:style-name="ce1">
            <text:p>30893</text:p>
          </table:table-cell>
          <table:table-cell office:value-type="float" office:value="32768" table:formula="of:=MIN([.$C26]*(COLUMN()-18)+12288*2;32768)" table:style-name="ce1">
            <text:p>32768</text:p>
          </table:table-cell>
          <table:table-cell office:value-type="float" office:value="32768" table:formula="of:=MIN([.$C2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248.8500254496284" table:formula="of:=[.$A$1]*(1/2)^((ROW()-2-64)/64)" table:style-name="ce1">
            <text:p>6248.850025</text:p>
          </table:table-cell>
          <table:table-cell table:style-name="ce1"/>
          <table:table-cell office:value-type="float" office:value="6249" table:formula="of:=ROUND([.A27];0)" table:style-name="ce1">
            <text:p>6249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12288)" table:style-name="ce1">
            <text:p>0</text:p>
          </table:table-cell>
          <table:table-cell office:value-type="float" office:value="6249" table:formula="of:=MIN([.$C27]*(COLUMN()-6);12288)" table:style-name="ce1">
            <text:p>6249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12)+12288;12288*2)" table:style-name="ce1">
            <text:p>12288</text:p>
          </table:table-cell>
          <table:table-cell office:value-type="float" office:value="18537" table:formula="of:=MIN([.$C27]*(COLUMN()-12)+12288;12288*2)" table:style-name="ce1">
            <text:p>18537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8)+12288*2;32768)" table:style-name="ce1">
            <text:p>24576</text:p>
          </table:table-cell>
          <table:table-cell office:value-type="float" office:value="30825" table:formula="of:=MIN([.$C27]*(COLUMN()-18)+12288*2;32768)" table:style-name="ce1">
            <text:p>30825</text:p>
          </table:table-cell>
          <table:table-cell office:value-type="float" office:value="32768" table:formula="of:=MIN([.$C27]*(COLUMN()-18)+12288*2;32768)" table:style-name="ce1">
            <text:p>32768</text:p>
          </table:table-cell>
          <table:table-cell office:value-type="float" office:value="32768" table:formula="of:=MIN([.$C2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59" table:formula="of:=[.$A$1]*(1/2)^((ROW()-2-64)/64)" table:style-name="ce1">
            <text:p>6181.537495</text:p>
          </table:table-cell>
          <table:table-cell table:style-name="ce1"/>
          <table:table-cell office:value-type="float" office:value="6182" table:formula="of:=ROUND([.A28];0)" table:style-name="ce1">
            <text:p>6182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12288)" table:style-name="ce1">
            <text:p>0</text:p>
          </table:table-cell>
          <table:table-cell office:value-type="float" office:value="6182" table:formula="of:=MIN([.$C28]*(COLUMN()-6);12288)" table:style-name="ce1">
            <text:p>6182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12)+12288;12288*2)" table:style-name="ce1">
            <text:p>12288</text:p>
          </table:table-cell>
          <table:table-cell office:value-type="float" office:value="18470" table:formula="of:=MIN([.$C28]*(COLUMN()-12)+12288;12288*2)" table:style-name="ce1">
            <text:p>18470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8)+12288*2;32768)" table:style-name="ce1">
            <text:p>24576</text:p>
          </table:table-cell>
          <table:table-cell office:value-type="float" office:value="30758" table:formula="of:=MIN([.$C28]*(COLUMN()-18)+12288*2;32768)" table:style-name="ce1">
            <text:p>30758</text:p>
          </table:table-cell>
          <table:table-cell office:value-type="float" office:value="32768" table:formula="of:=MIN([.$C28]*(COLUMN()-18)+12288*2;32768)" table:style-name="ce1">
            <text:p>32768</text:p>
          </table:table-cell>
          <table:table-cell office:value-type="float" office:value="32768" table:formula="of:=MIN([.$C2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14.9500550810199" table:formula="of:=[.$A$1]*(1/2)^((ROW()-2-64)/64)" table:style-name="ce1">
            <text:p>6114.950055</text:p>
          </table:table-cell>
          <table:table-cell table:style-name="ce1"/>
          <table:table-cell office:value-type="float" office:value="6115" table:formula="of:=ROUND([.A29];0)" table:style-name="ce1">
            <text:p>6115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12288)" table:style-name="ce1">
            <text:p>0</text:p>
          </table:table-cell>
          <table:table-cell office:value-type="float" office:value="6115" table:formula="of:=MIN([.$C29]*(COLUMN()-6);12288)" table:style-name="ce1">
            <text:p>6115</text:p>
          </table:table-cell>
          <table:table-cell office:value-type="float" office:value="12230" table:formula="of:=MIN([.$C29]*(COLUMN()-6);12288)" table:style-name="ce1">
            <text:p>12230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12)+12288;12288*2)" table:style-name="ce1">
            <text:p>12288</text:p>
          </table:table-cell>
          <table:table-cell office:value-type="float" office:value="18403" table:formula="of:=MIN([.$C29]*(COLUMN()-12)+12288;12288*2)" table:style-name="ce1">
            <text:p>18403</text:p>
          </table:table-cell>
          <table:table-cell office:value-type="float" office:value="24518" table:formula="of:=MIN([.$C29]*(COLUMN()-12)+12288;12288*2)" table:style-name="ce1">
            <text:p>24518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8)+12288*2;32768)" table:style-name="ce1">
            <text:p>24576</text:p>
          </table:table-cell>
          <table:table-cell office:value-type="float" office:value="30691" table:formula="of:=MIN([.$C29]*(COLUMN()-18)+12288*2;32768)" table:style-name="ce1">
            <text:p>30691</text:p>
          </table:table-cell>
          <table:table-cell office:value-type="float" office:value="32768" table:formula="of:=MIN([.$C29]*(COLUMN()-18)+12288*2;32768)" table:style-name="ce1">
            <text:p>32768</text:p>
          </table:table-cell>
          <table:table-cell office:value-type="float" office:value="32768" table:formula="of:=MIN([.$C2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64)/64)" table:style-name="ce1">
            <text:p>6049.079894</text:p>
          </table:table-cell>
          <table:table-cell table:style-name="ce1"/>
          <table:table-cell office:value-type="float" office:value="6049" table:formula="of:=ROUND([.A30];0)" table:style-name="ce1">
            <text:p>6049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12288)" table:style-name="ce1">
            <text:p>0</text:p>
          </table:table-cell>
          <table:table-cell office:value-type="float" office:value="6049" table:formula="of:=MIN([.$C30]*(COLUMN()-6);12288)" table:style-name="ce1">
            <text:p>6049</text:p>
          </table:table-cell>
          <table:table-cell office:value-type="float" office:value="12098" table:formula="of:=MIN([.$C30]*(COLUMN()-6);12288)" table:style-name="ce1">
            <text:p>1209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12)+12288;12288*2)" table:style-name="ce1">
            <text:p>12288</text:p>
          </table:table-cell>
          <table:table-cell office:value-type="float" office:value="18337" table:formula="of:=MIN([.$C30]*(COLUMN()-12)+12288;12288*2)" table:style-name="ce1">
            <text:p>18337</text:p>
          </table:table-cell>
          <table:table-cell office:value-type="float" office:value="24386" table:formula="of:=MIN([.$C30]*(COLUMN()-12)+12288;12288*2)" table:style-name="ce1">
            <text:p>2438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8)+12288*2;32768)" table:style-name="ce1">
            <text:p>24576</text:p>
          </table:table-cell>
          <table:table-cell office:value-type="float" office:value="30625" table:formula="of:=MIN([.$C30]*(COLUMN()-18)+12288*2;32768)" table:style-name="ce1">
            <text:p>30625</text:p>
          </table:table-cell>
          <table:table-cell office:value-type="float" office:value="32768" table:formula="of:=MIN([.$C30]*(COLUMN()-18)+12288*2;32768)" table:style-name="ce1">
            <text:p>32768</text:p>
          </table:table-cell>
          <table:table-cell office:value-type="float" office:value="32768" table:formula="of:=MIN([.$C3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83.9192849639294" table:formula="of:=[.$A$1]*(1/2)^((ROW()-2-64)/64)" table:style-name="ce1">
            <text:p>5983.919285</text:p>
          </table:table-cell>
          <table:table-cell table:style-name="ce1"/>
          <table:table-cell office:value-type="float" office:value="5984" table:formula="of:=ROUND([.A31];0)" table:style-name="ce1">
            <text:p>59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12288)" table:style-name="ce1">
            <text:p>0</text:p>
          </table:table-cell>
          <table:table-cell office:value-type="float" office:value="5984" table:formula="of:=MIN([.$C31]*(COLUMN()-6);12288)" table:style-name="ce1">
            <text:p>5984</text:p>
          </table:table-cell>
          <table:table-cell office:value-type="float" office:value="11968" table:formula="of:=MIN([.$C31]*(COLUMN()-6);12288)" table:style-name="ce1">
            <text:p>1196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12)+12288;12288*2)" table:style-name="ce1">
            <text:p>12288</text:p>
          </table:table-cell>
          <table:table-cell office:value-type="float" office:value="18272" table:formula="of:=MIN([.$C31]*(COLUMN()-12)+12288;12288*2)" table:style-name="ce1">
            <text:p>18272</text:p>
          </table:table-cell>
          <table:table-cell office:value-type="float" office:value="24256" table:formula="of:=MIN([.$C31]*(COLUMN()-12)+12288;12288*2)" table:style-name="ce1">
            <text:p>2425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8)+12288*2;32768)" table:style-name="ce1">
            <text:p>24576</text:p>
          </table:table-cell>
          <table:table-cell office:value-type="float" office:value="30560" table:formula="of:=MIN([.$C31]*(COLUMN()-18)+12288*2;32768)" table:style-name="ce1">
            <text:p>30560</text:p>
          </table:table-cell>
          <table:table-cell office:value-type="float" office:value="32768" table:formula="of:=MIN([.$C31]*(COLUMN()-18)+12288*2;32768)" table:style-name="ce1">
            <text:p>32768</text:p>
          </table:table-cell>
          <table:table-cell office:value-type="float" office:value="32768" table:formula="of:=MIN([.$C3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31" table:formula="of:=[.$A$1]*(1/2)^((ROW()-2-64)/64)" table:style-name="ce1">
            <text:p>5919.460585</text:p>
          </table:table-cell>
          <table:table-cell table:style-name="ce1"/>
          <table:table-cell office:value-type="float" office:value="5919" table:formula="of:=ROUND([.A32];0)" table:style-name="ce1">
            <text:p>591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12288)" table:style-name="ce1">
            <text:p>0</text:p>
          </table:table-cell>
          <table:table-cell office:value-type="float" office:value="5919" table:formula="of:=MIN([.$C32]*(COLUMN()-6);12288)" table:style-name="ce1">
            <text:p>5919</text:p>
          </table:table-cell>
          <table:table-cell office:value-type="float" office:value="11838" table:formula="of:=MIN([.$C32]*(COLUMN()-6);12288)" table:style-name="ce1">
            <text:p>1183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12)+12288;12288*2)" table:style-name="ce1">
            <text:p>12288</text:p>
          </table:table-cell>
          <table:table-cell office:value-type="float" office:value="18207" table:formula="of:=MIN([.$C32]*(COLUMN()-12)+12288;12288*2)" table:style-name="ce1">
            <text:p>18207</text:p>
          </table:table-cell>
          <table:table-cell office:value-type="float" office:value="24126" table:formula="of:=MIN([.$C32]*(COLUMN()-12)+12288;12288*2)" table:style-name="ce1">
            <text:p>2412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8)+12288*2;32768)" table:style-name="ce1">
            <text:p>24576</text:p>
          </table:table-cell>
          <table:table-cell office:value-type="float" office:value="30495" table:formula="of:=MIN([.$C32]*(COLUMN()-18)+12288*2;32768)" table:style-name="ce1">
            <text:p>30495</text:p>
          </table:table-cell>
          <table:table-cell office:value-type="float" office:value="32768" table:formula="of:=MIN([.$C32]*(COLUMN()-18)+12288*2;32768)" table:style-name="ce1">
            <text:p>32768</text:p>
          </table:table-cell>
          <table:table-cell office:value-type="float" office:value="32768" table:formula="of:=MIN([.$C3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855.6962340535092" table:formula="of:=[.$A$1]*(1/2)^((ROW()-2-64)/64)" table:style-name="ce1">
            <text:p>5855.696234</text:p>
          </table:table-cell>
          <table:table-cell table:style-name="ce1"/>
          <table:table-cell office:value-type="float" office:value="5856" table:formula="of:=ROUND([.A33];0)" table:style-name="ce1">
            <text:p>5856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12288)" table:style-name="ce1">
            <text:p>0</text:p>
          </table:table-cell>
          <table:table-cell office:value-type="float" office:value="5856" table:formula="of:=MIN([.$C33]*(COLUMN()-6);12288)" table:style-name="ce1">
            <text:p>5856</text:p>
          </table:table-cell>
          <table:table-cell office:value-type="float" office:value="11712" table:formula="of:=MIN([.$C33]*(COLUMN()-6);12288)" table:style-name="ce1">
            <text:p>11712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12)+12288;12288*2)" table:style-name="ce1">
            <text:p>12288</text:p>
          </table:table-cell>
          <table:table-cell office:value-type="float" office:value="18144" table:formula="of:=MIN([.$C33]*(COLUMN()-12)+12288;12288*2)" table:style-name="ce1">
            <text:p>18144</text:p>
          </table:table-cell>
          <table:table-cell office:value-type="float" office:value="24000" table:formula="of:=MIN([.$C33]*(COLUMN()-12)+12288;12288*2)" table:style-name="ce1">
            <text:p>24000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8)+12288*2;32768)" table:style-name="ce1">
            <text:p>24576</text:p>
          </table:table-cell>
          <table:table-cell office:value-type="float" office:value="30432" table:formula="of:=MIN([.$C33]*(COLUMN()-18)+12288*2;32768)" table:style-name="ce1">
            <text:p>30432</text:p>
          </table:table-cell>
          <table:table-cell office:value-type="float" office:value="32768" table:formula="of:=MIN([.$C33]*(COLUMN()-18)+12288*2;32768)" table:style-name="ce1">
            <text:p>32768</text:p>
          </table:table-cell>
          <table:table-cell office:value-type="float" office:value="32768" table:formula="of:=MIN([.$C3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68" table:formula="of:=[.$A$1]*(1/2)^((ROW()-2-64)/64)" table:style-name="ce1">
            <text:p>5792.618751</text:p>
          </table:table-cell>
          <table:table-cell table:style-name="ce1"/>
          <table:table-cell office:value-type="float" office:value="5793" table:formula="of:=ROUND([.A34];0)" table:style-name="ce1">
            <text:p>5793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12288)" table:style-name="ce1">
            <text:p>0</text:p>
          </table:table-cell>
          <table:table-cell office:value-type="float" office:value="5793" table:formula="of:=MIN([.$C34]*(COLUMN()-6);12288)" table:style-name="ce1">
            <text:p>5793</text:p>
          </table:table-cell>
          <table:table-cell office:value-type="float" office:value="11586" table:formula="of:=MIN([.$C34]*(COLUMN()-6);12288)" table:style-name="ce1">
            <text:p>11586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12)+12288;12288*2)" table:style-name="ce1">
            <text:p>12288</text:p>
          </table:table-cell>
          <table:table-cell office:value-type="float" office:value="18081" table:formula="of:=MIN([.$C34]*(COLUMN()-12)+12288;12288*2)" table:style-name="ce1">
            <text:p>18081</text:p>
          </table:table-cell>
          <table:table-cell office:value-type="float" office:value="23874" table:formula="of:=MIN([.$C34]*(COLUMN()-12)+12288;12288*2)" table:style-name="ce1">
            <text:p>23874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8)+12288*2;32768)" table:style-name="ce1">
            <text:p>24576</text:p>
          </table:table-cell>
          <table:table-cell office:value-type="float" office:value="30369" table:formula="of:=MIN([.$C34]*(COLUMN()-18)+12288*2;32768)" table:style-name="ce1">
            <text:p>30369</text:p>
          </table:table-cell>
          <table:table-cell office:value-type="float" office:value="32768" table:formula="of:=MIN([.$C34]*(COLUMN()-18)+12288*2;32768)" table:style-name="ce1">
            <text:p>32768</text:p>
          </table:table-cell>
          <table:table-cell office:value-type="float" office:value="32768" table:formula="of:=MIN([.$C3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30.2207387169228" table:formula="of:=[.$A$1]*(1/2)^((ROW()-2-64)/64)" table:style-name="ce1">
            <text:p>5730.220739</text:p>
          </table:table-cell>
          <table:table-cell table:style-name="ce1"/>
          <table:table-cell office:value-type="float" office:value="5730" table:formula="of:=ROUND([.A35];0)" table:style-name="ce1">
            <text:p>5730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12288)" table:style-name="ce1">
            <text:p>0</text:p>
          </table:table-cell>
          <table:table-cell office:value-type="float" office:value="5730" table:formula="of:=MIN([.$C35]*(COLUMN()-6);12288)" table:style-name="ce1">
            <text:p>5730</text:p>
          </table:table-cell>
          <table:table-cell office:value-type="float" office:value="11460" table:formula="of:=MIN([.$C35]*(COLUMN()-6);12288)" table:style-name="ce1">
            <text:p>11460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12)+12288;12288*2)" table:style-name="ce1">
            <text:p>12288</text:p>
          </table:table-cell>
          <table:table-cell office:value-type="float" office:value="18018" table:formula="of:=MIN([.$C35]*(COLUMN()-12)+12288;12288*2)" table:style-name="ce1">
            <text:p>18018</text:p>
          </table:table-cell>
          <table:table-cell office:value-type="float" office:value="23748" table:formula="of:=MIN([.$C35]*(COLUMN()-12)+12288;12288*2)" table:style-name="ce1">
            <text:p>23748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8)+12288*2;32768)" table:style-name="ce1">
            <text:p>24576</text:p>
          </table:table-cell>
          <table:table-cell office:value-type="float" office:value="30306" table:formula="of:=MIN([.$C35]*(COLUMN()-18)+12288*2;32768)" table:style-name="ce1">
            <text:p>30306</text:p>
          </table:table-cell>
          <table:table-cell office:value-type="float" office:value="32768" table:formula="of:=MIN([.$C35]*(COLUMN()-18)+12288*2;32768)" table:style-name="ce1">
            <text:p>32768</text:p>
          </table:table-cell>
          <table:table-cell office:value-type="float" office:value="32768" table:formula="of:=MIN([.$C3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64)/64)" table:style-name="ce1">
            <text:p>5668.494877</text:p>
          </table:table-cell>
          <table:table-cell table:style-name="ce1"/>
          <table:table-cell office:value-type="float" office:value="5668" table:formula="of:=ROUND([.A36];0)" table:style-name="ce1">
            <text:p>5668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12288)" table:style-name="ce1">
            <text:p>0</text:p>
          </table:table-cell>
          <table:table-cell office:value-type="float" office:value="5668" table:formula="of:=MIN([.$C36]*(COLUMN()-6);12288)" table:style-name="ce1">
            <text:p>5668</text:p>
          </table:table-cell>
          <table:table-cell office:value-type="float" office:value="11336" table:formula="of:=MIN([.$C36]*(COLUMN()-6);12288)" table:style-name="ce1">
            <text:p>11336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12)+12288;12288*2)" table:style-name="ce1">
            <text:p>12288</text:p>
          </table:table-cell>
          <table:table-cell office:value-type="float" office:value="17956" table:formula="of:=MIN([.$C36]*(COLUMN()-12)+12288;12288*2)" table:style-name="ce1">
            <text:p>17956</text:p>
          </table:table-cell>
          <table:table-cell office:value-type="float" office:value="23624" table:formula="of:=MIN([.$C36]*(COLUMN()-12)+12288;12288*2)" table:style-name="ce1">
            <text:p>23624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8)+12288*2;32768)" table:style-name="ce1">
            <text:p>24576</text:p>
          </table:table-cell>
          <table:table-cell office:value-type="float" office:value="30244" table:formula="of:=MIN([.$C36]*(COLUMN()-18)+12288*2;32768)" table:style-name="ce1">
            <text:p>30244</text:p>
          </table:table-cell>
          <table:table-cell office:value-type="float" office:value="32768" table:formula="of:=MIN([.$C36]*(COLUMN()-18)+12288*2;32768)" table:style-name="ce1">
            <text:p>32768</text:p>
          </table:table-cell>
          <table:table-cell office:value-type="float" office:value="32768" table:formula="of:=MIN([.$C3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07.4339245039228" table:formula="of:=[.$A$1]*(1/2)^((ROW()-2-64)/64)" table:style-name="ce1">
            <text:p>5607.433925</text:p>
          </table:table-cell>
          <table:table-cell table:style-name="ce1"/>
          <table:table-cell office:value-type="float" office:value="5607" table:formula="of:=ROUND([.A37];0)" table:style-name="ce1">
            <text:p>5607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12288)" table:style-name="ce1">
            <text:p>0</text:p>
          </table:table-cell>
          <table:table-cell office:value-type="float" office:value="5607" table:formula="of:=MIN([.$C37]*(COLUMN()-6);12288)" table:style-name="ce1">
            <text:p>5607</text:p>
          </table:table-cell>
          <table:table-cell office:value-type="float" office:value="11214" table:formula="of:=MIN([.$C37]*(COLUMN()-6);12288)" table:style-name="ce1">
            <text:p>11214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12)+12288;12288*2)" table:style-name="ce1">
            <text:p>12288</text:p>
          </table:table-cell>
          <table:table-cell office:value-type="float" office:value="17895" table:formula="of:=MIN([.$C37]*(COLUMN()-12)+12288;12288*2)" table:style-name="ce1">
            <text:p>17895</text:p>
          </table:table-cell>
          <table:table-cell office:value-type="float" office:value="23502" table:formula="of:=MIN([.$C37]*(COLUMN()-12)+12288;12288*2)" table:style-name="ce1">
            <text:p>23502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8)+12288*2;32768)" table:style-name="ce1">
            <text:p>24576</text:p>
          </table:table-cell>
          <table:table-cell office:value-type="float" office:value="30183" table:formula="of:=MIN([.$C37]*(COLUMN()-18)+12288*2;32768)" table:style-name="ce1">
            <text:p>30183</text:p>
          </table:table-cell>
          <table:table-cell office:value-type="float" office:value="32768" table:formula="of:=MIN([.$C37]*(COLUMN()-18)+12288*2;32768)" table:style-name="ce1">
            <text:p>32768</text:p>
          </table:table-cell>
          <table:table-cell office:value-type="float" office:value="32768" table:formula="of:=MIN([.$C3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64)/64)" table:style-name="ce1">
            <text:p>5547.03072</text:p>
          </table:table-cell>
          <table:table-cell table:style-name="ce1"/>
          <table:table-cell office:value-type="float" office:value="5547" table:formula="of:=ROUND([.A38];0)" table:style-name="ce1">
            <text:p>5547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12288)" table:style-name="ce1">
            <text:p>0</text:p>
          </table:table-cell>
          <table:table-cell office:value-type="float" office:value="5547" table:formula="of:=MIN([.$C38]*(COLUMN()-6);12288)" table:style-name="ce1">
            <text:p>5547</text:p>
          </table:table-cell>
          <table:table-cell office:value-type="float" office:value="11094" table:formula="of:=MIN([.$C38]*(COLUMN()-6);12288)" table:style-name="ce1">
            <text:p>11094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12)+12288;12288*2)" table:style-name="ce1">
            <text:p>12288</text:p>
          </table:table-cell>
          <table:table-cell office:value-type="float" office:value="17835" table:formula="of:=MIN([.$C38]*(COLUMN()-12)+12288;12288*2)" table:style-name="ce1">
            <text:p>17835</text:p>
          </table:table-cell>
          <table:table-cell office:value-type="float" office:value="23382" table:formula="of:=MIN([.$C38]*(COLUMN()-12)+12288;12288*2)" table:style-name="ce1">
            <text:p>23382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8)+12288*2;32768)" table:style-name="ce1">
            <text:p>24576</text:p>
          </table:table-cell>
          <table:table-cell office:value-type="float" office:value="30123" table:formula="of:=MIN([.$C38]*(COLUMN()-18)+12288*2;32768)" table:style-name="ce1">
            <text:p>30123</text:p>
          </table:table-cell>
          <table:table-cell office:value-type="float" office:value="32768" table:formula="of:=MIN([.$C38]*(COLUMN()-18)+12288*2;32768)" table:style-name="ce1">
            <text:p>32768</text:p>
          </table:table-cell>
          <table:table-cell office:value-type="float" office:value="32768" table:formula="of:=MIN([.$C3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87.2781785223287" table:formula="of:=[.$A$1]*(1/2)^((ROW()-2-64)/64)" table:style-name="ce1">
            <text:p>5487.278179</text:p>
          </table:table-cell>
          <table:table-cell table:style-name="ce1"/>
          <table:table-cell office:value-type="float" office:value="5487" table:formula="of:=ROUND([.A39];0)" table:style-name="ce1">
            <text:p>5487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12288)" table:style-name="ce1">
            <text:p>0</text:p>
          </table:table-cell>
          <table:table-cell office:value-type="float" office:value="5487" table:formula="of:=MIN([.$C39]*(COLUMN()-6);12288)" table:style-name="ce1">
            <text:p>5487</text:p>
          </table:table-cell>
          <table:table-cell office:value-type="float" office:value="10974" table:formula="of:=MIN([.$C39]*(COLUMN()-6);12288)" table:style-name="ce1">
            <text:p>10974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12)+12288;12288*2)" table:style-name="ce1">
            <text:p>12288</text:p>
          </table:table-cell>
          <table:table-cell office:value-type="float" office:value="17775" table:formula="of:=MIN([.$C39]*(COLUMN()-12)+12288;12288*2)" table:style-name="ce1">
            <text:p>17775</text:p>
          </table:table-cell>
          <table:table-cell office:value-type="float" office:value="23262" table:formula="of:=MIN([.$C39]*(COLUMN()-12)+12288;12288*2)" table:style-name="ce1">
            <text:p>23262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8)+12288*2;32768)" table:style-name="ce1">
            <text:p>24576</text:p>
          </table:table-cell>
          <table:table-cell office:value-type="float" office:value="30063" table:formula="of:=MIN([.$C39]*(COLUMN()-18)+12288*2;32768)" table:style-name="ce1">
            <text:p>30063</text:p>
          </table:table-cell>
          <table:table-cell office:value-type="float" office:value="32768" table:formula="of:=MIN([.$C39]*(COLUMN()-18)+12288*2;32768)" table:style-name="ce1">
            <text:p>32768</text:p>
          </table:table-cell>
          <table:table-cell office:value-type="float" office:value="32768" table:formula="of:=MIN([.$C3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2996" table:formula="of:=[.$A$1]*(1/2)^((ROW()-2-64)/64)" table:style-name="ce1">
            <text:p>5428.16929</text:p>
          </table:table-cell>
          <table:table-cell table:style-name="ce1"/>
          <table:table-cell office:value-type="float" office:value="5428" table:formula="of:=ROUND([.A40];0)" table:style-name="ce1">
            <text:p>5428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12288)" table:style-name="ce1">
            <text:p>0</text:p>
          </table:table-cell>
          <table:table-cell office:value-type="float" office:value="5428" table:formula="of:=MIN([.$C40]*(COLUMN()-6);12288)" table:style-name="ce1">
            <text:p>5428</text:p>
          </table:table-cell>
          <table:table-cell office:value-type="float" office:value="10856" table:formula="of:=MIN([.$C40]*(COLUMN()-6);12288)" table:style-name="ce1">
            <text:p>10856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12)+12288;12288*2)" table:style-name="ce1">
            <text:p>12288</text:p>
          </table:table-cell>
          <table:table-cell office:value-type="float" office:value="17716" table:formula="of:=MIN([.$C40]*(COLUMN()-12)+12288;12288*2)" table:style-name="ce1">
            <text:p>17716</text:p>
          </table:table-cell>
          <table:table-cell office:value-type="float" office:value="23144" table:formula="of:=MIN([.$C40]*(COLUMN()-12)+12288;12288*2)" table:style-name="ce1">
            <text:p>23144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8)+12288*2;32768)" table:style-name="ce1">
            <text:p>24576</text:p>
          </table:table-cell>
          <table:table-cell office:value-type="float" office:value="30004" table:formula="of:=MIN([.$C40]*(COLUMN()-18)+12288*2;32768)" table:style-name="ce1">
            <text:p>30004</text:p>
          </table:table-cell>
          <table:table-cell office:value-type="float" office:value="32768" table:formula="of:=MIN([.$C40]*(COLUMN()-18)+12288*2;32768)" table:style-name="ce1">
            <text:p>32768</text:p>
          </table:table-cell>
          <table:table-cell office:value-type="float" office:value="32768" table:formula="of:=MIN([.$C4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69.697122405435" table:formula="of:=[.$A$1]*(1/2)^((ROW()-2-64)/64)" table:style-name="ce1">
            <text:p>5369.697122</text:p>
          </table:table-cell>
          <table:table-cell table:style-name="ce1"/>
          <table:table-cell office:value-type="float" office:value="5370" table:formula="of:=ROUND([.A41];0)" table:style-name="ce1">
            <text:p>5370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12288)" table:style-name="ce1">
            <text:p>0</text:p>
          </table:table-cell>
          <table:table-cell office:value-type="float" office:value="5370" table:formula="of:=MIN([.$C41]*(COLUMN()-6);12288)" table:style-name="ce1">
            <text:p>5370</text:p>
          </table:table-cell>
          <table:table-cell office:value-type="float" office:value="10740" table:formula="of:=MIN([.$C41]*(COLUMN()-6);12288)" table:style-name="ce1">
            <text:p>10740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12)+12288;12288*2)" table:style-name="ce1">
            <text:p>12288</text:p>
          </table:table-cell>
          <table:table-cell office:value-type="float" office:value="17658" table:formula="of:=MIN([.$C41]*(COLUMN()-12)+12288;12288*2)" table:style-name="ce1">
            <text:p>17658</text:p>
          </table:table-cell>
          <table:table-cell office:value-type="float" office:value="23028" table:formula="of:=MIN([.$C41]*(COLUMN()-12)+12288;12288*2)" table:style-name="ce1">
            <text:p>23028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8)+12288*2;32768)" table:style-name="ce1">
            <text:p>24576</text:p>
          </table:table-cell>
          <table:table-cell office:value-type="float" office:value="29946" table:formula="of:=MIN([.$C41]*(COLUMN()-18)+12288*2;32768)" table:style-name="ce1">
            <text:p>29946</text:p>
          </table:table-cell>
          <table:table-cell office:value-type="float" office:value="32768" table:formula="of:=MIN([.$C41]*(COLUMN()-18)+12288*2;32768)" table:style-name="ce1">
            <text:p>32768</text:p>
          </table:table-cell>
          <table:table-cell office:value-type="float" office:value="32768" table:formula="of:=MIN([.$C4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55" table:formula="of:=[.$A$1]*(1/2)^((ROW()-2-64)/64)" table:style-name="ce1">
            <text:p>5311.854816</text:p>
          </table:table-cell>
          <table:table-cell table:style-name="ce1"/>
          <table:table-cell office:value-type="float" office:value="5312" table:formula="of:=ROUND([.A42];0)" table:style-name="ce1">
            <text:p>5312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12288)" table:style-name="ce1">
            <text:p>0</text:p>
          </table:table-cell>
          <table:table-cell office:value-type="float" office:value="5312" table:formula="of:=MIN([.$C42]*(COLUMN()-6);12288)" table:style-name="ce1">
            <text:p>5312</text:p>
          </table:table-cell>
          <table:table-cell office:value-type="float" office:value="10624" table:formula="of:=MIN([.$C42]*(COLUMN()-6);12288)" table:style-name="ce1">
            <text:p>10624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12)+12288;12288*2)" table:style-name="ce1">
            <text:p>12288</text:p>
          </table:table-cell>
          <table:table-cell office:value-type="float" office:value="17600" table:formula="of:=MIN([.$C42]*(COLUMN()-12)+12288;12288*2)" table:style-name="ce1">
            <text:p>17600</text:p>
          </table:table-cell>
          <table:table-cell office:value-type="float" office:value="22912" table:formula="of:=MIN([.$C42]*(COLUMN()-12)+12288;12288*2)" table:style-name="ce1">
            <text:p>22912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8)+12288*2;32768)" table:style-name="ce1">
            <text:p>24576</text:p>
          </table:table-cell>
          <table:table-cell office:value-type="float" office:value="29888" table:formula="of:=MIN([.$C42]*(COLUMN()-18)+12288*2;32768)" table:style-name="ce1">
            <text:p>29888</text:p>
          </table:table-cell>
          <table:table-cell office:value-type="float" office:value="32768" table:formula="of:=MIN([.$C42]*(COLUMN()-18)+12288*2;32768)" table:style-name="ce1">
            <text:p>32768</text:p>
          </table:table-cell>
          <table:table-cell office:value-type="float" office:value="32768" table:formula="of:=MIN([.$C4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254.6355858586758" table:formula="of:=[.$A$1]*(1/2)^((ROW()-2-64)/64)" table:style-name="ce1">
            <text:p>5254.635586</text:p>
          </table:table-cell>
          <table:table-cell table:style-name="ce1"/>
          <table:table-cell office:value-type="float" office:value="5255" table:formula="of:=ROUND([.A43];0)" table:style-name="ce1">
            <text:p>5255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12288)" table:style-name="ce1">
            <text:p>0</text:p>
          </table:table-cell>
          <table:table-cell office:value-type="float" office:value="5255" table:formula="of:=MIN([.$C43]*(COLUMN()-6);12288)" table:style-name="ce1">
            <text:p>5255</text:p>
          </table:table-cell>
          <table:table-cell office:value-type="float" office:value="10510" table:formula="of:=MIN([.$C43]*(COLUMN()-6);12288)" table:style-name="ce1">
            <text:p>10510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12)+12288;12288*2)" table:style-name="ce1">
            <text:p>12288</text:p>
          </table:table-cell>
          <table:table-cell office:value-type="float" office:value="17543" table:formula="of:=MIN([.$C43]*(COLUMN()-12)+12288;12288*2)" table:style-name="ce1">
            <text:p>17543</text:p>
          </table:table-cell>
          <table:table-cell office:value-type="float" office:value="22798" table:formula="of:=MIN([.$C43]*(COLUMN()-12)+12288;12288*2)" table:style-name="ce1">
            <text:p>22798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8)+12288*2;32768)" table:style-name="ce1">
            <text:p>24576</text:p>
          </table:table-cell>
          <table:table-cell office:value-type="float" office:value="29831" table:formula="of:=MIN([.$C43]*(COLUMN()-18)+12288*2;32768)" table:style-name="ce1">
            <text:p>29831</text:p>
          </table:table-cell>
          <table:table-cell office:value-type="float" office:value="32768" table:formula="of:=MIN([.$C43]*(COLUMN()-18)+12288*2;32768)" table:style-name="ce1">
            <text:p>32768</text:p>
          </table:table-cell>
          <table:table-cell office:value-type="float" office:value="32768" table:formula="of:=MIN([.$C4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64)/64)" table:style-name="ce1">
            <text:p>5198.032721</text:p>
          </table:table-cell>
          <table:table-cell table:style-name="ce1"/>
          <table:table-cell office:value-type="float" office:value="5198" table:formula="of:=ROUND([.A44];0)" table:style-name="ce1">
            <text:p>5198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12288)" table:style-name="ce1">
            <text:p>0</text:p>
          </table:table-cell>
          <table:table-cell office:value-type="float" office:value="5198" table:formula="of:=MIN([.$C44]*(COLUMN()-6);12288)" table:style-name="ce1">
            <text:p>5198</text:p>
          </table:table-cell>
          <table:table-cell office:value-type="float" office:value="10396" table:formula="of:=MIN([.$C44]*(COLUMN()-6);12288)" table:style-name="ce1">
            <text:p>10396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12)+12288;12288*2)" table:style-name="ce1">
            <text:p>12288</text:p>
          </table:table-cell>
          <table:table-cell office:value-type="float" office:value="17486" table:formula="of:=MIN([.$C44]*(COLUMN()-12)+12288;12288*2)" table:style-name="ce1">
            <text:p>17486</text:p>
          </table:table-cell>
          <table:table-cell office:value-type="float" office:value="22684" table:formula="of:=MIN([.$C44]*(COLUMN()-12)+12288;12288*2)" table:style-name="ce1">
            <text:p>22684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8)+12288*2;32768)" table:style-name="ce1">
            <text:p>24576</text:p>
          </table:table-cell>
          <table:table-cell office:value-type="float" office:value="29774" table:formula="of:=MIN([.$C44]*(COLUMN()-18)+12288*2;32768)" table:style-name="ce1">
            <text:p>29774</text:p>
          </table:table-cell>
          <table:table-cell office:value-type="float" office:value="32768" table:formula="of:=MIN([.$C44]*(COLUMN()-18)+12288*2;32768)" table:style-name="ce1">
            <text:p>32768</text:p>
          </table:table-cell>
          <table:table-cell office:value-type="float" office:value="32768" table:formula="of:=MIN([.$C4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42.0395807731347" table:formula="of:=[.$A$1]*(1/2)^((ROW()-2-64)/64)" table:style-name="ce1">
            <text:p>5142.039581</text:p>
          </table:table-cell>
          <table:table-cell table:style-name="ce1"/>
          <table:table-cell office:value-type="float" office:value="5142" table:formula="of:=ROUND([.A45];0)" table:style-name="ce1">
            <text:p>5142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12288)" table:style-name="ce1">
            <text:p>0</text:p>
          </table:table-cell>
          <table:table-cell office:value-type="float" office:value="5142" table:formula="of:=MIN([.$C45]*(COLUMN()-6);12288)" table:style-name="ce1">
            <text:p>5142</text:p>
          </table:table-cell>
          <table:table-cell office:value-type="float" office:value="10284" table:formula="of:=MIN([.$C45]*(COLUMN()-6);12288)" table:style-name="ce1">
            <text:p>10284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12)+12288;12288*2)" table:style-name="ce1">
            <text:p>12288</text:p>
          </table:table-cell>
          <table:table-cell office:value-type="float" office:value="17430" table:formula="of:=MIN([.$C45]*(COLUMN()-12)+12288;12288*2)" table:style-name="ce1">
            <text:p>17430</text:p>
          </table:table-cell>
          <table:table-cell office:value-type="float" office:value="22572" table:formula="of:=MIN([.$C45]*(COLUMN()-12)+12288;12288*2)" table:style-name="ce1">
            <text:p>22572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8)+12288*2;32768)" table:style-name="ce1">
            <text:p>24576</text:p>
          </table:table-cell>
          <table:table-cell office:value-type="float" office:value="29718" table:formula="of:=MIN([.$C45]*(COLUMN()-18)+12288*2;32768)" table:style-name="ce1">
            <text:p>29718</text:p>
          </table:table-cell>
          <table:table-cell office:value-type="float" office:value="32768" table:formula="of:=MIN([.$C45]*(COLUMN()-18)+12288*2;32768)" table:style-name="ce1">
            <text:p>32768</text:p>
          </table:table-cell>
          <table:table-cell office:value-type="float" office:value="32768" table:formula="of:=MIN([.$C4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64)/64)" table:style-name="ce1">
            <text:p>5086.649598</text:p>
          </table:table-cell>
          <table:table-cell table:style-name="ce1"/>
          <table:table-cell office:value-type="float" office:value="5087" table:formula="of:=ROUND([.A46];0)" table:style-name="ce1">
            <text:p>5087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12288)" table:style-name="ce1">
            <text:p>0</text:p>
          </table:table-cell>
          <table:table-cell office:value-type="float" office:value="5087" table:formula="of:=MIN([.$C46]*(COLUMN()-6);12288)" table:style-name="ce1">
            <text:p>5087</text:p>
          </table:table-cell>
          <table:table-cell office:value-type="float" office:value="10174" table:formula="of:=MIN([.$C46]*(COLUMN()-6);12288)" table:style-name="ce1">
            <text:p>10174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12)+12288;12288*2)" table:style-name="ce1">
            <text:p>12288</text:p>
          </table:table-cell>
          <table:table-cell office:value-type="float" office:value="17375" table:formula="of:=MIN([.$C46]*(COLUMN()-12)+12288;12288*2)" table:style-name="ce1">
            <text:p>17375</text:p>
          </table:table-cell>
          <table:table-cell office:value-type="float" office:value="22462" table:formula="of:=MIN([.$C46]*(COLUMN()-12)+12288;12288*2)" table:style-name="ce1">
            <text:p>22462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8)+12288*2;32768)" table:style-name="ce1">
            <text:p>24576</text:p>
          </table:table-cell>
          <table:table-cell office:value-type="float" office:value="29663" table:formula="of:=MIN([.$C46]*(COLUMN()-18)+12288*2;32768)" table:style-name="ce1">
            <text:p>29663</text:p>
          </table:table-cell>
          <table:table-cell office:value-type="float" office:value="32768" table:formula="of:=MIN([.$C46]*(COLUMN()-18)+12288*2;32768)" table:style-name="ce1">
            <text:p>32768</text:p>
          </table:table-cell>
          <table:table-cell office:value-type="float" office:value="32768" table:formula="of:=MIN([.$C4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31.8562758937396" table:formula="of:=[.$A$1]*(1/2)^((ROW()-2-64)/64)" table:style-name="ce1">
            <text:p>5031.856276</text:p>
          </table:table-cell>
          <table:table-cell table:style-name="ce1"/>
          <table:table-cell office:value-type="float" office:value="5032" table:formula="of:=ROUND([.A47];0)" table:style-name="ce1">
            <text:p>5032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12288)" table:style-name="ce1">
            <text:p>0</text:p>
          </table:table-cell>
          <table:table-cell office:value-type="float" office:value="5032" table:formula="of:=MIN([.$C47]*(COLUMN()-6);12288)" table:style-name="ce1">
            <text:p>5032</text:p>
          </table:table-cell>
          <table:table-cell office:value-type="float" office:value="10064" table:formula="of:=MIN([.$C47]*(COLUMN()-6);12288)" table:style-name="ce1">
            <text:p>10064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12)+12288;12288*2)" table:style-name="ce1">
            <text:p>12288</text:p>
          </table:table-cell>
          <table:table-cell office:value-type="float" office:value="17320" table:formula="of:=MIN([.$C47]*(COLUMN()-12)+12288;12288*2)" table:style-name="ce1">
            <text:p>17320</text:p>
          </table:table-cell>
          <table:table-cell office:value-type="float" office:value="22352" table:formula="of:=MIN([.$C47]*(COLUMN()-12)+12288;12288*2)" table:style-name="ce1">
            <text:p>22352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8)+12288*2;32768)" table:style-name="ce1">
            <text:p>24576</text:p>
          </table:table-cell>
          <table:table-cell office:value-type="float" office:value="29608" table:formula="of:=MIN([.$C47]*(COLUMN()-18)+12288*2;32768)" table:style-name="ce1">
            <text:p>29608</text:p>
          </table:table-cell>
          <table:table-cell office:value-type="float" office:value="32768" table:formula="of:=MIN([.$C47]*(COLUMN()-18)+12288*2;32768)" table:style-name="ce1">
            <text:p>32768</text:p>
          </table:table-cell>
          <table:table-cell office:value-type="float" office:value="32768" table:formula="of:=MIN([.$C4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799999" table:formula="of:=[.$A$1]*(1/2)^((ROW()-2-64)/64)" table:style-name="ce1">
            <text:p>4977.653186</text:p>
          </table:table-cell>
          <table:table-cell table:style-name="ce1"/>
          <table:table-cell office:value-type="float" office:value="4978" table:formula="of:=ROUND([.A48];0)" table:style-name="ce1">
            <text:p>497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12288)" table:style-name="ce1">
            <text:p>0</text:p>
          </table:table-cell>
          <table:table-cell office:value-type="float" office:value="4978" table:formula="of:=MIN([.$C48]*(COLUMN()-6);12288)" table:style-name="ce1">
            <text:p>4978</text:p>
          </table:table-cell>
          <table:table-cell office:value-type="float" office:value="9956" table:formula="of:=MIN([.$C48]*(COLUMN()-6);12288)" table:style-name="ce1">
            <text:p>9956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12)+12288;12288*2)" table:style-name="ce1">
            <text:p>12288</text:p>
          </table:table-cell>
          <table:table-cell office:value-type="float" office:value="17266" table:formula="of:=MIN([.$C48]*(COLUMN()-12)+12288;12288*2)" table:style-name="ce1">
            <text:p>17266</text:p>
          </table:table-cell>
          <table:table-cell office:value-type="float" office:value="22244" table:formula="of:=MIN([.$C48]*(COLUMN()-12)+12288;12288*2)" table:style-name="ce1">
            <text:p>22244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8)+12288*2;32768)" table:style-name="ce1">
            <text:p>24576</text:p>
          </table:table-cell>
          <table:table-cell office:value-type="float" office:value="29554" table:formula="of:=MIN([.$C48]*(COLUMN()-18)+12288*2;32768)" table:style-name="ce1">
            <text:p>29554</text:p>
          </table:table-cell>
          <table:table-cell office:value-type="float" office:value="32768" table:formula="of:=MIN([.$C48]*(COLUMN()-18)+12288*2;32768)" table:style-name="ce1">
            <text:p>32768</text:p>
          </table:table-cell>
          <table:table-cell office:value-type="float" office:value="32768" table:formula="of:=MIN([.$C4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24.0339720302718" table:formula="of:=[.$A$1]*(1/2)^((ROW()-2-64)/64)" table:style-name="ce1">
            <text:p>4924.033972</text:p>
          </table:table-cell>
          <table:table-cell table:style-name="ce1"/>
          <table:table-cell office:value-type="float" office:value="4924" table:formula="of:=ROUND([.A49];0)" table:style-name="ce1">
            <text:p>4924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12288)" table:style-name="ce1">
            <text:p>0</text:p>
          </table:table-cell>
          <table:table-cell office:value-type="float" office:value="4924" table:formula="of:=MIN([.$C49]*(COLUMN()-6);12288)" table:style-name="ce1">
            <text:p>4924</text:p>
          </table:table-cell>
          <table:table-cell office:value-type="float" office:value="9848" table:formula="of:=MIN([.$C49]*(COLUMN()-6);12288)" table:style-name="ce1">
            <text:p>984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12)+12288;12288*2)" table:style-name="ce1">
            <text:p>12288</text:p>
          </table:table-cell>
          <table:table-cell office:value-type="float" office:value="17212" table:formula="of:=MIN([.$C49]*(COLUMN()-12)+12288;12288*2)" table:style-name="ce1">
            <text:p>17212</text:p>
          </table:table-cell>
          <table:table-cell office:value-type="float" office:value="22136" table:formula="of:=MIN([.$C49]*(COLUMN()-12)+12288;12288*2)" table:style-name="ce1">
            <text:p>2213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8)+12288*2;32768)" table:style-name="ce1">
            <text:p>24576</text:p>
          </table:table-cell>
          <table:table-cell office:value-type="float" office:value="29500" table:formula="of:=MIN([.$C49]*(COLUMN()-18)+12288*2;32768)" table:style-name="ce1">
            <text:p>29500</text:p>
          </table:table-cell>
          <table:table-cell office:value-type="float" office:value="32768" table:formula="of:=MIN([.$C49]*(COLUMN()-18)+12288*2;32768)" table:style-name="ce1">
            <text:p>32768</text:p>
          </table:table-cell>
          <table:table-cell office:value-type="float" office:value="32768" table:formula="of:=MIN([.$C4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53" table:formula="of:=[.$A$1]*(1/2)^((ROW()-2-64)/64)" table:style-name="ce1">
            <text:p>4870.992343</text:p>
          </table:table-cell>
          <table:table-cell table:style-name="ce1"/>
          <table:table-cell office:value-type="float" office:value="4871" table:formula="of:=ROUND([.A50];0)" table:style-name="ce1">
            <text:p>4871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12288)" table:style-name="ce1">
            <text:p>0</text:p>
          </table:table-cell>
          <table:table-cell office:value-type="float" office:value="4871" table:formula="of:=MIN([.$C50]*(COLUMN()-6);12288)" table:style-name="ce1">
            <text:p>4871</text:p>
          </table:table-cell>
          <table:table-cell office:value-type="float" office:value="9742" table:formula="of:=MIN([.$C50]*(COLUMN()-6);12288)" table:style-name="ce1">
            <text:p>9742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12)+12288;12288*2)" table:style-name="ce1">
            <text:p>12288</text:p>
          </table:table-cell>
          <table:table-cell office:value-type="float" office:value="17159" table:formula="of:=MIN([.$C50]*(COLUMN()-12)+12288;12288*2)" table:style-name="ce1">
            <text:p>17159</text:p>
          </table:table-cell>
          <table:table-cell office:value-type="float" office:value="22030" table:formula="of:=MIN([.$C50]*(COLUMN()-12)+12288;12288*2)" table:style-name="ce1">
            <text:p>22030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8)+12288*2;32768)" table:style-name="ce1">
            <text:p>24576</text:p>
          </table:table-cell>
          <table:table-cell office:value-type="float" office:value="29447" table:formula="of:=MIN([.$C50]*(COLUMN()-18)+12288*2;32768)" table:style-name="ce1">
            <text:p>29447</text:p>
          </table:table-cell>
          <table:table-cell office:value-type="float" office:value="32768" table:formula="of:=MIN([.$C50]*(COLUMN()-18)+12288*2;32768)" table:style-name="ce1">
            <text:p>32768</text:p>
          </table:table-cell>
          <table:table-cell office:value-type="float" office:value="32768" table:formula="of:=MIN([.$C5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18.5220777995519" table:formula="of:=[.$A$1]*(1/2)^((ROW()-2-64)/64)" table:style-name="ce1">
            <text:p>4818.522078</text:p>
          </table:table-cell>
          <table:table-cell table:style-name="ce1"/>
          <table:table-cell office:value-type="float" office:value="4819" table:formula="of:=ROUND([.A51];0)" table:style-name="ce1">
            <text:p>4819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12288)" table:style-name="ce1">
            <text:p>0</text:p>
          </table:table-cell>
          <table:table-cell office:value-type="float" office:value="4819" table:formula="of:=MIN([.$C51]*(COLUMN()-6);12288)" table:style-name="ce1">
            <text:p>4819</text:p>
          </table:table-cell>
          <table:table-cell office:value-type="float" office:value="9638" table:formula="of:=MIN([.$C51]*(COLUMN()-6);12288)" table:style-name="ce1">
            <text:p>963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12)+12288;12288*2)" table:style-name="ce1">
            <text:p>12288</text:p>
          </table:table-cell>
          <table:table-cell office:value-type="float" office:value="17107" table:formula="of:=MIN([.$C51]*(COLUMN()-12)+12288;12288*2)" table:style-name="ce1">
            <text:p>17107</text:p>
          </table:table-cell>
          <table:table-cell office:value-type="float" office:value="21926" table:formula="of:=MIN([.$C51]*(COLUMN()-12)+12288;12288*2)" table:style-name="ce1">
            <text:p>2192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8)+12288*2;32768)" table:style-name="ce1">
            <text:p>24576</text:p>
          </table:table-cell>
          <table:table-cell office:value-type="float" office:value="29395" table:formula="of:=MIN([.$C51]*(COLUMN()-18)+12288*2;32768)" table:style-name="ce1">
            <text:p>29395</text:p>
          </table:table-cell>
          <table:table-cell office:value-type="float" office:value="32768" table:formula="of:=MIN([.$C51]*(COLUMN()-18)+12288*2;32768)" table:style-name="ce1">
            <text:p>32768</text:p>
          </table:table-cell>
          <table:table-cell office:value-type="float" office:value="32768" table:formula="of:=MIN([.$C5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64)/64)" table:style-name="ce1">
            <text:p>4766.617022</text:p>
          </table:table-cell>
          <table:table-cell table:style-name="ce1"/>
          <table:table-cell office:value-type="float" office:value="4767" table:formula="of:=ROUND([.A52];0)" table:style-name="ce1">
            <text:p>4767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12288)" table:style-name="ce1">
            <text:p>0</text:p>
          </table:table-cell>
          <table:table-cell office:value-type="float" office:value="4767" table:formula="of:=MIN([.$C52]*(COLUMN()-6);12288)" table:style-name="ce1">
            <text:p>4767</text:p>
          </table:table-cell>
          <table:table-cell office:value-type="float" office:value="9534" table:formula="of:=MIN([.$C52]*(COLUMN()-6);12288)" table:style-name="ce1">
            <text:p>9534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12)+12288;12288*2)" table:style-name="ce1">
            <text:p>12288</text:p>
          </table:table-cell>
          <table:table-cell office:value-type="float" office:value="17055" table:formula="of:=MIN([.$C52]*(COLUMN()-12)+12288;12288*2)" table:style-name="ce1">
            <text:p>17055</text:p>
          </table:table-cell>
          <table:table-cell office:value-type="float" office:value="21822" table:formula="of:=MIN([.$C52]*(COLUMN()-12)+12288;12288*2)" table:style-name="ce1">
            <text:p>21822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8)+12288*2;32768)" table:style-name="ce1">
            <text:p>24576</text:p>
          </table:table-cell>
          <table:table-cell office:value-type="float" office:value="29343" table:formula="of:=MIN([.$C52]*(COLUMN()-18)+12288*2;32768)" table:style-name="ce1">
            <text:p>29343</text:p>
          </table:table-cell>
          <table:table-cell office:value-type="float" office:value="32768" table:formula="of:=MIN([.$C52]*(COLUMN()-18)+12288*2;32768)" table:style-name="ce1">
            <text:p>32768</text:p>
          </table:table-cell>
          <table:table-cell office:value-type="float" office:value="32768" table:formula="of:=MIN([.$C5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15.271085887417" table:formula="of:=[.$A$1]*(1/2)^((ROW()-2-64)/64)" table:style-name="ce1">
            <text:p>4715.271086</text:p>
          </table:table-cell>
          <table:table-cell table:style-name="ce1"/>
          <table:table-cell office:value-type="float" office:value="4715" table:formula="of:=ROUND([.A53];0)" table:style-name="ce1">
            <text:p>4715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12288)" table:style-name="ce1">
            <text:p>0</text:p>
          </table:table-cell>
          <table:table-cell office:value-type="float" office:value="4715" table:formula="of:=MIN([.$C53]*(COLUMN()-6);12288)" table:style-name="ce1">
            <text:p>4715</text:p>
          </table:table-cell>
          <table:table-cell office:value-type="float" office:value="9430" table:formula="of:=MIN([.$C53]*(COLUMN()-6);12288)" table:style-name="ce1">
            <text:p>9430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12)+12288;12288*2)" table:style-name="ce1">
            <text:p>12288</text:p>
          </table:table-cell>
          <table:table-cell office:value-type="float" office:value="17003" table:formula="of:=MIN([.$C53]*(COLUMN()-12)+12288;12288*2)" table:style-name="ce1">
            <text:p>17003</text:p>
          </table:table-cell>
          <table:table-cell office:value-type="float" office:value="21718" table:formula="of:=MIN([.$C53]*(COLUMN()-12)+12288;12288*2)" table:style-name="ce1">
            <text:p>21718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8)+12288*2;32768)" table:style-name="ce1">
            <text:p>24576</text:p>
          </table:table-cell>
          <table:table-cell office:value-type="float" office:value="29291" table:formula="of:=MIN([.$C53]*(COLUMN()-18)+12288*2;32768)" table:style-name="ce1">
            <text:p>29291</text:p>
          </table:table-cell>
          <table:table-cell office:value-type="float" office:value="32768" table:formula="of:=MIN([.$C53]*(COLUMN()-18)+12288*2;32768)" table:style-name="ce1">
            <text:p>32768</text:p>
          </table:table-cell>
          <table:table-cell office:value-type="float" office:value="32768" table:formula="of:=MIN([.$C5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64)/64)" table:style-name="ce1">
            <text:p>4664.478248</text:p>
          </table:table-cell>
          <table:table-cell table:style-name="ce1"/>
          <table:table-cell office:value-type="float" office:value="4664" table:formula="of:=ROUND([.A54];0)" table:style-name="ce1">
            <text:p>466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12288)" table:style-name="ce1">
            <text:p>0</text:p>
          </table:table-cell>
          <table:table-cell office:value-type="float" office:value="4664" table:formula="of:=MIN([.$C54]*(COLUMN()-6);12288)" table:style-name="ce1">
            <text:p>4664</text:p>
          </table:table-cell>
          <table:table-cell office:value-type="float" office:value="9328" table:formula="of:=MIN([.$C54]*(COLUMN()-6);12288)" table:style-name="ce1">
            <text:p>932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12)+12288;12288*2)" table:style-name="ce1">
            <text:p>12288</text:p>
          </table:table-cell>
          <table:table-cell office:value-type="float" office:value="16952" table:formula="of:=MIN([.$C54]*(COLUMN()-12)+12288;12288*2)" table:style-name="ce1">
            <text:p>16952</text:p>
          </table:table-cell>
          <table:table-cell office:value-type="float" office:value="21616" table:formula="of:=MIN([.$C54]*(COLUMN()-12)+12288;12288*2)" table:style-name="ce1">
            <text:p>2161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8)+12288*2;32768)" table:style-name="ce1">
            <text:p>24576</text:p>
          </table:table-cell>
          <table:table-cell office:value-type="float" office:value="29240" table:formula="of:=MIN([.$C54]*(COLUMN()-18)+12288*2;32768)" table:style-name="ce1">
            <text:p>29240</text:p>
          </table:table-cell>
          <table:table-cell office:value-type="float" office:value="32768" table:formula="of:=MIN([.$C54]*(COLUMN()-18)+12288*2;32768)" table:style-name="ce1">
            <text:p>32768</text:p>
          </table:table-cell>
          <table:table-cell office:value-type="float" office:value="32768" table:formula="of:=MIN([.$C5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14.2325498193586" table:formula="of:=[.$A$1]*(1/2)^((ROW()-2-64)/64)" table:style-name="ce1">
            <text:p>4614.23255</text:p>
          </table:table-cell>
          <table:table-cell table:style-name="ce1"/>
          <table:table-cell office:value-type="float" office:value="4614" table:formula="of:=ROUND([.A55];0)" table:style-name="ce1">
            <text:p>4614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12288)" table:style-name="ce1">
            <text:p>0</text:p>
          </table:table-cell>
          <table:table-cell office:value-type="float" office:value="4614" table:formula="of:=MIN([.$C55]*(COLUMN()-6);12288)" table:style-name="ce1">
            <text:p>4614</text:p>
          </table:table-cell>
          <table:table-cell office:value-type="float" office:value="9228" table:formula="of:=MIN([.$C55]*(COLUMN()-6);12288)" table:style-name="ce1">
            <text:p>922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12)+12288;12288*2)" table:style-name="ce1">
            <text:p>12288</text:p>
          </table:table-cell>
          <table:table-cell office:value-type="float" office:value="16902" table:formula="of:=MIN([.$C55]*(COLUMN()-12)+12288;12288*2)" table:style-name="ce1">
            <text:p>16902</text:p>
          </table:table-cell>
          <table:table-cell office:value-type="float" office:value="21516" table:formula="of:=MIN([.$C55]*(COLUMN()-12)+12288;12288*2)" table:style-name="ce1">
            <text:p>2151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8)+12288*2;32768)" table:style-name="ce1">
            <text:p>24576</text:p>
          </table:table-cell>
          <table:table-cell office:value-type="float" office:value="29190" table:formula="of:=MIN([.$C55]*(COLUMN()-18)+12288*2;32768)" table:style-name="ce1">
            <text:p>29190</text:p>
          </table:table-cell>
          <table:table-cell office:value-type="float" office:value="32768" table:formula="of:=MIN([.$C55]*(COLUMN()-18)+12288*2;32768)" table:style-name="ce1">
            <text:p>32768</text:p>
          </table:table-cell>
          <table:table-cell office:value-type="float" office:value="32768" table:formula="of:=MIN([.$C5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64)/64)" table:style-name="ce1">
            <text:p>4564.528098</text:p>
          </table:table-cell>
          <table:table-cell table:style-name="ce1"/>
          <table:table-cell office:value-type="float" office:value="4565" table:formula="of:=ROUND([.A56];0)" table:style-name="ce1">
            <text:p>4565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12288)" table:style-name="ce1">
            <text:p>0</text:p>
          </table:table-cell>
          <table:table-cell office:value-type="float" office:value="4565" table:formula="of:=MIN([.$C56]*(COLUMN()-6);12288)" table:style-name="ce1">
            <text:p>4565</text:p>
          </table:table-cell>
          <table:table-cell office:value-type="float" office:value="9130" table:formula="of:=MIN([.$C56]*(COLUMN()-6);12288)" table:style-name="ce1">
            <text:p>9130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12)+12288;12288*2)" table:style-name="ce1">
            <text:p>12288</text:p>
          </table:table-cell>
          <table:table-cell office:value-type="float" office:value="16853" table:formula="of:=MIN([.$C56]*(COLUMN()-12)+12288;12288*2)" table:style-name="ce1">
            <text:p>16853</text:p>
          </table:table-cell>
          <table:table-cell office:value-type="float" office:value="21418" table:formula="of:=MIN([.$C56]*(COLUMN()-12)+12288;12288*2)" table:style-name="ce1">
            <text:p>21418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8)+12288*2;32768)" table:style-name="ce1">
            <text:p>24576</text:p>
          </table:table-cell>
          <table:table-cell office:value-type="float" office:value="29141" table:formula="of:=MIN([.$C56]*(COLUMN()-18)+12288*2;32768)" table:style-name="ce1">
            <text:p>29141</text:p>
          </table:table-cell>
          <table:table-cell office:value-type="float" office:value="32768" table:formula="of:=MIN([.$C56]*(COLUMN()-18)+12288*2;32768)" table:style-name="ce1">
            <text:p>32768</text:p>
          </table:table-cell>
          <table:table-cell office:value-type="float" office:value="32768" table:formula="of:=MIN([.$C5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15.3590612289163" table:formula="of:=[.$A$1]*(1/2)^((ROW()-2-64)/64)" table:style-name="ce1">
            <text:p>4515.359061</text:p>
          </table:table-cell>
          <table:table-cell table:style-name="ce1"/>
          <table:table-cell office:value-type="float" office:value="4515" table:formula="of:=ROUND([.A57];0)" table:style-name="ce1">
            <text:p>451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12288)" table:style-name="ce1">
            <text:p>0</text:p>
          </table:table-cell>
          <table:table-cell office:value-type="float" office:value="4515" table:formula="of:=MIN([.$C57]*(COLUMN()-6);12288)" table:style-name="ce1">
            <text:p>4515</text:p>
          </table:table-cell>
          <table:table-cell office:value-type="float" office:value="9030" table:formula="of:=MIN([.$C57]*(COLUMN()-6);12288)" table:style-name="ce1">
            <text:p>9030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12)+12288;12288*2)" table:style-name="ce1">
            <text:p>12288</text:p>
          </table:table-cell>
          <table:table-cell office:value-type="float" office:value="16803" table:formula="of:=MIN([.$C57]*(COLUMN()-12)+12288;12288*2)" table:style-name="ce1">
            <text:p>16803</text:p>
          </table:table-cell>
          <table:table-cell office:value-type="float" office:value="21318" table:formula="of:=MIN([.$C57]*(COLUMN()-12)+12288;12288*2)" table:style-name="ce1">
            <text:p>21318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8)+12288*2;32768)" table:style-name="ce1">
            <text:p>24576</text:p>
          </table:table-cell>
          <table:table-cell office:value-type="float" office:value="29091" table:formula="of:=MIN([.$C57]*(COLUMN()-18)+12288*2;32768)" table:style-name="ce1">
            <text:p>29091</text:p>
          </table:table-cell>
          <table:table-cell office:value-type="float" office:value="32768" table:formula="of:=MIN([.$C57]*(COLUMN()-18)+12288*2;32768)" table:style-name="ce1">
            <text:p>32768</text:p>
          </table:table-cell>
          <table:table-cell office:value-type="float" office:value="32768" table:formula="of:=MIN([.$C5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64)/64)" table:style-name="ce1">
            <text:p>4466.719673</text:p>
          </table:table-cell>
          <table:table-cell table:style-name="ce1"/>
          <table:table-cell office:value-type="float" office:value="4467" table:formula="of:=ROUND([.A58];0)" table:style-name="ce1">
            <text:p>4467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12288)" table:style-name="ce1">
            <text:p>0</text:p>
          </table:table-cell>
          <table:table-cell office:value-type="float" office:value="4467" table:formula="of:=MIN([.$C58]*(COLUMN()-6);12288)" table:style-name="ce1">
            <text:p>4467</text:p>
          </table:table-cell>
          <table:table-cell office:value-type="float" office:value="8934" table:formula="of:=MIN([.$C58]*(COLUMN()-6);12288)" table:style-name="ce1">
            <text:p>8934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12)+12288;12288*2)" table:style-name="ce1">
            <text:p>12288</text:p>
          </table:table-cell>
          <table:table-cell office:value-type="float" office:value="16755" table:formula="of:=MIN([.$C58]*(COLUMN()-12)+12288;12288*2)" table:style-name="ce1">
            <text:p>16755</text:p>
          </table:table-cell>
          <table:table-cell office:value-type="float" office:value="21222" table:formula="of:=MIN([.$C58]*(COLUMN()-12)+12288;12288*2)" table:style-name="ce1">
            <text:p>21222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8)+12288*2;32768)" table:style-name="ce1">
            <text:p>24576</text:p>
          </table:table-cell>
          <table:table-cell office:value-type="float" office:value="29043" table:formula="of:=MIN([.$C58]*(COLUMN()-18)+12288*2;32768)" table:style-name="ce1">
            <text:p>29043</text:p>
          </table:table-cell>
          <table:table-cell office:value-type="float" office:value="32768" table:formula="of:=MIN([.$C58]*(COLUMN()-18)+12288*2;32768)" table:style-name="ce1">
            <text:p>32768</text:p>
          </table:table-cell>
          <table:table-cell office:value-type="float" office:value="32768" table:formula="of:=MIN([.$C5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18.6042276131629" table:formula="of:=[.$A$1]*(1/2)^((ROW()-2-64)/64)" table:style-name="ce1">
            <text:p>4418.604228</text:p>
          </table:table-cell>
          <table:table-cell table:style-name="ce1"/>
          <table:table-cell office:value-type="float" office:value="4419" table:formula="of:=ROUND([.A59];0)" table:style-name="ce1">
            <text:p>4419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12288)" table:style-name="ce1">
            <text:p>0</text:p>
          </table:table-cell>
          <table:table-cell office:value-type="float" office:value="4419" table:formula="of:=MIN([.$C59]*(COLUMN()-6);12288)" table:style-name="ce1">
            <text:p>4419</text:p>
          </table:table-cell>
          <table:table-cell office:value-type="float" office:value="8838" table:formula="of:=MIN([.$C59]*(COLUMN()-6);12288)" table:style-name="ce1">
            <text:p>883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12)+12288;12288*2)" table:style-name="ce1">
            <text:p>12288</text:p>
          </table:table-cell>
          <table:table-cell office:value-type="float" office:value="16707" table:formula="of:=MIN([.$C59]*(COLUMN()-12)+12288;12288*2)" table:style-name="ce1">
            <text:p>16707</text:p>
          </table:table-cell>
          <table:table-cell office:value-type="float" office:value="21126" table:formula="of:=MIN([.$C59]*(COLUMN()-12)+12288;12288*2)" table:style-name="ce1">
            <text:p>2112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8)+12288*2;32768)" table:style-name="ce1">
            <text:p>24576</text:p>
          </table:table-cell>
          <table:table-cell office:value-type="float" office:value="28995" table:formula="of:=MIN([.$C59]*(COLUMN()-18)+12288*2;32768)" table:style-name="ce1">
            <text:p>28995</text:p>
          </table:table-cell>
          <table:table-cell office:value-type="float" office:value="32768" table:formula="of:=MIN([.$C59]*(COLUMN()-18)+12288*2;32768)" table:style-name="ce1">
            <text:p>32768</text:p>
          </table:table-cell>
          <table:table-cell office:value-type="float" office:value="32768" table:formula="of:=MIN([.$C5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" table:formula="of:=[.$A$1]*(1/2)^((ROW()-2-64)/64)" table:style-name="ce1">
            <text:p>4371.007081</text:p>
          </table:table-cell>
          <table:table-cell table:style-name="ce1"/>
          <table:table-cell office:value-type="float" office:value="4371" table:formula="of:=ROUND([.A60];0)" table:style-name="ce1">
            <text:p>4371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12288)" table:style-name="ce1">
            <text:p>0</text:p>
          </table:table-cell>
          <table:table-cell office:value-type="float" office:value="4371" table:formula="of:=MIN([.$C60]*(COLUMN()-6);12288)" table:style-name="ce1">
            <text:p>4371</text:p>
          </table:table-cell>
          <table:table-cell office:value-type="float" office:value="8742" table:formula="of:=MIN([.$C60]*(COLUMN()-6);12288)" table:style-name="ce1">
            <text:p>8742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12)+12288;12288*2)" table:style-name="ce1">
            <text:p>12288</text:p>
          </table:table-cell>
          <table:table-cell office:value-type="float" office:value="16659" table:formula="of:=MIN([.$C60]*(COLUMN()-12)+12288;12288*2)" table:style-name="ce1">
            <text:p>16659</text:p>
          </table:table-cell>
          <table:table-cell office:value-type="float" office:value="21030" table:formula="of:=MIN([.$C60]*(COLUMN()-12)+12288;12288*2)" table:style-name="ce1">
            <text:p>21030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8)+12288*2;32768)" table:style-name="ce1">
            <text:p>24576</text:p>
          </table:table-cell>
          <table:table-cell office:value-type="float" office:value="28947" table:formula="of:=MIN([.$C60]*(COLUMN()-18)+12288*2;32768)" table:style-name="ce1">
            <text:p>28947</text:p>
          </table:table-cell>
          <table:table-cell office:value-type="float" office:value="32768" table:formula="of:=MIN([.$C60]*(COLUMN()-18)+12288*2;32768)" table:style-name="ce1">
            <text:p>32768</text:p>
          </table:table-cell>
          <table:table-cell office:value-type="float" office:value="32768" table:formula="of:=MIN([.$C6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23.9226505648421" table:formula="of:=[.$A$1]*(1/2)^((ROW()-2-64)/64)" table:style-name="ce1">
            <text:p>4323.922651</text:p>
          </table:table-cell>
          <table:table-cell table:style-name="ce1"/>
          <table:table-cell office:value-type="float" office:value="4324" table:formula="of:=ROUND([.A61];0)" table:style-name="ce1">
            <text:p>4324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12288)" table:style-name="ce1">
            <text:p>0</text:p>
          </table:table-cell>
          <table:table-cell office:value-type="float" office:value="4324" table:formula="of:=MIN([.$C61]*(COLUMN()-6);12288)" table:style-name="ce1">
            <text:p>4324</text:p>
          </table:table-cell>
          <table:table-cell office:value-type="float" office:value="8648" table:formula="of:=MIN([.$C61]*(COLUMN()-6);12288)" table:style-name="ce1">
            <text:p>864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12)+12288;12288*2)" table:style-name="ce1">
            <text:p>12288</text:p>
          </table:table-cell>
          <table:table-cell office:value-type="float" office:value="16612" table:formula="of:=MIN([.$C61]*(COLUMN()-12)+12288;12288*2)" table:style-name="ce1">
            <text:p>16612</text:p>
          </table:table-cell>
          <table:table-cell office:value-type="float" office:value="20936" table:formula="of:=MIN([.$C61]*(COLUMN()-12)+12288;12288*2)" table:style-name="ce1">
            <text:p>2093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8)+12288*2;32768)" table:style-name="ce1">
            <text:p>24576</text:p>
          </table:table-cell>
          <table:table-cell office:value-type="float" office:value="28900" table:formula="of:=MIN([.$C61]*(COLUMN()-18)+12288*2;32768)" table:style-name="ce1">
            <text:p>28900</text:p>
          </table:table-cell>
          <table:table-cell office:value-type="float" office:value="32768" table:formula="of:=MIN([.$C61]*(COLUMN()-18)+12288*2;32768)" table:style-name="ce1">
            <text:p>32768</text:p>
          </table:table-cell>
          <table:table-cell office:value-type="float" office:value="32768" table:formula="of:=MIN([.$C6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64)/64)" table:style-name="ce1">
            <text:p>4277.345413</text:p>
          </table:table-cell>
          <table:table-cell table:style-name="ce1"/>
          <table:table-cell office:value-type="float" office:value="4277" table:formula="of:=ROUND([.A62];0)" table:style-name="ce1">
            <text:p>4277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12288)" table:style-name="ce1">
            <text:p>0</text:p>
          </table:table-cell>
          <table:table-cell office:value-type="float" office:value="4277" table:formula="of:=MIN([.$C62]*(COLUMN()-6);12288)" table:style-name="ce1">
            <text:p>4277</text:p>
          </table:table-cell>
          <table:table-cell office:value-type="float" office:value="8554" table:formula="of:=MIN([.$C62]*(COLUMN()-6);12288)" table:style-name="ce1">
            <text:p>8554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12)+12288;12288*2)" table:style-name="ce1">
            <text:p>12288</text:p>
          </table:table-cell>
          <table:table-cell office:value-type="float" office:value="16565" table:formula="of:=MIN([.$C62]*(COLUMN()-12)+12288;12288*2)" table:style-name="ce1">
            <text:p>16565</text:p>
          </table:table-cell>
          <table:table-cell office:value-type="float" office:value="20842" table:formula="of:=MIN([.$C62]*(COLUMN()-12)+12288;12288*2)" table:style-name="ce1">
            <text:p>20842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8)+12288*2;32768)" table:style-name="ce1">
            <text:p>24576</text:p>
          </table:table-cell>
          <table:table-cell office:value-type="float" office:value="28853" table:formula="of:=MIN([.$C62]*(COLUMN()-18)+12288*2;32768)" table:style-name="ce1">
            <text:p>28853</text:p>
          </table:table-cell>
          <table:table-cell office:value-type="float" office:value="32768" table:formula="of:=MIN([.$C62]*(COLUMN()-18)+12288*2;32768)" table:style-name="ce1">
            <text:p>32768</text:p>
          </table:table-cell>
          <table:table-cell office:value-type="float" office:value="32768" table:formula="of:=MIN([.$C6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31.2699044709516" table:formula="of:=[.$A$1]*(1/2)^((ROW()-2-64)/64)" table:style-name="ce1">
            <text:p>4231.269904</text:p>
          </table:table-cell>
          <table:table-cell table:style-name="ce1"/>
          <table:table-cell office:value-type="float" office:value="4231" table:formula="of:=ROUND([.A63];0)" table:style-name="ce1">
            <text:p>4231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12288)" table:style-name="ce1">
            <text:p>0</text:p>
          </table:table-cell>
          <table:table-cell office:value-type="float" office:value="4231" table:formula="of:=MIN([.$C63]*(COLUMN()-6);12288)" table:style-name="ce1">
            <text:p>4231</text:p>
          </table:table-cell>
          <table:table-cell office:value-type="float" office:value="8462" table:formula="of:=MIN([.$C63]*(COLUMN()-6);12288)" table:style-name="ce1">
            <text:p>8462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12)+12288;12288*2)" table:style-name="ce1">
            <text:p>12288</text:p>
          </table:table-cell>
          <table:table-cell office:value-type="float" office:value="16519" table:formula="of:=MIN([.$C63]*(COLUMN()-12)+12288;12288*2)" table:style-name="ce1">
            <text:p>16519</text:p>
          </table:table-cell>
          <table:table-cell office:value-type="float" office:value="20750" table:formula="of:=MIN([.$C63]*(COLUMN()-12)+12288;12288*2)" table:style-name="ce1">
            <text:p>20750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8)+12288*2;32768)" table:style-name="ce1">
            <text:p>24576</text:p>
          </table:table-cell>
          <table:table-cell office:value-type="float" office:value="28807" table:formula="of:=MIN([.$C63]*(COLUMN()-18)+12288*2;32768)" table:style-name="ce1">
            <text:p>28807</text:p>
          </table:table-cell>
          <table:table-cell office:value-type="float" office:value="32768" table:formula="of:=MIN([.$C63]*(COLUMN()-18)+12288*2;32768)" table:style-name="ce1">
            <text:p>32768</text:p>
          </table:table-cell>
          <table:table-cell office:value-type="float" office:value="32768" table:formula="of:=MIN([.$C6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17" table:formula="of:=[.$A$1]*(1/2)^((ROW()-2-64)/64)" table:style-name="ce1">
            <text:p>4185.690721</text:p>
          </table:table-cell>
          <table:table-cell table:style-name="ce1"/>
          <table:table-cell office:value-type="float" office:value="4186" table:formula="of:=ROUND([.A64];0)" table:style-name="ce1">
            <text:p>4186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12288)" table:style-name="ce1">
            <text:p>0</text:p>
          </table:table-cell>
          <table:table-cell office:value-type="float" office:value="4186" table:formula="of:=MIN([.$C64]*(COLUMN()-6);12288)" table:style-name="ce1">
            <text:p>4186</text:p>
          </table:table-cell>
          <table:table-cell office:value-type="float" office:value="8372" table:formula="of:=MIN([.$C64]*(COLUMN()-6);12288)" table:style-name="ce1">
            <text:p>8372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12)+12288;12288*2)" table:style-name="ce1">
            <text:p>12288</text:p>
          </table:table-cell>
          <table:table-cell office:value-type="float" office:value="16474" table:formula="of:=MIN([.$C64]*(COLUMN()-12)+12288;12288*2)" table:style-name="ce1">
            <text:p>16474</text:p>
          </table:table-cell>
          <table:table-cell office:value-type="float" office:value="20660" table:formula="of:=MIN([.$C64]*(COLUMN()-12)+12288;12288*2)" table:style-name="ce1">
            <text:p>20660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8)+12288*2;32768)" table:style-name="ce1">
            <text:p>24576</text:p>
          </table:table-cell>
          <table:table-cell office:value-type="float" office:value="28762" table:formula="of:=MIN([.$C64]*(COLUMN()-18)+12288*2;32768)" table:style-name="ce1">
            <text:p>28762</text:p>
          </table:table-cell>
          <table:table-cell office:value-type="float" office:value="32768" table:formula="of:=MIN([.$C64]*(COLUMN()-18)+12288*2;32768)" table:style-name="ce1">
            <text:p>32768</text:p>
          </table:table-cell>
          <table:table-cell office:value-type="float" office:value="32768" table:formula="of:=MIN([.$C6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40.6025156677651" table:formula="of:=[.$A$1]*(1/2)^((ROW()-2-64)/64)" table:style-name="ce1">
            <text:p>4140.602516</text:p>
          </table:table-cell>
          <table:table-cell table:style-name="ce1"/>
          <table:table-cell office:value-type="float" office:value="4141" table:formula="of:=ROUND([.A65];0)" table:style-name="ce1">
            <text:p>414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12288)" table:style-name="ce1">
            <text:p>0</text:p>
          </table:table-cell>
          <table:table-cell office:value-type="float" office:value="4141" table:formula="of:=MIN([.$C65]*(COLUMN()-6);12288)" table:style-name="ce1">
            <text:p>4141</text:p>
          </table:table-cell>
          <table:table-cell office:value-type="float" office:value="8282" table:formula="of:=MIN([.$C65]*(COLUMN()-6);12288)" table:style-name="ce1">
            <text:p>8282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12)+12288;12288*2)" table:style-name="ce1">
            <text:p>12288</text:p>
          </table:table-cell>
          <table:table-cell office:value-type="float" office:value="16429" table:formula="of:=MIN([.$C65]*(COLUMN()-12)+12288;12288*2)" table:style-name="ce1">
            <text:p>16429</text:p>
          </table:table-cell>
          <table:table-cell office:value-type="float" office:value="20570" table:formula="of:=MIN([.$C65]*(COLUMN()-12)+12288;12288*2)" table:style-name="ce1">
            <text:p>20570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8)+12288*2;32768)" table:style-name="ce1">
            <text:p>24576</text:p>
          </table:table-cell>
          <table:table-cell office:value-type="float" office:value="28717" table:formula="of:=MIN([.$C65]*(COLUMN()-18)+12288*2;32768)" table:style-name="ce1">
            <text:p>28717</text:p>
          </table:table-cell>
          <table:table-cell office:value-type="float" office:value="32768" table:formula="of:=MIN([.$C65]*(COLUMN()-18)+12288*2;32768)" table:style-name="ce1">
            <text:p>32768</text:p>
          </table:table-cell>
          <table:table-cell office:value-type="float" office:value="32768" table:formula="of:=MIN([.$C6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64)/64)" table:style-name="ce1">
            <text:p>4096</text:p>
          </table:table-cell>
          <table:table-cell table:style-name="ce1"/>
          <table:table-cell office:value-type="float" office:value="4096" table:formula="of:=ROUND([.A66];0)" table:style-name="ce1">
            <text:p>4096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12288)" table:style-name="ce1">
            <text:p>0</text:p>
          </table:table-cell>
          <table:table-cell office:value-type="float" office:value="4096" table:formula="of:=MIN([.$C66]*(COLUMN()-6);12288)" table:style-name="ce1">
            <text:p>4096</text:p>
          </table:table-cell>
          <table:table-cell office:value-type="float" office:value="8192" table:formula="of:=MIN([.$C66]*(COLUMN()-6);12288)" table:style-name="ce1">
            <text:p>8192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12)+12288;12288*2)" table:style-name="ce1">
            <text:p>12288</text:p>
          </table:table-cell>
          <table:table-cell office:value-type="float" office:value="16384" table:formula="of:=MIN([.$C66]*(COLUMN()-12)+12288;12288*2)" table:style-name="ce1">
            <text:p>16384</text:p>
          </table:table-cell>
          <table:table-cell office:value-type="float" office:value="20480" table:formula="of:=MIN([.$C66]*(COLUMN()-12)+12288;12288*2)" table:style-name="ce1">
            <text:p>20480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8)+12288*2;32768)" table:style-name="ce1">
            <text:p>24576</text:p>
          </table:table-cell>
          <table:table-cell office:value-type="float" office:value="28672" table:formula="of:=MIN([.$C66]*(COLUMN()-18)+12288*2;32768)" table:style-name="ce1">
            <text:p>28672</text:p>
          </table:table-cell>
          <table:table-cell office:value-type="float" office:value="32768" table:formula="of:=MIN([.$C66]*(COLUMN()-18)+12288*2;32768)" table:style-name="ce1">
            <text:p>32768</text:p>
          </table:table-cell>
          <table:table-cell office:value-type="float" office:value="32768" table:formula="of:=MIN([.$C6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51.8779420425235" table:formula="of:=[.$A$1]*(1/2)^((ROW()-2-64)/64)" table:style-name="ce1">
            <text:p>4051.877942</text:p>
          </table:table-cell>
          <table:table-cell table:style-name="ce1"/>
          <table:table-cell office:value-type="float" office:value="4052" table:formula="of:=ROUND([.A67];0)" table:style-name="ce1">
            <text:p>4052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12288)" table:style-name="ce1">
            <text:p>0</text:p>
          </table:table-cell>
          <table:table-cell office:value-type="float" office:value="4052" table:formula="of:=MIN([.$C67]*(COLUMN()-6);12288)" table:style-name="ce1">
            <text:p>4052</text:p>
          </table:table-cell>
          <table:table-cell office:value-type="float" office:value="8104" table:formula="of:=MIN([.$C67]*(COLUMN()-6);12288)" table:style-name="ce1">
            <text:p>8104</text:p>
          </table:table-cell>
          <table:table-cell office:value-type="float" office:value="12156" table:formula="of:=MIN([.$C67]*(COLUMN()-6);12288)" table:style-name="ce1">
            <text:p>12156</text:p>
          </table:table-cell>
          <table:table-cell office:value-type="float" office:value="12288" table:formula="of:=MIN([.$C67]*(COLUMN()-6);12288)" table:style-name="ce1">
            <text:p>12288</text:p>
          </table:table-cell>
          <table:table-cell office:value-type="float" office:value="12288" table:formula="of:=MIN([.$C67]*(COLUMN()-6);12288)" table:style-name="ce1">
            <text:p>12288</text:p>
          </table:table-cell>
          <table:table-cell office:value-type="float" office:value="12288" table:formula="of:=MIN([.$C67]*(COLUMN()-12)+12288;12288*2)" table:style-name="ce1">
            <text:p>12288</text:p>
          </table:table-cell>
          <table:table-cell office:value-type="float" office:value="16340" table:formula="of:=MIN([.$C67]*(COLUMN()-12)+12288;12288*2)" table:style-name="ce1">
            <text:p>16340</text:p>
          </table:table-cell>
          <table:table-cell office:value-type="float" office:value="20392" table:formula="of:=MIN([.$C67]*(COLUMN()-12)+12288;12288*2)" table:style-name="ce1">
            <text:p>20392</text:p>
          </table:table-cell>
          <table:table-cell office:value-type="float" office:value="24444" table:formula="of:=MIN([.$C67]*(COLUMN()-12)+12288;12288*2)" table:style-name="ce1">
            <text:p>24444</text:p>
          </table:table-cell>
          <table:table-cell office:value-type="float" office:value="24576" table:formula="of:=MIN([.$C67]*(COLUMN()-12)+12288;12288*2)" table:style-name="ce1">
            <text:p>24576</text:p>
          </table:table-cell>
          <table:table-cell office:value-type="float" office:value="24576" table:formula="of:=MIN([.$C67]*(COLUMN()-12)+12288;12288*2)" table:style-name="ce1">
            <text:p>24576</text:p>
          </table:table-cell>
          <table:table-cell office:value-type="float" office:value="24576" table:formula="of:=MIN([.$C67]*(COLUMN()-18)+12288*2;32768)" table:style-name="ce1">
            <text:p>24576</text:p>
          </table:table-cell>
          <table:table-cell office:value-type="float" office:value="28628" table:formula="of:=MIN([.$C67]*(COLUMN()-18)+12288*2;32768)" table:style-name="ce1">
            <text:p>28628</text:p>
          </table:table-cell>
          <table:table-cell office:value-type="float" office:value="32680" table:formula="of:=MIN([.$C67]*(COLUMN()-18)+12288*2;32768)" table:style-name="ce1">
            <text:p>32680</text:p>
          </table:table-cell>
          <table:table-cell office:value-type="float" office:value="32768" table:formula="of:=MIN([.$C6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64)/64)" table:style-name="ce1">
            <text:p>4008.231166</text:p>
          </table:table-cell>
          <table:table-cell table:style-name="ce1"/>
          <table:table-cell office:value-type="float" office:value="4008" table:formula="of:=ROUND([.A68];0)" table:style-name="ce1">
            <text:p>4008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12288)" table:style-name="ce1">
            <text:p>0</text:p>
          </table:table-cell>
          <table:table-cell office:value-type="float" office:value="4008" table:formula="of:=MIN([.$C68]*(COLUMN()-6);12288)" table:style-name="ce1">
            <text:p>4008</text:p>
          </table:table-cell>
          <table:table-cell office:value-type="float" office:value="8016" table:formula="of:=MIN([.$C68]*(COLUMN()-6);12288)" table:style-name="ce1">
            <text:p>8016</text:p>
          </table:table-cell>
          <table:table-cell office:value-type="float" office:value="12024" table:formula="of:=MIN([.$C68]*(COLUMN()-6);12288)" table:style-name="ce1">
            <text:p>12024</text:p>
          </table:table-cell>
          <table:table-cell office:value-type="float" office:value="12288" table:formula="of:=MIN([.$C68]*(COLUMN()-6);12288)" table:style-name="ce1">
            <text:p>12288</text:p>
          </table:table-cell>
          <table:table-cell office:value-type="float" office:value="12288" table:formula="of:=MIN([.$C68]*(COLUMN()-6);12288)" table:style-name="ce1">
            <text:p>12288</text:p>
          </table:table-cell>
          <table:table-cell office:value-type="float" office:value="12288" table:formula="of:=MIN([.$C68]*(COLUMN()-12)+12288;12288*2)" table:style-name="ce1">
            <text:p>12288</text:p>
          </table:table-cell>
          <table:table-cell office:value-type="float" office:value="16296" table:formula="of:=MIN([.$C68]*(COLUMN()-12)+12288;12288*2)" table:style-name="ce1">
            <text:p>16296</text:p>
          </table:table-cell>
          <table:table-cell office:value-type="float" office:value="20304" table:formula="of:=MIN([.$C68]*(COLUMN()-12)+12288;12288*2)" table:style-name="ce1">
            <text:p>20304</text:p>
          </table:table-cell>
          <table:table-cell office:value-type="float" office:value="24312" table:formula="of:=MIN([.$C68]*(COLUMN()-12)+12288;12288*2)" table:style-name="ce1">
            <text:p>24312</text:p>
          </table:table-cell>
          <table:table-cell office:value-type="float" office:value="24576" table:formula="of:=MIN([.$C68]*(COLUMN()-12)+12288;12288*2)" table:style-name="ce1">
            <text:p>24576</text:p>
          </table:table-cell>
          <table:table-cell office:value-type="float" office:value="24576" table:formula="of:=MIN([.$C68]*(COLUMN()-12)+12288;12288*2)" table:style-name="ce1">
            <text:p>24576</text:p>
          </table:table-cell>
          <table:table-cell office:value-type="float" office:value="24576" table:formula="of:=MIN([.$C68]*(COLUMN()-18)+12288*2;32768)" table:style-name="ce1">
            <text:p>24576</text:p>
          </table:table-cell>
          <table:table-cell office:value-type="float" office:value="28584" table:formula="of:=MIN([.$C68]*(COLUMN()-18)+12288*2;32768)" table:style-name="ce1">
            <text:p>28584</text:p>
          </table:table-cell>
          <table:table-cell office:value-type="float" office:value="32592" table:formula="of:=MIN([.$C68]*(COLUMN()-18)+12288*2;32768)" table:style-name="ce1">
            <text:p>32592</text:p>
          </table:table-cell>
          <table:table-cell office:value-type="float" office:value="32768" table:formula="of:=MIN([.$C6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65.0545530722188" table:formula="of:=[.$A$1]*(1/2)^((ROW()-2-64)/64)" table:style-name="ce1">
            <text:p>3965.054553</text:p>
          </table:table-cell>
          <table:table-cell table:style-name="ce1"/>
          <table:table-cell office:value-type="float" office:value="3965" table:formula="of:=ROUND([.A69];0)" table:style-name="ce1">
            <text:p>3965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12288)" table:style-name="ce1">
            <text:p>0</text:p>
          </table:table-cell>
          <table:table-cell office:value-type="float" office:value="3965" table:formula="of:=MIN([.$C69]*(COLUMN()-6);12288)" table:style-name="ce1">
            <text:p>3965</text:p>
          </table:table-cell>
          <table:table-cell office:value-type="float" office:value="7930" table:formula="of:=MIN([.$C69]*(COLUMN()-6);12288)" table:style-name="ce1">
            <text:p>7930</text:p>
          </table:table-cell>
          <table:table-cell office:value-type="float" office:value="11895" table:formula="of:=MIN([.$C69]*(COLUMN()-6);12288)" table:style-name="ce1">
            <text:p>11895</text:p>
          </table:table-cell>
          <table:table-cell office:value-type="float" office:value="12288" table:formula="of:=MIN([.$C69]*(COLUMN()-6);12288)" table:style-name="ce1">
            <text:p>12288</text:p>
          </table:table-cell>
          <table:table-cell office:value-type="float" office:value="12288" table:formula="of:=MIN([.$C69]*(COLUMN()-6);12288)" table:style-name="ce1">
            <text:p>12288</text:p>
          </table:table-cell>
          <table:table-cell office:value-type="float" office:value="12288" table:formula="of:=MIN([.$C69]*(COLUMN()-12)+12288;12288*2)" table:style-name="ce1">
            <text:p>12288</text:p>
          </table:table-cell>
          <table:table-cell office:value-type="float" office:value="16253" table:formula="of:=MIN([.$C69]*(COLUMN()-12)+12288;12288*2)" table:style-name="ce1">
            <text:p>16253</text:p>
          </table:table-cell>
          <table:table-cell office:value-type="float" office:value="20218" table:formula="of:=MIN([.$C69]*(COLUMN()-12)+12288;12288*2)" table:style-name="ce1">
            <text:p>20218</text:p>
          </table:table-cell>
          <table:table-cell office:value-type="float" office:value="24183" table:formula="of:=MIN([.$C69]*(COLUMN()-12)+12288;12288*2)" table:style-name="ce1">
            <text:p>24183</text:p>
          </table:table-cell>
          <table:table-cell office:value-type="float" office:value="24576" table:formula="of:=MIN([.$C69]*(COLUMN()-12)+12288;12288*2)" table:style-name="ce1">
            <text:p>24576</text:p>
          </table:table-cell>
          <table:table-cell office:value-type="float" office:value="24576" table:formula="of:=MIN([.$C69]*(COLUMN()-12)+12288;12288*2)" table:style-name="ce1">
            <text:p>24576</text:p>
          </table:table-cell>
          <table:table-cell office:value-type="float" office:value="24576" table:formula="of:=MIN([.$C69]*(COLUMN()-18)+12288*2;32768)" table:style-name="ce1">
            <text:p>24576</text:p>
          </table:table-cell>
          <table:table-cell office:value-type="float" office:value="28541" table:formula="of:=MIN([.$C69]*(COLUMN()-18)+12288*2;32768)" table:style-name="ce1">
            <text:p>28541</text:p>
          </table:table-cell>
          <table:table-cell office:value-type="float" office:value="32506" table:formula="of:=MIN([.$C69]*(COLUMN()-18)+12288*2;32768)" table:style-name="ce1">
            <text:p>32506</text:p>
          </table:table-cell>
          <table:table-cell office:value-type="float" office:value="32768" table:formula="of:=MIN([.$C6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79" table:formula="of:=[.$A$1]*(1/2)^((ROW()-2-64)/64)" table:style-name="ce1">
            <text:p>3922.343038</text:p>
          </table:table-cell>
          <table:table-cell table:style-name="ce1"/>
          <table:table-cell office:value-type="float" office:value="3922" table:formula="of:=ROUND([.A70];0)" table:style-name="ce1">
            <text:p>392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12288)" table:style-name="ce1">
            <text:p>0</text:p>
          </table:table-cell>
          <table:table-cell office:value-type="float" office:value="3922" table:formula="of:=MIN([.$C70]*(COLUMN()-6);12288)" table:style-name="ce1">
            <text:p>3922</text:p>
          </table:table-cell>
          <table:table-cell office:value-type="float" office:value="7844" table:formula="of:=MIN([.$C70]*(COLUMN()-6);12288)" table:style-name="ce1">
            <text:p>7844</text:p>
          </table:table-cell>
          <table:table-cell office:value-type="float" office:value="11766" table:formula="of:=MIN([.$C70]*(COLUMN()-6);12288)" table:style-name="ce1">
            <text:p>11766</text:p>
          </table:table-cell>
          <table:table-cell office:value-type="float" office:value="12288" table:formula="of:=MIN([.$C70]*(COLUMN()-6);12288)" table:style-name="ce1">
            <text:p>12288</text:p>
          </table:table-cell>
          <table:table-cell office:value-type="float" office:value="12288" table:formula="of:=MIN([.$C70]*(COLUMN()-6);12288)" table:style-name="ce1">
            <text:p>12288</text:p>
          </table:table-cell>
          <table:table-cell office:value-type="float" office:value="12288" table:formula="of:=MIN([.$C70]*(COLUMN()-12)+12288;12288*2)" table:style-name="ce1">
            <text:p>12288</text:p>
          </table:table-cell>
          <table:table-cell office:value-type="float" office:value="16210" table:formula="of:=MIN([.$C70]*(COLUMN()-12)+12288;12288*2)" table:style-name="ce1">
            <text:p>16210</text:p>
          </table:table-cell>
          <table:table-cell office:value-type="float" office:value="20132" table:formula="of:=MIN([.$C70]*(COLUMN()-12)+12288;12288*2)" table:style-name="ce1">
            <text:p>20132</text:p>
          </table:table-cell>
          <table:table-cell office:value-type="float" office:value="24054" table:formula="of:=MIN([.$C70]*(COLUMN()-12)+12288;12288*2)" table:style-name="ce1">
            <text:p>24054</text:p>
          </table:table-cell>
          <table:table-cell office:value-type="float" office:value="24576" table:formula="of:=MIN([.$C70]*(COLUMN()-12)+12288;12288*2)" table:style-name="ce1">
            <text:p>24576</text:p>
          </table:table-cell>
          <table:table-cell office:value-type="float" office:value="24576" table:formula="of:=MIN([.$C70]*(COLUMN()-12)+12288;12288*2)" table:style-name="ce1">
            <text:p>24576</text:p>
          </table:table-cell>
          <table:table-cell office:value-type="float" office:value="24576" table:formula="of:=MIN([.$C70]*(COLUMN()-18)+12288*2;32768)" table:style-name="ce1">
            <text:p>24576</text:p>
          </table:table-cell>
          <table:table-cell office:value-type="float" office:value="28498" table:formula="of:=MIN([.$C70]*(COLUMN()-18)+12288*2;32768)" table:style-name="ce1">
            <text:p>28498</text:p>
          </table:table-cell>
          <table:table-cell office:value-type="float" office:value="32420" table:formula="of:=MIN([.$C70]*(COLUMN()-18)+12288*2;32768)" table:style-name="ce1">
            <text:p>32420</text:p>
          </table:table-cell>
          <table:table-cell office:value-type="float" office:value="32768" table:formula="of:=MIN([.$C7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80.0916102901056" table:formula="of:=[.$A$1]*(1/2)^((ROW()-2-64)/64)" table:style-name="ce1">
            <text:p>3880.09161</text:p>
          </table:table-cell>
          <table:table-cell table:style-name="ce1"/>
          <table:table-cell office:value-type="float" office:value="3880" table:formula="of:=ROUND([.A71];0)" table:style-name="ce1">
            <text:p>3880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12288)" table:style-name="ce1">
            <text:p>0</text:p>
          </table:table-cell>
          <table:table-cell office:value-type="float" office:value="3880" table:formula="of:=MIN([.$C71]*(COLUMN()-6);12288)" table:style-name="ce1">
            <text:p>3880</text:p>
          </table:table-cell>
          <table:table-cell office:value-type="float" office:value="7760" table:formula="of:=MIN([.$C71]*(COLUMN()-6);12288)" table:style-name="ce1">
            <text:p>7760</text:p>
          </table:table-cell>
          <table:table-cell office:value-type="float" office:value="11640" table:formula="of:=MIN([.$C71]*(COLUMN()-6);12288)" table:style-name="ce1">
            <text:p>11640</text:p>
          </table:table-cell>
          <table:table-cell office:value-type="float" office:value="12288" table:formula="of:=MIN([.$C71]*(COLUMN()-6);12288)" table:style-name="ce1">
            <text:p>12288</text:p>
          </table:table-cell>
          <table:table-cell office:value-type="float" office:value="12288" table:formula="of:=MIN([.$C71]*(COLUMN()-6);12288)" table:style-name="ce1">
            <text:p>12288</text:p>
          </table:table-cell>
          <table:table-cell office:value-type="float" office:value="12288" table:formula="of:=MIN([.$C71]*(COLUMN()-12)+12288;12288*2)" table:style-name="ce1">
            <text:p>12288</text:p>
          </table:table-cell>
          <table:table-cell office:value-type="float" office:value="16168" table:formula="of:=MIN([.$C71]*(COLUMN()-12)+12288;12288*2)" table:style-name="ce1">
            <text:p>16168</text:p>
          </table:table-cell>
          <table:table-cell office:value-type="float" office:value="20048" table:formula="of:=MIN([.$C71]*(COLUMN()-12)+12288;12288*2)" table:style-name="ce1">
            <text:p>20048</text:p>
          </table:table-cell>
          <table:table-cell office:value-type="float" office:value="23928" table:formula="of:=MIN([.$C71]*(COLUMN()-12)+12288;12288*2)" table:style-name="ce1">
            <text:p>23928</text:p>
          </table:table-cell>
          <table:table-cell office:value-type="float" office:value="24576" table:formula="of:=MIN([.$C71]*(COLUMN()-12)+12288;12288*2)" table:style-name="ce1">
            <text:p>24576</text:p>
          </table:table-cell>
          <table:table-cell office:value-type="float" office:value="24576" table:formula="of:=MIN([.$C71]*(COLUMN()-12)+12288;12288*2)" table:style-name="ce1">
            <text:p>24576</text:p>
          </table:table-cell>
          <table:table-cell office:value-type="float" office:value="24576" table:formula="of:=MIN([.$C71]*(COLUMN()-18)+12288*2;32768)" table:style-name="ce1">
            <text:p>24576</text:p>
          </table:table-cell>
          <table:table-cell office:value-type="float" office:value="28456" table:formula="of:=MIN([.$C71]*(COLUMN()-18)+12288*2;32768)" table:style-name="ce1">
            <text:p>28456</text:p>
          </table:table-cell>
          <table:table-cell office:value-type="float" office:value="32336" table:formula="of:=MIN([.$C71]*(COLUMN()-18)+12288*2;32768)" table:style-name="ce1">
            <text:p>32336</text:p>
          </table:table-cell>
          <table:table-cell office:value-type="float" office:value="32768" table:formula="of:=MIN([.$C7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3" table:formula="of:=[.$A$1]*(1/2)^((ROW()-2-64)/64)" table:style-name="ce1">
            <text:p>3838.295315</text:p>
          </table:table-cell>
          <table:table-cell table:style-name="ce1"/>
          <table:table-cell office:value-type="float" office:value="3838" table:formula="of:=ROUND([.A72];0)" table:style-name="ce1">
            <text:p>3838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12288)" table:style-name="ce1">
            <text:p>0</text:p>
          </table:table-cell>
          <table:table-cell office:value-type="float" office:value="3838" table:formula="of:=MIN([.$C72]*(COLUMN()-6);12288)" table:style-name="ce1">
            <text:p>3838</text:p>
          </table:table-cell>
          <table:table-cell office:value-type="float" office:value="7676" table:formula="of:=MIN([.$C72]*(COLUMN()-6);12288)" table:style-name="ce1">
            <text:p>7676</text:p>
          </table:table-cell>
          <table:table-cell office:value-type="float" office:value="11514" table:formula="of:=MIN([.$C72]*(COLUMN()-6);12288)" table:style-name="ce1">
            <text:p>11514</text:p>
          </table:table-cell>
          <table:table-cell office:value-type="float" office:value="12288" table:formula="of:=MIN([.$C72]*(COLUMN()-6);12288)" table:style-name="ce1">
            <text:p>12288</text:p>
          </table:table-cell>
          <table:table-cell office:value-type="float" office:value="12288" table:formula="of:=MIN([.$C72]*(COLUMN()-6);12288)" table:style-name="ce1">
            <text:p>12288</text:p>
          </table:table-cell>
          <table:table-cell office:value-type="float" office:value="12288" table:formula="of:=MIN([.$C72]*(COLUMN()-12)+12288;12288*2)" table:style-name="ce1">
            <text:p>12288</text:p>
          </table:table-cell>
          <table:table-cell office:value-type="float" office:value="16126" table:formula="of:=MIN([.$C72]*(COLUMN()-12)+12288;12288*2)" table:style-name="ce1">
            <text:p>16126</text:p>
          </table:table-cell>
          <table:table-cell office:value-type="float" office:value="19964" table:formula="of:=MIN([.$C72]*(COLUMN()-12)+12288;12288*2)" table:style-name="ce1">
            <text:p>19964</text:p>
          </table:table-cell>
          <table:table-cell office:value-type="float" office:value="23802" table:formula="of:=MIN([.$C72]*(COLUMN()-12)+12288;12288*2)" table:style-name="ce1">
            <text:p>23802</text:p>
          </table:table-cell>
          <table:table-cell office:value-type="float" office:value="24576" table:formula="of:=MIN([.$C72]*(COLUMN()-12)+12288;12288*2)" table:style-name="ce1">
            <text:p>24576</text:p>
          </table:table-cell>
          <table:table-cell office:value-type="float" office:value="24576" table:formula="of:=MIN([.$C72]*(COLUMN()-12)+12288;12288*2)" table:style-name="ce1">
            <text:p>24576</text:p>
          </table:table-cell>
          <table:table-cell office:value-type="float" office:value="24576" table:formula="of:=MIN([.$C72]*(COLUMN()-18)+12288*2;32768)" table:style-name="ce1">
            <text:p>24576</text:p>
          </table:table-cell>
          <table:table-cell office:value-type="float" office:value="28414" table:formula="of:=MIN([.$C72]*(COLUMN()-18)+12288*2;32768)" table:style-name="ce1">
            <text:p>28414</text:p>
          </table:table-cell>
          <table:table-cell office:value-type="float" office:value="32252" table:formula="of:=MIN([.$C72]*(COLUMN()-18)+12288*2;32768)" table:style-name="ce1">
            <text:p>32252</text:p>
          </table:table-cell>
          <table:table-cell office:value-type="float" office:value="32768" table:formula="of:=MIN([.$C7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96.9492481707734" table:formula="of:=[.$A$1]*(1/2)^((ROW()-2-64)/64)" table:style-name="ce1">
            <text:p>3796.949248</text:p>
          </table:table-cell>
          <table:table-cell table:style-name="ce1"/>
          <table:table-cell office:value-type="float" office:value="3797" table:formula="of:=ROUND([.A73];0)" table:style-name="ce1">
            <text:p>3797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12288)" table:style-name="ce1">
            <text:p>0</text:p>
          </table:table-cell>
          <table:table-cell office:value-type="float" office:value="3797" table:formula="of:=MIN([.$C73]*(COLUMN()-6);12288)" table:style-name="ce1">
            <text:p>3797</text:p>
          </table:table-cell>
          <table:table-cell office:value-type="float" office:value="7594" table:formula="of:=MIN([.$C73]*(COLUMN()-6);12288)" table:style-name="ce1">
            <text:p>7594</text:p>
          </table:table-cell>
          <table:table-cell office:value-type="float" office:value="11391" table:formula="of:=MIN([.$C73]*(COLUMN()-6);12288)" table:style-name="ce1">
            <text:p>11391</text:p>
          </table:table-cell>
          <table:table-cell office:value-type="float" office:value="12288" table:formula="of:=MIN([.$C73]*(COLUMN()-6);12288)" table:style-name="ce1">
            <text:p>12288</text:p>
          </table:table-cell>
          <table:table-cell office:value-type="float" office:value="12288" table:formula="of:=MIN([.$C73]*(COLUMN()-6);12288)" table:style-name="ce1">
            <text:p>12288</text:p>
          </table:table-cell>
          <table:table-cell office:value-type="float" office:value="12288" table:formula="of:=MIN([.$C73]*(COLUMN()-12)+12288;12288*2)" table:style-name="ce1">
            <text:p>12288</text:p>
          </table:table-cell>
          <table:table-cell office:value-type="float" office:value="16085" table:formula="of:=MIN([.$C73]*(COLUMN()-12)+12288;12288*2)" table:style-name="ce1">
            <text:p>16085</text:p>
          </table:table-cell>
          <table:table-cell office:value-type="float" office:value="19882" table:formula="of:=MIN([.$C73]*(COLUMN()-12)+12288;12288*2)" table:style-name="ce1">
            <text:p>19882</text:p>
          </table:table-cell>
          <table:table-cell office:value-type="float" office:value="23679" table:formula="of:=MIN([.$C73]*(COLUMN()-12)+12288;12288*2)" table:style-name="ce1">
            <text:p>23679</text:p>
          </table:table-cell>
          <table:table-cell office:value-type="float" office:value="24576" table:formula="of:=MIN([.$C73]*(COLUMN()-12)+12288;12288*2)" table:style-name="ce1">
            <text:p>24576</text:p>
          </table:table-cell>
          <table:table-cell office:value-type="float" office:value="24576" table:formula="of:=MIN([.$C73]*(COLUMN()-12)+12288;12288*2)" table:style-name="ce1">
            <text:p>24576</text:p>
          </table:table-cell>
          <table:table-cell office:value-type="float" office:value="24576" table:formula="of:=MIN([.$C73]*(COLUMN()-18)+12288*2;32768)" table:style-name="ce1">
            <text:p>24576</text:p>
          </table:table-cell>
          <table:table-cell office:value-type="float" office:value="28373" table:formula="of:=MIN([.$C73]*(COLUMN()-18)+12288*2;32768)" table:style-name="ce1">
            <text:p>28373</text:p>
          </table:table-cell>
          <table:table-cell office:value-type="float" office:value="32170" table:formula="of:=MIN([.$C73]*(COLUMN()-18)+12288*2;32768)" table:style-name="ce1">
            <text:p>32170</text:p>
          </table:table-cell>
          <table:table-cell office:value-type="float" office:value="32768" table:formula="of:=MIN([.$C7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64)/64)" table:style-name="ce1">
            <text:p>3756.048561</text:p>
          </table:table-cell>
          <table:table-cell table:style-name="ce1"/>
          <table:table-cell office:value-type="float" office:value="3756" table:formula="of:=ROUND([.A74];0)" table:style-name="ce1">
            <text:p>3756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12288)" table:style-name="ce1">
            <text:p>0</text:p>
          </table:table-cell>
          <table:table-cell office:value-type="float" office:value="3756" table:formula="of:=MIN([.$C74]*(COLUMN()-6);12288)" table:style-name="ce1">
            <text:p>3756</text:p>
          </table:table-cell>
          <table:table-cell office:value-type="float" office:value="7512" table:formula="of:=MIN([.$C74]*(COLUMN()-6);12288)" table:style-name="ce1">
            <text:p>7512</text:p>
          </table:table-cell>
          <table:table-cell office:value-type="float" office:value="11268" table:formula="of:=MIN([.$C74]*(COLUMN()-6);12288)" table:style-name="ce1">
            <text:p>11268</text:p>
          </table:table-cell>
          <table:table-cell office:value-type="float" office:value="12288" table:formula="of:=MIN([.$C74]*(COLUMN()-6);12288)" table:style-name="ce1">
            <text:p>12288</text:p>
          </table:table-cell>
          <table:table-cell office:value-type="float" office:value="12288" table:formula="of:=MIN([.$C74]*(COLUMN()-6);12288)" table:style-name="ce1">
            <text:p>12288</text:p>
          </table:table-cell>
          <table:table-cell office:value-type="float" office:value="12288" table:formula="of:=MIN([.$C74]*(COLUMN()-12)+12288;12288*2)" table:style-name="ce1">
            <text:p>12288</text:p>
          </table:table-cell>
          <table:table-cell office:value-type="float" office:value="16044" table:formula="of:=MIN([.$C74]*(COLUMN()-12)+12288;12288*2)" table:style-name="ce1">
            <text:p>16044</text:p>
          </table:table-cell>
          <table:table-cell office:value-type="float" office:value="19800" table:formula="of:=MIN([.$C74]*(COLUMN()-12)+12288;12288*2)" table:style-name="ce1">
            <text:p>19800</text:p>
          </table:table-cell>
          <table:table-cell office:value-type="float" office:value="23556" table:formula="of:=MIN([.$C74]*(COLUMN()-12)+12288;12288*2)" table:style-name="ce1">
            <text:p>23556</text:p>
          </table:table-cell>
          <table:table-cell office:value-type="float" office:value="24576" table:formula="of:=MIN([.$C74]*(COLUMN()-12)+12288;12288*2)" table:style-name="ce1">
            <text:p>24576</text:p>
          </table:table-cell>
          <table:table-cell office:value-type="float" office:value="24576" table:formula="of:=MIN([.$C74]*(COLUMN()-12)+12288;12288*2)" table:style-name="ce1">
            <text:p>24576</text:p>
          </table:table-cell>
          <table:table-cell office:value-type="float" office:value="24576" table:formula="of:=MIN([.$C74]*(COLUMN()-18)+12288*2;32768)" table:style-name="ce1">
            <text:p>24576</text:p>
          </table:table-cell>
          <table:table-cell office:value-type="float" office:value="28332" table:formula="of:=MIN([.$C74]*(COLUMN()-18)+12288*2;32768)" table:style-name="ce1">
            <text:p>28332</text:p>
          </table:table-cell>
          <table:table-cell office:value-type="float" office:value="32088" table:formula="of:=MIN([.$C74]*(COLUMN()-18)+12288*2;32768)" table:style-name="ce1">
            <text:p>32088</text:p>
          </table:table-cell>
          <table:table-cell office:value-type="float" office:value="32768" table:formula="of:=MIN([.$C7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15.5884554248169" table:formula="of:=[.$A$1]*(1/2)^((ROW()-2-64)/64)" table:style-name="ce1">
            <text:p>3715.588455</text:p>
          </table:table-cell>
          <table:table-cell table:style-name="ce1"/>
          <table:table-cell office:value-type="float" office:value="3716" table:formula="of:=ROUND([.A75];0)" table:style-name="ce1">
            <text:p>3716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12288)" table:style-name="ce1">
            <text:p>0</text:p>
          </table:table-cell>
          <table:table-cell office:value-type="float" office:value="3716" table:formula="of:=MIN([.$C75]*(COLUMN()-6);12288)" table:style-name="ce1">
            <text:p>3716</text:p>
          </table:table-cell>
          <table:table-cell office:value-type="float" office:value="7432" table:formula="of:=MIN([.$C75]*(COLUMN()-6);12288)" table:style-name="ce1">
            <text:p>7432</text:p>
          </table:table-cell>
          <table:table-cell office:value-type="float" office:value="11148" table:formula="of:=MIN([.$C75]*(COLUMN()-6);12288)" table:style-name="ce1">
            <text:p>11148</text:p>
          </table:table-cell>
          <table:table-cell office:value-type="float" office:value="12288" table:formula="of:=MIN([.$C75]*(COLUMN()-6);12288)" table:style-name="ce1">
            <text:p>12288</text:p>
          </table:table-cell>
          <table:table-cell office:value-type="float" office:value="12288" table:formula="of:=MIN([.$C75]*(COLUMN()-6);12288)" table:style-name="ce1">
            <text:p>12288</text:p>
          </table:table-cell>
          <table:table-cell office:value-type="float" office:value="12288" table:formula="of:=MIN([.$C75]*(COLUMN()-12)+12288;12288*2)" table:style-name="ce1">
            <text:p>12288</text:p>
          </table:table-cell>
          <table:table-cell office:value-type="float" office:value="16004" table:formula="of:=MIN([.$C75]*(COLUMN()-12)+12288;12288*2)" table:style-name="ce1">
            <text:p>16004</text:p>
          </table:table-cell>
          <table:table-cell office:value-type="float" office:value="19720" table:formula="of:=MIN([.$C75]*(COLUMN()-12)+12288;12288*2)" table:style-name="ce1">
            <text:p>19720</text:p>
          </table:table-cell>
          <table:table-cell office:value-type="float" office:value="23436" table:formula="of:=MIN([.$C75]*(COLUMN()-12)+12288;12288*2)" table:style-name="ce1">
            <text:p>23436</text:p>
          </table:table-cell>
          <table:table-cell office:value-type="float" office:value="24576" table:formula="of:=MIN([.$C75]*(COLUMN()-12)+12288;12288*2)" table:style-name="ce1">
            <text:p>24576</text:p>
          </table:table-cell>
          <table:table-cell office:value-type="float" office:value="24576" table:formula="of:=MIN([.$C75]*(COLUMN()-12)+12288;12288*2)" table:style-name="ce1">
            <text:p>24576</text:p>
          </table:table-cell>
          <table:table-cell office:value-type="float" office:value="24576" table:formula="of:=MIN([.$C75]*(COLUMN()-18)+12288*2;32768)" table:style-name="ce1">
            <text:p>24576</text:p>
          </table:table-cell>
          <table:table-cell office:value-type="float" office:value="28292" table:formula="of:=MIN([.$C75]*(COLUMN()-18)+12288*2;32768)" table:style-name="ce1">
            <text:p>28292</text:p>
          </table:table-cell>
          <table:table-cell office:value-type="float" office:value="32008" table:formula="of:=MIN([.$C75]*(COLUMN()-18)+12288*2;32768)" table:style-name="ce1">
            <text:p>32008</text:p>
          </table:table-cell>
          <table:table-cell office:value-type="float" office:value="32768" table:formula="of:=MIN([.$C7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64)/64)" table:style-name="ce1">
            <text:p>3675.564186</text:p>
          </table:table-cell>
          <table:table-cell table:style-name="ce1"/>
          <table:table-cell office:value-type="float" office:value="3676" table:formula="of:=ROUND([.A76];0)" table:style-name="ce1">
            <text:p>3676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12288)" table:style-name="ce1">
            <text:p>0</text:p>
          </table:table-cell>
          <table:table-cell office:value-type="float" office:value="3676" table:formula="of:=MIN([.$C76]*(COLUMN()-6);12288)" table:style-name="ce1">
            <text:p>3676</text:p>
          </table:table-cell>
          <table:table-cell office:value-type="float" office:value="7352" table:formula="of:=MIN([.$C76]*(COLUMN()-6);12288)" table:style-name="ce1">
            <text:p>7352</text:p>
          </table:table-cell>
          <table:table-cell office:value-type="float" office:value="11028" table:formula="of:=MIN([.$C76]*(COLUMN()-6);12288)" table:style-name="ce1">
            <text:p>11028</text:p>
          </table:table-cell>
          <table:table-cell office:value-type="float" office:value="12288" table:formula="of:=MIN([.$C76]*(COLUMN()-6);12288)" table:style-name="ce1">
            <text:p>12288</text:p>
          </table:table-cell>
          <table:table-cell office:value-type="float" office:value="12288" table:formula="of:=MIN([.$C76]*(COLUMN()-6);12288)" table:style-name="ce1">
            <text:p>12288</text:p>
          </table:table-cell>
          <table:table-cell office:value-type="float" office:value="12288" table:formula="of:=MIN([.$C76]*(COLUMN()-12)+12288;12288*2)" table:style-name="ce1">
            <text:p>12288</text:p>
          </table:table-cell>
          <table:table-cell office:value-type="float" office:value="15964" table:formula="of:=MIN([.$C76]*(COLUMN()-12)+12288;12288*2)" table:style-name="ce1">
            <text:p>15964</text:p>
          </table:table-cell>
          <table:table-cell office:value-type="float" office:value="19640" table:formula="of:=MIN([.$C76]*(COLUMN()-12)+12288;12288*2)" table:style-name="ce1">
            <text:p>19640</text:p>
          </table:table-cell>
          <table:table-cell office:value-type="float" office:value="23316" table:formula="of:=MIN([.$C76]*(COLUMN()-12)+12288;12288*2)" table:style-name="ce1">
            <text:p>23316</text:p>
          </table:table-cell>
          <table:table-cell office:value-type="float" office:value="24576" table:formula="of:=MIN([.$C76]*(COLUMN()-12)+12288;12288*2)" table:style-name="ce1">
            <text:p>24576</text:p>
          </table:table-cell>
          <table:table-cell office:value-type="float" office:value="24576" table:formula="of:=MIN([.$C76]*(COLUMN()-12)+12288;12288*2)" table:style-name="ce1">
            <text:p>24576</text:p>
          </table:table-cell>
          <table:table-cell office:value-type="float" office:value="24576" table:formula="of:=MIN([.$C76]*(COLUMN()-18)+12288*2;32768)" table:style-name="ce1">
            <text:p>24576</text:p>
          </table:table-cell>
          <table:table-cell office:value-type="float" office:value="28252" table:formula="of:=MIN([.$C76]*(COLUMN()-18)+12288*2;32768)" table:style-name="ce1">
            <text:p>28252</text:p>
          </table:table-cell>
          <table:table-cell office:value-type="float" office:value="31928" table:formula="of:=MIN([.$C76]*(COLUMN()-18)+12288*2;32768)" table:style-name="ce1">
            <text:p>31928</text:p>
          </table:table-cell>
          <table:table-cell office:value-type="float" office:value="32768" table:formula="of:=MIN([.$C7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35.9710566943154" table:formula="of:=[.$A$1]*(1/2)^((ROW()-2-64)/64)" table:style-name="ce1">
            <text:p>3635.971057</text:p>
          </table:table-cell>
          <table:table-cell table:style-name="ce1"/>
          <table:table-cell office:value-type="float" office:value="3636" table:formula="of:=ROUND([.A77];0)" table:style-name="ce1">
            <text:p>3636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12288)" table:style-name="ce1">
            <text:p>0</text:p>
          </table:table-cell>
          <table:table-cell office:value-type="float" office:value="3636" table:formula="of:=MIN([.$C77]*(COLUMN()-6);12288)" table:style-name="ce1">
            <text:p>3636</text:p>
          </table:table-cell>
          <table:table-cell office:value-type="float" office:value="7272" table:formula="of:=MIN([.$C77]*(COLUMN()-6);12288)" table:style-name="ce1">
            <text:p>7272</text:p>
          </table:table-cell>
          <table:table-cell office:value-type="float" office:value="10908" table:formula="of:=MIN([.$C77]*(COLUMN()-6);12288)" table:style-name="ce1">
            <text:p>10908</text:p>
          </table:table-cell>
          <table:table-cell office:value-type="float" office:value="12288" table:formula="of:=MIN([.$C77]*(COLUMN()-6);12288)" table:style-name="ce1">
            <text:p>12288</text:p>
          </table:table-cell>
          <table:table-cell office:value-type="float" office:value="12288" table:formula="of:=MIN([.$C77]*(COLUMN()-6);12288)" table:style-name="ce1">
            <text:p>12288</text:p>
          </table:table-cell>
          <table:table-cell office:value-type="float" office:value="12288" table:formula="of:=MIN([.$C77]*(COLUMN()-12)+12288;12288*2)" table:style-name="ce1">
            <text:p>12288</text:p>
          </table:table-cell>
          <table:table-cell office:value-type="float" office:value="15924" table:formula="of:=MIN([.$C77]*(COLUMN()-12)+12288;12288*2)" table:style-name="ce1">
            <text:p>15924</text:p>
          </table:table-cell>
          <table:table-cell office:value-type="float" office:value="19560" table:formula="of:=MIN([.$C77]*(COLUMN()-12)+12288;12288*2)" table:style-name="ce1">
            <text:p>19560</text:p>
          </table:table-cell>
          <table:table-cell office:value-type="float" office:value="23196" table:formula="of:=MIN([.$C77]*(COLUMN()-12)+12288;12288*2)" table:style-name="ce1">
            <text:p>23196</text:p>
          </table:table-cell>
          <table:table-cell office:value-type="float" office:value="24576" table:formula="of:=MIN([.$C77]*(COLUMN()-12)+12288;12288*2)" table:style-name="ce1">
            <text:p>24576</text:p>
          </table:table-cell>
          <table:table-cell office:value-type="float" office:value="24576" table:formula="of:=MIN([.$C77]*(COLUMN()-12)+12288;12288*2)" table:style-name="ce1">
            <text:p>24576</text:p>
          </table:table-cell>
          <table:table-cell office:value-type="float" office:value="24576" table:formula="of:=MIN([.$C77]*(COLUMN()-18)+12288*2;32768)" table:style-name="ce1">
            <text:p>24576</text:p>
          </table:table-cell>
          <table:table-cell office:value-type="float" office:value="28212" table:formula="of:=MIN([.$C77]*(COLUMN()-18)+12288*2;32768)" table:style-name="ce1">
            <text:p>28212</text:p>
          </table:table-cell>
          <table:table-cell office:value-type="float" office:value="31848" table:formula="of:=MIN([.$C77]*(COLUMN()-18)+12288*2;32768)" table:style-name="ce1">
            <text:p>31848</text:p>
          </table:table-cell>
          <table:table-cell office:value-type="float" office:value="32768" table:formula="of:=MIN([.$C7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3" table:formula="of:=[.$A$1]*(1/2)^((ROW()-2-64)/64)" table:style-name="ce1">
            <text:p>3596.804424</text:p>
          </table:table-cell>
          <table:table-cell table:style-name="ce1"/>
          <table:table-cell office:value-type="float" office:value="3597" table:formula="of:=ROUND([.A78];0)" table:style-name="ce1">
            <text:p>359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12288)" table:style-name="ce1">
            <text:p>0</text:p>
          </table:table-cell>
          <table:table-cell office:value-type="float" office:value="3597" table:formula="of:=MIN([.$C78]*(COLUMN()-6);12288)" table:style-name="ce1">
            <text:p>3597</text:p>
          </table:table-cell>
          <table:table-cell office:value-type="float" office:value="7194" table:formula="of:=MIN([.$C78]*(COLUMN()-6);12288)" table:style-name="ce1">
            <text:p>7194</text:p>
          </table:table-cell>
          <table:table-cell office:value-type="float" office:value="10791" table:formula="of:=MIN([.$C78]*(COLUMN()-6);12288)" table:style-name="ce1">
            <text:p>10791</text:p>
          </table:table-cell>
          <table:table-cell office:value-type="float" office:value="12288" table:formula="of:=MIN([.$C78]*(COLUMN()-6);12288)" table:style-name="ce1">
            <text:p>12288</text:p>
          </table:table-cell>
          <table:table-cell office:value-type="float" office:value="12288" table:formula="of:=MIN([.$C78]*(COLUMN()-6);12288)" table:style-name="ce1">
            <text:p>12288</text:p>
          </table:table-cell>
          <table:table-cell office:value-type="float" office:value="12288" table:formula="of:=MIN([.$C78]*(COLUMN()-12)+12288;12288*2)" table:style-name="ce1">
            <text:p>12288</text:p>
          </table:table-cell>
          <table:table-cell office:value-type="float" office:value="15885" table:formula="of:=MIN([.$C78]*(COLUMN()-12)+12288;12288*2)" table:style-name="ce1">
            <text:p>15885</text:p>
          </table:table-cell>
          <table:table-cell office:value-type="float" office:value="19482" table:formula="of:=MIN([.$C78]*(COLUMN()-12)+12288;12288*2)" table:style-name="ce1">
            <text:p>19482</text:p>
          </table:table-cell>
          <table:table-cell office:value-type="float" office:value="23079" table:formula="of:=MIN([.$C78]*(COLUMN()-12)+12288;12288*2)" table:style-name="ce1">
            <text:p>23079</text:p>
          </table:table-cell>
          <table:table-cell office:value-type="float" office:value="24576" table:formula="of:=MIN([.$C78]*(COLUMN()-12)+12288;12288*2)" table:style-name="ce1">
            <text:p>24576</text:p>
          </table:table-cell>
          <table:table-cell office:value-type="float" office:value="24576" table:formula="of:=MIN([.$C78]*(COLUMN()-12)+12288;12288*2)" table:style-name="ce1">
            <text:p>24576</text:p>
          </table:table-cell>
          <table:table-cell office:value-type="float" office:value="24576" table:formula="of:=MIN([.$C78]*(COLUMN()-18)+12288*2;32768)" table:style-name="ce1">
            <text:p>24576</text:p>
          </table:table-cell>
          <table:table-cell office:value-type="float" office:value="28173" table:formula="of:=MIN([.$C78]*(COLUMN()-18)+12288*2;32768)" table:style-name="ce1">
            <text:p>28173</text:p>
          </table:table-cell>
          <table:table-cell office:value-type="float" office:value="31770" table:formula="of:=MIN([.$C78]*(COLUMN()-18)+12288*2;32768)" table:style-name="ce1">
            <text:p>31770</text:p>
          </table:table-cell>
          <table:table-cell office:value-type="float" office:value="32768" table:formula="of:=MIN([.$C7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58.0596946405503" table:formula="of:=[.$A$1]*(1/2)^((ROW()-2-64)/64)" table:style-name="ce1">
            <text:p>3558.059695</text:p>
          </table:table-cell>
          <table:table-cell table:style-name="ce1"/>
          <table:table-cell office:value-type="float" office:value="3558" table:formula="of:=ROUND([.A79];0)" table:style-name="ce1">
            <text:p>3558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12288)" table:style-name="ce1">
            <text:p>0</text:p>
          </table:table-cell>
          <table:table-cell office:value-type="float" office:value="3558" table:formula="of:=MIN([.$C79]*(COLUMN()-6);12288)" table:style-name="ce1">
            <text:p>3558</text:p>
          </table:table-cell>
          <table:table-cell office:value-type="float" office:value="7116" table:formula="of:=MIN([.$C79]*(COLUMN()-6);12288)" table:style-name="ce1">
            <text:p>7116</text:p>
          </table:table-cell>
          <table:table-cell office:value-type="float" office:value="10674" table:formula="of:=MIN([.$C79]*(COLUMN()-6);12288)" table:style-name="ce1">
            <text:p>10674</text:p>
          </table:table-cell>
          <table:table-cell office:value-type="float" office:value="12288" table:formula="of:=MIN([.$C79]*(COLUMN()-6);12288)" table:style-name="ce1">
            <text:p>12288</text:p>
          </table:table-cell>
          <table:table-cell office:value-type="float" office:value="12288" table:formula="of:=MIN([.$C79]*(COLUMN()-6);12288)" table:style-name="ce1">
            <text:p>12288</text:p>
          </table:table-cell>
          <table:table-cell office:value-type="float" office:value="12288" table:formula="of:=MIN([.$C79]*(COLUMN()-12)+12288;12288*2)" table:style-name="ce1">
            <text:p>12288</text:p>
          </table:table-cell>
          <table:table-cell office:value-type="float" office:value="15846" table:formula="of:=MIN([.$C79]*(COLUMN()-12)+12288;12288*2)" table:style-name="ce1">
            <text:p>15846</text:p>
          </table:table-cell>
          <table:table-cell office:value-type="float" office:value="19404" table:formula="of:=MIN([.$C79]*(COLUMN()-12)+12288;12288*2)" table:style-name="ce1">
            <text:p>19404</text:p>
          </table:table-cell>
          <table:table-cell office:value-type="float" office:value="22962" table:formula="of:=MIN([.$C79]*(COLUMN()-12)+12288;12288*2)" table:style-name="ce1">
            <text:p>22962</text:p>
          </table:table-cell>
          <table:table-cell office:value-type="float" office:value="24576" table:formula="of:=MIN([.$C79]*(COLUMN()-12)+12288;12288*2)" table:style-name="ce1">
            <text:p>24576</text:p>
          </table:table-cell>
          <table:table-cell office:value-type="float" office:value="24576" table:formula="of:=MIN([.$C79]*(COLUMN()-12)+12288;12288*2)" table:style-name="ce1">
            <text:p>24576</text:p>
          </table:table-cell>
          <table:table-cell office:value-type="float" office:value="24576" table:formula="of:=MIN([.$C79]*(COLUMN()-18)+12288*2;32768)" table:style-name="ce1">
            <text:p>24576</text:p>
          </table:table-cell>
          <table:table-cell office:value-type="float" office:value="28134" table:formula="of:=MIN([.$C79]*(COLUMN()-18)+12288*2;32768)" table:style-name="ce1">
            <text:p>28134</text:p>
          </table:table-cell>
          <table:table-cell office:value-type="float" office:value="31692" table:formula="of:=MIN([.$C79]*(COLUMN()-18)+12288*2;32768)" table:style-name="ce1">
            <text:p>31692</text:p>
          </table:table-cell>
          <table:table-cell office:value-type="float" office:value="32768" table:formula="of:=MIN([.$C7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48" table:formula="of:=[.$A$1]*(1/2)^((ROW()-2-64)/64)" table:style-name="ce1">
            <text:p>3519.732323</text:p>
          </table:table-cell>
          <table:table-cell table:style-name="ce1"/>
          <table:table-cell office:value-type="float" office:value="3520" table:formula="of:=ROUND([.A80];0)" table:style-name="ce1">
            <text:p>3520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12288)" table:style-name="ce1">
            <text:p>0</text:p>
          </table:table-cell>
          <table:table-cell office:value-type="float" office:value="3520" table:formula="of:=MIN([.$C80]*(COLUMN()-6);12288)" table:style-name="ce1">
            <text:p>3520</text:p>
          </table:table-cell>
          <table:table-cell office:value-type="float" office:value="7040" table:formula="of:=MIN([.$C80]*(COLUMN()-6);12288)" table:style-name="ce1">
            <text:p>7040</text:p>
          </table:table-cell>
          <table:table-cell office:value-type="float" office:value="10560" table:formula="of:=MIN([.$C80]*(COLUMN()-6);12288)" table:style-name="ce1">
            <text:p>10560</text:p>
          </table:table-cell>
          <table:table-cell office:value-type="float" office:value="12288" table:formula="of:=MIN([.$C80]*(COLUMN()-6);12288)" table:style-name="ce1">
            <text:p>12288</text:p>
          </table:table-cell>
          <table:table-cell office:value-type="float" office:value="12288" table:formula="of:=MIN([.$C80]*(COLUMN()-6);12288)" table:style-name="ce1">
            <text:p>12288</text:p>
          </table:table-cell>
          <table:table-cell office:value-type="float" office:value="12288" table:formula="of:=MIN([.$C80]*(COLUMN()-12)+12288;12288*2)" table:style-name="ce1">
            <text:p>12288</text:p>
          </table:table-cell>
          <table:table-cell office:value-type="float" office:value="15808" table:formula="of:=MIN([.$C80]*(COLUMN()-12)+12288;12288*2)" table:style-name="ce1">
            <text:p>15808</text:p>
          </table:table-cell>
          <table:table-cell office:value-type="float" office:value="19328" table:formula="of:=MIN([.$C80]*(COLUMN()-12)+12288;12288*2)" table:style-name="ce1">
            <text:p>19328</text:p>
          </table:table-cell>
          <table:table-cell office:value-type="float" office:value="22848" table:formula="of:=MIN([.$C80]*(COLUMN()-12)+12288;12288*2)" table:style-name="ce1">
            <text:p>22848</text:p>
          </table:table-cell>
          <table:table-cell office:value-type="float" office:value="24576" table:formula="of:=MIN([.$C80]*(COLUMN()-12)+12288;12288*2)" table:style-name="ce1">
            <text:p>24576</text:p>
          </table:table-cell>
          <table:table-cell office:value-type="float" office:value="24576" table:formula="of:=MIN([.$C80]*(COLUMN()-12)+12288;12288*2)" table:style-name="ce1">
            <text:p>24576</text:p>
          </table:table-cell>
          <table:table-cell office:value-type="float" office:value="24576" table:formula="of:=MIN([.$C80]*(COLUMN()-18)+12288*2;32768)" table:style-name="ce1">
            <text:p>24576</text:p>
          </table:table-cell>
          <table:table-cell office:value-type="float" office:value="28096" table:formula="of:=MIN([.$C80]*(COLUMN()-18)+12288*2;32768)" table:style-name="ce1">
            <text:p>28096</text:p>
          </table:table-cell>
          <table:table-cell office:value-type="float" office:value="31616" table:formula="of:=MIN([.$C80]*(COLUMN()-18)+12288*2;32768)" table:style-name="ce1">
            <text:p>31616</text:p>
          </table:table-cell>
          <table:table-cell office:value-type="float" office:value="32768" table:formula="of:=MIN([.$C8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81.8178124155361" table:formula="of:=[.$A$1]*(1/2)^((ROW()-2-64)/64)" table:style-name="ce1">
            <text:p>3481.817812</text:p>
          </table:table-cell>
          <table:table-cell table:style-name="ce1"/>
          <table:table-cell office:value-type="float" office:value="3482" table:formula="of:=ROUND([.A81];0)" table:style-name="ce1">
            <text:p>3482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12288)" table:style-name="ce1">
            <text:p>0</text:p>
          </table:table-cell>
          <table:table-cell office:value-type="float" office:value="3482" table:formula="of:=MIN([.$C81]*(COLUMN()-6);12288)" table:style-name="ce1">
            <text:p>3482</text:p>
          </table:table-cell>
          <table:table-cell office:value-type="float" office:value="6964" table:formula="of:=MIN([.$C81]*(COLUMN()-6);12288)" table:style-name="ce1">
            <text:p>6964</text:p>
          </table:table-cell>
          <table:table-cell office:value-type="float" office:value="10446" table:formula="of:=MIN([.$C81]*(COLUMN()-6);12288)" table:style-name="ce1">
            <text:p>10446</text:p>
          </table:table-cell>
          <table:table-cell office:value-type="float" office:value="12288" table:formula="of:=MIN([.$C81]*(COLUMN()-6);12288)" table:style-name="ce1">
            <text:p>12288</text:p>
          </table:table-cell>
          <table:table-cell office:value-type="float" office:value="12288" table:formula="of:=MIN([.$C81]*(COLUMN()-6);12288)" table:style-name="ce1">
            <text:p>12288</text:p>
          </table:table-cell>
          <table:table-cell office:value-type="float" office:value="12288" table:formula="of:=MIN([.$C81]*(COLUMN()-12)+12288;12288*2)" table:style-name="ce1">
            <text:p>12288</text:p>
          </table:table-cell>
          <table:table-cell office:value-type="float" office:value="15770" table:formula="of:=MIN([.$C81]*(COLUMN()-12)+12288;12288*2)" table:style-name="ce1">
            <text:p>15770</text:p>
          </table:table-cell>
          <table:table-cell office:value-type="float" office:value="19252" table:formula="of:=MIN([.$C81]*(COLUMN()-12)+12288;12288*2)" table:style-name="ce1">
            <text:p>19252</text:p>
          </table:table-cell>
          <table:table-cell office:value-type="float" office:value="22734" table:formula="of:=MIN([.$C81]*(COLUMN()-12)+12288;12288*2)" table:style-name="ce1">
            <text:p>22734</text:p>
          </table:table-cell>
          <table:table-cell office:value-type="float" office:value="24576" table:formula="of:=MIN([.$C81]*(COLUMN()-12)+12288;12288*2)" table:style-name="ce1">
            <text:p>24576</text:p>
          </table:table-cell>
          <table:table-cell office:value-type="float" office:value="24576" table:formula="of:=MIN([.$C81]*(COLUMN()-12)+12288;12288*2)" table:style-name="ce1">
            <text:p>24576</text:p>
          </table:table-cell>
          <table:table-cell office:value-type="float" office:value="24576" table:formula="of:=MIN([.$C81]*(COLUMN()-18)+12288*2;32768)" table:style-name="ce1">
            <text:p>24576</text:p>
          </table:table-cell>
          <table:table-cell office:value-type="float" office:value="28058" table:formula="of:=MIN([.$C81]*(COLUMN()-18)+12288*2;32768)" table:style-name="ce1">
            <text:p>28058</text:p>
          </table:table-cell>
          <table:table-cell office:value-type="float" office:value="31540" table:formula="of:=MIN([.$C81]*(COLUMN()-18)+12288*2;32768)" table:style-name="ce1">
            <text:p>31540</text:p>
          </table:table-cell>
          <table:table-cell office:value-type="float" office:value="32768" table:formula="of:=MIN([.$C8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46" table:formula="of:=[.$A$1]*(1/2)^((ROW()-2-64)/64)" table:style-name="ce1">
            <text:p>3444.311717</text:p>
          </table:table-cell>
          <table:table-cell table:style-name="ce1"/>
          <table:table-cell office:value-type="float" office:value="3444" table:formula="of:=ROUND([.A82];0)" table:style-name="ce1">
            <text:p>3444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12288)" table:style-name="ce1">
            <text:p>0</text:p>
          </table:table-cell>
          <table:table-cell office:value-type="float" office:value="3444" table:formula="of:=MIN([.$C82]*(COLUMN()-6);12288)" table:style-name="ce1">
            <text:p>3444</text:p>
          </table:table-cell>
          <table:table-cell office:value-type="float" office:value="6888" table:formula="of:=MIN([.$C82]*(COLUMN()-6);12288)" table:style-name="ce1">
            <text:p>6888</text:p>
          </table:table-cell>
          <table:table-cell office:value-type="float" office:value="10332" table:formula="of:=MIN([.$C82]*(COLUMN()-6);12288)" table:style-name="ce1">
            <text:p>10332</text:p>
          </table:table-cell>
          <table:table-cell office:value-type="float" office:value="12288" table:formula="of:=MIN([.$C82]*(COLUMN()-6);12288)" table:style-name="ce1">
            <text:p>12288</text:p>
          </table:table-cell>
          <table:table-cell office:value-type="float" office:value="12288" table:formula="of:=MIN([.$C82]*(COLUMN()-6);12288)" table:style-name="ce1">
            <text:p>12288</text:p>
          </table:table-cell>
          <table:table-cell office:value-type="float" office:value="12288" table:formula="of:=MIN([.$C82]*(COLUMN()-12)+12288;12288*2)" table:style-name="ce1">
            <text:p>12288</text:p>
          </table:table-cell>
          <table:table-cell office:value-type="float" office:value="15732" table:formula="of:=MIN([.$C82]*(COLUMN()-12)+12288;12288*2)" table:style-name="ce1">
            <text:p>15732</text:p>
          </table:table-cell>
          <table:table-cell office:value-type="float" office:value="19176" table:formula="of:=MIN([.$C82]*(COLUMN()-12)+12288;12288*2)" table:style-name="ce1">
            <text:p>19176</text:p>
          </table:table-cell>
          <table:table-cell office:value-type="float" office:value="22620" table:formula="of:=MIN([.$C82]*(COLUMN()-12)+12288;12288*2)" table:style-name="ce1">
            <text:p>22620</text:p>
          </table:table-cell>
          <table:table-cell office:value-type="float" office:value="24576" table:formula="of:=MIN([.$C82]*(COLUMN()-12)+12288;12288*2)" table:style-name="ce1">
            <text:p>24576</text:p>
          </table:table-cell>
          <table:table-cell office:value-type="float" office:value="24576" table:formula="of:=MIN([.$C82]*(COLUMN()-12)+12288;12288*2)" table:style-name="ce1">
            <text:p>24576</text:p>
          </table:table-cell>
          <table:table-cell office:value-type="float" office:value="24576" table:formula="of:=MIN([.$C82]*(COLUMN()-18)+12288*2;32768)" table:style-name="ce1">
            <text:p>24576</text:p>
          </table:table-cell>
          <table:table-cell office:value-type="float" office:value="28020" table:formula="of:=MIN([.$C82]*(COLUMN()-18)+12288*2;32768)" table:style-name="ce1">
            <text:p>28020</text:p>
          </table:table-cell>
          <table:table-cell office:value-type="float" office:value="31464" table:formula="of:=MIN([.$C82]*(COLUMN()-18)+12288*2;32768)" table:style-name="ce1">
            <text:p>31464</text:p>
          </table:table-cell>
          <table:table-cell office:value-type="float" office:value="32768" table:formula="of:=MIN([.$C8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07.2096365091561" table:formula="of:=[.$A$1]*(1/2)^((ROW()-2-64)/64)" table:style-name="ce1">
            <text:p>3407.209637</text:p>
          </table:table-cell>
          <table:table-cell table:style-name="ce1"/>
          <table:table-cell office:value-type="float" office:value="3407" table:formula="of:=ROUND([.A83];0)" table:style-name="ce1">
            <text:p>3407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12288)" table:style-name="ce1">
            <text:p>0</text:p>
          </table:table-cell>
          <table:table-cell office:value-type="float" office:value="3407" table:formula="of:=MIN([.$C83]*(COLUMN()-6);12288)" table:style-name="ce1">
            <text:p>3407</text:p>
          </table:table-cell>
          <table:table-cell office:value-type="float" office:value="6814" table:formula="of:=MIN([.$C83]*(COLUMN()-6);12288)" table:style-name="ce1">
            <text:p>6814</text:p>
          </table:table-cell>
          <table:table-cell office:value-type="float" office:value="10221" table:formula="of:=MIN([.$C83]*(COLUMN()-6);12288)" table:style-name="ce1">
            <text:p>10221</text:p>
          </table:table-cell>
          <table:table-cell office:value-type="float" office:value="12288" table:formula="of:=MIN([.$C83]*(COLUMN()-6);12288)" table:style-name="ce1">
            <text:p>12288</text:p>
          </table:table-cell>
          <table:table-cell office:value-type="float" office:value="12288" table:formula="of:=MIN([.$C83]*(COLUMN()-6);12288)" table:style-name="ce1">
            <text:p>12288</text:p>
          </table:table-cell>
          <table:table-cell office:value-type="float" office:value="12288" table:formula="of:=MIN([.$C83]*(COLUMN()-12)+12288;12288*2)" table:style-name="ce1">
            <text:p>12288</text:p>
          </table:table-cell>
          <table:table-cell office:value-type="float" office:value="15695" table:formula="of:=MIN([.$C83]*(COLUMN()-12)+12288;12288*2)" table:style-name="ce1">
            <text:p>15695</text:p>
          </table:table-cell>
          <table:table-cell office:value-type="float" office:value="19102" table:formula="of:=MIN([.$C83]*(COLUMN()-12)+12288;12288*2)" table:style-name="ce1">
            <text:p>19102</text:p>
          </table:table-cell>
          <table:table-cell office:value-type="float" office:value="22509" table:formula="of:=MIN([.$C83]*(COLUMN()-12)+12288;12288*2)" table:style-name="ce1">
            <text:p>22509</text:p>
          </table:table-cell>
          <table:table-cell office:value-type="float" office:value="24576" table:formula="of:=MIN([.$C83]*(COLUMN()-12)+12288;12288*2)" table:style-name="ce1">
            <text:p>24576</text:p>
          </table:table-cell>
          <table:table-cell office:value-type="float" office:value="24576" table:formula="of:=MIN([.$C83]*(COLUMN()-12)+12288;12288*2)" table:style-name="ce1">
            <text:p>24576</text:p>
          </table:table-cell>
          <table:table-cell office:value-type="float" office:value="24576" table:formula="of:=MIN([.$C83]*(COLUMN()-18)+12288*2;32768)" table:style-name="ce1">
            <text:p>24576</text:p>
          </table:table-cell>
          <table:table-cell office:value-type="float" office:value="27983" table:formula="of:=MIN([.$C83]*(COLUMN()-18)+12288*2;32768)" table:style-name="ce1">
            <text:p>27983</text:p>
          </table:table-cell>
          <table:table-cell office:value-type="float" office:value="31390" table:formula="of:=MIN([.$C83]*(COLUMN()-18)+12288*2;32768)" table:style-name="ce1">
            <text:p>31390</text:p>
          </table:table-cell>
          <table:table-cell office:value-type="float" office:value="32768" table:formula="of:=MIN([.$C8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202" table:formula="of:=[.$A$1]*(1/2)^((ROW()-2-64)/64)" table:style-name="ce1">
            <text:p>3370.507219</text:p>
          </table:table-cell>
          <table:table-cell table:style-name="ce1"/>
          <table:table-cell office:value-type="float" office:value="3371" table:formula="of:=ROUND([.A84];0)" table:style-name="ce1">
            <text:p>3371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12288)" table:style-name="ce1">
            <text:p>0</text:p>
          </table:table-cell>
          <table:table-cell office:value-type="float" office:value="3371" table:formula="of:=MIN([.$C84]*(COLUMN()-6);12288)" table:style-name="ce1">
            <text:p>3371</text:p>
          </table:table-cell>
          <table:table-cell office:value-type="float" office:value="6742" table:formula="of:=MIN([.$C84]*(COLUMN()-6);12288)" table:style-name="ce1">
            <text:p>6742</text:p>
          </table:table-cell>
          <table:table-cell office:value-type="float" office:value="10113" table:formula="of:=MIN([.$C84]*(COLUMN()-6);12288)" table:style-name="ce1">
            <text:p>10113</text:p>
          </table:table-cell>
          <table:table-cell office:value-type="float" office:value="12288" table:formula="of:=MIN([.$C84]*(COLUMN()-6);12288)" table:style-name="ce1">
            <text:p>12288</text:p>
          </table:table-cell>
          <table:table-cell office:value-type="float" office:value="12288" table:formula="of:=MIN([.$C84]*(COLUMN()-6);12288)" table:style-name="ce1">
            <text:p>12288</text:p>
          </table:table-cell>
          <table:table-cell office:value-type="float" office:value="12288" table:formula="of:=MIN([.$C84]*(COLUMN()-12)+12288;12288*2)" table:style-name="ce1">
            <text:p>12288</text:p>
          </table:table-cell>
          <table:table-cell office:value-type="float" office:value="15659" table:formula="of:=MIN([.$C84]*(COLUMN()-12)+12288;12288*2)" table:style-name="ce1">
            <text:p>15659</text:p>
          </table:table-cell>
          <table:table-cell office:value-type="float" office:value="19030" table:formula="of:=MIN([.$C84]*(COLUMN()-12)+12288;12288*2)" table:style-name="ce1">
            <text:p>19030</text:p>
          </table:table-cell>
          <table:table-cell office:value-type="float" office:value="22401" table:formula="of:=MIN([.$C84]*(COLUMN()-12)+12288;12288*2)" table:style-name="ce1">
            <text:p>22401</text:p>
          </table:table-cell>
          <table:table-cell office:value-type="float" office:value="24576" table:formula="of:=MIN([.$C84]*(COLUMN()-12)+12288;12288*2)" table:style-name="ce1">
            <text:p>24576</text:p>
          </table:table-cell>
          <table:table-cell office:value-type="float" office:value="24576" table:formula="of:=MIN([.$C84]*(COLUMN()-12)+12288;12288*2)" table:style-name="ce1">
            <text:p>24576</text:p>
          </table:table-cell>
          <table:table-cell office:value-type="float" office:value="24576" table:formula="of:=MIN([.$C84]*(COLUMN()-18)+12288*2;32768)" table:style-name="ce1">
            <text:p>24576</text:p>
          </table:table-cell>
          <table:table-cell office:value-type="float" office:value="27947" table:formula="of:=MIN([.$C84]*(COLUMN()-18)+12288*2;32768)" table:style-name="ce1">
            <text:p>27947</text:p>
          </table:table-cell>
          <table:table-cell office:value-type="float" office:value="31318" table:formula="of:=MIN([.$C84]*(COLUMN()-18)+12288*2;32768)" table:style-name="ce1">
            <text:p>31318</text:p>
          </table:table-cell>
          <table:table-cell office:value-type="float" office:value="32768" table:formula="of:=MIN([.$C8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34.2001599638484" table:formula="of:=[.$A$1]*(1/2)^((ROW()-2-64)/64)" table:style-name="ce1">
            <text:p>3334.20016</text:p>
          </table:table-cell>
          <table:table-cell table:style-name="ce1"/>
          <table:table-cell office:value-type="float" office:value="3334" table:formula="of:=ROUND([.A85];0)" table:style-name="ce1">
            <text:p>3334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12288)" table:style-name="ce1">
            <text:p>0</text:p>
          </table:table-cell>
          <table:table-cell office:value-type="float" office:value="3334" table:formula="of:=MIN([.$C85]*(COLUMN()-6);12288)" table:style-name="ce1">
            <text:p>3334</text:p>
          </table:table-cell>
          <table:table-cell office:value-type="float" office:value="6668" table:formula="of:=MIN([.$C85]*(COLUMN()-6);12288)" table:style-name="ce1">
            <text:p>6668</text:p>
          </table:table-cell>
          <table:table-cell office:value-type="float" office:value="10002" table:formula="of:=MIN([.$C85]*(COLUMN()-6);12288)" table:style-name="ce1">
            <text:p>10002</text:p>
          </table:table-cell>
          <table:table-cell office:value-type="float" office:value="12288" table:formula="of:=MIN([.$C85]*(COLUMN()-6);12288)" table:style-name="ce1">
            <text:p>12288</text:p>
          </table:table-cell>
          <table:table-cell office:value-type="float" office:value="12288" table:formula="of:=MIN([.$C85]*(COLUMN()-6);12288)" table:style-name="ce1">
            <text:p>12288</text:p>
          </table:table-cell>
          <table:table-cell office:value-type="float" office:value="12288" table:formula="of:=MIN([.$C85]*(COLUMN()-12)+12288;12288*2)" table:style-name="ce1">
            <text:p>12288</text:p>
          </table:table-cell>
          <table:table-cell office:value-type="float" office:value="15622" table:formula="of:=MIN([.$C85]*(COLUMN()-12)+12288;12288*2)" table:style-name="ce1">
            <text:p>15622</text:p>
          </table:table-cell>
          <table:table-cell office:value-type="float" office:value="18956" table:formula="of:=MIN([.$C85]*(COLUMN()-12)+12288;12288*2)" table:style-name="ce1">
            <text:p>18956</text:p>
          </table:table-cell>
          <table:table-cell office:value-type="float" office:value="22290" table:formula="of:=MIN([.$C85]*(COLUMN()-12)+12288;12288*2)" table:style-name="ce1">
            <text:p>22290</text:p>
          </table:table-cell>
          <table:table-cell office:value-type="float" office:value="24576" table:formula="of:=MIN([.$C85]*(COLUMN()-12)+12288;12288*2)" table:style-name="ce1">
            <text:p>24576</text:p>
          </table:table-cell>
          <table:table-cell office:value-type="float" office:value="24576" table:formula="of:=MIN([.$C85]*(COLUMN()-12)+12288;12288*2)" table:style-name="ce1">
            <text:p>24576</text:p>
          </table:table-cell>
          <table:table-cell office:value-type="float" office:value="24576" table:formula="of:=MIN([.$C85]*(COLUMN()-18)+12288*2;32768)" table:style-name="ce1">
            <text:p>24576</text:p>
          </table:table-cell>
          <table:table-cell office:value-type="float" office:value="27910" table:formula="of:=MIN([.$C85]*(COLUMN()-18)+12288*2;32768)" table:style-name="ce1">
            <text:p>27910</text:p>
          </table:table-cell>
          <table:table-cell office:value-type="float" office:value="31244" table:formula="of:=MIN([.$C85]*(COLUMN()-18)+12288*2;32768)" table:style-name="ce1">
            <text:p>31244</text:p>
          </table:table-cell>
          <table:table-cell office:value-type="float" office:value="32768" table:formula="of:=MIN([.$C8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28" table:formula="of:=[.$A$1]*(1/2)^((ROW()-2-64)/64)" table:style-name="ce1">
            <text:p>3298.2842</text:p>
          </table:table-cell>
          <table:table-cell table:style-name="ce1"/>
          <table:table-cell office:value-type="float" office:value="3298" table:formula="of:=ROUND([.A86];0)" table:style-name="ce1">
            <text:p>3298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12288)" table:style-name="ce1">
            <text:p>0</text:p>
          </table:table-cell>
          <table:table-cell office:value-type="float" office:value="3298" table:formula="of:=MIN([.$C86]*(COLUMN()-6);12288)" table:style-name="ce1">
            <text:p>3298</text:p>
          </table:table-cell>
          <table:table-cell office:value-type="float" office:value="6596" table:formula="of:=MIN([.$C86]*(COLUMN()-6);12288)" table:style-name="ce1">
            <text:p>6596</text:p>
          </table:table-cell>
          <table:table-cell office:value-type="float" office:value="9894" table:formula="of:=MIN([.$C86]*(COLUMN()-6);12288)" table:style-name="ce1">
            <text:p>9894</text:p>
          </table:table-cell>
          <table:table-cell office:value-type="float" office:value="12288" table:formula="of:=MIN([.$C86]*(COLUMN()-6);12288)" table:style-name="ce1">
            <text:p>12288</text:p>
          </table:table-cell>
          <table:table-cell office:value-type="float" office:value="12288" table:formula="of:=MIN([.$C86]*(COLUMN()-6);12288)" table:style-name="ce1">
            <text:p>12288</text:p>
          </table:table-cell>
          <table:table-cell office:value-type="float" office:value="12288" table:formula="of:=MIN([.$C86]*(COLUMN()-12)+12288;12288*2)" table:style-name="ce1">
            <text:p>12288</text:p>
          </table:table-cell>
          <table:table-cell office:value-type="float" office:value="15586" table:formula="of:=MIN([.$C86]*(COLUMN()-12)+12288;12288*2)" table:style-name="ce1">
            <text:p>15586</text:p>
          </table:table-cell>
          <table:table-cell office:value-type="float" office:value="18884" table:formula="of:=MIN([.$C86]*(COLUMN()-12)+12288;12288*2)" table:style-name="ce1">
            <text:p>18884</text:p>
          </table:table-cell>
          <table:table-cell office:value-type="float" office:value="22182" table:formula="of:=MIN([.$C86]*(COLUMN()-12)+12288;12288*2)" table:style-name="ce1">
            <text:p>22182</text:p>
          </table:table-cell>
          <table:table-cell office:value-type="float" office:value="24576" table:formula="of:=MIN([.$C86]*(COLUMN()-12)+12288;12288*2)" table:style-name="ce1">
            <text:p>24576</text:p>
          </table:table-cell>
          <table:table-cell office:value-type="float" office:value="24576" table:formula="of:=MIN([.$C86]*(COLUMN()-12)+12288;12288*2)" table:style-name="ce1">
            <text:p>24576</text:p>
          </table:table-cell>
          <table:table-cell office:value-type="float" office:value="24576" table:formula="of:=MIN([.$C86]*(COLUMN()-18)+12288*2;32768)" table:style-name="ce1">
            <text:p>24576</text:p>
          </table:table-cell>
          <table:table-cell office:value-type="float" office:value="27874" table:formula="of:=MIN([.$C86]*(COLUMN()-18)+12288*2;32768)" table:style-name="ce1">
            <text:p>27874</text:p>
          </table:table-cell>
          <table:table-cell office:value-type="float" office:value="31172" table:formula="of:=MIN([.$C86]*(COLUMN()-18)+12288*2;32768)" table:style-name="ce1">
            <text:p>31172</text:p>
          </table:table-cell>
          <table:table-cell office:value-type="float" office:value="32768" table:formula="of:=MIN([.$C8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62.7551259489628" table:formula="of:=[.$A$1]*(1/2)^((ROW()-2-64)/64)" table:style-name="ce1">
            <text:p>3262.755126</text:p>
          </table:table-cell>
          <table:table-cell table:style-name="ce1"/>
          <table:table-cell office:value-type="float" office:value="3263" table:formula="of:=ROUND([.A87];0)" table:style-name="ce1">
            <text:p>3263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12288)" table:style-name="ce1">
            <text:p>0</text:p>
          </table:table-cell>
          <table:table-cell office:value-type="float" office:value="3263" table:formula="of:=MIN([.$C87]*(COLUMN()-6);12288)" table:style-name="ce1">
            <text:p>3263</text:p>
          </table:table-cell>
          <table:table-cell office:value-type="float" office:value="6526" table:formula="of:=MIN([.$C87]*(COLUMN()-6);12288)" table:style-name="ce1">
            <text:p>6526</text:p>
          </table:table-cell>
          <table:table-cell office:value-type="float" office:value="9789" table:formula="of:=MIN([.$C87]*(COLUMN()-6);12288)" table:style-name="ce1">
            <text:p>9789</text:p>
          </table:table-cell>
          <table:table-cell office:value-type="float" office:value="12288" table:formula="of:=MIN([.$C87]*(COLUMN()-6);12288)" table:style-name="ce1">
            <text:p>12288</text:p>
          </table:table-cell>
          <table:table-cell office:value-type="float" office:value="12288" table:formula="of:=MIN([.$C87]*(COLUMN()-6);12288)" table:style-name="ce1">
            <text:p>12288</text:p>
          </table:table-cell>
          <table:table-cell office:value-type="float" office:value="12288" table:formula="of:=MIN([.$C87]*(COLUMN()-12)+12288;12288*2)" table:style-name="ce1">
            <text:p>12288</text:p>
          </table:table-cell>
          <table:table-cell office:value-type="float" office:value="15551" table:formula="of:=MIN([.$C87]*(COLUMN()-12)+12288;12288*2)" table:style-name="ce1">
            <text:p>15551</text:p>
          </table:table-cell>
          <table:table-cell office:value-type="float" office:value="18814" table:formula="of:=MIN([.$C87]*(COLUMN()-12)+12288;12288*2)" table:style-name="ce1">
            <text:p>18814</text:p>
          </table:table-cell>
          <table:table-cell office:value-type="float" office:value="22077" table:formula="of:=MIN([.$C87]*(COLUMN()-12)+12288;12288*2)" table:style-name="ce1">
            <text:p>22077</text:p>
          </table:table-cell>
          <table:table-cell office:value-type="float" office:value="24576" table:formula="of:=MIN([.$C87]*(COLUMN()-12)+12288;12288*2)" table:style-name="ce1">
            <text:p>24576</text:p>
          </table:table-cell>
          <table:table-cell office:value-type="float" office:value="24576" table:formula="of:=MIN([.$C87]*(COLUMN()-12)+12288;12288*2)" table:style-name="ce1">
            <text:p>24576</text:p>
          </table:table-cell>
          <table:table-cell office:value-type="float" office:value="24576" table:formula="of:=MIN([.$C87]*(COLUMN()-18)+12288*2;32768)" table:style-name="ce1">
            <text:p>24576</text:p>
          </table:table-cell>
          <table:table-cell office:value-type="float" office:value="27839" table:formula="of:=MIN([.$C87]*(COLUMN()-18)+12288*2;32768)" table:style-name="ce1">
            <text:p>27839</text:p>
          </table:table-cell>
          <table:table-cell office:value-type="float" office:value="31102" table:formula="of:=MIN([.$C87]*(COLUMN()-18)+12288*2;32768)" table:style-name="ce1">
            <text:p>31102</text:p>
          </table:table-cell>
          <table:table-cell office:value-type="float" office:value="32768" table:formula="of:=MIN([.$C8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64)/64)" table:style-name="ce1">
            <text:p>3227.608771</text:p>
          </table:table-cell>
          <table:table-cell table:style-name="ce1"/>
          <table:table-cell office:value-type="float" office:value="3228" table:formula="of:=ROUND([.A88];0)" table:style-name="ce1">
            <text:p>3228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12288)" table:style-name="ce1">
            <text:p>0</text:p>
          </table:table-cell>
          <table:table-cell office:value-type="float" office:value="3228" table:formula="of:=MIN([.$C88]*(COLUMN()-6);12288)" table:style-name="ce1">
            <text:p>3228</text:p>
          </table:table-cell>
          <table:table-cell office:value-type="float" office:value="6456" table:formula="of:=MIN([.$C88]*(COLUMN()-6);12288)" table:style-name="ce1">
            <text:p>6456</text:p>
          </table:table-cell>
          <table:table-cell office:value-type="float" office:value="9684" table:formula="of:=MIN([.$C88]*(COLUMN()-6);12288)" table:style-name="ce1">
            <text:p>9684</text:p>
          </table:table-cell>
          <table:table-cell office:value-type="float" office:value="12288" table:formula="of:=MIN([.$C88]*(COLUMN()-6);12288)" table:style-name="ce1">
            <text:p>12288</text:p>
          </table:table-cell>
          <table:table-cell office:value-type="float" office:value="12288" table:formula="of:=MIN([.$C88]*(COLUMN()-6);12288)" table:style-name="ce1">
            <text:p>12288</text:p>
          </table:table-cell>
          <table:table-cell office:value-type="float" office:value="12288" table:formula="of:=MIN([.$C88]*(COLUMN()-12)+12288;12288*2)" table:style-name="ce1">
            <text:p>12288</text:p>
          </table:table-cell>
          <table:table-cell office:value-type="float" office:value="15516" table:formula="of:=MIN([.$C88]*(COLUMN()-12)+12288;12288*2)" table:style-name="ce1">
            <text:p>15516</text:p>
          </table:table-cell>
          <table:table-cell office:value-type="float" office:value="18744" table:formula="of:=MIN([.$C88]*(COLUMN()-12)+12288;12288*2)" table:style-name="ce1">
            <text:p>18744</text:p>
          </table:table-cell>
          <table:table-cell office:value-type="float" office:value="21972" table:formula="of:=MIN([.$C88]*(COLUMN()-12)+12288;12288*2)" table:style-name="ce1">
            <text:p>21972</text:p>
          </table:table-cell>
          <table:table-cell office:value-type="float" office:value="24576" table:formula="of:=MIN([.$C88]*(COLUMN()-12)+12288;12288*2)" table:style-name="ce1">
            <text:p>24576</text:p>
          </table:table-cell>
          <table:table-cell office:value-type="float" office:value="24576" table:formula="of:=MIN([.$C88]*(COLUMN()-12)+12288;12288*2)" table:style-name="ce1">
            <text:p>24576</text:p>
          </table:table-cell>
          <table:table-cell office:value-type="float" office:value="24576" table:formula="of:=MIN([.$C88]*(COLUMN()-18)+12288*2;32768)" table:style-name="ce1">
            <text:p>24576</text:p>
          </table:table-cell>
          <table:table-cell office:value-type="float" office:value="27804" table:formula="of:=MIN([.$C88]*(COLUMN()-18)+12288*2;32768)" table:style-name="ce1">
            <text:p>27804</text:p>
          </table:table-cell>
          <table:table-cell office:value-type="float" office:value="31032" table:formula="of:=MIN([.$C88]*(COLUMN()-18)+12288*2;32768)" table:style-name="ce1">
            <text:p>31032</text:p>
          </table:table-cell>
          <table:table-cell office:value-type="float" office:value="32768" table:formula="of:=MIN([.$C8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92.84101168709" table:formula="of:=[.$A$1]*(1/2)^((ROW()-2-64)/64)" table:style-name="ce1">
            <text:p>3192.841012</text:p>
          </table:table-cell>
          <table:table-cell table:style-name="ce1"/>
          <table:table-cell office:value-type="float" office:value="3193" table:formula="of:=ROUND([.A89];0)" table:style-name="ce1">
            <text:p>3193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12288)" table:style-name="ce1">
            <text:p>0</text:p>
          </table:table-cell>
          <table:table-cell office:value-type="float" office:value="3193" table:formula="of:=MIN([.$C89]*(COLUMN()-6);12288)" table:style-name="ce1">
            <text:p>3193</text:p>
          </table:table-cell>
          <table:table-cell office:value-type="float" office:value="6386" table:formula="of:=MIN([.$C89]*(COLUMN()-6);12288)" table:style-name="ce1">
            <text:p>6386</text:p>
          </table:table-cell>
          <table:table-cell office:value-type="float" office:value="9579" table:formula="of:=MIN([.$C89]*(COLUMN()-6);12288)" table:style-name="ce1">
            <text:p>9579</text:p>
          </table:table-cell>
          <table:table-cell office:value-type="float" office:value="12288" table:formula="of:=MIN([.$C89]*(COLUMN()-6);12288)" table:style-name="ce1">
            <text:p>12288</text:p>
          </table:table-cell>
          <table:table-cell office:value-type="float" office:value="12288" table:formula="of:=MIN([.$C89]*(COLUMN()-6);12288)" table:style-name="ce1">
            <text:p>12288</text:p>
          </table:table-cell>
          <table:table-cell office:value-type="float" office:value="12288" table:formula="of:=MIN([.$C89]*(COLUMN()-12)+12288;12288*2)" table:style-name="ce1">
            <text:p>12288</text:p>
          </table:table-cell>
          <table:table-cell office:value-type="float" office:value="15481" table:formula="of:=MIN([.$C89]*(COLUMN()-12)+12288;12288*2)" table:style-name="ce1">
            <text:p>15481</text:p>
          </table:table-cell>
          <table:table-cell office:value-type="float" office:value="18674" table:formula="of:=MIN([.$C89]*(COLUMN()-12)+12288;12288*2)" table:style-name="ce1">
            <text:p>18674</text:p>
          </table:table-cell>
          <table:table-cell office:value-type="float" office:value="21867" table:formula="of:=MIN([.$C89]*(COLUMN()-12)+12288;12288*2)" table:style-name="ce1">
            <text:p>21867</text:p>
          </table:table-cell>
          <table:table-cell office:value-type="float" office:value="24576" table:formula="of:=MIN([.$C89]*(COLUMN()-12)+12288;12288*2)" table:style-name="ce1">
            <text:p>24576</text:p>
          </table:table-cell>
          <table:table-cell office:value-type="float" office:value="24576" table:formula="of:=MIN([.$C89]*(COLUMN()-12)+12288;12288*2)" table:style-name="ce1">
            <text:p>24576</text:p>
          </table:table-cell>
          <table:table-cell office:value-type="float" office:value="24576" table:formula="of:=MIN([.$C89]*(COLUMN()-18)+12288*2;32768)" table:style-name="ce1">
            <text:p>24576</text:p>
          </table:table-cell>
          <table:table-cell office:value-type="float" office:value="27769" table:formula="of:=MIN([.$C89]*(COLUMN()-18)+12288*2;32768)" table:style-name="ce1">
            <text:p>27769</text:p>
          </table:table-cell>
          <table:table-cell office:value-type="float" office:value="30962" table:formula="of:=MIN([.$C89]*(COLUMN()-18)+12288*2;32768)" table:style-name="ce1">
            <text:p>30962</text:p>
          </table:table-cell>
          <table:table-cell office:value-type="float" office:value="32768" table:formula="of:=MIN([.$C8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31" table:formula="of:=[.$A$1]*(1/2)^((ROW()-2-64)/64)" table:style-name="ce1">
            <text:p>3158.44777</text:p>
          </table:table-cell>
          <table:table-cell table:style-name="ce1"/>
          <table:table-cell office:value-type="float" office:value="3158" table:formula="of:=ROUND([.A90];0)" table:style-name="ce1">
            <text:p>3158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12288)" table:style-name="ce1">
            <text:p>0</text:p>
          </table:table-cell>
          <table:table-cell office:value-type="float" office:value="3158" table:formula="of:=MIN([.$C90]*(COLUMN()-6);12288)" table:style-name="ce1">
            <text:p>3158</text:p>
          </table:table-cell>
          <table:table-cell office:value-type="float" office:value="6316" table:formula="of:=MIN([.$C90]*(COLUMN()-6);12288)" table:style-name="ce1">
            <text:p>6316</text:p>
          </table:table-cell>
          <table:table-cell office:value-type="float" office:value="9474" table:formula="of:=MIN([.$C90]*(COLUMN()-6);12288)" table:style-name="ce1">
            <text:p>9474</text:p>
          </table:table-cell>
          <table:table-cell office:value-type="float" office:value="12288" table:formula="of:=MIN([.$C90]*(COLUMN()-6);12288)" table:style-name="ce1">
            <text:p>12288</text:p>
          </table:table-cell>
          <table:table-cell office:value-type="float" office:value="12288" table:formula="of:=MIN([.$C90]*(COLUMN()-6);12288)" table:style-name="ce1">
            <text:p>12288</text:p>
          </table:table-cell>
          <table:table-cell office:value-type="float" office:value="12288" table:formula="of:=MIN([.$C90]*(COLUMN()-12)+12288;12288*2)" table:style-name="ce1">
            <text:p>12288</text:p>
          </table:table-cell>
          <table:table-cell office:value-type="float" office:value="15446" table:formula="of:=MIN([.$C90]*(COLUMN()-12)+12288;12288*2)" table:style-name="ce1">
            <text:p>15446</text:p>
          </table:table-cell>
          <table:table-cell office:value-type="float" office:value="18604" table:formula="of:=MIN([.$C90]*(COLUMN()-12)+12288;12288*2)" table:style-name="ce1">
            <text:p>18604</text:p>
          </table:table-cell>
          <table:table-cell office:value-type="float" office:value="21762" table:formula="of:=MIN([.$C90]*(COLUMN()-12)+12288;12288*2)" table:style-name="ce1">
            <text:p>21762</text:p>
          </table:table-cell>
          <table:table-cell office:value-type="float" office:value="24576" table:formula="of:=MIN([.$C90]*(COLUMN()-12)+12288;12288*2)" table:style-name="ce1">
            <text:p>24576</text:p>
          </table:table-cell>
          <table:table-cell office:value-type="float" office:value="24576" table:formula="of:=MIN([.$C90]*(COLUMN()-12)+12288;12288*2)" table:style-name="ce1">
            <text:p>24576</text:p>
          </table:table-cell>
          <table:table-cell office:value-type="float" office:value="24576" table:formula="of:=MIN([.$C90]*(COLUMN()-18)+12288*2;32768)" table:style-name="ce1">
            <text:p>24576</text:p>
          </table:table-cell>
          <table:table-cell office:value-type="float" office:value="27734" table:formula="of:=MIN([.$C90]*(COLUMN()-18)+12288*2;32768)" table:style-name="ce1">
            <text:p>27734</text:p>
          </table:table-cell>
          <table:table-cell office:value-type="float" office:value="30892" table:formula="of:=MIN([.$C90]*(COLUMN()-18)+12288*2;32768)" table:style-name="ce1">
            <text:p>30892</text:p>
          </table:table-cell>
          <table:table-cell office:value-type="float" office:value="32768" table:formula="of:=MIN([.$C9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24.4250127248142" table:formula="of:=[.$A$1]*(1/2)^((ROW()-2-64)/64)" table:style-name="ce1">
            <text:p>3124.425013</text:p>
          </table:table-cell>
          <table:table-cell table:style-name="ce1"/>
          <table:table-cell office:value-type="float" office:value="3124" table:formula="of:=ROUND([.A91];0)" table:style-name="ce1">
            <text:p>3124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12288)" table:style-name="ce1">
            <text:p>0</text:p>
          </table:table-cell>
          <table:table-cell office:value-type="float" office:value="3124" table:formula="of:=MIN([.$C91]*(COLUMN()-6);12288)" table:style-name="ce1">
            <text:p>3124</text:p>
          </table:table-cell>
          <table:table-cell office:value-type="float" office:value="6248" table:formula="of:=MIN([.$C91]*(COLUMN()-6);12288)" table:style-name="ce1">
            <text:p>6248</text:p>
          </table:table-cell>
          <table:table-cell office:value-type="float" office:value="9372" table:formula="of:=MIN([.$C91]*(COLUMN()-6);12288)" table:style-name="ce1">
            <text:p>9372</text:p>
          </table:table-cell>
          <table:table-cell office:value-type="float" office:value="12288" table:formula="of:=MIN([.$C91]*(COLUMN()-6);12288)" table:style-name="ce1">
            <text:p>12288</text:p>
          </table:table-cell>
          <table:table-cell office:value-type="float" office:value="12288" table:formula="of:=MIN([.$C91]*(COLUMN()-6);12288)" table:style-name="ce1">
            <text:p>12288</text:p>
          </table:table-cell>
          <table:table-cell office:value-type="float" office:value="12288" table:formula="of:=MIN([.$C91]*(COLUMN()-12)+12288;12288*2)" table:style-name="ce1">
            <text:p>12288</text:p>
          </table:table-cell>
          <table:table-cell office:value-type="float" office:value="15412" table:formula="of:=MIN([.$C91]*(COLUMN()-12)+12288;12288*2)" table:style-name="ce1">
            <text:p>15412</text:p>
          </table:table-cell>
          <table:table-cell office:value-type="float" office:value="18536" table:formula="of:=MIN([.$C91]*(COLUMN()-12)+12288;12288*2)" table:style-name="ce1">
            <text:p>18536</text:p>
          </table:table-cell>
          <table:table-cell office:value-type="float" office:value="21660" table:formula="of:=MIN([.$C91]*(COLUMN()-12)+12288;12288*2)" table:style-name="ce1">
            <text:p>21660</text:p>
          </table:table-cell>
          <table:table-cell office:value-type="float" office:value="24576" table:formula="of:=MIN([.$C91]*(COLUMN()-12)+12288;12288*2)" table:style-name="ce1">
            <text:p>24576</text:p>
          </table:table-cell>
          <table:table-cell office:value-type="float" office:value="24576" table:formula="of:=MIN([.$C91]*(COLUMN()-12)+12288;12288*2)" table:style-name="ce1">
            <text:p>24576</text:p>
          </table:table-cell>
          <table:table-cell office:value-type="float" office:value="24576" table:formula="of:=MIN([.$C91]*(COLUMN()-18)+12288*2;32768)" table:style-name="ce1">
            <text:p>24576</text:p>
          </table:table-cell>
          <table:table-cell office:value-type="float" office:value="27700" table:formula="of:=MIN([.$C91]*(COLUMN()-18)+12288*2;32768)" table:style-name="ce1">
            <text:p>27700</text:p>
          </table:table-cell>
          <table:table-cell office:value-type="float" office:value="30824" table:formula="of:=MIN([.$C91]*(COLUMN()-18)+12288*2;32768)" table:style-name="ce1">
            <text:p>30824</text:p>
          </table:table-cell>
          <table:table-cell office:value-type="float" office:value="32768" table:formula="of:=MIN([.$C9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3" table:formula="of:=[.$A$1]*(1/2)^((ROW()-2-64)/64)" table:style-name="ce1">
            <text:p>3090.768748</text:p>
          </table:table-cell>
          <table:table-cell table:style-name="ce1"/>
          <table:table-cell office:value-type="float" office:value="3091" table:formula="of:=ROUND([.A92];0)" table:style-name="ce1">
            <text:p>3091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12288)" table:style-name="ce1">
            <text:p>0</text:p>
          </table:table-cell>
          <table:table-cell office:value-type="float" office:value="3091" table:formula="of:=MIN([.$C92]*(COLUMN()-6);12288)" table:style-name="ce1">
            <text:p>3091</text:p>
          </table:table-cell>
          <table:table-cell office:value-type="float" office:value="6182" table:formula="of:=MIN([.$C92]*(COLUMN()-6);12288)" table:style-name="ce1">
            <text:p>6182</text:p>
          </table:table-cell>
          <table:table-cell office:value-type="float" office:value="9273" table:formula="of:=MIN([.$C92]*(COLUMN()-6);12288)" table:style-name="ce1">
            <text:p>9273</text:p>
          </table:table-cell>
          <table:table-cell office:value-type="float" office:value="12288" table:formula="of:=MIN([.$C92]*(COLUMN()-6);12288)" table:style-name="ce1">
            <text:p>12288</text:p>
          </table:table-cell>
          <table:table-cell office:value-type="float" office:value="12288" table:formula="of:=MIN([.$C92]*(COLUMN()-6);12288)" table:style-name="ce1">
            <text:p>12288</text:p>
          </table:table-cell>
          <table:table-cell office:value-type="float" office:value="12288" table:formula="of:=MIN([.$C92]*(COLUMN()-12)+12288;12288*2)" table:style-name="ce1">
            <text:p>12288</text:p>
          </table:table-cell>
          <table:table-cell office:value-type="float" office:value="15379" table:formula="of:=MIN([.$C92]*(COLUMN()-12)+12288;12288*2)" table:style-name="ce1">
            <text:p>15379</text:p>
          </table:table-cell>
          <table:table-cell office:value-type="float" office:value="18470" table:formula="of:=MIN([.$C92]*(COLUMN()-12)+12288;12288*2)" table:style-name="ce1">
            <text:p>18470</text:p>
          </table:table-cell>
          <table:table-cell office:value-type="float" office:value="21561" table:formula="of:=MIN([.$C92]*(COLUMN()-12)+12288;12288*2)" table:style-name="ce1">
            <text:p>21561</text:p>
          </table:table-cell>
          <table:table-cell office:value-type="float" office:value="24576" table:formula="of:=MIN([.$C92]*(COLUMN()-12)+12288;12288*2)" table:style-name="ce1">
            <text:p>24576</text:p>
          </table:table-cell>
          <table:table-cell office:value-type="float" office:value="24576" table:formula="of:=MIN([.$C92]*(COLUMN()-12)+12288;12288*2)" table:style-name="ce1">
            <text:p>24576</text:p>
          </table:table-cell>
          <table:table-cell office:value-type="float" office:value="24576" table:formula="of:=MIN([.$C92]*(COLUMN()-18)+12288*2;32768)" table:style-name="ce1">
            <text:p>24576</text:p>
          </table:table-cell>
          <table:table-cell office:value-type="float" office:value="27667" table:formula="of:=MIN([.$C92]*(COLUMN()-18)+12288*2;32768)" table:style-name="ce1">
            <text:p>27667</text:p>
          </table:table-cell>
          <table:table-cell office:value-type="float" office:value="30758" table:formula="of:=MIN([.$C92]*(COLUMN()-18)+12288*2;32768)" table:style-name="ce1">
            <text:p>30758</text:p>
          </table:table-cell>
          <table:table-cell office:value-type="float" office:value="32768" table:formula="of:=MIN([.$C9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57.4750275405104" table:formula="of:=[.$A$1]*(1/2)^((ROW()-2-64)/64)" table:style-name="ce1">
            <text:p>3057.475028</text:p>
          </table:table-cell>
          <table:table-cell table:style-name="ce1"/>
          <table:table-cell office:value-type="float" office:value="3057" table:formula="of:=ROUND([.A93];0)" table:style-name="ce1">
            <text:p>3057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12288)" table:style-name="ce1">
            <text:p>0</text:p>
          </table:table-cell>
          <table:table-cell office:value-type="float" office:value="3057" table:formula="of:=MIN([.$C93]*(COLUMN()-6);12288)" table:style-name="ce1">
            <text:p>3057</text:p>
          </table:table-cell>
          <table:table-cell office:value-type="float" office:value="6114" table:formula="of:=MIN([.$C93]*(COLUMN()-6);12288)" table:style-name="ce1">
            <text:p>6114</text:p>
          </table:table-cell>
          <table:table-cell office:value-type="float" office:value="9171" table:formula="of:=MIN([.$C93]*(COLUMN()-6);12288)" table:style-name="ce1">
            <text:p>9171</text:p>
          </table:table-cell>
          <table:table-cell office:value-type="float" office:value="12228" table:formula="of:=MIN([.$C93]*(COLUMN()-6);12288)" table:style-name="ce1">
            <text:p>12228</text:p>
          </table:table-cell>
          <table:table-cell office:value-type="float" office:value="12288" table:formula="of:=MIN([.$C93]*(COLUMN()-6);12288)" table:style-name="ce1">
            <text:p>12288</text:p>
          </table:table-cell>
          <table:table-cell office:value-type="float" office:value="12288" table:formula="of:=MIN([.$C93]*(COLUMN()-12)+12288;12288*2)" table:style-name="ce1">
            <text:p>12288</text:p>
          </table:table-cell>
          <table:table-cell office:value-type="float" office:value="15345" table:formula="of:=MIN([.$C93]*(COLUMN()-12)+12288;12288*2)" table:style-name="ce1">
            <text:p>15345</text:p>
          </table:table-cell>
          <table:table-cell office:value-type="float" office:value="18402" table:formula="of:=MIN([.$C93]*(COLUMN()-12)+12288;12288*2)" table:style-name="ce1">
            <text:p>18402</text:p>
          </table:table-cell>
          <table:table-cell office:value-type="float" office:value="21459" table:formula="of:=MIN([.$C93]*(COLUMN()-12)+12288;12288*2)" table:style-name="ce1">
            <text:p>21459</text:p>
          </table:table-cell>
          <table:table-cell office:value-type="float" office:value="24516" table:formula="of:=MIN([.$C93]*(COLUMN()-12)+12288;12288*2)" table:style-name="ce1">
            <text:p>24516</text:p>
          </table:table-cell>
          <table:table-cell office:value-type="float" office:value="24576" table:formula="of:=MIN([.$C93]*(COLUMN()-12)+12288;12288*2)" table:style-name="ce1">
            <text:p>24576</text:p>
          </table:table-cell>
          <table:table-cell office:value-type="float" office:value="24576" table:formula="of:=MIN([.$C93]*(COLUMN()-18)+12288*2;32768)" table:style-name="ce1">
            <text:p>24576</text:p>
          </table:table-cell>
          <table:table-cell office:value-type="float" office:value="27633" table:formula="of:=MIN([.$C93]*(COLUMN()-18)+12288*2;32768)" table:style-name="ce1">
            <text:p>27633</text:p>
          </table:table-cell>
          <table:table-cell office:value-type="float" office:value="30690" table:formula="of:=MIN([.$C93]*(COLUMN()-18)+12288*2;32768)" table:style-name="ce1">
            <text:p>30690</text:p>
          </table:table-cell>
          <table:table-cell office:value-type="float" office:value="32768" table:formula="of:=MIN([.$C9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47" table:formula="of:=[.$A$1]*(1/2)^((ROW()-2-64)/64)" table:style-name="ce1">
            <text:p>3024.539947</text:p>
          </table:table-cell>
          <table:table-cell table:style-name="ce1"/>
          <table:table-cell office:value-type="float" office:value="3025" table:formula="of:=ROUND([.A94];0)" table:style-name="ce1">
            <text:p>3025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12288)" table:style-name="ce1">
            <text:p>0</text:p>
          </table:table-cell>
          <table:table-cell office:value-type="float" office:value="3025" table:formula="of:=MIN([.$C94]*(COLUMN()-6);12288)" table:style-name="ce1">
            <text:p>3025</text:p>
          </table:table-cell>
          <table:table-cell office:value-type="float" office:value="6050" table:formula="of:=MIN([.$C94]*(COLUMN()-6);12288)" table:style-name="ce1">
            <text:p>6050</text:p>
          </table:table-cell>
          <table:table-cell office:value-type="float" office:value="9075" table:formula="of:=MIN([.$C94]*(COLUMN()-6);12288)" table:style-name="ce1">
            <text:p>9075</text:p>
          </table:table-cell>
          <table:table-cell office:value-type="float" office:value="12100" table:formula="of:=MIN([.$C94]*(COLUMN()-6);12288)" table:style-name="ce1">
            <text:p>12100</text:p>
          </table:table-cell>
          <table:table-cell office:value-type="float" office:value="12288" table:formula="of:=MIN([.$C94]*(COLUMN()-6);12288)" table:style-name="ce1">
            <text:p>12288</text:p>
          </table:table-cell>
          <table:table-cell office:value-type="float" office:value="12288" table:formula="of:=MIN([.$C94]*(COLUMN()-12)+12288;12288*2)" table:style-name="ce1">
            <text:p>12288</text:p>
          </table:table-cell>
          <table:table-cell office:value-type="float" office:value="15313" table:formula="of:=MIN([.$C94]*(COLUMN()-12)+12288;12288*2)" table:style-name="ce1">
            <text:p>15313</text:p>
          </table:table-cell>
          <table:table-cell office:value-type="float" office:value="18338" table:formula="of:=MIN([.$C94]*(COLUMN()-12)+12288;12288*2)" table:style-name="ce1">
            <text:p>18338</text:p>
          </table:table-cell>
          <table:table-cell office:value-type="float" office:value="21363" table:formula="of:=MIN([.$C94]*(COLUMN()-12)+12288;12288*2)" table:style-name="ce1">
            <text:p>21363</text:p>
          </table:table-cell>
          <table:table-cell office:value-type="float" office:value="24388" table:formula="of:=MIN([.$C94]*(COLUMN()-12)+12288;12288*2)" table:style-name="ce1">
            <text:p>24388</text:p>
          </table:table-cell>
          <table:table-cell office:value-type="float" office:value="24576" table:formula="of:=MIN([.$C94]*(COLUMN()-12)+12288;12288*2)" table:style-name="ce1">
            <text:p>24576</text:p>
          </table:table-cell>
          <table:table-cell office:value-type="float" office:value="24576" table:formula="of:=MIN([.$C94]*(COLUMN()-18)+12288*2;32768)" table:style-name="ce1">
            <text:p>24576</text:p>
          </table:table-cell>
          <table:table-cell office:value-type="float" office:value="27601" table:formula="of:=MIN([.$C94]*(COLUMN()-18)+12288*2;32768)" table:style-name="ce1">
            <text:p>27601</text:p>
          </table:table-cell>
          <table:table-cell office:value-type="float" office:value="30626" table:formula="of:=MIN([.$C94]*(COLUMN()-18)+12288*2;32768)" table:style-name="ce1">
            <text:p>30626</text:p>
          </table:table-cell>
          <table:table-cell office:value-type="float" office:value="32768" table:formula="of:=MIN([.$C9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91.9596424819651" table:formula="of:=[.$A$1]*(1/2)^((ROW()-2-64)/64)" table:style-name="ce1">
            <text:p>2991.959642</text:p>
          </table:table-cell>
          <table:table-cell table:style-name="ce1"/>
          <table:table-cell office:value-type="float" office:value="2992" table:formula="of:=ROUND([.A95];0)" table:style-name="ce1">
            <text:p>2992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12288)" table:style-name="ce1">
            <text:p>0</text:p>
          </table:table-cell>
          <table:table-cell office:value-type="float" office:value="2992" table:formula="of:=MIN([.$C95]*(COLUMN()-6);12288)" table:style-name="ce1">
            <text:p>2992</text:p>
          </table:table-cell>
          <table:table-cell office:value-type="float" office:value="5984" table:formula="of:=MIN([.$C95]*(COLUMN()-6);12288)" table:style-name="ce1">
            <text:p>5984</text:p>
          </table:table-cell>
          <table:table-cell office:value-type="float" office:value="8976" table:formula="of:=MIN([.$C95]*(COLUMN()-6);12288)" table:style-name="ce1">
            <text:p>8976</text:p>
          </table:table-cell>
          <table:table-cell office:value-type="float" office:value="11968" table:formula="of:=MIN([.$C95]*(COLUMN()-6);12288)" table:style-name="ce1">
            <text:p>11968</text:p>
          </table:table-cell>
          <table:table-cell office:value-type="float" office:value="12288" table:formula="of:=MIN([.$C95]*(COLUMN()-6);12288)" table:style-name="ce1">
            <text:p>12288</text:p>
          </table:table-cell>
          <table:table-cell office:value-type="float" office:value="12288" table:formula="of:=MIN([.$C95]*(COLUMN()-12)+12288;12288*2)" table:style-name="ce1">
            <text:p>12288</text:p>
          </table:table-cell>
          <table:table-cell office:value-type="float" office:value="15280" table:formula="of:=MIN([.$C95]*(COLUMN()-12)+12288;12288*2)" table:style-name="ce1">
            <text:p>15280</text:p>
          </table:table-cell>
          <table:table-cell office:value-type="float" office:value="18272" table:formula="of:=MIN([.$C95]*(COLUMN()-12)+12288;12288*2)" table:style-name="ce1">
            <text:p>18272</text:p>
          </table:table-cell>
          <table:table-cell office:value-type="float" office:value="21264" table:formula="of:=MIN([.$C95]*(COLUMN()-12)+12288;12288*2)" table:style-name="ce1">
            <text:p>21264</text:p>
          </table:table-cell>
          <table:table-cell office:value-type="float" office:value="24256" table:formula="of:=MIN([.$C95]*(COLUMN()-12)+12288;12288*2)" table:style-name="ce1">
            <text:p>24256</text:p>
          </table:table-cell>
          <table:table-cell office:value-type="float" office:value="24576" table:formula="of:=MIN([.$C95]*(COLUMN()-12)+12288;12288*2)" table:style-name="ce1">
            <text:p>24576</text:p>
          </table:table-cell>
          <table:table-cell office:value-type="float" office:value="24576" table:formula="of:=MIN([.$C95]*(COLUMN()-18)+12288*2;32768)" table:style-name="ce1">
            <text:p>24576</text:p>
          </table:table-cell>
          <table:table-cell office:value-type="float" office:value="27568" table:formula="of:=MIN([.$C95]*(COLUMN()-18)+12288*2;32768)" table:style-name="ce1">
            <text:p>27568</text:p>
          </table:table-cell>
          <table:table-cell office:value-type="float" office:value="30560" table:formula="of:=MIN([.$C95]*(COLUMN()-18)+12288*2;32768)" table:style-name="ce1">
            <text:p>30560</text:p>
          </table:table-cell>
          <table:table-cell office:value-type="float" office:value="32768" table:formula="of:=MIN([.$C9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64)/64)" table:style-name="ce1">
            <text:p>2959.730293</text:p>
          </table:table-cell>
          <table:table-cell table:style-name="ce1"/>
          <table:table-cell office:value-type="float" office:value="2960" table:formula="of:=ROUND([.A96];0)" table:style-name="ce1">
            <text:p>2960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12288)" table:style-name="ce1">
            <text:p>0</text:p>
          </table:table-cell>
          <table:table-cell office:value-type="float" office:value="2960" table:formula="of:=MIN([.$C96]*(COLUMN()-6);12288)" table:style-name="ce1">
            <text:p>2960</text:p>
          </table:table-cell>
          <table:table-cell office:value-type="float" office:value="5920" table:formula="of:=MIN([.$C96]*(COLUMN()-6);12288)" table:style-name="ce1">
            <text:p>5920</text:p>
          </table:table-cell>
          <table:table-cell office:value-type="float" office:value="8880" table:formula="of:=MIN([.$C96]*(COLUMN()-6);12288)" table:style-name="ce1">
            <text:p>8880</text:p>
          </table:table-cell>
          <table:table-cell office:value-type="float" office:value="11840" table:formula="of:=MIN([.$C96]*(COLUMN()-6);12288)" table:style-name="ce1">
            <text:p>11840</text:p>
          </table:table-cell>
          <table:table-cell office:value-type="float" office:value="12288" table:formula="of:=MIN([.$C96]*(COLUMN()-6);12288)" table:style-name="ce1">
            <text:p>12288</text:p>
          </table:table-cell>
          <table:table-cell office:value-type="float" office:value="12288" table:formula="of:=MIN([.$C96]*(COLUMN()-12)+12288;12288*2)" table:style-name="ce1">
            <text:p>12288</text:p>
          </table:table-cell>
          <table:table-cell office:value-type="float" office:value="15248" table:formula="of:=MIN([.$C96]*(COLUMN()-12)+12288;12288*2)" table:style-name="ce1">
            <text:p>15248</text:p>
          </table:table-cell>
          <table:table-cell office:value-type="float" office:value="18208" table:formula="of:=MIN([.$C96]*(COLUMN()-12)+12288;12288*2)" table:style-name="ce1">
            <text:p>18208</text:p>
          </table:table-cell>
          <table:table-cell office:value-type="float" office:value="21168" table:formula="of:=MIN([.$C96]*(COLUMN()-12)+12288;12288*2)" table:style-name="ce1">
            <text:p>21168</text:p>
          </table:table-cell>
          <table:table-cell office:value-type="float" office:value="24128" table:formula="of:=MIN([.$C96]*(COLUMN()-12)+12288;12288*2)" table:style-name="ce1">
            <text:p>24128</text:p>
          </table:table-cell>
          <table:table-cell office:value-type="float" office:value="24576" table:formula="of:=MIN([.$C96]*(COLUMN()-12)+12288;12288*2)" table:style-name="ce1">
            <text:p>24576</text:p>
          </table:table-cell>
          <table:table-cell office:value-type="float" office:value="24576" table:formula="of:=MIN([.$C96]*(COLUMN()-18)+12288*2;32768)" table:style-name="ce1">
            <text:p>24576</text:p>
          </table:table-cell>
          <table:table-cell office:value-type="float" office:value="27536" table:formula="of:=MIN([.$C96]*(COLUMN()-18)+12288*2;32768)" table:style-name="ce1">
            <text:p>27536</text:p>
          </table:table-cell>
          <table:table-cell office:value-type="float" office:value="30496" table:formula="of:=MIN([.$C96]*(COLUMN()-18)+12288*2;32768)" table:style-name="ce1">
            <text:p>30496</text:p>
          </table:table-cell>
          <table:table-cell office:value-type="float" office:value="32768" table:formula="of:=MIN([.$C9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27.8481170267546" table:formula="of:=[.$A$1]*(1/2)^((ROW()-2-64)/64)" table:style-name="ce1">
            <text:p>2927.848117</text:p>
          </table:table-cell>
          <table:table-cell table:style-name="ce1"/>
          <table:table-cell office:value-type="float" office:value="2928" table:formula="of:=ROUND([.A97];0)" table:style-name="ce1">
            <text:p>2928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12288)" table:style-name="ce1">
            <text:p>0</text:p>
          </table:table-cell>
          <table:table-cell office:value-type="float" office:value="2928" table:formula="of:=MIN([.$C97]*(COLUMN()-6);12288)" table:style-name="ce1">
            <text:p>2928</text:p>
          </table:table-cell>
          <table:table-cell office:value-type="float" office:value="5856" table:formula="of:=MIN([.$C97]*(COLUMN()-6);12288)" table:style-name="ce1">
            <text:p>5856</text:p>
          </table:table-cell>
          <table:table-cell office:value-type="float" office:value="8784" table:formula="of:=MIN([.$C97]*(COLUMN()-6);12288)" table:style-name="ce1">
            <text:p>8784</text:p>
          </table:table-cell>
          <table:table-cell office:value-type="float" office:value="11712" table:formula="of:=MIN([.$C97]*(COLUMN()-6);12288)" table:style-name="ce1">
            <text:p>11712</text:p>
          </table:table-cell>
          <table:table-cell office:value-type="float" office:value="12288" table:formula="of:=MIN([.$C97]*(COLUMN()-6);12288)" table:style-name="ce1">
            <text:p>12288</text:p>
          </table:table-cell>
          <table:table-cell office:value-type="float" office:value="12288" table:formula="of:=MIN([.$C97]*(COLUMN()-12)+12288;12288*2)" table:style-name="ce1">
            <text:p>12288</text:p>
          </table:table-cell>
          <table:table-cell office:value-type="float" office:value="15216" table:formula="of:=MIN([.$C97]*(COLUMN()-12)+12288;12288*2)" table:style-name="ce1">
            <text:p>15216</text:p>
          </table:table-cell>
          <table:table-cell office:value-type="float" office:value="18144" table:formula="of:=MIN([.$C97]*(COLUMN()-12)+12288;12288*2)" table:style-name="ce1">
            <text:p>18144</text:p>
          </table:table-cell>
          <table:table-cell office:value-type="float" office:value="21072" table:formula="of:=MIN([.$C97]*(COLUMN()-12)+12288;12288*2)" table:style-name="ce1">
            <text:p>21072</text:p>
          </table:table-cell>
          <table:table-cell office:value-type="float" office:value="24000" table:formula="of:=MIN([.$C97]*(COLUMN()-12)+12288;12288*2)" table:style-name="ce1">
            <text:p>24000</text:p>
          </table:table-cell>
          <table:table-cell office:value-type="float" office:value="24576" table:formula="of:=MIN([.$C97]*(COLUMN()-12)+12288;12288*2)" table:style-name="ce1">
            <text:p>24576</text:p>
          </table:table-cell>
          <table:table-cell office:value-type="float" office:value="24576" table:formula="of:=MIN([.$C97]*(COLUMN()-18)+12288*2;32768)" table:style-name="ce1">
            <text:p>24576</text:p>
          </table:table-cell>
          <table:table-cell office:value-type="float" office:value="27504" table:formula="of:=MIN([.$C97]*(COLUMN()-18)+12288*2;32768)" table:style-name="ce1">
            <text:p>27504</text:p>
          </table:table-cell>
          <table:table-cell office:value-type="float" office:value="30432" table:formula="of:=MIN([.$C97]*(COLUMN()-18)+12288*2;32768)" table:style-name="ce1">
            <text:p>30432</text:p>
          </table:table-cell>
          <table:table-cell office:value-type="float" office:value="32768" table:formula="of:=MIN([.$C9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64)/64)" table:style-name="ce1">
            <text:p>2896.309376</text:p>
          </table:table-cell>
          <table:table-cell table:style-name="ce1"/>
          <table:table-cell office:value-type="float" office:value="2896" table:formula="of:=ROUND([.A98];0)" table:style-name="ce1">
            <text:p>28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12288)" table:style-name="ce1">
            <text:p>0</text:p>
          </table:table-cell>
          <table:table-cell office:value-type="float" office:value="2896" table:formula="of:=MIN([.$C98]*(COLUMN()-6);12288)" table:style-name="ce1">
            <text:p>2896</text:p>
          </table:table-cell>
          <table:table-cell office:value-type="float" office:value="5792" table:formula="of:=MIN([.$C98]*(COLUMN()-6);12288)" table:style-name="ce1">
            <text:p>5792</text:p>
          </table:table-cell>
          <table:table-cell office:value-type="float" office:value="8688" table:formula="of:=MIN([.$C98]*(COLUMN()-6);12288)" table:style-name="ce1">
            <text:p>8688</text:p>
          </table:table-cell>
          <table:table-cell office:value-type="float" office:value="11584" table:formula="of:=MIN([.$C98]*(COLUMN()-6);12288)" table:style-name="ce1">
            <text:p>11584</text:p>
          </table:table-cell>
          <table:table-cell office:value-type="float" office:value="12288" table:formula="of:=MIN([.$C98]*(COLUMN()-6);12288)" table:style-name="ce1">
            <text:p>12288</text:p>
          </table:table-cell>
          <table:table-cell office:value-type="float" office:value="12288" table:formula="of:=MIN([.$C98]*(COLUMN()-12)+12288;12288*2)" table:style-name="ce1">
            <text:p>12288</text:p>
          </table:table-cell>
          <table:table-cell office:value-type="float" office:value="15184" table:formula="of:=MIN([.$C98]*(COLUMN()-12)+12288;12288*2)" table:style-name="ce1">
            <text:p>15184</text:p>
          </table:table-cell>
          <table:table-cell office:value-type="float" office:value="18080" table:formula="of:=MIN([.$C98]*(COLUMN()-12)+12288;12288*2)" table:style-name="ce1">
            <text:p>18080</text:p>
          </table:table-cell>
          <table:table-cell office:value-type="float" office:value="20976" table:formula="of:=MIN([.$C98]*(COLUMN()-12)+12288;12288*2)" table:style-name="ce1">
            <text:p>20976</text:p>
          </table:table-cell>
          <table:table-cell office:value-type="float" office:value="23872" table:formula="of:=MIN([.$C98]*(COLUMN()-12)+12288;12288*2)" table:style-name="ce1">
            <text:p>23872</text:p>
          </table:table-cell>
          <table:table-cell office:value-type="float" office:value="24576" table:formula="of:=MIN([.$C98]*(COLUMN()-12)+12288;12288*2)" table:style-name="ce1">
            <text:p>24576</text:p>
          </table:table-cell>
          <table:table-cell office:value-type="float" office:value="24576" table:formula="of:=MIN([.$C98]*(COLUMN()-18)+12288*2;32768)" table:style-name="ce1">
            <text:p>24576</text:p>
          </table:table-cell>
          <table:table-cell office:value-type="float" office:value="27472" table:formula="of:=MIN([.$C98]*(COLUMN()-18)+12288*2;32768)" table:style-name="ce1">
            <text:p>27472</text:p>
          </table:table-cell>
          <table:table-cell office:value-type="float" office:value="30368" table:formula="of:=MIN([.$C98]*(COLUMN()-18)+12288*2;32768)" table:style-name="ce1">
            <text:p>30368</text:p>
          </table:table-cell>
          <table:table-cell office:value-type="float" office:value="32768" table:formula="of:=MIN([.$C9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65.1103693584614" table:formula="of:=[.$A$1]*(1/2)^((ROW()-2-64)/64)" table:style-name="ce1">
            <text:p>2865.110369</text:p>
          </table:table-cell>
          <table:table-cell table:style-name="ce1"/>
          <table:table-cell office:value-type="float" office:value="2865" table:formula="of:=ROUND([.A99];0)" table:style-name="ce1">
            <text:p>2865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12288)" table:style-name="ce1">
            <text:p>0</text:p>
          </table:table-cell>
          <table:table-cell office:value-type="float" office:value="2865" table:formula="of:=MIN([.$C99]*(COLUMN()-6);12288)" table:style-name="ce1">
            <text:p>2865</text:p>
          </table:table-cell>
          <table:table-cell office:value-type="float" office:value="5730" table:formula="of:=MIN([.$C99]*(COLUMN()-6);12288)" table:style-name="ce1">
            <text:p>5730</text:p>
          </table:table-cell>
          <table:table-cell office:value-type="float" office:value="8595" table:formula="of:=MIN([.$C99]*(COLUMN()-6);12288)" table:style-name="ce1">
            <text:p>8595</text:p>
          </table:table-cell>
          <table:table-cell office:value-type="float" office:value="11460" table:formula="of:=MIN([.$C99]*(COLUMN()-6);12288)" table:style-name="ce1">
            <text:p>11460</text:p>
          </table:table-cell>
          <table:table-cell office:value-type="float" office:value="12288" table:formula="of:=MIN([.$C99]*(COLUMN()-6);12288)" table:style-name="ce1">
            <text:p>12288</text:p>
          </table:table-cell>
          <table:table-cell office:value-type="float" office:value="12288" table:formula="of:=MIN([.$C99]*(COLUMN()-12)+12288;12288*2)" table:style-name="ce1">
            <text:p>12288</text:p>
          </table:table-cell>
          <table:table-cell office:value-type="float" office:value="15153" table:formula="of:=MIN([.$C99]*(COLUMN()-12)+12288;12288*2)" table:style-name="ce1">
            <text:p>15153</text:p>
          </table:table-cell>
          <table:table-cell office:value-type="float" office:value="18018" table:formula="of:=MIN([.$C99]*(COLUMN()-12)+12288;12288*2)" table:style-name="ce1">
            <text:p>18018</text:p>
          </table:table-cell>
          <table:table-cell office:value-type="float" office:value="20883" table:formula="of:=MIN([.$C99]*(COLUMN()-12)+12288;12288*2)" table:style-name="ce1">
            <text:p>20883</text:p>
          </table:table-cell>
          <table:table-cell office:value-type="float" office:value="23748" table:formula="of:=MIN([.$C99]*(COLUMN()-12)+12288;12288*2)" table:style-name="ce1">
            <text:p>23748</text:p>
          </table:table-cell>
          <table:table-cell office:value-type="float" office:value="24576" table:formula="of:=MIN([.$C99]*(COLUMN()-12)+12288;12288*2)" table:style-name="ce1">
            <text:p>24576</text:p>
          </table:table-cell>
          <table:table-cell office:value-type="float" office:value="24576" table:formula="of:=MIN([.$C99]*(COLUMN()-18)+12288*2;32768)" table:style-name="ce1">
            <text:p>24576</text:p>
          </table:table-cell>
          <table:table-cell office:value-type="float" office:value="27441" table:formula="of:=MIN([.$C99]*(COLUMN()-18)+12288*2;32768)" table:style-name="ce1">
            <text:p>27441</text:p>
          </table:table-cell>
          <table:table-cell office:value-type="float" office:value="30306" table:formula="of:=MIN([.$C99]*(COLUMN()-18)+12288*2;32768)" table:style-name="ce1">
            <text:p>30306</text:p>
          </table:table-cell>
          <table:table-cell office:value-type="float" office:value="32768" table:formula="of:=MIN([.$C9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" table:formula="of:=[.$A$1]*(1/2)^((ROW()-2-64)/64)" table:style-name="ce1">
            <text:p>2834.247438</text:p>
          </table:table-cell>
          <table:table-cell table:style-name="ce1"/>
          <table:table-cell office:value-type="float" office:value="2834" table:formula="of:=ROUND([.A100];0)" table:style-name="ce1">
            <text:p>2834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12288)" table:style-name="ce1">
            <text:p>0</text:p>
          </table:table-cell>
          <table:table-cell office:value-type="float" office:value="2834" table:formula="of:=MIN([.$C100]*(COLUMN()-6);12288)" table:style-name="ce1">
            <text:p>2834</text:p>
          </table:table-cell>
          <table:table-cell office:value-type="float" office:value="5668" table:formula="of:=MIN([.$C100]*(COLUMN()-6);12288)" table:style-name="ce1">
            <text:p>5668</text:p>
          </table:table-cell>
          <table:table-cell office:value-type="float" office:value="8502" table:formula="of:=MIN([.$C100]*(COLUMN()-6);12288)" table:style-name="ce1">
            <text:p>8502</text:p>
          </table:table-cell>
          <table:table-cell office:value-type="float" office:value="11336" table:formula="of:=MIN([.$C100]*(COLUMN()-6);12288)" table:style-name="ce1">
            <text:p>11336</text:p>
          </table:table-cell>
          <table:table-cell office:value-type="float" office:value="12288" table:formula="of:=MIN([.$C100]*(COLUMN()-6);12288)" table:style-name="ce1">
            <text:p>12288</text:p>
          </table:table-cell>
          <table:table-cell office:value-type="float" office:value="12288" table:formula="of:=MIN([.$C100]*(COLUMN()-12)+12288;12288*2)" table:style-name="ce1">
            <text:p>12288</text:p>
          </table:table-cell>
          <table:table-cell office:value-type="float" office:value="15122" table:formula="of:=MIN([.$C100]*(COLUMN()-12)+12288;12288*2)" table:style-name="ce1">
            <text:p>15122</text:p>
          </table:table-cell>
          <table:table-cell office:value-type="float" office:value="17956" table:formula="of:=MIN([.$C100]*(COLUMN()-12)+12288;12288*2)" table:style-name="ce1">
            <text:p>17956</text:p>
          </table:table-cell>
          <table:table-cell office:value-type="float" office:value="20790" table:formula="of:=MIN([.$C100]*(COLUMN()-12)+12288;12288*2)" table:style-name="ce1">
            <text:p>20790</text:p>
          </table:table-cell>
          <table:table-cell office:value-type="float" office:value="23624" table:formula="of:=MIN([.$C100]*(COLUMN()-12)+12288;12288*2)" table:style-name="ce1">
            <text:p>23624</text:p>
          </table:table-cell>
          <table:table-cell office:value-type="float" office:value="24576" table:formula="of:=MIN([.$C100]*(COLUMN()-12)+12288;12288*2)" table:style-name="ce1">
            <text:p>24576</text:p>
          </table:table-cell>
          <table:table-cell office:value-type="float" office:value="24576" table:formula="of:=MIN([.$C100]*(COLUMN()-18)+12288*2;32768)" table:style-name="ce1">
            <text:p>24576</text:p>
          </table:table-cell>
          <table:table-cell office:value-type="float" office:value="27410" table:formula="of:=MIN([.$C100]*(COLUMN()-18)+12288*2;32768)" table:style-name="ce1">
            <text:p>27410</text:p>
          </table:table-cell>
          <table:table-cell office:value-type="float" office:value="30244" table:formula="of:=MIN([.$C100]*(COLUMN()-18)+12288*2;32768)" table:style-name="ce1">
            <text:p>30244</text:p>
          </table:table-cell>
          <table:table-cell office:value-type="float" office:value="32768" table:formula="of:=MIN([.$C10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03.7169622519618" table:formula="of:=[.$A$1]*(1/2)^((ROW()-2-64)/64)" table:style-name="ce1">
            <text:p>2803.716962</text:p>
          </table:table-cell>
          <table:table-cell table:style-name="ce1"/>
          <table:table-cell office:value-type="float" office:value="2804" table:formula="of:=ROUND([.A101];0)" table:style-name="ce1">
            <text:p>2804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12288)" table:style-name="ce1">
            <text:p>0</text:p>
          </table:table-cell>
          <table:table-cell office:value-type="float" office:value="2804" table:formula="of:=MIN([.$C101]*(COLUMN()-6);12288)" table:style-name="ce1">
            <text:p>2804</text:p>
          </table:table-cell>
          <table:table-cell office:value-type="float" office:value="5608" table:formula="of:=MIN([.$C101]*(COLUMN()-6);12288)" table:style-name="ce1">
            <text:p>5608</text:p>
          </table:table-cell>
          <table:table-cell office:value-type="float" office:value="8412" table:formula="of:=MIN([.$C101]*(COLUMN()-6);12288)" table:style-name="ce1">
            <text:p>8412</text:p>
          </table:table-cell>
          <table:table-cell office:value-type="float" office:value="11216" table:formula="of:=MIN([.$C101]*(COLUMN()-6);12288)" table:style-name="ce1">
            <text:p>11216</text:p>
          </table:table-cell>
          <table:table-cell office:value-type="float" office:value="12288" table:formula="of:=MIN([.$C101]*(COLUMN()-6);12288)" table:style-name="ce1">
            <text:p>12288</text:p>
          </table:table-cell>
          <table:table-cell office:value-type="float" office:value="12288" table:formula="of:=MIN([.$C101]*(COLUMN()-12)+12288;12288*2)" table:style-name="ce1">
            <text:p>12288</text:p>
          </table:table-cell>
          <table:table-cell office:value-type="float" office:value="15092" table:formula="of:=MIN([.$C101]*(COLUMN()-12)+12288;12288*2)" table:style-name="ce1">
            <text:p>15092</text:p>
          </table:table-cell>
          <table:table-cell office:value-type="float" office:value="17896" table:formula="of:=MIN([.$C101]*(COLUMN()-12)+12288;12288*2)" table:style-name="ce1">
            <text:p>17896</text:p>
          </table:table-cell>
          <table:table-cell office:value-type="float" office:value="20700" table:formula="of:=MIN([.$C101]*(COLUMN()-12)+12288;12288*2)" table:style-name="ce1">
            <text:p>20700</text:p>
          </table:table-cell>
          <table:table-cell office:value-type="float" office:value="23504" table:formula="of:=MIN([.$C101]*(COLUMN()-12)+12288;12288*2)" table:style-name="ce1">
            <text:p>23504</text:p>
          </table:table-cell>
          <table:table-cell office:value-type="float" office:value="24576" table:formula="of:=MIN([.$C101]*(COLUMN()-12)+12288;12288*2)" table:style-name="ce1">
            <text:p>24576</text:p>
          </table:table-cell>
          <table:table-cell office:value-type="float" office:value="24576" table:formula="of:=MIN([.$C101]*(COLUMN()-18)+12288*2;32768)" table:style-name="ce1">
            <text:p>24576</text:p>
          </table:table-cell>
          <table:table-cell office:value-type="float" office:value="27380" table:formula="of:=MIN([.$C101]*(COLUMN()-18)+12288*2;32768)" table:style-name="ce1">
            <text:p>27380</text:p>
          </table:table-cell>
          <table:table-cell office:value-type="float" office:value="30184" table:formula="of:=MIN([.$C101]*(COLUMN()-18)+12288*2;32768)" table:style-name="ce1">
            <text:p>30184</text:p>
          </table:table-cell>
          <table:table-cell office:value-type="float" office:value="32768" table:formula="of:=MIN([.$C10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1" table:formula="of:=[.$A$1]*(1/2)^((ROW()-2-64)/64)" table:style-name="ce1">
            <text:p>2773.51536</text:p>
          </table:table-cell>
          <table:table-cell table:style-name="ce1"/>
          <table:table-cell office:value-type="float" office:value="2774" table:formula="of:=ROUND([.A102];0)" table:style-name="ce1">
            <text:p>2774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12288)" table:style-name="ce1">
            <text:p>0</text:p>
          </table:table-cell>
          <table:table-cell office:value-type="float" office:value="2774" table:formula="of:=MIN([.$C102]*(COLUMN()-6);12288)" table:style-name="ce1">
            <text:p>2774</text:p>
          </table:table-cell>
          <table:table-cell office:value-type="float" office:value="5548" table:formula="of:=MIN([.$C102]*(COLUMN()-6);12288)" table:style-name="ce1">
            <text:p>5548</text:p>
          </table:table-cell>
          <table:table-cell office:value-type="float" office:value="8322" table:formula="of:=MIN([.$C102]*(COLUMN()-6);12288)" table:style-name="ce1">
            <text:p>8322</text:p>
          </table:table-cell>
          <table:table-cell office:value-type="float" office:value="11096" table:formula="of:=MIN([.$C102]*(COLUMN()-6);12288)" table:style-name="ce1">
            <text:p>11096</text:p>
          </table:table-cell>
          <table:table-cell office:value-type="float" office:value="12288" table:formula="of:=MIN([.$C102]*(COLUMN()-6);12288)" table:style-name="ce1">
            <text:p>12288</text:p>
          </table:table-cell>
          <table:table-cell office:value-type="float" office:value="12288" table:formula="of:=MIN([.$C102]*(COLUMN()-12)+12288;12288*2)" table:style-name="ce1">
            <text:p>12288</text:p>
          </table:table-cell>
          <table:table-cell office:value-type="float" office:value="15062" table:formula="of:=MIN([.$C102]*(COLUMN()-12)+12288;12288*2)" table:style-name="ce1">
            <text:p>15062</text:p>
          </table:table-cell>
          <table:table-cell office:value-type="float" office:value="17836" table:formula="of:=MIN([.$C102]*(COLUMN()-12)+12288;12288*2)" table:style-name="ce1">
            <text:p>17836</text:p>
          </table:table-cell>
          <table:table-cell office:value-type="float" office:value="20610" table:formula="of:=MIN([.$C102]*(COLUMN()-12)+12288;12288*2)" table:style-name="ce1">
            <text:p>20610</text:p>
          </table:table-cell>
          <table:table-cell office:value-type="float" office:value="23384" table:formula="of:=MIN([.$C102]*(COLUMN()-12)+12288;12288*2)" table:style-name="ce1">
            <text:p>23384</text:p>
          </table:table-cell>
          <table:table-cell office:value-type="float" office:value="24576" table:formula="of:=MIN([.$C102]*(COLUMN()-12)+12288;12288*2)" table:style-name="ce1">
            <text:p>24576</text:p>
          </table:table-cell>
          <table:table-cell office:value-type="float" office:value="24576" table:formula="of:=MIN([.$C102]*(COLUMN()-18)+12288*2;32768)" table:style-name="ce1">
            <text:p>24576</text:p>
          </table:table-cell>
          <table:table-cell office:value-type="float" office:value="27350" table:formula="of:=MIN([.$C102]*(COLUMN()-18)+12288*2;32768)" table:style-name="ce1">
            <text:p>27350</text:p>
          </table:table-cell>
          <table:table-cell office:value-type="float" office:value="30124" table:formula="of:=MIN([.$C102]*(COLUMN()-18)+12288*2;32768)" table:style-name="ce1">
            <text:p>30124</text:p>
          </table:table-cell>
          <table:table-cell office:value-type="float" office:value="32768" table:formula="of:=MIN([.$C10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43.6390892611648" table:formula="of:=[.$A$1]*(1/2)^((ROW()-2-64)/64)" table:style-name="ce1">
            <text:p>2743.639089</text:p>
          </table:table-cell>
          <table:table-cell table:style-name="ce1"/>
          <table:table-cell office:value-type="float" office:value="2744" table:formula="of:=ROUND([.A103];0)" table:style-name="ce1">
            <text:p>2744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12288)" table:style-name="ce1">
            <text:p>0</text:p>
          </table:table-cell>
          <table:table-cell office:value-type="float" office:value="2744" table:formula="of:=MIN([.$C103]*(COLUMN()-6);12288)" table:style-name="ce1">
            <text:p>2744</text:p>
          </table:table-cell>
          <table:table-cell office:value-type="float" office:value="5488" table:formula="of:=MIN([.$C103]*(COLUMN()-6);12288)" table:style-name="ce1">
            <text:p>5488</text:p>
          </table:table-cell>
          <table:table-cell office:value-type="float" office:value="8232" table:formula="of:=MIN([.$C103]*(COLUMN()-6);12288)" table:style-name="ce1">
            <text:p>8232</text:p>
          </table:table-cell>
          <table:table-cell office:value-type="float" office:value="10976" table:formula="of:=MIN([.$C103]*(COLUMN()-6);12288)" table:style-name="ce1">
            <text:p>10976</text:p>
          </table:table-cell>
          <table:table-cell office:value-type="float" office:value="12288" table:formula="of:=MIN([.$C103]*(COLUMN()-6);12288)" table:style-name="ce1">
            <text:p>12288</text:p>
          </table:table-cell>
          <table:table-cell office:value-type="float" office:value="12288" table:formula="of:=MIN([.$C103]*(COLUMN()-12)+12288;12288*2)" table:style-name="ce1">
            <text:p>12288</text:p>
          </table:table-cell>
          <table:table-cell office:value-type="float" office:value="15032" table:formula="of:=MIN([.$C103]*(COLUMN()-12)+12288;12288*2)" table:style-name="ce1">
            <text:p>15032</text:p>
          </table:table-cell>
          <table:table-cell office:value-type="float" office:value="17776" table:formula="of:=MIN([.$C103]*(COLUMN()-12)+12288;12288*2)" table:style-name="ce1">
            <text:p>17776</text:p>
          </table:table-cell>
          <table:table-cell office:value-type="float" office:value="20520" table:formula="of:=MIN([.$C103]*(COLUMN()-12)+12288;12288*2)" table:style-name="ce1">
            <text:p>20520</text:p>
          </table:table-cell>
          <table:table-cell office:value-type="float" office:value="23264" table:formula="of:=MIN([.$C103]*(COLUMN()-12)+12288;12288*2)" table:style-name="ce1">
            <text:p>23264</text:p>
          </table:table-cell>
          <table:table-cell office:value-type="float" office:value="24576" table:formula="of:=MIN([.$C103]*(COLUMN()-12)+12288;12288*2)" table:style-name="ce1">
            <text:p>24576</text:p>
          </table:table-cell>
          <table:table-cell office:value-type="float" office:value="24576" table:formula="of:=MIN([.$C103]*(COLUMN()-18)+12288*2;32768)" table:style-name="ce1">
            <text:p>24576</text:p>
          </table:table-cell>
          <table:table-cell office:value-type="float" office:value="27320" table:formula="of:=MIN([.$C103]*(COLUMN()-18)+12288*2;32768)" table:style-name="ce1">
            <text:p>27320</text:p>
          </table:table-cell>
          <table:table-cell office:value-type="float" office:value="30064" table:formula="of:=MIN([.$C103]*(COLUMN()-18)+12288*2;32768)" table:style-name="ce1">
            <text:p>30064</text:p>
          </table:table-cell>
          <table:table-cell office:value-type="float" office:value="32768" table:formula="of:=MIN([.$C10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64)/64)" table:style-name="ce1">
            <text:p>2714.084645</text:p>
          </table:table-cell>
          <table:table-cell table:style-name="ce1"/>
          <table:table-cell office:value-type="float" office:value="2714" table:formula="of:=ROUND([.A104];0)" table:style-name="ce1">
            <text:p>2714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12288)" table:style-name="ce1">
            <text:p>0</text:p>
          </table:table-cell>
          <table:table-cell office:value-type="float" office:value="2714" table:formula="of:=MIN([.$C104]*(COLUMN()-6);12288)" table:style-name="ce1">
            <text:p>2714</text:p>
          </table:table-cell>
          <table:table-cell office:value-type="float" office:value="5428" table:formula="of:=MIN([.$C104]*(COLUMN()-6);12288)" table:style-name="ce1">
            <text:p>5428</text:p>
          </table:table-cell>
          <table:table-cell office:value-type="float" office:value="8142" table:formula="of:=MIN([.$C104]*(COLUMN()-6);12288)" table:style-name="ce1">
            <text:p>8142</text:p>
          </table:table-cell>
          <table:table-cell office:value-type="float" office:value="10856" table:formula="of:=MIN([.$C104]*(COLUMN()-6);12288)" table:style-name="ce1">
            <text:p>10856</text:p>
          </table:table-cell>
          <table:table-cell office:value-type="float" office:value="12288" table:formula="of:=MIN([.$C104]*(COLUMN()-6);12288)" table:style-name="ce1">
            <text:p>12288</text:p>
          </table:table-cell>
          <table:table-cell office:value-type="float" office:value="12288" table:formula="of:=MIN([.$C104]*(COLUMN()-12)+12288;12288*2)" table:style-name="ce1">
            <text:p>12288</text:p>
          </table:table-cell>
          <table:table-cell office:value-type="float" office:value="15002" table:formula="of:=MIN([.$C104]*(COLUMN()-12)+12288;12288*2)" table:style-name="ce1">
            <text:p>15002</text:p>
          </table:table-cell>
          <table:table-cell office:value-type="float" office:value="17716" table:formula="of:=MIN([.$C104]*(COLUMN()-12)+12288;12288*2)" table:style-name="ce1">
            <text:p>17716</text:p>
          </table:table-cell>
          <table:table-cell office:value-type="float" office:value="20430" table:formula="of:=MIN([.$C104]*(COLUMN()-12)+12288;12288*2)" table:style-name="ce1">
            <text:p>20430</text:p>
          </table:table-cell>
          <table:table-cell office:value-type="float" office:value="23144" table:formula="of:=MIN([.$C104]*(COLUMN()-12)+12288;12288*2)" table:style-name="ce1">
            <text:p>23144</text:p>
          </table:table-cell>
          <table:table-cell office:value-type="float" office:value="24576" table:formula="of:=MIN([.$C104]*(COLUMN()-12)+12288;12288*2)" table:style-name="ce1">
            <text:p>24576</text:p>
          </table:table-cell>
          <table:table-cell office:value-type="float" office:value="24576" table:formula="of:=MIN([.$C104]*(COLUMN()-18)+12288*2;32768)" table:style-name="ce1">
            <text:p>24576</text:p>
          </table:table-cell>
          <table:table-cell office:value-type="float" office:value="27290" table:formula="of:=MIN([.$C104]*(COLUMN()-18)+12288*2;32768)" table:style-name="ce1">
            <text:p>27290</text:p>
          </table:table-cell>
          <table:table-cell office:value-type="float" office:value="30004" table:formula="of:=MIN([.$C104]*(COLUMN()-18)+12288*2;32768)" table:style-name="ce1">
            <text:p>30004</text:p>
          </table:table-cell>
          <table:table-cell office:value-type="float" office:value="32718" table:formula="of:=MIN([.$C104]*(COLUMN()-18)+12288*2;32768)" table:style-name="ce1">
            <text:p>32718</text:p>
          </table:table-cell>
          <table:table-cell table:number-columns-repeated="16363"/>
        </table:table-row>
        <table:table-row table:style-name="ro1">
          <table:table-cell office:value-type="float" office:value="2684.8485612027175" table:formula="of:=[.$A$1]*(1/2)^((ROW()-2-64)/64)" table:style-name="ce1">
            <text:p>2684.848561</text:p>
          </table:table-cell>
          <table:table-cell table:style-name="ce1"/>
          <table:table-cell office:value-type="float" office:value="2685" table:formula="of:=ROUND([.A105];0)" table:style-name="ce1">
            <text:p>2685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12288)" table:style-name="ce1">
            <text:p>0</text:p>
          </table:table-cell>
          <table:table-cell office:value-type="float" office:value="2685" table:formula="of:=MIN([.$C105]*(COLUMN()-6);12288)" table:style-name="ce1">
            <text:p>2685</text:p>
          </table:table-cell>
          <table:table-cell office:value-type="float" office:value="5370" table:formula="of:=MIN([.$C105]*(COLUMN()-6);12288)" table:style-name="ce1">
            <text:p>5370</text:p>
          </table:table-cell>
          <table:table-cell office:value-type="float" office:value="8055" table:formula="of:=MIN([.$C105]*(COLUMN()-6);12288)" table:style-name="ce1">
            <text:p>8055</text:p>
          </table:table-cell>
          <table:table-cell office:value-type="float" office:value="10740" table:formula="of:=MIN([.$C105]*(COLUMN()-6);12288)" table:style-name="ce1">
            <text:p>10740</text:p>
          </table:table-cell>
          <table:table-cell office:value-type="float" office:value="12288" table:formula="of:=MIN([.$C105]*(COLUMN()-6);12288)" table:style-name="ce1">
            <text:p>12288</text:p>
          </table:table-cell>
          <table:table-cell office:value-type="float" office:value="12288" table:formula="of:=MIN([.$C105]*(COLUMN()-12)+12288;12288*2)" table:style-name="ce1">
            <text:p>12288</text:p>
          </table:table-cell>
          <table:table-cell office:value-type="float" office:value="14973" table:formula="of:=MIN([.$C105]*(COLUMN()-12)+12288;12288*2)" table:style-name="ce1">
            <text:p>14973</text:p>
          </table:table-cell>
          <table:table-cell office:value-type="float" office:value="17658" table:formula="of:=MIN([.$C105]*(COLUMN()-12)+12288;12288*2)" table:style-name="ce1">
            <text:p>17658</text:p>
          </table:table-cell>
          <table:table-cell office:value-type="float" office:value="20343" table:formula="of:=MIN([.$C105]*(COLUMN()-12)+12288;12288*2)" table:style-name="ce1">
            <text:p>20343</text:p>
          </table:table-cell>
          <table:table-cell office:value-type="float" office:value="23028" table:formula="of:=MIN([.$C105]*(COLUMN()-12)+12288;12288*2)" table:style-name="ce1">
            <text:p>23028</text:p>
          </table:table-cell>
          <table:table-cell office:value-type="float" office:value="24576" table:formula="of:=MIN([.$C105]*(COLUMN()-12)+12288;12288*2)" table:style-name="ce1">
            <text:p>24576</text:p>
          </table:table-cell>
          <table:table-cell office:value-type="float" office:value="24576" table:formula="of:=MIN([.$C105]*(COLUMN()-18)+12288*2;32768)" table:style-name="ce1">
            <text:p>24576</text:p>
          </table:table-cell>
          <table:table-cell office:value-type="float" office:value="27261" table:formula="of:=MIN([.$C105]*(COLUMN()-18)+12288*2;32768)" table:style-name="ce1">
            <text:p>27261</text:p>
          </table:table-cell>
          <table:table-cell office:value-type="float" office:value="29946" table:formula="of:=MIN([.$C105]*(COLUMN()-18)+12288*2;32768)" table:style-name="ce1">
            <text:p>29946</text:p>
          </table:table-cell>
          <table:table-cell office:value-type="float" office:value="32631" table:formula="of:=MIN([.$C105]*(COLUMN()-18)+12288*2;32768)" table:style-name="ce1">
            <text:p>32631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64)/64)" table:style-name="ce1">
            <text:p>2655.927408</text:p>
          </table:table-cell>
          <table:table-cell table:style-name="ce1"/>
          <table:table-cell office:value-type="float" office:value="2656" table:formula="of:=ROUND([.A106];0)" table:style-name="ce1">
            <text:p>2656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12288)" table:style-name="ce1">
            <text:p>0</text:p>
          </table:table-cell>
          <table:table-cell office:value-type="float" office:value="2656" table:formula="of:=MIN([.$C106]*(COLUMN()-6);12288)" table:style-name="ce1">
            <text:p>2656</text:p>
          </table:table-cell>
          <table:table-cell office:value-type="float" office:value="5312" table:formula="of:=MIN([.$C106]*(COLUMN()-6);12288)" table:style-name="ce1">
            <text:p>5312</text:p>
          </table:table-cell>
          <table:table-cell office:value-type="float" office:value="7968" table:formula="of:=MIN([.$C106]*(COLUMN()-6);12288)" table:style-name="ce1">
            <text:p>7968</text:p>
          </table:table-cell>
          <table:table-cell office:value-type="float" office:value="10624" table:formula="of:=MIN([.$C106]*(COLUMN()-6);12288)" table:style-name="ce1">
            <text:p>10624</text:p>
          </table:table-cell>
          <table:table-cell office:value-type="float" office:value="12288" table:formula="of:=MIN([.$C106]*(COLUMN()-6);12288)" table:style-name="ce1">
            <text:p>12288</text:p>
          </table:table-cell>
          <table:table-cell office:value-type="float" office:value="12288" table:formula="of:=MIN([.$C106]*(COLUMN()-12)+12288;12288*2)" table:style-name="ce1">
            <text:p>12288</text:p>
          </table:table-cell>
          <table:table-cell office:value-type="float" office:value="14944" table:formula="of:=MIN([.$C106]*(COLUMN()-12)+12288;12288*2)" table:style-name="ce1">
            <text:p>14944</text:p>
          </table:table-cell>
          <table:table-cell office:value-type="float" office:value="17600" table:formula="of:=MIN([.$C106]*(COLUMN()-12)+12288;12288*2)" table:style-name="ce1">
            <text:p>17600</text:p>
          </table:table-cell>
          <table:table-cell office:value-type="float" office:value="20256" table:formula="of:=MIN([.$C106]*(COLUMN()-12)+12288;12288*2)" table:style-name="ce1">
            <text:p>20256</text:p>
          </table:table-cell>
          <table:table-cell office:value-type="float" office:value="22912" table:formula="of:=MIN([.$C106]*(COLUMN()-12)+12288;12288*2)" table:style-name="ce1">
            <text:p>22912</text:p>
          </table:table-cell>
          <table:table-cell office:value-type="float" office:value="24576" table:formula="of:=MIN([.$C106]*(COLUMN()-12)+12288;12288*2)" table:style-name="ce1">
            <text:p>24576</text:p>
          </table:table-cell>
          <table:table-cell office:value-type="float" office:value="24576" table:formula="of:=MIN([.$C106]*(COLUMN()-18)+12288*2;32768)" table:style-name="ce1">
            <text:p>24576</text:p>
          </table:table-cell>
          <table:table-cell office:value-type="float" office:value="27232" table:formula="of:=MIN([.$C106]*(COLUMN()-18)+12288*2;32768)" table:style-name="ce1">
            <text:p>27232</text:p>
          </table:table-cell>
          <table:table-cell office:value-type="float" office:value="29888" table:formula="of:=MIN([.$C106]*(COLUMN()-18)+12288*2;32768)" table:style-name="ce1">
            <text:p>29888</text:p>
          </table:table-cell>
          <table:table-cell office:value-type="float" office:value="32544" table:formula="of:=MIN([.$C106]*(COLUMN()-18)+12288*2;32768)" table:style-name="ce1">
            <text:p>32544</text:p>
          </table:table-cell>
          <table:table-cell table:number-columns-repeated="16363"/>
        </table:table-row>
        <table:table-row table:style-name="ro1">
          <table:table-cell office:value-type="float" office:value="2627.3177929293379" table:formula="of:=[.$A$1]*(1/2)^((ROW()-2-64)/64)" table:style-name="ce1">
            <text:p>2627.317793</text:p>
          </table:table-cell>
          <table:table-cell table:style-name="ce1"/>
          <table:table-cell office:value-type="float" office:value="2627" table:formula="of:=ROUND([.A107];0)" table:style-name="ce1">
            <text:p>2627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12288)" table:style-name="ce1">
            <text:p>0</text:p>
          </table:table-cell>
          <table:table-cell office:value-type="float" office:value="2627" table:formula="of:=MIN([.$C107]*(COLUMN()-6);12288)" table:style-name="ce1">
            <text:p>2627</text:p>
          </table:table-cell>
          <table:table-cell office:value-type="float" office:value="5254" table:formula="of:=MIN([.$C107]*(COLUMN()-6);12288)" table:style-name="ce1">
            <text:p>5254</text:p>
          </table:table-cell>
          <table:table-cell office:value-type="float" office:value="7881" table:formula="of:=MIN([.$C107]*(COLUMN()-6);12288)" table:style-name="ce1">
            <text:p>7881</text:p>
          </table:table-cell>
          <table:table-cell office:value-type="float" office:value="10508" table:formula="of:=MIN([.$C107]*(COLUMN()-6);12288)" table:style-name="ce1">
            <text:p>10508</text:p>
          </table:table-cell>
          <table:table-cell office:value-type="float" office:value="12288" table:formula="of:=MIN([.$C107]*(COLUMN()-6);12288)" table:style-name="ce1">
            <text:p>12288</text:p>
          </table:table-cell>
          <table:table-cell office:value-type="float" office:value="12288" table:formula="of:=MIN([.$C107]*(COLUMN()-12)+12288;12288*2)" table:style-name="ce1">
            <text:p>12288</text:p>
          </table:table-cell>
          <table:table-cell office:value-type="float" office:value="14915" table:formula="of:=MIN([.$C107]*(COLUMN()-12)+12288;12288*2)" table:style-name="ce1">
            <text:p>14915</text:p>
          </table:table-cell>
          <table:table-cell office:value-type="float" office:value="17542" table:formula="of:=MIN([.$C107]*(COLUMN()-12)+12288;12288*2)" table:style-name="ce1">
            <text:p>17542</text:p>
          </table:table-cell>
          <table:table-cell office:value-type="float" office:value="20169" table:formula="of:=MIN([.$C107]*(COLUMN()-12)+12288;12288*2)" table:style-name="ce1">
            <text:p>20169</text:p>
          </table:table-cell>
          <table:table-cell office:value-type="float" office:value="22796" table:formula="of:=MIN([.$C107]*(COLUMN()-12)+12288;12288*2)" table:style-name="ce1">
            <text:p>22796</text:p>
          </table:table-cell>
          <table:table-cell office:value-type="float" office:value="24576" table:formula="of:=MIN([.$C107]*(COLUMN()-12)+12288;12288*2)" table:style-name="ce1">
            <text:p>24576</text:p>
          </table:table-cell>
          <table:table-cell office:value-type="float" office:value="24576" table:formula="of:=MIN([.$C107]*(COLUMN()-18)+12288*2;32768)" table:style-name="ce1">
            <text:p>24576</text:p>
          </table:table-cell>
          <table:table-cell office:value-type="float" office:value="27203" table:formula="of:=MIN([.$C107]*(COLUMN()-18)+12288*2;32768)" table:style-name="ce1">
            <text:p>27203</text:p>
          </table:table-cell>
          <table:table-cell office:value-type="float" office:value="29830" table:formula="of:=MIN([.$C107]*(COLUMN()-18)+12288*2;32768)" table:style-name="ce1">
            <text:p>29830</text:p>
          </table:table-cell>
          <table:table-cell office:value-type="float" office:value="32457" table:formula="of:=MIN([.$C107]*(COLUMN()-18)+12288*2;32768)" table:style-name="ce1">
            <text:p>32457</text:p>
          </table:table-cell>
          <table:table-cell table:number-columns-repeated="16363"/>
        </table:table-row>
        <table:table-row table:style-name="ro1">
          <table:table-cell office:value-type="float" office:value="2599.0163603286696" table:formula="of:=[.$A$1]*(1/2)^((ROW()-2-64)/64)" table:style-name="ce1">
            <text:p>2599.01636</text:p>
          </table:table-cell>
          <table:table-cell table:style-name="ce1"/>
          <table:table-cell office:value-type="float" office:value="2599" table:formula="of:=ROUND([.A108];0)" table:style-name="ce1">
            <text:p>2599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12288)" table:style-name="ce1">
            <text:p>0</text:p>
          </table:table-cell>
          <table:table-cell office:value-type="float" office:value="2599" table:formula="of:=MIN([.$C108]*(COLUMN()-6);12288)" table:style-name="ce1">
            <text:p>2599</text:p>
          </table:table-cell>
          <table:table-cell office:value-type="float" office:value="5198" table:formula="of:=MIN([.$C108]*(COLUMN()-6);12288)" table:style-name="ce1">
            <text:p>5198</text:p>
          </table:table-cell>
          <table:table-cell office:value-type="float" office:value="7797" table:formula="of:=MIN([.$C108]*(COLUMN()-6);12288)" table:style-name="ce1">
            <text:p>7797</text:p>
          </table:table-cell>
          <table:table-cell office:value-type="float" office:value="10396" table:formula="of:=MIN([.$C108]*(COLUMN()-6);12288)" table:style-name="ce1">
            <text:p>10396</text:p>
          </table:table-cell>
          <table:table-cell office:value-type="float" office:value="12288" table:formula="of:=MIN([.$C108]*(COLUMN()-6);12288)" table:style-name="ce1">
            <text:p>12288</text:p>
          </table:table-cell>
          <table:table-cell office:value-type="float" office:value="12288" table:formula="of:=MIN([.$C108]*(COLUMN()-12)+12288;12288*2)" table:style-name="ce1">
            <text:p>12288</text:p>
          </table:table-cell>
          <table:table-cell office:value-type="float" office:value="14887" table:formula="of:=MIN([.$C108]*(COLUMN()-12)+12288;12288*2)" table:style-name="ce1">
            <text:p>14887</text:p>
          </table:table-cell>
          <table:table-cell office:value-type="float" office:value="17486" table:formula="of:=MIN([.$C108]*(COLUMN()-12)+12288;12288*2)" table:style-name="ce1">
            <text:p>17486</text:p>
          </table:table-cell>
          <table:table-cell office:value-type="float" office:value="20085" table:formula="of:=MIN([.$C108]*(COLUMN()-12)+12288;12288*2)" table:style-name="ce1">
            <text:p>20085</text:p>
          </table:table-cell>
          <table:table-cell office:value-type="float" office:value="22684" table:formula="of:=MIN([.$C108]*(COLUMN()-12)+12288;12288*2)" table:style-name="ce1">
            <text:p>22684</text:p>
          </table:table-cell>
          <table:table-cell office:value-type="float" office:value="24576" table:formula="of:=MIN([.$C108]*(COLUMN()-12)+12288;12288*2)" table:style-name="ce1">
            <text:p>24576</text:p>
          </table:table-cell>
          <table:table-cell office:value-type="float" office:value="24576" table:formula="of:=MIN([.$C108]*(COLUMN()-18)+12288*2;32768)" table:style-name="ce1">
            <text:p>24576</text:p>
          </table:table-cell>
          <table:table-cell office:value-type="float" office:value="27175" table:formula="of:=MIN([.$C108]*(COLUMN()-18)+12288*2;32768)" table:style-name="ce1">
            <text:p>27175</text:p>
          </table:table-cell>
          <table:table-cell office:value-type="float" office:value="29774" table:formula="of:=MIN([.$C108]*(COLUMN()-18)+12288*2;32768)" table:style-name="ce1">
            <text:p>29774</text:p>
          </table:table-cell>
          <table:table-cell office:value-type="float" office:value="32373" table:formula="of:=MIN([.$C108]*(COLUMN()-18)+12288*2;32768)" table:style-name="ce1">
            <text:p>32373</text:p>
          </table:table-cell>
          <table:table-cell table:number-columns-repeated="16363"/>
        </table:table-row>
        <table:table-row table:style-name="ro1">
          <table:table-cell office:value-type="float" office:value="2571.0197903865674" table:formula="of:=[.$A$1]*(1/2)^((ROW()-2-64)/64)" table:style-name="ce1">
            <text:p>2571.01979</text:p>
          </table:table-cell>
          <table:table-cell table:style-name="ce1"/>
          <table:table-cell office:value-type="float" office:value="2571" table:formula="of:=ROUND([.A109];0)" table:style-name="ce1">
            <text:p>2571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12288)" table:style-name="ce1">
            <text:p>0</text:p>
          </table:table-cell>
          <table:table-cell office:value-type="float" office:value="2571" table:formula="of:=MIN([.$C109]*(COLUMN()-6);12288)" table:style-name="ce1">
            <text:p>2571</text:p>
          </table:table-cell>
          <table:table-cell office:value-type="float" office:value="5142" table:formula="of:=MIN([.$C109]*(COLUMN()-6);12288)" table:style-name="ce1">
            <text:p>5142</text:p>
          </table:table-cell>
          <table:table-cell office:value-type="float" office:value="7713" table:formula="of:=MIN([.$C109]*(COLUMN()-6);12288)" table:style-name="ce1">
            <text:p>7713</text:p>
          </table:table-cell>
          <table:table-cell office:value-type="float" office:value="10284" table:formula="of:=MIN([.$C109]*(COLUMN()-6);12288)" table:style-name="ce1">
            <text:p>10284</text:p>
          </table:table-cell>
          <table:table-cell office:value-type="float" office:value="12288" table:formula="of:=MIN([.$C109]*(COLUMN()-6);12288)" table:style-name="ce1">
            <text:p>12288</text:p>
          </table:table-cell>
          <table:table-cell office:value-type="float" office:value="12288" table:formula="of:=MIN([.$C109]*(COLUMN()-12)+12288;12288*2)" table:style-name="ce1">
            <text:p>12288</text:p>
          </table:table-cell>
          <table:table-cell office:value-type="float" office:value="14859" table:formula="of:=MIN([.$C109]*(COLUMN()-12)+12288;12288*2)" table:style-name="ce1">
            <text:p>14859</text:p>
          </table:table-cell>
          <table:table-cell office:value-type="float" office:value="17430" table:formula="of:=MIN([.$C109]*(COLUMN()-12)+12288;12288*2)" table:style-name="ce1">
            <text:p>17430</text:p>
          </table:table-cell>
          <table:table-cell office:value-type="float" office:value="20001" table:formula="of:=MIN([.$C109]*(COLUMN()-12)+12288;12288*2)" table:style-name="ce1">
            <text:p>20001</text:p>
          </table:table-cell>
          <table:table-cell office:value-type="float" office:value="22572" table:formula="of:=MIN([.$C109]*(COLUMN()-12)+12288;12288*2)" table:style-name="ce1">
            <text:p>22572</text:p>
          </table:table-cell>
          <table:table-cell office:value-type="float" office:value="24576" table:formula="of:=MIN([.$C109]*(COLUMN()-12)+12288;12288*2)" table:style-name="ce1">
            <text:p>24576</text:p>
          </table:table-cell>
          <table:table-cell office:value-type="float" office:value="24576" table:formula="of:=MIN([.$C109]*(COLUMN()-18)+12288*2;32768)" table:style-name="ce1">
            <text:p>24576</text:p>
          </table:table-cell>
          <table:table-cell office:value-type="float" office:value="27147" table:formula="of:=MIN([.$C109]*(COLUMN()-18)+12288*2;32768)" table:style-name="ce1">
            <text:p>27147</text:p>
          </table:table-cell>
          <table:table-cell office:value-type="float" office:value="29718" table:formula="of:=MIN([.$C109]*(COLUMN()-18)+12288*2;32768)" table:style-name="ce1">
            <text:p>29718</text:p>
          </table:table-cell>
          <table:table-cell office:value-type="float" office:value="32289" table:formula="of:=MIN([.$C109]*(COLUMN()-18)+12288*2;32768)" table:style-name="ce1">
            <text:p>32289</text:p>
          </table:table-cell>
          <table:table-cell table:number-columns-repeated="16363"/>
        </table:table-row>
        <table:table-row table:style-name="ro1">
          <table:table-cell office:value-type="float" office:value="2543.3247991264952" table:formula="of:=[.$A$1]*(1/2)^((ROW()-2-64)/64)" table:style-name="ce1">
            <text:p>2543.324799</text:p>
          </table:table-cell>
          <table:table-cell table:style-name="ce1"/>
          <table:table-cell office:value-type="float" office:value="2543" table:formula="of:=ROUND([.A110];0)" table:style-name="ce1">
            <text:p>2543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12288)" table:style-name="ce1">
            <text:p>0</text:p>
          </table:table-cell>
          <table:table-cell office:value-type="float" office:value="2543" table:formula="of:=MIN([.$C110]*(COLUMN()-6);12288)" table:style-name="ce1">
            <text:p>2543</text:p>
          </table:table-cell>
          <table:table-cell office:value-type="float" office:value="5086" table:formula="of:=MIN([.$C110]*(COLUMN()-6);12288)" table:style-name="ce1">
            <text:p>5086</text:p>
          </table:table-cell>
          <table:table-cell office:value-type="float" office:value="7629" table:formula="of:=MIN([.$C110]*(COLUMN()-6);12288)" table:style-name="ce1">
            <text:p>7629</text:p>
          </table:table-cell>
          <table:table-cell office:value-type="float" office:value="10172" table:formula="of:=MIN([.$C110]*(COLUMN()-6);12288)" table:style-name="ce1">
            <text:p>10172</text:p>
          </table:table-cell>
          <table:table-cell office:value-type="float" office:value="12288" table:formula="of:=MIN([.$C110]*(COLUMN()-6);12288)" table:style-name="ce1">
            <text:p>12288</text:p>
          </table:table-cell>
          <table:table-cell office:value-type="float" office:value="12288" table:formula="of:=MIN([.$C110]*(COLUMN()-12)+12288;12288*2)" table:style-name="ce1">
            <text:p>12288</text:p>
          </table:table-cell>
          <table:table-cell office:value-type="float" office:value="14831" table:formula="of:=MIN([.$C110]*(COLUMN()-12)+12288;12288*2)" table:style-name="ce1">
            <text:p>14831</text:p>
          </table:table-cell>
          <table:table-cell office:value-type="float" office:value="17374" table:formula="of:=MIN([.$C110]*(COLUMN()-12)+12288;12288*2)" table:style-name="ce1">
            <text:p>17374</text:p>
          </table:table-cell>
          <table:table-cell office:value-type="float" office:value="19917" table:formula="of:=MIN([.$C110]*(COLUMN()-12)+12288;12288*2)" table:style-name="ce1">
            <text:p>19917</text:p>
          </table:table-cell>
          <table:table-cell office:value-type="float" office:value="22460" table:formula="of:=MIN([.$C110]*(COLUMN()-12)+12288;12288*2)" table:style-name="ce1">
            <text:p>22460</text:p>
          </table:table-cell>
          <table:table-cell office:value-type="float" office:value="24576" table:formula="of:=MIN([.$C110]*(COLUMN()-12)+12288;12288*2)" table:style-name="ce1">
            <text:p>24576</text:p>
          </table:table-cell>
          <table:table-cell office:value-type="float" office:value="24576" table:formula="of:=MIN([.$C110]*(COLUMN()-18)+12288*2;32768)" table:style-name="ce1">
            <text:p>24576</text:p>
          </table:table-cell>
          <table:table-cell office:value-type="float" office:value="27119" table:formula="of:=MIN([.$C110]*(COLUMN()-18)+12288*2;32768)" table:style-name="ce1">
            <text:p>27119</text:p>
          </table:table-cell>
          <table:table-cell office:value-type="float" office:value="29662" table:formula="of:=MIN([.$C110]*(COLUMN()-18)+12288*2;32768)" table:style-name="ce1">
            <text:p>29662</text:p>
          </table:table-cell>
          <table:table-cell office:value-type="float" office:value="32205" table:formula="of:=MIN([.$C110]*(COLUMN()-18)+12288*2;32768)" table:style-name="ce1">
            <text:p>32205</text:p>
          </table:table-cell>
          <table:table-cell table:number-columns-repeated="16363"/>
        </table:table-row>
        <table:table-row table:style-name="ro1">
          <table:table-cell office:value-type="float" office:value="2515.9281379468698" table:formula="of:=[.$A$1]*(1/2)^((ROW()-2-64)/64)" table:style-name="ce1">
            <text:p>2515.928138</text:p>
          </table:table-cell>
          <table:table-cell table:style-name="ce1"/>
          <table:table-cell office:value-type="float" office:value="2516" table:formula="of:=ROUND([.A111];0)" table:style-name="ce1">
            <text:p>2516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12288)" table:style-name="ce1">
            <text:p>0</text:p>
          </table:table-cell>
          <table:table-cell office:value-type="float" office:value="2516" table:formula="of:=MIN([.$C111]*(COLUMN()-6);12288)" table:style-name="ce1">
            <text:p>2516</text:p>
          </table:table-cell>
          <table:table-cell office:value-type="float" office:value="5032" table:formula="of:=MIN([.$C111]*(COLUMN()-6);12288)" table:style-name="ce1">
            <text:p>5032</text:p>
          </table:table-cell>
          <table:table-cell office:value-type="float" office:value="7548" table:formula="of:=MIN([.$C111]*(COLUMN()-6);12288)" table:style-name="ce1">
            <text:p>7548</text:p>
          </table:table-cell>
          <table:table-cell office:value-type="float" office:value="10064" table:formula="of:=MIN([.$C111]*(COLUMN()-6);12288)" table:style-name="ce1">
            <text:p>10064</text:p>
          </table:table-cell>
          <table:table-cell office:value-type="float" office:value="12288" table:formula="of:=MIN([.$C111]*(COLUMN()-6);12288)" table:style-name="ce1">
            <text:p>12288</text:p>
          </table:table-cell>
          <table:table-cell office:value-type="float" office:value="12288" table:formula="of:=MIN([.$C111]*(COLUMN()-12)+12288;12288*2)" table:style-name="ce1">
            <text:p>12288</text:p>
          </table:table-cell>
          <table:table-cell office:value-type="float" office:value="14804" table:formula="of:=MIN([.$C111]*(COLUMN()-12)+12288;12288*2)" table:style-name="ce1">
            <text:p>14804</text:p>
          </table:table-cell>
          <table:table-cell office:value-type="float" office:value="17320" table:formula="of:=MIN([.$C111]*(COLUMN()-12)+12288;12288*2)" table:style-name="ce1">
            <text:p>17320</text:p>
          </table:table-cell>
          <table:table-cell office:value-type="float" office:value="19836" table:formula="of:=MIN([.$C111]*(COLUMN()-12)+12288;12288*2)" table:style-name="ce1">
            <text:p>19836</text:p>
          </table:table-cell>
          <table:table-cell office:value-type="float" office:value="22352" table:formula="of:=MIN([.$C111]*(COLUMN()-12)+12288;12288*2)" table:style-name="ce1">
            <text:p>22352</text:p>
          </table:table-cell>
          <table:table-cell office:value-type="float" office:value="24576" table:formula="of:=MIN([.$C111]*(COLUMN()-12)+12288;12288*2)" table:style-name="ce1">
            <text:p>24576</text:p>
          </table:table-cell>
          <table:table-cell office:value-type="float" office:value="24576" table:formula="of:=MIN([.$C111]*(COLUMN()-18)+12288*2;32768)" table:style-name="ce1">
            <text:p>24576</text:p>
          </table:table-cell>
          <table:table-cell office:value-type="float" office:value="27092" table:formula="of:=MIN([.$C111]*(COLUMN()-18)+12288*2;32768)" table:style-name="ce1">
            <text:p>27092</text:p>
          </table:table-cell>
          <table:table-cell office:value-type="float" office:value="29608" table:formula="of:=MIN([.$C111]*(COLUMN()-18)+12288*2;32768)" table:style-name="ce1">
            <text:p>29608</text:p>
          </table:table-cell>
          <table:table-cell office:value-type="float" office:value="32124" table:formula="of:=MIN([.$C111]*(COLUMN()-18)+12288*2;32768)" table:style-name="ce1">
            <text:p>32124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64)/64)" table:style-name="ce1">
            <text:p>2488.826593</text:p>
          </table:table-cell>
          <table:table-cell table:style-name="ce1"/>
          <table:table-cell office:value-type="float" office:value="2489" table:formula="of:=ROUND([.A112];0)" table:style-name="ce1">
            <text:p>2489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12288)" table:style-name="ce1">
            <text:p>0</text:p>
          </table:table-cell>
          <table:table-cell office:value-type="float" office:value="2489" table:formula="of:=MIN([.$C112]*(COLUMN()-6);12288)" table:style-name="ce1">
            <text:p>2489</text:p>
          </table:table-cell>
          <table:table-cell office:value-type="float" office:value="4978" table:formula="of:=MIN([.$C112]*(COLUMN()-6);12288)" table:style-name="ce1">
            <text:p>4978</text:p>
          </table:table-cell>
          <table:table-cell office:value-type="float" office:value="7467" table:formula="of:=MIN([.$C112]*(COLUMN()-6);12288)" table:style-name="ce1">
            <text:p>7467</text:p>
          </table:table-cell>
          <table:table-cell office:value-type="float" office:value="9956" table:formula="of:=MIN([.$C112]*(COLUMN()-6);12288)" table:style-name="ce1">
            <text:p>9956</text:p>
          </table:table-cell>
          <table:table-cell office:value-type="float" office:value="12288" table:formula="of:=MIN([.$C112]*(COLUMN()-6);12288)" table:style-name="ce1">
            <text:p>12288</text:p>
          </table:table-cell>
          <table:table-cell office:value-type="float" office:value="12288" table:formula="of:=MIN([.$C112]*(COLUMN()-12)+12288;12288*2)" table:style-name="ce1">
            <text:p>12288</text:p>
          </table:table-cell>
          <table:table-cell office:value-type="float" office:value="14777" table:formula="of:=MIN([.$C112]*(COLUMN()-12)+12288;12288*2)" table:style-name="ce1">
            <text:p>14777</text:p>
          </table:table-cell>
          <table:table-cell office:value-type="float" office:value="17266" table:formula="of:=MIN([.$C112]*(COLUMN()-12)+12288;12288*2)" table:style-name="ce1">
            <text:p>17266</text:p>
          </table:table-cell>
          <table:table-cell office:value-type="float" office:value="19755" table:formula="of:=MIN([.$C112]*(COLUMN()-12)+12288;12288*2)" table:style-name="ce1">
            <text:p>19755</text:p>
          </table:table-cell>
          <table:table-cell office:value-type="float" office:value="22244" table:formula="of:=MIN([.$C112]*(COLUMN()-12)+12288;12288*2)" table:style-name="ce1">
            <text:p>22244</text:p>
          </table:table-cell>
          <table:table-cell office:value-type="float" office:value="24576" table:formula="of:=MIN([.$C112]*(COLUMN()-12)+12288;12288*2)" table:style-name="ce1">
            <text:p>24576</text:p>
          </table:table-cell>
          <table:table-cell office:value-type="float" office:value="24576" table:formula="of:=MIN([.$C112]*(COLUMN()-18)+12288*2;32768)" table:style-name="ce1">
            <text:p>24576</text:p>
          </table:table-cell>
          <table:table-cell office:value-type="float" office:value="27065" table:formula="of:=MIN([.$C112]*(COLUMN()-18)+12288*2;32768)" table:style-name="ce1">
            <text:p>27065</text:p>
          </table:table-cell>
          <table:table-cell office:value-type="float" office:value="29554" table:formula="of:=MIN([.$C112]*(COLUMN()-18)+12288*2;32768)" table:style-name="ce1">
            <text:p>29554</text:p>
          </table:table-cell>
          <table:table-cell office:value-type="float" office:value="32043" table:formula="of:=MIN([.$C112]*(COLUMN()-18)+12288*2;32768)" table:style-name="ce1">
            <text:p>32043</text:p>
          </table:table-cell>
          <table:table-cell table:number-columns-repeated="16363"/>
        </table:table-row>
        <table:table-row table:style-name="ro1">
          <table:table-cell office:value-type="float" office:value="2462.0169860151359" table:formula="of:=[.$A$1]*(1/2)^((ROW()-2-64)/64)" table:style-name="ce1">
            <text:p>2462.016986</text:p>
          </table:table-cell>
          <table:table-cell table:style-name="ce1"/>
          <table:table-cell office:value-type="float" office:value="2462" table:formula="of:=ROUND([.A113];0)" table:style-name="ce1">
            <text:p>2462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12288)" table:style-name="ce1">
            <text:p>0</text:p>
          </table:table-cell>
          <table:table-cell office:value-type="float" office:value="2462" table:formula="of:=MIN([.$C113]*(COLUMN()-6);12288)" table:style-name="ce1">
            <text:p>2462</text:p>
          </table:table-cell>
          <table:table-cell office:value-type="float" office:value="4924" table:formula="of:=MIN([.$C113]*(COLUMN()-6);12288)" table:style-name="ce1">
            <text:p>4924</text:p>
          </table:table-cell>
          <table:table-cell office:value-type="float" office:value="7386" table:formula="of:=MIN([.$C113]*(COLUMN()-6);12288)" table:style-name="ce1">
            <text:p>7386</text:p>
          </table:table-cell>
          <table:table-cell office:value-type="float" office:value="9848" table:formula="of:=MIN([.$C113]*(COLUMN()-6);12288)" table:style-name="ce1">
            <text:p>9848</text:p>
          </table:table-cell>
          <table:table-cell office:value-type="float" office:value="12288" table:formula="of:=MIN([.$C113]*(COLUMN()-6);12288)" table:style-name="ce1">
            <text:p>12288</text:p>
          </table:table-cell>
          <table:table-cell office:value-type="float" office:value="12288" table:formula="of:=MIN([.$C113]*(COLUMN()-12)+12288;12288*2)" table:style-name="ce1">
            <text:p>12288</text:p>
          </table:table-cell>
          <table:table-cell office:value-type="float" office:value="14750" table:formula="of:=MIN([.$C113]*(COLUMN()-12)+12288;12288*2)" table:style-name="ce1">
            <text:p>14750</text:p>
          </table:table-cell>
          <table:table-cell office:value-type="float" office:value="17212" table:formula="of:=MIN([.$C113]*(COLUMN()-12)+12288;12288*2)" table:style-name="ce1">
            <text:p>17212</text:p>
          </table:table-cell>
          <table:table-cell office:value-type="float" office:value="19674" table:formula="of:=MIN([.$C113]*(COLUMN()-12)+12288;12288*2)" table:style-name="ce1">
            <text:p>19674</text:p>
          </table:table-cell>
          <table:table-cell office:value-type="float" office:value="22136" table:formula="of:=MIN([.$C113]*(COLUMN()-12)+12288;12288*2)" table:style-name="ce1">
            <text:p>22136</text:p>
          </table:table-cell>
          <table:table-cell office:value-type="float" office:value="24576" table:formula="of:=MIN([.$C113]*(COLUMN()-12)+12288;12288*2)" table:style-name="ce1">
            <text:p>24576</text:p>
          </table:table-cell>
          <table:table-cell office:value-type="float" office:value="24576" table:formula="of:=MIN([.$C113]*(COLUMN()-18)+12288*2;32768)" table:style-name="ce1">
            <text:p>24576</text:p>
          </table:table-cell>
          <table:table-cell office:value-type="float" office:value="27038" table:formula="of:=MIN([.$C113]*(COLUMN()-18)+12288*2;32768)" table:style-name="ce1">
            <text:p>27038</text:p>
          </table:table-cell>
          <table:table-cell office:value-type="float" office:value="29500" table:formula="of:=MIN([.$C113]*(COLUMN()-18)+12288*2;32768)" table:style-name="ce1">
            <text:p>29500</text:p>
          </table:table-cell>
          <table:table-cell office:value-type="float" office:value="31962" table:formula="of:=MIN([.$C113]*(COLUMN()-18)+12288*2;32768)" table:style-name="ce1">
            <text:p>31962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64)/64)" table:style-name="ce1">
            <text:p>2435.496172</text:p>
          </table:table-cell>
          <table:table-cell table:style-name="ce1"/>
          <table:table-cell office:value-type="float" office:value="2435" table:formula="of:=ROUND([.A114];0)" table:style-name="ce1">
            <text:p>2435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12288)" table:style-name="ce1">
            <text:p>0</text:p>
          </table:table-cell>
          <table:table-cell office:value-type="float" office:value="2435" table:formula="of:=MIN([.$C114]*(COLUMN()-6);12288)" table:style-name="ce1">
            <text:p>2435</text:p>
          </table:table-cell>
          <table:table-cell office:value-type="float" office:value="4870" table:formula="of:=MIN([.$C114]*(COLUMN()-6);12288)" table:style-name="ce1">
            <text:p>4870</text:p>
          </table:table-cell>
          <table:table-cell office:value-type="float" office:value="7305" table:formula="of:=MIN([.$C114]*(COLUMN()-6);12288)" table:style-name="ce1">
            <text:p>7305</text:p>
          </table:table-cell>
          <table:table-cell office:value-type="float" office:value="9740" table:formula="of:=MIN([.$C114]*(COLUMN()-6);12288)" table:style-name="ce1">
            <text:p>9740</text:p>
          </table:table-cell>
          <table:table-cell office:value-type="float" office:value="12175" table:formula="of:=MIN([.$C114]*(COLUMN()-6);12288)" table:style-name="ce1">
            <text:p>12175</text:p>
          </table:table-cell>
          <table:table-cell office:value-type="float" office:value="12288" table:formula="of:=MIN([.$C114]*(COLUMN()-12)+12288;12288*2)" table:style-name="ce1">
            <text:p>12288</text:p>
          </table:table-cell>
          <table:table-cell office:value-type="float" office:value="14723" table:formula="of:=MIN([.$C114]*(COLUMN()-12)+12288;12288*2)" table:style-name="ce1">
            <text:p>14723</text:p>
          </table:table-cell>
          <table:table-cell office:value-type="float" office:value="17158" table:formula="of:=MIN([.$C114]*(COLUMN()-12)+12288;12288*2)" table:style-name="ce1">
            <text:p>17158</text:p>
          </table:table-cell>
          <table:table-cell office:value-type="float" office:value="19593" table:formula="of:=MIN([.$C114]*(COLUMN()-12)+12288;12288*2)" table:style-name="ce1">
            <text:p>19593</text:p>
          </table:table-cell>
          <table:table-cell office:value-type="float" office:value="22028" table:formula="of:=MIN([.$C114]*(COLUMN()-12)+12288;12288*2)" table:style-name="ce1">
            <text:p>22028</text:p>
          </table:table-cell>
          <table:table-cell office:value-type="float" office:value="24463" table:formula="of:=MIN([.$C114]*(COLUMN()-12)+12288;12288*2)" table:style-name="ce1">
            <text:p>24463</text:p>
          </table:table-cell>
          <table:table-cell office:value-type="float" office:value="24576" table:formula="of:=MIN([.$C114]*(COLUMN()-18)+12288*2;32768)" table:style-name="ce1">
            <text:p>24576</text:p>
          </table:table-cell>
          <table:table-cell office:value-type="float" office:value="27011" table:formula="of:=MIN([.$C114]*(COLUMN()-18)+12288*2;32768)" table:style-name="ce1">
            <text:p>27011</text:p>
          </table:table-cell>
          <table:table-cell office:value-type="float" office:value="29446" table:formula="of:=MIN([.$C114]*(COLUMN()-18)+12288*2;32768)" table:style-name="ce1">
            <text:p>29446</text:p>
          </table:table-cell>
          <table:table-cell office:value-type="float" office:value="31881" table:formula="of:=MIN([.$C114]*(COLUMN()-18)+12288*2;32768)" table:style-name="ce1">
            <text:p>31881</text:p>
          </table:table-cell>
          <table:table-cell table:number-columns-repeated="16363"/>
        </table:table-row>
        <table:table-row table:style-name="ro1">
          <table:table-cell office:value-type="float" office:value="2409.2610388997759" table:formula="of:=[.$A$1]*(1/2)^((ROW()-2-64)/64)" table:style-name="ce1">
            <text:p>2409.261039</text:p>
          </table:table-cell>
          <table:table-cell table:style-name="ce1"/>
          <table:table-cell office:value-type="float" office:value="2409" table:formula="of:=ROUND([.A115];0)" table:style-name="ce1">
            <text:p>2409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12288)" table:style-name="ce1">
            <text:p>0</text:p>
          </table:table-cell>
          <table:table-cell office:value-type="float" office:value="2409" table:formula="of:=MIN([.$C115]*(COLUMN()-6);12288)" table:style-name="ce1">
            <text:p>2409</text:p>
          </table:table-cell>
          <table:table-cell office:value-type="float" office:value="4818" table:formula="of:=MIN([.$C115]*(COLUMN()-6);12288)" table:style-name="ce1">
            <text:p>4818</text:p>
          </table:table-cell>
          <table:table-cell office:value-type="float" office:value="7227" table:formula="of:=MIN([.$C115]*(COLUMN()-6);12288)" table:style-name="ce1">
            <text:p>7227</text:p>
          </table:table-cell>
          <table:table-cell office:value-type="float" office:value="9636" table:formula="of:=MIN([.$C115]*(COLUMN()-6);12288)" table:style-name="ce1">
            <text:p>9636</text:p>
          </table:table-cell>
          <table:table-cell office:value-type="float" office:value="12045" table:formula="of:=MIN([.$C115]*(COLUMN()-6);12288)" table:style-name="ce1">
            <text:p>12045</text:p>
          </table:table-cell>
          <table:table-cell office:value-type="float" office:value="12288" table:formula="of:=MIN([.$C115]*(COLUMN()-12)+12288;12288*2)" table:style-name="ce1">
            <text:p>12288</text:p>
          </table:table-cell>
          <table:table-cell office:value-type="float" office:value="14697" table:formula="of:=MIN([.$C115]*(COLUMN()-12)+12288;12288*2)" table:style-name="ce1">
            <text:p>14697</text:p>
          </table:table-cell>
          <table:table-cell office:value-type="float" office:value="17106" table:formula="of:=MIN([.$C115]*(COLUMN()-12)+12288;12288*2)" table:style-name="ce1">
            <text:p>17106</text:p>
          </table:table-cell>
          <table:table-cell office:value-type="float" office:value="19515" table:formula="of:=MIN([.$C115]*(COLUMN()-12)+12288;12288*2)" table:style-name="ce1">
            <text:p>19515</text:p>
          </table:table-cell>
          <table:table-cell office:value-type="float" office:value="21924" table:formula="of:=MIN([.$C115]*(COLUMN()-12)+12288;12288*2)" table:style-name="ce1">
            <text:p>21924</text:p>
          </table:table-cell>
          <table:table-cell office:value-type="float" office:value="24333" table:formula="of:=MIN([.$C115]*(COLUMN()-12)+12288;12288*2)" table:style-name="ce1">
            <text:p>24333</text:p>
          </table:table-cell>
          <table:table-cell office:value-type="float" office:value="24576" table:formula="of:=MIN([.$C115]*(COLUMN()-18)+12288*2;32768)" table:style-name="ce1">
            <text:p>24576</text:p>
          </table:table-cell>
          <table:table-cell office:value-type="float" office:value="26985" table:formula="of:=MIN([.$C115]*(COLUMN()-18)+12288*2;32768)" table:style-name="ce1">
            <text:p>26985</text:p>
          </table:table-cell>
          <table:table-cell office:value-type="float" office:value="29394" table:formula="of:=MIN([.$C115]*(COLUMN()-18)+12288*2;32768)" table:style-name="ce1">
            <text:p>29394</text:p>
          </table:table-cell>
          <table:table-cell office:value-type="float" office:value="31803" table:formula="of:=MIN([.$C115]*(COLUMN()-18)+12288*2;32768)" table:style-name="ce1">
            <text:p>31803</text:p>
          </table:table-cell>
          <table:table-cell table:number-columns-repeated="16363"/>
        </table:table-row>
        <table:table-row table:style-name="ro1">
          <table:table-cell office:value-type="float" office:value="2383.3085107764787" table:formula="of:=[.$A$1]*(1/2)^((ROW()-2-64)/64)" table:style-name="ce1">
            <text:p>2383.308511</text:p>
          </table:table-cell>
          <table:table-cell table:style-name="ce1"/>
          <table:table-cell office:value-type="float" office:value="2383" table:formula="of:=ROUND([.A116];0)" table:style-name="ce1">
            <text:p>2383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12288)" table:style-name="ce1">
            <text:p>0</text:p>
          </table:table-cell>
          <table:table-cell office:value-type="float" office:value="2383" table:formula="of:=MIN([.$C116]*(COLUMN()-6);12288)" table:style-name="ce1">
            <text:p>2383</text:p>
          </table:table-cell>
          <table:table-cell office:value-type="float" office:value="4766" table:formula="of:=MIN([.$C116]*(COLUMN()-6);12288)" table:style-name="ce1">
            <text:p>4766</text:p>
          </table:table-cell>
          <table:table-cell office:value-type="float" office:value="7149" table:formula="of:=MIN([.$C116]*(COLUMN()-6);12288)" table:style-name="ce1">
            <text:p>7149</text:p>
          </table:table-cell>
          <table:table-cell office:value-type="float" office:value="9532" table:formula="of:=MIN([.$C116]*(COLUMN()-6);12288)" table:style-name="ce1">
            <text:p>9532</text:p>
          </table:table-cell>
          <table:table-cell office:value-type="float" office:value="11915" table:formula="of:=MIN([.$C116]*(COLUMN()-6);12288)" table:style-name="ce1">
            <text:p>11915</text:p>
          </table:table-cell>
          <table:table-cell office:value-type="float" office:value="12288" table:formula="of:=MIN([.$C116]*(COLUMN()-12)+12288;12288*2)" table:style-name="ce1">
            <text:p>12288</text:p>
          </table:table-cell>
          <table:table-cell office:value-type="float" office:value="14671" table:formula="of:=MIN([.$C116]*(COLUMN()-12)+12288;12288*2)" table:style-name="ce1">
            <text:p>14671</text:p>
          </table:table-cell>
          <table:table-cell office:value-type="float" office:value="17054" table:formula="of:=MIN([.$C116]*(COLUMN()-12)+12288;12288*2)" table:style-name="ce1">
            <text:p>17054</text:p>
          </table:table-cell>
          <table:table-cell office:value-type="float" office:value="19437" table:formula="of:=MIN([.$C116]*(COLUMN()-12)+12288;12288*2)" table:style-name="ce1">
            <text:p>19437</text:p>
          </table:table-cell>
          <table:table-cell office:value-type="float" office:value="21820" table:formula="of:=MIN([.$C116]*(COLUMN()-12)+12288;12288*2)" table:style-name="ce1">
            <text:p>21820</text:p>
          </table:table-cell>
          <table:table-cell office:value-type="float" office:value="24203" table:formula="of:=MIN([.$C116]*(COLUMN()-12)+12288;12288*2)" table:style-name="ce1">
            <text:p>24203</text:p>
          </table:table-cell>
          <table:table-cell office:value-type="float" office:value="24576" table:formula="of:=MIN([.$C116]*(COLUMN()-18)+12288*2;32768)" table:style-name="ce1">
            <text:p>24576</text:p>
          </table:table-cell>
          <table:table-cell office:value-type="float" office:value="26959" table:formula="of:=MIN([.$C116]*(COLUMN()-18)+12288*2;32768)" table:style-name="ce1">
            <text:p>26959</text:p>
          </table:table-cell>
          <table:table-cell office:value-type="float" office:value="29342" table:formula="of:=MIN([.$C116]*(COLUMN()-18)+12288*2;32768)" table:style-name="ce1">
            <text:p>29342</text:p>
          </table:table-cell>
          <table:table-cell office:value-type="float" office:value="31725" table:formula="of:=MIN([.$C116]*(COLUMN()-18)+12288*2;32768)" table:style-name="ce1">
            <text:p>31725</text:p>
          </table:table-cell>
          <table:table-cell table:number-columns-repeated="16363"/>
        </table:table-row>
        <table:table-row table:style-name="ro1">
          <table:table-cell office:value-type="float" office:value="2357.635542943709" table:formula="of:=[.$A$1]*(1/2)^((ROW()-2-64)/64)" table:style-name="ce1">
            <text:p>2357.635543</text:p>
          </table:table-cell>
          <table:table-cell table:style-name="ce1"/>
          <table:table-cell office:value-type="float" office:value="2358" table:formula="of:=ROUND([.A117];0)" table:style-name="ce1">
            <text:p>2358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12288)" table:style-name="ce1">
            <text:p>0</text:p>
          </table:table-cell>
          <table:table-cell office:value-type="float" office:value="2358" table:formula="of:=MIN([.$C117]*(COLUMN()-6);12288)" table:style-name="ce1">
            <text:p>2358</text:p>
          </table:table-cell>
          <table:table-cell office:value-type="float" office:value="4716" table:formula="of:=MIN([.$C117]*(COLUMN()-6);12288)" table:style-name="ce1">
            <text:p>4716</text:p>
          </table:table-cell>
          <table:table-cell office:value-type="float" office:value="7074" table:formula="of:=MIN([.$C117]*(COLUMN()-6);12288)" table:style-name="ce1">
            <text:p>7074</text:p>
          </table:table-cell>
          <table:table-cell office:value-type="float" office:value="9432" table:formula="of:=MIN([.$C117]*(COLUMN()-6);12288)" table:style-name="ce1">
            <text:p>9432</text:p>
          </table:table-cell>
          <table:table-cell office:value-type="float" office:value="11790" table:formula="of:=MIN([.$C117]*(COLUMN()-6);12288)" table:style-name="ce1">
            <text:p>11790</text:p>
          </table:table-cell>
          <table:table-cell office:value-type="float" office:value="12288" table:formula="of:=MIN([.$C117]*(COLUMN()-12)+12288;12288*2)" table:style-name="ce1">
            <text:p>12288</text:p>
          </table:table-cell>
          <table:table-cell office:value-type="float" office:value="14646" table:formula="of:=MIN([.$C117]*(COLUMN()-12)+12288;12288*2)" table:style-name="ce1">
            <text:p>14646</text:p>
          </table:table-cell>
          <table:table-cell office:value-type="float" office:value="17004" table:formula="of:=MIN([.$C117]*(COLUMN()-12)+12288;12288*2)" table:style-name="ce1">
            <text:p>17004</text:p>
          </table:table-cell>
          <table:table-cell office:value-type="float" office:value="19362" table:formula="of:=MIN([.$C117]*(COLUMN()-12)+12288;12288*2)" table:style-name="ce1">
            <text:p>19362</text:p>
          </table:table-cell>
          <table:table-cell office:value-type="float" office:value="21720" table:formula="of:=MIN([.$C117]*(COLUMN()-12)+12288;12288*2)" table:style-name="ce1">
            <text:p>21720</text:p>
          </table:table-cell>
          <table:table-cell office:value-type="float" office:value="24078" table:formula="of:=MIN([.$C117]*(COLUMN()-12)+12288;12288*2)" table:style-name="ce1">
            <text:p>24078</text:p>
          </table:table-cell>
          <table:table-cell office:value-type="float" office:value="24576" table:formula="of:=MIN([.$C117]*(COLUMN()-18)+12288*2;32768)" table:style-name="ce1">
            <text:p>24576</text:p>
          </table:table-cell>
          <table:table-cell office:value-type="float" office:value="26934" table:formula="of:=MIN([.$C117]*(COLUMN()-18)+12288*2;32768)" table:style-name="ce1">
            <text:p>26934</text:p>
          </table:table-cell>
          <table:table-cell office:value-type="float" office:value="29292" table:formula="of:=MIN([.$C117]*(COLUMN()-18)+12288*2;32768)" table:style-name="ce1">
            <text:p>29292</text:p>
          </table:table-cell>
          <table:table-cell office:value-type="float" office:value="31650" table:formula="of:=MIN([.$C117]*(COLUMN()-18)+12288*2;32768)" table:style-name="ce1">
            <text:p>31650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64)/64)" table:style-name="ce1">
            <text:p>2332.239124</text:p>
          </table:table-cell>
          <table:table-cell table:style-name="ce1"/>
          <table:table-cell office:value-type="float" office:value="2332" table:formula="of:=ROUND([.A118];0)" table:style-name="ce1">
            <text:p>2332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12288)" table:style-name="ce1">
            <text:p>0</text:p>
          </table:table-cell>
          <table:table-cell office:value-type="float" office:value="2332" table:formula="of:=MIN([.$C118]*(COLUMN()-6);12288)" table:style-name="ce1">
            <text:p>2332</text:p>
          </table:table-cell>
          <table:table-cell office:value-type="float" office:value="4664" table:formula="of:=MIN([.$C118]*(COLUMN()-6);12288)" table:style-name="ce1">
            <text:p>4664</text:p>
          </table:table-cell>
          <table:table-cell office:value-type="float" office:value="6996" table:formula="of:=MIN([.$C118]*(COLUMN()-6);12288)" table:style-name="ce1">
            <text:p>6996</text:p>
          </table:table-cell>
          <table:table-cell office:value-type="float" office:value="9328" table:formula="of:=MIN([.$C118]*(COLUMN()-6);12288)" table:style-name="ce1">
            <text:p>9328</text:p>
          </table:table-cell>
          <table:table-cell office:value-type="float" office:value="11660" table:formula="of:=MIN([.$C118]*(COLUMN()-6);12288)" table:style-name="ce1">
            <text:p>11660</text:p>
          </table:table-cell>
          <table:table-cell office:value-type="float" office:value="12288" table:formula="of:=MIN([.$C118]*(COLUMN()-12)+12288;12288*2)" table:style-name="ce1">
            <text:p>12288</text:p>
          </table:table-cell>
          <table:table-cell office:value-type="float" office:value="14620" table:formula="of:=MIN([.$C118]*(COLUMN()-12)+12288;12288*2)" table:style-name="ce1">
            <text:p>14620</text:p>
          </table:table-cell>
          <table:table-cell office:value-type="float" office:value="16952" table:formula="of:=MIN([.$C118]*(COLUMN()-12)+12288;12288*2)" table:style-name="ce1">
            <text:p>16952</text:p>
          </table:table-cell>
          <table:table-cell office:value-type="float" office:value="19284" table:formula="of:=MIN([.$C118]*(COLUMN()-12)+12288;12288*2)" table:style-name="ce1">
            <text:p>19284</text:p>
          </table:table-cell>
          <table:table-cell office:value-type="float" office:value="21616" table:formula="of:=MIN([.$C118]*(COLUMN()-12)+12288;12288*2)" table:style-name="ce1">
            <text:p>21616</text:p>
          </table:table-cell>
          <table:table-cell office:value-type="float" office:value="23948" table:formula="of:=MIN([.$C118]*(COLUMN()-12)+12288;12288*2)" table:style-name="ce1">
            <text:p>23948</text:p>
          </table:table-cell>
          <table:table-cell office:value-type="float" office:value="24576" table:formula="of:=MIN([.$C118]*(COLUMN()-18)+12288*2;32768)" table:style-name="ce1">
            <text:p>24576</text:p>
          </table:table-cell>
          <table:table-cell office:value-type="float" office:value="26908" table:formula="of:=MIN([.$C118]*(COLUMN()-18)+12288*2;32768)" table:style-name="ce1">
            <text:p>26908</text:p>
          </table:table-cell>
          <table:table-cell office:value-type="float" office:value="29240" table:formula="of:=MIN([.$C118]*(COLUMN()-18)+12288*2;32768)" table:style-name="ce1">
            <text:p>29240</text:p>
          </table:table-cell>
          <table:table-cell office:value-type="float" office:value="31572" table:formula="of:=MIN([.$C118]*(COLUMN()-18)+12288*2;32768)" table:style-name="ce1">
            <text:p>31572</text:p>
          </table:table-cell>
          <table:table-cell table:number-columns-repeated="16363"/>
        </table:table-row>
        <table:table-row table:style-name="ro1">
          <table:table-cell office:value-type="float" office:value="2307.1162749096793" table:formula="of:=[.$A$1]*(1/2)^((ROW()-2-64)/64)" table:style-name="ce1">
            <text:p>2307.116275</text:p>
          </table:table-cell>
          <table:table-cell table:style-name="ce1"/>
          <table:table-cell office:value-type="float" office:value="2307" table:formula="of:=ROUND([.A119];0)" table:style-name="ce1">
            <text:p>2307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12288)" table:style-name="ce1">
            <text:p>0</text:p>
          </table:table-cell>
          <table:table-cell office:value-type="float" office:value="2307" table:formula="of:=MIN([.$C119]*(COLUMN()-6);12288)" table:style-name="ce1">
            <text:p>2307</text:p>
          </table:table-cell>
          <table:table-cell office:value-type="float" office:value="4614" table:formula="of:=MIN([.$C119]*(COLUMN()-6);12288)" table:style-name="ce1">
            <text:p>4614</text:p>
          </table:table-cell>
          <table:table-cell office:value-type="float" office:value="6921" table:formula="of:=MIN([.$C119]*(COLUMN()-6);12288)" table:style-name="ce1">
            <text:p>6921</text:p>
          </table:table-cell>
          <table:table-cell office:value-type="float" office:value="9228" table:formula="of:=MIN([.$C119]*(COLUMN()-6);12288)" table:style-name="ce1">
            <text:p>9228</text:p>
          </table:table-cell>
          <table:table-cell office:value-type="float" office:value="11535" table:formula="of:=MIN([.$C119]*(COLUMN()-6);12288)" table:style-name="ce1">
            <text:p>11535</text:p>
          </table:table-cell>
          <table:table-cell office:value-type="float" office:value="12288" table:formula="of:=MIN([.$C119]*(COLUMN()-12)+12288;12288*2)" table:style-name="ce1">
            <text:p>12288</text:p>
          </table:table-cell>
          <table:table-cell office:value-type="float" office:value="14595" table:formula="of:=MIN([.$C119]*(COLUMN()-12)+12288;12288*2)" table:style-name="ce1">
            <text:p>14595</text:p>
          </table:table-cell>
          <table:table-cell office:value-type="float" office:value="16902" table:formula="of:=MIN([.$C119]*(COLUMN()-12)+12288;12288*2)" table:style-name="ce1">
            <text:p>16902</text:p>
          </table:table-cell>
          <table:table-cell office:value-type="float" office:value="19209" table:formula="of:=MIN([.$C119]*(COLUMN()-12)+12288;12288*2)" table:style-name="ce1">
            <text:p>19209</text:p>
          </table:table-cell>
          <table:table-cell office:value-type="float" office:value="21516" table:formula="of:=MIN([.$C119]*(COLUMN()-12)+12288;12288*2)" table:style-name="ce1">
            <text:p>21516</text:p>
          </table:table-cell>
          <table:table-cell office:value-type="float" office:value="23823" table:formula="of:=MIN([.$C119]*(COLUMN()-12)+12288;12288*2)" table:style-name="ce1">
            <text:p>23823</text:p>
          </table:table-cell>
          <table:table-cell office:value-type="float" office:value="24576" table:formula="of:=MIN([.$C119]*(COLUMN()-18)+12288*2;32768)" table:style-name="ce1">
            <text:p>24576</text:p>
          </table:table-cell>
          <table:table-cell office:value-type="float" office:value="26883" table:formula="of:=MIN([.$C119]*(COLUMN()-18)+12288*2;32768)" table:style-name="ce1">
            <text:p>26883</text:p>
          </table:table-cell>
          <table:table-cell office:value-type="float" office:value="29190" table:formula="of:=MIN([.$C119]*(COLUMN()-18)+12288*2;32768)" table:style-name="ce1">
            <text:p>29190</text:p>
          </table:table-cell>
          <table:table-cell office:value-type="float" office:value="31497" table:formula="of:=MIN([.$C119]*(COLUMN()-18)+12288*2;32768)" table:style-name="ce1">
            <text:p>31497</text:p>
          </table:table-cell>
          <table:table-cell table:number-columns-repeated="16363"/>
        </table:table-row>
        <table:table-row table:style-name="ro1">
          <table:table-cell office:value-type="float" office:value="2282.2640488363877" table:formula="of:=[.$A$1]*(1/2)^((ROW()-2-64)/64)" table:style-name="ce1">
            <text:p>2282.264049</text:p>
          </table:table-cell>
          <table:table-cell table:style-name="ce1"/>
          <table:table-cell office:value-type="float" office:value="2282" table:formula="of:=ROUND([.A120];0)" table:style-name="ce1">
            <text:p>2282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12288)" table:style-name="ce1">
            <text:p>0</text:p>
          </table:table-cell>
          <table:table-cell office:value-type="float" office:value="2282" table:formula="of:=MIN([.$C120]*(COLUMN()-6);12288)" table:style-name="ce1">
            <text:p>2282</text:p>
          </table:table-cell>
          <table:table-cell office:value-type="float" office:value="4564" table:formula="of:=MIN([.$C120]*(COLUMN()-6);12288)" table:style-name="ce1">
            <text:p>4564</text:p>
          </table:table-cell>
          <table:table-cell office:value-type="float" office:value="6846" table:formula="of:=MIN([.$C120]*(COLUMN()-6);12288)" table:style-name="ce1">
            <text:p>6846</text:p>
          </table:table-cell>
          <table:table-cell office:value-type="float" office:value="9128" table:formula="of:=MIN([.$C120]*(COLUMN()-6);12288)" table:style-name="ce1">
            <text:p>9128</text:p>
          </table:table-cell>
          <table:table-cell office:value-type="float" office:value="11410" table:formula="of:=MIN([.$C120]*(COLUMN()-6);12288)" table:style-name="ce1">
            <text:p>11410</text:p>
          </table:table-cell>
          <table:table-cell office:value-type="float" office:value="12288" table:formula="of:=MIN([.$C120]*(COLUMN()-12)+12288;12288*2)" table:style-name="ce1">
            <text:p>12288</text:p>
          </table:table-cell>
          <table:table-cell office:value-type="float" office:value="14570" table:formula="of:=MIN([.$C120]*(COLUMN()-12)+12288;12288*2)" table:style-name="ce1">
            <text:p>14570</text:p>
          </table:table-cell>
          <table:table-cell office:value-type="float" office:value="16852" table:formula="of:=MIN([.$C120]*(COLUMN()-12)+12288;12288*2)" table:style-name="ce1">
            <text:p>16852</text:p>
          </table:table-cell>
          <table:table-cell office:value-type="float" office:value="19134" table:formula="of:=MIN([.$C120]*(COLUMN()-12)+12288;12288*2)" table:style-name="ce1">
            <text:p>19134</text:p>
          </table:table-cell>
          <table:table-cell office:value-type="float" office:value="21416" table:formula="of:=MIN([.$C120]*(COLUMN()-12)+12288;12288*2)" table:style-name="ce1">
            <text:p>21416</text:p>
          </table:table-cell>
          <table:table-cell office:value-type="float" office:value="23698" table:formula="of:=MIN([.$C120]*(COLUMN()-12)+12288;12288*2)" table:style-name="ce1">
            <text:p>23698</text:p>
          </table:table-cell>
          <table:table-cell office:value-type="float" office:value="24576" table:formula="of:=MIN([.$C120]*(COLUMN()-18)+12288*2;32768)" table:style-name="ce1">
            <text:p>24576</text:p>
          </table:table-cell>
          <table:table-cell office:value-type="float" office:value="26858" table:formula="of:=MIN([.$C120]*(COLUMN()-18)+12288*2;32768)" table:style-name="ce1">
            <text:p>26858</text:p>
          </table:table-cell>
          <table:table-cell office:value-type="float" office:value="29140" table:formula="of:=MIN([.$C120]*(COLUMN()-18)+12288*2;32768)" table:style-name="ce1">
            <text:p>29140</text:p>
          </table:table-cell>
          <table:table-cell office:value-type="float" office:value="31422" table:formula="of:=MIN([.$C120]*(COLUMN()-18)+12288*2;32768)" table:style-name="ce1">
            <text:p>31422</text:p>
          </table:table-cell>
          <table:table-cell table:number-columns-repeated="16363"/>
        </table:table-row>
        <table:table-row table:style-name="ro1">
          <table:table-cell office:value-type="float" office:value="2257.6795306144586" table:formula="of:=[.$A$1]*(1/2)^((ROW()-2-64)/64)" table:style-name="ce1">
            <text:p>2257.679531</text:p>
          </table:table-cell>
          <table:table-cell table:style-name="ce1"/>
          <table:table-cell office:value-type="float" office:value="2258" table:formula="of:=ROUND([.A121];0)" table:style-name="ce1">
            <text:p>2258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12288)" table:style-name="ce1">
            <text:p>0</text:p>
          </table:table-cell>
          <table:table-cell office:value-type="float" office:value="2258" table:formula="of:=MIN([.$C121]*(COLUMN()-6);12288)" table:style-name="ce1">
            <text:p>2258</text:p>
          </table:table-cell>
          <table:table-cell office:value-type="float" office:value="4516" table:formula="of:=MIN([.$C121]*(COLUMN()-6);12288)" table:style-name="ce1">
            <text:p>4516</text:p>
          </table:table-cell>
          <table:table-cell office:value-type="float" office:value="6774" table:formula="of:=MIN([.$C121]*(COLUMN()-6);12288)" table:style-name="ce1">
            <text:p>6774</text:p>
          </table:table-cell>
          <table:table-cell office:value-type="float" office:value="9032" table:formula="of:=MIN([.$C121]*(COLUMN()-6);12288)" table:style-name="ce1">
            <text:p>9032</text:p>
          </table:table-cell>
          <table:table-cell office:value-type="float" office:value="11290" table:formula="of:=MIN([.$C121]*(COLUMN()-6);12288)" table:style-name="ce1">
            <text:p>11290</text:p>
          </table:table-cell>
          <table:table-cell office:value-type="float" office:value="12288" table:formula="of:=MIN([.$C121]*(COLUMN()-12)+12288;12288*2)" table:style-name="ce1">
            <text:p>12288</text:p>
          </table:table-cell>
          <table:table-cell office:value-type="float" office:value="14546" table:formula="of:=MIN([.$C121]*(COLUMN()-12)+12288;12288*2)" table:style-name="ce1">
            <text:p>14546</text:p>
          </table:table-cell>
          <table:table-cell office:value-type="float" office:value="16804" table:formula="of:=MIN([.$C121]*(COLUMN()-12)+12288;12288*2)" table:style-name="ce1">
            <text:p>16804</text:p>
          </table:table-cell>
          <table:table-cell office:value-type="float" office:value="19062" table:formula="of:=MIN([.$C121]*(COLUMN()-12)+12288;12288*2)" table:style-name="ce1">
            <text:p>19062</text:p>
          </table:table-cell>
          <table:table-cell office:value-type="float" office:value="21320" table:formula="of:=MIN([.$C121]*(COLUMN()-12)+12288;12288*2)" table:style-name="ce1">
            <text:p>21320</text:p>
          </table:table-cell>
          <table:table-cell office:value-type="float" office:value="23578" table:formula="of:=MIN([.$C121]*(COLUMN()-12)+12288;12288*2)" table:style-name="ce1">
            <text:p>23578</text:p>
          </table:table-cell>
          <table:table-cell office:value-type="float" office:value="24576" table:formula="of:=MIN([.$C121]*(COLUMN()-18)+12288*2;32768)" table:style-name="ce1">
            <text:p>24576</text:p>
          </table:table-cell>
          <table:table-cell office:value-type="float" office:value="26834" table:formula="of:=MIN([.$C121]*(COLUMN()-18)+12288*2;32768)" table:style-name="ce1">
            <text:p>26834</text:p>
          </table:table-cell>
          <table:table-cell office:value-type="float" office:value="29092" table:formula="of:=MIN([.$C121]*(COLUMN()-18)+12288*2;32768)" table:style-name="ce1">
            <text:p>29092</text:p>
          </table:table-cell>
          <table:table-cell office:value-type="float" office:value="31350" table:formula="of:=MIN([.$C121]*(COLUMN()-18)+12288*2;32768)" table:style-name="ce1">
            <text:p>31350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64)/64)" table:style-name="ce1">
            <text:p>2233.359836</text:p>
          </table:table-cell>
          <table:table-cell table:style-name="ce1"/>
          <table:table-cell office:value-type="float" office:value="2233" table:formula="of:=ROUND([.A122];0)" table:style-name="ce1">
            <text:p>2233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12288)" table:style-name="ce1">
            <text:p>0</text:p>
          </table:table-cell>
          <table:table-cell office:value-type="float" office:value="2233" table:formula="of:=MIN([.$C122]*(COLUMN()-6);12288)" table:style-name="ce1">
            <text:p>2233</text:p>
          </table:table-cell>
          <table:table-cell office:value-type="float" office:value="4466" table:formula="of:=MIN([.$C122]*(COLUMN()-6);12288)" table:style-name="ce1">
            <text:p>4466</text:p>
          </table:table-cell>
          <table:table-cell office:value-type="float" office:value="6699" table:formula="of:=MIN([.$C122]*(COLUMN()-6);12288)" table:style-name="ce1">
            <text:p>6699</text:p>
          </table:table-cell>
          <table:table-cell office:value-type="float" office:value="8932" table:formula="of:=MIN([.$C122]*(COLUMN()-6);12288)" table:style-name="ce1">
            <text:p>8932</text:p>
          </table:table-cell>
          <table:table-cell office:value-type="float" office:value="11165" table:formula="of:=MIN([.$C122]*(COLUMN()-6);12288)" table:style-name="ce1">
            <text:p>11165</text:p>
          </table:table-cell>
          <table:table-cell office:value-type="float" office:value="12288" table:formula="of:=MIN([.$C122]*(COLUMN()-12)+12288;12288*2)" table:style-name="ce1">
            <text:p>12288</text:p>
          </table:table-cell>
          <table:table-cell office:value-type="float" office:value="14521" table:formula="of:=MIN([.$C122]*(COLUMN()-12)+12288;12288*2)" table:style-name="ce1">
            <text:p>14521</text:p>
          </table:table-cell>
          <table:table-cell office:value-type="float" office:value="16754" table:formula="of:=MIN([.$C122]*(COLUMN()-12)+12288;12288*2)" table:style-name="ce1">
            <text:p>16754</text:p>
          </table:table-cell>
          <table:table-cell office:value-type="float" office:value="18987" table:formula="of:=MIN([.$C122]*(COLUMN()-12)+12288;12288*2)" table:style-name="ce1">
            <text:p>18987</text:p>
          </table:table-cell>
          <table:table-cell office:value-type="float" office:value="21220" table:formula="of:=MIN([.$C122]*(COLUMN()-12)+12288;12288*2)" table:style-name="ce1">
            <text:p>21220</text:p>
          </table:table-cell>
          <table:table-cell office:value-type="float" office:value="23453" table:formula="of:=MIN([.$C122]*(COLUMN()-12)+12288;12288*2)" table:style-name="ce1">
            <text:p>23453</text:p>
          </table:table-cell>
          <table:table-cell office:value-type="float" office:value="24576" table:formula="of:=MIN([.$C122]*(COLUMN()-18)+12288*2;32768)" table:style-name="ce1">
            <text:p>24576</text:p>
          </table:table-cell>
          <table:table-cell office:value-type="float" office:value="26809" table:formula="of:=MIN([.$C122]*(COLUMN()-18)+12288*2;32768)" table:style-name="ce1">
            <text:p>26809</text:p>
          </table:table-cell>
          <table:table-cell office:value-type="float" office:value="29042" table:formula="of:=MIN([.$C122]*(COLUMN()-18)+12288*2;32768)" table:style-name="ce1">
            <text:p>29042</text:p>
          </table:table-cell>
          <table:table-cell office:value-type="float" office:value="31275" table:formula="of:=MIN([.$C122]*(COLUMN()-18)+12288*2;32768)" table:style-name="ce1">
            <text:p>31275</text:p>
          </table:table-cell>
          <table:table-cell table:number-columns-repeated="16363"/>
        </table:table-row>
        <table:table-row table:style-name="ro1">
          <table:table-cell office:value-type="float" office:value="2209.3021138065815" table:formula="of:=[.$A$1]*(1/2)^((ROW()-2-64)/64)" table:style-name="ce1">
            <text:p>2209.302114</text:p>
          </table:table-cell>
          <table:table-cell table:style-name="ce1"/>
          <table:table-cell office:value-type="float" office:value="2209" table:formula="of:=ROUND([.A123];0)" table:style-name="ce1">
            <text:p>2209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12288)" table:style-name="ce1">
            <text:p>0</text:p>
          </table:table-cell>
          <table:table-cell office:value-type="float" office:value="2209" table:formula="of:=MIN([.$C123]*(COLUMN()-6);12288)" table:style-name="ce1">
            <text:p>2209</text:p>
          </table:table-cell>
          <table:table-cell office:value-type="float" office:value="4418" table:formula="of:=MIN([.$C123]*(COLUMN()-6);12288)" table:style-name="ce1">
            <text:p>4418</text:p>
          </table:table-cell>
          <table:table-cell office:value-type="float" office:value="6627" table:formula="of:=MIN([.$C123]*(COLUMN()-6);12288)" table:style-name="ce1">
            <text:p>6627</text:p>
          </table:table-cell>
          <table:table-cell office:value-type="float" office:value="8836" table:formula="of:=MIN([.$C123]*(COLUMN()-6);12288)" table:style-name="ce1">
            <text:p>8836</text:p>
          </table:table-cell>
          <table:table-cell office:value-type="float" office:value="11045" table:formula="of:=MIN([.$C123]*(COLUMN()-6);12288)" table:style-name="ce1">
            <text:p>11045</text:p>
          </table:table-cell>
          <table:table-cell office:value-type="float" office:value="12288" table:formula="of:=MIN([.$C123]*(COLUMN()-12)+12288;12288*2)" table:style-name="ce1">
            <text:p>12288</text:p>
          </table:table-cell>
          <table:table-cell office:value-type="float" office:value="14497" table:formula="of:=MIN([.$C123]*(COLUMN()-12)+12288;12288*2)" table:style-name="ce1">
            <text:p>14497</text:p>
          </table:table-cell>
          <table:table-cell office:value-type="float" office:value="16706" table:formula="of:=MIN([.$C123]*(COLUMN()-12)+12288;12288*2)" table:style-name="ce1">
            <text:p>16706</text:p>
          </table:table-cell>
          <table:table-cell office:value-type="float" office:value="18915" table:formula="of:=MIN([.$C123]*(COLUMN()-12)+12288;12288*2)" table:style-name="ce1">
            <text:p>18915</text:p>
          </table:table-cell>
          <table:table-cell office:value-type="float" office:value="21124" table:formula="of:=MIN([.$C123]*(COLUMN()-12)+12288;12288*2)" table:style-name="ce1">
            <text:p>21124</text:p>
          </table:table-cell>
          <table:table-cell office:value-type="float" office:value="23333" table:formula="of:=MIN([.$C123]*(COLUMN()-12)+12288;12288*2)" table:style-name="ce1">
            <text:p>23333</text:p>
          </table:table-cell>
          <table:table-cell office:value-type="float" office:value="24576" table:formula="of:=MIN([.$C123]*(COLUMN()-18)+12288*2;32768)" table:style-name="ce1">
            <text:p>24576</text:p>
          </table:table-cell>
          <table:table-cell office:value-type="float" office:value="26785" table:formula="of:=MIN([.$C123]*(COLUMN()-18)+12288*2;32768)" table:style-name="ce1">
            <text:p>26785</text:p>
          </table:table-cell>
          <table:table-cell office:value-type="float" office:value="28994" table:formula="of:=MIN([.$C123]*(COLUMN()-18)+12288*2;32768)" table:style-name="ce1">
            <text:p>28994</text:p>
          </table:table-cell>
          <table:table-cell office:value-type="float" office:value="31203" table:formula="of:=MIN([.$C123]*(COLUMN()-18)+12288*2;32768)" table:style-name="ce1">
            <text:p>31203</text:p>
          </table:table-cell>
          <table:table-cell table:number-columns-repeated="16363"/>
        </table:table-row>
        <table:table-row table:style-name="ro1">
          <table:table-cell office:value-type="float" office:value="2185.5035405861349" table:formula="of:=[.$A$1]*(1/2)^((ROW()-2-64)/64)" table:style-name="ce1">
            <text:p>2185.503541</text:p>
          </table:table-cell>
          <table:table-cell table:style-name="ce1"/>
          <table:table-cell office:value-type="float" office:value="2186" table:formula="of:=ROUND([.A124];0)" table:style-name="ce1">
            <text:p>2186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12288)" table:style-name="ce1">
            <text:p>0</text:p>
          </table:table-cell>
          <table:table-cell office:value-type="float" office:value="2186" table:formula="of:=MIN([.$C124]*(COLUMN()-6);12288)" table:style-name="ce1">
            <text:p>2186</text:p>
          </table:table-cell>
          <table:table-cell office:value-type="float" office:value="4372" table:formula="of:=MIN([.$C124]*(COLUMN()-6);12288)" table:style-name="ce1">
            <text:p>4372</text:p>
          </table:table-cell>
          <table:table-cell office:value-type="float" office:value="6558" table:formula="of:=MIN([.$C124]*(COLUMN()-6);12288)" table:style-name="ce1">
            <text:p>6558</text:p>
          </table:table-cell>
          <table:table-cell office:value-type="float" office:value="8744" table:formula="of:=MIN([.$C124]*(COLUMN()-6);12288)" table:style-name="ce1">
            <text:p>8744</text:p>
          </table:table-cell>
          <table:table-cell office:value-type="float" office:value="10930" table:formula="of:=MIN([.$C124]*(COLUMN()-6);12288)" table:style-name="ce1">
            <text:p>10930</text:p>
          </table:table-cell>
          <table:table-cell office:value-type="float" office:value="12288" table:formula="of:=MIN([.$C124]*(COLUMN()-12)+12288;12288*2)" table:style-name="ce1">
            <text:p>12288</text:p>
          </table:table-cell>
          <table:table-cell office:value-type="float" office:value="14474" table:formula="of:=MIN([.$C124]*(COLUMN()-12)+12288;12288*2)" table:style-name="ce1">
            <text:p>14474</text:p>
          </table:table-cell>
          <table:table-cell office:value-type="float" office:value="16660" table:formula="of:=MIN([.$C124]*(COLUMN()-12)+12288;12288*2)" table:style-name="ce1">
            <text:p>16660</text:p>
          </table:table-cell>
          <table:table-cell office:value-type="float" office:value="18846" table:formula="of:=MIN([.$C124]*(COLUMN()-12)+12288;12288*2)" table:style-name="ce1">
            <text:p>18846</text:p>
          </table:table-cell>
          <table:table-cell office:value-type="float" office:value="21032" table:formula="of:=MIN([.$C124]*(COLUMN()-12)+12288;12288*2)" table:style-name="ce1">
            <text:p>21032</text:p>
          </table:table-cell>
          <table:table-cell office:value-type="float" office:value="23218" table:formula="of:=MIN([.$C124]*(COLUMN()-12)+12288;12288*2)" table:style-name="ce1">
            <text:p>23218</text:p>
          </table:table-cell>
          <table:table-cell office:value-type="float" office:value="24576" table:formula="of:=MIN([.$C124]*(COLUMN()-18)+12288*2;32768)" table:style-name="ce1">
            <text:p>24576</text:p>
          </table:table-cell>
          <table:table-cell office:value-type="float" office:value="26762" table:formula="of:=MIN([.$C124]*(COLUMN()-18)+12288*2;32768)" table:style-name="ce1">
            <text:p>26762</text:p>
          </table:table-cell>
          <table:table-cell office:value-type="float" office:value="28948" table:formula="of:=MIN([.$C124]*(COLUMN()-18)+12288*2;32768)" table:style-name="ce1">
            <text:p>28948</text:p>
          </table:table-cell>
          <table:table-cell office:value-type="float" office:value="31134" table:formula="of:=MIN([.$C124]*(COLUMN()-18)+12288*2;32768)" table:style-name="ce1">
            <text:p>31134</text:p>
          </table:table-cell>
          <table:table-cell table:number-columns-repeated="16363"/>
        </table:table-row>
        <table:table-row table:style-name="ro1">
          <table:table-cell office:value-type="float" office:value="2161.9613252824211" table:formula="of:=[.$A$1]*(1/2)^((ROW()-2-64)/64)" table:style-name="ce1">
            <text:p>2161.961325</text:p>
          </table:table-cell>
          <table:table-cell table:style-name="ce1"/>
          <table:table-cell office:value-type="float" office:value="2162" table:formula="of:=ROUND([.A125];0)" table:style-name="ce1">
            <text:p>216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12288)" table:style-name="ce1">
            <text:p>0</text:p>
          </table:table-cell>
          <table:table-cell office:value-type="float" office:value="2162" table:formula="of:=MIN([.$C125]*(COLUMN()-6);12288)" table:style-name="ce1">
            <text:p>2162</text:p>
          </table:table-cell>
          <table:table-cell office:value-type="float" office:value="4324" table:formula="of:=MIN([.$C125]*(COLUMN()-6);12288)" table:style-name="ce1">
            <text:p>4324</text:p>
          </table:table-cell>
          <table:table-cell office:value-type="float" office:value="6486" table:formula="of:=MIN([.$C125]*(COLUMN()-6);12288)" table:style-name="ce1">
            <text:p>6486</text:p>
          </table:table-cell>
          <table:table-cell office:value-type="float" office:value="8648" table:formula="of:=MIN([.$C125]*(COLUMN()-6);12288)" table:style-name="ce1">
            <text:p>8648</text:p>
          </table:table-cell>
          <table:table-cell office:value-type="float" office:value="10810" table:formula="of:=MIN([.$C125]*(COLUMN()-6);12288)" table:style-name="ce1">
            <text:p>10810</text:p>
          </table:table-cell>
          <table:table-cell office:value-type="float" office:value="12288" table:formula="of:=MIN([.$C125]*(COLUMN()-12)+12288;12288*2)" table:style-name="ce1">
            <text:p>12288</text:p>
          </table:table-cell>
          <table:table-cell office:value-type="float" office:value="14450" table:formula="of:=MIN([.$C125]*(COLUMN()-12)+12288;12288*2)" table:style-name="ce1">
            <text:p>14450</text:p>
          </table:table-cell>
          <table:table-cell office:value-type="float" office:value="16612" table:formula="of:=MIN([.$C125]*(COLUMN()-12)+12288;12288*2)" table:style-name="ce1">
            <text:p>16612</text:p>
          </table:table-cell>
          <table:table-cell office:value-type="float" office:value="18774" table:formula="of:=MIN([.$C125]*(COLUMN()-12)+12288;12288*2)" table:style-name="ce1">
            <text:p>18774</text:p>
          </table:table-cell>
          <table:table-cell office:value-type="float" office:value="20936" table:formula="of:=MIN([.$C125]*(COLUMN()-12)+12288;12288*2)" table:style-name="ce1">
            <text:p>20936</text:p>
          </table:table-cell>
          <table:table-cell office:value-type="float" office:value="23098" table:formula="of:=MIN([.$C125]*(COLUMN()-12)+12288;12288*2)" table:style-name="ce1">
            <text:p>23098</text:p>
          </table:table-cell>
          <table:table-cell office:value-type="float" office:value="24576" table:formula="of:=MIN([.$C125]*(COLUMN()-18)+12288*2;32768)" table:style-name="ce1">
            <text:p>24576</text:p>
          </table:table-cell>
          <table:table-cell office:value-type="float" office:value="26738" table:formula="of:=MIN([.$C125]*(COLUMN()-18)+12288*2;32768)" table:style-name="ce1">
            <text:p>26738</text:p>
          </table:table-cell>
          <table:table-cell office:value-type="float" office:value="28900" table:formula="of:=MIN([.$C125]*(COLUMN()-18)+12288*2;32768)" table:style-name="ce1">
            <text:p>28900</text:p>
          </table:table-cell>
          <table:table-cell office:value-type="float" office:value="31062" table:formula="of:=MIN([.$C125]*(COLUMN()-18)+12288*2;32768)" table:style-name="ce1">
            <text:p>31062</text:p>
          </table:table-cell>
          <table:table-cell table:number-columns-repeated="16363"/>
        </table:table-row>
        <table:table-row table:style-name="ro1">
          <table:table-cell office:value-type="float" office:value="2138.6727064113438" table:formula="of:=[.$A$1]*(1/2)^((ROW()-2-64)/64)" table:style-name="ce1">
            <text:p>2138.672706</text:p>
          </table:table-cell>
          <table:table-cell table:style-name="ce1"/>
          <table:table-cell office:value-type="float" office:value="2139" table:formula="of:=ROUND([.A126];0)" table:style-name="ce1">
            <text:p>2139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12288)" table:style-name="ce1">
            <text:p>0</text:p>
          </table:table-cell>
          <table:table-cell office:value-type="float" office:value="2139" table:formula="of:=MIN([.$C126]*(COLUMN()-6);12288)" table:style-name="ce1">
            <text:p>2139</text:p>
          </table:table-cell>
          <table:table-cell office:value-type="float" office:value="4278" table:formula="of:=MIN([.$C126]*(COLUMN()-6);12288)" table:style-name="ce1">
            <text:p>4278</text:p>
          </table:table-cell>
          <table:table-cell office:value-type="float" office:value="6417" table:formula="of:=MIN([.$C126]*(COLUMN()-6);12288)" table:style-name="ce1">
            <text:p>6417</text:p>
          </table:table-cell>
          <table:table-cell office:value-type="float" office:value="8556" table:formula="of:=MIN([.$C126]*(COLUMN()-6);12288)" table:style-name="ce1">
            <text:p>8556</text:p>
          </table:table-cell>
          <table:table-cell office:value-type="float" office:value="10695" table:formula="of:=MIN([.$C126]*(COLUMN()-6);12288)" table:style-name="ce1">
            <text:p>10695</text:p>
          </table:table-cell>
          <table:table-cell office:value-type="float" office:value="12288" table:formula="of:=MIN([.$C126]*(COLUMN()-12)+12288;12288*2)" table:style-name="ce1">
            <text:p>12288</text:p>
          </table:table-cell>
          <table:table-cell office:value-type="float" office:value="14427" table:formula="of:=MIN([.$C126]*(COLUMN()-12)+12288;12288*2)" table:style-name="ce1">
            <text:p>14427</text:p>
          </table:table-cell>
          <table:table-cell office:value-type="float" office:value="16566" table:formula="of:=MIN([.$C126]*(COLUMN()-12)+12288;12288*2)" table:style-name="ce1">
            <text:p>16566</text:p>
          </table:table-cell>
          <table:table-cell office:value-type="float" office:value="18705" table:formula="of:=MIN([.$C126]*(COLUMN()-12)+12288;12288*2)" table:style-name="ce1">
            <text:p>18705</text:p>
          </table:table-cell>
          <table:table-cell office:value-type="float" office:value="20844" table:formula="of:=MIN([.$C126]*(COLUMN()-12)+12288;12288*2)" table:style-name="ce1">
            <text:p>20844</text:p>
          </table:table-cell>
          <table:table-cell office:value-type="float" office:value="22983" table:formula="of:=MIN([.$C126]*(COLUMN()-12)+12288;12288*2)" table:style-name="ce1">
            <text:p>22983</text:p>
          </table:table-cell>
          <table:table-cell office:value-type="float" office:value="24576" table:formula="of:=MIN([.$C126]*(COLUMN()-18)+12288*2;32768)" table:style-name="ce1">
            <text:p>24576</text:p>
          </table:table-cell>
          <table:table-cell office:value-type="float" office:value="26715" table:formula="of:=MIN([.$C126]*(COLUMN()-18)+12288*2;32768)" table:style-name="ce1">
            <text:p>26715</text:p>
          </table:table-cell>
          <table:table-cell office:value-type="float" office:value="28854" table:formula="of:=MIN([.$C126]*(COLUMN()-18)+12288*2;32768)" table:style-name="ce1">
            <text:p>28854</text:p>
          </table:table-cell>
          <table:table-cell office:value-type="float" office:value="30993" table:formula="of:=MIN([.$C126]*(COLUMN()-18)+12288*2;32768)" table:style-name="ce1">
            <text:p>30993</text:p>
          </table:table-cell>
          <table:table-cell table:number-columns-repeated="16363"/>
        </table:table-row>
        <table:table-row table:style-name="ro1">
          <table:table-cell office:value-type="float" office:value="2115.6349522354758" table:formula="of:=[.$A$1]*(1/2)^((ROW()-2-64)/64)" table:style-name="ce1">
            <text:p>2115.634952</text:p>
          </table:table-cell>
          <table:table-cell table:style-name="ce1"/>
          <table:table-cell office:value-type="float" office:value="2116" table:formula="of:=ROUND([.A127];0)" table:style-name="ce1">
            <text:p>211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12288)" table:style-name="ce1">
            <text:p>0</text:p>
          </table:table-cell>
          <table:table-cell office:value-type="float" office:value="2116" table:formula="of:=MIN([.$C127]*(COLUMN()-6);12288)" table:style-name="ce1">
            <text:p>2116</text:p>
          </table:table-cell>
          <table:table-cell office:value-type="float" office:value="4232" table:formula="of:=MIN([.$C127]*(COLUMN()-6);12288)" table:style-name="ce1">
            <text:p>4232</text:p>
          </table:table-cell>
          <table:table-cell office:value-type="float" office:value="6348" table:formula="of:=MIN([.$C127]*(COLUMN()-6);12288)" table:style-name="ce1">
            <text:p>6348</text:p>
          </table:table-cell>
          <table:table-cell office:value-type="float" office:value="8464" table:formula="of:=MIN([.$C127]*(COLUMN()-6);12288)" table:style-name="ce1">
            <text:p>8464</text:p>
          </table:table-cell>
          <table:table-cell office:value-type="float" office:value="10580" table:formula="of:=MIN([.$C127]*(COLUMN()-6);12288)" table:style-name="ce1">
            <text:p>10580</text:p>
          </table:table-cell>
          <table:table-cell office:value-type="float" office:value="12288" table:formula="of:=MIN([.$C127]*(COLUMN()-12)+12288;12288*2)" table:style-name="ce1">
            <text:p>12288</text:p>
          </table:table-cell>
          <table:table-cell office:value-type="float" office:value="14404" table:formula="of:=MIN([.$C127]*(COLUMN()-12)+12288;12288*2)" table:style-name="ce1">
            <text:p>14404</text:p>
          </table:table-cell>
          <table:table-cell office:value-type="float" office:value="16520" table:formula="of:=MIN([.$C127]*(COLUMN()-12)+12288;12288*2)" table:style-name="ce1">
            <text:p>16520</text:p>
          </table:table-cell>
          <table:table-cell office:value-type="float" office:value="18636" table:formula="of:=MIN([.$C127]*(COLUMN()-12)+12288;12288*2)" table:style-name="ce1">
            <text:p>18636</text:p>
          </table:table-cell>
          <table:table-cell office:value-type="float" office:value="20752" table:formula="of:=MIN([.$C127]*(COLUMN()-12)+12288;12288*2)" table:style-name="ce1">
            <text:p>20752</text:p>
          </table:table-cell>
          <table:table-cell office:value-type="float" office:value="22868" table:formula="of:=MIN([.$C127]*(COLUMN()-12)+12288;12288*2)" table:style-name="ce1">
            <text:p>22868</text:p>
          </table:table-cell>
          <table:table-cell office:value-type="float" office:value="24576" table:formula="of:=MIN([.$C127]*(COLUMN()-18)+12288*2;32768)" table:style-name="ce1">
            <text:p>24576</text:p>
          </table:table-cell>
          <table:table-cell office:value-type="float" office:value="26692" table:formula="of:=MIN([.$C127]*(COLUMN()-18)+12288*2;32768)" table:style-name="ce1">
            <text:p>26692</text:p>
          </table:table-cell>
          <table:table-cell office:value-type="float" office:value="28808" table:formula="of:=MIN([.$C127]*(COLUMN()-18)+12288*2;32768)" table:style-name="ce1">
            <text:p>28808</text:p>
          </table:table-cell>
          <table:table-cell office:value-type="float" office:value="30924" table:formula="of:=MIN([.$C127]*(COLUMN()-18)+12288*2;32768)" table:style-name="ce1">
            <text:p>30924</text:p>
          </table:table-cell>
          <table:table-cell table:number-columns-repeated="16363"/>
        </table:table-row>
        <table:table-row table:style-name="ro1">
          <table:table-cell office:value-type="float" office:value="2092.8453604436309" table:formula="of:=[.$A$1]*(1/2)^((ROW()-2-64)/64)" table:style-name="ce1">
            <text:p>2092.84536</text:p>
          </table:table-cell>
          <table:table-cell table:style-name="ce1"/>
          <table:table-cell office:value-type="float" office:value="2093" table:formula="of:=ROUND([.A128];0)" table:style-name="ce1">
            <text:p>2093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12288)" table:style-name="ce1">
            <text:p>0</text:p>
          </table:table-cell>
          <table:table-cell office:value-type="float" office:value="2093" table:formula="of:=MIN([.$C128]*(COLUMN()-6);12288)" table:style-name="ce1">
            <text:p>2093</text:p>
          </table:table-cell>
          <table:table-cell office:value-type="float" office:value="4186" table:formula="of:=MIN([.$C128]*(COLUMN()-6);12288)" table:style-name="ce1">
            <text:p>4186</text:p>
          </table:table-cell>
          <table:table-cell office:value-type="float" office:value="6279" table:formula="of:=MIN([.$C128]*(COLUMN()-6);12288)" table:style-name="ce1">
            <text:p>6279</text:p>
          </table:table-cell>
          <table:table-cell office:value-type="float" office:value="8372" table:formula="of:=MIN([.$C128]*(COLUMN()-6);12288)" table:style-name="ce1">
            <text:p>8372</text:p>
          </table:table-cell>
          <table:table-cell office:value-type="float" office:value="10465" table:formula="of:=MIN([.$C128]*(COLUMN()-6);12288)" table:style-name="ce1">
            <text:p>10465</text:p>
          </table:table-cell>
          <table:table-cell office:value-type="float" office:value="12288" table:formula="of:=MIN([.$C128]*(COLUMN()-12)+12288;12288*2)" table:style-name="ce1">
            <text:p>12288</text:p>
          </table:table-cell>
          <table:table-cell office:value-type="float" office:value="14381" table:formula="of:=MIN([.$C128]*(COLUMN()-12)+12288;12288*2)" table:style-name="ce1">
            <text:p>14381</text:p>
          </table:table-cell>
          <table:table-cell office:value-type="float" office:value="16474" table:formula="of:=MIN([.$C128]*(COLUMN()-12)+12288;12288*2)" table:style-name="ce1">
            <text:p>16474</text:p>
          </table:table-cell>
          <table:table-cell office:value-type="float" office:value="18567" table:formula="of:=MIN([.$C128]*(COLUMN()-12)+12288;12288*2)" table:style-name="ce1">
            <text:p>18567</text:p>
          </table:table-cell>
          <table:table-cell office:value-type="float" office:value="20660" table:formula="of:=MIN([.$C128]*(COLUMN()-12)+12288;12288*2)" table:style-name="ce1">
            <text:p>20660</text:p>
          </table:table-cell>
          <table:table-cell office:value-type="float" office:value="22753" table:formula="of:=MIN([.$C128]*(COLUMN()-12)+12288;12288*2)" table:style-name="ce1">
            <text:p>22753</text:p>
          </table:table-cell>
          <table:table-cell office:value-type="float" office:value="24576" table:formula="of:=MIN([.$C128]*(COLUMN()-18)+12288*2;32768)" table:style-name="ce1">
            <text:p>24576</text:p>
          </table:table-cell>
          <table:table-cell office:value-type="float" office:value="26669" table:formula="of:=MIN([.$C128]*(COLUMN()-18)+12288*2;32768)" table:style-name="ce1">
            <text:p>26669</text:p>
          </table:table-cell>
          <table:table-cell office:value-type="float" office:value="28762" table:formula="of:=MIN([.$C128]*(COLUMN()-18)+12288*2;32768)" table:style-name="ce1">
            <text:p>28762</text:p>
          </table:table-cell>
          <table:table-cell office:value-type="float" office:value="30855" table:formula="of:=MIN([.$C128]*(COLUMN()-18)+12288*2;32768)" table:style-name="ce1">
            <text:p>30855</text:p>
          </table:table-cell>
          <table:table-cell table:number-columns-repeated="16363"/>
        </table:table-row>
        <table:table-row table:style-name="ro1">
          <table:table-cell office:value-type="float" office:value="2070.3012578338826" table:formula="of:=[.$A$1]*(1/2)^((ROW()-2-64)/64)" table:style-name="ce1">
            <text:p>2070.301258</text:p>
          </table:table-cell>
          <table:table-cell table:style-name="ce1"/>
          <table:table-cell office:value-type="float" office:value="2070" table:formula="of:=ROUND([.A129];0)" table:style-name="ce1">
            <text:p>2070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12288)" table:style-name="ce1">
            <text:p>0</text:p>
          </table:table-cell>
          <table:table-cell office:value-type="float" office:value="2070" table:formula="of:=MIN([.$C129]*(COLUMN()-6);12288)" table:style-name="ce1">
            <text:p>2070</text:p>
          </table:table-cell>
          <table:table-cell office:value-type="float" office:value="4140" table:formula="of:=MIN([.$C129]*(COLUMN()-6);12288)" table:style-name="ce1">
            <text:p>4140</text:p>
          </table:table-cell>
          <table:table-cell office:value-type="float" office:value="6210" table:formula="of:=MIN([.$C129]*(COLUMN()-6);12288)" table:style-name="ce1">
            <text:p>6210</text:p>
          </table:table-cell>
          <table:table-cell office:value-type="float" office:value="8280" table:formula="of:=MIN([.$C129]*(COLUMN()-6);12288)" table:style-name="ce1">
            <text:p>8280</text:p>
          </table:table-cell>
          <table:table-cell office:value-type="float" office:value="10350" table:formula="of:=MIN([.$C129]*(COLUMN()-6);12288)" table:style-name="ce1">
            <text:p>10350</text:p>
          </table:table-cell>
          <table:table-cell office:value-type="float" office:value="12288" table:formula="of:=MIN([.$C129]*(COLUMN()-12)+12288;12288*2)" table:style-name="ce1">
            <text:p>12288</text:p>
          </table:table-cell>
          <table:table-cell office:value-type="float" office:value="14358" table:formula="of:=MIN([.$C129]*(COLUMN()-12)+12288;12288*2)" table:style-name="ce1">
            <text:p>14358</text:p>
          </table:table-cell>
          <table:table-cell office:value-type="float" office:value="16428" table:formula="of:=MIN([.$C129]*(COLUMN()-12)+12288;12288*2)" table:style-name="ce1">
            <text:p>16428</text:p>
          </table:table-cell>
          <table:table-cell office:value-type="float" office:value="18498" table:formula="of:=MIN([.$C129]*(COLUMN()-12)+12288;12288*2)" table:style-name="ce1">
            <text:p>18498</text:p>
          </table:table-cell>
          <table:table-cell office:value-type="float" office:value="20568" table:formula="of:=MIN([.$C129]*(COLUMN()-12)+12288;12288*2)" table:style-name="ce1">
            <text:p>20568</text:p>
          </table:table-cell>
          <table:table-cell office:value-type="float" office:value="22638" table:formula="of:=MIN([.$C129]*(COLUMN()-12)+12288;12288*2)" table:style-name="ce1">
            <text:p>22638</text:p>
          </table:table-cell>
          <table:table-cell office:value-type="float" office:value="24576" table:formula="of:=MIN([.$C129]*(COLUMN()-18)+12288*2;32768)" table:style-name="ce1">
            <text:p>24576</text:p>
          </table:table-cell>
          <table:table-cell office:value-type="float" office:value="26646" table:formula="of:=MIN([.$C129]*(COLUMN()-18)+12288*2;32768)" table:style-name="ce1">
            <text:p>26646</text:p>
          </table:table-cell>
          <table:table-cell office:value-type="float" office:value="28716" table:formula="of:=MIN([.$C129]*(COLUMN()-18)+12288*2;32768)" table:style-name="ce1">
            <text:p>28716</text:p>
          </table:table-cell>
          <table:table-cell office:value-type="float" office:value="30786" table:formula="of:=MIN([.$C129]*(COLUMN()-18)+12288*2;32768)" table:style-name="ce1">
            <text:p>30786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64)/64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12288)" table:style-name="ce1">
            <text:p>0</text:p>
          </table:table-cell>
          <table:table-cell office:value-type="float" office:value="2048" table:formula="of:=MIN([.$C130]*(COLUMN()-6);12288)" table:style-name="ce1">
            <text:p>2048</text:p>
          </table:table-cell>
          <table:table-cell office:value-type="float" office:value="4096" table:formula="of:=MIN([.$C130]*(COLUMN()-6);12288)" table:style-name="ce1">
            <text:p>4096</text:p>
          </table:table-cell>
          <table:table-cell office:value-type="float" office:value="6144" table:formula="of:=MIN([.$C130]*(COLUMN()-6);12288)" table:style-name="ce1">
            <text:p>6144</text:p>
          </table:table-cell>
          <table:table-cell office:value-type="float" office:value="8192" table:formula="of:=MIN([.$C130]*(COLUMN()-6);12288)" table:style-name="ce1">
            <text:p>8192</text:p>
          </table:table-cell>
          <table:table-cell office:value-type="float" office:value="10240" table:formula="of:=MIN([.$C130]*(COLUMN()-6);12288)" table:style-name="ce1">
            <text:p>10240</text:p>
          </table:table-cell>
          <table:table-cell office:value-type="float" office:value="12288" table:formula="of:=MIN([.$C130]*(COLUMN()-12)+12288;12288*2)" table:style-name="ce1">
            <text:p>12288</text:p>
          </table:table-cell>
          <table:table-cell office:value-type="float" office:value="14336" table:formula="of:=MIN([.$C130]*(COLUMN()-12)+12288;12288*2)" table:style-name="ce1">
            <text:p>14336</text:p>
          </table:table-cell>
          <table:table-cell office:value-type="float" office:value="16384" table:formula="of:=MIN([.$C130]*(COLUMN()-12)+12288;12288*2)" table:style-name="ce1">
            <text:p>16384</text:p>
          </table:table-cell>
          <table:table-cell office:value-type="float" office:value="18432" table:formula="of:=MIN([.$C130]*(COLUMN()-12)+12288;12288*2)" table:style-name="ce1">
            <text:p>18432</text:p>
          </table:table-cell>
          <table:table-cell office:value-type="float" office:value="20480" table:formula="of:=MIN([.$C130]*(COLUMN()-12)+12288;12288*2)" table:style-name="ce1">
            <text:p>20480</text:p>
          </table:table-cell>
          <table:table-cell office:value-type="float" office:value="22528" table:formula="of:=MIN([.$C130]*(COLUMN()-12)+12288;12288*2)" table:style-name="ce1">
            <text:p>22528</text:p>
          </table:table-cell>
          <table:table-cell office:value-type="float" office:value="24576" table:formula="of:=MIN([.$C130]*(COLUMN()-18)+12288*2;32768)" table:style-name="ce1">
            <text:p>24576</text:p>
          </table:table-cell>
          <table:table-cell office:value-type="float" office:value="26624" table:formula="of:=MIN([.$C130]*(COLUMN()-18)+12288*2;32768)" table:style-name="ce1">
            <text:p>26624</text:p>
          </table:table-cell>
          <table:table-cell office:value-type="float" office:value="28672" table:formula="of:=MIN([.$C130]*(COLUMN()-18)+12288*2;32768)" table:style-name="ce1">
            <text:p>28672</text:p>
          </table:table-cell>
          <table:table-cell office:value-type="float" office:value="30720" table:formula="of:=MIN([.$C130]*(COLUMN()-18)+12288*2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risgk</meta:initial-creator>
    <dc:creator>石垣 良</dc:creator>
    <meta:creation-date>2015-06-05T18:19:34Z</meta:creation-date>
    <dc:date>2025-08-12T07:39:07Z</dc:date>
  </office:meta>
</office:document-meta>
</file>